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2.44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177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0.875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31.882cm"/>
    </style:style>
    <style:style style:name="co20" style:family="table-column">
      <style:table-column-properties fo:break-before="auto" style:column-width="2.418cm"/>
    </style:style>
    <style:style style:name="co21" style:family="table-column">
      <style:table-column-properties fo:break-before="auto" style:column-width="1.767cm"/>
    </style:style>
    <style:style style:name="co22" style:family="table-column">
      <style:table-column-properties fo:break-before="auto" style:column-width="2.942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3.022cm"/>
    </style:style>
    <style:style style:name="co27" style:family="table-column">
      <style:table-column-properties fo:break-before="auto" style:column-width="2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1.954cm"/>
    </style:style>
    <style:style style:name="co30" style:family="table-column">
      <style:table-column-properties fo:break-before="auto" style:column-width="1.977cm"/>
    </style:style>
    <style:style style:name="co31" style:family="table-column">
      <style:table-column-properties fo:break-before="auto" style:column-width="5.893cm"/>
    </style:style>
    <style:style style:name="co32" style:family="table-column">
      <style:table-column-properties fo:break-before="auto" style:column-width="3.191cm"/>
    </style:style>
    <style:style style:name="co33" style:family="table-column">
      <style:table-column-properties fo:break-before="auto" style:column-width="12.795cm"/>
    </style:style>
    <style:style style:name="co34" style:family="table-column">
      <style:table-column-properties fo:break-before="auto" style:column-width="3.528cm"/>
    </style:style>
    <style:style style:name="co35" style:family="table-column">
      <style:table-column-properties fo:break-before="auto" style:column-width="4.662cm"/>
    </style:style>
    <style:style style:name="co36" style:family="table-column">
      <style:table-column-properties fo:break-before="auto" style:column-width="3.577cm"/>
    </style:style>
    <style:style style:name="co37" style:family="table-column">
      <style:table-column-properties fo:break-before="auto" style:column-width="2.371cm"/>
    </style:style>
    <style:style style:name="co38" style:family="table-column">
      <style:table-column-properties fo:break-before="auto" style:column-width="1.453cm"/>
    </style:style>
    <style:style style:name="co39" style:family="table-column">
      <style:table-column-properties fo:break-before="auto" style:column-width="3.119cm"/>
    </style:style>
    <style:style style:name="co40" style:family="table-column">
      <style:table-column-properties fo:break-before="auto" style:column-width="2.346cm"/>
    </style:style>
    <style:style style:name="co41" style:family="table-column">
      <style:table-column-properties fo:break-before="auto" style:column-width="3.672cm"/>
    </style:style>
    <style:style style:name="co42" style:family="table-column">
      <style:table-column-properties fo:break-before="auto" style:column-width="26.525cm"/>
    </style:style>
    <style:style style:name="co43" style:family="table-column">
      <style:table-column-properties fo:break-before="auto" style:column-width="3.408cm"/>
    </style:style>
    <style:style style:name="co44" style:family="table-column">
      <style:table-column-properties fo:break-before="auto" style:column-width="3.505cm"/>
    </style:style>
    <style:style style:name="co45" style:family="table-column">
      <style:table-column-properties fo:break-before="auto" style:column-width="5.265cm"/>
    </style:style>
    <style:style style:name="co46" style:family="table-column">
      <style:table-column-properties fo:break-before="auto" style:column-width="5.868cm"/>
    </style:style>
    <style:style style:name="co47" style:family="table-column">
      <style:table-column-properties fo:break-before="auto" style:column-width="5.338cm"/>
    </style:style>
    <style:style style:name="co48" style:family="table-column">
      <style:table-column-properties fo:break-before="auto" style:column-width="3.722cm"/>
    </style:style>
    <style:style style:name="co49" style:family="table-column">
      <style:table-column-properties fo:break-before="auto" style:column-width="1.887cm"/>
    </style:style>
    <style:style style:name="co50" style:family="table-column">
      <style:table-column-properties fo:break-before="auto" style:column-width="22.343cm"/>
    </style:style>
    <style:style style:name="co51" style:family="table-column">
      <style:table-column-properties fo:break-before="auto" style:column-width="2.9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08">
      <style:table-cell-properties fo:background-color="transparen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7" style:family="table-cell" style:parent-style-name="Default" style:data-style-name="N0"/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4" table:default-cell-style-name="ce8"/>
        <table:table-column-group>
          <table:table-column table:style-name="co5" table:default-cell-style-name="ce8"/>
          <table:table-column table:style-name="co6" table:default-cell-style-name="ce8"/>
          <table:table-column table:style-name="co7" table:default-cell-style-name="ce8"/>
          <table:table-column table:style-name="co6" table:default-cell-style-name="Default"/>
          <table:table-column table:style-name="co8" table:default-cell-style-name="ce8"/>
          <table:table-column table:style-name="co6" table:default-cell-style-name="Default"/>
          <table:table-column table:style-name="co9" table:default-cell-style-name="ce8"/>
          <table:table-column table:style-name="co10" table:default-cell-style-name="Default"/>
          <table:table-column table:style-name="co11" table:default-cell-style-name="ce11"/>
          <table:table-column table:style-name="co10" table:number-columns-repeated="2" table:default-cell-style-name="ce14"/>
        </table:table-column-group>
        <table:table-column-group>
          <table:table-column table:style-name="co12" table:default-cell-style-name="ce8"/>
          <table:table-column table:style-name="co13" table:default-cell-style-name="Default"/>
          <table:table-column table:style-name="co14" table:default-cell-style-name="Default"/>
          <table:table-column table:style-name="co15" table:default-cell-style-name="ce8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ce11"/>
          <table:table-column table:style-name="co18" table:default-cell-style-name="ce11"/>
        </table:table-column-group>
        <table:table-column-group table:display="false">
          <table:table-column table:style-name="co19" table:visibility="collapse" table:default-cell-style-name="Default"/>
        </table:table-column-group>
        <table:table-column table:style-name="co20" table:default-cell-style-name="ce8"/>
        <table:table-column table:style-name="co21" table:default-cell-style-name="Default"/>
        <table:table-column table:style-name="co22" table:default-cell-style-name="ce8"/>
        <table:table-column table:style-name="co21" table:default-cell-style-name="Default"/>
        <table:table-column table:style-name="co23" table:default-cell-style-name="ce8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default-cell-style-name="ce28"/>
        <table:table-column table:style-name="co28" table:default-cell-style-name="Default"/>
        <table:table-column table:style-name="co33" table:default-cell-style-name="ce19"/>
        <table:table-column table:style-name="co28" table:default-cell-style-name="ce19"/>
        <table:table-column table:style-name="co28" table:number-columns-repeated="978" table:default-cell-style-name="Default"/>
        <table:table-row-group>
          <table:table-row table:style-name="ro1">
            <table:table-cell table:style-name="ce1" office:value-type="string">
              <text:p>effets</text:p>
            </table:table-cell>
            <table:table-cell table:style-name="ce5"/>
            <table:table-cell table:style-name="ce6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7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7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6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6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6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6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6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6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6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6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6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6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6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6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8"/>
            <table:table-cell office:value-type="string">
              <text:p>TECH_RELIGIOUS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8"/>
            <table:table-cell office:value-type="string">
              <text:p>TECH_MAJEST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8"/>
            <table:table-cell office:value-type="string">
              <text:p>TECH_CULTURE_FLEX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8"/>
            <table:table-cell office:value-type="string">
              <text:p>TECH_LEGALISM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2"/>
          </table:table-row>
          <table:table-row table:style-name="ro1" table:number-rows-repeated="5">
            <table:table-cell table:style-name="ce1"/>
            <table:table-cell table:style-name="ce5"/>
            <table:table-cell table:style-name="ce6"/>
            <table:table-cell table:number-columns-repeated="1021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6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6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8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6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8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4.931cm" svg:y="18.516cm" draw:caption-point-x="-0.61cm" draw:caption-point-y="1.365c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6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style-name="ce6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7"/>
          <table:table-cell table:number-columns-repeated="2"/>
          <table:table-cell table:style-name="ce10" office:value-type="string">
            <text:p>Temps</text:p>
          </table:table-cell>
          <table:table-cell table:number-columns-repeated="10"/>
          <table:table-cell table:style-name="ce10" office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6.091cm" svg:y="19.719cm" draw:caption-point-x="-0.61cm" draw:caption-point-y="1.517c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8.525cm" svg:y="19.719cm" draw:caption-point-x="-0.61cm" draw:caption-point-y="1.517c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12.953cm" svg:y="19.719cm" draw:caption-point-x="-0.61cm" draw:caption-point-y="1.517c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17.382cm" svg:y="19.719cm" draw:caption-point-x="-0.61cm" draw:caption-point-y="1.517c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9.55cm" svg:y="19.719cm" draw:caption-point-x="-0.61cm" draw:caption-point-y="1.517c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21.269cm" svg:y="19.719cm" draw:caption-point-x="-0.61cm" draw:caption-point-y="1.517c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23.179cm" svg:y="19.719cm" draw:caption-point-x="-0.61cm" draw:caption-point-y="1.517c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24.826cm" svg:y="19.719cm" draw:caption-point-x="-0.61cm" draw:caption-point-y="1.517c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26.753cm" svg:y="19.719cm" draw:caption-point-x="-0.61cm" draw:caption-point-y="1.517c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27.792cm" svg:y="19.719cm" draw:caption-point-x="-0.61cm" draw:caption-point-y="1.517c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8.831cm" svg:y="19.719cm" draw:caption-point-x="-0.61cm" draw:caption-point-y="1.517c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30.447cm" svg:y="19.719cm" draw:caption-point-x="-0.61cm" draw:caption-point-y="1.517c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32.79cm" svg:y="19.719cm" draw:caption-point-x="-0.61cm" draw:caption-point-y="1.517c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34.262cm" svg:y="19.719cm" draw:caption-point-x="-0.61cm" draw:caption-point-y="1.517c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36.937cm" svg:y="19.719cm" draw:caption-point-x="-0.61cm" draw:caption-point-y="1.517c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8.355cm" svg:y="19.719cm" draw:caption-point-x="-0.61cm" draw:caption-point-y="1.517c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9.724cm" svg:y="19.719cm" draw:caption-point-x="-0.61cm" draw:caption-point-y="1.517c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39.724cm" svg:y="19.719cm" draw:caption-point-x="-0.61cm" draw:caption-point-y="1.517c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20" office:value-type="string">
            <office:annotation draw:style-name="gr1" draw:text-style-name="P1" svg:width="2.899cm" svg:height="1.386cm" svg:x="42.133cm" svg:y="19.719cm" draw:caption-point-x="-0.61cm" draw:caption-point-y="1.517c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22" office:value-type="string">
            <text:p>E1 valeur</text:p>
          </table:table-cell>
          <table:table-cell table:style-name="ce20" office:value-type="string">
            <text:p>Effet 2 nom</text:p>
          </table:table-cell>
          <table:table-cell table:style-name="ce22" office:value-type="string">
            <text:p>E2 valeur</text:p>
          </table:table-cell>
          <table:table-cell table:style-name="ce20" office:value-type="string">
            <text:p>Effet 3 nom</text:p>
          </table:table-cell>
          <table:table-cell table:style-name="ce22" office:value-type="string">
            <text:p>E3 valeur</text:p>
          </table:table-cell>
          <table:table-cell table:style-name="ce22" office:value-type="string">
            <text:p>Effet 4 nom</text:p>
          </table:table-cell>
          <table:table-cell table:style-name="ce22" office:value-type="string">
            <text:p>E4 valeur</text:p>
          </table:table-cell>
          <table:table-cell table:style-name="ce22" office:value-type="string">
            <text:p>free_code</text:p>
          </table:table-cell>
          <table:table-cell table:style-name="ce22" office:value-type="string">
            <text:p>Not_if_exists</text:p>
          </table:table-cell>
          <table:table-cell table:style-name="ce22" office:value-type="string">
            <office:annotation draw:style-name="gr1" draw:text-style-name="P1" svg:width="2.899cm" svg:height="1.386cm" svg:x="64.46cm" svg:y="19.719cm" draw:caption-point-x="-0.61cm" draw:caption-point-y="1.517c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22" office:value-type="string">
            <text:p>Préreq2</text:p>
          </table:table-cell>
          <table:table-cell table:style-name="ce22" office:value-type="string">
            <text:p>Upgrade from</text:p>
          </table:table-cell>
          <table:table-cell table:style-name="ce22" office:value-type="string">
            <text:p>Potential Terrain</text:p>
          </table:table-cell>
          <table:table-cell table:style-name="ce22" office:value-type="string">
            <text:p>Potential modifieur de province</text:p>
          </table:table-cell>
          <table:table-cell table:style-name="ce22" office:value-type="string">
            <text:p>trigger Technologie</text:p>
          </table:table-cell>
          <table:table-cell table:style-name="ce27" office:value-type="string">
            <text:p>Niveau tech requis</text:p>
          </table:table-cell>
          <table:table-cell table:style-name="ce29" office:value-type="string">
            <text:p>Facteur création IA</text:p>
          </table:table-cell>
          <table:table-cell table:style-name="ce31" office:value-type="string">
            <text:p>Extra tech</text:p>
          </table:table-cell>
          <table:table-cell table:style-name="ce32" office:value-type="string">
            <text:p>Description FR</text:p>
          </table:table-cell>
          <table:table-cell table:style-name="ce32" office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2" office:value-type="string">
            <text:p>T=365*a*b*c*d</text:p>
          </table:table-cell>
          <table:table-cell table:style-name="ce15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17" office:value-type="string">
            <text:p>O=S+M</text:p>
          </table:table-cell>
          <table:table-cell table:style-name="ce17" office:value-type="string">
            <text:p>P=50*1*d</text:p>
          </table:table-cell>
          <table:table-cell table:style-name="ce4"/>
          <table:table-cell table:style-name="ce21"/>
          <table:table-cell table:number-columns-repeated="22"/>
          <table:table-cell table:style-name="ce4" table:number-columns-repeated="976"/>
        </table:table-row>
        <table:table-row table:style-name="ro1">
          <table:table-cell table:formula="of:=CONCATENATE([.B50];&quot;_&quot;;LOWER([.C50]);&quot;_&quot;;[.L50])" office:value-type="string" office:string-value="TR_taverne_1">
            <text:p>TR_tavern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Gargott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0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0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3" table:formula="of:=ROUND(365*[.G50]*[.I50]*[.K50]*[.M50];-1)" office:value-type="float" office:value="180">
            <text:p>180</text:p>
          </table:table-cell>
          <table:table-cell table:formula="of:=ROUNDDOWN([.N50]/365;0)" office:value-type="float" office:value="0">
            <text:p>0</text:p>
          </table:table-cell>
          <table:table-cell table:style-name="ce16" table:formula="of:=ROUNDDOWN([.N50]/30-12*[.O50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100">
            <text:p>100</text:p>
          </table:table-cell>
          <table:table-cell table:formula="of:=ROUNDDOWN([.S50]+[.V50];-1)" office:value-type="float" office:value="100">
            <text:p>100</text:p>
          </table:table-cell>
          <table:table-cell table:formula="of:=ROUNDDOWN(60*IF([.J50]=&quot;avec&quot;;1;0)*[.M50];-1)" office:value-type="float" office:value="0">
            <text:p>0</text:p>
          </table:table-cell>
          <table:table-cell table:style-name="ce19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Gargotte est un petit bâtiment de 1 construit en bois. Il a été érigé par des paysans payés 0,05 ducats par jour. Sa construction a duré 0 an(s) et 6 mois, et a coûté 100 ducats et 0 de prestige. ">
            <text:p>Gargotte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and_morale</text:p>
          </table:table-cell>
          <table:table-cell office:value-type="float" office:value="0.01">
            <text:p>0,01</text:p>
          </table:table-cell>
          <table:table-cell table:number-columns-repeated="4"/>
          <table:table-cell table:style-name="ce6"/>
          <table:table-cell table:style-name="ce5"/>
          <table:table-cell table:number-columns-repeated="2"/>
          <table:table-cell table:style-name="ce5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TR_taverne_2">
            <text:p>TR_tavern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moyen</text:p>
          </table:table-cell>
          <table:table-cell table:formula="of:=VLOOKUP([.F51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51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1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3" table:formula="of:=ROUND(365*[.G51]*[.I51]*[.K51]*[.M51];-1)" office:value-type="float" office:value="380">
            <text:p>380</text:p>
          </table:table-cell>
          <table:table-cell table:formula="of:=ROUNDDOWN([.N51]/365;0)" office:value-type="float" office:value="1">
            <text:p>1</text:p>
          </table:table-cell>
          <table:table-cell table:style-name="ce16" table:formula="of:=ROUNDDOWN([.N51]/30-12*[.O51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38">
            <text:p>38</text:p>
          </table:table-cell>
          <table:table-cell table:style-name="ce9" office:value-type="string">
            <text:p>pierre</text:p>
          </table:table-cell>
          <table:table-cell table:formula="of:=VLOOKUP([.T51];[.$T$43:.$U$45];2;0)" office:value-type="float" office:value="1.1">
            <text:p>1,1</text:p>
          </table:table-cell>
          <table:table-cell table:formula="of:=+100*[.G51]*[.U51]*[.I51]" office:value-type="float" office:value="115.5">
            <text:p>115,5</text:p>
          </table:table-cell>
          <table:table-cell table:formula="of:=ROUNDDOWN([.S51]+[.V51];-1)" office:value-type="float" office:value="150">
            <text:p>150</text:p>
          </table:table-cell>
          <table:table-cell table:formula="of:=ROUNDDOWN(60*IF([.J51]=&quot;avec&quot;;1;0)*[.M51];-1)" office:value-type="float" office:value="0">
            <text:p>0</text:p>
          </table:table-cell>
          <table:table-cell table:style-name="ce19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Taverne est un moyen bâtiment de 2 construit en pierre. Il a été érigé par des ouvriers payés 0,1 ducats par jour. Sa construction a duré 1 an(s) et 0 mois, et a coûté 150 ducats et 0 de prestige. ">
            <text:p>Tavern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and_morale</text:p>
          </table:table-cell>
          <table:table-cell office:value-type="float" office:value="0.01">
            <text:p>0,01</text:p>
          </table:table-cell>
          <table:table-cell table:number-columns-repeated="4"/>
          <table:table-cell table:style-name="ce5"/>
          <table:table-cell table:style-name="ce6"/>
          <table:table-cell table:style-name="ce5" table:formula="of:=[.A50]" office:value-type="string" office:string-value="TR_taverne_1">
            <text:p>TR_taverne_1</text:p>
          </table:table-cell>
          <table:table-cell/>
          <table:table-cell table:style-name="ce5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TR_taverne_3">
            <text:p>TR_taverne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Auberg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grand</text:p>
          </table:table-cell>
          <table:table-cell table:formula="of:=VLOOKUP([.F52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2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3" table:formula="of:=ROUND(365*[.G52]*[.I52]*[.K52]*[.M52];-1)" office:value-type="float" office:value="640">
            <text:p>640</text:p>
          </table:table-cell>
          <table:table-cell table:formula="of:=ROUNDDOWN([.N52]/365;0)" office:value-type="float" office:value="1">
            <text:p>1</text:p>
          </table:table-cell>
          <table:table-cell table:style-name="ce16" table:formula="of:=ROUNDDOWN([.N52]/30-12*[.O52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52];[.$Q$43:.$R$45];2;0)" office:value-type="float" office:value="0.1">
            <text:p>0,1</text:p>
          </table:table-cell>
          <table:table-cell table:formula="of:=[.N52]*[.R52]" office:value-type="float" office:value="64">
            <text:p>64</text:p>
          </table:table-cell>
          <table:table-cell table:style-name="ce9" office:value-type="string">
            <text:p>p taillée</text:p>
          </table:table-cell>
          <table:table-cell table:formula="of:=VLOOKUP([.T52];[.$T$43:.$U$45];2;0)" office:value-type="float" office:value="1.5">
            <text:p>1,5</text:p>
          </table:table-cell>
          <table:table-cell table:formula="of:=+100*[.G52]*[.U52]*[.I52]" office:value-type="float" office:value="210">
            <text:p>210</text:p>
          </table:table-cell>
          <table:table-cell table:formula="of:=ROUNDDOWN([.S52]+[.V52];-1)" office:value-type="float" office:value="270">
            <text:p>270</text:p>
          </table:table-cell>
          <table:table-cell table:formula="of:=ROUNDDOWN(60*IF([.J52]=&quot;avec&quot;;1;0)*[.M52];-1)" office:value-type="float" office:value="0">
            <text:p>0</text:p>
          </table:table-cell>
          <table:table-cell table:style-name="ce19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Auberge est un grand bâtiment de 3 construit en p taillée. Il a été érigé par des ouvriers payés 0,1 ducats par jour. Sa construction a duré 1 an(s) et 9 mois, et a coûté 270 ducats et 0 de prestige. ">
            <text:p>Auberge est un grand bâtiment de 3 construit en p taillée. Il a été érigé par des ouvriers payés 0,1 ducats par jour. Sa construction a duré 1 an(s) et 9 mois, et a coûté 27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4">
            <text:p>0,04</text:p>
          </table:table-cell>
          <table:table-cell office:value-type="string">
            <text:p>land_morale</text:p>
          </table:table-cell>
          <table:table-cell office:value-type="float" office:value="0.02">
            <text:p>0,02</text:p>
          </table:table-cell>
          <table:table-cell table:number-columns-repeated="4"/>
          <table:table-cell table:number-columns-repeated="2" table:style-name="ce6"/>
          <table:table-cell table:style-name="ce5" table:formula="of:=[.A51]" office:value-type="string" office:string-value="TR_taverne_2">
            <text:p>TR_taverne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3];&quot;_&quot;;LOWER([.C53]);&quot;_&quot;;[.L53])" office:value-type="string" office:string-value="TR_bureau_1">
            <text:p>TR_bureau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Bureau d'échange</text:p>
          </table:table-cell>
          <table:table-cell table:style-name="ce9" office:value-type="string">
            <text:p>Small trade office</text:p>
          </table:table-cell>
          <table:table-cell table:style-name="ce9" office:value-type="string">
            <text:p>petit</text:p>
          </table:table-cell>
          <table:table-cell table:formula="of:=VLOOKUP([.F53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3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3];[.$L$42:.$M$46];2;0)" office:value-type="float" office:value="0.5">
            <text:p>0,5</text:p>
          </table:table-cell>
          <table:table-cell table:style-name="ce13" table:formula="of:=ROUND(365*[.G53]*[.I53]*[.K53]*[.M53];-1)" office:value-type="float" office:value="180">
            <text:p>180</text:p>
          </table:table-cell>
          <table:table-cell table:formula="of:=ROUNDDOWN([.N53]/365;0)" office:value-type="float" office:value="0">
            <text:p>0</text:p>
          </table:table-cell>
          <table:table-cell table:style-name="ce16" table:formula="of:=ROUNDDOWN([.N53]/30-12*[.O53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3];[.$Q$43:.$R$45];2;0)" office:value-type="float" office:value="0.1">
            <text:p>0,1</text:p>
          </table:table-cell>
          <table:table-cell table:formula="of:=[.N53]*[.R53]" office:value-type="float" office:value="18">
            <text:p>18</text:p>
          </table:table-cell>
          <table:table-cell table:style-name="ce9" office:value-type="string">
            <text:p>pierre</text:p>
          </table:table-cell>
          <table:table-cell table:formula="of:=VLOOKUP([.T53];[.$T$43:.$U$45];2;0)" office:value-type="float" office:value="1.1">
            <text:p>1,1</text:p>
          </table:table-cell>
          <table:table-cell table:formula="of:=+100*[.G53]*[.U53]*[.I53]" office:value-type="float" office:value="110">
            <text:p>110</text:p>
          </table:table-cell>
          <table:table-cell table:formula="of:=ROUNDDOWN([.S53]+[.V53];-1)" office:value-type="float" office:value="120">
            <text:p>120</text:p>
          </table:table-cell>
          <table:table-cell table:formula="of:=ROUNDDOWN(60*IF([.J53]=&quot;avec&quot;;1;0)*[.M53];-1)" office:value-type="float" office:value="0">
            <text:p>0</text:p>
          </table:table-cell>
          <table:table-cell table:style-name="ce19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Bureau d'échange est un petit bâtiment de 1 construit en pierre. Il a été érigé par des ouvriers payés 0,1 ducats par jour. Sa construction a duré 0 an(s) et 6 mois, et a coûté 120 ducats et 0 de prestige. ">
            <text:p>Bureau d'échange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9" office:value-type="string">
            <text:p>local_tax_modifier</text:p>
          </table:table-cell>
          <table:table-cell office:value-type="float" office:value="0.02">
            <text:p>0,02</text:p>
          </table:table-cell>
          <table:table-cell table:number-columns-repeated="4"/>
          <table:table-cell table:style-name="ce8" office:value-type="string">
            <text:p>tradevalue</text:p>
          </table:table-cell>
          <table:table-cell office:value-type="float" office:value="15">
            <text:p>15</text:p>
          </table:table-cell>
          <table:table-cell table:style-name="ce25" office:value-type="string">
            <text:p>scouting=yes</text:p>
          </table:table-cell>
          <table:table-cell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C'est ici que se rencontrent les marchands pour négocier, apprécier la marchandise ou tout simplement discuter de leur voyages en m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4];&quot;_&quot;;LOWER([.C54]);&quot;_&quot;;[.L54])" office:value-type="string" office:string-value="TR_bureau_2">
            <text:p>TR_bureau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Bureau de commerce</text:p>
          </table:table-cell>
          <table:table-cell table:style-name="ce9" office:value-type="string">
            <text:p>Trade office</text:p>
          </table:table-cell>
          <table:table-cell table:style-name="ce9" office:value-type="string">
            <text:p>moyen</text:p>
          </table:table-cell>
          <table:table-cell table:formula="of:=VLOOKUP([.F54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54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4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4];[.$L$42:.$M$46];2;0)" office:value-type="float" office:value="1">
            <text:p>1</text:p>
          </table:table-cell>
          <table:table-cell table:style-name="ce13" table:formula="of:=ROUND(365*[.G54]*[.I54]*[.K54]*[.M54];-1)" office:value-type="float" office:value="380">
            <text:p>380</text:p>
          </table:table-cell>
          <table:table-cell table:formula="of:=ROUNDDOWN([.N54]/365;0)" office:value-type="float" office:value="1">
            <text:p>1</text:p>
          </table:table-cell>
          <table:table-cell table:style-name="ce16" table:formula="of:=ROUNDDOWN([.N54]/30-12*[.O54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54];[.$Q$43:.$R$45];2;0)" office:value-type="float" office:value="0.1">
            <text:p>0,1</text:p>
          </table:table-cell>
          <table:table-cell table:formula="of:=[.N54]*[.R54]" office:value-type="float" office:value="38">
            <text:p>38</text:p>
          </table:table-cell>
          <table:table-cell table:style-name="ce9" office:value-type="string">
            <text:p>p taillée</text:p>
          </table:table-cell>
          <table:table-cell table:formula="of:=VLOOKUP([.T54];[.$T$43:.$U$45];2;0)" office:value-type="float" office:value="1.5">
            <text:p>1,5</text:p>
          </table:table-cell>
          <table:table-cell table:formula="of:=+100*[.G54]*[.U54]*[.I54]" office:value-type="float" office:value="157.5">
            <text:p>157,5</text:p>
          </table:table-cell>
          <table:table-cell table:formula="of:=ROUNDDOWN([.S54]+[.V54];-1)" office:value-type="float" office:value="190">
            <text:p>190</text:p>
          </table:table-cell>
          <table:table-cell table:formula="of:=ROUNDDOWN(60*IF([.J54]=&quot;avec&quot;;1;0)*[.M54];-1)" office:value-type="float" office:value="0">
            <text:p>0</text:p>
          </table:table-cell>
          <table:table-cell table:style-name="ce19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Bureau de commerce est un moyen bâtiment de 2 construit en p taillée. Il a été érigé par des ouvriers payés 0,1 ducats par jour. Sa construction a duré 1 an(s) et 0 mois, et a coûté 190 ducats et 0 de prestige. ">
            <text:p>Bureau de commerce est un moyen bâtiment de 2 construit en p taillée. Il a été érigé par des ouvriers payés 0,1 ducats par jour. Sa construction a duré 1 an(s) et 0 mois, et a coûté 190 ducats et 0 de prestige. </text:p>
          </table:table-cell>
          <table:table-cell table:style-name="ce19" office:value-type="string">
            <text:p>local_tax_modifier</text:p>
          </table:table-cell>
          <table:table-cell office:value-type="float" office:value="0.03">
            <text:p>0,03</text:p>
          </table:table-cell>
          <table:table-cell table:number-columns-repeated="4"/>
          <table:table-cell table:style-name="ce8" office:value-type="string">
            <text:p>tradevalue</text:p>
          </table:table-cell>
          <table:table-cell office:value-type="float" office:value="15">
            <text:p>15</text:p>
          </table:table-cell>
          <table:table-cell table:style-name="ce25" office:value-type="string">
            <text:p>scouting=yes</text:p>
          </table:table-cell>
          <table:table-cell/>
          <table:table-cell table:number-columns-repeated="2" table:style-name="ce6"/>
          <table:table-cell table:style-name="ce5" table:formula="of:=[.A53]" office:value-type="string" office:string-value="TR_bureau_1">
            <text:p>TR_bureau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C'est ici que se rencontrent les marchands pour négocier, apprécier la marchandise ou tout simplement discuter de leur voyages en m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5];&quot;_&quot;;LOWER([.C55]);&quot;_&quot;;[.L55])" office:value-type="string" office:string-value="TR_bureau_3">
            <text:p>TR_bureau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Administration commerciale</text:p>
          </table:table-cell>
          <table:table-cell table:style-name="ce9" office:value-type="string">
            <text:p>Trade guild</text:p>
          </table:table-cell>
          <table:table-cell table:style-name="ce9" office:value-type="string">
            <text:p>grand</text:p>
          </table:table-cell>
          <table:table-cell table:formula="of:=VLOOKUP([.F55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5];[.$H$43:.$I$44];2;0)" office:value-type="float" office:value="0.7">
            <text:p>0,7</text:p>
          </table:table-cell>
          <table:table-cell table:style-name="ce9" office:value-type="string">
            <text:p>avec</text:p>
          </table:table-cell>
          <table:table-cell table:formula="of:=VLOOKUP([.J55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55];[.$L$42:.$M$46];2;0)" office:value-type="float" office:value="1.25">
            <text:p>1,25</text:p>
          </table:table-cell>
          <table:table-cell table:style-name="ce13" table:formula="of:=ROUND(365*[.G55]*[.I55]*[.K55]*[.M55];-1)" office:value-type="float" office:value="770">
            <text:p>770</text:p>
          </table:table-cell>
          <table:table-cell table:formula="of:=ROUNDDOWN([.N55]/365;0)" office:value-type="float" office:value="2">
            <text:p>2</text:p>
          </table:table-cell>
          <table:table-cell table:style-name="ce16" table:formula="of:=ROUNDDOWN([.N55]/30-12*[.O55];0)" office:value-type="float" office:value="1">
            <text:p>1</text:p>
          </table:table-cell>
          <table:table-cell table:style-name="ce9" office:value-type="string">
            <text:p>maçons</text:p>
          </table:table-cell>
          <table:table-cell table:formula="of:=VLOOKUP([.Q55];[.$Q$43:.$R$45];2;0)" office:value-type="float" office:value="0.2">
            <text:p>0,2</text:p>
          </table:table-cell>
          <table:table-cell table:formula="of:=[.N55]*[.R55]" office:value-type="float" office:value="154">
            <text:p>154</text:p>
          </table:table-cell>
          <table:table-cell table:style-name="ce9" office:value-type="string">
            <text:p>p taillée</text:p>
          </table:table-cell>
          <table:table-cell table:formula="of:=VLOOKUP([.T55];[.$T$43:.$U$45];2;0)" office:value-type="float" office:value="1.5">
            <text:p>1,5</text:p>
          </table:table-cell>
          <table:table-cell table:formula="of:=+100*[.G55]*[.U55]*[.I55]" office:value-type="float" office:value="210">
            <text:p>210</text:p>
          </table:table-cell>
          <table:table-cell table:formula="of:=ROUNDDOWN([.S55]+[.V55];-1)" office:value-type="float" office:value="360">
            <text:p>360</text:p>
          </table:table-cell>
          <table:table-cell table:formula="of:=ROUNDDOWN(60*IF([.J55]=&quot;avec&quot;;1;0)*[.M55];-1)" office:value-type="float" office:value="70">
            <text:p>70</text:p>
          </table:table-cell>
          <table:table-cell table:style-name="ce19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Administration commerciale est un grand bâtiment de 3 construit en p taillée. Il a été érigé par des maçons payés 0,2 ducats par jour. Sa construction a duré 2 an(s) et 1 mois, et a coûté 360 ducats et 70 de prestige. ">
            <text:p>Administration commerciale est un grand bâtiment de 3 construit en p taillée. Il a été érigé par des maçons payés 0,2 ducats par jour. Sa construction a duré 2 an(s) et 1 mois, et a coûté 360 ducats et 70 de prestige. </text:p>
          </table:table-cell>
          <table:table-cell table:style-name="ce19" office:value-type="string">
            <text:p>local_tax_modifier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tech_growth_modifier</text:p>
          </table:table-cell>
          <table:table-cell office:value-type="float" office:value="0.05">
            <text:p>0,05</text:p>
          </table:table-cell>
          <table:table-cell table:style-name="ce8" office:value-type="string">
            <text:p>tradevalue</text:p>
          </table:table-cell>
          <table:table-cell office:value-type="float" office:value="30">
            <text:p>30</text:p>
          </table:table-cell>
          <table:table-cell table:style-name="ce25" office:value-type="string">
            <text:p>scouting=yes</text:p>
          </table:table-cell>
          <table:table-cell/>
          <table:table-cell table:style-name="ce5" office:value-type="string">
            <text:p>TR_port_maritime_1</text:p>
          </table:table-cell>
          <table:table-cell table:style-name="ce5" office:value-type="string">
            <text:p>TR_enceinte_2</text:p>
          </table:table-cell>
          <table:table-cell table:style-name="ce5" table:formula="of:=[.A54]" office:value-type="string" office:string-value="TR_bureau_2">
            <text:p>TR_bureau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Des marchands de tous horizons viennent ici pour négocier, apprécier la marchandise ou tout simplement discuter de leur voyages en mer. Ce climat d'échanges est propice à connaître et transmettre les nouvelles du Monde et les progrès technologiques venus d'ailleur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6];&quot;_&quot;;LOWER([.C56]);&quot;_&quot;;[.L56])" office:value-type="string" office:string-value="TR_entrepot_1">
            <text:p>TR_entrepot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Dépôt de marchandises</text:p>
          </table:table-cell>
          <table:table-cell table:style-name="ce9" office:value-type="string">
            <text:p>Storage</text:p>
          </table:table-cell>
          <table:table-cell table:style-name="ce9" office:value-type="string">
            <text:p>petit</text:p>
          </table:table-cell>
          <table:table-cell table:formula="of:=VLOOKUP([.F56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6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6];[.$L$42:.$M$46];2;0)" office:value-type="float" office:value="0.5">
            <text:p>0,5</text:p>
          </table:table-cell>
          <table:table-cell table:style-name="ce13" table:formula="of:=ROUND(365*[.G56]*[.I56]*[.K56]*[.M56];-1)" office:value-type="float" office:value="180">
            <text:p>180</text:p>
          </table:table-cell>
          <table:table-cell table:formula="of:=ROUNDDOWN([.N56]/365;0)" office:value-type="float" office:value="0">
            <text:p>0</text:p>
          </table:table-cell>
          <table:table-cell table:style-name="ce16" table:formula="of:=ROUNDDOWN([.N56]/30-12*[.O56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56];[.$Q$43:.$R$45];2;0)" office:value-type="float" office:value="0.05">
            <text:p>0,05</text:p>
          </table:table-cell>
          <table:table-cell table:formula="of:=[.N56]*[.R56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00">
            <text:p>100</text:p>
          </table:table-cell>
          <table:table-cell table:formula="of:=ROUNDDOWN([.S56]+[.V56];-1)" office:value-type="float" office:value="100">
            <text:p>10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9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Dépôt de marchandises est un petit bâtiment de 1 construit en bois. Il a été érigé par des paysans payés 0,05 ducats par jour. Sa construction a duré 0 an(s) et 6 mois, et a coûté 100 ducats et 0 de prestige. ">
            <text:p>Dépôt de marchandises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8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On stocke ici de manière un peu sommaire les divers biens qui transitent par le comptoir commercial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7];&quot;_&quot;;LOWER([.C57]);&quot;_&quot;;[.L57])" office:value-type="string" office:string-value="TR_entrepot_2">
            <text:p>TR_entrepot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Entrepôt</text:p>
          </table:table-cell>
          <table:table-cell table:style-name="ce9" office:value-type="string">
            <text:p>Warehouse</text:p>
          </table:table-cell>
          <table:table-cell table:style-name="ce9" office:value-type="string">
            <text:p>moyen</text:p>
          </table:table-cell>
          <table:table-cell table:formula="of:=VLOOKUP([.F57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7];[.$L$42:.$M$46];2;0)" office:value-type="float" office:value="1">
            <text:p>1</text:p>
          </table:table-cell>
          <table:table-cell table:style-name="ce13" table:formula="of:=ROUND(365*[.G57]*[.I57]*[.K57]*[.M57];-1)" office:value-type="float" office:value="550">
            <text:p>550</text:p>
          </table:table-cell>
          <table:table-cell table:formula="of:=ROUNDDOWN([.N57]/365;0)" office:value-type="float" office:value="1">
            <text:p>1</text:p>
          </table:table-cell>
          <table:table-cell table:style-name="ce16" table:formula="of:=ROUNDDOWN([.N57]/30-12*[.O57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7];[.$Q$43:.$R$45];2;0)" office:value-type="float" office:value="0.1">
            <text:p>0,1</text:p>
          </table:table-cell>
          <table:table-cell table:formula="of:=[.N57]*[.R57]" office:value-type="float" office:value="55">
            <text:p>55</text:p>
          </table:table-cell>
          <table:table-cell table:style-name="ce9" office:value-type="string">
            <text:p>bois</text:p>
          </table:table-cell>
          <table:table-cell table:formula="of:=VLOOKUP([.T57];[.$T$43:.$U$45];2;0)" office:value-type="float" office:value="1">
            <text:p>1</text:p>
          </table:table-cell>
          <table:table-cell table:formula="of:=+100*[.G57]*[.U57]*[.I57]" office:value-type="float" office:value="150">
            <text:p>150</text:p>
          </table:table-cell>
          <table:table-cell table:formula="of:=ROUNDDOWN([.S57]+[.V57];-1)" office:value-type="float" office:value="200">
            <text:p>20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9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Entrepôt est un moyen bâtiment de 2 construit en bois. Il a été érigé par des ouvriers payés 0,1 ducats par jour. Sa construction a duré 1 an(s) et 6 mois, et a coûté 200 ducats et 0 de prestige. ">
            <text:p>Entrepôt est un moyen bâtiment de 2 construit en bois. Il a été érigé par des ouvriers payés 0,1 ducats par jour. Sa construction a duré 1 an(s) et 6 mois, et a coûté 20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table:style-name="ce6"/>
          <table:table-cell table:style-name="ce5" table:formula="of:=[.A56]" office:value-type="string" office:string-value="TR_entrepot_1">
            <text:p>TR_entrepot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s marchandises sont stockées dans un local abrité et fermé, pour assurer une certaine sécurité aux bien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8];&quot;_&quot;;LOWER([.C58]);&quot;_&quot;;[.L58])" office:value-type="string" office:string-value="TR_entrepot_3">
            <text:p>TR_entrepot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Grands entrepôts</text:p>
          </table:table-cell>
          <table:table-cell table:style-name="ce9" office:value-type="string">
            <text:p>Big warehouses</text:p>
          </table:table-cell>
          <table:table-cell table:style-name="ce9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58];[.$L$42:.$M$46];2;0)" office:value-type="float" office:value="1.25">
            <text:p>1,25</text:p>
          </table:table-cell>
          <table:table-cell table:style-name="ce13" table:formula="of:=ROUND(365*[.G58]*[.I58]*[.K58]*[.M58];-1)" office:value-type="float" office:value="640">
            <text:p>640</text:p>
          </table:table-cell>
          <table:table-cell table:formula="of:=ROUNDDOWN([.N58]/365;0)" office:value-type="float" office:value="1">
            <text:p>1</text:p>
          </table:table-cell>
          <table:table-cell table:style-name="ce16" table:formula="of:=ROUNDDOWN([.N58]/30-12*[.O58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58];[.$Q$43:.$R$45];2;0)" office:value-type="float" office:value="0.1">
            <text:p>0,1</text:p>
          </table:table-cell>
          <table:table-cell table:formula="of:=[.N58]*[.R58]" office:value-type="float" office:value="64">
            <text:p>64</text:p>
          </table:table-cell>
          <table:table-cell table:style-name="ce9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270">
            <text:p>27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9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Grands entrepôts est un grand bâtiment de 3 construit en p taillée. Il a été érigé par des ouvriers payés 0,1 ducats par jour. Sa construction a duré 1 an(s) et 9 mois, et a coûté 270 ducats et 0 de prestige. ">
            <text:p>Grands entrepôts est un grand bâtiment de 3 construit en p taillée. Il a été érigé par des ouvriers payés 0,1 ducats par jour. Sa construction a duré 1 an(s) et 9 mois, et a coûté 27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table:style-name="ce6"/>
          <table:table-cell table:style-name="ce5" table:formula="of:=[.A57]" office:value-type="string" office:string-value="TR_entrepot_2">
            <text:p>TR_entrepot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Ces entrepôts permmettent de stocker de grandes quantités de marchandises et d'en assurer la sécurité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9];&quot;_&quot;;LOWER([.C59]);&quot;_&quot;;[.L59])" office:value-type="string" office:string-value="TR_ress_biere_q_2">
            <text:p>TR_ress_biere_q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ress_biere_Q</text:p>
          </table:table-cell>
          <table:table-cell table:style-name="ce9" office:value-type="string">
            <text:p>Entrepôt à bières</text:p>
          </table:table-cell>
          <table:table-cell table:style-name="ce9" office:value-type="string">
            <text:p>Beer warehouse</text:p>
          </table:table-cell>
          <table:table-cell table:style-name="ce9" office:value-type="string">
            <text:p>moyen</text:p>
          </table:table-cell>
          <table:table-cell table:formula="of:=VLOOKUP([.F59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9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9];[.$L$42:.$M$46];2;0)" office:value-type="float" office:value="1">
            <text:p>1</text:p>
          </table:table-cell>
          <table:table-cell table:style-name="ce13" table:formula="of:=ROUND(365*[.G59]*[.I59]*[.K59]*[.M59];-1)" office:value-type="float" office:value="550">
            <text:p>550</text:p>
          </table:table-cell>
          <table:table-cell table:formula="of:=ROUNDDOWN([.N59]/365;0)" office:value-type="float" office:value="1">
            <text:p>1</text:p>
          </table:table-cell>
          <table:table-cell table:style-name="ce16" table:formula="of:=ROUNDDOWN([.N59]/30-12*[.O59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9];[.$Q$43:.$R$45];2;0)" office:value-type="float" office:value="0.1">
            <text:p>0,1</text:p>
          </table:table-cell>
          <table:table-cell table:formula="of:=[.N59]*[.R59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59];[.$T$43:.$U$45];2;0)" office:value-type="float" office:value="1.1">
            <text:p>1,1</text:p>
          </table:table-cell>
          <table:table-cell table:formula="of:=+100*[.G59]*[.U59]*[.I59]" office:value-type="float" office:value="165">
            <text:p>165</text:p>
          </table:table-cell>
          <table:table-cell table:formula="of:=ROUNDDOWN([.S59]+[.V59];-1)" office:value-type="float" office:value="220">
            <text:p>220</text:p>
          </table:table-cell>
          <table:table-cell table:formula="of:=ROUNDDOWN(60*IF([.J59]=&quot;avec&quot;;1;0)*[.M59];-1)" office:value-type="float" office:value="0">
            <text:p>0</text:p>
          </table:table-cell>
          <table:table-cell table:style-name="ce19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Entrepôt à bières est un moyen bâtiment de 2 construit en pierre. Il a été érigé par des ouvriers payés 0,1 ducats par jour. Sa construction a duré 1 an(s) et 6 mois, et a coûté 220 ducats et 0 de prestige. ">
            <text:p>Entrepôt à bières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.5">
            <text:p>1,5</text:p>
          </table:table-cell>
          <table:table-cell office:value-type="string">
            <text:p>monthly_character_prestige</text:p>
          </table:table-cell>
          <table:table-cell office:value-type="float" office:value="0.01">
            <text:p>0,01</text:p>
          </table:table-cell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otential = { OR = { has_province_modifier = agriculture3_biere_Q1 <text:s/>has_province_modifier = agriculture3_biere_Q2 <text:s/>has_province_modifier = agriculture3_biere_Q3 <text:s/>}}</text:p>
          </table:table-cell>
          <table:table-cell office:value-type="string">
            <text:p>TR_ress_biere_q_2</text:p>
          </table:table-cell>
          <table:table-cell table:style-name="ce5" office:value-type="string">
            <text:p>TR_entrepot_2</text:p>
          </table:table-cell>
          <table:table-cell office:value-type="string">
            <text:p>TR_bureau_2</text:p>
          </table:table-cell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bière réputée produite dans la province génère une demande importante. Ce comptoir en permet l'export par mer partout dans le mond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0];&quot;_&quot;;LOWER([.C60]);&quot;_&quot;;[.L60])" office:value-type="string" office:string-value="TR_ress_vin_q_2">
            <text:p>TR_ress_vin_q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ress_vin_Q</text:p>
          </table:table-cell>
          <table:table-cell table:style-name="ce9" office:value-type="string">
            <text:p>Entrepôt à vins</text:p>
          </table:table-cell>
          <table:table-cell table:style-name="ce9" office:value-type="string">
            <text:p>Wine warehouse</text:p>
          </table:table-cell>
          <table:table-cell table:style-name="ce9" office:value-type="string">
            <text:p>moyen</text:p>
          </table:table-cell>
          <table:table-cell table:formula="of:=VLOOKUP([.F60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0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0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0];[.$L$42:.$M$46];2;0)" office:value-type="float" office:value="1">
            <text:p>1</text:p>
          </table:table-cell>
          <table:table-cell table:style-name="ce13" table:formula="of:=ROUND(365*[.G60]*[.I60]*[.K60]*[.M60];-1)" office:value-type="float" office:value="550">
            <text:p>550</text:p>
          </table:table-cell>
          <table:table-cell table:formula="of:=ROUNDDOWN([.N60]/365;0)" office:value-type="float" office:value="1">
            <text:p>1</text:p>
          </table:table-cell>
          <table:table-cell table:style-name="ce16" table:formula="of:=ROUNDDOWN([.N60]/30-12*[.O60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0];[.$Q$43:.$R$45];2;0)" office:value-type="float" office:value="0.1">
            <text:p>0,1</text:p>
          </table:table-cell>
          <table:table-cell table:formula="of:=[.N60]*[.R60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60];[.$T$43:.$U$45];2;0)" office:value-type="float" office:value="1.1">
            <text:p>1,1</text:p>
          </table:table-cell>
          <table:table-cell table:formula="of:=+100*[.G60]*[.U60]*[.I60]" office:value-type="float" office:value="165">
            <text:p>165</text:p>
          </table:table-cell>
          <table:table-cell table:formula="of:=ROUNDDOWN([.S60]+[.V60];-1)" office:value-type="float" office:value="220">
            <text:p>220</text:p>
          </table:table-cell>
          <table:table-cell table:formula="of:=ROUNDDOWN(60*IF([.J60]=&quot;avec&quot;;1;0)*[.M60];-1)" office:value-type="float" office:value="0">
            <text:p>0</text:p>
          </table:table-cell>
          <table:table-cell table:style-name="ce19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Entrepôt à vins est un moyen bâtiment de 2 construit en pierre. Il a été érigé par des ouvriers payés 0,1 ducats par jour. Sa construction a duré 1 an(s) et 6 mois, et a coûté 220 ducats et 0 de prestige. ">
            <text:p>Entrepôt à vins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.5">
            <text:p>1,5</text:p>
          </table:table-cell>
          <table:table-cell office:value-type="string">
            <text:p>monthly_character_prestige</text:p>
          </table:table-cell>
          <table:table-cell office:value-type="float" office:value="0.01">
            <text:p>0,01</text:p>
          </table:table-cell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otential = { OR = { has_province_modifier = agriculture3_vin_Q1 <text:s/>has_province_modifier = agriculture3_vin_Q2 <text:s/>has_province_modifier = agriculture3_vin_Q3 <text:s/>}}</text:p>
          </table:table-cell>
          <table:table-cell office:value-type="string">
            <text:p>TR_ress_vin_q_2</text:p>
          </table:table-cell>
          <table:table-cell table:style-name="ce5" office:value-type="string">
            <text:p>TR_entrepot_2</text:p>
          </table:table-cell>
          <table:table-cell office:value-type="string">
            <text:p>TR_bureau_2</text:p>
          </table:table-cell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s vins réputés produits dans la province génère une demande importante. Ce comptoir en permet l'export par mer partout dans le mond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1];&quot;_&quot;;LOWER([.C61]);&quot;_&quot;;[.L61])" office:value-type="string" office:string-value="TR_shipyard_1">
            <text:p>TR_shipyard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Petit chantier naval</text:p>
          </table:table-cell>
          <table:table-cell table:style-name="ce9" office:value-type="string">
            <text:p>Small shipyard</text:p>
          </table:table-cell>
          <table:table-cell table:style-name="ce9" office:value-type="string">
            <text:p>petit</text:p>
          </table:table-cell>
          <table:table-cell table:formula="of:=VLOOKUP([.F61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61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1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1];[.$L$42:.$M$46];2;0)" office:value-type="float" office:value="0.5">
            <text:p>0,5</text:p>
          </table:table-cell>
          <table:table-cell table:style-name="ce13" table:formula="of:=ROUND(365*[.G61]*[.I61]*[.K61]*[.M61];-1)" office:value-type="float" office:value="180">
            <text:p>180</text:p>
          </table:table-cell>
          <table:table-cell table:formula="of:=ROUNDDOWN([.N61]/365;0)" office:value-type="float" office:value="0">
            <text:p>0</text:p>
          </table:table-cell>
          <table:table-cell table:style-name="ce16" table:formula="of:=ROUNDDOWN([.N61]/30-12*[.O61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61];[.$Q$43:.$R$45];2;0)" office:value-type="float" office:value="0.05">
            <text:p>0,05</text:p>
          </table:table-cell>
          <table:table-cell table:formula="of:=[.N61]*[.R61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61];[.$T$43:.$U$45];2;0)" office:value-type="float" office:value="1">
            <text:p>1</text:p>
          </table:table-cell>
          <table:table-cell table:formula="of:=+100*[.G61]*[.U61]*[.I61]" office:value-type="float" office:value="100">
            <text:p>100</text:p>
          </table:table-cell>
          <table:table-cell table:formula="of:=ROUNDDOWN([.S61]+[.V61];-1)" office:value-type="float" office:value="100">
            <text:p>100</text:p>
          </table:table-cell>
          <table:table-cell table:formula="of:=ROUNDDOWN(60*IF([.J61]=&quot;avec&quot;;1;0)*[.M61];-1)" office:value-type="float" office:value="0">
            <text:p>0</text:p>
          </table:table-cell>
          <table:table-cell table:style-name="ce19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Petit chantier naval est un petit bâtiment de 1 construit en bois. Il a été érigé par des paysans payés 0,05 ducats par jour. Sa construction a duré 0 an(s) et 6 mois, et a coûté 100 ducats et 0 de prestige. ">
            <text:p>Petit chantier naval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2];&quot;_&quot;;LOWER([.C62]);&quot;_&quot;;[.L62])" office:value-type="string" office:string-value="TR_shipyard_2">
            <text:p>TR_shipyard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Chantier naval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moyen</text:p>
          </table:table-cell>
          <table:table-cell table:formula="of:=VLOOKUP([.F62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2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2];[.$L$42:.$M$46];2;0)" office:value-type="float" office:value="1">
            <text:p>1</text:p>
          </table:table-cell>
          <table:table-cell table:style-name="ce13" table:formula="of:=ROUND(365*[.G62]*[.I62]*[.K62]*[.M62];-1)" office:value-type="float" office:value="550">
            <text:p>550</text:p>
          </table:table-cell>
          <table:table-cell table:formula="of:=ROUNDDOWN([.N62]/365;0)" office:value-type="float" office:value="1">
            <text:p>1</text:p>
          </table:table-cell>
          <table:table-cell table:style-name="ce16" table:formula="of:=ROUNDDOWN([.N62]/30-12*[.O62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2];[.$Q$43:.$R$45];2;0)" office:value-type="float" office:value="0.1">
            <text:p>0,1</text:p>
          </table:table-cell>
          <table:table-cell table:formula="of:=[.N62]*[.R62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62];[.$T$43:.$U$45];2;0)" office:value-type="float" office:value="1.1">
            <text:p>1,1</text:p>
          </table:table-cell>
          <table:table-cell table:formula="of:=+100*[.G62]*[.U62]*[.I62]" office:value-type="float" office:value="165">
            <text:p>165</text:p>
          </table:table-cell>
          <table:table-cell table:formula="of:=ROUNDDOWN([.S62]+[.V62];-1)" office:value-type="float" office:value="220">
            <text:p>22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9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Chantier naval est un moyen bâtiment de 2 construit en pierre. Il a été érigé par des ouvriers payés 0,1 ducats par jour. Sa construction a duré 1 an(s) et 6 mois, et a coûté 220 ducats et 0 de prestige. ">
            <text:p>Chantier naval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galleys</text:p>
          </table:table-cell>
          <table:table-cell office:value-type="float" office:value="3">
            <text:p>3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table:style-name="ce6"/>
          <table:table-cell table:style-name="ce5" table:formula="of:=[.A61]" office:value-type="string" office:string-value="TR_shipyard_1">
            <text:p>TR_shipyard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3];&quot;_&quot;;LOWER([.C63]);&quot;_&quot;;[.L63])" office:value-type="string" office:string-value="TR_shipyard_3">
            <text:p>TR_shipyard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Grand chantier naval</text:p>
          </table:table-cell>
          <table:table-cell table:style-name="ce9" office:value-type="string">
            <text:p>Great shipyard</text:p>
          </table:table-cell>
          <table:table-cell table:style-name="ce9" office:value-type="string">
            <text:p>grand</text:p>
          </table:table-cell>
          <table:table-cell table:formula="of:=VLOOKUP([.F63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63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63];[.$L$42:.$M$46];2;0)" office:value-type="float" office:value="1.25">
            <text:p>1,25</text:p>
          </table:table-cell>
          <table:table-cell table:style-name="ce13" table:formula="of:=ROUND(365*[.G63]*[.I63]*[.K63]*[.M63];-1)" office:value-type="float" office:value="640">
            <text:p>640</text:p>
          </table:table-cell>
          <table:table-cell table:formula="of:=ROUNDDOWN([.N63]/365;0)" office:value-type="float" office:value="1">
            <text:p>1</text:p>
          </table:table-cell>
          <table:table-cell table:style-name="ce16" table:formula="of:=ROUNDDOWN([.N63]/30-12*[.O63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63];[.$Q$43:.$R$45];2;0)" office:value-type="float" office:value="0.1">
            <text:p>0,1</text:p>
          </table:table-cell>
          <table:table-cell table:formula="of:=[.N63]*[.R63]" office:value-type="float" office:value="64">
            <text:p>64</text:p>
          </table:table-cell>
          <table:table-cell table:style-name="ce9" office:value-type="string">
            <text:p>pierre</text:p>
          </table:table-cell>
          <table:table-cell table:formula="of:=VLOOKUP([.T63];[.$T$43:.$U$45];2;0)" office:value-type="float" office:value="1.1">
            <text:p>1,1</text:p>
          </table:table-cell>
          <table:table-cell table:formula="of:=+100*[.G63]*[.U63]*[.I63]" office:value-type="float" office:value="154">
            <text:p>154</text:p>
          </table:table-cell>
          <table:table-cell table:formula="of:=ROUNDDOWN([.S63]+[.V63];-1)" office:value-type="float" office:value="210">
            <text:p>21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9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Grand chantier naval est un grand bâtiment de 3 construit en pierre. Il a été érigé par des ouvriers payés 0,1 ducats par jour. Sa construction a duré 1 an(s) et 9 mois, et a coûté 210 ducats et 0 de prestige. ">
            <text:p>Grand chantier naval est un grand bâtiment de 3 construit en pierre. Il a été érigé par des ouvriers payés 0,1 ducats par jour. Sa construction a duré 1 an(s) et 9 mois, et a coûté 210 ducats et 0 de prestige. </text:p>
          </table:table-cell>
          <table:table-cell table:style-name="ce21" office:value-type="string">
            <text:p>galleys</text:p>
          </table:table-cell>
          <table:table-cell office:value-type="float" office:value="5">
            <text:p>5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table:style-name="ce6"/>
          <table:table-cell table:style-name="ce5" table:formula="of:=[.A62]" office:value-type="string" office:string-value="TR_shipyard_2">
            <text:p>TR_shipyard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4];&quot;_&quot;;LOWER([.C64]);&quot;_&quot;;[.L64])" office:value-type="string" office:string-value="TR_cartographe_1">
            <text:p>TR_cartograph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cartographe</text:p>
          </table:table-cell>
          <table:table-cell table:style-name="ce9" office:value-type="string">
            <text:p>Bureau des cartographes</text:p>
          </table:table-cell>
          <table:table-cell table:style-name="ce9" office:value-type="string">
            <text:p>Cartographers' office</text:p>
          </table:table-cell>
          <table:table-cell table:style-name="ce9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4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4];[.$L$42:.$M$46];2;0)" office:value-type="float" office:value="0.5">
            <text:p>0,5</text:p>
          </table:table-cell>
          <table:table-cell table:style-name="ce13" table:formula="of:=ROUND(365*[.G64]*[.I64]*[.K64]*[.M64];-1)" office:value-type="float" office:value="270">
            <text:p>270</text:p>
          </table:table-cell>
          <table:table-cell table:formula="of:=ROUNDDOWN([.N64]/365;0)" office:value-type="float" office:value="0">
            <text:p>0</text:p>
          </table:table-cell>
          <table:table-cell table:style-name="ce16" table:formula="of:=ROUNDDOWN([.N64]/30-12*[.O64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64];[.$Q$43:.$R$45];2;0)" office:value-type="float" office:value="0.1">
            <text:p>0,1</text:p>
          </table:table-cell>
          <table:table-cell table:formula="of:=[.N64]*[.R64]" office:value-type="float" office:value="27">
            <text:p>27</text:p>
          </table:table-cell>
          <table:table-cell table:style-name="ce9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225">
            <text:p>225</text:p>
          </table:table-cell>
          <table:table-cell table:formula="of:=ROUNDDOWN([.S64]+[.V64];-1)" office:value-type="float" office:value="250">
            <text:p>25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9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Bureau des cartographes est un moyen bâtiment de 1 construit en p taillée. Il a été érigé par des ouvriers payés 0,1 ducats par jour. Sa construction a duré 0 an(s) et 9 mois, et a coûté 250 ducats et 0 de prestige. ">
            <text:p>Bureau des cartographes est un moyen bâtiment de 1 construit en p taillée. Il a été érigé par des ouvriers payés 0,1 ducats par jour. Sa construction a duré 0 an(s) et 9 mois, et a coûté 250 ducats et 0 de prestige. </text:p>
          </table:table-cell>
          <table:table-cell office:value-type="string">
            <text:p>local_tax_modifier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8" office:value-type="string">
            <text:p>tech_growth_modifier</text:p>
          </table:table-cell>
          <table:table-cell office:value-type="float" office:value="0.05">
            <text:p>0,05</text:p>
          </table:table-cell>
          <table:table-cell table:style-name="ce25" office:value-type="string">
            <text:p>scouting=yes</text:p>
          </table:table-cell>
          <table:table-cell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Sont compilées ici toutes les connaissances en termes de cartes et navigation. Ce savoir est inestimables et permet d'améliorer les itinéraires et profit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5];&quot;_&quot;;LOWER([.C65]);&quot;_&quot;;[.L65])" office:value-type="string" office:string-value="TR_cartographe_2">
            <text:p>TR_cartograph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cartographe</text:p>
          </table:table-cell>
          <table:table-cell table:style-name="ce9" office:value-type="string">
            <text:p>Guilde des cartographes</text:p>
          </table:table-cell>
          <table:table-cell table:style-name="ce9" office:value-type="string">
            <text:p>Cartographers' guild</text:p>
          </table:table-cell>
          <table:table-cell table:style-name="ce9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5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9" office:value-type="float" office:value="2">
            <text:p>2</text:p>
          </table:table-cell>
          <table:table-cell table:formula="of:=VLOOKUP([.L65];[.$L$42:.$M$46];2;0)" office:value-type="float" office:value="1">
            <text:p>1</text:p>
          </table:table-cell>
          <table:table-cell table:style-name="ce13" table:formula="of:=ROUND(365*[.G65]*[.I65]*[.K65]*[.M65];-1)" office:value-type="float" office:value="660">
            <text:p>660</text:p>
          </table:table-cell>
          <table:table-cell table:formula="of:=ROUNDDOWN([.N65]/365;0)" office:value-type="float" office:value="1">
            <text:p>1</text:p>
          </table:table-cell>
          <table:table-cell table:style-name="ce16" table:formula="of:=ROUNDDOWN([.N65]/30-12*[.O65];0)" office:value-type="float" office:value="10">
            <text:p>10</text:p>
          </table:table-cell>
          <table:table-cell table:style-name="ce9" office:value-type="string">
            <text:p>ouvriers</text:p>
          </table:table-cell>
          <table:table-cell table:formula="of:=VLOOKUP([.Q65];[.$Q$43:.$R$45];2;0)" office:value-type="float" office:value="0.1">
            <text:p>0,1</text:p>
          </table:table-cell>
          <table:table-cell table:formula="of:=[.N65]*[.R65]" office:value-type="float" office:value="66">
            <text:p>66</text:p>
          </table:table-cell>
          <table:table-cell table:style-name="ce9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225">
            <text:p>22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60">
            <text:p>60</text:p>
          </table:table-cell>
          <table:table-cell table:style-name="ce19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Guilde des cartographes est un moyen bâtiment de 2 construit en p taillée. Il a été érigé par des ouvriers payés 0,1 ducats par jour. Sa construction a duré 1 an(s) et 10 mois, et a coûté 290 ducats et 60 de prestige. ">
            <text:p>Guilde des cartographes est un moyen bâtiment de 2 construit en p taillée. Il a été érigé par des ouvriers payés 0,1 ducats par jour. Sa construction a duré 1 an(s) et 10 mois, et a coûté 290 ducats et 60 de prestige. </text:p>
          </table:table-cell>
          <table:table-cell office:value-type="string">
            <text:p>local_tax_modifier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8" office:value-type="string">
            <text:p>tech_growth_modifier</text:p>
          </table:table-cell>
          <table:table-cell office:value-type="float" office:value="0.1">
            <text:p>0,1</text:p>
          </table:table-cell>
          <table:table-cell office:value-type="string">
            <text:p>trigger = { FROM = { has_nickname = nick_le_cartographe }} scouting=yes</text:p>
          </table:table-cell>
          <table:table-cell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Sont compilées ici toutes les connaissances en termes de cartes et navigation. Ce savoir est inestimables et permet d'améliorer les itinéraires et profits. /nSeul un maistre cartographe accompli peut fonder une telle institution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6];&quot;_&quot;;LOWER([.C66]);&quot;_&quot;;[.L66])" office:value-type="string" office:string-value="TR_garnison_1">
            <text:p>TR_garnison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garnison</text:p>
          </table:table-cell>
          <table:table-cell table:style-name="ce9" office:value-type="string">
            <text:p>Garde du comtpoir</text:p>
          </table:table-cell>
          <table:table-cell table:style-name="ce9" office:value-type="string">
            <text:p>Small garrison</text:p>
          </table:table-cell>
          <table:table-cell table:style-name="ce9" office:value-type="string">
            <text:p>petit</text:p>
          </table:table-cell>
          <table:table-cell table:formula="of:=VLOOKUP([.F66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66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6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6];[.$L$42:.$M$46];2;0)" office:value-type="float" office:value="0.5">
            <text:p>0,5</text:p>
          </table:table-cell>
          <table:table-cell table:style-name="ce13" table:formula="of:=ROUND(365*[.G66]*[.I66]*[.K66]*[.M66];-1)" office:value-type="float" office:value="180">
            <text:p>180</text:p>
          </table:table-cell>
          <table:table-cell table:formula="of:=ROUNDDOWN([.N66]/365;0)" office:value-type="float" office:value="0">
            <text:p>0</text:p>
          </table:table-cell>
          <table:table-cell table:style-name="ce16" table:formula="of:=ROUNDDOWN([.N66]/30-12*[.O66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6];[.$Q$43:.$R$45];2;0)" office:value-type="float" office:value="0.1">
            <text:p>0,1</text:p>
          </table:table-cell>
          <table:table-cell table:formula="of:=[.N66]*[.R66]" office:value-type="float" office:value="18">
            <text:p>18</text:p>
          </table:table-cell>
          <table:table-cell table:style-name="ce9" office:value-type="string">
            <text:p>bois</text:p>
          </table:table-cell>
          <table:table-cell table:formula="of:=VLOOKUP([.T66];[.$T$43:.$U$45];2;0)" office:value-type="float" office:value="1">
            <text:p>1</text:p>
          </table:table-cell>
          <table:table-cell table:formula="of:=+100*[.G66]*[.U66]*[.I66]" office:value-type="float" office:value="100">
            <text:p>100</text:p>
          </table:table-cell>
          <table:table-cell table:formula="of:=ROUNDDOWN([.S66]+[.V66];-1)" office:value-type="float" office:value="110">
            <text:p>110</text:p>
          </table:table-cell>
          <table:table-cell table:formula="of:=ROUNDDOWN(60*IF([.J66]=&quot;avec&quot;;1;0)*[.M66];-1)" office:value-type="float" office:value="0">
            <text:p>0</text:p>
          </table:table-cell>
          <table:table-cell table:style-name="ce19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Garde du comtpoir est un petit bâtiment de 1 construit en bois. Il a été érigé par des ouvriers payés 0,1 ducats par jour. Sa construction a duré 0 an(s) et 6 mois, et a coûté 110 ducats et 0 de prestige. ">
            <text:p>Garde du comtpoir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1" office:value-type="string">
            <text:p>retinuesize</text:p>
          </table:table-cell>
          <table:table-cell office:value-type="float" office:value="10">
            <text:p>10</text:p>
          </table:table-cell>
          <table:table-cell office:value-type="string">
            <text:p>pikemen</text:p>
          </table:table-cell>
          <table:table-cell office:value-type="float" office:value="20">
            <text:p>20</text:p>
          </table:table-cell>
          <table:table-cell table:style-name="ce21" office:value-type="string">
            <text:p>galleys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garnison assure la défense du comptoir, peut même fournir quelques troupes en cas de guerre et possède quelques navires réservés à l'usage de la guerr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7];&quot;_&quot;;LOWER([.C67]);&quot;_&quot;;[.L67])" office:value-type="string" office:string-value="TR_garnison_2">
            <text:p>TR_garnison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garnison</text:p>
          </table:table-cell>
          <table:table-cell table:style-name="ce9" office:value-type="string">
            <text:p>Garde renforcée</text:p>
          </table:table-cell>
          <table:table-cell table:style-name="ce9" office:value-type="string">
            <text:p>Medium garrison</text:p>
          </table:table-cell>
          <table:table-cell table:style-name="ce9" office:value-type="string">
            <text:p>moyen</text:p>
          </table:table-cell>
          <table:table-cell table:formula="of:=VLOOKUP([.F67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67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7];[.$L$42:.$M$46];2;0)" office:value-type="float" office:value="1">
            <text:p>1</text:p>
          </table:table-cell>
          <table:table-cell table:style-name="ce13" table:formula="of:=ROUND(365*[.G67]*[.I67]*[.K67]*[.M67];-1)" office:value-type="float" office:value="380">
            <text:p>380</text:p>
          </table:table-cell>
          <table:table-cell table:formula="of:=ROUNDDOWN([.N67]/365;0)" office:value-type="float" office:value="1">
            <text:p>1</text:p>
          </table:table-cell>
          <table:table-cell table:style-name="ce16" table:formula="of:=ROUNDDOWN([.N67]/30-12*[.O67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67];[.$Q$43:.$R$45];2;0)" office:value-type="float" office:value="0.1">
            <text:p>0,1</text:p>
          </table:table-cell>
          <table:table-cell table:formula="of:=[.N67]*[.R67]" office:value-type="float" office:value="38">
            <text:p>38</text:p>
          </table:table-cell>
          <table:table-cell table:style-name="ce9" office:value-type="string">
            <text:p>pierre</text:p>
          </table:table-cell>
          <table:table-cell table:formula="of:=VLOOKUP([.T67];[.$T$43:.$U$45];2;0)" office:value-type="float" office:value="1.1">
            <text:p>1,1</text:p>
          </table:table-cell>
          <table:table-cell table:formula="of:=+100*[.G67]*[.U67]*[.I67]" office:value-type="float" office:value="115.5">
            <text:p>115,5</text:p>
          </table:table-cell>
          <table:table-cell table:formula="of:=ROUNDDOWN([.S67]+[.V67];-1)" office:value-type="float" office:value="150">
            <text:p>15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9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Garde renforcée est un moyen bâtiment de 2 construit en pierre. Il a été érigé par des ouvriers payés 0,1 ducats par jour. Sa construction a duré 1 an(s) et 0 mois, et a coûté 150 ducats et 0 de prestige. ">
            <text:p>Garde renforcé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21" office:value-type="string">
            <text:p>retinuesize</text:p>
          </table:table-cell>
          <table:table-cell office:value-type="float" office:value="10">
            <text:p>10</text:p>
          </table:table-cell>
          <table:table-cell office:value-type="string">
            <text:p>pikemen</text:p>
          </table:table-cell>
          <table:table-cell office:value-type="float" office:value="30">
            <text:p>30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enceinte_1</text:p>
          </table:table-cell>
          <table:table-cell table:style-name="ce6"/>
          <table:table-cell table:style-name="ce5" table:formula="of:=[.A66]" office:value-type="string" office:string-value="TR_garnison_1">
            <text:p>TR_garnison_1</text:p>
          </table:table-cell>
          <table:table-cell/>
          <table:table-cell table:style-name="ce6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La garnison assure la défense du comptoir, peut même fournir quelques troupes en cas de guerre et possède quelques navires réservés à l'usage de la guerr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8];&quot;_&quot;;LOWER([.C68]);&quot;_&quot;;[.L68])" office:value-type="string" office:string-value="TR_garnison_3">
            <text:p>TR_garnison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garnison</text:p>
          </table:table-cell>
          <table:table-cell table:style-name="ce9" office:value-type="string">
            <text:p>Garnison du comptoir</text:p>
          </table:table-cell>
          <table:table-cell table:style-name="ce9" office:value-type="string">
            <text:p>Garrison's barracks</text:p>
          </table:table-cell>
          <table:table-cell table:style-name="ce9" office:value-type="string">
            <text:p>grand</text:p>
          </table:table-cell>
          <table:table-cell table:formula="of:=VLOOKUP([.F68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68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68];[.$L$42:.$M$46];2;0)" office:value-type="float" office:value="1.25">
            <text:p>1,25</text:p>
          </table:table-cell>
          <table:table-cell table:style-name="ce13" table:formula="of:=ROUND(365*[.G68]*[.I68]*[.K68]*[.M68];-1)" office:value-type="float" office:value="640">
            <text:p>640</text:p>
          </table:table-cell>
          <table:table-cell table:formula="of:=ROUNDDOWN([.N68]/365;0)" office:value-type="float" office:value="1">
            <text:p>1</text:p>
          </table:table-cell>
          <table:table-cell table:style-name="ce16" table:formula="of:=ROUNDDOWN([.N68]/30-12*[.O68];0)" office:value-type="float" office:value="9">
            <text:p>9</text:p>
          </table:table-cell>
          <table:table-cell table:style-name="ce9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28">
            <text:p>128</text:p>
          </table:table-cell>
          <table:table-cell table:style-name="ce9" office:value-type="string">
            <text:p>p taillée</text:p>
          </table:table-cell>
          <table:table-cell table:formula="of:=VLOOKUP([.T68];[.$T$43:.$U$45];2;0)" office:value-type="float" office:value="1.5">
            <text:p>1,5</text:p>
          </table:table-cell>
          <table:table-cell table:formula="of:=+100*[.G68]*[.U68]*[.I68]" office:value-type="float" office:value="210">
            <text:p>210</text:p>
          </table:table-cell>
          <table:table-cell table:formula="of:=ROUNDDOWN([.S68]+[.V68];-1)" office:value-type="float" office:value="330">
            <text:p>33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9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Garnison du comptoir est un grand bâtiment de 3 construit en p taillée. Il a été érigé par des maçons payés 0,2 ducats par jour. Sa construction a duré 1 an(s) et 9 mois, et a coûté 330 ducats et 0 de prestige. ">
            <text:p>Garnison du comptoir est un grand bâtiment de 3 construit en p taillée. Il a été érigé par des maçons payés 0,2 ducats par jour. Sa construction a duré 1 an(s) et 9 mois, et a coûté 330 ducats et 0 de prestige. </text:p>
          </table:table-cell>
          <table:table-cell table:style-name="ce21" office:value-type="string">
            <text:p>retinuesize</text:p>
          </table:table-cell>
          <table:table-cell office:value-type="float" office:value="30">
            <text:p>30</text:p>
          </table:table-cell>
          <table:table-cell office:value-type="string">
            <text:p>pikemen</text:p>
          </table:table-cell>
          <table:table-cell office:value-type="float" office:value="50">
            <text:p>50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enceinte_2</text:p>
          </table:table-cell>
          <table:table-cell table:style-name="ce6"/>
          <table:table-cell table:style-name="ce5" table:formula="of:=[.A67]" office:value-type="string" office:string-value="TR_garnison_2">
            <text:p>TR_garnison_2</text:p>
          </table:table-cell>
          <table:table-cell/>
          <table:table-cell table:style-name="ce6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garnison assure la défense du comptoir, peut même fournir quelques troupes en cas de guerre et possède quelques navires réservés à l'usage de la guerr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9];&quot;_&quot;;LOWER([.C69]);&quot;_&quot;;[.L69])" office:value-type="string" office:string-value="TR_enceinte_1">
            <text:p>TR_enceint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ceinte</text:p>
          </table:table-cell>
          <table:table-cell table:style-name="ce9" office:value-type="string">
            <text:p>Palissade en bois</text:p>
          </table:table-cell>
          <table:table-cell table:style-name="ce9" office:value-type="string">
            <text:p>Wooden palissade</text:p>
          </table:table-cell>
          <table:table-cell table:style-name="ce9" office:value-type="string">
            <text:p>petit</text:p>
          </table:table-cell>
          <table:table-cell table:formula="of:=VLOOKUP([.F69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69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9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9];[.$L$42:.$M$46];2;0)" office:value-type="float" office:value="0.5">
            <text:p>0,5</text:p>
          </table:table-cell>
          <table:table-cell table:style-name="ce13" table:formula="of:=ROUND(365*[.G69]*[.I69]*[.K69]*[.M69];-1)" office:value-type="float" office:value="180">
            <text:p>180</text:p>
          </table:table-cell>
          <table:table-cell table:formula="of:=ROUNDDOWN([.N69]/365;0)" office:value-type="float" office:value="0">
            <text:p>0</text:p>
          </table:table-cell>
          <table:table-cell table:style-name="ce16" table:formula="of:=ROUNDDOWN([.N69]/30-12*[.O69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9];[.$Q$43:.$R$45];2;0)" office:value-type="float" office:value="0.1">
            <text:p>0,1</text:p>
          </table:table-cell>
          <table:table-cell table:formula="of:=[.N69]*[.R69]" office:value-type="float" office:value="18">
            <text:p>18</text:p>
          </table:table-cell>
          <table:table-cell table:style-name="ce9" office:value-type="string">
            <text:p>bois</text:p>
          </table:table-cell>
          <table:table-cell table:formula="of:=VLOOKUP([.T69];[.$T$43:.$U$45];2;0)" office:value-type="float" office:value="1">
            <text:p>1</text:p>
          </table:table-cell>
          <table:table-cell table:formula="of:=+100*[.G69]*[.U69]*[.I69]" office:value-type="float" office:value="100">
            <text:p>100</text:p>
          </table:table-cell>
          <table:table-cell table:formula="of:=ROUNDDOWN([.S69]+[.V69];-1)" office:value-type="float" office:value="110">
            <text:p>110</text:p>
          </table:table-cell>
          <table:table-cell table:formula="of:=ROUNDDOWN(60*IF([.J69]=&quot;avec&quot;;1;0)*[.M69];-1)" office:value-type="float" office:value="0">
            <text:p>0</text:p>
          </table:table-cell>
          <table:table-cell table:style-name="ce19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Palissade en bois est un petit bâtiment de 1 construit en bois. Il a été érigé par des ouvriers payés 0,1 ducats par jour. Sa construction a duré 0 an(s) et 6 mois, et a coûté 110 ducats et 0 de prestige. ">
            <text:p>Palissade en bois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1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21" office:value-type="string">
            <text:p>tax_income</text:p>
          </table:table-cell>
          <table:table-cell office:value-type="float" office:value="-0.1">
            <text:p>-0,1</text:p>
          </table:table-cell>
          <table:table-cell office:value-type="string">
            <text:p>garrison_size</text:p>
          </table:table-cell>
          <table:table-cell office:value-type="float" office:value="0.5">
            <text:p>0,5</text:p>
          </table:table-cell>
          <table:table-cell table:number-columns-repeated="4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Une palissade de rondins alignés au somment taillé en pointe. Une défense efficace contre les bêtes et les bandits mais beaucoup plus vulnérables face à des soldats entraîné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0];&quot;_&quot;;LOWER([.C70]);&quot;_&quot;;[.L70])" office:value-type="string" office:string-value="TR_enceinte_2">
            <text:p>TR_enceint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ceinte</text:p>
          </table:table-cell>
          <table:table-cell table:style-name="ce9" office:value-type="string">
            <text:p>Enceinte de pierre</text:p>
          </table:table-cell>
          <table:table-cell table:style-name="ce9" office:value-type="string">
            <text:p>Stone walls</text:p>
          </table:table-cell>
          <table:table-cell table:style-name="ce9" office:value-type="string">
            <text:p>moyen</text:p>
          </table:table-cell>
          <table:table-cell table:formula="of:=VLOOKUP([.F70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0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70];[.$L$42:.$M$46];2;0)" office:value-type="float" office:value="1">
            <text:p>1</text:p>
          </table:table-cell>
          <table:table-cell table:style-name="ce13" table:formula="of:=ROUND(365*[.G70]*[.I70]*[.K70]*[.M70];-1)" office:value-type="float" office:value="550">
            <text:p>550</text:p>
          </table:table-cell>
          <table:table-cell table:formula="of:=ROUNDDOWN([.N70]/365;0)" office:value-type="float" office:value="1">
            <text:p>1</text:p>
          </table:table-cell>
          <table:table-cell table:style-name="ce16" table:formula="of:=ROUNDDOWN([.N70]/30-12*[.O70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70];[.$Q$43:.$R$45];2;0)" office:value-type="float" office:value="0.1">
            <text:p>0,1</text:p>
          </table:table-cell>
          <table:table-cell table:formula="of:=[.N70]*[.R70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70];[.$T$43:.$U$45];2;0)" office:value-type="float" office:value="1.1">
            <text:p>1,1</text:p>
          </table:table-cell>
          <table:table-cell table:formula="of:=+100*[.G70]*[.U70]*[.I70]" office:value-type="float" office:value="165">
            <text:p>165</text:p>
          </table:table-cell>
          <table:table-cell table:formula="of:=ROUNDDOWN([.S70]+[.V70];-1)" office:value-type="float" office:value="220">
            <text:p>220</text:p>
          </table:table-cell>
          <table:table-cell table:formula="of:=ROUNDDOWN(60*IF([.J70]=&quot;avec&quot;;1;0)*[.M70];-1)" office:value-type="float" office:value="0">
            <text:p>0</text:p>
          </table:table-cell>
          <table:table-cell table:style-name="ce19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Enceinte de pierre est un moyen bâtiment de 2 construit en pierre. Il a été érigé par des ouvriers payés 0,1 ducats par jour. Sa construction a duré 1 an(s) et 6 mois, et a coûté 220 ducats et 0 de prestige. ">
            <text:p>Enceinte de pierre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fort_level</text:p>
          </table:table-cell>
          <table:table-cell office:value-type="float" office:value="1">
            <text:p>1</text:p>
          </table:table-cell>
          <table:table-cell table:style-name="ce21" office:value-type="string">
            <text:p>tax_income</text:p>
          </table:table-cell>
          <table:table-cell office:value-type="float" office:value="-0.2">
            <text:p>-0,2</text:p>
          </table:table-cell>
          <table:table-cell office:value-type="string">
            <text:p>garrison_size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5" office:value-type="string">
            <text:p>TR_garnison_1</text:p>
          </table:table-cell>
          <table:table-cell table:style-name="ce5"/>
          <table:table-cell table:style-name="ce5" table:formula="of:=[.A69]" office:value-type="string" office:string-value="TR_enceinte_1">
            <text:p>TR_enceinte_1</text:p>
          </table:table-cell>
          <table:table-cell/>
          <table:table-cell table:style-name="ce5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Une enceinte de pierre taillées et maçonnées <text:s/>qui représente une défense à même d'assurer la défense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1];&quot;_&quot;;LOWER([.C71]);&quot;_&quot;;[.L71])" office:value-type="string" office:string-value="TR_enceinte_3">
            <text:p>TR_enceinte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ceinte</text:p>
          </table:table-cell>
          <table:table-cell table:style-name="ce9" office:value-type="string">
            <text:p>Enceinte épaisse</text:p>
          </table:table-cell>
          <table:table-cell table:style-name="ce9" office:value-type="string">
            <text:p>Thick stone walls</text:p>
          </table:table-cell>
          <table:table-cell table:style-name="ce9" office:value-type="string">
            <text:p>moyen</text:p>
          </table:table-cell>
          <table:table-cell table:formula="of:=VLOOKUP([.F71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71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71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71];[.$L$42:.$M$46];2;0)" office:value-type="float" office:value="1.25">
            <text:p>1,25</text:p>
          </table:table-cell>
          <table:table-cell table:style-name="ce13" table:formula="of:=ROUND(365*[.G71]*[.I71]*[.K71]*[.M71];-1)" office:value-type="float" office:value="480">
            <text:p>480</text:p>
          </table:table-cell>
          <table:table-cell table:formula="of:=ROUNDDOWN([.N71]/365;0)" office:value-type="float" office:value="1">
            <text:p>1</text:p>
          </table:table-cell>
          <table:table-cell table:style-name="ce16" table:formula="of:=ROUNDDOWN([.N71]/30-12*[.O71];0)" office:value-type="float" office:value="4">
            <text:p>4</text:p>
          </table:table-cell>
          <table:table-cell table:style-name="ce9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96">
            <text:p>96</text:p>
          </table:table-cell>
          <table:table-cell table:style-name="ce9" office:value-type="string">
            <text:p>p taillée</text:p>
          </table:table-cell>
          <table:table-cell table:formula="of:=VLOOKUP([.T71];[.$T$43:.$U$45];2;0)" office:value-type="float" office:value="1.5">
            <text:p>1,5</text:p>
          </table:table-cell>
          <table:table-cell table:formula="of:=+100*[.G71]*[.U71]*[.I71]" office:value-type="float" office:value="157.5">
            <text:p>157,5</text:p>
          </table:table-cell>
          <table:table-cell table:formula="of:=ROUNDDOWN([.S71]+[.V71];-1)" office:value-type="float" office:value="250">
            <text:p>250</text:p>
          </table:table-cell>
          <table:table-cell table:formula="of:=ROUNDDOWN(60*IF([.J71]=&quot;avec&quot;;1;0)*[.M71];-1)" office:value-type="float" office:value="0">
            <text:p>0</text:p>
          </table:table-cell>
          <table:table-cell table:style-name="ce19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Enceinte épaisse est un moyen bâtiment de 3 construit en p taillée. Il a été érigé par des maçons payés 0,2 ducats par jour. Sa construction a duré 1 an(s) et 4 mois, et a coûté 250 ducats et 0 de prestige. ">
            <text:p>Enceinte épaisse est un moyen bâtiment de 3 construit en p taillée. Il a été érigé par des maçons payés 0,2 ducats par jour. Sa construction a duré 1 an(s) et 4 mois, et a coûté 250 ducats et 0 de prestige. </text:p>
          </table:table-cell>
          <table:table-cell table:style-name="ce21" office:value-type="string">
            <text:p>fort_level</text:p>
          </table:table-cell>
          <table:table-cell office:value-type="float" office:value="1.5">
            <text:p>1,5</text:p>
          </table:table-cell>
          <table:table-cell table:style-name="ce21" office:value-type="string">
            <text:p>tax_income</text:p>
          </table:table-cell>
          <table:table-cell office:value-type="float" office:value="-0.2">
            <text:p>-0,2</text:p>
          </table:table-cell>
          <table:table-cell office:value-type="string">
            <text:p>garrison_size</text:p>
          </table:table-cell>
          <table:table-cell office:value-type="float" office:value="1.5">
            <text:p>1,5</text:p>
          </table:table-cell>
          <table:table-cell table:number-columns-repeated="4"/>
          <table:table-cell table:style-name="ce5" office:value-type="string">
            <text:p>TR_garnison_2</text:p>
          </table:table-cell>
          <table:table-cell table:style-name="ce6"/>
          <table:table-cell table:style-name="ce5" table:formula="of:=[.A70]" office:value-type="string" office:string-value="TR_enceinte_2">
            <text:p>TR_enceinte_2</text:p>
          </table:table-cell>
          <table:table-cell/>
          <table:table-cell table:style-name="ce5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Une véritable enceinte faite pour dissuader et résister aux menaces extérieur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2];&quot;_&quot;;LOWER([.C72]);&quot;_&quot;;[.L72])" office:value-type="string" office:string-value="TR_port_maritime_1">
            <text:p>TR_port_maritim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port_maritime</text:p>
          </table:table-cell>
          <table:table-cell table:style-name="ce9" office:value-type="string">
            <text:p>Débarcadère marchand</text:p>
          </table:table-cell>
          <table:table-cell table:style-name="ce9" office:value-type="string">
            <text:p>Landing stage</text:p>
          </table:table-cell>
          <table:table-cell table:style-name="ce9" office:value-type="string">
            <text:p>petit</text:p>
          </table:table-cell>
          <table:table-cell table:formula="of:=VLOOKUP([.F72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72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2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72];[.$L$42:.$M$46];2;0)" office:value-type="float" office:value="0.5">
            <text:p>0,5</text:p>
          </table:table-cell>
          <table:table-cell table:style-name="ce13" table:formula="of:=ROUND(365*[.G72]*[.I72]*[.K72]*[.M72];-1)" office:value-type="float" office:value="180">
            <text:p>180</text:p>
          </table:table-cell>
          <table:table-cell table:formula="of:=ROUNDDOWN([.N72]/365;0)" office:value-type="float" office:value="0">
            <text:p>0</text:p>
          </table:table-cell>
          <table:table-cell table:style-name="ce16" table:formula="of:=ROUNDDOWN([.N72]/30-12*[.O72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72];[.$Q$43:.$R$45];2;0)" office:value-type="float" office:value="0.1">
            <text:p>0,1</text:p>
          </table:table-cell>
          <table:table-cell table:formula="of:=[.N72]*[.R72]" office:value-type="float" office:value="18">
            <text:p>18</text:p>
          </table:table-cell>
          <table:table-cell table:style-name="ce9" office:value-type="string">
            <text:p>bois</text:p>
          </table:table-cell>
          <table:table-cell table:formula="of:=VLOOKUP([.T72];[.$T$43:.$U$45];2;0)" office:value-type="float" office:value="1">
            <text:p>1</text:p>
          </table:table-cell>
          <table:table-cell table:formula="of:=+100*[.G72]*[.U72]*[.I72]" office:value-type="float" office:value="100">
            <text:p>100</text:p>
          </table:table-cell>
          <table:table-cell table:formula="of:=ROUNDDOWN([.S72]+[.V72];-1)" office:value-type="float" office:value="110">
            <text:p>110</text:p>
          </table:table-cell>
          <table:table-cell table:formula="of:=ROUNDDOWN(60*IF([.J72]=&quot;avec&quot;;1;0)*[.M72];-1)" office:value-type="float" office:value="0">
            <text:p>0</text:p>
          </table:table-cell>
          <table:table-cell table:style-name="ce19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Débarcadère marchand est un petit bâtiment de 1 construit en bois. Il a été érigé par des ouvriers payés 0,1 ducats par jour. Sa construction a duré 0 an(s) et 6 mois, et a coûté 110 ducats et 0 de prestige. ">
            <text:p>Débarcadère marchand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1"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style-name="ce21" office:value-type="string">
            <text:p>galleys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3];&quot;_&quot;;LOWER([.C73]);&quot;_&quot;;[.L73])" office:value-type="string" office:string-value="TR_port_maritime_2">
            <text:p>TR_port_maritim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port_maritime</text:p>
          </table:table-cell>
          <table:table-cell table:style-name="ce9" office:value-type="string">
            <text:p>Port</text:p>
          </table:table-cell>
          <table:table-cell table:style-name="ce9" office:value-type="string">
            <text:p>Harbour</text:p>
          </table:table-cell>
          <table:table-cell table:style-name="ce9" office:value-type="string">
            <text:p>moyen</text:p>
          </table:table-cell>
          <table:table-cell table:formula="of:=VLOOKUP([.F73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3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3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73];[.$L$42:.$M$46];2;0)" office:value-type="float" office:value="1">
            <text:p>1</text:p>
          </table:table-cell>
          <table:table-cell table:style-name="ce13" table:formula="of:=ROUND(365*[.G73]*[.I73]*[.K73]*[.M73];-1)" office:value-type="float" office:value="550">
            <text:p>550</text:p>
          </table:table-cell>
          <table:table-cell table:formula="of:=ROUNDDOWN([.N73]/365;0)" office:value-type="float" office:value="1">
            <text:p>1</text:p>
          </table:table-cell>
          <table:table-cell table:style-name="ce16" table:formula="of:=ROUNDDOWN([.N73]/30-12*[.O73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73];[.$Q$43:.$R$45];2;0)" office:value-type="float" office:value="0.1">
            <text:p>0,1</text:p>
          </table:table-cell>
          <table:table-cell table:formula="of:=[.N73]*[.R73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73];[.$T$43:.$U$45];2;0)" office:value-type="float" office:value="1.1">
            <text:p>1,1</text:p>
          </table:table-cell>
          <table:table-cell table:formula="of:=+100*[.G73]*[.U73]*[.I73]" office:value-type="float" office:value="165">
            <text:p>165</text:p>
          </table:table-cell>
          <table:table-cell table:formula="of:=ROUNDDOWN([.S73]+[.V73];-1)" office:value-type="float" office:value="220">
            <text:p>220</text:p>
          </table:table-cell>
          <table:table-cell table:formula="of:=ROUNDDOWN(60*IF([.J73]=&quot;avec&quot;;1;0)*[.M73];-1)" office:value-type="float" office:value="0">
            <text:p>0</text:p>
          </table:table-cell>
          <table:table-cell table:style-name="ce19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string" office:string-value="Port est un moyen bâtiment de 2 construit en pierre. Il a été érigé par des ouvriers payés 0,1 ducats par jour. Sa construction a duré 1 an(s) et 6 mois, et a coûté 220 ducats et 0 de prestige. ">
            <text:p>Port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tradevalue</text:p>
          </table:table-cell>
          <table:table-cell office:value-type="float" office:value="20">
            <text:p>20</text:p>
          </table:table-cell>
          <table:table-cell table:style-name="ce21" office:value-type="string">
            <text:p>tax_income</text:p>
          </table:table-cell>
          <table:table-cell office:value-type="float" office:value="1.5">
            <text:p>1,5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bureau_1</text:p>
          </table:table-cell>
          <table:table-cell table:style-name="ce6"/>
          <table:table-cell table:style-name="ce5" table:formula="of:=[.A72]" office:value-type="string" office:string-value="TR_port_maritime_1">
            <text:p>TR_port_maritime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4];&quot;_&quot;;LOWER([.C74]);&quot;_&quot;;[.L74])" office:value-type="string" office:string-value="TR_port_maritime_3">
            <text:p>TR_port_maritime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port_maritime</text:p>
          </table:table-cell>
          <table:table-cell table:style-name="ce9" office:value-type="string">
            <text:p>Grand port</text:p>
          </table:table-cell>
          <table:table-cell table:style-name="ce9" office:value-type="string">
            <text:p>Great harbour</text:p>
          </table:table-cell>
          <table:table-cell table:style-name="ce9" office:value-type="string">
            <text:p>grand</text:p>
          </table:table-cell>
          <table:table-cell table:formula="of:=VLOOKUP([.F74];[.$F$43:.$G$46];2;0)" office:value-type="float" office:value="2">
            <text:p>2</text:p>
          </table:table-cell>
          <table:table-cell table:style-name="ce9" office:value-type="string">
            <text:p>new</text:p>
          </table:table-cell>
          <table:table-cell table:formula="of:=VLOOKUP([.H74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74];[.$L$42:.$M$46];2;0)" office:value-type="float" office:value="1.25">
            <text:p>1,25</text:p>
          </table:table-cell>
          <table:table-cell table:style-name="ce13" table:formula="of:=ROUND(365*[.G74]*[.I74]*[.K74]*[.M74];-1)" office:value-type="float" office:value="910">
            <text:p>910</text:p>
          </table:table-cell>
          <table:table-cell table:formula="of:=ROUNDDOWN([.N74]/365;0)" office:value-type="float" office:value="2">
            <text:p>2</text:p>
          </table:table-cell>
          <table:table-cell table:style-name="ce16" table:formula="of:=ROUNDDOWN([.N74]/30-12*[.O74];0)" office:value-type="float" office:value="6">
            <text:p>6</text:p>
          </table:table-cell>
          <table:table-cell table:style-name="ce9" office:value-type="string">
            <text:p>maçons</text:p>
          </table:table-cell>
          <table:table-cell table:formula="of:=VLOOKUP([.Q74];[.$Q$43:.$R$45];2;0)" office:value-type="float" office:value="0.2">
            <text:p>0,2</text:p>
          </table:table-cell>
          <table:table-cell table:formula="of:=[.N74]*[.R74]" office:value-type="float" office:value="182">
            <text:p>182</text:p>
          </table:table-cell>
          <table:table-cell table:style-name="ce9" office:value-type="string">
            <text:p>p taillée</text:p>
          </table:table-cell>
          <table:table-cell table:formula="of:=VLOOKUP([.T74];[.$T$43:.$U$45];2;0)" office:value-type="float" office:value="1.5">
            <text:p>1,5</text:p>
          </table:table-cell>
          <table:table-cell table:formula="of:=+100*[.G74]*[.U74]*[.I74]" office:value-type="float" office:value="300">
            <text:p>300</text:p>
          </table:table-cell>
          <table:table-cell table:formula="of:=ROUNDDOWN([.S74]+[.V74];-1)" office:value-type="float" office:value="480">
            <text:p>480</text:p>
          </table:table-cell>
          <table:table-cell table:formula="of:=ROUNDDOWN(60*IF([.J74]=&quot;avec&quot;;1;0)*[.M74];-1)" office:value-type="float" office:value="0">
            <text:p>0</text:p>
          </table:table-cell>
          <table:table-cell table:style-name="ce19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Grand port est un grand bâtiment de 3 construit en p taillée. Il a été érigé par des maçons payés 0,2 ducats par jour. Sa construction a duré 2 an(s) et 6 mois, et a coûté 480 ducats et 0 de prestige. ">
            <text:p>Grand port est un grand bâtiment de 3 construit en p taillée. Il a été érigé par des maçons payés 0,2 ducats par jour. Sa construction a duré 2 an(s) et 6 mois, et a coûté 480 ducats et 0 de prestige. </text:p>
          </table:table-cell>
          <table:table-cell table:style-name="ce21" office:value-type="string">
            <text:p>tradevalue</text:p>
          </table:table-cell>
          <table:table-cell office:value-type="float" office:value="20">
            <text:p>20</text:p>
          </table:table-cell>
          <table:table-cell table:style-name="ce21" office:value-type="string">
            <text:p>tax_income</text:p>
          </table:table-cell>
          <table:table-cell office:value-type="float" office:value="2.5">
            <text:p>2,5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bureau_2</text:p>
          </table:table-cell>
          <table:table-cell table:style-name="ce6"/>
          <table:table-cell table:style-name="ce5" table:formula="of:=[.A73]" office:value-type="string" office:string-value="TR_port_maritime_2">
            <text:p>TR_port_maritime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5];&quot;_&quot;;LOWER([.C75]);&quot;_&quot;;[.L75])" office:value-type="string" office:string-value="TR_import_joyaux_3">
            <text:p>TR_import_joyaux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import_joyaux</text:p>
          </table:table-cell>
          <table:table-cell table:style-name="ce9" office:value-type="string">
            <text:p>Bureau des pierres précieus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75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5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5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75];[.$L$42:.$M$46];2;0)" office:value-type="float" office:value="1.25">
            <text:p>1,25</text:p>
          </table:table-cell>
          <table:table-cell table:style-name="ce13" table:formula="of:=ROUND(365*[.G75]*[.I75]*[.K75]*[.M75];-1)" office:value-type="float" office:value="820">
            <text:p>820</text:p>
          </table:table-cell>
          <table:table-cell table:formula="of:=ROUNDDOWN([.N75]/365;0)" office:value-type="float" office:value="2">
            <text:p>2</text:p>
          </table:table-cell>
          <table:table-cell table:style-name="ce16" table:formula="of:=ROUNDDOWN([.N75]/30-12*[.O75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75];[.$Q$43:.$R$45];2;0)" office:value-type="float" office:value="0.1">
            <text:p>0,1</text:p>
          </table:table-cell>
          <table:table-cell table:formula="of:=[.N75]*[.R75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75];[.$T$43:.$U$45];2;0)" office:value-type="float" office:value="1.5">
            <text:p>1,5</text:p>
          </table:table-cell>
          <table:table-cell table:formula="of:=+100*[.G75]*[.U75]*[.I75]" office:value-type="float" office:value="225">
            <text:p>225</text:p>
          </table:table-cell>
          <table:table-cell table:formula="of:=ROUNDDOWN([.S75]+[.V75];-1)" office:value-type="float" office:value="300">
            <text:p>300</text:p>
          </table:table-cell>
          <table:table-cell table:formula="of:=ROUNDDOWN(60*IF([.J75]=&quot;avec&quot;;1;0)*[.M75];-1)" office:value-type="float" office:value="70">
            <text:p>70</text:p>
          </table:table-cell>
          <table:table-cell table:style-name="ce19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Bureau des pierres précieuses est un moyen bâtiment de 3 construit en p taillée. Il a été érigé par des ouvriers payés 0,1 ducats par jour. Sa construction a duré 2 an(s) et 3 mois, et a coûté 300 ducats et 70 de prestige. ">
            <text:p>Bureau des pierres précieus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 office:value-type="string">
            <text:p>TR_import_joyaux_3</text:p>
          </table:table-cell>
          <table:table-cell table:style-name="ce5" office:value-type="string">
            <text:p>TR_bureau_3</text:p>
          </table:table-cell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6];&quot;_&quot;;LOWER([.C76]);&quot;_&quot;;[.L76])" office:value-type="string" office:string-value="TR_import_epices_3">
            <text:p>TR_import_epices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import_epices</text:p>
          </table:table-cell>
          <table:table-cell table:style-name="ce9" office:value-type="string">
            <text:p>Bureau des épic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76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6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6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76];[.$L$42:.$M$46];2;0)" office:value-type="float" office:value="1.25">
            <text:p>1,25</text:p>
          </table:table-cell>
          <table:table-cell table:style-name="ce13" table:formula="of:=ROUND(365*[.G76]*[.I76]*[.K76]*[.M76];-1)" office:value-type="float" office:value="820">
            <text:p>820</text:p>
          </table:table-cell>
          <table:table-cell table:formula="of:=ROUNDDOWN([.N76]/365;0)" office:value-type="float" office:value="2">
            <text:p>2</text:p>
          </table:table-cell>
          <table:table-cell table:style-name="ce16" table:formula="of:=ROUNDDOWN([.N76]/30-12*[.O76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76];[.$Q$43:.$R$45];2;0)" office:value-type="float" office:value="0.1">
            <text:p>0,1</text:p>
          </table:table-cell>
          <table:table-cell table:formula="of:=[.N76]*[.R76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76];[.$T$43:.$U$45];2;0)" office:value-type="float" office:value="1.5">
            <text:p>1,5</text:p>
          </table:table-cell>
          <table:table-cell table:formula="of:=+100*[.G76]*[.U76]*[.I76]" office:value-type="float" office:value="225">
            <text:p>225</text:p>
          </table:table-cell>
          <table:table-cell table:formula="of:=ROUNDDOWN([.S76]+[.V76];-1)" office:value-type="float" office:value="300">
            <text:p>300</text:p>
          </table:table-cell>
          <table:table-cell table:formula="of:=ROUNDDOWN(60*IF([.J76]=&quot;avec&quot;;1;0)*[.M76];-1)" office:value-type="float" office:value="70">
            <text:p>70</text:p>
          </table:table-cell>
          <table:table-cell table:style-name="ce19" table:formula="of:=CONCATENATE([.D76];&quot; est un &quot;;[.F76];&quot; bâtiment de &quot;;[.L76];&quot; construit en &quot;;[.T76];&quot;. Il a été érigé par des &quot;;[.Q76];&quot; payés &quot;;[.R76];&quot; ducats par jour. Sa construction a duré &quot;;[.O76];&quot; an(s) et &quot;;[.P76];&quot; mois, et a coûté &quot;;[.W76];&quot; ducats et &quot;;[.X76];&quot; de prestige. &quot;)" office:value-type="string" office:string-value="Bureau des épices est un moyen bâtiment de 3 construit en p taillée. Il a été érigé par des ouvriers payés 0,1 ducats par jour. Sa construction a duré 2 an(s) et 3 mois, et a coûté 300 ducats et 70 de prestige. ">
            <text:p>Bureau des épic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 office:value-type="string">
            <text:p>TR_import_epices_3</text:p>
          </table:table-cell>
          <table:table-cell table:style-name="ce5" office:value-type="string">
            <text:p>TR_bureau_3</text:p>
          </table:table-cell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7];&quot;_&quot;;LOWER([.C77]);&quot;_&quot;;[.L77])" office:value-type="string" office:string-value="TR_import_peaux_3">
            <text:p>TR_import_peaux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import_peaux</text:p>
          </table:table-cell>
          <table:table-cell table:style-name="ce9" office:value-type="string">
            <text:p>Bureau des fourrur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77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7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7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77];[.$L$42:.$M$46];2;0)" office:value-type="float" office:value="1.25">
            <text:p>1,25</text:p>
          </table:table-cell>
          <table:table-cell table:style-name="ce13" table:formula="of:=ROUND(365*[.G77]*[.I77]*[.K77]*[.M77];-1)" office:value-type="float" office:value="820">
            <text:p>820</text:p>
          </table:table-cell>
          <table:table-cell table:formula="of:=ROUNDDOWN([.N77]/365;0)" office:value-type="float" office:value="2">
            <text:p>2</text:p>
          </table:table-cell>
          <table:table-cell table:style-name="ce16" table:formula="of:=ROUNDDOWN([.N77]/30-12*[.O77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77];[.$Q$43:.$R$45];2;0)" office:value-type="float" office:value="0.1">
            <text:p>0,1</text:p>
          </table:table-cell>
          <table:table-cell table:formula="of:=[.N77]*[.R77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77];[.$T$43:.$U$45];2;0)" office:value-type="float" office:value="1.5">
            <text:p>1,5</text:p>
          </table:table-cell>
          <table:table-cell table:formula="of:=+100*[.G77]*[.U77]*[.I77]" office:value-type="float" office:value="225">
            <text:p>225</text:p>
          </table:table-cell>
          <table:table-cell table:formula="of:=ROUNDDOWN([.S77]+[.V77];-1)" office:value-type="float" office:value="300">
            <text:p>300</text:p>
          </table:table-cell>
          <table:table-cell table:formula="of:=ROUNDDOWN(60*IF([.J77]=&quot;avec&quot;;1;0)*[.M77];-1)" office:value-type="float" office:value="70">
            <text:p>70</text:p>
          </table:table-cell>
          <table:table-cell table:style-name="ce19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string" office:string-value="Bureau des fourrures est un moyen bâtiment de 3 construit en p taillée. Il a été érigé par des ouvriers payés 0,1 ducats par jour. Sa construction a duré 2 an(s) et 3 mois, et a coûté 300 ducats et 70 de prestige. ">
            <text:p>Bureau des fourrur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 office:value-type="string">
            <text:p>TR_import_peaux_3</text:p>
          </table:table-cell>
          <table:table-cell table:style-name="ce5" office:value-type="string">
            <text:p>TR_bureau_3</text:p>
          </table:table-cell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8];&quot;_&quot;;LOWER([.C78]);&quot;_&quot;;[.L78])" office:value-type="string" office:string-value="CT_import_joyaux_3">
            <text:p>CT_import_joyaux_3</text:p>
          </table:table-cell>
          <table:table-cell table:style-name="ce2" office:value-type="string">
            <text:p>CT</text:p>
          </table:table-cell>
          <table:table-cell table:style-name="ce9" office:value-type="string">
            <text:p>import_joyaux</text:p>
          </table:table-cell>
          <table:table-cell table:style-name="ce9" office:value-type="string">
            <text:p>Bureau des pierres précieus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78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8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8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78];[.$L$42:.$M$46];2;0)" office:value-type="float" office:value="1.25">
            <text:p>1,25</text:p>
          </table:table-cell>
          <table:table-cell table:style-name="ce13" table:formula="of:=ROUND(365*[.G78]*[.I78]*[.K78]*[.M78];-1)" office:value-type="float" office:value="820">
            <text:p>820</text:p>
          </table:table-cell>
          <table:table-cell table:formula="of:=ROUNDDOWN([.N78]/365;0)" office:value-type="float" office:value="2">
            <text:p>2</text:p>
          </table:table-cell>
          <table:table-cell table:style-name="ce16" table:formula="of:=ROUNDDOWN([.N78]/30-12*[.O78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78];[.$Q$43:.$R$45];2;0)" office:value-type="float" office:value="0.1">
            <text:p>0,1</text:p>
          </table:table-cell>
          <table:table-cell table:formula="of:=[.N78]*[.R78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78];[.$T$43:.$U$45];2;0)" office:value-type="float" office:value="1.5">
            <text:p>1,5</text:p>
          </table:table-cell>
          <table:table-cell table:formula="of:=+100*[.G78]*[.U78]*[.I78]" office:value-type="float" office:value="225">
            <text:p>225</text:p>
          </table:table-cell>
          <table:table-cell table:formula="of:=ROUNDDOWN([.S78]+[.V78];-1)" office:value-type="float" office:value="300">
            <text:p>300</text:p>
          </table:table-cell>
          <table:table-cell table:formula="of:=ROUNDDOWN(60*IF([.J78]=&quot;avec&quot;;1;0)*[.M78];-1)" office:value-type="float" office:value="70">
            <text:p>70</text:p>
          </table:table-cell>
          <table:table-cell table:style-name="ce19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string" office:string-value="Bureau des pierres précieuses est un moyen bâtiment de 3 construit en p taillée. Il a été érigé par des ouvriers payés 0,1 ducats par jour. Sa construction a duré 2 an(s) et 3 mois, et a coûté 300 ducats et 70 de prestige. ">
            <text:p>Bureau des pierres précieus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9];&quot;_&quot;;LOWER([.C79]);&quot;_&quot;;[.L79])" office:value-type="string" office:string-value="CT_import_epices_3">
            <text:p>CT_import_epices_3</text:p>
          </table:table-cell>
          <table:table-cell table:style-name="ce2" office:value-type="string">
            <text:p>CT</text:p>
          </table:table-cell>
          <table:table-cell table:style-name="ce9" office:value-type="string">
            <text:p>import_epices</text:p>
          </table:table-cell>
          <table:table-cell table:style-name="ce9" office:value-type="string">
            <text:p>Bureau des épic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79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9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79];[.$L$42:.$M$46];2;0)" office:value-type="float" office:value="1.25">
            <text:p>1,25</text:p>
          </table:table-cell>
          <table:table-cell table:style-name="ce13" table:formula="of:=ROUND(365*[.G79]*[.I79]*[.K79]*[.M79];-1)" office:value-type="float" office:value="820">
            <text:p>820</text:p>
          </table:table-cell>
          <table:table-cell table:formula="of:=ROUNDDOWN([.N79]/365;0)" office:value-type="float" office:value="2">
            <text:p>2</text:p>
          </table:table-cell>
          <table:table-cell table:style-name="ce16" table:formula="of:=ROUNDDOWN([.N79]/30-12*[.O79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79];[.$Q$43:.$R$45];2;0)" office:value-type="float" office:value="0.1">
            <text:p>0,1</text:p>
          </table:table-cell>
          <table:table-cell table:formula="of:=[.N79]*[.R79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225">
            <text:p>225</text:p>
          </table:table-cell>
          <table:table-cell table:formula="of:=ROUNDDOWN([.S79]+[.V79];-1)" office:value-type="float" office:value="300">
            <text:p>300</text:p>
          </table:table-cell>
          <table:table-cell table:formula="of:=ROUNDDOWN(60*IF([.J79]=&quot;avec&quot;;1;0)*[.M79];-1)" office:value-type="float" office:value="70">
            <text:p>70</text:p>
          </table:table-cell>
          <table:table-cell table:style-name="ce19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string" office:string-value="Bureau des épices est un moyen bâtiment de 3 construit en p taillée. Il a été érigé par des ouvriers payés 0,1 ducats par jour. Sa construction a duré 2 an(s) et 3 mois, et a coûté 300 ducats et 70 de prestige. ">
            <text:p>Bureau des épic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0];&quot;_&quot;;LOWER([.C80]);&quot;_&quot;;[.L80])" office:value-type="string" office:string-value="CT_import_peaux_3">
            <text:p>CT_import_peaux_3</text:p>
          </table:table-cell>
          <table:table-cell table:style-name="ce2" office:value-type="string">
            <text:p>CT</text:p>
          </table:table-cell>
          <table:table-cell table:style-name="ce9" office:value-type="string">
            <text:p>import_peaux</text:p>
          </table:table-cell>
          <table:table-cell table:style-name="ce9" office:value-type="string">
            <text:p>Bureau des fourrur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80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80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80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80];[.$L$42:.$M$46];2;0)" office:value-type="float" office:value="1.25">
            <text:p>1,25</text:p>
          </table:table-cell>
          <table:table-cell table:style-name="ce13" table:formula="of:=ROUND(365*[.G80]*[.I80]*[.K80]*[.M80];-1)" office:value-type="float" office:value="820">
            <text:p>820</text:p>
          </table:table-cell>
          <table:table-cell table:formula="of:=ROUNDDOWN([.N80]/365;0)" office:value-type="float" office:value="2">
            <text:p>2</text:p>
          </table:table-cell>
          <table:table-cell table:style-name="ce16" table:formula="of:=ROUNDDOWN([.N80]/30-12*[.O80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80];[.$Q$43:.$R$45];2;0)" office:value-type="float" office:value="0.1">
            <text:p>0,1</text:p>
          </table:table-cell>
          <table:table-cell table:formula="of:=[.N80]*[.R80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225">
            <text:p>225</text:p>
          </table:table-cell>
          <table:table-cell table:formula="of:=ROUNDDOWN([.S80]+[.V80];-1)" office:value-type="float" office:value="300">
            <text:p>300</text:p>
          </table:table-cell>
          <table:table-cell table:formula="of:=ROUNDDOWN(60*IF([.J80]=&quot;avec&quot;;1;0)*[.M80];-1)" office:value-type="float" office:value="70">
            <text:p>70</text:p>
          </table:table-cell>
          <table:table-cell table:style-name="ce19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string" office:string-value="Bureau des fourrures est un moyen bâtiment de 3 construit en p taillée. Il a été érigé par des ouvriers payés 0,1 ducats par jour. Sa construction a duré 2 an(s) et 3 mois, et a coûté 300 ducats et 70 de prestige. ">
            <text:p>Bureau des fourrur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 table:number-columns-repeated="9"/>
          <table:table-cell table:style-name="ce6" table:number-columns-repeated="2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2];&quot;_&quot;;LOWER([.C82]);&quot;_&quot;;[.L82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2];[.$F$43:.$G$46];2;0)" office:value-type="float" office:value="0">
            <text:p>#N/A</text:p>
          </table:table-cell>
          <table:table-cell table:style-name="ce9"/>
          <table:table-cell table:formula="of:=VLOOKUP([.H82];[.$H$43:.$I$44];2;0)" office:value-type="float" office:value="0">
            <text:p>#N/A</text:p>
          </table:table-cell>
          <table:table-cell table:style-name="ce9"/>
          <table:table-cell table:formula="of:=VLOOKUP([.J82];[.$J$43:.$K$44];2;0)" office:value-type="float" office:value="0">
            <text:p>#N/A</text:p>
          </table:table-cell>
          <table:table-cell table:style-name="ce9"/>
          <table:table-cell table:formula="of:=VLOOKUP([.L82];[.$L$42:.$M$46];2;0)" office:value-type="float" office:value="0">
            <text:p>#N/A</text:p>
          </table:table-cell>
          <table:table-cell table:style-name="ce13" table:formula="of:=ROUND(365*[.G82]*[.I82]*[.K82]*[.M82];-1)" office:value-type="float" office:value="0">
            <text:p>#N/A</text:p>
          </table:table-cell>
          <table:table-cell table:formula="of:=ROUNDDOWN([.N82]/365;0)" office:value-type="float" office:value="0">
            <text:p>#N/A</text:p>
          </table:table-cell>
          <table:table-cell table:style-name="ce16" table:formula="of:=ROUNDDOWN([.N82]/30-12*[.O82];0)" office:value-type="float" office:value="0">
            <text:p>#N/A</text:p>
          </table:table-cell>
          <table:table-cell table:style-name="ce9"/>
          <table:table-cell table:formula="of:=VLOOKUP([.Q82];[.$Q$43:.$R$45];2;0)" office:value-type="float" office:value="0">
            <text:p>#N/A</text:p>
          </table:table-cell>
          <table:table-cell table:formula="of:=[.N82]*[.R82]" office:value-type="float" office:value="0">
            <text:p>#N/A</text:p>
          </table:table-cell>
          <table:table-cell table:style-name="ce9"/>
          <table:table-cell table:formula="of:=VLOOKUP([.T82];[.$T$43:.$U$45];2;0)" office:value-type="float" office:value="0">
            <text:p>#N/A</text:p>
          </table:table-cell>
          <table:table-cell table:formula="of:=+100*[.G82]*[.U82]*[.I82]" office:value-type="float" office:value="0">
            <text:p>#N/A</text:p>
          </table:table-cell>
          <table:table-cell table:formula="of:=ROUNDDOWN([.S82]+[.V82];-1)" office:value-type="float" office:value="0">
            <text:p>#N/A</text:p>
          </table:table-cell>
          <table:table-cell table:formula="of:=ROUNDDOWN(60*IF([.J82]=&quot;avec&quot;;1;0)*[.M82];-1)" office:value-type="float" office:value="0">
            <text:p>#N/A</text:p>
          </table:table-cell>
          <table:table-cell table:style-name="ce19" table:formula="of:=CONCATENATE([.D82];&quot; est un &quot;;[.F82];&quot; bâtiment de &quot;;[.L82];&quot; construit en &quot;;[.T82];&quot;. Il a été érigé par des &quot;;[.Q82];&quot; payés &quot;;[.R82];&quot; ducats par jour. Sa construction a duré &quot;;[.O82];&quot; an(s) et &quot;;[.P82];&quot; mois, et a coûté &quot;;[.W82];&quot; ducats et &quot;;[.X82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1]" office:value-type="float" office:value="0">
            <text:p>0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3];&quot;_&quot;;LOWER([.C83]);&quot;_&quot;;[.L83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3];[.$F$43:.$G$46];2;0)" office:value-type="float" office:value="0">
            <text:p>#N/A</text:p>
          </table:table-cell>
          <table:table-cell table:style-name="ce9"/>
          <table:table-cell table:formula="of:=VLOOKUP([.H83];[.$H$43:.$I$44];2;0)" office:value-type="float" office:value="0">
            <text:p>#N/A</text:p>
          </table:table-cell>
          <table:table-cell table:style-name="ce9"/>
          <table:table-cell table:formula="of:=VLOOKUP([.J83];[.$J$43:.$K$44];2;0)" office:value-type="float" office:value="0">
            <text:p>#N/A</text:p>
          </table:table-cell>
          <table:table-cell table:style-name="ce9"/>
          <table:table-cell table:formula="of:=VLOOKUP([.L83];[.$L$42:.$M$46];2;0)" office:value-type="float" office:value="0">
            <text:p>#N/A</text:p>
          </table:table-cell>
          <table:table-cell table:style-name="ce13" table:formula="of:=ROUND(365*[.G83]*[.I83]*[.K83]*[.M83];-1)" office:value-type="float" office:value="0">
            <text:p>#N/A</text:p>
          </table:table-cell>
          <table:table-cell table:formula="of:=ROUNDDOWN([.N83]/365;0)" office:value-type="float" office:value="0">
            <text:p>#N/A</text:p>
          </table:table-cell>
          <table:table-cell table:style-name="ce16" table:formula="of:=ROUNDDOWN([.N83]/30-12*[.O83];0)" office:value-type="float" office:value="0">
            <text:p>#N/A</text:p>
          </table:table-cell>
          <table:table-cell table:style-name="ce9"/>
          <table:table-cell table:formula="of:=VLOOKUP([.Q83];[.$Q$43:.$R$45];2;0)" office:value-type="float" office:value="0">
            <text:p>#N/A</text:p>
          </table:table-cell>
          <table:table-cell table:formula="of:=[.N83]*[.R83]" office:value-type="float" office:value="0">
            <text:p>#N/A</text:p>
          </table:table-cell>
          <table:table-cell table:style-name="ce9"/>
          <table:table-cell table:formula="of:=VLOOKUP([.T83];[.$T$43:.$U$45];2;0)" office:value-type="float" office:value="0">
            <text:p>#N/A</text:p>
          </table:table-cell>
          <table:table-cell table:formula="of:=+100*[.G83]*[.U83]*[.I83]" office:value-type="float" office:value="0">
            <text:p>#N/A</text:p>
          </table:table-cell>
          <table:table-cell table:formula="of:=ROUNDDOWN([.S83]+[.V83];-1)" office:value-type="float" office:value="0">
            <text:p>#N/A</text:p>
          </table:table-cell>
          <table:table-cell table:formula="of:=ROUNDDOWN(60*IF([.J83]=&quot;avec&quot;;1;0)*[.M83];-1)" office:value-type="float" office:value="0">
            <text:p>#N/A</text:p>
          </table:table-cell>
          <table:table-cell table:style-name="ce19" table:formula="of:=CONCATENATE([.D83];&quot; est un &quot;;[.F83];&quot; bâtiment de &quot;;[.L83];&quot; construit en &quot;;[.T83];&quot;. Il a été érigé par des &quot;;[.Q83];&quot; payés &quot;;[.R83];&quot; ducats par jour. Sa construction a duré &quot;;[.O83];&quot; an(s) et &quot;;[.P83];&quot; mois, et a coûté &quot;;[.W83];&quot; ducats et &quot;;[.X83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2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4];&quot;_&quot;;LOWER([.C84]);&quot;_&quot;;[.L84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4];[.$F$43:.$G$46];2;0)" office:value-type="float" office:value="0">
            <text:p>#N/A</text:p>
          </table:table-cell>
          <table:table-cell table:style-name="ce9"/>
          <table:table-cell table:formula="of:=VLOOKUP([.H84];[.$H$43:.$I$44];2;0)" office:value-type="float" office:value="0">
            <text:p>#N/A</text:p>
          </table:table-cell>
          <table:table-cell table:style-name="ce9"/>
          <table:table-cell table:formula="of:=VLOOKUP([.J84];[.$J$43:.$K$44];2;0)" office:value-type="float" office:value="0">
            <text:p>#N/A</text:p>
          </table:table-cell>
          <table:table-cell table:style-name="ce9"/>
          <table:table-cell table:formula="of:=VLOOKUP([.L84];[.$L$42:.$M$46];2;0)" office:value-type="float" office:value="0">
            <text:p>#N/A</text:p>
          </table:table-cell>
          <table:table-cell table:style-name="ce13" table:formula="of:=ROUND(365*[.G84]*[.I84]*[.K84]*[.M84];-1)" office:value-type="float" office:value="0">
            <text:p>#N/A</text:p>
          </table:table-cell>
          <table:table-cell table:formula="of:=ROUNDDOWN([.N84]/365;0)" office:value-type="float" office:value="0">
            <text:p>#N/A</text:p>
          </table:table-cell>
          <table:table-cell table:style-name="ce16" table:formula="of:=ROUNDDOWN([.N84]/30-12*[.O84];0)" office:value-type="float" office:value="0">
            <text:p>#N/A</text:p>
          </table:table-cell>
          <table:table-cell table:style-name="ce9"/>
          <table:table-cell table:formula="of:=VLOOKUP([.Q84];[.$Q$43:.$R$45];2;0)" office:value-type="float" office:value="0">
            <text:p>#N/A</text:p>
          </table:table-cell>
          <table:table-cell table:formula="of:=[.N84]*[.R84]" office:value-type="float" office:value="0">
            <text:p>#N/A</text:p>
          </table:table-cell>
          <table:table-cell table:style-name="ce9"/>
          <table:table-cell table:formula="of:=VLOOKUP([.T84];[.$T$43:.$U$45];2;0)" office:value-type="float" office:value="0">
            <text:p>#N/A</text:p>
          </table:table-cell>
          <table:table-cell table:formula="of:=+100*[.G84]*[.U84]*[.I84]" office:value-type="float" office:value="0">
            <text:p>#N/A</text:p>
          </table:table-cell>
          <table:table-cell table:formula="of:=ROUNDDOWN([.S84]+[.V84];-1)" office:value-type="float" office:value="0">
            <text:p>#N/A</text:p>
          </table:table-cell>
          <table:table-cell table:formula="of:=ROUNDDOWN(60*IF([.J84]=&quot;avec&quot;;1;0)*[.M84];-1)" office:value-type="float" office:value="0">
            <text:p>#N/A</text:p>
          </table:table-cell>
          <table:table-cell table:style-name="ce19" table:formula="of:=CONCATENATE([.D84];&quot; est un &quot;;[.F84];&quot; bâtiment de &quot;;[.L84];&quot; construit en &quot;;[.T84];&quot;. Il a été érigé par des &quot;;[.Q84];&quot; payés &quot;;[.R84];&quot; ducats par jour. Sa construction a duré &quot;;[.O84];&quot; an(s) et &quot;;[.P84];&quot; mois, et a coûté &quot;;[.W84];&quot; ducats et &quot;;[.X84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3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5];&quot;_&quot;;LOWER([.C85]);&quot;_&quot;;[.L85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5];[.$F$43:.$G$46];2;0)" office:value-type="float" office:value="0">
            <text:p>#N/A</text:p>
          </table:table-cell>
          <table:table-cell table:style-name="ce9"/>
          <table:table-cell table:formula="of:=VLOOKUP([.H85];[.$H$43:.$I$44];2;0)" office:value-type="float" office:value="0">
            <text:p>#N/A</text:p>
          </table:table-cell>
          <table:table-cell table:style-name="ce9"/>
          <table:table-cell table:formula="of:=VLOOKUP([.J85];[.$J$43:.$K$44];2;0)" office:value-type="float" office:value="0">
            <text:p>#N/A</text:p>
          </table:table-cell>
          <table:table-cell table:style-name="ce9"/>
          <table:table-cell table:formula="of:=VLOOKUP([.L85];[.$L$42:.$M$46];2;0)" office:value-type="float" office:value="0">
            <text:p>#N/A</text:p>
          </table:table-cell>
          <table:table-cell table:style-name="ce13" table:formula="of:=ROUND(365*[.G85]*[.I85]*[.K85]*[.M85];-1)" office:value-type="float" office:value="0">
            <text:p>#N/A</text:p>
          </table:table-cell>
          <table:table-cell table:formula="of:=ROUNDDOWN([.N85]/365;0)" office:value-type="float" office:value="0">
            <text:p>#N/A</text:p>
          </table:table-cell>
          <table:table-cell table:style-name="ce16" table:formula="of:=ROUNDDOWN([.N85]/30-12*[.O85];0)" office:value-type="float" office:value="0">
            <text:p>#N/A</text:p>
          </table:table-cell>
          <table:table-cell table:style-name="ce9"/>
          <table:table-cell table:formula="of:=VLOOKUP([.Q85];[.$Q$43:.$R$45];2;0)" office:value-type="float" office:value="0">
            <text:p>#N/A</text:p>
          </table:table-cell>
          <table:table-cell table:formula="of:=[.N85]*[.R85]" office:value-type="float" office:value="0">
            <text:p>#N/A</text:p>
          </table:table-cell>
          <table:table-cell table:style-name="ce9"/>
          <table:table-cell table:formula="of:=VLOOKUP([.T85];[.$T$43:.$U$45];2;0)" office:value-type="float" office:value="0">
            <text:p>#N/A</text:p>
          </table:table-cell>
          <table:table-cell table:formula="of:=+100*[.G85]*[.U85]*[.I85]" office:value-type="float" office:value="0">
            <text:p>#N/A</text:p>
          </table:table-cell>
          <table:table-cell table:formula="of:=ROUNDDOWN([.S85]+[.V85];-1)" office:value-type="float" office:value="0">
            <text:p>#N/A</text:p>
          </table:table-cell>
          <table:table-cell table:formula="of:=ROUNDDOWN(60*IF([.J85]=&quot;avec&quot;;1;0)*[.M85];-1)" office:value-type="float" office:value="0">
            <text:p>#N/A</text:p>
          </table:table-cell>
          <table:table-cell table:style-name="ce19" table:formula="of:=CONCATENATE([.D85];&quot; est un &quot;;[.F85];&quot; bâtiment de &quot;;[.L85];&quot; construit en &quot;;[.T85];&quot;. Il a été érigé par des &quot;;[.Q85];&quot; payés &quot;;[.R85];&quot; ducats par jour. Sa construction a duré &quot;;[.O85];&quot; an(s) et &quot;;[.P85];&quot; mois, et a coûté &quot;;[.W85];&quot; ducats et &quot;;[.X85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4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6];&quot;_&quot;;LOWER([.C86]);&quot;_&quot;;[.L86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6];[.$F$43:.$G$46];2;0)" office:value-type="float" office:value="0">
            <text:p>#N/A</text:p>
          </table:table-cell>
          <table:table-cell table:style-name="ce9"/>
          <table:table-cell table:formula="of:=VLOOKUP([.H86];[.$H$43:.$I$44];2;0)" office:value-type="float" office:value="0">
            <text:p>#N/A</text:p>
          </table:table-cell>
          <table:table-cell table:style-name="ce9"/>
          <table:table-cell table:formula="of:=VLOOKUP([.J86];[.$J$43:.$K$44];2;0)" office:value-type="float" office:value="0">
            <text:p>#N/A</text:p>
          </table:table-cell>
          <table:table-cell table:style-name="ce9"/>
          <table:table-cell table:formula="of:=VLOOKUP([.L86];[.$L$42:.$M$46];2;0)" office:value-type="float" office:value="0">
            <text:p>#N/A</text:p>
          </table:table-cell>
          <table:table-cell table:style-name="ce13" table:formula="of:=ROUND(365*[.G86]*[.I86]*[.K86]*[.M86];-1)" office:value-type="float" office:value="0">
            <text:p>#N/A</text:p>
          </table:table-cell>
          <table:table-cell table:formula="of:=ROUNDDOWN([.N86]/365;0)" office:value-type="float" office:value="0">
            <text:p>#N/A</text:p>
          </table:table-cell>
          <table:table-cell table:style-name="ce16" table:formula="of:=ROUNDDOWN([.N86]/30-12*[.O86];0)" office:value-type="float" office:value="0">
            <text:p>#N/A</text:p>
          </table:table-cell>
          <table:table-cell table:style-name="ce9"/>
          <table:table-cell table:formula="of:=VLOOKUP([.Q86];[.$Q$43:.$R$45];2;0)" office:value-type="float" office:value="0">
            <text:p>#N/A</text:p>
          </table:table-cell>
          <table:table-cell table:formula="of:=[.N86]*[.R86]" office:value-type="float" office:value="0">
            <text:p>#N/A</text:p>
          </table:table-cell>
          <table:table-cell table:style-name="ce9"/>
          <table:table-cell table:formula="of:=VLOOKUP([.T86];[.$T$43:.$U$45];2;0)" office:value-type="float" office:value="0">
            <text:p>#N/A</text:p>
          </table:table-cell>
          <table:table-cell table:formula="of:=+100*[.G86]*[.U86]*[.I86]" office:value-type="float" office:value="0">
            <text:p>#N/A</text:p>
          </table:table-cell>
          <table:table-cell table:formula="of:=ROUNDDOWN([.S86]+[.V86];-1)" office:value-type="float" office:value="0">
            <text:p>#N/A</text:p>
          </table:table-cell>
          <table:table-cell table:formula="of:=ROUNDDOWN(60*IF([.J86]=&quot;avec&quot;;1;0)*[.M86];-1)" office:value-type="float" office:value="0">
            <text:p>#N/A</text:p>
          </table:table-cell>
          <table:table-cell table:style-name="ce19" table:formula="of:=CONCATENATE([.D86];&quot; est un &quot;;[.F86];&quot; bâtiment de &quot;;[.L86];&quot; construit en &quot;;[.T86];&quot;. Il a été érigé par des &quot;;[.Q86];&quot; payés &quot;;[.R86];&quot; ducats par jour. Sa construction a duré &quot;;[.O86];&quot; an(s) et &quot;;[.P86];&quot; mois, et a coûté &quot;;[.W86];&quot; ducats et &quot;;[.X86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5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7];&quot;_&quot;;LOWER([.C87]);&quot;_&quot;;[.L87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7];[.$F$43:.$G$46];2;0)" office:value-type="float" office:value="0">
            <text:p>#N/A</text:p>
          </table:table-cell>
          <table:table-cell table:style-name="ce9"/>
          <table:table-cell table:formula="of:=VLOOKUP([.H87];[.$H$43:.$I$44];2;0)" office:value-type="float" office:value="0">
            <text:p>#N/A</text:p>
          </table:table-cell>
          <table:table-cell table:style-name="ce9"/>
          <table:table-cell table:formula="of:=VLOOKUP([.J87];[.$J$43:.$K$44];2;0)" office:value-type="float" office:value="0">
            <text:p>#N/A</text:p>
          </table:table-cell>
          <table:table-cell table:style-name="ce9"/>
          <table:table-cell table:formula="of:=VLOOKUP([.L87];[.$L$42:.$M$46];2;0)" office:value-type="float" office:value="0">
            <text:p>#N/A</text:p>
          </table:table-cell>
          <table:table-cell table:style-name="ce13" table:formula="of:=ROUND(365*[.G87]*[.I87]*[.K87]*[.M87];-1)" office:value-type="float" office:value="0">
            <text:p>#N/A</text:p>
          </table:table-cell>
          <table:table-cell table:formula="of:=ROUNDDOWN([.N87]/365;0)" office:value-type="float" office:value="0">
            <text:p>#N/A</text:p>
          </table:table-cell>
          <table:table-cell table:style-name="ce16" table:formula="of:=ROUNDDOWN([.N87]/30-12*[.O87];0)" office:value-type="float" office:value="0">
            <text:p>#N/A</text:p>
          </table:table-cell>
          <table:table-cell table:style-name="ce9"/>
          <table:table-cell table:formula="of:=VLOOKUP([.Q87];[.$Q$43:.$R$45];2;0)" office:value-type="float" office:value="0">
            <text:p>#N/A</text:p>
          </table:table-cell>
          <table:table-cell table:formula="of:=[.N87]*[.R87]" office:value-type="float" office:value="0">
            <text:p>#N/A</text:p>
          </table:table-cell>
          <table:table-cell table:style-name="ce9"/>
          <table:table-cell table:formula="of:=VLOOKUP([.T87];[.$T$43:.$U$45];2;0)" office:value-type="float" office:value="0">
            <text:p>#N/A</text:p>
          </table:table-cell>
          <table:table-cell table:formula="of:=+100*[.G87]*[.U87]*[.I87]" office:value-type="float" office:value="0">
            <text:p>#N/A</text:p>
          </table:table-cell>
          <table:table-cell table:formula="of:=ROUNDDOWN([.S87]+[.V87];-1)" office:value-type="float" office:value="0">
            <text:p>#N/A</text:p>
          </table:table-cell>
          <table:table-cell table:formula="of:=ROUNDDOWN(60*IF([.J87]=&quot;avec&quot;;1;0)*[.M87];-1)" office:value-type="float" office:value="0">
            <text:p>#N/A</text:p>
          </table:table-cell>
          <table:table-cell table:style-name="ce19" table:formula="of:=CONCATENATE([.D87];&quot; est un &quot;;[.F87];&quot; bâtiment de &quot;;[.L87];&quot; construit en &quot;;[.T87];&quot;. Il a été érigé par des &quot;;[.Q87];&quot; payés &quot;;[.R87];&quot; ducats par jour. Sa construction a duré &quot;;[.O87];&quot; an(s) et &quot;;[.P87];&quot; mois, et a coûté &quot;;[.W87];&quot; ducats et &quot;;[.X87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6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8];&quot;_&quot;;LOWER([.C88]);&quot;_&quot;;[.L88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8];[.$F$43:.$G$46];2;0)" office:value-type="float" office:value="0">
            <text:p>#N/A</text:p>
          </table:table-cell>
          <table:table-cell table:style-name="ce9"/>
          <table:table-cell table:formula="of:=VLOOKUP([.H88];[.$H$43:.$I$44];2;0)" office:value-type="float" office:value="0">
            <text:p>#N/A</text:p>
          </table:table-cell>
          <table:table-cell table:style-name="ce9"/>
          <table:table-cell table:formula="of:=VLOOKUP([.J88];[.$J$43:.$K$44];2;0)" office:value-type="float" office:value="0">
            <text:p>#N/A</text:p>
          </table:table-cell>
          <table:table-cell table:style-name="ce9"/>
          <table:table-cell table:formula="of:=VLOOKUP([.L88];[.$L$42:.$M$46];2;0)" office:value-type="float" office:value="0">
            <text:p>#N/A</text:p>
          </table:table-cell>
          <table:table-cell table:style-name="ce13" table:formula="of:=ROUND(365*[.G88]*[.I88]*[.K88]*[.M88];-1)" office:value-type="float" office:value="0">
            <text:p>#N/A</text:p>
          </table:table-cell>
          <table:table-cell table:formula="of:=ROUNDDOWN([.N88]/365;0)" office:value-type="float" office:value="0">
            <text:p>#N/A</text:p>
          </table:table-cell>
          <table:table-cell table:style-name="ce16" table:formula="of:=ROUNDDOWN([.N88]/30-12*[.O88];0)" office:value-type="float" office:value="0">
            <text:p>#N/A</text:p>
          </table:table-cell>
          <table:table-cell table:style-name="ce9"/>
          <table:table-cell table:formula="of:=VLOOKUP([.Q88];[.$Q$43:.$R$45];2;0)" office:value-type="float" office:value="0">
            <text:p>#N/A</text:p>
          </table:table-cell>
          <table:table-cell table:formula="of:=[.N88]*[.R88]" office:value-type="float" office:value="0">
            <text:p>#N/A</text:p>
          </table:table-cell>
          <table:table-cell table:style-name="ce9"/>
          <table:table-cell table:formula="of:=VLOOKUP([.T88];[.$T$43:.$U$45];2;0)" office:value-type="float" office:value="0">
            <text:p>#N/A</text:p>
          </table:table-cell>
          <table:table-cell table:formula="of:=+100*[.G88]*[.U88]*[.I88]" office:value-type="float" office:value="0">
            <text:p>#N/A</text:p>
          </table:table-cell>
          <table:table-cell table:formula="of:=ROUNDDOWN([.S88]+[.V88];-1)" office:value-type="float" office:value="0">
            <text:p>#N/A</text:p>
          </table:table-cell>
          <table:table-cell table:formula="of:=ROUNDDOWN(60*IF([.J88]=&quot;avec&quot;;1;0)*[.M88];-1)" office:value-type="float" office:value="0">
            <text:p>#N/A</text:p>
          </table:table-cell>
          <table:table-cell table:style-name="ce19" table:formula="of:=CONCATENATE([.D88];&quot; est un &quot;;[.F88];&quot; bâtiment de &quot;;[.L88];&quot; construit en &quot;;[.T88];&quot;. Il a été érigé par des &quot;;[.Q88];&quot; payés &quot;;[.R88];&quot; ducats par jour. Sa construction a duré &quot;;[.O88];&quot; an(s) et &quot;;[.P88];&quot; mois, et a coûté &quot;;[.W88];&quot; ducats et &quot;;[.X88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7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9];&quot;_&quot;;LOWER([.C89]);&quot;_&quot;;[.L89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9];[.$F$43:.$G$46];2;0)" office:value-type="float" office:value="0">
            <text:p>#N/A</text:p>
          </table:table-cell>
          <table:table-cell table:style-name="ce9"/>
          <table:table-cell table:formula="of:=VLOOKUP([.H89];[.$H$43:.$I$44];2;0)" office:value-type="float" office:value="0">
            <text:p>#N/A</text:p>
          </table:table-cell>
          <table:table-cell table:style-name="ce9"/>
          <table:table-cell table:formula="of:=VLOOKUP([.J89];[.$J$43:.$K$44];2;0)" office:value-type="float" office:value="0">
            <text:p>#N/A</text:p>
          </table:table-cell>
          <table:table-cell table:style-name="ce9"/>
          <table:table-cell table:formula="of:=VLOOKUP([.L89];[.$L$42:.$M$46];2;0)" office:value-type="float" office:value="0">
            <text:p>#N/A</text:p>
          </table:table-cell>
          <table:table-cell table:style-name="ce13" table:formula="of:=ROUND(365*[.G89]*[.I89]*[.K89]*[.M89];-1)" office:value-type="float" office:value="0">
            <text:p>#N/A</text:p>
          </table:table-cell>
          <table:table-cell table:formula="of:=ROUNDDOWN([.N89]/365;0)" office:value-type="float" office:value="0">
            <text:p>#N/A</text:p>
          </table:table-cell>
          <table:table-cell table:style-name="ce16" table:formula="of:=ROUNDDOWN([.N89]/30-12*[.O89];0)" office:value-type="float" office:value="0">
            <text:p>#N/A</text:p>
          </table:table-cell>
          <table:table-cell table:style-name="ce9"/>
          <table:table-cell table:formula="of:=VLOOKUP([.Q89];[.$Q$43:.$R$45];2;0)" office:value-type="float" office:value="0">
            <text:p>#N/A</text:p>
          </table:table-cell>
          <table:table-cell table:formula="of:=[.N89]*[.R89]" office:value-type="float" office:value="0">
            <text:p>#N/A</text:p>
          </table:table-cell>
          <table:table-cell table:style-name="ce9"/>
          <table:table-cell table:formula="of:=VLOOKUP([.T89];[.$T$43:.$U$45];2;0)" office:value-type="float" office:value="0">
            <text:p>#N/A</text:p>
          </table:table-cell>
          <table:table-cell table:formula="of:=+100*[.G89]*[.U89]*[.I89]" office:value-type="float" office:value="0">
            <text:p>#N/A</text:p>
          </table:table-cell>
          <table:table-cell table:formula="of:=ROUNDDOWN([.S89]+[.V89];-1)" office:value-type="float" office:value="0">
            <text:p>#N/A</text:p>
          </table:table-cell>
          <table:table-cell table:formula="of:=ROUNDDOWN(60*IF([.J89]=&quot;avec&quot;;1;0)*[.M89];-1)" office:value-type="float" office:value="0">
            <text:p>#N/A</text:p>
          </table:table-cell>
          <table:table-cell table:style-name="ce19" table:formula="of:=CONCATENATE([.D89];&quot; est un &quot;;[.F89];&quot; bâtiment de &quot;;[.L89];&quot; construit en &quot;;[.T89];&quot;. Il a été érigé par des &quot;;[.Q89];&quot; payés &quot;;[.R89];&quot; ducats par jour. Sa construction a duré &quot;;[.O89];&quot; an(s) et &quot;;[.P89];&quot; mois, et a coûté &quot;;[.W89];&quot; ducats et &quot;;[.X89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8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6"/>
          <table:table-cell table:style-name="ce6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office:value-type="string">
            <text:p>entrepôt</text:p>
          </table:table-cell>
          <table:table-cell table:style-name="ce9" office:value-type="string">
            <text:p>ressource X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 table:number-columns-repeated="5"/>
          <table:table-cell table:style-name="ce6" table:number-columns-repeated="5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style-name="ce9" office:value-type="string">
            <text:p>ressource X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5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style-name="ce9" office:value-type="string">
            <text:p>ressource X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/>
          <table:table-cell table:style-name="ce5" table:number-columns-repeated="3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/>
          <table:table-cell table:style-name="ce6"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5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9" office:value-type="string">
            <text:p>réparation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 table:number-rows-repeated="2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 table:number-columns-repeated="2"/>
          <table:table-cell table:style-name="ce6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3"/>
          <table:table-cell/>
          <table:table-cell table:style-name="ce6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/>
          <table:table-cell table:style-name="ce5" table:number-columns-repeated="3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6"/>
          <table:table-cell table:number-columns-repeated="4"/>
          <table:table-cell table:style-name="ce33" table:number-columns-repeated="2"/>
          <table:table-cell table:number-columns-repeated="978"/>
        </table:table-row>
        <table:table-row table:style-name="ro1" table:number-rows-repeated="6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0"/>
          <table:table-cell table:style-name="ce6"/>
          <table:table-cell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 table:number-rows-repeated="2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/>
          <table:table-cell table:number-columns-repeated="979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5];&quot;_&quot;;LOWER([.C135]);&quot;_L&quot;;[.L13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5];[.$F$43:.$G$46];2;0)" office:value-type="float" office:value="0">
            <text:p>#N/A</text:p>
          </table:table-cell>
          <table:table-cell table:style-name="ce9"/>
          <table:table-cell table:formula="of:=VLOOKUP([.H135];[.$H$43:.$I$44];2;0)" office:value-type="float" office:value="0">
            <text:p>#N/A</text:p>
          </table:table-cell>
          <table:table-cell table:style-name="ce9"/>
          <table:table-cell table:formula="of:=VLOOKUP([.J135];[.$J$43:.$K$44];2;0)" office:value-type="float" office:value="0">
            <text:p>#N/A</text:p>
          </table:table-cell>
          <table:table-cell table:style-name="ce9"/>
          <table:table-cell table:formula="of:=VLOOKUP([.L135];[.$L$42:.$M$46];2;0)" office:value-type="float" office:value="0">
            <text:p>#N/A</text:p>
          </table:table-cell>
          <table:table-cell table:style-name="ce13" table:formula="of:=ROUND(365*[.G135]*[.I135]*[.K135]*[.M135];-1)" office:value-type="float" office:value="0">
            <text:p>#N/A</text:p>
          </table:table-cell>
          <table:table-cell table:formula="of:=ROUNDDOWN([.N135]/365;0)" office:value-type="float" office:value="0">
            <text:p>#N/A</text:p>
          </table:table-cell>
          <table:table-cell table:style-name="ce16" table:formula="of:=ROUNDDOWN([.N135]/30-12*[.O135];0)" office:value-type="float" office:value="0">
            <text:p>#N/A</text:p>
          </table:table-cell>
          <table:table-cell table:style-name="ce9"/>
          <table:table-cell table:formula="of:=VLOOKUP([.Q135];[.$Q$43:.$R$45];2;0)" office:value-type="float" office:value="0">
            <text:p>#N/A</text:p>
          </table:table-cell>
          <table:table-cell table:formula="of:=[.N135]*[.R135]" office:value-type="float" office:value="0">
            <text:p>#N/A</text:p>
          </table:table-cell>
          <table:table-cell table:style-name="ce9"/>
          <table:table-cell table:formula="of:=VLOOKUP([.T135];[.$T$43:.$U$45];2;0)" office:value-type="float" office:value="0">
            <text:p>#N/A</text:p>
          </table:table-cell>
          <table:table-cell table:formula="of:=+100*[.G135]*[.U135]*[.I135]" office:value-type="float" office:value="0">
            <text:p>#N/A</text:p>
          </table:table-cell>
          <table:table-cell table:formula="of:=ROUNDDOWN([.S135]+[.V135];-1)" office:value-type="float" office:value="0">
            <text:p>#N/A</text:p>
          </table:table-cell>
          <table:table-cell table:formula="of:=ROUNDDOWN(60*IF([.J135]=&quot;avec&quot;;1;0)*[.M135];-1)" office:value-type="float" office:value="0">
            <text:p>#N/A</text:p>
          </table:table-cell>
          <table:table-cell table:style-name="ce19" table:formula="of:=CONCATENATE([.D135];&quot; est un &quot;;[.F135];&quot; bâtiment de &quot;;[.L135];&quot; construit en &quot;;[.T135];&quot;. Il a été érigé par des &quot;;[.Q135];&quot; payés &quot;;[.R135];&quot; ducats par jour. Sa construction a duré &quot;;[.O135];&quot; an(s) et &quot;;[.P135];&quot; mois, et a coûté &quot;;[.W135];&quot; ducats et &quot;;[.X135];&quot; de prestige. &quot;)" office:value-type="float" office:value="0">
            <text:p>#N/A</text:p>
          </table:table-cell>
          <table:table-cell table:number-columns-repeated="12"/>
          <table:table-cell table:style-name="ce5" table:formula="of:=[.A134]" office:value-type="float" office:value="0">
            <text:p>0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6];&quot;_&quot;;LOWER([.C136]);&quot;_L&quot;;[.L13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6];[.$F$43:.$G$46];2;0)" office:value-type="float" office:value="0">
            <text:p>#N/A</text:p>
          </table:table-cell>
          <table:table-cell table:style-name="ce9"/>
          <table:table-cell table:formula="of:=VLOOKUP([.H136];[.$H$43:.$I$44];2;0)" office:value-type="float" office:value="0">
            <text:p>#N/A</text:p>
          </table:table-cell>
          <table:table-cell table:style-name="ce9"/>
          <table:table-cell table:formula="of:=VLOOKUP([.J136];[.$J$43:.$K$44];2;0)" office:value-type="float" office:value="0">
            <text:p>#N/A</text:p>
          </table:table-cell>
          <table:table-cell table:style-name="ce9"/>
          <table:table-cell table:formula="of:=VLOOKUP([.L136];[.$L$42:.$M$46];2;0)" office:value-type="float" office:value="0">
            <text:p>#N/A</text:p>
          </table:table-cell>
          <table:table-cell table:style-name="ce13" table:formula="of:=ROUND(365*[.G136]*[.I136]*[.K136]*[.M136];-1)" office:value-type="float" office:value="0">
            <text:p>#N/A</text:p>
          </table:table-cell>
          <table:table-cell table:formula="of:=ROUNDDOWN([.N136]/365;0)" office:value-type="float" office:value="0">
            <text:p>#N/A</text:p>
          </table:table-cell>
          <table:table-cell table:style-name="ce16" table:formula="of:=ROUNDDOWN([.N136]/30-12*[.O136];0)" office:value-type="float" office:value="0">
            <text:p>#N/A</text:p>
          </table:table-cell>
          <table:table-cell table:style-name="ce9"/>
          <table:table-cell table:formula="of:=VLOOKUP([.Q136];[.$Q$43:.$R$45];2;0)" office:value-type="float" office:value="0">
            <text:p>#N/A</text:p>
          </table:table-cell>
          <table:table-cell table:formula="of:=[.N136]*[.R136]" office:value-type="float" office:value="0">
            <text:p>#N/A</text:p>
          </table:table-cell>
          <table:table-cell table:style-name="ce9"/>
          <table:table-cell table:formula="of:=VLOOKUP([.T136];[.$T$43:.$U$45];2;0)" office:value-type="float" office:value="0">
            <text:p>#N/A</text:p>
          </table:table-cell>
          <table:table-cell table:formula="of:=+100*[.G136]*[.U136]*[.I136]" office:value-type="float" office:value="0">
            <text:p>#N/A</text:p>
          </table:table-cell>
          <table:table-cell table:formula="of:=ROUNDDOWN([.S136]+[.V136];-1)" office:value-type="float" office:value="0">
            <text:p>#N/A</text:p>
          </table:table-cell>
          <table:table-cell table:formula="of:=ROUNDDOWN(60*IF([.J136]=&quot;avec&quot;;1;0)*[.M136];-1)" office:value-type="float" office:value="0">
            <text:p>#N/A</text:p>
          </table:table-cell>
          <table:table-cell table:style-name="ce19" table:formula="of:=CONCATENATE([.D136];&quot; est un &quot;;[.F136];&quot; bâtiment de &quot;;[.L136];&quot; construit en &quot;;[.T136];&quot;. Il a été érigé par des &quot;;[.Q136];&quot; payés &quot;;[.R136];&quot; ducats par jour. Sa construction a duré &quot;;[.O136];&quot; an(s) et &quot;;[.P136];&quot; mois, et a coûté &quot;;[.W136];&quot; ducats et &quot;;[.X136];&quot; de prestige. &quot;)" office:value-type="float" office:value="0">
            <text:p>#N/A</text:p>
          </table:table-cell>
          <table:table-cell table:number-columns-repeated="12"/>
          <table:table-cell table:style-name="ce5" table:formula="of:=[.A13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7];&quot;_&quot;;LOWER([.C137]);&quot;_L&quot;;[.L13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7];[.$F$43:.$G$46];2;0)" office:value-type="float" office:value="0">
            <text:p>#N/A</text:p>
          </table:table-cell>
          <table:table-cell table:style-name="ce9"/>
          <table:table-cell table:formula="of:=VLOOKUP([.H137];[.$H$43:.$I$44];2;0)" office:value-type="float" office:value="0">
            <text:p>#N/A</text:p>
          </table:table-cell>
          <table:table-cell table:style-name="ce9"/>
          <table:table-cell table:formula="of:=VLOOKUP([.J137];[.$J$43:.$K$44];2;0)" office:value-type="float" office:value="0">
            <text:p>#N/A</text:p>
          </table:table-cell>
          <table:table-cell table:style-name="ce9"/>
          <table:table-cell table:formula="of:=VLOOKUP([.L137];[.$L$42:.$M$46];2;0)" office:value-type="float" office:value="0">
            <text:p>#N/A</text:p>
          </table:table-cell>
          <table:table-cell table:style-name="ce13" table:formula="of:=ROUND(365*[.G137]*[.I137]*[.K137]*[.M137];-1)" office:value-type="float" office:value="0">
            <text:p>#N/A</text:p>
          </table:table-cell>
          <table:table-cell table:formula="of:=ROUNDDOWN([.N137]/365;0)" office:value-type="float" office:value="0">
            <text:p>#N/A</text:p>
          </table:table-cell>
          <table:table-cell table:style-name="ce16" table:formula="of:=ROUNDDOWN([.N137]/30-12*[.O137];0)" office:value-type="float" office:value="0">
            <text:p>#N/A</text:p>
          </table:table-cell>
          <table:table-cell table:style-name="ce9"/>
          <table:table-cell table:formula="of:=VLOOKUP([.Q137];[.$Q$43:.$R$45];2;0)" office:value-type="float" office:value="0">
            <text:p>#N/A</text:p>
          </table:table-cell>
          <table:table-cell table:formula="of:=[.N137]*[.R137]" office:value-type="float" office:value="0">
            <text:p>#N/A</text:p>
          </table:table-cell>
          <table:table-cell table:style-name="ce9"/>
          <table:table-cell table:formula="of:=VLOOKUP([.T137];[.$T$43:.$U$45];2;0)" office:value-type="float" office:value="0">
            <text:p>#N/A</text:p>
          </table:table-cell>
          <table:table-cell table:formula="of:=+100*[.G137]*[.U137]*[.I137]" office:value-type="float" office:value="0">
            <text:p>#N/A</text:p>
          </table:table-cell>
          <table:table-cell table:formula="of:=ROUNDDOWN([.S137]+[.V137];-1)" office:value-type="float" office:value="0">
            <text:p>#N/A</text:p>
          </table:table-cell>
          <table:table-cell table:formula="of:=ROUNDDOWN(60*IF([.J137]=&quot;avec&quot;;1;0)*[.M137];-1)" office:value-type="float" office:value="0">
            <text:p>#N/A</text:p>
          </table:table-cell>
          <table:table-cell table:style-name="ce19" table:formula="of:=CONCATENATE([.D137];&quot; est un &quot;;[.F137];&quot; bâtiment de &quot;;[.L137];&quot; construit en &quot;;[.T137];&quot;. Il a été érigé par des &quot;;[.Q137];&quot; payés &quot;;[.R137];&quot; ducats par jour. Sa construction a duré &quot;;[.O137];&quot; an(s) et &quot;;[.P137];&quot; mois, et a coûté &quot;;[.W137];&quot; ducats et &quot;;[.X137];&quot; de prestige. &quot;)" office:value-type="float" office:value="0">
            <text:p>#N/A</text:p>
          </table:table-cell>
          <table:table-cell table:number-columns-repeated="12"/>
          <table:table-cell table:style-name="ce5" table:formula="of:=[.A13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8];&quot;_&quot;;LOWER([.C138]);&quot;_L&quot;;[.L13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8];[.$F$43:.$G$46];2;0)" office:value-type="float" office:value="0">
            <text:p>#N/A</text:p>
          </table:table-cell>
          <table:table-cell table:style-name="ce9"/>
          <table:table-cell table:formula="of:=VLOOKUP([.H138];[.$H$43:.$I$44];2;0)" office:value-type="float" office:value="0">
            <text:p>#N/A</text:p>
          </table:table-cell>
          <table:table-cell table:style-name="ce9"/>
          <table:table-cell table:formula="of:=VLOOKUP([.J138];[.$J$43:.$K$44];2;0)" office:value-type="float" office:value="0">
            <text:p>#N/A</text:p>
          </table:table-cell>
          <table:table-cell table:style-name="ce9"/>
          <table:table-cell table:formula="of:=VLOOKUP([.L138];[.$L$42:.$M$46];2;0)" office:value-type="float" office:value="0">
            <text:p>#N/A</text:p>
          </table:table-cell>
          <table:table-cell table:style-name="ce13" table:formula="of:=ROUND(365*[.G138]*[.I138]*[.K138]*[.M138];-1)" office:value-type="float" office:value="0">
            <text:p>#N/A</text:p>
          </table:table-cell>
          <table:table-cell table:formula="of:=ROUNDDOWN([.N138]/365;0)" office:value-type="float" office:value="0">
            <text:p>#N/A</text:p>
          </table:table-cell>
          <table:table-cell table:style-name="ce16" table:formula="of:=ROUNDDOWN([.N138]/30-12*[.O138];0)" office:value-type="float" office:value="0">
            <text:p>#N/A</text:p>
          </table:table-cell>
          <table:table-cell table:style-name="ce9"/>
          <table:table-cell table:formula="of:=VLOOKUP([.Q138];[.$Q$43:.$R$45];2;0)" office:value-type="float" office:value="0">
            <text:p>#N/A</text:p>
          </table:table-cell>
          <table:table-cell table:formula="of:=[.N138]*[.R138]" office:value-type="float" office:value="0">
            <text:p>#N/A</text:p>
          </table:table-cell>
          <table:table-cell table:style-name="ce9"/>
          <table:table-cell table:formula="of:=VLOOKUP([.T138];[.$T$43:.$U$45];2;0)" office:value-type="float" office:value="0">
            <text:p>#N/A</text:p>
          </table:table-cell>
          <table:table-cell table:formula="of:=+100*[.G138]*[.U138]*[.I138]" office:value-type="float" office:value="0">
            <text:p>#N/A</text:p>
          </table:table-cell>
          <table:table-cell table:formula="of:=ROUNDDOWN([.S138]+[.V138];-1)" office:value-type="float" office:value="0">
            <text:p>#N/A</text:p>
          </table:table-cell>
          <table:table-cell table:formula="of:=ROUNDDOWN(60*IF([.J138]=&quot;avec&quot;;1;0)*[.M138];-1)" office:value-type="float" office:value="0">
            <text:p>#N/A</text:p>
          </table:table-cell>
          <table:table-cell table:style-name="ce19" table:formula="of:=CONCATENATE([.D138];&quot; est un &quot;;[.F138];&quot; bâtiment de &quot;;[.L138];&quot; construit en &quot;;[.T138];&quot;. Il a été érigé par des &quot;;[.Q138];&quot; payés &quot;;[.R138];&quot; ducats par jour. Sa construction a duré &quot;;[.O138];&quot; an(s) et &quot;;[.P138];&quot; mois, et a coûté &quot;;[.W138];&quot; ducats et &quot;;[.X138];&quot; de prestige. &quot;)" office:value-type="float" office:value="0">
            <text:p>#N/A</text:p>
          </table:table-cell>
          <table:table-cell table:number-columns-repeated="12"/>
          <table:table-cell table:style-name="ce5" table:formula="of:=[.A13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9];&quot;_&quot;;LOWER([.C139]);&quot;_L&quot;;[.L13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9];[.$F$43:.$G$46];2;0)" office:value-type="float" office:value="0">
            <text:p>#N/A</text:p>
          </table:table-cell>
          <table:table-cell table:style-name="ce9"/>
          <table:table-cell table:formula="of:=VLOOKUP([.H139];[.$H$43:.$I$44];2;0)" office:value-type="float" office:value="0">
            <text:p>#N/A</text:p>
          </table:table-cell>
          <table:table-cell table:style-name="ce9"/>
          <table:table-cell table:formula="of:=VLOOKUP([.J139];[.$J$43:.$K$44];2;0)" office:value-type="float" office:value="0">
            <text:p>#N/A</text:p>
          </table:table-cell>
          <table:table-cell table:style-name="ce9"/>
          <table:table-cell table:formula="of:=VLOOKUP([.L139];[.$L$42:.$M$46];2;0)" office:value-type="float" office:value="0">
            <text:p>#N/A</text:p>
          </table:table-cell>
          <table:table-cell table:style-name="ce13" table:formula="of:=ROUND(365*[.G139]*[.I139]*[.K139]*[.M139];-1)" office:value-type="float" office:value="0">
            <text:p>#N/A</text:p>
          </table:table-cell>
          <table:table-cell table:formula="of:=ROUNDDOWN([.N139]/365;0)" office:value-type="float" office:value="0">
            <text:p>#N/A</text:p>
          </table:table-cell>
          <table:table-cell table:style-name="ce16" table:formula="of:=ROUNDDOWN([.N139]/30-12*[.O139];0)" office:value-type="float" office:value="0">
            <text:p>#N/A</text:p>
          </table:table-cell>
          <table:table-cell table:style-name="ce9"/>
          <table:table-cell table:formula="of:=VLOOKUP([.Q139];[.$Q$43:.$R$45];2;0)" office:value-type="float" office:value="0">
            <text:p>#N/A</text:p>
          </table:table-cell>
          <table:table-cell table:formula="of:=[.N139]*[.R139]" office:value-type="float" office:value="0">
            <text:p>#N/A</text:p>
          </table:table-cell>
          <table:table-cell table:style-name="ce9"/>
          <table:table-cell table:formula="of:=VLOOKUP([.T139];[.$T$43:.$U$45];2;0)" office:value-type="float" office:value="0">
            <text:p>#N/A</text:p>
          </table:table-cell>
          <table:table-cell table:formula="of:=+100*[.G139]*[.U139]*[.I139]" office:value-type="float" office:value="0">
            <text:p>#N/A</text:p>
          </table:table-cell>
          <table:table-cell table:formula="of:=ROUNDDOWN([.S139]+[.V139];-1)" office:value-type="float" office:value="0">
            <text:p>#N/A</text:p>
          </table:table-cell>
          <table:table-cell table:formula="of:=ROUNDDOWN(60*IF([.J139]=&quot;avec&quot;;1;0)*[.M139];-1)" office:value-type="float" office:value="0">
            <text:p>#N/A</text:p>
          </table:table-cell>
          <table:table-cell table:style-name="ce19" table:formula="of:=CONCATENATE([.D139];&quot; est un &quot;;[.F139];&quot; bâtiment de &quot;;[.L139];&quot; construit en &quot;;[.T139];&quot;. Il a été érigé par des &quot;;[.Q139];&quot; payés &quot;;[.R139];&quot; ducats par jour. Sa construction a duré &quot;;[.O139];&quot; an(s) et &quot;;[.P139];&quot; mois, et a coûté &quot;;[.W139];&quot; ducats et &quot;;[.X139];&quot; de prestige. &quot;)" office:value-type="float" office:value="0">
            <text:p>#N/A</text:p>
          </table:table-cell>
          <table:table-cell table:number-columns-repeated="12"/>
          <table:table-cell table:style-name="ce5" table:formula="of:=[.A13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0];&quot;_&quot;;LOWER([.C140]);&quot;_L&quot;;[.L14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0];[.$F$43:.$G$46];2;0)" office:value-type="float" office:value="0">
            <text:p>#N/A</text:p>
          </table:table-cell>
          <table:table-cell table:style-name="ce9"/>
          <table:table-cell table:formula="of:=VLOOKUP([.H140];[.$H$43:.$I$44];2;0)" office:value-type="float" office:value="0">
            <text:p>#N/A</text:p>
          </table:table-cell>
          <table:table-cell table:style-name="ce9"/>
          <table:table-cell table:formula="of:=VLOOKUP([.J140];[.$J$43:.$K$44];2;0)" office:value-type="float" office:value="0">
            <text:p>#N/A</text:p>
          </table:table-cell>
          <table:table-cell table:style-name="ce9"/>
          <table:table-cell table:formula="of:=VLOOKUP([.L140];[.$L$42:.$M$46];2;0)" office:value-type="float" office:value="0">
            <text:p>#N/A</text:p>
          </table:table-cell>
          <table:table-cell table:style-name="ce13" table:formula="of:=ROUND(365*[.G140]*[.I140]*[.K140]*[.M140];-1)" office:value-type="float" office:value="0">
            <text:p>#N/A</text:p>
          </table:table-cell>
          <table:table-cell table:formula="of:=ROUNDDOWN([.N140]/365;0)" office:value-type="float" office:value="0">
            <text:p>#N/A</text:p>
          </table:table-cell>
          <table:table-cell table:style-name="ce16" table:formula="of:=ROUNDDOWN([.N140]/30-12*[.O140];0)" office:value-type="float" office:value="0">
            <text:p>#N/A</text:p>
          </table:table-cell>
          <table:table-cell table:style-name="ce9"/>
          <table:table-cell table:formula="of:=VLOOKUP([.Q140];[.$Q$43:.$R$45];2;0)" office:value-type="float" office:value="0">
            <text:p>#N/A</text:p>
          </table:table-cell>
          <table:table-cell table:formula="of:=[.N140]*[.R140]" office:value-type="float" office:value="0">
            <text:p>#N/A</text:p>
          </table:table-cell>
          <table:table-cell table:style-name="ce9"/>
          <table:table-cell table:formula="of:=VLOOKUP([.T140];[.$T$43:.$U$45];2;0)" office:value-type="float" office:value="0">
            <text:p>#N/A</text:p>
          </table:table-cell>
          <table:table-cell table:formula="of:=+100*[.G140]*[.U140]*[.I140]" office:value-type="float" office:value="0">
            <text:p>#N/A</text:p>
          </table:table-cell>
          <table:table-cell table:formula="of:=ROUNDDOWN([.S140]+[.V140];-1)" office:value-type="float" office:value="0">
            <text:p>#N/A</text:p>
          </table:table-cell>
          <table:table-cell table:formula="of:=ROUNDDOWN(60*IF([.J140]=&quot;avec&quot;;1;0)*[.M140];-1)" office:value-type="float" office:value="0">
            <text:p>#N/A</text:p>
          </table:table-cell>
          <table:table-cell table:style-name="ce19" table:formula="of:=CONCATENATE([.D140];&quot; est un &quot;;[.F140];&quot; bâtiment de &quot;;[.L140];&quot; construit en &quot;;[.T140];&quot;. Il a été érigé par des &quot;;[.Q140];&quot; payés &quot;;[.R140];&quot; ducats par jour. Sa construction a duré &quot;;[.O140];&quot; an(s) et &quot;;[.P140];&quot; mois, et a coûté &quot;;[.W140];&quot; ducats et &quot;;[.X140];&quot; de prestige. &quot;)" office:value-type="float" office:value="0">
            <text:p>#N/A</text:p>
          </table:table-cell>
          <table:table-cell table:number-columns-repeated="12"/>
          <table:table-cell table:style-name="ce5" table:formula="of:=[.A13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1];&quot;_&quot;;LOWER([.C141]);&quot;_L&quot;;[.L14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1];[.$F$43:.$G$46];2;0)" office:value-type="float" office:value="0">
            <text:p>#N/A</text:p>
          </table:table-cell>
          <table:table-cell table:style-name="ce9"/>
          <table:table-cell table:formula="of:=VLOOKUP([.H141];[.$H$43:.$I$44];2;0)" office:value-type="float" office:value="0">
            <text:p>#N/A</text:p>
          </table:table-cell>
          <table:table-cell table:style-name="ce9"/>
          <table:table-cell table:formula="of:=VLOOKUP([.J141];[.$J$43:.$K$44];2;0)" office:value-type="float" office:value="0">
            <text:p>#N/A</text:p>
          </table:table-cell>
          <table:table-cell table:style-name="ce9"/>
          <table:table-cell table:formula="of:=VLOOKUP([.L141];[.$L$42:.$M$46];2;0)" office:value-type="float" office:value="0">
            <text:p>#N/A</text:p>
          </table:table-cell>
          <table:table-cell table:style-name="ce13" table:formula="of:=ROUND(365*[.G141]*[.I141]*[.K141]*[.M141];-1)" office:value-type="float" office:value="0">
            <text:p>#N/A</text:p>
          </table:table-cell>
          <table:table-cell table:formula="of:=ROUNDDOWN([.N141]/365;0)" office:value-type="float" office:value="0">
            <text:p>#N/A</text:p>
          </table:table-cell>
          <table:table-cell table:style-name="ce16" table:formula="of:=ROUNDDOWN([.N141]/30-12*[.O141];0)" office:value-type="float" office:value="0">
            <text:p>#N/A</text:p>
          </table:table-cell>
          <table:table-cell table:style-name="ce9"/>
          <table:table-cell table:formula="of:=VLOOKUP([.Q141];[.$Q$43:.$R$45];2;0)" office:value-type="float" office:value="0">
            <text:p>#N/A</text:p>
          </table:table-cell>
          <table:table-cell table:formula="of:=[.N141]*[.R141]" office:value-type="float" office:value="0">
            <text:p>#N/A</text:p>
          </table:table-cell>
          <table:table-cell table:style-name="ce9"/>
          <table:table-cell table:formula="of:=VLOOKUP([.T141];[.$T$43:.$U$45];2;0)" office:value-type="float" office:value="0">
            <text:p>#N/A</text:p>
          </table:table-cell>
          <table:table-cell table:formula="of:=+100*[.G141]*[.U141]*[.I141]" office:value-type="float" office:value="0">
            <text:p>#N/A</text:p>
          </table:table-cell>
          <table:table-cell table:formula="of:=ROUNDDOWN([.S141]+[.V141];-1)" office:value-type="float" office:value="0">
            <text:p>#N/A</text:p>
          </table:table-cell>
          <table:table-cell table:formula="of:=ROUNDDOWN(60*IF([.J141]=&quot;avec&quot;;1;0)*[.M141];-1)" office:value-type="float" office:value="0">
            <text:p>#N/A</text:p>
          </table:table-cell>
          <table:table-cell table:style-name="ce19" table:formula="of:=CONCATENATE([.D141];&quot; est un &quot;;[.F141];&quot; bâtiment de &quot;;[.L141];&quot; construit en &quot;;[.T141];&quot;. Il a été érigé par des &quot;;[.Q141];&quot; payés &quot;;[.R141];&quot; ducats par jour. Sa construction a duré &quot;;[.O141];&quot; an(s) et &quot;;[.P141];&quot; mois, et a coûté &quot;;[.W141];&quot; ducats et &quot;;[.X141];&quot; de prestige. &quot;)" office:value-type="float" office:value="0">
            <text:p>#N/A</text:p>
          </table:table-cell>
          <table:table-cell table:number-columns-repeated="12"/>
          <table:table-cell table:style-name="ce5" table:formula="of:=[.A14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2];&quot;_&quot;;LOWER([.C142]);&quot;_L&quot;;[.L14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2];[.$F$43:.$G$46];2;0)" office:value-type="float" office:value="0">
            <text:p>#N/A</text:p>
          </table:table-cell>
          <table:table-cell table:style-name="ce9"/>
          <table:table-cell table:formula="of:=VLOOKUP([.H142];[.$H$43:.$I$44];2;0)" office:value-type="float" office:value="0">
            <text:p>#N/A</text:p>
          </table:table-cell>
          <table:table-cell table:style-name="ce9"/>
          <table:table-cell table:formula="of:=VLOOKUP([.J142];[.$J$43:.$K$44];2;0)" office:value-type="float" office:value="0">
            <text:p>#N/A</text:p>
          </table:table-cell>
          <table:table-cell table:style-name="ce9"/>
          <table:table-cell table:formula="of:=VLOOKUP([.L142];[.$L$42:.$M$46];2;0)" office:value-type="float" office:value="0">
            <text:p>#N/A</text:p>
          </table:table-cell>
          <table:table-cell table:style-name="ce13" table:formula="of:=ROUND(365*[.G142]*[.I142]*[.K142]*[.M142];-1)" office:value-type="float" office:value="0">
            <text:p>#N/A</text:p>
          </table:table-cell>
          <table:table-cell table:formula="of:=ROUNDDOWN([.N142]/365;0)" office:value-type="float" office:value="0">
            <text:p>#N/A</text:p>
          </table:table-cell>
          <table:table-cell table:style-name="ce16" table:formula="of:=ROUNDDOWN([.N142]/30-12*[.O142];0)" office:value-type="float" office:value="0">
            <text:p>#N/A</text:p>
          </table:table-cell>
          <table:table-cell table:style-name="ce9"/>
          <table:table-cell table:formula="of:=VLOOKUP([.Q142];[.$Q$43:.$R$45];2;0)" office:value-type="float" office:value="0">
            <text:p>#N/A</text:p>
          </table:table-cell>
          <table:table-cell table:formula="of:=[.N142]*[.R142]" office:value-type="float" office:value="0">
            <text:p>#N/A</text:p>
          </table:table-cell>
          <table:table-cell table:style-name="ce9"/>
          <table:table-cell table:formula="of:=VLOOKUP([.T142];[.$T$43:.$U$45];2;0)" office:value-type="float" office:value="0">
            <text:p>#N/A</text:p>
          </table:table-cell>
          <table:table-cell table:formula="of:=+100*[.G142]*[.U142]*[.I142]" office:value-type="float" office:value="0">
            <text:p>#N/A</text:p>
          </table:table-cell>
          <table:table-cell table:formula="of:=ROUNDDOWN([.S142]+[.V142];-1)" office:value-type="float" office:value="0">
            <text:p>#N/A</text:p>
          </table:table-cell>
          <table:table-cell table:formula="of:=ROUNDDOWN(60*IF([.J142]=&quot;avec&quot;;1;0)*[.M142];-1)" office:value-type="float" office:value="0">
            <text:p>#N/A</text:p>
          </table:table-cell>
          <table:table-cell table:style-name="ce19" table:formula="of:=CONCATENATE([.D142];&quot; est un &quot;;[.F142];&quot; bâtiment de &quot;;[.L142];&quot; construit en &quot;;[.T142];&quot;. Il a été érigé par des &quot;;[.Q142];&quot; payés &quot;;[.R142];&quot; ducats par jour. Sa construction a duré &quot;;[.O142];&quot; an(s) et &quot;;[.P142];&quot; mois, et a coûté &quot;;[.W142];&quot; ducats et &quot;;[.X142];&quot; de prestige. &quot;)" office:value-type="float" office:value="0">
            <text:p>#N/A</text:p>
          </table:table-cell>
          <table:table-cell table:number-columns-repeated="12"/>
          <table:table-cell table:style-name="ce5" table:formula="of:=[.A14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3];&quot;_&quot;;LOWER([.C143]);&quot;_L&quot;;[.L14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3];[.$F$43:.$G$46];2;0)" office:value-type="float" office:value="0">
            <text:p>#N/A</text:p>
          </table:table-cell>
          <table:table-cell table:style-name="ce9"/>
          <table:table-cell table:formula="of:=VLOOKUP([.H143];[.$H$43:.$I$44];2;0)" office:value-type="float" office:value="0">
            <text:p>#N/A</text:p>
          </table:table-cell>
          <table:table-cell table:style-name="ce9"/>
          <table:table-cell table:formula="of:=VLOOKUP([.J143];[.$J$43:.$K$44];2;0)" office:value-type="float" office:value="0">
            <text:p>#N/A</text:p>
          </table:table-cell>
          <table:table-cell table:style-name="ce9"/>
          <table:table-cell table:formula="of:=VLOOKUP([.L143];[.$L$42:.$M$46];2;0)" office:value-type="float" office:value="0">
            <text:p>#N/A</text:p>
          </table:table-cell>
          <table:table-cell table:style-name="ce13" table:formula="of:=ROUND(365*[.G143]*[.I143]*[.K143]*[.M143];-1)" office:value-type="float" office:value="0">
            <text:p>#N/A</text:p>
          </table:table-cell>
          <table:table-cell table:formula="of:=ROUNDDOWN([.N143]/365;0)" office:value-type="float" office:value="0">
            <text:p>#N/A</text:p>
          </table:table-cell>
          <table:table-cell table:style-name="ce16" table:formula="of:=ROUNDDOWN([.N143]/30-12*[.O143];0)" office:value-type="float" office:value="0">
            <text:p>#N/A</text:p>
          </table:table-cell>
          <table:table-cell table:style-name="ce9"/>
          <table:table-cell table:formula="of:=VLOOKUP([.Q143];[.$Q$43:.$R$45];2;0)" office:value-type="float" office:value="0">
            <text:p>#N/A</text:p>
          </table:table-cell>
          <table:table-cell table:formula="of:=[.N143]*[.R143]" office:value-type="float" office:value="0">
            <text:p>#N/A</text:p>
          </table:table-cell>
          <table:table-cell table:style-name="ce9"/>
          <table:table-cell table:formula="of:=VLOOKUP([.T143];[.$T$43:.$U$45];2;0)" office:value-type="float" office:value="0">
            <text:p>#N/A</text:p>
          </table:table-cell>
          <table:table-cell table:formula="of:=+100*[.G143]*[.U143]*[.I143]" office:value-type="float" office:value="0">
            <text:p>#N/A</text:p>
          </table:table-cell>
          <table:table-cell table:formula="of:=ROUNDDOWN([.S143]+[.V143];-1)" office:value-type="float" office:value="0">
            <text:p>#N/A</text:p>
          </table:table-cell>
          <table:table-cell table:formula="of:=ROUNDDOWN(60*IF([.J143]=&quot;avec&quot;;1;0)*[.M143];-1)" office:value-type="float" office:value="0">
            <text:p>#N/A</text:p>
          </table:table-cell>
          <table:table-cell table:style-name="ce19" table:formula="of:=CONCATENATE([.D143];&quot; est un &quot;;[.F143];&quot; bâtiment de &quot;;[.L143];&quot; construit en &quot;;[.T143];&quot;. Il a été érigé par des &quot;;[.Q143];&quot; payés &quot;;[.R143];&quot; ducats par jour. Sa construction a duré &quot;;[.O143];&quot; an(s) et &quot;;[.P143];&quot; mois, et a coûté &quot;;[.W143];&quot; ducats et &quot;;[.X143];&quot; de prestige. &quot;)" office:value-type="float" office:value="0">
            <text:p>#N/A</text:p>
          </table:table-cell>
          <table:table-cell table:number-columns-repeated="12"/>
          <table:table-cell table:style-name="ce5" table:formula="of:=[.A14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4];&quot;_&quot;;LOWER([.C144]);&quot;_L&quot;;[.L14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4];[.$F$43:.$G$46];2;0)" office:value-type="float" office:value="0">
            <text:p>#N/A</text:p>
          </table:table-cell>
          <table:table-cell table:style-name="ce9"/>
          <table:table-cell table:formula="of:=VLOOKUP([.H144];[.$H$43:.$I$44];2;0)" office:value-type="float" office:value="0">
            <text:p>#N/A</text:p>
          </table:table-cell>
          <table:table-cell table:style-name="ce9"/>
          <table:table-cell table:formula="of:=VLOOKUP([.J144];[.$J$43:.$K$44];2;0)" office:value-type="float" office:value="0">
            <text:p>#N/A</text:p>
          </table:table-cell>
          <table:table-cell table:style-name="ce9"/>
          <table:table-cell table:formula="of:=VLOOKUP([.L144];[.$L$42:.$M$46];2;0)" office:value-type="float" office:value="0">
            <text:p>#N/A</text:p>
          </table:table-cell>
          <table:table-cell table:style-name="ce13" table:formula="of:=ROUND(365*[.G144]*[.I144]*[.K144]*[.M144];-1)" office:value-type="float" office:value="0">
            <text:p>#N/A</text:p>
          </table:table-cell>
          <table:table-cell table:formula="of:=ROUNDDOWN([.N144]/365;0)" office:value-type="float" office:value="0">
            <text:p>#N/A</text:p>
          </table:table-cell>
          <table:table-cell table:style-name="ce16" table:formula="of:=ROUNDDOWN([.N144]/30-12*[.O144];0)" office:value-type="float" office:value="0">
            <text:p>#N/A</text:p>
          </table:table-cell>
          <table:table-cell table:style-name="ce9"/>
          <table:table-cell table:formula="of:=VLOOKUP([.Q144];[.$Q$43:.$R$45];2;0)" office:value-type="float" office:value="0">
            <text:p>#N/A</text:p>
          </table:table-cell>
          <table:table-cell table:formula="of:=[.N144]*[.R144]" office:value-type="float" office:value="0">
            <text:p>#N/A</text:p>
          </table:table-cell>
          <table:table-cell table:style-name="ce9"/>
          <table:table-cell table:formula="of:=VLOOKUP([.T144];[.$T$43:.$U$45];2;0)" office:value-type="float" office:value="0">
            <text:p>#N/A</text:p>
          </table:table-cell>
          <table:table-cell table:formula="of:=+100*[.G144]*[.U144]*[.I144]" office:value-type="float" office:value="0">
            <text:p>#N/A</text:p>
          </table:table-cell>
          <table:table-cell table:formula="of:=ROUNDDOWN([.S144]+[.V144];-1)" office:value-type="float" office:value="0">
            <text:p>#N/A</text:p>
          </table:table-cell>
          <table:table-cell table:formula="of:=ROUNDDOWN(60*IF([.J144]=&quot;avec&quot;;1;0)*[.M144];-1)" office:value-type="float" office:value="0">
            <text:p>#N/A</text:p>
          </table:table-cell>
          <table:table-cell table:style-name="ce19" table:formula="of:=CONCATENATE([.D144];&quot; est un &quot;;[.F144];&quot; bâtiment de &quot;;[.L144];&quot; construit en &quot;;[.T144];&quot;. Il a été érigé par des &quot;;[.Q144];&quot; payés &quot;;[.R144];&quot; ducats par jour. Sa construction a duré &quot;;[.O144];&quot; an(s) et &quot;;[.P144];&quot; mois, et a coûté &quot;;[.W144];&quot; ducats et &quot;;[.X144];&quot; de prestige. &quot;)" office:value-type="float" office:value="0">
            <text:p>#N/A</text:p>
          </table:table-cell>
          <table:table-cell table:number-columns-repeated="12"/>
          <table:table-cell table:style-name="ce5" table:formula="of:=[.A14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5];&quot;_&quot;;LOWER([.C145]);&quot;_L&quot;;[.L14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5];[.$F$43:.$G$46];2;0)" office:value-type="float" office:value="0">
            <text:p>#N/A</text:p>
          </table:table-cell>
          <table:table-cell table:style-name="ce9"/>
          <table:table-cell table:formula="of:=VLOOKUP([.H145];[.$H$43:.$I$44];2;0)" office:value-type="float" office:value="0">
            <text:p>#N/A</text:p>
          </table:table-cell>
          <table:table-cell table:style-name="ce9"/>
          <table:table-cell table:formula="of:=VLOOKUP([.J145];[.$J$43:.$K$44];2;0)" office:value-type="float" office:value="0">
            <text:p>#N/A</text:p>
          </table:table-cell>
          <table:table-cell table:style-name="ce9"/>
          <table:table-cell table:formula="of:=VLOOKUP([.L145];[.$L$42:.$M$46];2;0)" office:value-type="float" office:value="0">
            <text:p>#N/A</text:p>
          </table:table-cell>
          <table:table-cell table:style-name="ce13" table:formula="of:=ROUND(365*[.G145]*[.I145]*[.K145]*[.M145];-1)" office:value-type="float" office:value="0">
            <text:p>#N/A</text:p>
          </table:table-cell>
          <table:table-cell table:formula="of:=ROUNDDOWN([.N145]/365;0)" office:value-type="float" office:value="0">
            <text:p>#N/A</text:p>
          </table:table-cell>
          <table:table-cell table:style-name="ce16" table:formula="of:=ROUNDDOWN([.N145]/30-12*[.O145];0)" office:value-type="float" office:value="0">
            <text:p>#N/A</text:p>
          </table:table-cell>
          <table:table-cell table:style-name="ce9"/>
          <table:table-cell table:formula="of:=VLOOKUP([.Q145];[.$Q$43:.$R$45];2;0)" office:value-type="float" office:value="0">
            <text:p>#N/A</text:p>
          </table:table-cell>
          <table:table-cell table:formula="of:=[.N145]*[.R145]" office:value-type="float" office:value="0">
            <text:p>#N/A</text:p>
          </table:table-cell>
          <table:table-cell table:style-name="ce9"/>
          <table:table-cell table:formula="of:=VLOOKUP([.T145];[.$T$43:.$U$45];2;0)" office:value-type="float" office:value="0">
            <text:p>#N/A</text:p>
          </table:table-cell>
          <table:table-cell table:formula="of:=+100*[.G145]*[.U145]*[.I145]" office:value-type="float" office:value="0">
            <text:p>#N/A</text:p>
          </table:table-cell>
          <table:table-cell table:formula="of:=ROUNDDOWN([.S145]+[.V145];-1)" office:value-type="float" office:value="0">
            <text:p>#N/A</text:p>
          </table:table-cell>
          <table:table-cell table:formula="of:=ROUNDDOWN(60*IF([.J145]=&quot;avec&quot;;1;0)*[.M145];-1)" office:value-type="float" office:value="0">
            <text:p>#N/A</text:p>
          </table:table-cell>
          <table:table-cell table:style-name="ce19" table:formula="of:=CONCATENATE([.D145];&quot; est un &quot;;[.F145];&quot; bâtiment de &quot;;[.L145];&quot; construit en &quot;;[.T145];&quot;. Il a été érigé par des &quot;;[.Q145];&quot; payés &quot;;[.R145];&quot; ducats par jour. Sa construction a duré &quot;;[.O145];&quot; an(s) et &quot;;[.P145];&quot; mois, et a coûté &quot;;[.W145];&quot; ducats et &quot;;[.X145];&quot; de prestige. &quot;)" office:value-type="float" office:value="0">
            <text:p>#N/A</text:p>
          </table:table-cell>
          <table:table-cell table:number-columns-repeated="12"/>
          <table:table-cell table:style-name="ce5" table:formula="of:=[.A14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6];&quot;_&quot;;LOWER([.C146]);&quot;_L&quot;;[.L14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6];[.$F$43:.$G$46];2;0)" office:value-type="float" office:value="0">
            <text:p>#N/A</text:p>
          </table:table-cell>
          <table:table-cell table:style-name="ce9"/>
          <table:table-cell table:formula="of:=VLOOKUP([.H146];[.$H$43:.$I$44];2;0)" office:value-type="float" office:value="0">
            <text:p>#N/A</text:p>
          </table:table-cell>
          <table:table-cell table:style-name="ce9"/>
          <table:table-cell table:formula="of:=VLOOKUP([.J146];[.$J$43:.$K$44];2;0)" office:value-type="float" office:value="0">
            <text:p>#N/A</text:p>
          </table:table-cell>
          <table:table-cell table:style-name="ce9"/>
          <table:table-cell table:formula="of:=VLOOKUP([.L146];[.$L$42:.$M$46];2;0)" office:value-type="float" office:value="0">
            <text:p>#N/A</text:p>
          </table:table-cell>
          <table:table-cell table:style-name="ce13" table:formula="of:=ROUND(365*[.G146]*[.I146]*[.K146]*[.M146];-1)" office:value-type="float" office:value="0">
            <text:p>#N/A</text:p>
          </table:table-cell>
          <table:table-cell table:formula="of:=ROUNDDOWN([.N146]/365;0)" office:value-type="float" office:value="0">
            <text:p>#N/A</text:p>
          </table:table-cell>
          <table:table-cell table:style-name="ce16" table:formula="of:=ROUNDDOWN([.N146]/30-12*[.O146];0)" office:value-type="float" office:value="0">
            <text:p>#N/A</text:p>
          </table:table-cell>
          <table:table-cell table:style-name="ce9"/>
          <table:table-cell table:formula="of:=VLOOKUP([.Q146];[.$Q$43:.$R$45];2;0)" office:value-type="float" office:value="0">
            <text:p>#N/A</text:p>
          </table:table-cell>
          <table:table-cell table:formula="of:=[.N146]*[.R146]" office:value-type="float" office:value="0">
            <text:p>#N/A</text:p>
          </table:table-cell>
          <table:table-cell table:style-name="ce9"/>
          <table:table-cell table:formula="of:=VLOOKUP([.T146];[.$T$43:.$U$45];2;0)" office:value-type="float" office:value="0">
            <text:p>#N/A</text:p>
          </table:table-cell>
          <table:table-cell table:formula="of:=+100*[.G146]*[.U146]*[.I146]" office:value-type="float" office:value="0">
            <text:p>#N/A</text:p>
          </table:table-cell>
          <table:table-cell table:formula="of:=ROUNDDOWN([.S146]+[.V146];-1)" office:value-type="float" office:value="0">
            <text:p>#N/A</text:p>
          </table:table-cell>
          <table:table-cell table:formula="of:=ROUNDDOWN(60*IF([.J146]=&quot;avec&quot;;1;0)*[.M146];-1)" office:value-type="float" office:value="0">
            <text:p>#N/A</text:p>
          </table:table-cell>
          <table:table-cell table:style-name="ce19" table:formula="of:=CONCATENATE([.D146];&quot; est un &quot;;[.F146];&quot; bâtiment de &quot;;[.L146];&quot; construit en &quot;;[.T146];&quot;. Il a été érigé par des &quot;;[.Q146];&quot; payés &quot;;[.R146];&quot; ducats par jour. Sa construction a duré &quot;;[.O146];&quot; an(s) et &quot;;[.P146];&quot; mois, et a coûté &quot;;[.W146];&quot; ducats et &quot;;[.X146];&quot; de prestige. &quot;)" office:value-type="float" office:value="0">
            <text:p>#N/A</text:p>
          </table:table-cell>
          <table:table-cell table:number-columns-repeated="12"/>
          <table:table-cell table:style-name="ce5" table:formula="of:=[.A14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7];&quot;_&quot;;LOWER([.C147]);&quot;_L&quot;;[.L14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7];[.$F$43:.$G$46];2;0)" office:value-type="float" office:value="0">
            <text:p>#N/A</text:p>
          </table:table-cell>
          <table:table-cell table:style-name="ce9"/>
          <table:table-cell table:formula="of:=VLOOKUP([.H147];[.$H$43:.$I$44];2;0)" office:value-type="float" office:value="0">
            <text:p>#N/A</text:p>
          </table:table-cell>
          <table:table-cell table:style-name="ce9"/>
          <table:table-cell table:formula="of:=VLOOKUP([.J147];[.$J$43:.$K$44];2;0)" office:value-type="float" office:value="0">
            <text:p>#N/A</text:p>
          </table:table-cell>
          <table:table-cell table:style-name="ce9"/>
          <table:table-cell table:formula="of:=VLOOKUP([.L147];[.$L$42:.$M$46];2;0)" office:value-type="float" office:value="0">
            <text:p>#N/A</text:p>
          </table:table-cell>
          <table:table-cell table:style-name="ce13" table:formula="of:=ROUND(365*[.G147]*[.I147]*[.K147]*[.M147];-1)" office:value-type="float" office:value="0">
            <text:p>#N/A</text:p>
          </table:table-cell>
          <table:table-cell table:formula="of:=ROUNDDOWN([.N147]/365;0)" office:value-type="float" office:value="0">
            <text:p>#N/A</text:p>
          </table:table-cell>
          <table:table-cell table:style-name="ce16" table:formula="of:=ROUNDDOWN([.N147]/30-12*[.O147];0)" office:value-type="float" office:value="0">
            <text:p>#N/A</text:p>
          </table:table-cell>
          <table:table-cell table:style-name="ce9"/>
          <table:table-cell table:formula="of:=VLOOKUP([.Q147];[.$Q$43:.$R$45];2;0)" office:value-type="float" office:value="0">
            <text:p>#N/A</text:p>
          </table:table-cell>
          <table:table-cell table:formula="of:=[.N147]*[.R147]" office:value-type="float" office:value="0">
            <text:p>#N/A</text:p>
          </table:table-cell>
          <table:table-cell table:style-name="ce9"/>
          <table:table-cell table:formula="of:=VLOOKUP([.T147];[.$T$43:.$U$45];2;0)" office:value-type="float" office:value="0">
            <text:p>#N/A</text:p>
          </table:table-cell>
          <table:table-cell table:formula="of:=+100*[.G147]*[.U147]*[.I147]" office:value-type="float" office:value="0">
            <text:p>#N/A</text:p>
          </table:table-cell>
          <table:table-cell table:formula="of:=ROUNDDOWN([.S147]+[.V147];-1)" office:value-type="float" office:value="0">
            <text:p>#N/A</text:p>
          </table:table-cell>
          <table:table-cell table:formula="of:=ROUNDDOWN(60*IF([.J147]=&quot;avec&quot;;1;0)*[.M147];-1)" office:value-type="float" office:value="0">
            <text:p>#N/A</text:p>
          </table:table-cell>
          <table:table-cell table:style-name="ce19" table:formula="of:=CONCATENATE([.D147];&quot; est un &quot;;[.F147];&quot; bâtiment de &quot;;[.L147];&quot; construit en &quot;;[.T147];&quot;. Il a été érigé par des &quot;;[.Q147];&quot; payés &quot;;[.R147];&quot; ducats par jour. Sa construction a duré &quot;;[.O147];&quot; an(s) et &quot;;[.P147];&quot; mois, et a coûté &quot;;[.W147];&quot; ducats et &quot;;[.X147];&quot; de prestige. &quot;)" office:value-type="float" office:value="0">
            <text:p>#N/A</text:p>
          </table:table-cell>
          <table:table-cell table:number-columns-repeated="12"/>
          <table:table-cell table:style-name="ce5" table:formula="of:=[.A14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8];&quot;_&quot;;LOWER([.C148]);&quot;_L&quot;;[.L14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8];[.$F$43:.$G$46];2;0)" office:value-type="float" office:value="0">
            <text:p>#N/A</text:p>
          </table:table-cell>
          <table:table-cell table:style-name="ce9"/>
          <table:table-cell table:formula="of:=VLOOKUP([.H148];[.$H$43:.$I$44];2;0)" office:value-type="float" office:value="0">
            <text:p>#N/A</text:p>
          </table:table-cell>
          <table:table-cell table:style-name="ce9"/>
          <table:table-cell table:formula="of:=VLOOKUP([.J148];[.$J$43:.$K$44];2;0)" office:value-type="float" office:value="0">
            <text:p>#N/A</text:p>
          </table:table-cell>
          <table:table-cell table:style-name="ce9"/>
          <table:table-cell table:formula="of:=VLOOKUP([.L148];[.$L$42:.$M$46];2;0)" office:value-type="float" office:value="0">
            <text:p>#N/A</text:p>
          </table:table-cell>
          <table:table-cell table:style-name="ce13" table:formula="of:=ROUND(365*[.G148]*[.I148]*[.K148]*[.M148];-1)" office:value-type="float" office:value="0">
            <text:p>#N/A</text:p>
          </table:table-cell>
          <table:table-cell table:formula="of:=ROUNDDOWN([.N148]/365;0)" office:value-type="float" office:value="0">
            <text:p>#N/A</text:p>
          </table:table-cell>
          <table:table-cell table:style-name="ce16" table:formula="of:=ROUNDDOWN([.N148]/30-12*[.O148];0)" office:value-type="float" office:value="0">
            <text:p>#N/A</text:p>
          </table:table-cell>
          <table:table-cell table:style-name="ce9"/>
          <table:table-cell table:formula="of:=VLOOKUP([.Q148];[.$Q$43:.$R$45];2;0)" office:value-type="float" office:value="0">
            <text:p>#N/A</text:p>
          </table:table-cell>
          <table:table-cell table:formula="of:=[.N148]*[.R148]" office:value-type="float" office:value="0">
            <text:p>#N/A</text:p>
          </table:table-cell>
          <table:table-cell table:style-name="ce9"/>
          <table:table-cell table:formula="of:=VLOOKUP([.T148];[.$T$43:.$U$45];2;0)" office:value-type="float" office:value="0">
            <text:p>#N/A</text:p>
          </table:table-cell>
          <table:table-cell table:formula="of:=+100*[.G148]*[.U148]*[.I148]" office:value-type="float" office:value="0">
            <text:p>#N/A</text:p>
          </table:table-cell>
          <table:table-cell table:formula="of:=ROUNDDOWN([.S148]+[.V148];-1)" office:value-type="float" office:value="0">
            <text:p>#N/A</text:p>
          </table:table-cell>
          <table:table-cell table:formula="of:=ROUNDDOWN(60*IF([.J148]=&quot;avec&quot;;1;0)*[.M148];-1)" office:value-type="float" office:value="0">
            <text:p>#N/A</text:p>
          </table:table-cell>
          <table:table-cell table:style-name="ce19" table:formula="of:=CONCATENATE([.D148];&quot; est un &quot;;[.F148];&quot; bâtiment de &quot;;[.L148];&quot; construit en &quot;;[.T148];&quot;. Il a été érigé par des &quot;;[.Q148];&quot; payés &quot;;[.R148];&quot; ducats par jour. Sa construction a duré &quot;;[.O148];&quot; an(s) et &quot;;[.P148];&quot; mois, et a coûté &quot;;[.W148];&quot; ducats et &quot;;[.X148];&quot; de prestige. &quot;)" office:value-type="float" office:value="0">
            <text:p>#N/A</text:p>
          </table:table-cell>
          <table:table-cell table:number-columns-repeated="12"/>
          <table:table-cell table:style-name="ce5" table:formula="of:=[.A14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9];&quot;_&quot;;LOWER([.C149]);&quot;_L&quot;;[.L14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9];[.$F$43:.$G$46];2;0)" office:value-type="float" office:value="0">
            <text:p>#N/A</text:p>
          </table:table-cell>
          <table:table-cell table:style-name="ce9"/>
          <table:table-cell table:formula="of:=VLOOKUP([.H149];[.$H$43:.$I$44];2;0)" office:value-type="float" office:value="0">
            <text:p>#N/A</text:p>
          </table:table-cell>
          <table:table-cell table:style-name="ce9"/>
          <table:table-cell table:formula="of:=VLOOKUP([.J149];[.$J$43:.$K$44];2;0)" office:value-type="float" office:value="0">
            <text:p>#N/A</text:p>
          </table:table-cell>
          <table:table-cell table:style-name="ce9"/>
          <table:table-cell table:formula="of:=VLOOKUP([.L149];[.$L$42:.$M$46];2;0)" office:value-type="float" office:value="0">
            <text:p>#N/A</text:p>
          </table:table-cell>
          <table:table-cell table:style-name="ce13" table:formula="of:=ROUND(365*[.G149]*[.I149]*[.K149]*[.M149];-1)" office:value-type="float" office:value="0">
            <text:p>#N/A</text:p>
          </table:table-cell>
          <table:table-cell table:formula="of:=ROUNDDOWN([.N149]/365;0)" office:value-type="float" office:value="0">
            <text:p>#N/A</text:p>
          </table:table-cell>
          <table:table-cell table:style-name="ce16" table:formula="of:=ROUNDDOWN([.N149]/30-12*[.O149];0)" office:value-type="float" office:value="0">
            <text:p>#N/A</text:p>
          </table:table-cell>
          <table:table-cell table:style-name="ce9"/>
          <table:table-cell table:formula="of:=VLOOKUP([.Q149];[.$Q$43:.$R$45];2;0)" office:value-type="float" office:value="0">
            <text:p>#N/A</text:p>
          </table:table-cell>
          <table:table-cell table:formula="of:=[.N149]*[.R149]" office:value-type="float" office:value="0">
            <text:p>#N/A</text:p>
          </table:table-cell>
          <table:table-cell table:style-name="ce9"/>
          <table:table-cell table:formula="of:=VLOOKUP([.T149];[.$T$43:.$U$45];2;0)" office:value-type="float" office:value="0">
            <text:p>#N/A</text:p>
          </table:table-cell>
          <table:table-cell table:formula="of:=+100*[.G149]*[.U149]*[.I149]" office:value-type="float" office:value="0">
            <text:p>#N/A</text:p>
          </table:table-cell>
          <table:table-cell table:formula="of:=ROUNDDOWN([.S149]+[.V149];-1)" office:value-type="float" office:value="0">
            <text:p>#N/A</text:p>
          </table:table-cell>
          <table:table-cell table:formula="of:=ROUNDDOWN(60*IF([.J149]=&quot;avec&quot;;1;0)*[.M149];-1)" office:value-type="float" office:value="0">
            <text:p>#N/A</text:p>
          </table:table-cell>
          <table:table-cell table:style-name="ce19" table:formula="of:=CONCATENATE([.D149];&quot; est un &quot;;[.F149];&quot; bâtiment de &quot;;[.L149];&quot; construit en &quot;;[.T149];&quot;. Il a été érigé par des &quot;;[.Q149];&quot; payés &quot;;[.R149];&quot; ducats par jour. Sa construction a duré &quot;;[.O149];&quot; an(s) et &quot;;[.P149];&quot; mois, et a coûté &quot;;[.W149];&quot; ducats et &quot;;[.X149];&quot; de prestige. &quot;)" office:value-type="float" office:value="0">
            <text:p>#N/A</text:p>
          </table:table-cell>
          <table:table-cell table:number-columns-repeated="12"/>
          <table:table-cell table:style-name="ce5" table:formula="of:=[.A14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0];&quot;_&quot;;LOWER([.C150]);&quot;_L&quot;;[.L15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0];[.$F$43:.$G$46];2;0)" office:value-type="float" office:value="0">
            <text:p>#N/A</text:p>
          </table:table-cell>
          <table:table-cell table:style-name="ce9"/>
          <table:table-cell table:formula="of:=VLOOKUP([.H150];[.$H$43:.$I$44];2;0)" office:value-type="float" office:value="0">
            <text:p>#N/A</text:p>
          </table:table-cell>
          <table:table-cell table:style-name="ce9"/>
          <table:table-cell table:formula="of:=VLOOKUP([.J150];[.$J$43:.$K$44];2;0)" office:value-type="float" office:value="0">
            <text:p>#N/A</text:p>
          </table:table-cell>
          <table:table-cell table:style-name="ce9"/>
          <table:table-cell table:formula="of:=VLOOKUP([.L150];[.$L$42:.$M$46];2;0)" office:value-type="float" office:value="0">
            <text:p>#N/A</text:p>
          </table:table-cell>
          <table:table-cell table:style-name="ce13" table:formula="of:=ROUND(365*[.G150]*[.I150]*[.K150]*[.M150];-1)" office:value-type="float" office:value="0">
            <text:p>#N/A</text:p>
          </table:table-cell>
          <table:table-cell table:formula="of:=ROUNDDOWN([.N150]/365;0)" office:value-type="float" office:value="0">
            <text:p>#N/A</text:p>
          </table:table-cell>
          <table:table-cell table:style-name="ce16" table:formula="of:=ROUNDDOWN([.N150]/30-12*[.O150];0)" office:value-type="float" office:value="0">
            <text:p>#N/A</text:p>
          </table:table-cell>
          <table:table-cell table:style-name="ce9"/>
          <table:table-cell table:formula="of:=VLOOKUP([.Q150];[.$Q$43:.$R$45];2;0)" office:value-type="float" office:value="0">
            <text:p>#N/A</text:p>
          </table:table-cell>
          <table:table-cell table:formula="of:=[.N150]*[.R150]" office:value-type="float" office:value="0">
            <text:p>#N/A</text:p>
          </table:table-cell>
          <table:table-cell table:style-name="ce9"/>
          <table:table-cell table:formula="of:=VLOOKUP([.T150];[.$T$43:.$U$45];2;0)" office:value-type="float" office:value="0">
            <text:p>#N/A</text:p>
          </table:table-cell>
          <table:table-cell table:formula="of:=+100*[.G150]*[.U150]*[.I150]" office:value-type="float" office:value="0">
            <text:p>#N/A</text:p>
          </table:table-cell>
          <table:table-cell table:formula="of:=ROUNDDOWN([.S150]+[.V150];-1)" office:value-type="float" office:value="0">
            <text:p>#N/A</text:p>
          </table:table-cell>
          <table:table-cell table:formula="of:=ROUNDDOWN(60*IF([.J150]=&quot;avec&quot;;1;0)*[.M150];-1)" office:value-type="float" office:value="0">
            <text:p>#N/A</text:p>
          </table:table-cell>
          <table:table-cell table:style-name="ce19" table:formula="of:=CONCATENATE([.D150];&quot; est un &quot;;[.F150];&quot; bâtiment de &quot;;[.L150];&quot; construit en &quot;;[.T150];&quot;. Il a été érigé par des &quot;;[.Q150];&quot; payés &quot;;[.R150];&quot; ducats par jour. Sa construction a duré &quot;;[.O150];&quot; an(s) et &quot;;[.P150];&quot; mois, et a coûté &quot;;[.W150];&quot; ducats et &quot;;[.X150];&quot; de prestige. &quot;)" office:value-type="float" office:value="0">
            <text:p>#N/A</text:p>
          </table:table-cell>
          <table:table-cell table:number-columns-repeated="12"/>
          <table:table-cell table:style-name="ce5" table:formula="of:=[.A14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1];&quot;_&quot;;LOWER([.C151]);&quot;_L&quot;;[.L15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1];[.$F$43:.$G$46];2;0)" office:value-type="float" office:value="0">
            <text:p>#N/A</text:p>
          </table:table-cell>
          <table:table-cell table:style-name="ce9"/>
          <table:table-cell table:formula="of:=VLOOKUP([.H151];[.$H$43:.$I$44];2;0)" office:value-type="float" office:value="0">
            <text:p>#N/A</text:p>
          </table:table-cell>
          <table:table-cell table:style-name="ce9"/>
          <table:table-cell table:formula="of:=VLOOKUP([.J151];[.$J$43:.$K$44];2;0)" office:value-type="float" office:value="0">
            <text:p>#N/A</text:p>
          </table:table-cell>
          <table:table-cell table:style-name="ce9"/>
          <table:table-cell table:formula="of:=VLOOKUP([.L151];[.$L$42:.$M$46];2;0)" office:value-type="float" office:value="0">
            <text:p>#N/A</text:p>
          </table:table-cell>
          <table:table-cell table:style-name="ce13" table:formula="of:=ROUND(365*[.G151]*[.I151]*[.K151]*[.M151];-1)" office:value-type="float" office:value="0">
            <text:p>#N/A</text:p>
          </table:table-cell>
          <table:table-cell table:formula="of:=ROUNDDOWN([.N151]/365;0)" office:value-type="float" office:value="0">
            <text:p>#N/A</text:p>
          </table:table-cell>
          <table:table-cell table:style-name="ce16" table:formula="of:=ROUNDDOWN([.N151]/30-12*[.O151];0)" office:value-type="float" office:value="0">
            <text:p>#N/A</text:p>
          </table:table-cell>
          <table:table-cell table:style-name="ce9"/>
          <table:table-cell table:formula="of:=VLOOKUP([.Q151];[.$Q$43:.$R$45];2;0)" office:value-type="float" office:value="0">
            <text:p>#N/A</text:p>
          </table:table-cell>
          <table:table-cell table:formula="of:=[.N151]*[.R151]" office:value-type="float" office:value="0">
            <text:p>#N/A</text:p>
          </table:table-cell>
          <table:table-cell table:style-name="ce9"/>
          <table:table-cell table:formula="of:=VLOOKUP([.T151];[.$T$43:.$U$45];2;0)" office:value-type="float" office:value="0">
            <text:p>#N/A</text:p>
          </table:table-cell>
          <table:table-cell table:formula="of:=+100*[.G151]*[.U151]*[.I151]" office:value-type="float" office:value="0">
            <text:p>#N/A</text:p>
          </table:table-cell>
          <table:table-cell table:formula="of:=ROUNDDOWN([.S151]+[.V151];-1)" office:value-type="float" office:value="0">
            <text:p>#N/A</text:p>
          </table:table-cell>
          <table:table-cell table:formula="of:=ROUNDDOWN(60*IF([.J151]=&quot;avec&quot;;1;0)*[.M151];-1)" office:value-type="float" office:value="0">
            <text:p>#N/A</text:p>
          </table:table-cell>
          <table:table-cell table:style-name="ce19" table:formula="of:=CONCATENATE([.D151];&quot; est un &quot;;[.F151];&quot; bâtiment de &quot;;[.L151];&quot; construit en &quot;;[.T151];&quot;. Il a été érigé par des &quot;;[.Q151];&quot; payés &quot;;[.R151];&quot; ducats par jour. Sa construction a duré &quot;;[.O151];&quot; an(s) et &quot;;[.P151];&quot; mois, et a coûté &quot;;[.W151];&quot; ducats et &quot;;[.X151];&quot; de prestige. &quot;)" office:value-type="float" office:value="0">
            <text:p>#N/A</text:p>
          </table:table-cell>
          <table:table-cell table:number-columns-repeated="12"/>
          <table:table-cell table:style-name="ce5" table:formula="of:=[.A15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2];&quot;_&quot;;LOWER([.C152]);&quot;_L&quot;;[.L15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2];[.$F$43:.$G$46];2;0)" office:value-type="float" office:value="0">
            <text:p>#N/A</text:p>
          </table:table-cell>
          <table:table-cell table:style-name="ce9"/>
          <table:table-cell table:formula="of:=VLOOKUP([.H152];[.$H$43:.$I$44];2;0)" office:value-type="float" office:value="0">
            <text:p>#N/A</text:p>
          </table:table-cell>
          <table:table-cell table:style-name="ce9"/>
          <table:table-cell table:formula="of:=VLOOKUP([.J152];[.$J$43:.$K$44];2;0)" office:value-type="float" office:value="0">
            <text:p>#N/A</text:p>
          </table:table-cell>
          <table:table-cell table:style-name="ce9"/>
          <table:table-cell table:formula="of:=VLOOKUP([.L152];[.$L$42:.$M$46];2;0)" office:value-type="float" office:value="0">
            <text:p>#N/A</text:p>
          </table:table-cell>
          <table:table-cell table:style-name="ce13" table:formula="of:=ROUND(365*[.G152]*[.I152]*[.K152]*[.M152];-1)" office:value-type="float" office:value="0">
            <text:p>#N/A</text:p>
          </table:table-cell>
          <table:table-cell table:formula="of:=ROUNDDOWN([.N152]/365;0)" office:value-type="float" office:value="0">
            <text:p>#N/A</text:p>
          </table:table-cell>
          <table:table-cell table:style-name="ce16" table:formula="of:=ROUNDDOWN([.N152]/30-12*[.O152];0)" office:value-type="float" office:value="0">
            <text:p>#N/A</text:p>
          </table:table-cell>
          <table:table-cell table:style-name="ce9"/>
          <table:table-cell table:formula="of:=VLOOKUP([.Q152];[.$Q$43:.$R$45];2;0)" office:value-type="float" office:value="0">
            <text:p>#N/A</text:p>
          </table:table-cell>
          <table:table-cell table:formula="of:=[.N152]*[.R152]" office:value-type="float" office:value="0">
            <text:p>#N/A</text:p>
          </table:table-cell>
          <table:table-cell table:style-name="ce9"/>
          <table:table-cell table:formula="of:=VLOOKUP([.T152];[.$T$43:.$U$45];2;0)" office:value-type="float" office:value="0">
            <text:p>#N/A</text:p>
          </table:table-cell>
          <table:table-cell table:formula="of:=+100*[.G152]*[.U152]*[.I152]" office:value-type="float" office:value="0">
            <text:p>#N/A</text:p>
          </table:table-cell>
          <table:table-cell table:formula="of:=ROUNDDOWN([.S152]+[.V152];-1)" office:value-type="float" office:value="0">
            <text:p>#N/A</text:p>
          </table:table-cell>
          <table:table-cell table:formula="of:=ROUNDDOWN(60*IF([.J152]=&quot;avec&quot;;1;0)*[.M152];-1)" office:value-type="float" office:value="0">
            <text:p>#N/A</text:p>
          </table:table-cell>
          <table:table-cell table:style-name="ce19" table:formula="of:=CONCATENATE([.D152];&quot; est un &quot;;[.F152];&quot; bâtiment de &quot;;[.L152];&quot; construit en &quot;;[.T152];&quot;. Il a été érigé par des &quot;;[.Q152];&quot; payés &quot;;[.R152];&quot; ducats par jour. Sa construction a duré &quot;;[.O152];&quot; an(s) et &quot;;[.P152];&quot; mois, et a coûté &quot;;[.W152];&quot; ducats et &quot;;[.X152];&quot; de prestige. &quot;)" office:value-type="float" office:value="0">
            <text:p>#N/A</text:p>
          </table:table-cell>
          <table:table-cell table:number-columns-repeated="12"/>
          <table:table-cell table:style-name="ce5" table:formula="of:=[.A15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3];&quot;_&quot;;LOWER([.C153]);&quot;_L&quot;;[.L15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3];[.$F$43:.$G$46];2;0)" office:value-type="float" office:value="0">
            <text:p>#N/A</text:p>
          </table:table-cell>
          <table:table-cell table:style-name="ce9"/>
          <table:table-cell table:formula="of:=VLOOKUP([.H153];[.$H$43:.$I$44];2;0)" office:value-type="float" office:value="0">
            <text:p>#N/A</text:p>
          </table:table-cell>
          <table:table-cell table:style-name="ce9"/>
          <table:table-cell table:formula="of:=VLOOKUP([.J153];[.$J$43:.$K$44];2;0)" office:value-type="float" office:value="0">
            <text:p>#N/A</text:p>
          </table:table-cell>
          <table:table-cell table:style-name="ce9"/>
          <table:table-cell table:formula="of:=VLOOKUP([.L153];[.$L$42:.$M$46];2;0)" office:value-type="float" office:value="0">
            <text:p>#N/A</text:p>
          </table:table-cell>
          <table:table-cell table:style-name="ce13" table:formula="of:=ROUND(365*[.G153]*[.I153]*[.K153]*[.M153];-1)" office:value-type="float" office:value="0">
            <text:p>#N/A</text:p>
          </table:table-cell>
          <table:table-cell table:formula="of:=ROUNDDOWN([.N153]/365;0)" office:value-type="float" office:value="0">
            <text:p>#N/A</text:p>
          </table:table-cell>
          <table:table-cell table:style-name="ce16" table:formula="of:=ROUNDDOWN([.N153]/30-12*[.O153];0)" office:value-type="float" office:value="0">
            <text:p>#N/A</text:p>
          </table:table-cell>
          <table:table-cell table:style-name="ce9"/>
          <table:table-cell table:formula="of:=VLOOKUP([.Q153];[.$Q$43:.$R$45];2;0)" office:value-type="float" office:value="0">
            <text:p>#N/A</text:p>
          </table:table-cell>
          <table:table-cell table:formula="of:=[.N153]*[.R153]" office:value-type="float" office:value="0">
            <text:p>#N/A</text:p>
          </table:table-cell>
          <table:table-cell table:style-name="ce9"/>
          <table:table-cell table:formula="of:=VLOOKUP([.T153];[.$T$43:.$U$45];2;0)" office:value-type="float" office:value="0">
            <text:p>#N/A</text:p>
          </table:table-cell>
          <table:table-cell table:formula="of:=+100*[.G153]*[.U153]*[.I153]" office:value-type="float" office:value="0">
            <text:p>#N/A</text:p>
          </table:table-cell>
          <table:table-cell table:formula="of:=ROUNDDOWN([.S153]+[.V153];-1)" office:value-type="float" office:value="0">
            <text:p>#N/A</text:p>
          </table:table-cell>
          <table:table-cell table:formula="of:=ROUNDDOWN(60*IF([.J153]=&quot;avec&quot;;1;0)*[.M153];-1)" office:value-type="float" office:value="0">
            <text:p>#N/A</text:p>
          </table:table-cell>
          <table:table-cell table:style-name="ce19" table:formula="of:=CONCATENATE([.D153];&quot; est un &quot;;[.F153];&quot; bâtiment de &quot;;[.L153];&quot; construit en &quot;;[.T153];&quot;. Il a été érigé par des &quot;;[.Q153];&quot; payés &quot;;[.R153];&quot; ducats par jour. Sa construction a duré &quot;;[.O153];&quot; an(s) et &quot;;[.P153];&quot; mois, et a coûté &quot;;[.W153];&quot; ducats et &quot;;[.X153];&quot; de prestige. &quot;)" office:value-type="float" office:value="0">
            <text:p>#N/A</text:p>
          </table:table-cell>
          <table:table-cell table:number-columns-repeated="12"/>
          <table:table-cell table:style-name="ce5" table:formula="of:=[.A15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4];&quot;_&quot;;LOWER([.C154]);&quot;_L&quot;;[.L15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4];[.$F$43:.$G$46];2;0)" office:value-type="float" office:value="0">
            <text:p>#N/A</text:p>
          </table:table-cell>
          <table:table-cell table:style-name="ce9"/>
          <table:table-cell table:formula="of:=VLOOKUP([.H154];[.$H$43:.$I$44];2;0)" office:value-type="float" office:value="0">
            <text:p>#N/A</text:p>
          </table:table-cell>
          <table:table-cell table:style-name="ce9"/>
          <table:table-cell table:formula="of:=VLOOKUP([.J154];[.$J$43:.$K$44];2;0)" office:value-type="float" office:value="0">
            <text:p>#N/A</text:p>
          </table:table-cell>
          <table:table-cell table:style-name="ce9"/>
          <table:table-cell table:formula="of:=VLOOKUP([.L154];[.$L$42:.$M$46];2;0)" office:value-type="float" office:value="0">
            <text:p>#N/A</text:p>
          </table:table-cell>
          <table:table-cell table:style-name="ce13" table:formula="of:=ROUND(365*[.G154]*[.I154]*[.K154]*[.M154];-1)" office:value-type="float" office:value="0">
            <text:p>#N/A</text:p>
          </table:table-cell>
          <table:table-cell table:formula="of:=ROUNDDOWN([.N154]/365;0)" office:value-type="float" office:value="0">
            <text:p>#N/A</text:p>
          </table:table-cell>
          <table:table-cell table:style-name="ce16" table:formula="of:=ROUNDDOWN([.N154]/30-12*[.O154];0)" office:value-type="float" office:value="0">
            <text:p>#N/A</text:p>
          </table:table-cell>
          <table:table-cell table:style-name="ce9"/>
          <table:table-cell table:formula="of:=VLOOKUP([.Q154];[.$Q$43:.$R$45];2;0)" office:value-type="float" office:value="0">
            <text:p>#N/A</text:p>
          </table:table-cell>
          <table:table-cell table:formula="of:=[.N154]*[.R154]" office:value-type="float" office:value="0">
            <text:p>#N/A</text:p>
          </table:table-cell>
          <table:table-cell table:style-name="ce9"/>
          <table:table-cell table:formula="of:=VLOOKUP([.T154];[.$T$43:.$U$45];2;0)" office:value-type="float" office:value="0">
            <text:p>#N/A</text:p>
          </table:table-cell>
          <table:table-cell table:formula="of:=+100*[.G154]*[.U154]*[.I154]" office:value-type="float" office:value="0">
            <text:p>#N/A</text:p>
          </table:table-cell>
          <table:table-cell table:formula="of:=ROUNDDOWN([.S154]+[.V154];-1)" office:value-type="float" office:value="0">
            <text:p>#N/A</text:p>
          </table:table-cell>
          <table:table-cell table:formula="of:=ROUNDDOWN(60*IF([.J154]=&quot;avec&quot;;1;0)*[.M154];-1)" office:value-type="float" office:value="0">
            <text:p>#N/A</text:p>
          </table:table-cell>
          <table:table-cell table:style-name="ce19" table:formula="of:=CONCATENATE([.D154];&quot; est un &quot;;[.F154];&quot; bâtiment de &quot;;[.L154];&quot; construit en &quot;;[.T154];&quot;. Il a été érigé par des &quot;;[.Q154];&quot; payés &quot;;[.R154];&quot; ducats par jour. Sa construction a duré &quot;;[.O154];&quot; an(s) et &quot;;[.P154];&quot; mois, et a coûté &quot;;[.W154];&quot; ducats et &quot;;[.X154];&quot; de prestige. &quot;)" office:value-type="float" office:value="0">
            <text:p>#N/A</text:p>
          </table:table-cell>
          <table:table-cell table:number-columns-repeated="12"/>
          <table:table-cell table:style-name="ce5" table:formula="of:=[.A15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5];&quot;_&quot;;LOWER([.C155]);&quot;_L&quot;;[.L15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5];[.$F$43:.$G$46];2;0)" office:value-type="float" office:value="0">
            <text:p>#N/A</text:p>
          </table:table-cell>
          <table:table-cell table:style-name="ce9"/>
          <table:table-cell table:formula="of:=VLOOKUP([.H155];[.$H$43:.$I$44];2;0)" office:value-type="float" office:value="0">
            <text:p>#N/A</text:p>
          </table:table-cell>
          <table:table-cell table:style-name="ce9"/>
          <table:table-cell table:formula="of:=VLOOKUP([.J155];[.$J$43:.$K$44];2;0)" office:value-type="float" office:value="0">
            <text:p>#N/A</text:p>
          </table:table-cell>
          <table:table-cell table:style-name="ce9"/>
          <table:table-cell table:formula="of:=VLOOKUP([.L155];[.$L$42:.$M$46];2;0)" office:value-type="float" office:value="0">
            <text:p>#N/A</text:p>
          </table:table-cell>
          <table:table-cell table:style-name="ce13" table:formula="of:=ROUND(365*[.G155]*[.I155]*[.K155]*[.M155];-1)" office:value-type="float" office:value="0">
            <text:p>#N/A</text:p>
          </table:table-cell>
          <table:table-cell table:formula="of:=ROUNDDOWN([.N155]/365;0)" office:value-type="float" office:value="0">
            <text:p>#N/A</text:p>
          </table:table-cell>
          <table:table-cell table:style-name="ce16" table:formula="of:=ROUNDDOWN([.N155]/30-12*[.O155];0)" office:value-type="float" office:value="0">
            <text:p>#N/A</text:p>
          </table:table-cell>
          <table:table-cell table:style-name="ce9"/>
          <table:table-cell table:formula="of:=VLOOKUP([.Q155];[.$Q$43:.$R$45];2;0)" office:value-type="float" office:value="0">
            <text:p>#N/A</text:p>
          </table:table-cell>
          <table:table-cell table:formula="of:=[.N155]*[.R155]" office:value-type="float" office:value="0">
            <text:p>#N/A</text:p>
          </table:table-cell>
          <table:table-cell table:style-name="ce9"/>
          <table:table-cell table:formula="of:=VLOOKUP([.T155];[.$T$43:.$U$45];2;0)" office:value-type="float" office:value="0">
            <text:p>#N/A</text:p>
          </table:table-cell>
          <table:table-cell table:formula="of:=+100*[.G155]*[.U155]*[.I155]" office:value-type="float" office:value="0">
            <text:p>#N/A</text:p>
          </table:table-cell>
          <table:table-cell table:formula="of:=ROUNDDOWN([.S155]+[.V155];-1)" office:value-type="float" office:value="0">
            <text:p>#N/A</text:p>
          </table:table-cell>
          <table:table-cell table:formula="of:=ROUNDDOWN(60*IF([.J155]=&quot;avec&quot;;1;0)*[.M155];-1)" office:value-type="float" office:value="0">
            <text:p>#N/A</text:p>
          </table:table-cell>
          <table:table-cell table:style-name="ce19" table:formula="of:=CONCATENATE([.D155];&quot; est un &quot;;[.F155];&quot; bâtiment de &quot;;[.L155];&quot; construit en &quot;;[.T155];&quot;. Il a été érigé par des &quot;;[.Q155];&quot; payés &quot;;[.R155];&quot; ducats par jour. Sa construction a duré &quot;;[.O155];&quot; an(s) et &quot;;[.P155];&quot; mois, et a coûté &quot;;[.W155];&quot; ducats et &quot;;[.X155];&quot; de prestige. &quot;)" office:value-type="float" office:value="0">
            <text:p>#N/A</text:p>
          </table:table-cell>
          <table:table-cell table:number-columns-repeated="12"/>
          <table:table-cell table:style-name="ce5" table:formula="of:=[.A15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6];&quot;_&quot;;LOWER([.C156]);&quot;_L&quot;;[.L15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6];[.$F$43:.$G$46];2;0)" office:value-type="float" office:value="0">
            <text:p>#N/A</text:p>
          </table:table-cell>
          <table:table-cell table:style-name="ce9"/>
          <table:table-cell table:formula="of:=VLOOKUP([.H156];[.$H$43:.$I$44];2;0)" office:value-type="float" office:value="0">
            <text:p>#N/A</text:p>
          </table:table-cell>
          <table:table-cell table:style-name="ce9"/>
          <table:table-cell table:formula="of:=VLOOKUP([.J156];[.$J$43:.$K$44];2;0)" office:value-type="float" office:value="0">
            <text:p>#N/A</text:p>
          </table:table-cell>
          <table:table-cell table:style-name="ce9"/>
          <table:table-cell table:formula="of:=VLOOKUP([.L156];[.$L$42:.$M$46];2;0)" office:value-type="float" office:value="0">
            <text:p>#N/A</text:p>
          </table:table-cell>
          <table:table-cell table:style-name="ce13" table:formula="of:=ROUND(365*[.G156]*[.I156]*[.K156]*[.M156];-1)" office:value-type="float" office:value="0">
            <text:p>#N/A</text:p>
          </table:table-cell>
          <table:table-cell table:formula="of:=ROUNDDOWN([.N156]/365;0)" office:value-type="float" office:value="0">
            <text:p>#N/A</text:p>
          </table:table-cell>
          <table:table-cell table:style-name="ce16" table:formula="of:=ROUNDDOWN([.N156]/30-12*[.O156];0)" office:value-type="float" office:value="0">
            <text:p>#N/A</text:p>
          </table:table-cell>
          <table:table-cell table:style-name="ce9"/>
          <table:table-cell table:formula="of:=VLOOKUP([.Q156];[.$Q$43:.$R$45];2;0)" office:value-type="float" office:value="0">
            <text:p>#N/A</text:p>
          </table:table-cell>
          <table:table-cell table:formula="of:=[.N156]*[.R156]" office:value-type="float" office:value="0">
            <text:p>#N/A</text:p>
          </table:table-cell>
          <table:table-cell table:style-name="ce9"/>
          <table:table-cell table:formula="of:=VLOOKUP([.T156];[.$T$43:.$U$45];2;0)" office:value-type="float" office:value="0">
            <text:p>#N/A</text:p>
          </table:table-cell>
          <table:table-cell table:formula="of:=+100*[.G156]*[.U156]*[.I156]" office:value-type="float" office:value="0">
            <text:p>#N/A</text:p>
          </table:table-cell>
          <table:table-cell table:formula="of:=ROUNDDOWN([.S156]+[.V156];-1)" office:value-type="float" office:value="0">
            <text:p>#N/A</text:p>
          </table:table-cell>
          <table:table-cell table:formula="of:=ROUNDDOWN(60*IF([.J156]=&quot;avec&quot;;1;0)*[.M156];-1)" office:value-type="float" office:value="0">
            <text:p>#N/A</text:p>
          </table:table-cell>
          <table:table-cell table:style-name="ce19" table:formula="of:=CONCATENATE([.D156];&quot; est un &quot;;[.F156];&quot; bâtiment de &quot;;[.L156];&quot; construit en &quot;;[.T156];&quot;. Il a été érigé par des &quot;;[.Q156];&quot; payés &quot;;[.R156];&quot; ducats par jour. Sa construction a duré &quot;;[.O156];&quot; an(s) et &quot;;[.P156];&quot; mois, et a coûté &quot;;[.W156];&quot; ducats et &quot;;[.X156];&quot; de prestige. &quot;)" office:value-type="float" office:value="0">
            <text:p>#N/A</text:p>
          </table:table-cell>
          <table:table-cell table:number-columns-repeated="12"/>
          <table:table-cell table:style-name="ce5" table:formula="of:=[.A15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7];&quot;_&quot;;LOWER([.C157]);&quot;_L&quot;;[.L15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7];[.$F$43:.$G$46];2;0)" office:value-type="float" office:value="0">
            <text:p>#N/A</text:p>
          </table:table-cell>
          <table:table-cell table:style-name="ce9"/>
          <table:table-cell table:formula="of:=VLOOKUP([.H157];[.$H$43:.$I$44];2;0)" office:value-type="float" office:value="0">
            <text:p>#N/A</text:p>
          </table:table-cell>
          <table:table-cell table:style-name="ce9"/>
          <table:table-cell table:formula="of:=VLOOKUP([.J157];[.$J$43:.$K$44];2;0)" office:value-type="float" office:value="0">
            <text:p>#N/A</text:p>
          </table:table-cell>
          <table:table-cell table:style-name="ce9"/>
          <table:table-cell table:formula="of:=VLOOKUP([.L157];[.$L$42:.$M$46];2;0)" office:value-type="float" office:value="0">
            <text:p>#N/A</text:p>
          </table:table-cell>
          <table:table-cell table:style-name="ce13" table:formula="of:=ROUND(365*[.G157]*[.I157]*[.K157]*[.M157];-1)" office:value-type="float" office:value="0">
            <text:p>#N/A</text:p>
          </table:table-cell>
          <table:table-cell table:formula="of:=ROUNDDOWN([.N157]/365;0)" office:value-type="float" office:value="0">
            <text:p>#N/A</text:p>
          </table:table-cell>
          <table:table-cell table:style-name="ce16" table:formula="of:=ROUNDDOWN([.N157]/30-12*[.O157];0)" office:value-type="float" office:value="0">
            <text:p>#N/A</text:p>
          </table:table-cell>
          <table:table-cell table:style-name="ce9"/>
          <table:table-cell table:formula="of:=VLOOKUP([.Q157];[.$Q$43:.$R$45];2;0)" office:value-type="float" office:value="0">
            <text:p>#N/A</text:p>
          </table:table-cell>
          <table:table-cell table:formula="of:=[.N157]*[.R157]" office:value-type="float" office:value="0">
            <text:p>#N/A</text:p>
          </table:table-cell>
          <table:table-cell table:style-name="ce9"/>
          <table:table-cell table:formula="of:=VLOOKUP([.T157];[.$T$43:.$U$45];2;0)" office:value-type="float" office:value="0">
            <text:p>#N/A</text:p>
          </table:table-cell>
          <table:table-cell table:formula="of:=+100*[.G157]*[.U157]*[.I157]" office:value-type="float" office:value="0">
            <text:p>#N/A</text:p>
          </table:table-cell>
          <table:table-cell table:formula="of:=ROUNDDOWN([.S157]+[.V157];-1)" office:value-type="float" office:value="0">
            <text:p>#N/A</text:p>
          </table:table-cell>
          <table:table-cell table:formula="of:=ROUNDDOWN(60*IF([.J157]=&quot;avec&quot;;1;0)*[.M157];-1)" office:value-type="float" office:value="0">
            <text:p>#N/A</text:p>
          </table:table-cell>
          <table:table-cell table:style-name="ce19" table:formula="of:=CONCATENATE([.D157];&quot; est un &quot;;[.F157];&quot; bâtiment de &quot;;[.L157];&quot; construit en &quot;;[.T157];&quot;. Il a été érigé par des &quot;;[.Q157];&quot; payés &quot;;[.R157];&quot; ducats par jour. Sa construction a duré &quot;;[.O157];&quot; an(s) et &quot;;[.P157];&quot; mois, et a coûté &quot;;[.W157];&quot; ducats et &quot;;[.X157];&quot; de prestige. &quot;)" office:value-type="float" office:value="0">
            <text:p>#N/A</text:p>
          </table:table-cell>
          <table:table-cell table:number-columns-repeated="12"/>
          <table:table-cell table:style-name="ce5" table:formula="of:=[.A15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8];&quot;_&quot;;LOWER([.C158]);&quot;_L&quot;;[.L15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8];[.$F$43:.$G$46];2;0)" office:value-type="float" office:value="0">
            <text:p>#N/A</text:p>
          </table:table-cell>
          <table:table-cell table:style-name="ce9"/>
          <table:table-cell table:formula="of:=VLOOKUP([.H158];[.$H$43:.$I$44];2;0)" office:value-type="float" office:value="0">
            <text:p>#N/A</text:p>
          </table:table-cell>
          <table:table-cell table:style-name="ce9"/>
          <table:table-cell table:formula="of:=VLOOKUP([.J158];[.$J$43:.$K$44];2;0)" office:value-type="float" office:value="0">
            <text:p>#N/A</text:p>
          </table:table-cell>
          <table:table-cell table:style-name="ce9"/>
          <table:table-cell table:formula="of:=VLOOKUP([.L158];[.$L$42:.$M$46];2;0)" office:value-type="float" office:value="0">
            <text:p>#N/A</text:p>
          </table:table-cell>
          <table:table-cell table:style-name="ce13" table:formula="of:=ROUND(365*[.G158]*[.I158]*[.K158]*[.M158];-1)" office:value-type="float" office:value="0">
            <text:p>#N/A</text:p>
          </table:table-cell>
          <table:table-cell table:formula="of:=ROUNDDOWN([.N158]/365;0)" office:value-type="float" office:value="0">
            <text:p>#N/A</text:p>
          </table:table-cell>
          <table:table-cell table:style-name="ce16" table:formula="of:=ROUNDDOWN([.N158]/30-12*[.O158];0)" office:value-type="float" office:value="0">
            <text:p>#N/A</text:p>
          </table:table-cell>
          <table:table-cell table:style-name="ce9"/>
          <table:table-cell table:formula="of:=VLOOKUP([.Q158];[.$Q$43:.$R$45];2;0)" office:value-type="float" office:value="0">
            <text:p>#N/A</text:p>
          </table:table-cell>
          <table:table-cell table:formula="of:=[.N158]*[.R158]" office:value-type="float" office:value="0">
            <text:p>#N/A</text:p>
          </table:table-cell>
          <table:table-cell table:style-name="ce9"/>
          <table:table-cell table:formula="of:=VLOOKUP([.T158];[.$T$43:.$U$45];2;0)" office:value-type="float" office:value="0">
            <text:p>#N/A</text:p>
          </table:table-cell>
          <table:table-cell table:formula="of:=+100*[.G158]*[.U158]*[.I158]" office:value-type="float" office:value="0">
            <text:p>#N/A</text:p>
          </table:table-cell>
          <table:table-cell table:formula="of:=ROUNDDOWN([.S158]+[.V158];-1)" office:value-type="float" office:value="0">
            <text:p>#N/A</text:p>
          </table:table-cell>
          <table:table-cell table:formula="of:=ROUNDDOWN(60*IF([.J158]=&quot;avec&quot;;1;0)*[.M158];-1)" office:value-type="float" office:value="0">
            <text:p>#N/A</text:p>
          </table:table-cell>
          <table:table-cell table:style-name="ce19" table:formula="of:=CONCATENATE([.D158];&quot; est un &quot;;[.F158];&quot; bâtiment de &quot;;[.L158];&quot; construit en &quot;;[.T158];&quot;. Il a été érigé par des &quot;;[.Q158];&quot; payés &quot;;[.R158];&quot; ducats par jour. Sa construction a duré &quot;;[.O158];&quot; an(s) et &quot;;[.P158];&quot; mois, et a coûté &quot;;[.W158];&quot; ducats et &quot;;[.X158];&quot; de prestige. &quot;)" office:value-type="float" office:value="0">
            <text:p>#N/A</text:p>
          </table:table-cell>
          <table:table-cell table:number-columns-repeated="12"/>
          <table:table-cell table:style-name="ce5" table:formula="of:=[.A15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9];&quot;_&quot;;LOWER([.C159]);&quot;_L&quot;;[.L15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9];[.$F$43:.$G$46];2;0)" office:value-type="float" office:value="0">
            <text:p>#N/A</text:p>
          </table:table-cell>
          <table:table-cell table:style-name="ce9"/>
          <table:table-cell table:formula="of:=VLOOKUP([.H159];[.$H$43:.$I$44];2;0)" office:value-type="float" office:value="0">
            <text:p>#N/A</text:p>
          </table:table-cell>
          <table:table-cell table:style-name="ce9"/>
          <table:table-cell table:formula="of:=VLOOKUP([.J159];[.$J$43:.$K$44];2;0)" office:value-type="float" office:value="0">
            <text:p>#N/A</text:p>
          </table:table-cell>
          <table:table-cell table:style-name="ce9"/>
          <table:table-cell table:formula="of:=VLOOKUP([.L159];[.$L$42:.$M$46];2;0)" office:value-type="float" office:value="0">
            <text:p>#N/A</text:p>
          </table:table-cell>
          <table:table-cell table:style-name="ce13" table:formula="of:=ROUND(365*[.G159]*[.I159]*[.K159]*[.M159];-1)" office:value-type="float" office:value="0">
            <text:p>#N/A</text:p>
          </table:table-cell>
          <table:table-cell table:formula="of:=ROUNDDOWN([.N159]/365;0)" office:value-type="float" office:value="0">
            <text:p>#N/A</text:p>
          </table:table-cell>
          <table:table-cell table:style-name="ce16" table:formula="of:=ROUNDDOWN([.N159]/30-12*[.O159];0)" office:value-type="float" office:value="0">
            <text:p>#N/A</text:p>
          </table:table-cell>
          <table:table-cell table:style-name="ce9"/>
          <table:table-cell table:formula="of:=VLOOKUP([.Q159];[.$Q$43:.$R$45];2;0)" office:value-type="float" office:value="0">
            <text:p>#N/A</text:p>
          </table:table-cell>
          <table:table-cell table:formula="of:=[.N159]*[.R159]" office:value-type="float" office:value="0">
            <text:p>#N/A</text:p>
          </table:table-cell>
          <table:table-cell table:style-name="ce9"/>
          <table:table-cell table:formula="of:=VLOOKUP([.T159];[.$T$43:.$U$45];2;0)" office:value-type="float" office:value="0">
            <text:p>#N/A</text:p>
          </table:table-cell>
          <table:table-cell table:formula="of:=+100*[.G159]*[.U159]*[.I159]" office:value-type="float" office:value="0">
            <text:p>#N/A</text:p>
          </table:table-cell>
          <table:table-cell table:formula="of:=ROUNDDOWN([.S159]+[.V159];-1)" office:value-type="float" office:value="0">
            <text:p>#N/A</text:p>
          </table:table-cell>
          <table:table-cell table:formula="of:=ROUNDDOWN(60*IF([.J159]=&quot;avec&quot;;1;0)*[.M159];-1)" office:value-type="float" office:value="0">
            <text:p>#N/A</text:p>
          </table:table-cell>
          <table:table-cell table:style-name="ce19" table:formula="of:=CONCATENATE([.D159];&quot; est un &quot;;[.F159];&quot; bâtiment de &quot;;[.L159];&quot; construit en &quot;;[.T159];&quot;. Il a été érigé par des &quot;;[.Q159];&quot; payés &quot;;[.R159];&quot; ducats par jour. Sa construction a duré &quot;;[.O159];&quot; an(s) et &quot;;[.P159];&quot; mois, et a coûté &quot;;[.W159];&quot; ducats et &quot;;[.X159];&quot; de prestige. &quot;)" office:value-type="float" office:value="0">
            <text:p>#N/A</text:p>
          </table:table-cell>
          <table:table-cell table:number-columns-repeated="12"/>
          <table:table-cell table:style-name="ce5" table:formula="of:=[.A15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0];&quot;_&quot;;LOWER([.C160]);&quot;_L&quot;;[.L16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0];[.$F$43:.$G$46];2;0)" office:value-type="float" office:value="0">
            <text:p>#N/A</text:p>
          </table:table-cell>
          <table:table-cell table:style-name="ce9"/>
          <table:table-cell table:formula="of:=VLOOKUP([.H160];[.$H$43:.$I$44];2;0)" office:value-type="float" office:value="0">
            <text:p>#N/A</text:p>
          </table:table-cell>
          <table:table-cell table:style-name="ce9"/>
          <table:table-cell table:formula="of:=VLOOKUP([.J160];[.$J$43:.$K$44];2;0)" office:value-type="float" office:value="0">
            <text:p>#N/A</text:p>
          </table:table-cell>
          <table:table-cell table:style-name="ce9"/>
          <table:table-cell table:formula="of:=VLOOKUP([.L160];[.$L$42:.$M$46];2;0)" office:value-type="float" office:value="0">
            <text:p>#N/A</text:p>
          </table:table-cell>
          <table:table-cell table:style-name="ce13" table:formula="of:=ROUND(365*[.G160]*[.I160]*[.K160]*[.M160];-1)" office:value-type="float" office:value="0">
            <text:p>#N/A</text:p>
          </table:table-cell>
          <table:table-cell table:formula="of:=ROUNDDOWN([.N160]/365;0)" office:value-type="float" office:value="0">
            <text:p>#N/A</text:p>
          </table:table-cell>
          <table:table-cell table:style-name="ce16" table:formula="of:=ROUNDDOWN([.N160]/30-12*[.O160];0)" office:value-type="float" office:value="0">
            <text:p>#N/A</text:p>
          </table:table-cell>
          <table:table-cell table:style-name="ce9"/>
          <table:table-cell table:formula="of:=VLOOKUP([.Q160];[.$Q$43:.$R$45];2;0)" office:value-type="float" office:value="0">
            <text:p>#N/A</text:p>
          </table:table-cell>
          <table:table-cell table:formula="of:=[.N160]*[.R160]" office:value-type="float" office:value="0">
            <text:p>#N/A</text:p>
          </table:table-cell>
          <table:table-cell table:style-name="ce9"/>
          <table:table-cell table:formula="of:=VLOOKUP([.T160];[.$T$43:.$U$45];2;0)" office:value-type="float" office:value="0">
            <text:p>#N/A</text:p>
          </table:table-cell>
          <table:table-cell table:formula="of:=+100*[.G160]*[.U160]*[.I160]" office:value-type="float" office:value="0">
            <text:p>#N/A</text:p>
          </table:table-cell>
          <table:table-cell table:formula="of:=ROUNDDOWN([.S160]+[.V160];-1)" office:value-type="float" office:value="0">
            <text:p>#N/A</text:p>
          </table:table-cell>
          <table:table-cell table:formula="of:=ROUNDDOWN(60*IF([.J160]=&quot;avec&quot;;1;0)*[.M160];-1)" office:value-type="float" office:value="0">
            <text:p>#N/A</text:p>
          </table:table-cell>
          <table:table-cell table:style-name="ce19" table:formula="of:=CONCATENATE([.D160];&quot; est un &quot;;[.F160];&quot; bâtiment de &quot;;[.L160];&quot; construit en &quot;;[.T160];&quot;. Il a été érigé par des &quot;;[.Q160];&quot; payés &quot;;[.R160];&quot; ducats par jour. Sa construction a duré &quot;;[.O160];&quot; an(s) et &quot;;[.P160];&quot; mois, et a coûté &quot;;[.W160];&quot; ducats et &quot;;[.X160];&quot; de prestige. &quot;)" office:value-type="float" office:value="0">
            <text:p>#N/A</text:p>
          </table:table-cell>
          <table:table-cell table:number-columns-repeated="12"/>
          <table:table-cell table:style-name="ce5" table:formula="of:=[.A15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1];&quot;_&quot;;LOWER([.C161]);&quot;_L&quot;;[.L16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1];[.$F$43:.$G$46];2;0)" office:value-type="float" office:value="0">
            <text:p>#N/A</text:p>
          </table:table-cell>
          <table:table-cell table:style-name="ce9"/>
          <table:table-cell table:formula="of:=VLOOKUP([.H161];[.$H$43:.$I$44];2;0)" office:value-type="float" office:value="0">
            <text:p>#N/A</text:p>
          </table:table-cell>
          <table:table-cell table:style-name="ce9"/>
          <table:table-cell table:formula="of:=VLOOKUP([.J161];[.$J$43:.$K$44];2;0)" office:value-type="float" office:value="0">
            <text:p>#N/A</text:p>
          </table:table-cell>
          <table:table-cell table:style-name="ce9"/>
          <table:table-cell table:formula="of:=VLOOKUP([.L161];[.$L$42:.$M$46];2;0)" office:value-type="float" office:value="0">
            <text:p>#N/A</text:p>
          </table:table-cell>
          <table:table-cell table:style-name="ce13" table:formula="of:=ROUND(365*[.G161]*[.I161]*[.K161]*[.M161];-1)" office:value-type="float" office:value="0">
            <text:p>#N/A</text:p>
          </table:table-cell>
          <table:table-cell table:formula="of:=ROUNDDOWN([.N161]/365;0)" office:value-type="float" office:value="0">
            <text:p>#N/A</text:p>
          </table:table-cell>
          <table:table-cell table:style-name="ce16" table:formula="of:=ROUNDDOWN([.N161]/30-12*[.O161];0)" office:value-type="float" office:value="0">
            <text:p>#N/A</text:p>
          </table:table-cell>
          <table:table-cell table:style-name="ce9"/>
          <table:table-cell table:formula="of:=VLOOKUP([.Q161];[.$Q$43:.$R$45];2;0)" office:value-type="float" office:value="0">
            <text:p>#N/A</text:p>
          </table:table-cell>
          <table:table-cell table:formula="of:=[.N161]*[.R161]" office:value-type="float" office:value="0">
            <text:p>#N/A</text:p>
          </table:table-cell>
          <table:table-cell table:style-name="ce9"/>
          <table:table-cell table:formula="of:=VLOOKUP([.T161];[.$T$43:.$U$45];2;0)" office:value-type="float" office:value="0">
            <text:p>#N/A</text:p>
          </table:table-cell>
          <table:table-cell table:formula="of:=+100*[.G161]*[.U161]*[.I161]" office:value-type="float" office:value="0">
            <text:p>#N/A</text:p>
          </table:table-cell>
          <table:table-cell table:formula="of:=ROUNDDOWN([.S161]+[.V161];-1)" office:value-type="float" office:value="0">
            <text:p>#N/A</text:p>
          </table:table-cell>
          <table:table-cell table:formula="of:=ROUNDDOWN(60*IF([.J161]=&quot;avec&quot;;1;0)*[.M161];-1)" office:value-type="float" office:value="0">
            <text:p>#N/A</text:p>
          </table:table-cell>
          <table:table-cell table:style-name="ce19" table:formula="of:=CONCATENATE([.D161];&quot; est un &quot;;[.F161];&quot; bâtiment de &quot;;[.L161];&quot; construit en &quot;;[.T161];&quot;. Il a été érigé par des &quot;;[.Q161];&quot; payés &quot;;[.R161];&quot; ducats par jour. Sa construction a duré &quot;;[.O161];&quot; an(s) et &quot;;[.P161];&quot; mois, et a coûté &quot;;[.W161];&quot; ducats et &quot;;[.X161];&quot; de prestige. &quot;)" office:value-type="float" office:value="0">
            <text:p>#N/A</text:p>
          </table:table-cell>
          <table:table-cell table:number-columns-repeated="12"/>
          <table:table-cell table:style-name="ce5" table:formula="of:=[.A16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2];&quot;_&quot;;LOWER([.C162]);&quot;_L&quot;;[.L16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2];[.$F$43:.$G$46];2;0)" office:value-type="float" office:value="0">
            <text:p>#N/A</text:p>
          </table:table-cell>
          <table:table-cell table:style-name="ce9"/>
          <table:table-cell table:formula="of:=VLOOKUP([.H162];[.$H$43:.$I$44];2;0)" office:value-type="float" office:value="0">
            <text:p>#N/A</text:p>
          </table:table-cell>
          <table:table-cell table:style-name="ce9"/>
          <table:table-cell table:formula="of:=VLOOKUP([.J162];[.$J$43:.$K$44];2;0)" office:value-type="float" office:value="0">
            <text:p>#N/A</text:p>
          </table:table-cell>
          <table:table-cell table:style-name="ce9"/>
          <table:table-cell table:formula="of:=VLOOKUP([.L162];[.$L$42:.$M$46];2;0)" office:value-type="float" office:value="0">
            <text:p>#N/A</text:p>
          </table:table-cell>
          <table:table-cell table:style-name="ce13" table:formula="of:=ROUND(365*[.G162]*[.I162]*[.K162]*[.M162];-1)" office:value-type="float" office:value="0">
            <text:p>#N/A</text:p>
          </table:table-cell>
          <table:table-cell table:formula="of:=ROUNDDOWN([.N162]/365;0)" office:value-type="float" office:value="0">
            <text:p>#N/A</text:p>
          </table:table-cell>
          <table:table-cell table:style-name="ce16" table:formula="of:=ROUNDDOWN([.N162]/30-12*[.O162];0)" office:value-type="float" office:value="0">
            <text:p>#N/A</text:p>
          </table:table-cell>
          <table:table-cell table:style-name="ce9"/>
          <table:table-cell table:formula="of:=VLOOKUP([.Q162];[.$Q$43:.$R$45];2;0)" office:value-type="float" office:value="0">
            <text:p>#N/A</text:p>
          </table:table-cell>
          <table:table-cell table:formula="of:=[.N162]*[.R162]" office:value-type="float" office:value="0">
            <text:p>#N/A</text:p>
          </table:table-cell>
          <table:table-cell table:style-name="ce9"/>
          <table:table-cell table:formula="of:=VLOOKUP([.T162];[.$T$43:.$U$45];2;0)" office:value-type="float" office:value="0">
            <text:p>#N/A</text:p>
          </table:table-cell>
          <table:table-cell table:formula="of:=+100*[.G162]*[.U162]*[.I162]" office:value-type="float" office:value="0">
            <text:p>#N/A</text:p>
          </table:table-cell>
          <table:table-cell table:formula="of:=ROUNDDOWN([.S162]+[.V162];-1)" office:value-type="float" office:value="0">
            <text:p>#N/A</text:p>
          </table:table-cell>
          <table:table-cell table:formula="of:=ROUNDDOWN(60*IF([.J162]=&quot;avec&quot;;1;0)*[.M162];-1)" office:value-type="float" office:value="0">
            <text:p>#N/A</text:p>
          </table:table-cell>
          <table:table-cell table:style-name="ce19" table:formula="of:=CONCATENATE([.D162];&quot; est un &quot;;[.F162];&quot; bâtiment de &quot;;[.L162];&quot; construit en &quot;;[.T162];&quot;. Il a été érigé par des &quot;;[.Q162];&quot; payés &quot;;[.R162];&quot; ducats par jour. Sa construction a duré &quot;;[.O162];&quot; an(s) et &quot;;[.P162];&quot; mois, et a coûté &quot;;[.W162];&quot; ducats et &quot;;[.X162];&quot; de prestige. &quot;)" office:value-type="float" office:value="0">
            <text:p>#N/A</text:p>
          </table:table-cell>
          <table:table-cell table:number-columns-repeated="12"/>
          <table:table-cell table:style-name="ce5" table:formula="of:=[.A16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3];&quot;_&quot;;LOWER([.C163]);&quot;_L&quot;;[.L16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3];[.$F$43:.$G$46];2;0)" office:value-type="float" office:value="0">
            <text:p>#N/A</text:p>
          </table:table-cell>
          <table:table-cell table:style-name="ce9"/>
          <table:table-cell table:formula="of:=VLOOKUP([.H163];[.$H$43:.$I$44];2;0)" office:value-type="float" office:value="0">
            <text:p>#N/A</text:p>
          </table:table-cell>
          <table:table-cell table:style-name="ce9"/>
          <table:table-cell table:formula="of:=VLOOKUP([.J163];[.$J$43:.$K$44];2;0)" office:value-type="float" office:value="0">
            <text:p>#N/A</text:p>
          </table:table-cell>
          <table:table-cell table:style-name="ce9"/>
          <table:table-cell table:formula="of:=VLOOKUP([.L163];[.$L$42:.$M$46];2;0)" office:value-type="float" office:value="0">
            <text:p>#N/A</text:p>
          </table:table-cell>
          <table:table-cell table:style-name="ce13" table:formula="of:=ROUND(365*[.G163]*[.I163]*[.K163]*[.M163];-1)" office:value-type="float" office:value="0">
            <text:p>#N/A</text:p>
          </table:table-cell>
          <table:table-cell table:formula="of:=ROUNDDOWN([.N163]/365;0)" office:value-type="float" office:value="0">
            <text:p>#N/A</text:p>
          </table:table-cell>
          <table:table-cell table:style-name="ce16" table:formula="of:=ROUNDDOWN([.N163]/30-12*[.O163];0)" office:value-type="float" office:value="0">
            <text:p>#N/A</text:p>
          </table:table-cell>
          <table:table-cell table:style-name="ce9"/>
          <table:table-cell table:formula="of:=VLOOKUP([.Q163];[.$Q$43:.$R$45];2;0)" office:value-type="float" office:value="0">
            <text:p>#N/A</text:p>
          </table:table-cell>
          <table:table-cell table:formula="of:=[.N163]*[.R163]" office:value-type="float" office:value="0">
            <text:p>#N/A</text:p>
          </table:table-cell>
          <table:table-cell table:style-name="ce9"/>
          <table:table-cell table:formula="of:=VLOOKUP([.T163];[.$T$43:.$U$45];2;0)" office:value-type="float" office:value="0">
            <text:p>#N/A</text:p>
          </table:table-cell>
          <table:table-cell table:formula="of:=+100*[.G163]*[.U163]*[.I163]" office:value-type="float" office:value="0">
            <text:p>#N/A</text:p>
          </table:table-cell>
          <table:table-cell table:formula="of:=ROUNDDOWN([.S163]+[.V163];-1)" office:value-type="float" office:value="0">
            <text:p>#N/A</text:p>
          </table:table-cell>
          <table:table-cell table:formula="of:=ROUNDDOWN(60*IF([.J163]=&quot;avec&quot;;1;0)*[.M163];-1)" office:value-type="float" office:value="0">
            <text:p>#N/A</text:p>
          </table:table-cell>
          <table:table-cell table:style-name="ce19" table:formula="of:=CONCATENATE([.D163];&quot; est un &quot;;[.F163];&quot; bâtiment de &quot;;[.L163];&quot; construit en &quot;;[.T163];&quot;. Il a été érigé par des &quot;;[.Q163];&quot; payés &quot;;[.R163];&quot; ducats par jour. Sa construction a duré &quot;;[.O163];&quot; an(s) et &quot;;[.P163];&quot; mois, et a coûté &quot;;[.W163];&quot; ducats et &quot;;[.X163];&quot; de prestige. &quot;)" office:value-type="float" office:value="0">
            <text:p>#N/A</text:p>
          </table:table-cell>
          <table:table-cell table:number-columns-repeated="12"/>
          <table:table-cell table:style-name="ce5" table:formula="of:=[.A16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4];&quot;_&quot;;LOWER([.C164]);&quot;_L&quot;;[.L16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4];[.$F$43:.$G$46];2;0)" office:value-type="float" office:value="0">
            <text:p>#N/A</text:p>
          </table:table-cell>
          <table:table-cell table:style-name="ce9"/>
          <table:table-cell table:formula="of:=VLOOKUP([.H164];[.$H$43:.$I$44];2;0)" office:value-type="float" office:value="0">
            <text:p>#N/A</text:p>
          </table:table-cell>
          <table:table-cell table:style-name="ce9"/>
          <table:table-cell table:formula="of:=VLOOKUP([.J164];[.$J$43:.$K$44];2;0)" office:value-type="float" office:value="0">
            <text:p>#N/A</text:p>
          </table:table-cell>
          <table:table-cell table:style-name="ce9"/>
          <table:table-cell table:formula="of:=VLOOKUP([.L164];[.$L$42:.$M$46];2;0)" office:value-type="float" office:value="0">
            <text:p>#N/A</text:p>
          </table:table-cell>
          <table:table-cell table:style-name="ce13" table:formula="of:=ROUND(365*[.G164]*[.I164]*[.K164]*[.M164];-1)" office:value-type="float" office:value="0">
            <text:p>#N/A</text:p>
          </table:table-cell>
          <table:table-cell table:formula="of:=ROUNDDOWN([.N164]/365;0)" office:value-type="float" office:value="0">
            <text:p>#N/A</text:p>
          </table:table-cell>
          <table:table-cell table:style-name="ce16" table:formula="of:=ROUNDDOWN([.N164]/30-12*[.O164];0)" office:value-type="float" office:value="0">
            <text:p>#N/A</text:p>
          </table:table-cell>
          <table:table-cell table:style-name="ce9"/>
          <table:table-cell table:formula="of:=VLOOKUP([.Q164];[.$Q$43:.$R$45];2;0)" office:value-type="float" office:value="0">
            <text:p>#N/A</text:p>
          </table:table-cell>
          <table:table-cell table:formula="of:=[.N164]*[.R164]" office:value-type="float" office:value="0">
            <text:p>#N/A</text:p>
          </table:table-cell>
          <table:table-cell table:style-name="ce9"/>
          <table:table-cell table:formula="of:=VLOOKUP([.T164];[.$T$43:.$U$45];2;0)" office:value-type="float" office:value="0">
            <text:p>#N/A</text:p>
          </table:table-cell>
          <table:table-cell table:formula="of:=+100*[.G164]*[.U164]*[.I164]" office:value-type="float" office:value="0">
            <text:p>#N/A</text:p>
          </table:table-cell>
          <table:table-cell table:formula="of:=ROUNDDOWN([.S164]+[.V164];-1)" office:value-type="float" office:value="0">
            <text:p>#N/A</text:p>
          </table:table-cell>
          <table:table-cell table:formula="of:=ROUNDDOWN(60*IF([.J164]=&quot;avec&quot;;1;0)*[.M164];-1)" office:value-type="float" office:value="0">
            <text:p>#N/A</text:p>
          </table:table-cell>
          <table:table-cell table:style-name="ce19" table:formula="of:=CONCATENATE([.D164];&quot; est un &quot;;[.F164];&quot; bâtiment de &quot;;[.L164];&quot; construit en &quot;;[.T164];&quot;. Il a été érigé par des &quot;;[.Q164];&quot; payés &quot;;[.R164];&quot; ducats par jour. Sa construction a duré &quot;;[.O164];&quot; an(s) et &quot;;[.P164];&quot; mois, et a coûté &quot;;[.W164];&quot; ducats et &quot;;[.X164];&quot; de prestige. &quot;)" office:value-type="float" office:value="0">
            <text:p>#N/A</text:p>
          </table:table-cell>
          <table:table-cell table:number-columns-repeated="12"/>
          <table:table-cell table:style-name="ce5" table:formula="of:=[.A16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5];&quot;_&quot;;LOWER([.C165]);&quot;_L&quot;;[.L16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5];[.$F$43:.$G$46];2;0)" office:value-type="float" office:value="0">
            <text:p>#N/A</text:p>
          </table:table-cell>
          <table:table-cell table:style-name="ce9"/>
          <table:table-cell table:formula="of:=VLOOKUP([.H165];[.$H$43:.$I$44];2;0)" office:value-type="float" office:value="0">
            <text:p>#N/A</text:p>
          </table:table-cell>
          <table:table-cell table:style-name="ce9"/>
          <table:table-cell table:formula="of:=VLOOKUP([.J165];[.$J$43:.$K$44];2;0)" office:value-type="float" office:value="0">
            <text:p>#N/A</text:p>
          </table:table-cell>
          <table:table-cell table:style-name="ce9"/>
          <table:table-cell table:formula="of:=VLOOKUP([.L165];[.$L$42:.$M$46];2;0)" office:value-type="float" office:value="0">
            <text:p>#N/A</text:p>
          </table:table-cell>
          <table:table-cell table:style-name="ce13" table:formula="of:=ROUND(365*[.G165]*[.I165]*[.K165]*[.M165];-1)" office:value-type="float" office:value="0">
            <text:p>#N/A</text:p>
          </table:table-cell>
          <table:table-cell table:formula="of:=ROUNDDOWN([.N165]/365;0)" office:value-type="float" office:value="0">
            <text:p>#N/A</text:p>
          </table:table-cell>
          <table:table-cell table:style-name="ce16" table:formula="of:=ROUNDDOWN([.N165]/30-12*[.O165];0)" office:value-type="float" office:value="0">
            <text:p>#N/A</text:p>
          </table:table-cell>
          <table:table-cell table:style-name="ce9"/>
          <table:table-cell table:formula="of:=VLOOKUP([.Q165];[.$Q$43:.$R$45];2;0)" office:value-type="float" office:value="0">
            <text:p>#N/A</text:p>
          </table:table-cell>
          <table:table-cell table:formula="of:=[.N165]*[.R165]" office:value-type="float" office:value="0">
            <text:p>#N/A</text:p>
          </table:table-cell>
          <table:table-cell table:style-name="ce9"/>
          <table:table-cell table:formula="of:=VLOOKUP([.T165];[.$T$43:.$U$45];2;0)" office:value-type="float" office:value="0">
            <text:p>#N/A</text:p>
          </table:table-cell>
          <table:table-cell table:formula="of:=+100*[.G165]*[.U165]*[.I165]" office:value-type="float" office:value="0">
            <text:p>#N/A</text:p>
          </table:table-cell>
          <table:table-cell table:formula="of:=ROUNDDOWN([.S165]+[.V165];-1)" office:value-type="float" office:value="0">
            <text:p>#N/A</text:p>
          </table:table-cell>
          <table:table-cell table:formula="of:=ROUNDDOWN(60*IF([.J165]=&quot;avec&quot;;1;0)*[.M165];-1)" office:value-type="float" office:value="0">
            <text:p>#N/A</text:p>
          </table:table-cell>
          <table:table-cell table:style-name="ce19" table:formula="of:=CONCATENATE([.D165];&quot; est un &quot;;[.F165];&quot; bâtiment de &quot;;[.L165];&quot; construit en &quot;;[.T165];&quot;. Il a été érigé par des &quot;;[.Q165];&quot; payés &quot;;[.R165];&quot; ducats par jour. Sa construction a duré &quot;;[.O165];&quot; an(s) et &quot;;[.P165];&quot; mois, et a coûté &quot;;[.W165];&quot; ducats et &quot;;[.X165];&quot; de prestige. &quot;)" office:value-type="float" office:value="0">
            <text:p>#N/A</text:p>
          </table:table-cell>
          <table:table-cell table:number-columns-repeated="12"/>
          <table:table-cell table:style-name="ce5" table:formula="of:=[.A16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6];&quot;_&quot;;LOWER([.C166]);&quot;_L&quot;;[.L16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6];[.$F$43:.$G$46];2;0)" office:value-type="float" office:value="0">
            <text:p>#N/A</text:p>
          </table:table-cell>
          <table:table-cell table:style-name="ce9"/>
          <table:table-cell table:formula="of:=VLOOKUP([.H166];[.$H$43:.$I$44];2;0)" office:value-type="float" office:value="0">
            <text:p>#N/A</text:p>
          </table:table-cell>
          <table:table-cell table:style-name="ce9"/>
          <table:table-cell table:formula="of:=VLOOKUP([.J166];[.$J$43:.$K$44];2;0)" office:value-type="float" office:value="0">
            <text:p>#N/A</text:p>
          </table:table-cell>
          <table:table-cell table:style-name="ce9"/>
          <table:table-cell table:formula="of:=VLOOKUP([.L166];[.$L$42:.$M$46];2;0)" office:value-type="float" office:value="0">
            <text:p>#N/A</text:p>
          </table:table-cell>
          <table:table-cell table:style-name="ce13" table:formula="of:=ROUND(365*[.G166]*[.I166]*[.K166]*[.M166];-1)" office:value-type="float" office:value="0">
            <text:p>#N/A</text:p>
          </table:table-cell>
          <table:table-cell table:formula="of:=ROUNDDOWN([.N166]/365;0)" office:value-type="float" office:value="0">
            <text:p>#N/A</text:p>
          </table:table-cell>
          <table:table-cell table:style-name="ce16" table:formula="of:=ROUNDDOWN([.N166]/30-12*[.O166];0)" office:value-type="float" office:value="0">
            <text:p>#N/A</text:p>
          </table:table-cell>
          <table:table-cell table:style-name="ce9"/>
          <table:table-cell table:formula="of:=VLOOKUP([.Q166];[.$Q$43:.$R$45];2;0)" office:value-type="float" office:value="0">
            <text:p>#N/A</text:p>
          </table:table-cell>
          <table:table-cell table:formula="of:=[.N166]*[.R166]" office:value-type="float" office:value="0">
            <text:p>#N/A</text:p>
          </table:table-cell>
          <table:table-cell table:style-name="ce9"/>
          <table:table-cell table:formula="of:=VLOOKUP([.T166];[.$T$43:.$U$45];2;0)" office:value-type="float" office:value="0">
            <text:p>#N/A</text:p>
          </table:table-cell>
          <table:table-cell table:formula="of:=+100*[.G166]*[.U166]*[.I166]" office:value-type="float" office:value="0">
            <text:p>#N/A</text:p>
          </table:table-cell>
          <table:table-cell table:formula="of:=ROUNDDOWN([.S166]+[.V166];-1)" office:value-type="float" office:value="0">
            <text:p>#N/A</text:p>
          </table:table-cell>
          <table:table-cell table:formula="of:=ROUNDDOWN(60*IF([.J166]=&quot;avec&quot;;1;0)*[.M166];-1)" office:value-type="float" office:value="0">
            <text:p>#N/A</text:p>
          </table:table-cell>
          <table:table-cell table:style-name="ce19" table:formula="of:=CONCATENATE([.D166];&quot; est un &quot;;[.F166];&quot; bâtiment de &quot;;[.L166];&quot; construit en &quot;;[.T166];&quot;. Il a été érigé par des &quot;;[.Q166];&quot; payés &quot;;[.R166];&quot; ducats par jour. Sa construction a duré &quot;;[.O166];&quot; an(s) et &quot;;[.P166];&quot; mois, et a coûté &quot;;[.W166];&quot; ducats et &quot;;[.X166];&quot; de prestige. &quot;)" office:value-type="float" office:value="0">
            <text:p>#N/A</text:p>
          </table:table-cell>
          <table:table-cell table:number-columns-repeated="12"/>
          <table:table-cell table:style-name="ce5" table:formula="of:=[.A16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7];&quot;_&quot;;LOWER([.C167]);&quot;_L&quot;;[.L16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7];[.$F$43:.$G$46];2;0)" office:value-type="float" office:value="0">
            <text:p>#N/A</text:p>
          </table:table-cell>
          <table:table-cell table:style-name="ce9"/>
          <table:table-cell table:formula="of:=VLOOKUP([.H167];[.$H$43:.$I$44];2;0)" office:value-type="float" office:value="0">
            <text:p>#N/A</text:p>
          </table:table-cell>
          <table:table-cell table:style-name="ce9"/>
          <table:table-cell table:formula="of:=VLOOKUP([.J167];[.$J$43:.$K$44];2;0)" office:value-type="float" office:value="0">
            <text:p>#N/A</text:p>
          </table:table-cell>
          <table:table-cell table:style-name="ce9"/>
          <table:table-cell table:formula="of:=VLOOKUP([.L167];[.$L$42:.$M$46];2;0)" office:value-type="float" office:value="0">
            <text:p>#N/A</text:p>
          </table:table-cell>
          <table:table-cell table:style-name="ce13" table:formula="of:=ROUND(365*[.G167]*[.I167]*[.K167]*[.M167];-1)" office:value-type="float" office:value="0">
            <text:p>#N/A</text:p>
          </table:table-cell>
          <table:table-cell table:formula="of:=ROUNDDOWN([.N167]/365;0)" office:value-type="float" office:value="0">
            <text:p>#N/A</text:p>
          </table:table-cell>
          <table:table-cell table:style-name="ce16" table:formula="of:=ROUNDDOWN([.N167]/30-12*[.O167];0)" office:value-type="float" office:value="0">
            <text:p>#N/A</text:p>
          </table:table-cell>
          <table:table-cell table:style-name="ce9"/>
          <table:table-cell table:formula="of:=VLOOKUP([.Q167];[.$Q$43:.$R$45];2;0)" office:value-type="float" office:value="0">
            <text:p>#N/A</text:p>
          </table:table-cell>
          <table:table-cell table:formula="of:=[.N167]*[.R167]" office:value-type="float" office:value="0">
            <text:p>#N/A</text:p>
          </table:table-cell>
          <table:table-cell table:style-name="ce9"/>
          <table:table-cell table:formula="of:=VLOOKUP([.T167];[.$T$43:.$U$45];2;0)" office:value-type="float" office:value="0">
            <text:p>#N/A</text:p>
          </table:table-cell>
          <table:table-cell table:formula="of:=+100*[.G167]*[.U167]*[.I167]" office:value-type="float" office:value="0">
            <text:p>#N/A</text:p>
          </table:table-cell>
          <table:table-cell table:formula="of:=ROUNDDOWN([.S167]+[.V167];-1)" office:value-type="float" office:value="0">
            <text:p>#N/A</text:p>
          </table:table-cell>
          <table:table-cell table:formula="of:=ROUNDDOWN(60*IF([.J167]=&quot;avec&quot;;1;0)*[.M167];-1)" office:value-type="float" office:value="0">
            <text:p>#N/A</text:p>
          </table:table-cell>
          <table:table-cell table:style-name="ce19" table:formula="of:=CONCATENATE([.D167];&quot; est un &quot;;[.F167];&quot; bâtiment de &quot;;[.L167];&quot; construit en &quot;;[.T167];&quot;. Il a été érigé par des &quot;;[.Q167];&quot; payés &quot;;[.R167];&quot; ducats par jour. Sa construction a duré &quot;;[.O167];&quot; an(s) et &quot;;[.P167];&quot; mois, et a coûté &quot;;[.W167];&quot; ducats et &quot;;[.X167];&quot; de prestige. &quot;)" office:value-type="float" office:value="0">
            <text:p>#N/A</text:p>
          </table:table-cell>
          <table:table-cell table:number-columns-repeated="12"/>
          <table:table-cell table:style-name="ce5" table:formula="of:=[.A16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8];&quot;_&quot;;LOWER([.C168]);&quot;_L&quot;;[.L16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8];[.$F$43:.$G$46];2;0)" office:value-type="float" office:value="0">
            <text:p>#N/A</text:p>
          </table:table-cell>
          <table:table-cell table:style-name="ce9"/>
          <table:table-cell table:formula="of:=VLOOKUP([.H168];[.$H$43:.$I$44];2;0)" office:value-type="float" office:value="0">
            <text:p>#N/A</text:p>
          </table:table-cell>
          <table:table-cell table:style-name="ce9"/>
          <table:table-cell table:formula="of:=VLOOKUP([.J168];[.$J$43:.$K$44];2;0)" office:value-type="float" office:value="0">
            <text:p>#N/A</text:p>
          </table:table-cell>
          <table:table-cell table:style-name="ce9"/>
          <table:table-cell table:formula="of:=VLOOKUP([.L168];[.$L$42:.$M$46];2;0)" office:value-type="float" office:value="0">
            <text:p>#N/A</text:p>
          </table:table-cell>
          <table:table-cell table:style-name="ce13" table:formula="of:=ROUND(365*[.G168]*[.I168]*[.K168]*[.M168];-1)" office:value-type="float" office:value="0">
            <text:p>#N/A</text:p>
          </table:table-cell>
          <table:table-cell table:formula="of:=ROUNDDOWN([.N168]/365;0)" office:value-type="float" office:value="0">
            <text:p>#N/A</text:p>
          </table:table-cell>
          <table:table-cell table:style-name="ce16" table:formula="of:=ROUNDDOWN([.N168]/30-12*[.O168];0)" office:value-type="float" office:value="0">
            <text:p>#N/A</text:p>
          </table:table-cell>
          <table:table-cell table:style-name="ce9"/>
          <table:table-cell table:formula="of:=VLOOKUP([.Q168];[.$Q$43:.$R$45];2;0)" office:value-type="float" office:value="0">
            <text:p>#N/A</text:p>
          </table:table-cell>
          <table:table-cell table:formula="of:=[.N168]*[.R168]" office:value-type="float" office:value="0">
            <text:p>#N/A</text:p>
          </table:table-cell>
          <table:table-cell table:style-name="ce9"/>
          <table:table-cell table:formula="of:=VLOOKUP([.T168];[.$T$43:.$U$45];2;0)" office:value-type="float" office:value="0">
            <text:p>#N/A</text:p>
          </table:table-cell>
          <table:table-cell table:formula="of:=+100*[.G168]*[.U168]*[.I168]" office:value-type="float" office:value="0">
            <text:p>#N/A</text:p>
          </table:table-cell>
          <table:table-cell table:formula="of:=ROUNDDOWN([.S168]+[.V168];-1)" office:value-type="float" office:value="0">
            <text:p>#N/A</text:p>
          </table:table-cell>
          <table:table-cell table:formula="of:=ROUNDDOWN(60*IF([.J168]=&quot;avec&quot;;1;0)*[.M168];-1)" office:value-type="float" office:value="0">
            <text:p>#N/A</text:p>
          </table:table-cell>
          <table:table-cell table:style-name="ce19" table:formula="of:=CONCATENATE([.D168];&quot; est un &quot;;[.F168];&quot; bâtiment de &quot;;[.L168];&quot; construit en &quot;;[.T168];&quot;. Il a été érigé par des &quot;;[.Q168];&quot; payés &quot;;[.R168];&quot; ducats par jour. Sa construction a duré &quot;;[.O168];&quot; an(s) et &quot;;[.P168];&quot; mois, et a coûté &quot;;[.W168];&quot; ducats et &quot;;[.X168];&quot; de prestige. &quot;)" office:value-type="float" office:value="0">
            <text:p>#N/A</text:p>
          </table:table-cell>
          <table:table-cell table:number-columns-repeated="12"/>
          <table:table-cell table:style-name="ce5" table:formula="of:=[.A16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9];&quot;_&quot;;LOWER([.C169]);&quot;_L&quot;;[.L16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9];[.$F$43:.$G$46];2;0)" office:value-type="float" office:value="0">
            <text:p>#N/A</text:p>
          </table:table-cell>
          <table:table-cell table:style-name="ce9"/>
          <table:table-cell table:formula="of:=VLOOKUP([.H169];[.$H$43:.$I$44];2;0)" office:value-type="float" office:value="0">
            <text:p>#N/A</text:p>
          </table:table-cell>
          <table:table-cell table:style-name="ce9"/>
          <table:table-cell table:formula="of:=VLOOKUP([.J169];[.$J$43:.$K$44];2;0)" office:value-type="float" office:value="0">
            <text:p>#N/A</text:p>
          </table:table-cell>
          <table:table-cell table:style-name="ce9"/>
          <table:table-cell table:formula="of:=VLOOKUP([.L169];[.$L$42:.$M$46];2;0)" office:value-type="float" office:value="0">
            <text:p>#N/A</text:p>
          </table:table-cell>
          <table:table-cell table:style-name="ce13" table:formula="of:=ROUND(365*[.G169]*[.I169]*[.K169]*[.M169];-1)" office:value-type="float" office:value="0">
            <text:p>#N/A</text:p>
          </table:table-cell>
          <table:table-cell table:formula="of:=ROUNDDOWN([.N169]/365;0)" office:value-type="float" office:value="0">
            <text:p>#N/A</text:p>
          </table:table-cell>
          <table:table-cell table:style-name="ce16" table:formula="of:=ROUNDDOWN([.N169]/30-12*[.O169];0)" office:value-type="float" office:value="0">
            <text:p>#N/A</text:p>
          </table:table-cell>
          <table:table-cell table:style-name="ce9"/>
          <table:table-cell table:formula="of:=VLOOKUP([.Q169];[.$Q$43:.$R$45];2;0)" office:value-type="float" office:value="0">
            <text:p>#N/A</text:p>
          </table:table-cell>
          <table:table-cell table:formula="of:=[.N169]*[.R169]" office:value-type="float" office:value="0">
            <text:p>#N/A</text:p>
          </table:table-cell>
          <table:table-cell table:style-name="ce9"/>
          <table:table-cell table:formula="of:=VLOOKUP([.T169];[.$T$43:.$U$45];2;0)" office:value-type="float" office:value="0">
            <text:p>#N/A</text:p>
          </table:table-cell>
          <table:table-cell table:formula="of:=+100*[.G169]*[.U169]*[.I169]" office:value-type="float" office:value="0">
            <text:p>#N/A</text:p>
          </table:table-cell>
          <table:table-cell table:formula="of:=ROUNDDOWN([.S169]+[.V169];-1)" office:value-type="float" office:value="0">
            <text:p>#N/A</text:p>
          </table:table-cell>
          <table:table-cell table:formula="of:=ROUNDDOWN(60*IF([.J169]=&quot;avec&quot;;1;0)*[.M169];-1)" office:value-type="float" office:value="0">
            <text:p>#N/A</text:p>
          </table:table-cell>
          <table:table-cell table:style-name="ce19" table:formula="of:=CONCATENATE([.D169];&quot; est un &quot;;[.F169];&quot; bâtiment de &quot;;[.L169];&quot; construit en &quot;;[.T169];&quot;. Il a été érigé par des &quot;;[.Q169];&quot; payés &quot;;[.R169];&quot; ducats par jour. Sa construction a duré &quot;;[.O169];&quot; an(s) et &quot;;[.P169];&quot; mois, et a coûté &quot;;[.W169];&quot; ducats et &quot;;[.X169];&quot; de prestige. &quot;)" office:value-type="float" office:value="0">
            <text:p>#N/A</text:p>
          </table:table-cell>
          <table:table-cell table:number-columns-repeated="12"/>
          <table:table-cell table:style-name="ce5" table:formula="of:=[.A16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0];&quot;_&quot;;LOWER([.C170]);&quot;_L&quot;;[.L17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0];[.$F$43:.$G$46];2;0)" office:value-type="float" office:value="0">
            <text:p>#N/A</text:p>
          </table:table-cell>
          <table:table-cell table:style-name="ce9"/>
          <table:table-cell table:formula="of:=VLOOKUP([.H170];[.$H$43:.$I$44];2;0)" office:value-type="float" office:value="0">
            <text:p>#N/A</text:p>
          </table:table-cell>
          <table:table-cell table:style-name="ce9"/>
          <table:table-cell table:formula="of:=VLOOKUP([.J170];[.$J$43:.$K$44];2;0)" office:value-type="float" office:value="0">
            <text:p>#N/A</text:p>
          </table:table-cell>
          <table:table-cell table:style-name="ce9"/>
          <table:table-cell table:formula="of:=VLOOKUP([.L170];[.$L$42:.$M$46];2;0)" office:value-type="float" office:value="0">
            <text:p>#N/A</text:p>
          </table:table-cell>
          <table:table-cell table:style-name="ce13" table:formula="of:=ROUND(365*[.G170]*[.I170]*[.K170]*[.M170];-1)" office:value-type="float" office:value="0">
            <text:p>#N/A</text:p>
          </table:table-cell>
          <table:table-cell table:formula="of:=ROUNDDOWN([.N170]/365;0)" office:value-type="float" office:value="0">
            <text:p>#N/A</text:p>
          </table:table-cell>
          <table:table-cell table:style-name="ce16" table:formula="of:=ROUNDDOWN([.N170]/30-12*[.O170];0)" office:value-type="float" office:value="0">
            <text:p>#N/A</text:p>
          </table:table-cell>
          <table:table-cell table:style-name="ce9"/>
          <table:table-cell table:formula="of:=VLOOKUP([.Q170];[.$Q$43:.$R$45];2;0)" office:value-type="float" office:value="0">
            <text:p>#N/A</text:p>
          </table:table-cell>
          <table:table-cell table:formula="of:=[.N170]*[.R170]" office:value-type="float" office:value="0">
            <text:p>#N/A</text:p>
          </table:table-cell>
          <table:table-cell table:style-name="ce9"/>
          <table:table-cell table:formula="of:=VLOOKUP([.T170];[.$T$43:.$U$45];2;0)" office:value-type="float" office:value="0">
            <text:p>#N/A</text:p>
          </table:table-cell>
          <table:table-cell table:formula="of:=+100*[.G170]*[.U170]*[.I170]" office:value-type="float" office:value="0">
            <text:p>#N/A</text:p>
          </table:table-cell>
          <table:table-cell table:formula="of:=ROUNDDOWN([.S170]+[.V170];-1)" office:value-type="float" office:value="0">
            <text:p>#N/A</text:p>
          </table:table-cell>
          <table:table-cell table:formula="of:=ROUNDDOWN(60*IF([.J170]=&quot;avec&quot;;1;0)*[.M170];-1)" office:value-type="float" office:value="0">
            <text:p>#N/A</text:p>
          </table:table-cell>
          <table:table-cell table:style-name="ce19" table:formula="of:=CONCATENATE([.D170];&quot; est un &quot;;[.F170];&quot; bâtiment de &quot;;[.L170];&quot; construit en &quot;;[.T170];&quot;. Il a été érigé par des &quot;;[.Q170];&quot; payés &quot;;[.R170];&quot; ducats par jour. Sa construction a duré &quot;;[.O170];&quot; an(s) et &quot;;[.P170];&quot; mois, et a coûté &quot;;[.W170];&quot; ducats et &quot;;[.X170];&quot; de prestige. &quot;)" office:value-type="float" office:value="0">
            <text:p>#N/A</text:p>
          </table:table-cell>
          <table:table-cell table:number-columns-repeated="12"/>
          <table:table-cell table:style-name="ce5" table:formula="of:=[.A16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1];&quot;_&quot;;LOWER([.C171]);&quot;_L&quot;;[.L17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1];[.$F$43:.$G$46];2;0)" office:value-type="float" office:value="0">
            <text:p>#N/A</text:p>
          </table:table-cell>
          <table:table-cell table:style-name="ce9"/>
          <table:table-cell table:formula="of:=VLOOKUP([.H171];[.$H$43:.$I$44];2;0)" office:value-type="float" office:value="0">
            <text:p>#N/A</text:p>
          </table:table-cell>
          <table:table-cell table:style-name="ce9"/>
          <table:table-cell table:formula="of:=VLOOKUP([.J171];[.$J$43:.$K$44];2;0)" office:value-type="float" office:value="0">
            <text:p>#N/A</text:p>
          </table:table-cell>
          <table:table-cell table:style-name="ce9"/>
          <table:table-cell table:formula="of:=VLOOKUP([.L171];[.$L$42:.$M$46];2;0)" office:value-type="float" office:value="0">
            <text:p>#N/A</text:p>
          </table:table-cell>
          <table:table-cell table:style-name="ce13" table:formula="of:=ROUND(365*[.G171]*[.I171]*[.K171]*[.M171];-1)" office:value-type="float" office:value="0">
            <text:p>#N/A</text:p>
          </table:table-cell>
          <table:table-cell table:formula="of:=ROUNDDOWN([.N171]/365;0)" office:value-type="float" office:value="0">
            <text:p>#N/A</text:p>
          </table:table-cell>
          <table:table-cell table:style-name="ce16" table:formula="of:=ROUNDDOWN([.N171]/30-12*[.O171];0)" office:value-type="float" office:value="0">
            <text:p>#N/A</text:p>
          </table:table-cell>
          <table:table-cell table:style-name="ce9"/>
          <table:table-cell table:formula="of:=VLOOKUP([.Q171];[.$Q$43:.$R$45];2;0)" office:value-type="float" office:value="0">
            <text:p>#N/A</text:p>
          </table:table-cell>
          <table:table-cell table:formula="of:=[.N171]*[.R171]" office:value-type="float" office:value="0">
            <text:p>#N/A</text:p>
          </table:table-cell>
          <table:table-cell table:style-name="ce9"/>
          <table:table-cell table:formula="of:=VLOOKUP([.T171];[.$T$43:.$U$45];2;0)" office:value-type="float" office:value="0">
            <text:p>#N/A</text:p>
          </table:table-cell>
          <table:table-cell table:formula="of:=+100*[.G171]*[.U171]*[.I171]" office:value-type="float" office:value="0">
            <text:p>#N/A</text:p>
          </table:table-cell>
          <table:table-cell table:formula="of:=ROUNDDOWN([.S171]+[.V171];-1)" office:value-type="float" office:value="0">
            <text:p>#N/A</text:p>
          </table:table-cell>
          <table:table-cell table:formula="of:=ROUNDDOWN(60*IF([.J171]=&quot;avec&quot;;1;0)*[.M171];-1)" office:value-type="float" office:value="0">
            <text:p>#N/A</text:p>
          </table:table-cell>
          <table:table-cell table:style-name="ce19" table:formula="of:=CONCATENATE([.D171];&quot; est un &quot;;[.F171];&quot; bâtiment de &quot;;[.L171];&quot; construit en &quot;;[.T171];&quot;. Il a été érigé par des &quot;;[.Q171];&quot; payés &quot;;[.R171];&quot; ducats par jour. Sa construction a duré &quot;;[.O171];&quot; an(s) et &quot;;[.P171];&quot; mois, et a coûté &quot;;[.W171];&quot; ducats et &quot;;[.X171];&quot; de prestige. &quot;)" office:value-type="float" office:value="0">
            <text:p>#N/A</text:p>
          </table:table-cell>
          <table:table-cell table:number-columns-repeated="12"/>
          <table:table-cell table:style-name="ce5" table:formula="of:=[.A17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2];&quot;_&quot;;LOWER([.C172]);&quot;_L&quot;;[.L17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2];[.$F$43:.$G$46];2;0)" office:value-type="float" office:value="0">
            <text:p>#N/A</text:p>
          </table:table-cell>
          <table:table-cell table:style-name="ce9"/>
          <table:table-cell table:formula="of:=VLOOKUP([.H172];[.$H$43:.$I$44];2;0)" office:value-type="float" office:value="0">
            <text:p>#N/A</text:p>
          </table:table-cell>
          <table:table-cell table:style-name="ce9"/>
          <table:table-cell table:formula="of:=VLOOKUP([.J172];[.$J$43:.$K$44];2;0)" office:value-type="float" office:value="0">
            <text:p>#N/A</text:p>
          </table:table-cell>
          <table:table-cell table:style-name="ce9"/>
          <table:table-cell table:formula="of:=VLOOKUP([.L172];[.$L$42:.$M$46];2;0)" office:value-type="float" office:value="0">
            <text:p>#N/A</text:p>
          </table:table-cell>
          <table:table-cell table:style-name="ce13" table:formula="of:=ROUND(365*[.G172]*[.I172]*[.K172]*[.M172];-1)" office:value-type="float" office:value="0">
            <text:p>#N/A</text:p>
          </table:table-cell>
          <table:table-cell table:formula="of:=ROUNDDOWN([.N172]/365;0)" office:value-type="float" office:value="0">
            <text:p>#N/A</text:p>
          </table:table-cell>
          <table:table-cell table:style-name="ce16" table:formula="of:=ROUNDDOWN([.N172]/30-12*[.O172];0)" office:value-type="float" office:value="0">
            <text:p>#N/A</text:p>
          </table:table-cell>
          <table:table-cell table:style-name="ce9"/>
          <table:table-cell table:formula="of:=VLOOKUP([.Q172];[.$Q$43:.$R$45];2;0)" office:value-type="float" office:value="0">
            <text:p>#N/A</text:p>
          </table:table-cell>
          <table:table-cell table:formula="of:=[.N172]*[.R172]" office:value-type="float" office:value="0">
            <text:p>#N/A</text:p>
          </table:table-cell>
          <table:table-cell table:style-name="ce9"/>
          <table:table-cell table:formula="of:=VLOOKUP([.T172];[.$T$43:.$U$45];2;0)" office:value-type="float" office:value="0">
            <text:p>#N/A</text:p>
          </table:table-cell>
          <table:table-cell table:formula="of:=+100*[.G172]*[.U172]*[.I172]" office:value-type="float" office:value="0">
            <text:p>#N/A</text:p>
          </table:table-cell>
          <table:table-cell table:formula="of:=ROUNDDOWN([.S172]+[.V172];-1)" office:value-type="float" office:value="0">
            <text:p>#N/A</text:p>
          </table:table-cell>
          <table:table-cell table:formula="of:=ROUNDDOWN(60*IF([.J172]=&quot;avec&quot;;1;0)*[.M172];-1)" office:value-type="float" office:value="0">
            <text:p>#N/A</text:p>
          </table:table-cell>
          <table:table-cell table:style-name="ce19" table:formula="of:=CONCATENATE([.D172];&quot; est un &quot;;[.F172];&quot; bâtiment de &quot;;[.L172];&quot; construit en &quot;;[.T172];&quot;. Il a été érigé par des &quot;;[.Q172];&quot; payés &quot;;[.R172];&quot; ducats par jour. Sa construction a duré &quot;;[.O172];&quot; an(s) et &quot;;[.P172];&quot; mois, et a coûté &quot;;[.W172];&quot; ducats et &quot;;[.X172];&quot; de prestige. &quot;)" office:value-type="float" office:value="0">
            <text:p>#N/A</text:p>
          </table:table-cell>
          <table:table-cell table:number-columns-repeated="12"/>
          <table:table-cell table:style-name="ce5" table:formula="of:=[.A17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3];&quot;_&quot;;LOWER([.C173]);&quot;_L&quot;;[.L17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3];[.$F$43:.$G$46];2;0)" office:value-type="float" office:value="0">
            <text:p>#N/A</text:p>
          </table:table-cell>
          <table:table-cell table:style-name="ce9"/>
          <table:table-cell table:formula="of:=VLOOKUP([.H173];[.$H$43:.$I$44];2;0)" office:value-type="float" office:value="0">
            <text:p>#N/A</text:p>
          </table:table-cell>
          <table:table-cell table:style-name="ce9"/>
          <table:table-cell table:formula="of:=VLOOKUP([.J173];[.$J$43:.$K$44];2;0)" office:value-type="float" office:value="0">
            <text:p>#N/A</text:p>
          </table:table-cell>
          <table:table-cell table:style-name="ce9"/>
          <table:table-cell table:formula="of:=VLOOKUP([.L173];[.$L$42:.$M$46];2;0)" office:value-type="float" office:value="0">
            <text:p>#N/A</text:p>
          </table:table-cell>
          <table:table-cell table:style-name="ce13" table:formula="of:=ROUND(365*[.G173]*[.I173]*[.K173]*[.M173];-1)" office:value-type="float" office:value="0">
            <text:p>#N/A</text:p>
          </table:table-cell>
          <table:table-cell table:formula="of:=ROUNDDOWN([.N173]/365;0)" office:value-type="float" office:value="0">
            <text:p>#N/A</text:p>
          </table:table-cell>
          <table:table-cell table:style-name="ce16" table:formula="of:=ROUNDDOWN([.N173]/30-12*[.O173];0)" office:value-type="float" office:value="0">
            <text:p>#N/A</text:p>
          </table:table-cell>
          <table:table-cell table:style-name="ce9"/>
          <table:table-cell table:formula="of:=VLOOKUP([.Q173];[.$Q$43:.$R$45];2;0)" office:value-type="float" office:value="0">
            <text:p>#N/A</text:p>
          </table:table-cell>
          <table:table-cell table:formula="of:=[.N173]*[.R173]" office:value-type="float" office:value="0">
            <text:p>#N/A</text:p>
          </table:table-cell>
          <table:table-cell table:style-name="ce9"/>
          <table:table-cell table:formula="of:=VLOOKUP([.T173];[.$T$43:.$U$45];2;0)" office:value-type="float" office:value="0">
            <text:p>#N/A</text:p>
          </table:table-cell>
          <table:table-cell table:formula="of:=+100*[.G173]*[.U173]*[.I173]" office:value-type="float" office:value="0">
            <text:p>#N/A</text:p>
          </table:table-cell>
          <table:table-cell table:formula="of:=ROUNDDOWN([.S173]+[.V173];-1)" office:value-type="float" office:value="0">
            <text:p>#N/A</text:p>
          </table:table-cell>
          <table:table-cell table:formula="of:=ROUNDDOWN(60*IF([.J173]=&quot;avec&quot;;1;0)*[.M173];-1)" office:value-type="float" office:value="0">
            <text:p>#N/A</text:p>
          </table:table-cell>
          <table:table-cell table:style-name="ce19" table:formula="of:=CONCATENATE([.D173];&quot; est un &quot;;[.F173];&quot; bâtiment de &quot;;[.L173];&quot; construit en &quot;;[.T173];&quot;. Il a été érigé par des &quot;;[.Q173];&quot; payés &quot;;[.R173];&quot; ducats par jour. Sa construction a duré &quot;;[.O173];&quot; an(s) et &quot;;[.P173];&quot; mois, et a coûté &quot;;[.W173];&quot; ducats et &quot;;[.X173];&quot; de prestige. &quot;)" office:value-type="float" office:value="0">
            <text:p>#N/A</text:p>
          </table:table-cell>
          <table:table-cell table:number-columns-repeated="12"/>
          <table:table-cell table:style-name="ce5" table:formula="of:=[.A17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4];&quot;_&quot;;LOWER([.C174]);&quot;_L&quot;;[.L17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4];[.$F$43:.$G$46];2;0)" office:value-type="float" office:value="0">
            <text:p>#N/A</text:p>
          </table:table-cell>
          <table:table-cell table:style-name="ce9"/>
          <table:table-cell table:formula="of:=VLOOKUP([.H174];[.$H$43:.$I$44];2;0)" office:value-type="float" office:value="0">
            <text:p>#N/A</text:p>
          </table:table-cell>
          <table:table-cell table:style-name="ce9"/>
          <table:table-cell table:formula="of:=VLOOKUP([.J174];[.$J$43:.$K$44];2;0)" office:value-type="float" office:value="0">
            <text:p>#N/A</text:p>
          </table:table-cell>
          <table:table-cell table:style-name="ce9"/>
          <table:table-cell table:formula="of:=VLOOKUP([.L174];[.$L$42:.$M$46];2;0)" office:value-type="float" office:value="0">
            <text:p>#N/A</text:p>
          </table:table-cell>
          <table:table-cell table:style-name="ce13" table:formula="of:=ROUND(365*[.G174]*[.I174]*[.K174]*[.M174];-1)" office:value-type="float" office:value="0">
            <text:p>#N/A</text:p>
          </table:table-cell>
          <table:table-cell table:formula="of:=ROUNDDOWN([.N174]/365;0)" office:value-type="float" office:value="0">
            <text:p>#N/A</text:p>
          </table:table-cell>
          <table:table-cell table:style-name="ce16" table:formula="of:=ROUNDDOWN([.N174]/30-12*[.O174];0)" office:value-type="float" office:value="0">
            <text:p>#N/A</text:p>
          </table:table-cell>
          <table:table-cell table:style-name="ce9"/>
          <table:table-cell table:formula="of:=VLOOKUP([.Q174];[.$Q$43:.$R$45];2;0)" office:value-type="float" office:value="0">
            <text:p>#N/A</text:p>
          </table:table-cell>
          <table:table-cell table:formula="of:=[.N174]*[.R174]" office:value-type="float" office:value="0">
            <text:p>#N/A</text:p>
          </table:table-cell>
          <table:table-cell table:style-name="ce9"/>
          <table:table-cell table:formula="of:=VLOOKUP([.T174];[.$T$43:.$U$45];2;0)" office:value-type="float" office:value="0">
            <text:p>#N/A</text:p>
          </table:table-cell>
          <table:table-cell table:formula="of:=+100*[.G174]*[.U174]*[.I174]" office:value-type="float" office:value="0">
            <text:p>#N/A</text:p>
          </table:table-cell>
          <table:table-cell table:formula="of:=ROUNDDOWN([.S174]+[.V174];-1)" office:value-type="float" office:value="0">
            <text:p>#N/A</text:p>
          </table:table-cell>
          <table:table-cell table:formula="of:=ROUNDDOWN(60*IF([.J174]=&quot;avec&quot;;1;0)*[.M174];-1)" office:value-type="float" office:value="0">
            <text:p>#N/A</text:p>
          </table:table-cell>
          <table:table-cell table:style-name="ce19" table:formula="of:=CONCATENATE([.D174];&quot; est un &quot;;[.F174];&quot; bâtiment de &quot;;[.L174];&quot; construit en &quot;;[.T174];&quot;. Il a été érigé par des &quot;;[.Q174];&quot; payés &quot;;[.R174];&quot; ducats par jour. Sa construction a duré &quot;;[.O174];&quot; an(s) et &quot;;[.P174];&quot; mois, et a coûté &quot;;[.W174];&quot; ducats et &quot;;[.X174];&quot; de prestige. &quot;)" office:value-type="float" office:value="0">
            <text:p>#N/A</text:p>
          </table:table-cell>
          <table:table-cell table:number-columns-repeated="12"/>
          <table:table-cell table:style-name="ce5" table:formula="of:=[.A17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 table:number-columns-repeated="1000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15" table:default-cell-style-name="ce27"/>
        <table:table-column table:style-name="co37" table:default-cell-style-name="ce27"/>
        <table:table-column table:style-name="co38" table:default-cell-style-name="ce27"/>
        <table:table-column table:style-name="co39" table:default-cell-style-name="ce27"/>
        <table:table-column table:style-name="co40" table:default-cell-style-name="ce27"/>
        <table:table-column table:style-name="co35" table:default-cell-style-name="ce27"/>
        <table:table-column table:style-name="co40" table:default-cell-style-name="ce27"/>
        <table:table-column table:style-name="co41" table:default-cell-style-name="ce27"/>
        <table:table-column table:style-name="co40" table:default-cell-style-name="ce27"/>
        <table:table-column table:style-name="co41" table:default-cell-style-name="ce27"/>
        <table:table-column table:style-name="co40" table:default-cell-style-name="ce27"/>
        <table:table-column table:style-name="co42" table:default-cell-style-name="ce27"/>
        <table:table-column table:style-name="co43" table:default-cell-style-name="ce27"/>
        <table:table-column table:style-name="co34" table:default-cell-style-name="ce27"/>
        <table:table-column table:style-name="co44" table:default-cell-style-name="ce27"/>
        <table:table-column table:style-name="co34" table:default-cell-style-name="ce27"/>
        <table:table-column table:style-name="co26" table:default-cell-style-name="ce27"/>
        <table:table-column table:style-name="co45" table:default-cell-style-name="ce27"/>
        <table:table-column table:style-name="co46" table:default-cell-style-name="ce27"/>
        <table:table-column table:style-name="co47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28" table:number-columns-repeated="991" table:default-cell-style-name="ce27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table:style-name="ce34" office:value-type="string">
            <text:p>Effet 1 nom</text:p>
          </table:table-cell>
          <table:table-cell table:style-name="ce34" office:value-type="string">
            <text:p>Effet 1 valeur</text:p>
          </table:table-cell>
          <table:table-cell table:style-name="ce34" office:value-type="string">
            <text:p>Effet 2 nom</text:p>
          </table:table-cell>
          <table:table-cell table:style-name="ce34" office:value-type="string">
            <text:p>Effet 2 valeur</text:p>
          </table:table-cell>
          <table:table-cell table:style-name="ce34" office:value-type="string">
            <text:p>Effet 3 nom</text:p>
          </table:table-cell>
          <table:table-cell table:style-name="ce34" office:value-type="string">
            <text:p>Effet 3 valeur</text:p>
          </table:table-cell>
          <table:table-cell table:style-name="ce34" office:value-type="string">
            <text:p>Effet 4 nom</text:p>
          </table:table-cell>
          <table:table-cell table:style-name="ce34" office:value-type="string">
            <text:p>Effet 4 valeur</text:p>
          </table:table-cell>
          <table:table-cell table:style-name="ce34" office:value-type="string">
            <text:p>free_code</text:p>
          </table:table-cell>
          <table:table-cell table:style-name="ce34" office:value-type="string">
            <text:p>Not_if_exists</text:p>
          </table:table-cell>
          <table:table-cell table:style-name="ce34" office:value-type="string">
            <text:p>Prérequis Bâtiment1</text:p>
          </table:table-cell>
          <table:table-cell table:style-name="ce34" office:value-type="string">
            <text:p>Prérequis Bâtiment2</text:p>
          </table:table-cell>
          <table:table-cell table:style-name="ce34" office:value-type="string">
            <text:p>Upgrade from</text:p>
          </table:table-cell>
          <table:table-cell table:style-name="ce34" office:value-type="string">
            <text:p>Prérequis Terrain</text:p>
          </table:table-cell>
          <table:table-cell table:style-name="ce34" office:value-type="string">
            <text:p>Prérequis modifieur de province</text:p>
          </table:table-cell>
          <table:table-cell table:style-name="ce34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31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1"/>
        </table:table-row>
        <table:table-row table:style-name="ro1">
          <table:table-cell table:formula="of:=[base.A50]" office:value-type="string" office:string-value="TR_taverne_1">
            <text:p>TR_taverne_1</text:p>
          </table:table-cell>
          <table:table-cell table:style-name="ce25" table:formula="of:=IF(ISBLANK([base.D50]);&quot;&quot;;[base.D50])" office:value-type="string" office:string-value="Gargotte">
            <text:p>Gargotte</text:p>
          </table:table-cell>
          <table:table-cell table:style-name="ce25" table:formula="of:=IF(ISBLANK([base.E50]);&quot;&quot;;[base.E50])" office:value-type="string" office:string-value="Tavern">
            <text:p>Tavern</text:p>
          </table:table-cell>
          <table:table-cell table:formula="of:=[base.W50]" office:value-type="float" office:value="100">
            <text:p>100</text:p>
          </table:table-cell>
          <table:table-cell table:formula="of:=[base.X50]" office:value-type="float" office:value="0">
            <text:p>0</text:p>
          </table:table-cell>
          <table:table-cell table:formula="of:=[base.N50]" office:value-type="float" office:value="180">
            <text:p>180</text:p>
          </table:table-cell>
          <table:table-cell table:style-name="ce25" table:formula="of:=IF(ISBLANK([base.Z50]);&quot;&quot;;[base.Z50])" office:value-type="string" office:string-value="tax_income">
            <text:p>tax_income</text:p>
          </table:table-cell>
          <table:table-cell table:style-name="ce25" table:formula="of:=IF(ISBLANK([base.AA50]);&quot;&quot;;[base.AA50])" office:value-type="float" office:value="0.1">
            <text:p>0,1</text:p>
          </table:table-cell>
          <table:table-cell table:style-name="ce25" table:formula="of:=IF(ISBLANK([base.AB50]);&quot;&quot;;[base.AB50])" office:value-type="string" office:string-value="garrison_size">
            <text:p>garrison_size</text:p>
          </table:table-cell>
          <table:table-cell table:style-name="ce25" table:formula="of:=IF(ISBLANK([base.AC50]);&quot;&quot;;[base.AC50])" office:value-type="float" office:value="0.02">
            <text:p>0,02</text:p>
          </table:table-cell>
          <table:table-cell table:style-name="ce25" table:formula="of:=IF(ISBLANK([base.AD50]);&quot;&quot;;[base.AD50])" office:value-type="string" office:string-value="land_morale">
            <text:p>land_morale</text:p>
          </table:table-cell>
          <table:table-cell table:style-name="ce25" table:formula="of:=IF(ISBLANK([base.AE50]);&quot;&quot;;[base.AE50])" office:value-type="float" office:value="0.01">
            <text:p>0,01</text:p>
          </table:table-cell>
          <table:table-cell table:style-name="ce25" table:formula="of:=IF(ISBLANK([base.AF50]);&quot;&quot;;[base.AF50])">
            <text:p/>
          </table:table-cell>
          <table:table-cell table:style-name="ce25" table:formula="of:=IF(ISBLANK([base.AG50]);&quot;&quot;;[base.AG50])">
            <text:p/>
          </table:table-cell>
          <table:table-cell table:style-name="ce25" table:formula="of:=IF(ISBLANK([base.AH50]);&quot;&quot;;[base.AH50])">
            <text:p/>
          </table:table-cell>
          <table:table-cell table:style-name="ce25" table:formula="of:=IF(ISBLANK([base.AI50]);&quot;&quot;;[base.AI50])">
            <text:p/>
          </table:table-cell>
          <table:table-cell table:style-name="ce25" table:formula="of:=IF(ISBLANK([base.AJ50]);&quot;&quot;;[base.AJ50])">
            <text:p/>
          </table:table-cell>
          <table:table-cell table:style-name="ce25" table:formula="of:=IF(ISBLANK([base.AK50]);&quot;&quot;;[base.AK50])">
            <text:p/>
          </table:table-cell>
          <table:table-cell table:style-name="ce25" table:formula="of:=IF(ISBLANK([base.AL50]);&quot;&quot;;[base.AL50])">
            <text:p/>
          </table:table-cell>
          <table:table-cell table:style-name="ce25" table:formula="of:=IF(ISBLANK([base.AM50]);&quot;&quot;;[base.AM50])">
            <text:p/>
          </table:table-cell>
          <table:table-cell table:style-name="ce25" table:formula="of:=IF(ISBLANK([base.AN50]);&quot;&quot;;[base.AN50])">
            <text:p/>
          </table:table-cell>
          <table:table-cell table:style-name="ce25" table:formula="of:=IF(ISBLANK([base.AO50]);&quot;&quot;;[base.AO50])" office:value-type="string" office:string-value="TECH_TRADE_PRACTICES">
            <text:p>TECH_TRADE_PRACTICES</text:p>
          </table:table-cell>
          <table:table-cell table:style-name="ce25" table:formula="of:=IF(ISBLANK([base.AP50]);&quot;&quot;;[base.AP50])" office:value-type="float" office:value="0">
            <text:p>0</text:p>
          </table:table-cell>
          <table:table-cell table:style-name="ce25" table:formula="of:=IF(ISBLANK([base.AQ50]);&quot;&quot;;[base.AQ50])" office:value-type="float" office:value="99">
            <text:p>99</text:p>
          </table:table-cell>
          <table:table-cell table:style-name="ce25" table:formula="of:=IF(ISBLANK([base.AR50]);&quot;&quot;;[base.AR50])" office:value-type="float" office:value="2">
            <text:p>2</text:p>
          </table:table-cell>
          <table:table-cell table:style-name="ce25" table:formula="of:=IF(ISBLANK([base.AS50]);&quot;&quot;;[base.AS50])" office:value-type="string" office:string-value="La taverne est un lieu incontournable de tous port ou comptoir. Les marins viennent y dépenser leur solde, les marchands négocier, les armateur recruter. Tout ce beau monde se retrouve autour d'une coupe, une ripaille ou une partie de dés ou cartes.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25" table:formula="of:=IF(ISBLANK([base.AT50]);&quot;&quot;;[base.AT50])">
            <text:p/>
          </table:table-cell>
          <table:table-cell table:number-columns-repeated="991"/>
        </table:table-row>
        <table:table-row table:style-name="ro1">
          <table:table-cell table:formula="of:=[base.A51]" office:value-type="string" office:string-value="TR_taverne_2">
            <text:p>TR_taverne_2</text:p>
          </table:table-cell>
          <table:table-cell table:style-name="ce25" table:formula="of:=IF(ISBLANK([base.D51]);&quot;&quot;;[base.D51])" office:value-type="string" office:string-value="Taverne">
            <text:p>Taverne</text:p>
          </table:table-cell>
          <table:table-cell table:style-name="ce25" table:formula="of:=IF(ISBLANK([base.E51]);&quot;&quot;;[base.E51])" office:value-type="string" office:string-value="Tavern">
            <text:p>Tavern</text:p>
          </table:table-cell>
          <table:table-cell table:formula="of:=[base.W51]" office:value-type="float" office:value="150">
            <text:p>150</text:p>
          </table:table-cell>
          <table:table-cell table:formula="of:=[base.X51]" office:value-type="float" office:value="0">
            <text:p>0</text:p>
          </table:table-cell>
          <table:table-cell table:formula="of:=[base.N51]" office:value-type="float" office:value="380">
            <text:p>380</text:p>
          </table:table-cell>
          <table:table-cell table:style-name="ce25" table:formula="of:=IF(ISBLANK([base.Z51]);&quot;&quot;;[base.Z51])" office:value-type="string" office:string-value="tax_income">
            <text:p>tax_income</text:p>
          </table:table-cell>
          <table:table-cell table:style-name="ce25" table:formula="of:=IF(ISBLANK([base.AA51]);&quot;&quot;;[base.AA51])" office:value-type="float" office:value="0.2">
            <text:p>0,2</text:p>
          </table:table-cell>
          <table:table-cell table:style-name="ce25" table:formula="of:=IF(ISBLANK([base.AB51]);&quot;&quot;;[base.AB51])" office:value-type="string" office:string-value="garrison_size">
            <text:p>garrison_size</text:p>
          </table:table-cell>
          <table:table-cell table:style-name="ce25" table:formula="of:=IF(ISBLANK([base.AC51]);&quot;&quot;;[base.AC51])" office:value-type="float" office:value="0.02">
            <text:p>0,02</text:p>
          </table:table-cell>
          <table:table-cell table:style-name="ce25" table:formula="of:=IF(ISBLANK([base.AD51]);&quot;&quot;;[base.AD51])" office:value-type="string" office:string-value="land_morale">
            <text:p>land_morale</text:p>
          </table:table-cell>
          <table:table-cell table:style-name="ce25" table:formula="of:=IF(ISBLANK([base.AE51]);&quot;&quot;;[base.AE51])" office:value-type="float" office:value="0.01">
            <text:p>0,01</text:p>
          </table:table-cell>
          <table:table-cell table:style-name="ce25" table:formula="of:=IF(ISBLANK([base.AF51]);&quot;&quot;;[base.AF51])">
            <text:p/>
          </table:table-cell>
          <table:table-cell table:style-name="ce25" table:formula="of:=IF(ISBLANK([base.AG51]);&quot;&quot;;[base.AG51])">
            <text:p/>
          </table:table-cell>
          <table:table-cell table:style-name="ce25" table:formula="of:=IF(ISBLANK([base.AH51]);&quot;&quot;;[base.AH51])">
            <text:p/>
          </table:table-cell>
          <table:table-cell table:style-name="ce25" table:formula="of:=IF(ISBLANK([base.AI51]);&quot;&quot;;[base.AI51])">
            <text:p/>
          </table:table-cell>
          <table:table-cell table:style-name="ce25" table:formula="of:=IF(ISBLANK([base.AJ51]);&quot;&quot;;[base.AJ51])">
            <text:p/>
          </table:table-cell>
          <table:table-cell table:style-name="ce25" table:formula="of:=IF(ISBLANK([base.AK51]);&quot;&quot;;[base.AK51])">
            <text:p/>
          </table:table-cell>
          <table:table-cell table:style-name="ce25" table:formula="of:=IF(ISBLANK([base.AL51]);&quot;&quot;;[base.AL51])" office:value-type="string" office:string-value="TR_taverne_1">
            <text:p>TR_taverne_1</text:p>
          </table:table-cell>
          <table:table-cell table:style-name="ce25" table:formula="of:=IF(ISBLANK([base.AM51]);&quot;&quot;;[base.AM51])">
            <text:p/>
          </table:table-cell>
          <table:table-cell table:style-name="ce25" table:formula="of:=IF(ISBLANK([base.AN51]);&quot;&quot;;[base.AN51])">
            <text:p/>
          </table:table-cell>
          <table:table-cell table:style-name="ce25" table:formula="of:=IF(ISBLANK([base.AO51]);&quot;&quot;;[base.AO51])" office:value-type="string" office:string-value="TECH_TRADE_PRACTICES">
            <text:p>TECH_TRADE_PRACTICES</text:p>
          </table:table-cell>
          <table:table-cell table:style-name="ce25" table:formula="of:=IF(ISBLANK([base.AP51]);&quot;&quot;;[base.AP51])" office:value-type="float" office:value="0">
            <text:p>0</text:p>
          </table:table-cell>
          <table:table-cell table:style-name="ce25" table:formula="of:=IF(ISBLANK([base.AQ51]);&quot;&quot;;[base.AQ51])" office:value-type="float" office:value="98">
            <text:p>98</text:p>
          </table:table-cell>
          <table:table-cell table:style-name="ce25" table:formula="of:=IF(ISBLANK([base.AR51]);&quot;&quot;;[base.AR51])" office:value-type="float" office:value="4">
            <text:p>4</text:p>
          </table:table-cell>
          <table:table-cell table:style-name="ce25" table:formula="of:=IF(ISBLANK([base.AS51]);&quot;&quot;;[base.AS51])" office:value-type="string" office:string-value="La taverne est un lieu incontournable de tous port ou comptoir. Les marins viennent y dépenser leur solde, les marchands négocier, les armateur recruter. Tout ce beau monde se retrouve autour d'une coupe, une ripaille ou une partie de dés ou cartes.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25" table:formula="of:=IF(ISBLANK([base.AT51]);&quot;&quot;;[base.AT51])">
            <text:p/>
          </table:table-cell>
          <table:table-cell table:number-columns-repeated="991"/>
        </table:table-row>
        <table:table-row table:style-name="ro1">
          <table:table-cell table:formula="of:=[base.A52]" office:value-type="string" office:string-value="TR_taverne_3">
            <text:p>TR_taverne_3</text:p>
          </table:table-cell>
          <table:table-cell table:style-name="ce25" table:formula="of:=IF(ISBLANK([base.D52]);&quot;&quot;;[base.D52])" office:value-type="string" office:string-value="Auberge">
            <text:p>Auberge</text:p>
          </table:table-cell>
          <table:table-cell table:style-name="ce25" table:formula="of:=IF(ISBLANK([base.E52]);&quot;&quot;;[base.E52])" office:value-type="string" office:string-value="Tavern">
            <text:p>Tavern</text:p>
          </table:table-cell>
          <table:table-cell table:formula="of:=[base.W52]" office:value-type="float" office:value="270">
            <text:p>270</text:p>
          </table:table-cell>
          <table:table-cell table:formula="of:=[base.X52]" office:value-type="float" office:value="0">
            <text:p>0</text:p>
          </table:table-cell>
          <table:table-cell table:formula="of:=[base.N52]" office:value-type="float" office:value="640">
            <text:p>640</text:p>
          </table:table-cell>
          <table:table-cell table:style-name="ce25" table:formula="of:=IF(ISBLANK([base.Z52]);&quot;&quot;;[base.Z52])" office:value-type="string" office:string-value="tax_income">
            <text:p>tax_income</text:p>
          </table:table-cell>
          <table:table-cell table:style-name="ce25" table:formula="of:=IF(ISBLANK([base.AA52]);&quot;&quot;;[base.AA52])" office:value-type="float" office:value="0.2">
            <text:p>0,2</text:p>
          </table:table-cell>
          <table:table-cell table:style-name="ce25" table:formula="of:=IF(ISBLANK([base.AB52]);&quot;&quot;;[base.AB52])" office:value-type="string" office:string-value="garrison_size">
            <text:p>garrison_size</text:p>
          </table:table-cell>
          <table:table-cell table:style-name="ce25" table:formula="of:=IF(ISBLANK([base.AC52]);&quot;&quot;;[base.AC52])" office:value-type="float" office:value="0.04">
            <text:p>0,04</text:p>
          </table:table-cell>
          <table:table-cell table:style-name="ce25" table:formula="of:=IF(ISBLANK([base.AD52]);&quot;&quot;;[base.AD52])" office:value-type="string" office:string-value="land_morale">
            <text:p>land_morale</text:p>
          </table:table-cell>
          <table:table-cell table:style-name="ce25" table:formula="of:=IF(ISBLANK([base.AE52]);&quot;&quot;;[base.AE52])" office:value-type="float" office:value="0.02">
            <text:p>0,02</text:p>
          </table:table-cell>
          <table:table-cell table:style-name="ce25" table:formula="of:=IF(ISBLANK([base.AF52]);&quot;&quot;;[base.AF52])">
            <text:p/>
          </table:table-cell>
          <table:table-cell table:style-name="ce25" table:formula="of:=IF(ISBLANK([base.AG52]);&quot;&quot;;[base.AG52])">
            <text:p/>
          </table:table-cell>
          <table:table-cell table:style-name="ce25" table:formula="of:=IF(ISBLANK([base.AH52]);&quot;&quot;;[base.AH52])">
            <text:p/>
          </table:table-cell>
          <table:table-cell table:style-name="ce25" table:formula="of:=IF(ISBLANK([base.AI52]);&quot;&quot;;[base.AI52])">
            <text:p/>
          </table:table-cell>
          <table:table-cell table:style-name="ce25" table:formula="of:=IF(ISBLANK([base.AJ52]);&quot;&quot;;[base.AJ52])">
            <text:p/>
          </table:table-cell>
          <table:table-cell table:style-name="ce25" table:formula="of:=IF(ISBLANK([base.AK52]);&quot;&quot;;[base.AK52])">
            <text:p/>
          </table:table-cell>
          <table:table-cell table:style-name="ce25" table:formula="of:=IF(ISBLANK([base.AL52]);&quot;&quot;;[base.AL52])" office:value-type="string" office:string-value="TR_taverne_2">
            <text:p>TR_taverne_2</text:p>
          </table:table-cell>
          <table:table-cell table:style-name="ce25" table:formula="of:=IF(ISBLANK([base.AM52]);&quot;&quot;;[base.AM52])">
            <text:p/>
          </table:table-cell>
          <table:table-cell table:style-name="ce25" table:formula="of:=IF(ISBLANK([base.AN52]);&quot;&quot;;[base.AN52])">
            <text:p/>
          </table:table-cell>
          <table:table-cell table:style-name="ce25" table:formula="of:=IF(ISBLANK([base.AO52]);&quot;&quot;;[base.AO52])" office:value-type="string" office:string-value="TECH_TRADE_PRACTICES">
            <text:p>TECH_TRADE_PRACTICES</text:p>
          </table:table-cell>
          <table:table-cell table:style-name="ce25" table:formula="of:=IF(ISBLANK([base.AP52]);&quot;&quot;;[base.AP52])" office:value-type="float" office:value="0">
            <text:p>0</text:p>
          </table:table-cell>
          <table:table-cell table:style-name="ce25" table:formula="of:=IF(ISBLANK([base.AQ52]);&quot;&quot;;[base.AQ52])" office:value-type="float" office:value="97">
            <text:p>97</text:p>
          </table:table-cell>
          <table:table-cell table:style-name="ce25" table:formula="of:=IF(ISBLANK([base.AR52]);&quot;&quot;;[base.AR52])" office:value-type="float" office:value="10">
            <text:p>10</text:p>
          </table:table-cell>
          <table:table-cell table:style-name="ce25" table:formula="of:=IF(ISBLANK([base.AS52]);&quot;&quot;;[base.AS52])" office:value-type="string" office:string-value="La taverne est un lieu incontournable de tous port ou comptoir. Les marins viennent y dépenser leur solde, les marchands négocier, les armateur recruter. Tout ce beau monde se retrouve autour d'une coupe, une ripaille ou une partie de dés ou cartes.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25" table:formula="of:=IF(ISBLANK([base.AT52]);&quot;&quot;;[base.AT52])">
            <text:p/>
          </table:table-cell>
          <table:table-cell table:number-columns-repeated="991"/>
        </table:table-row>
        <table:table-row table:style-name="ro1">
          <table:table-cell table:formula="of:=[base.A53]" office:value-type="string" office:string-value="TR_bureau_1">
            <text:p>TR_bureau_1</text:p>
          </table:table-cell>
          <table:table-cell table:style-name="ce25" table:formula="of:=IF(ISBLANK([base.D53]);&quot;&quot;;[base.D53])" office:value-type="string" office:string-value="Bureau d'échange">
            <text:p>Bureau d'échange</text:p>
          </table:table-cell>
          <table:table-cell table:style-name="ce25" table:formula="of:=IF(ISBLANK([base.E53]);&quot;&quot;;[base.E53])" office:value-type="string" office:string-value="Small trade office">
            <text:p>Small trade office</text:p>
          </table:table-cell>
          <table:table-cell table:formula="of:=[base.W53]" office:value-type="float" office:value="120">
            <text:p>120</text:p>
          </table:table-cell>
          <table:table-cell table:formula="of:=[base.X53]" office:value-type="float" office:value="0">
            <text:p>0</text:p>
          </table:table-cell>
          <table:table-cell table:formula="of:=[base.N53]" office:value-type="float" office:value="180">
            <text:p>180</text:p>
          </table:table-cell>
          <table:table-cell table:style-name="ce25" table:formula="of:=IF(ISBLANK([base.Z53]);&quot;&quot;;[base.Z53])" office:value-type="string" office:string-value="local_tax_modifier">
            <text:p>local_tax_modifier</text:p>
          </table:table-cell>
          <table:table-cell table:style-name="ce25" table:formula="of:=IF(ISBLANK([base.AA53]);&quot;&quot;;[base.AA53])" office:value-type="float" office:value="0.02">
            <text:p>0,02</text:p>
          </table:table-cell>
          <table:table-cell table:style-name="ce25" table:formula="of:=IF(ISBLANK([base.AB53]);&quot;&quot;;[base.AB53])">
            <text:p/>
          </table:table-cell>
          <table:table-cell table:style-name="ce25" table:formula="of:=IF(ISBLANK([base.AC53]);&quot;&quot;;[base.AC53])">
            <text:p/>
          </table:table-cell>
          <table:table-cell table:style-name="ce25" table:formula="of:=IF(ISBLANK([base.AD53]);&quot;&quot;;[base.AD53])">
            <text:p/>
          </table:table-cell>
          <table:table-cell table:style-name="ce25" table:formula="of:=IF(ISBLANK([base.AE53]);&quot;&quot;;[base.AE53])">
            <text:p/>
          </table:table-cell>
          <table:table-cell table:style-name="ce25" table:formula="of:=IF(ISBLANK([base.AF53]);&quot;&quot;;[base.AF53])" office:value-type="string" office:string-value="tradevalue">
            <text:p>tradevalue</text:p>
          </table:table-cell>
          <table:table-cell table:style-name="ce25" table:formula="of:=IF(ISBLANK([base.AG53]);&quot;&quot;;[base.AG53])" office:value-type="float" office:value="15">
            <text:p>15</text:p>
          </table:table-cell>
          <table:table-cell table:style-name="ce25" table:formula="of:=IF(ISBLANK([base.AH53]);&quot;&quot;;[base.AH53])" office:value-type="string" office:string-value="scouting=yes">
            <text:p>scouting=yes</text:p>
          </table:table-cell>
          <table:table-cell table:style-name="ce25" table:formula="of:=IF(ISBLANK([base.AI53]);&quot;&quot;;[base.AI53])">
            <text:p/>
          </table:table-cell>
          <table:table-cell table:style-name="ce25" table:formula="of:=IF(ISBLANK([base.AJ53]);&quot;&quot;;[base.AJ53])">
            <text:p/>
          </table:table-cell>
          <table:table-cell table:style-name="ce25" table:formula="of:=IF(ISBLANK([base.AK53]);&quot;&quot;;[base.AK53])">
            <text:p/>
          </table:table-cell>
          <table:table-cell table:style-name="ce25" table:formula="of:=IF(ISBLANK([base.AL53]);&quot;&quot;;[base.AL53])">
            <text:p/>
          </table:table-cell>
          <table:table-cell table:style-name="ce25" table:formula="of:=IF(ISBLANK([base.AM53]);&quot;&quot;;[base.AM53])">
            <text:p/>
          </table:table-cell>
          <table:table-cell table:style-name="ce25" table:formula="of:=IF(ISBLANK([base.AN53]);&quot;&quot;;[base.AN53])">
            <text:p/>
          </table:table-cell>
          <table:table-cell table:style-name="ce25" table:formula="of:=IF(ISBLANK([base.AO53]);&quot;&quot;;[base.AO53])" office:value-type="string" office:string-value="TECH_TRADE_PRACTICES">
            <text:p>TECH_TRADE_PRACTICES</text:p>
          </table:table-cell>
          <table:table-cell table:style-name="ce25" table:formula="of:=IF(ISBLANK([base.AP53]);&quot;&quot;;[base.AP53])" office:value-type="float" office:value="0">
            <text:p>0</text:p>
          </table:table-cell>
          <table:table-cell table:style-name="ce25" table:formula="of:=IF(ISBLANK([base.AQ53]);&quot;&quot;;[base.AQ53])" office:value-type="float" office:value="99">
            <text:p>99</text:p>
          </table:table-cell>
          <table:table-cell table:style-name="ce25" table:formula="of:=IF(ISBLANK([base.AR53]);&quot;&quot;;[base.AR53])" office:value-type="float" office:value="4">
            <text:p>4</text:p>
          </table:table-cell>
          <table:table-cell table:style-name="ce25" table:formula="of:=IF(ISBLANK([base.AS53]);&quot;&quot;;[base.AS53])" office:value-type="string" office:string-value="C'est ici que se rencontrent les marchands pour négocier, apprécier la marchandise ou tout simplement discuter de leur voyages en mer.">
            <text:p>C'est ici que se rencontrent les marchands pour négocier, apprécier la marchandise ou tout simplement discuter de leur voyages en mer.</text:p>
          </table:table-cell>
          <table:table-cell table:style-name="ce25" table:formula="of:=IF(ISBLANK([base.AT53]);&quot;&quot;;[base.AT53])">
            <text:p/>
          </table:table-cell>
          <table:table-cell table:number-columns-repeated="991"/>
        </table:table-row>
        <table:table-row table:style-name="ro1">
          <table:table-cell table:formula="of:=[base.A54]" office:value-type="string" office:string-value="TR_bureau_2">
            <text:p>TR_bureau_2</text:p>
          </table:table-cell>
          <table:table-cell table:style-name="ce25" table:formula="of:=IF(ISBLANK([base.D54]);&quot;&quot;;[base.D54])" office:value-type="string" office:string-value="Bureau de commerce">
            <text:p>Bureau de commerce</text:p>
          </table:table-cell>
          <table:table-cell table:style-name="ce25" table:formula="of:=IF(ISBLANK([base.E54]);&quot;&quot;;[base.E54])" office:value-type="string" office:string-value="Trade office">
            <text:p>Trade office</text:p>
          </table:table-cell>
          <table:table-cell table:formula="of:=[base.W54]" office:value-type="float" office:value="190">
            <text:p>190</text:p>
          </table:table-cell>
          <table:table-cell table:formula="of:=[base.X54]" office:value-type="float" office:value="0">
            <text:p>0</text:p>
          </table:table-cell>
          <table:table-cell table:formula="of:=[base.N54]" office:value-type="float" office:value="380">
            <text:p>380</text:p>
          </table:table-cell>
          <table:table-cell table:style-name="ce25" table:formula="of:=IF(ISBLANK([base.Z54]);&quot;&quot;;[base.Z54])" office:value-type="string" office:string-value="local_tax_modifier">
            <text:p>local_tax_modifier</text:p>
          </table:table-cell>
          <table:table-cell table:style-name="ce25" table:formula="of:=IF(ISBLANK([base.AA54]);&quot;&quot;;[base.AA54])" office:value-type="float" office:value="0.03">
            <text:p>0,03</text:p>
          </table:table-cell>
          <table:table-cell table:style-name="ce25" table:formula="of:=IF(ISBLANK([base.AB54]);&quot;&quot;;[base.AB54])">
            <text:p/>
          </table:table-cell>
          <table:table-cell table:style-name="ce25" table:formula="of:=IF(ISBLANK([base.AC54]);&quot;&quot;;[base.AC54])">
            <text:p/>
          </table:table-cell>
          <table:table-cell table:style-name="ce25" table:formula="of:=IF(ISBLANK([base.AD54]);&quot;&quot;;[base.AD54])">
            <text:p/>
          </table:table-cell>
          <table:table-cell table:style-name="ce25" table:formula="of:=IF(ISBLANK([base.AE54]);&quot;&quot;;[base.AE54])">
            <text:p/>
          </table:table-cell>
          <table:table-cell table:style-name="ce25" table:formula="of:=IF(ISBLANK([base.AF54]);&quot;&quot;;[base.AF54])" office:value-type="string" office:string-value="tradevalue">
            <text:p>tradevalue</text:p>
          </table:table-cell>
          <table:table-cell table:style-name="ce25" table:formula="of:=IF(ISBLANK([base.AG54]);&quot;&quot;;[base.AG54])" office:value-type="float" office:value="15">
            <text:p>15</text:p>
          </table:table-cell>
          <table:table-cell table:style-name="ce25" table:formula="of:=IF(ISBLANK([base.AH54]);&quot;&quot;;[base.AH54])" office:value-type="string" office:string-value="scouting=yes">
            <text:p>scouting=yes</text:p>
          </table:table-cell>
          <table:table-cell table:style-name="ce25" table:formula="of:=IF(ISBLANK([base.AI54]);&quot;&quot;;[base.AI54])">
            <text:p/>
          </table:table-cell>
          <table:table-cell table:style-name="ce25" table:formula="of:=IF(ISBLANK([base.AJ54]);&quot;&quot;;[base.AJ54])">
            <text:p/>
          </table:table-cell>
          <table:table-cell table:style-name="ce25" table:formula="of:=IF(ISBLANK([base.AK54]);&quot;&quot;;[base.AK54])">
            <text:p/>
          </table:table-cell>
          <table:table-cell table:style-name="ce25" table:formula="of:=IF(ISBLANK([base.AL54]);&quot;&quot;;[base.AL54])" office:value-type="string" office:string-value="TR_bureau_1">
            <text:p>TR_bureau_1</text:p>
          </table:table-cell>
          <table:table-cell table:style-name="ce25" table:formula="of:=IF(ISBLANK([base.AM54]);&quot;&quot;;[base.AM54])">
            <text:p/>
          </table:table-cell>
          <table:table-cell table:style-name="ce25" table:formula="of:=IF(ISBLANK([base.AN54]);&quot;&quot;;[base.AN54])">
            <text:p/>
          </table:table-cell>
          <table:table-cell table:style-name="ce25" table:formula="of:=IF(ISBLANK([base.AO54]);&quot;&quot;;[base.AO54])" office:value-type="string" office:string-value="TECH_TRADE_PRACTICES">
            <text:p>TECH_TRADE_PRACTICES</text:p>
          </table:table-cell>
          <table:table-cell table:style-name="ce25" table:formula="of:=IF(ISBLANK([base.AP54]);&quot;&quot;;[base.AP54])" office:value-type="float" office:value="0">
            <text:p>0</text:p>
          </table:table-cell>
          <table:table-cell table:style-name="ce25" table:formula="of:=IF(ISBLANK([base.AQ54]);&quot;&quot;;[base.AQ54])" office:value-type="float" office:value="98">
            <text:p>98</text:p>
          </table:table-cell>
          <table:table-cell table:style-name="ce25" table:formula="of:=IF(ISBLANK([base.AR54]);&quot;&quot;;[base.AR54])" office:value-type="float" office:value="10">
            <text:p>10</text:p>
          </table:table-cell>
          <table:table-cell table:style-name="ce25" table:formula="of:=IF(ISBLANK([base.AS54]);&quot;&quot;;[base.AS54])" office:value-type="string" office:string-value="C'est ici que se rencontrent les marchands pour négocier, apprécier la marchandise ou tout simplement discuter de leur voyages en mer.">
            <text:p>C'est ici que se rencontrent les marchands pour négocier, apprécier la marchandise ou tout simplement discuter de leur voyages en mer.</text:p>
          </table:table-cell>
          <table:table-cell table:style-name="ce25" table:formula="of:=IF(ISBLANK([base.AT54]);&quot;&quot;;[base.AT54])">
            <text:p/>
          </table:table-cell>
          <table:table-cell table:number-columns-repeated="991"/>
        </table:table-row>
        <table:table-row table:style-name="ro1">
          <table:table-cell table:formula="of:=[base.A55]" office:value-type="string" office:string-value="TR_bureau_3">
            <text:p>TR_bureau_3</text:p>
          </table:table-cell>
          <table:table-cell table:style-name="ce25" table:formula="of:=IF(ISBLANK([base.D55]);&quot;&quot;;[base.D55])" office:value-type="string" office:string-value="Administration commerciale">
            <text:p>Administration commerciale</text:p>
          </table:table-cell>
          <table:table-cell table:style-name="ce25" table:formula="of:=IF(ISBLANK([base.E55]);&quot;&quot;;[base.E55])" office:value-type="string" office:string-value="Trade guild">
            <text:p>Trade guild</text:p>
          </table:table-cell>
          <table:table-cell table:formula="of:=[base.W55]" office:value-type="float" office:value="360">
            <text:p>360</text:p>
          </table:table-cell>
          <table:table-cell table:formula="of:=[base.X55]" office:value-type="float" office:value="70">
            <text:p>70</text:p>
          </table:table-cell>
          <table:table-cell table:formula="of:=[base.N55]" office:value-type="float" office:value="770">
            <text:p>770</text:p>
          </table:table-cell>
          <table:table-cell table:style-name="ce25" table:formula="of:=IF(ISBLANK([base.Z55]);&quot;&quot;;[base.Z55])" office:value-type="string" office:string-value="local_tax_modifier">
            <text:p>local_tax_modifier</text:p>
          </table:table-cell>
          <table:table-cell table:style-name="ce25" table:formula="of:=IF(ISBLANK([base.AA55]);&quot;&quot;;[base.AA55])" office:value-type="float" office:value="0.05">
            <text:p>0,05</text:p>
          </table:table-cell>
          <table:table-cell table:style-name="ce25" table:formula="of:=IF(ISBLANK([base.AB55]);&quot;&quot;;[base.AB55])">
            <text:p/>
          </table:table-cell>
          <table:table-cell table:style-name="ce25" table:formula="of:=IF(ISBLANK([base.AC55]);&quot;&quot;;[base.AC55])">
            <text:p/>
          </table:table-cell>
          <table:table-cell table:style-name="ce25" table:formula="of:=IF(ISBLANK([base.AD55]);&quot;&quot;;[base.AD55])" office:value-type="string" office:string-value="tech_growth_modifier">
            <text:p>tech_growth_modifier</text:p>
          </table:table-cell>
          <table:table-cell table:style-name="ce25" table:formula="of:=IF(ISBLANK([base.AE55]);&quot;&quot;;[base.AE55])" office:value-type="float" office:value="0.05">
            <text:p>0,05</text:p>
          </table:table-cell>
          <table:table-cell table:style-name="ce25" table:formula="of:=IF(ISBLANK([base.AF55]);&quot;&quot;;[base.AF55])" office:value-type="string" office:string-value="tradevalue">
            <text:p>tradevalue</text:p>
          </table:table-cell>
          <table:table-cell table:style-name="ce25" table:formula="of:=IF(ISBLANK([base.AG55]);&quot;&quot;;[base.AG55])" office:value-type="float" office:value="30">
            <text:p>30</text:p>
          </table:table-cell>
          <table:table-cell table:style-name="ce25" table:formula="of:=IF(ISBLANK([base.AH55]);&quot;&quot;;[base.AH55])" office:value-type="string" office:string-value="scouting=yes">
            <text:p>scouting=yes</text:p>
          </table:table-cell>
          <table:table-cell table:style-name="ce25" table:formula="of:=IF(ISBLANK([base.AI55]);&quot;&quot;;[base.AI55])">
            <text:p/>
          </table:table-cell>
          <table:table-cell table:style-name="ce25" table:formula="of:=IF(ISBLANK([base.AJ55]);&quot;&quot;;[base.AJ55])" office:value-type="string" office:string-value="TR_port_maritime_1">
            <text:p>TR_port_maritime_1</text:p>
          </table:table-cell>
          <table:table-cell table:style-name="ce25" table:formula="of:=IF(ISBLANK([base.AK55]);&quot;&quot;;[base.AK55])" office:value-type="string" office:string-value="TR_enceinte_2">
            <text:p>TR_enceinte_2</text:p>
          </table:table-cell>
          <table:table-cell table:style-name="ce25" table:formula="of:=IF(ISBLANK([base.AL55]);&quot;&quot;;[base.AL55])" office:value-type="string" office:string-value="TR_bureau_2">
            <text:p>TR_bureau_2</text:p>
          </table:table-cell>
          <table:table-cell table:style-name="ce25" table:formula="of:=IF(ISBLANK([base.AM55]);&quot;&quot;;[base.AM55])">
            <text:p/>
          </table:table-cell>
          <table:table-cell table:style-name="ce25" table:formula="of:=IF(ISBLANK([base.AN55]);&quot;&quot;;[base.AN55])">
            <text:p/>
          </table:table-cell>
          <table:table-cell table:style-name="ce25" table:formula="of:=IF(ISBLANK([base.AO55]);&quot;&quot;;[base.AO55])" office:value-type="string" office:string-value="TECH_TRADE_PRACTICES">
            <text:p>TECH_TRADE_PRACTICES</text:p>
          </table:table-cell>
          <table:table-cell table:style-name="ce25" table:formula="of:=IF(ISBLANK([base.AP55]);&quot;&quot;;[base.AP55])" office:value-type="float" office:value="0">
            <text:p>0</text:p>
          </table:table-cell>
          <table:table-cell table:style-name="ce25" table:formula="of:=IF(ISBLANK([base.AQ55]);&quot;&quot;;[base.AQ55])" office:value-type="float" office:value="97">
            <text:p>97</text:p>
          </table:table-cell>
          <table:table-cell table:style-name="ce25" table:formula="of:=IF(ISBLANK([base.AR55]);&quot;&quot;;[base.AR55])" office:value-type="float" office:value="10">
            <text:p>10</text:p>
          </table:table-cell>
          <table:table-cell table:style-name="ce25" table:formula="of:=IF(ISBLANK([base.AS55]);&quot;&quot;;[base.AS55])" office:value-type="string" office:string-value="Des marchands de tous horizons viennent ici pour négocier, apprécier la marchandise ou tout simplement discuter de leur voyages en mer. Ce climat d'échanges est propice à connaître et transmettre les nouvelles du Monde et les progrès technologiques venus d'ailleurs.">
            <text:p>Des marchands de tous horizons viennent ici pour négocier, apprécier la marchandise ou tout simplement discuter de leur voyages en mer. Ce climat d'échanges est propice à connaître et transmettre les nouvelles du Monde et les progrès technologiques venus d'ailleurs.</text:p>
          </table:table-cell>
          <table:table-cell table:style-name="ce25" table:formula="of:=IF(ISBLANK([base.AT55]);&quot;&quot;;[base.AT55])">
            <text:p/>
          </table:table-cell>
          <table:table-cell table:number-columns-repeated="991"/>
        </table:table-row>
        <table:table-row table:style-name="ro1">
          <table:table-cell table:formula="of:=[base.A56]" office:value-type="string" office:string-value="TR_entrepot_1">
            <text:p>TR_entrepot_1</text:p>
          </table:table-cell>
          <table:table-cell table:style-name="ce25" table:formula="of:=IF(ISBLANK([base.D56]);&quot;&quot;;[base.D56])" office:value-type="string" office:string-value="Dépôt de marchandises">
            <text:p>Dépôt de marchandises</text:p>
          </table:table-cell>
          <table:table-cell table:style-name="ce25" table:formula="of:=IF(ISBLANK([base.E56]);&quot;&quot;;[base.E56])" office:value-type="string" office:string-value="Storage">
            <text:p>Storage</text:p>
          </table:table-cell>
          <table:table-cell table:formula="of:=[base.W56]" office:value-type="float" office:value="100">
            <text:p>10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180">
            <text:p>180</text:p>
          </table:table-cell>
          <table:table-cell table:style-name="ce25" table:formula="of:=IF(ISBLANK([base.Z56]);&quot;&quot;;[base.Z56])" office:value-type="string" office:string-value="tax_income">
            <text:p>tax_income</text:p>
          </table:table-cell>
          <table:table-cell table:style-name="ce25" table:formula="of:=IF(ISBLANK([base.AA56]);&quot;&quot;;[base.AA56])" office:value-type="float" office:value="0.5">
            <text:p>0,5</text:p>
          </table:table-cell>
          <table:table-cell table:style-name="ce25" table:formula="of:=IF(ISBLANK([base.AB56]);&quot;&quot;;[base.AB56])">
            <text:p/>
          </table:table-cell>
          <table:table-cell table:style-name="ce25" table:formula="of:=IF(ISBLANK([base.AC56]);&quot;&quot;;[base.AC56])">
            <text:p/>
          </table:table-cell>
          <table:table-cell table:style-name="ce25" table:formula="of:=IF(ISBLANK([base.AD56]);&quot;&quot;;[base.AD56])">
            <text:p/>
          </table:table-cell>
          <table:table-cell table:style-name="ce25" table:formula="of:=IF(ISBLANK([base.AE56]);&quot;&quot;;[base.AE56])">
            <text:p/>
          </table:table-cell>
          <table:table-cell table:style-name="ce25" table:formula="of:=IF(ISBLANK([base.AF56]);&quot;&quot;;[base.AF56])">
            <text:p/>
          </table:table-cell>
          <table:table-cell table:style-name="ce25" table:formula="of:=IF(ISBLANK([base.AG56]);&quot;&quot;;[base.AG56])">
            <text:p/>
          </table:table-cell>
          <table:table-cell table:style-name="ce25" table:formula="of:=IF(ISBLANK([base.AH56]);&quot;&quot;;[base.AH56])">
            <text:p/>
          </table:table-cell>
          <table:table-cell table:style-name="ce25" table:formula="of:=IF(ISBLANK([base.AI56]);&quot;&quot;;[base.AI56])">
            <text:p/>
          </table:table-cell>
          <table:table-cell table:style-name="ce25" table:formula="of:=IF(ISBLANK([base.AJ56]);&quot;&quot;;[base.AJ56])">
            <text:p/>
          </table:table-cell>
          <table:table-cell table:style-name="ce25" table:formula="of:=IF(ISBLANK([base.AK56]);&quot;&quot;;[base.AK56])">
            <text:p/>
          </table:table-cell>
          <table:table-cell table:style-name="ce25" table:formula="of:=IF(ISBLANK([base.AL56]);&quot;&quot;;[base.AL56])">
            <text:p/>
          </table:table-cell>
          <table:table-cell table:style-name="ce25" table:formula="of:=IF(ISBLANK([base.AM56]);&quot;&quot;;[base.AM56])">
            <text:p/>
          </table:table-cell>
          <table:table-cell table:style-name="ce25" table:formula="of:=IF(ISBLANK([base.AN56]);&quot;&quot;;[base.AN56])">
            <text:p/>
          </table:table-cell>
          <table:table-cell table:style-name="ce25" table:formula="of:=IF(ISBLANK([base.AO56]);&quot;&quot;;[base.AO56])" office:value-type="string" office:string-value="TECH_TRADE_PRACTICES">
            <text:p>TECH_TRADE_PRACTICES</text:p>
          </table:table-cell>
          <table:table-cell table:style-name="ce25" table:formula="of:=IF(ISBLANK([base.AP56]);&quot;&quot;;[base.AP56])" office:value-type="float" office:value="0">
            <text:p>0</text:p>
          </table:table-cell>
          <table:table-cell table:style-name="ce25" table:formula="of:=IF(ISBLANK([base.AQ56]);&quot;&quot;;[base.AQ56])" office:value-type="float" office:value="99">
            <text:p>99</text:p>
          </table:table-cell>
          <table:table-cell table:style-name="ce25" table:formula="of:=IF(ISBLANK([base.AR56]);&quot;&quot;;[base.AR56])" office:value-type="float" office:value="4">
            <text:p>4</text:p>
          </table:table-cell>
          <table:table-cell table:style-name="ce25" table:formula="of:=IF(ISBLANK([base.AS56]);&quot;&quot;;[base.AS56])" office:value-type="string" office:string-value="On stocke ici de manière un peu sommaire les divers biens qui transitent par le comptoir commercial.">
            <text:p>On stocke ici de manière un peu sommaire les divers biens qui transitent par le comptoir commercial.</text:p>
          </table:table-cell>
          <table:table-cell table:style-name="ce25" table:formula="of:=IF(ISBLANK([base.AT56]);&quot;&quot;;[base.AT56])">
            <text:p/>
          </table:table-cell>
          <table:table-cell table:number-columns-repeated="991"/>
        </table:table-row>
        <table:table-row table:style-name="ro1">
          <table:table-cell table:formula="of:=[base.A57]" office:value-type="string" office:string-value="TR_entrepot_2">
            <text:p>TR_entrepot_2</text:p>
          </table:table-cell>
          <table:table-cell table:style-name="ce25" table:formula="of:=IF(ISBLANK([base.D57]);&quot;&quot;;[base.D57])" office:value-type="string" office:string-value="Entrepôt">
            <text:p>Entrepôt</text:p>
          </table:table-cell>
          <table:table-cell table:style-name="ce25" table:formula="of:=IF(ISBLANK([base.E57]);&quot;&quot;;[base.E57])" office:value-type="string" office:string-value="Warehouse">
            <text:p>Warehouse</text:p>
          </table:table-cell>
          <table:table-cell table:formula="of:=[base.W57]" office:value-type="float" office:value="200">
            <text:p>20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550">
            <text:p>550</text:p>
          </table:table-cell>
          <table:table-cell table:style-name="ce25" table:formula="of:=IF(ISBLANK([base.Z57]);&quot;&quot;;[base.Z57])" office:value-type="string" office:string-value="tax_income">
            <text:p>tax_income</text:p>
          </table:table-cell>
          <table:table-cell table:style-name="ce25" table:formula="of:=IF(ISBLANK([base.AA57]);&quot;&quot;;[base.AA57])" office:value-type="float" office:value="1">
            <text:p>1</text:p>
          </table:table-cell>
          <table:table-cell table:style-name="ce25" table:formula="of:=IF(ISBLANK([base.AB57]);&quot;&quot;;[base.AB57])">
            <text:p/>
          </table:table-cell>
          <table:table-cell table:style-name="ce25" table:formula="of:=IF(ISBLANK([base.AC57]);&quot;&quot;;[base.AC57])">
            <text:p/>
          </table:table-cell>
          <table:table-cell table:style-name="ce25" table:formula="of:=IF(ISBLANK([base.AD57]);&quot;&quot;;[base.AD57])">
            <text:p/>
          </table:table-cell>
          <table:table-cell table:style-name="ce25" table:formula="of:=IF(ISBLANK([base.AE57]);&quot;&quot;;[base.AE57])">
            <text:p/>
          </table:table-cell>
          <table:table-cell table:style-name="ce25" table:formula="of:=IF(ISBLANK([base.AF57]);&quot;&quot;;[base.AF57])">
            <text:p/>
          </table:table-cell>
          <table:table-cell table:style-name="ce25" table:formula="of:=IF(ISBLANK([base.AG57]);&quot;&quot;;[base.AG57])">
            <text:p/>
          </table:table-cell>
          <table:table-cell table:style-name="ce25" table:formula="of:=IF(ISBLANK([base.AH57]);&quot;&quot;;[base.AH57])">
            <text:p/>
          </table:table-cell>
          <table:table-cell table:style-name="ce25" table:formula="of:=IF(ISBLANK([base.AI57]);&quot;&quot;;[base.AI57])">
            <text:p/>
          </table:table-cell>
          <table:table-cell table:style-name="ce25" table:formula="of:=IF(ISBLANK([base.AJ57]);&quot;&quot;;[base.AJ57])">
            <text:p/>
          </table:table-cell>
          <table:table-cell table:style-name="ce25" table:formula="of:=IF(ISBLANK([base.AK57]);&quot;&quot;;[base.AK57])">
            <text:p/>
          </table:table-cell>
          <table:table-cell table:style-name="ce25" table:formula="of:=IF(ISBLANK([base.AL57]);&quot;&quot;;[base.AL57])" office:value-type="string" office:string-value="TR_entrepot_1">
            <text:p>TR_entrepot_1</text:p>
          </table:table-cell>
          <table:table-cell table:style-name="ce25" table:formula="of:=IF(ISBLANK([base.AM57]);&quot;&quot;;[base.AM57])">
            <text:p/>
          </table:table-cell>
          <table:table-cell table:style-name="ce25" table:formula="of:=IF(ISBLANK([base.AN57]);&quot;&quot;;[base.AN57])">
            <text:p/>
          </table:table-cell>
          <table:table-cell table:style-name="ce25" table:formula="of:=IF(ISBLANK([base.AO57]);&quot;&quot;;[base.AO57])" office:value-type="string" office:string-value="TECH_TRADE_PRACTICES">
            <text:p>TECH_TRADE_PRACTICES</text:p>
          </table:table-cell>
          <table:table-cell table:style-name="ce25" table:formula="of:=IF(ISBLANK([base.AP57]);&quot;&quot;;[base.AP57])" office:value-type="float" office:value="0">
            <text:p>0</text:p>
          </table:table-cell>
          <table:table-cell table:style-name="ce25" table:formula="of:=IF(ISBLANK([base.AQ57]);&quot;&quot;;[base.AQ57])" office:value-type="float" office:value="98">
            <text:p>98</text:p>
          </table:table-cell>
          <table:table-cell table:style-name="ce25" table:formula="of:=IF(ISBLANK([base.AR57]);&quot;&quot;;[base.AR57])" office:value-type="float" office:value="10">
            <text:p>10</text:p>
          </table:table-cell>
          <table:table-cell table:style-name="ce25" table:formula="of:=IF(ISBLANK([base.AS57]);&quot;&quot;;[base.AS57])" office:value-type="string" office:string-value="Les marchandises sont stockées dans un local abrité et fermé, pour assurer une certaine sécurité aux biens.">
            <text:p>Les marchandises sont stockées dans un local abrité et fermé, pour assurer une certaine sécurité aux biens.</text:p>
          </table:table-cell>
          <table:table-cell table:style-name="ce25" table:formula="of:=IF(ISBLANK([base.AT57]);&quot;&quot;;[base.AT57])">
            <text:p/>
          </table:table-cell>
          <table:table-cell table:number-columns-repeated="991"/>
        </table:table-row>
        <table:table-row table:style-name="ro1">
          <table:table-cell table:formula="of:=[base.A58]" office:value-type="string" office:string-value="TR_entrepot_3">
            <text:p>TR_entrepot_3</text:p>
          </table:table-cell>
          <table:table-cell table:style-name="ce25" table:formula="of:=IF(ISBLANK([base.D58]);&quot;&quot;;[base.D58])" office:value-type="string" office:string-value="Grands entrepôts">
            <text:p>Grands entrepôts</text:p>
          </table:table-cell>
          <table:table-cell table:style-name="ce25" table:formula="of:=IF(ISBLANK([base.E58]);&quot;&quot;;[base.E58])" office:value-type="string" office:string-value="Big warehouses">
            <text:p>Big warehouses</text:p>
          </table:table-cell>
          <table:table-cell table:formula="of:=[base.W58]" office:value-type="float" office:value="270">
            <text:p>27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640">
            <text:p>640</text:p>
          </table:table-cell>
          <table:table-cell table:style-name="ce25" table:formula="of:=IF(ISBLANK([base.Z58]);&quot;&quot;;[base.Z58])" office:value-type="string" office:string-value="tax_income">
            <text:p>tax_income</text:p>
          </table:table-cell>
          <table:table-cell table:style-name="ce25" table:formula="of:=IF(ISBLANK([base.AA58]);&quot;&quot;;[base.AA58])" office:value-type="float" office:value="1">
            <text:p>1</text:p>
          </table:table-cell>
          <table:table-cell table:style-name="ce25" table:formula="of:=IF(ISBLANK([base.AB58]);&quot;&quot;;[base.AB58])">
            <text:p/>
          </table:table-cell>
          <table:table-cell table:style-name="ce25" table:formula="of:=IF(ISBLANK([base.AC58]);&quot;&quot;;[base.AC58])">
            <text:p/>
          </table:table-cell>
          <table:table-cell table:style-name="ce25" table:formula="of:=IF(ISBLANK([base.AD58]);&quot;&quot;;[base.AD58])">
            <text:p/>
          </table:table-cell>
          <table:table-cell table:style-name="ce25" table:formula="of:=IF(ISBLANK([base.AE58]);&quot;&quot;;[base.AE58])">
            <text:p/>
          </table:table-cell>
          <table:table-cell table:style-name="ce25" table:formula="of:=IF(ISBLANK([base.AF58]);&quot;&quot;;[base.AF58])">
            <text:p/>
          </table:table-cell>
          <table:table-cell table:style-name="ce25" table:formula="of:=IF(ISBLANK([base.AG58]);&quot;&quot;;[base.AG58])">
            <text:p/>
          </table:table-cell>
          <table:table-cell table:style-name="ce25" table:formula="of:=IF(ISBLANK([base.AH58]);&quot;&quot;;[base.AH58])">
            <text:p/>
          </table:table-cell>
          <table:table-cell table:style-name="ce25" table:formula="of:=IF(ISBLANK([base.AI58]);&quot;&quot;;[base.AI58])">
            <text:p/>
          </table:table-cell>
          <table:table-cell table:style-name="ce25" table:formula="of:=IF(ISBLANK([base.AJ58]);&quot;&quot;;[base.AJ58])">
            <text:p/>
          </table:table-cell>
          <table:table-cell table:style-name="ce25" table:formula="of:=IF(ISBLANK([base.AK58]);&quot;&quot;;[base.AK58])">
            <text:p/>
          </table:table-cell>
          <table:table-cell table:style-name="ce25" table:formula="of:=IF(ISBLANK([base.AL58]);&quot;&quot;;[base.AL58])" office:value-type="string" office:string-value="TR_entrepot_2">
            <text:p>TR_entrepot_2</text:p>
          </table:table-cell>
          <table:table-cell table:style-name="ce25" table:formula="of:=IF(ISBLANK([base.AM58]);&quot;&quot;;[base.AM58])">
            <text:p/>
          </table:table-cell>
          <table:table-cell table:style-name="ce25" table:formula="of:=IF(ISBLANK([base.AN58]);&quot;&quot;;[base.AN58])">
            <text:p/>
          </table:table-cell>
          <table:table-cell table:style-name="ce25" table:formula="of:=IF(ISBLANK([base.AO58]);&quot;&quot;;[base.AO58])" office:value-type="string" office:string-value="TECH_TRADE_PRACTICES">
            <text:p>TECH_TRADE_PRACTICES</text:p>
          </table:table-cell>
          <table:table-cell table:style-name="ce25" table:formula="of:=IF(ISBLANK([base.AP58]);&quot;&quot;;[base.AP58])" office:value-type="float" office:value="0">
            <text:p>0</text:p>
          </table:table-cell>
          <table:table-cell table:style-name="ce25" table:formula="of:=IF(ISBLANK([base.AQ58]);&quot;&quot;;[base.AQ58])" office:value-type="float" office:value="97">
            <text:p>97</text:p>
          </table:table-cell>
          <table:table-cell table:style-name="ce25" table:formula="of:=IF(ISBLANK([base.AR58]);&quot;&quot;;[base.AR58])" office:value-type="float" office:value="10">
            <text:p>10</text:p>
          </table:table-cell>
          <table:table-cell table:style-name="ce25" table:formula="of:=IF(ISBLANK([base.AS58]);&quot;&quot;;[base.AS58])" office:value-type="string" office:string-value="Ces entrepôts permmettent de stocker de grandes quantités de marchandises et d'en assurer la sécurité.">
            <text:p>Ces entrepôts permmettent de stocker de grandes quantités de marchandises et d'en assurer la sécurité.</text:p>
          </table:table-cell>
          <table:table-cell table:style-name="ce25" table:formula="of:=IF(ISBLANK([base.AT58]);&quot;&quot;;[base.AT58])">
            <text:p/>
          </table:table-cell>
          <table:table-cell table:number-columns-repeated="991"/>
        </table:table-row>
        <table:table-row table:style-name="ro1">
          <table:table-cell table:formula="of:=[base.A59]" office:value-type="string" office:string-value="TR_ress_biere_q_2">
            <text:p>TR_ress_biere_q_2</text:p>
          </table:table-cell>
          <table:table-cell table:style-name="ce25" table:formula="of:=IF(ISBLANK([base.D59]);&quot;&quot;;[base.D59])" office:value-type="string" office:string-value="Entrepôt à bières">
            <text:p>Entrepôt à bières</text:p>
          </table:table-cell>
          <table:table-cell table:style-name="ce25" table:formula="of:=IF(ISBLANK([base.E59]);&quot;&quot;;[base.E59])" office:value-type="string" office:string-value="Beer warehouse">
            <text:p>Beer warehouse</text:p>
          </table:table-cell>
          <table:table-cell table:formula="of:=[base.W59]" office:value-type="float" office:value="220">
            <text:p>220</text:p>
          </table:table-cell>
          <table:table-cell table:formula="of:=[base.X59]" office:value-type="float" office:value="0">
            <text:p>0</text:p>
          </table:table-cell>
          <table:table-cell table:formula="of:=[base.N59]" office:value-type="float" office:value="550">
            <text:p>550</text:p>
          </table:table-cell>
          <table:table-cell table:style-name="ce25" table:formula="of:=IF(ISBLANK([base.Z59]);&quot;&quot;;[base.Z59])" office:value-type="string" office:string-value="tax_income">
            <text:p>tax_income</text:p>
          </table:table-cell>
          <table:table-cell table:style-name="ce25" table:formula="of:=IF(ISBLANK([base.AA59]);&quot;&quot;;[base.AA59])" office:value-type="float" office:value="1.5">
            <text:p>1,5</text:p>
          </table:table-cell>
          <table:table-cell table:style-name="ce25" table:formula="of:=IF(ISBLANK([base.AB59]);&quot;&quot;;[base.AB59])" office:value-type="string" office:string-value="monthly_character_prestige">
            <text:p>monthly_character_prestige</text:p>
          </table:table-cell>
          <table:table-cell table:style-name="ce25" table:formula="of:=IF(ISBLANK([base.AC59]);&quot;&quot;;[base.AC59])" office:value-type="float" office:value="0.01">
            <text:p>0,01</text:p>
          </table:table-cell>
          <table:table-cell table:style-name="ce25" table:formula="of:=IF(ISBLANK([base.AD59]);&quot;&quot;;[base.AD59])" office:value-type="string" office:string-value="tradevalue">
            <text:p>tradevalue</text:p>
          </table:table-cell>
          <table:table-cell table:style-name="ce25" table:formula="of:=IF(ISBLANK([base.AE59]);&quot;&quot;;[base.AE59])" office:value-type="float" office:value="10">
            <text:p>10</text:p>
          </table:table-cell>
          <table:table-cell table:style-name="ce25" table:formula="of:=IF(ISBLANK([base.AF59]);&quot;&quot;;[base.AF59])">
            <text:p/>
          </table:table-cell>
          <table:table-cell table:style-name="ce25" table:formula="of:=IF(ISBLANK([base.AG59]);&quot;&quot;;[base.AG59])">
            <text:p/>
          </table:table-cell>
          <table:table-cell table:style-name="ce25" table:formula="of:=IF(ISBLANK([base.AH59]);&quot;&quot;;[base.AH59])" office:value-type="string" office:string-value="potential = { OR = { has_province_modifier = agriculture3_biere_Q1  has_province_modifier = agriculture3_biere_Q2  has_province_modifier = agriculture3_biere_Q3  }}">
            <text:p>potential = { OR = { has_province_modifier = agriculture3_biere_Q1 <text:s/>has_province_modifier = agriculture3_biere_Q2 <text:s/>has_province_modifier = agriculture3_biere_Q3 <text:s/>}}</text:p>
          </table:table-cell>
          <table:table-cell table:style-name="ce25" table:formula="of:=IF(ISBLANK([base.AI59]);&quot;&quot;;[base.AI59])" office:value-type="string" office:string-value="TR_ress_biere_q_2">
            <text:p>TR_ress_biere_q_2</text:p>
          </table:table-cell>
          <table:table-cell table:style-name="ce25" table:formula="of:=IF(ISBLANK([base.AJ59]);&quot;&quot;;[base.AJ59])" office:value-type="string" office:string-value="TR_entrepot_2">
            <text:p>TR_entrepot_2</text:p>
          </table:table-cell>
          <table:table-cell table:style-name="ce25" table:formula="of:=IF(ISBLANK([base.AK59]);&quot;&quot;;[base.AK59])" office:value-type="string" office:string-value="TR_bureau_2">
            <text:p>TR_bureau_2</text:p>
          </table:table-cell>
          <table:table-cell table:style-name="ce25" table:formula="of:=IF(ISBLANK([base.AL59]);&quot;&quot;;[base.AL59])">
            <text:p/>
          </table:table-cell>
          <table:table-cell table:style-name="ce25" table:formula="of:=IF(ISBLANK([base.AM59]);&quot;&quot;;[base.AM59])">
            <text:p/>
          </table:table-cell>
          <table:table-cell table:style-name="ce25" table:formula="of:=IF(ISBLANK([base.AN59]);&quot;&quot;;[base.AN59])">
            <text:p/>
          </table:table-cell>
          <table:table-cell table:style-name="ce25" table:formula="of:=IF(ISBLANK([base.AO59]);&quot;&quot;;[base.AO59])" office:value-type="string" office:string-value="TECH_TRADE_PRACTICES">
            <text:p>TECH_TRADE_PRACTICES</text:p>
          </table:table-cell>
          <table:table-cell table:style-name="ce25" table:formula="of:=IF(ISBLANK([base.AP59]);&quot;&quot;;[base.AP59])" office:value-type="float" office:value="0">
            <text:p>0</text:p>
          </table:table-cell>
          <table:table-cell table:style-name="ce25" table:formula="of:=IF(ISBLANK([base.AQ59]);&quot;&quot;;[base.AQ59])" office:value-type="float" office:value="98">
            <text:p>98</text:p>
          </table:table-cell>
          <table:table-cell table:style-name="ce25" table:formula="of:=IF(ISBLANK([base.AR59]);&quot;&quot;;[base.AR59])" office:value-type="float" office:value="10">
            <text:p>10</text:p>
          </table:table-cell>
          <table:table-cell table:style-name="ce25" table:formula="of:=IF(ISBLANK([base.AS59]);&quot;&quot;;[base.AS59])" office:value-type="string" office:string-value="La bière réputée produite dans la province génère une demande importante. Ce comptoir en permet l'export par mer partout dans le monde.">
            <text:p>La bière réputée produite dans la province génère une demande importante. Ce comptoir en permet l'export par mer partout dans le monde.</text:p>
          </table:table-cell>
          <table:table-cell table:style-name="ce25" table:formula="of:=IF(ISBLANK([base.AT59]);&quot;&quot;;[base.AT59])">
            <text:p/>
          </table:table-cell>
          <table:table-cell table:number-columns-repeated="991"/>
        </table:table-row>
        <table:table-row table:style-name="ro1">
          <table:table-cell table:formula="of:=[base.A60]" office:value-type="string" office:string-value="TR_ress_vin_q_2">
            <text:p>TR_ress_vin_q_2</text:p>
          </table:table-cell>
          <table:table-cell table:style-name="ce25" table:formula="of:=IF(ISBLANK([base.D60]);&quot;&quot;;[base.D60])" office:value-type="string" office:string-value="Entrepôt à vins">
            <text:p>Entrepôt à vins</text:p>
          </table:table-cell>
          <table:table-cell table:style-name="ce25" table:formula="of:=IF(ISBLANK([base.E60]);&quot;&quot;;[base.E60])" office:value-type="string" office:string-value="Wine warehouse">
            <text:p>Wine warehouse</text:p>
          </table:table-cell>
          <table:table-cell table:formula="of:=[base.W60]" office:value-type="float" office:value="220">
            <text:p>220</text:p>
          </table:table-cell>
          <table:table-cell table:formula="of:=[base.X60]" office:value-type="float" office:value="0">
            <text:p>0</text:p>
          </table:table-cell>
          <table:table-cell table:formula="of:=[base.N60]" office:value-type="float" office:value="550">
            <text:p>550</text:p>
          </table:table-cell>
          <table:table-cell table:style-name="ce25" table:formula="of:=IF(ISBLANK([base.Z60]);&quot;&quot;;[base.Z60])" office:value-type="string" office:string-value="tax_income">
            <text:p>tax_income</text:p>
          </table:table-cell>
          <table:table-cell table:style-name="ce25" table:formula="of:=IF(ISBLANK([base.AA60]);&quot;&quot;;[base.AA60])" office:value-type="float" office:value="1.5">
            <text:p>1,5</text:p>
          </table:table-cell>
          <table:table-cell table:style-name="ce25" table:formula="of:=IF(ISBLANK([base.AB60]);&quot;&quot;;[base.AB60])" office:value-type="string" office:string-value="monthly_character_prestige">
            <text:p>monthly_character_prestige</text:p>
          </table:table-cell>
          <table:table-cell table:style-name="ce25" table:formula="of:=IF(ISBLANK([base.AC60]);&quot;&quot;;[base.AC60])" office:value-type="float" office:value="0.01">
            <text:p>0,01</text:p>
          </table:table-cell>
          <table:table-cell table:style-name="ce25" table:formula="of:=IF(ISBLANK([base.AD60]);&quot;&quot;;[base.AD60])" office:value-type="string" office:string-value="tradevalue">
            <text:p>tradevalue</text:p>
          </table:table-cell>
          <table:table-cell table:style-name="ce25" table:formula="of:=IF(ISBLANK([base.AE60]);&quot;&quot;;[base.AE60])" office:value-type="float" office:value="10">
            <text:p>10</text:p>
          </table:table-cell>
          <table:table-cell table:style-name="ce25" table:formula="of:=IF(ISBLANK([base.AF60]);&quot;&quot;;[base.AF60])">
            <text:p/>
          </table:table-cell>
          <table:table-cell table:style-name="ce25" table:formula="of:=IF(ISBLANK([base.AG60]);&quot;&quot;;[base.AG60])">
            <text:p/>
          </table:table-cell>
          <table:table-cell table:style-name="ce25" table:formula="of:=IF(ISBLANK([base.AH60]);&quot;&quot;;[base.AH60])" office:value-type="string" office:string-value="potential = { OR = { has_province_modifier = agriculture3_vin_Q1  has_province_modifier = agriculture3_vin_Q2  has_province_modifier = agriculture3_vin_Q3  }}">
            <text:p>potential = { OR = { has_province_modifier = agriculture3_vin_Q1 <text:s/>has_province_modifier = agriculture3_vin_Q2 <text:s/>has_province_modifier = agriculture3_vin_Q3 <text:s/>}}</text:p>
          </table:table-cell>
          <table:table-cell table:style-name="ce25" table:formula="of:=IF(ISBLANK([base.AI60]);&quot;&quot;;[base.AI60])" office:value-type="string" office:string-value="TR_ress_vin_q_2">
            <text:p>TR_ress_vin_q_2</text:p>
          </table:table-cell>
          <table:table-cell table:style-name="ce25" table:formula="of:=IF(ISBLANK([base.AJ60]);&quot;&quot;;[base.AJ60])" office:value-type="string" office:string-value="TR_entrepot_2">
            <text:p>TR_entrepot_2</text:p>
          </table:table-cell>
          <table:table-cell table:style-name="ce25" table:formula="of:=IF(ISBLANK([base.AK60]);&quot;&quot;;[base.AK60])" office:value-type="string" office:string-value="TR_bureau_2">
            <text:p>TR_bureau_2</text:p>
          </table:table-cell>
          <table:table-cell table:style-name="ce25" table:formula="of:=IF(ISBLANK([base.AL60]);&quot;&quot;;[base.AL60])">
            <text:p/>
          </table:table-cell>
          <table:table-cell table:style-name="ce25" table:formula="of:=IF(ISBLANK([base.AM60]);&quot;&quot;;[base.AM60])">
            <text:p/>
          </table:table-cell>
          <table:table-cell table:style-name="ce25" table:formula="of:=IF(ISBLANK([base.AN60]);&quot;&quot;;[base.AN60])">
            <text:p/>
          </table:table-cell>
          <table:table-cell table:style-name="ce25" table:formula="of:=IF(ISBLANK([base.AO60]);&quot;&quot;;[base.AO60])" office:value-type="string" office:string-value="TECH_TRADE_PRACTICES">
            <text:p>TECH_TRADE_PRACTICES</text:p>
          </table:table-cell>
          <table:table-cell table:style-name="ce25" table:formula="of:=IF(ISBLANK([base.AP60]);&quot;&quot;;[base.AP60])" office:value-type="float" office:value="0">
            <text:p>0</text:p>
          </table:table-cell>
          <table:table-cell table:style-name="ce25" table:formula="of:=IF(ISBLANK([base.AQ60]);&quot;&quot;;[base.AQ60])" office:value-type="float" office:value="98">
            <text:p>98</text:p>
          </table:table-cell>
          <table:table-cell table:style-name="ce25" table:formula="of:=IF(ISBLANK([base.AR60]);&quot;&quot;;[base.AR60])" office:value-type="float" office:value="10">
            <text:p>10</text:p>
          </table:table-cell>
          <table:table-cell table:style-name="ce25" table:formula="of:=IF(ISBLANK([base.AS60]);&quot;&quot;;[base.AS60])" office:value-type="string" office:string-value="Les vins réputés produits dans la province génère une demande importante. Ce comptoir en permet l'export par mer partout dans le monde.">
            <text:p>Les vins réputés produits dans la province génère une demande importante. Ce comptoir en permet l'export par mer partout dans le monde.</text:p>
          </table:table-cell>
          <table:table-cell table:style-name="ce25" table:formula="of:=IF(ISBLANK([base.AT60]);&quot;&quot;;[base.AT60])">
            <text:p/>
          </table:table-cell>
          <table:table-cell table:number-columns-repeated="991"/>
        </table:table-row>
        <table:table-row table:style-name="ro1">
          <table:table-cell table:formula="of:=[base.A61]" office:value-type="string" office:string-value="TR_shipyard_1">
            <text:p>TR_shipyard_1</text:p>
          </table:table-cell>
          <table:table-cell table:style-name="ce25" table:formula="of:=IF(ISBLANK([base.D61]);&quot;&quot;;[base.D61])" office:value-type="string" office:string-value="Petit chantier naval">
            <text:p>Petit chantier naval</text:p>
          </table:table-cell>
          <table:table-cell table:style-name="ce25" table:formula="of:=IF(ISBLANK([base.E61]);&quot;&quot;;[base.E61])" office:value-type="string" office:string-value="Small shipyard">
            <text:p>Small shipyard</text:p>
          </table:table-cell>
          <table:table-cell table:formula="of:=[base.W61]" office:value-type="float" office:value="100">
            <text:p>100</text:p>
          </table:table-cell>
          <table:table-cell table:formula="of:=[base.X61]" office:value-type="float" office:value="0">
            <text:p>0</text:p>
          </table:table-cell>
          <table:table-cell table:formula="of:=[base.N61]" office:value-type="float" office:value="180">
            <text:p>180</text:p>
          </table:table-cell>
          <table:table-cell table:style-name="ce25" table:formula="of:=IF(ISBLANK([base.Z61]);&quot;&quot;;[base.Z61])" office:value-type="string" office:string-value="galleys">
            <text:p>galleys</text:p>
          </table:table-cell>
          <table:table-cell table:style-name="ce25" table:formula="of:=IF(ISBLANK([base.AA61]);&quot;&quot;;[base.AA61])" office:value-type="float" office:value="2">
            <text:p>2</text:p>
          </table:table-cell>
          <table:table-cell table:style-name="ce25" table:formula="of:=IF(ISBLANK([base.AB61]);&quot;&quot;;[base.AB61])" office:value-type="string" office:string-value="tax_income">
            <text:p>tax_income</text:p>
          </table:table-cell>
          <table:table-cell table:style-name="ce25" table:formula="of:=IF(ISBLANK([base.AC61]);&quot;&quot;;[base.AC61])" office:value-type="float" office:value="0.5">
            <text:p>0,5</text:p>
          </table:table-cell>
          <table:table-cell table:style-name="ce25" table:formula="of:=IF(ISBLANK([base.AD61]);&quot;&quot;;[base.AD61])">
            <text:p/>
          </table:table-cell>
          <table:table-cell table:style-name="ce25" table:formula="of:=IF(ISBLANK([base.AE61]);&quot;&quot;;[base.AE61])">
            <text:p/>
          </table:table-cell>
          <table:table-cell table:style-name="ce25" table:formula="of:=IF(ISBLANK([base.AF61]);&quot;&quot;;[base.AF61])">
            <text:p/>
          </table:table-cell>
          <table:table-cell table:style-name="ce25" table:formula="of:=IF(ISBLANK([base.AG61]);&quot;&quot;;[base.AG61])">
            <text:p/>
          </table:table-cell>
          <table:table-cell table:style-name="ce25" table:formula="of:=IF(ISBLANK([base.AH61]);&quot;&quot;;[base.AH61])">
            <text:p/>
          </table:table-cell>
          <table:table-cell table:style-name="ce25" table:formula="of:=IF(ISBLANK([base.AI61]);&quot;&quot;;[base.AI61])">
            <text:p/>
          </table:table-cell>
          <table:table-cell table:style-name="ce25" table:formula="of:=IF(ISBLANK([base.AJ61]);&quot;&quot;;[base.AJ61])">
            <text:p/>
          </table:table-cell>
          <table:table-cell table:style-name="ce25" table:formula="of:=IF(ISBLANK([base.AK61]);&quot;&quot;;[base.AK61])">
            <text:p/>
          </table:table-cell>
          <table:table-cell table:style-name="ce25" table:formula="of:=IF(ISBLANK([base.AL61]);&quot;&quot;;[base.AL61])">
            <text:p/>
          </table:table-cell>
          <table:table-cell table:style-name="ce25" table:formula="of:=IF(ISBLANK([base.AM61]);&quot;&quot;;[base.AM61])">
            <text:p/>
          </table:table-cell>
          <table:table-cell table:style-name="ce25" table:formula="of:=IF(ISBLANK([base.AN61]);&quot;&quot;;[base.AN61])">
            <text:p/>
          </table:table-cell>
          <table:table-cell table:style-name="ce25" table:formula="of:=IF(ISBLANK([base.AO61]);&quot;&quot;;[base.AO61])" office:value-type="string" office:string-value="TECH_TRADE_PRACTICES">
            <text:p>TECH_TRADE_PRACTICES</text:p>
          </table:table-cell>
          <table:table-cell table:style-name="ce25" table:formula="of:=IF(ISBLANK([base.AP61]);&quot;&quot;;[base.AP61])" office:value-type="float" office:value="0">
            <text:p>0</text:p>
          </table:table-cell>
          <table:table-cell table:style-name="ce25" table:formula="of:=IF(ISBLANK([base.AQ61]);&quot;&quot;;[base.AQ61])" office:value-type="float" office:value="97">
            <text:p>97</text:p>
          </table:table-cell>
          <table:table-cell table:style-name="ce25" table:formula="of:=IF(ISBLANK([base.AR61]);&quot;&quot;;[base.AR61])" office:value-type="float" office:value="2">
            <text:p>2</text:p>
          </table:table-cell>
          <table:table-cell table:style-name="ce25" table:formula="of:=IF(ISBLANK([base.AS61]);&quot;&quot;;[base.AS61])" office:value-type="string" office:string-value="On fabrique et répare ici des navires. Lorsqu'il s'agit de réparations, cela peut prendre du temps et l'équipage ira dépenser son solde dans les tavernes et tripots du comptoir.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25" table:formula="of:=IF(ISBLANK([base.AT61]);&quot;&quot;;[base.AT61])">
            <text:p/>
          </table:table-cell>
          <table:table-cell table:number-columns-repeated="991"/>
        </table:table-row>
        <table:table-row table:style-name="ro1">
          <table:table-cell table:formula="of:=[base.A62]" office:value-type="string" office:string-value="TR_shipyard_2">
            <text:p>TR_shipyard_2</text:p>
          </table:table-cell>
          <table:table-cell table:style-name="ce25" table:formula="of:=IF(ISBLANK([base.D62]);&quot;&quot;;[base.D62])" office:value-type="string" office:string-value="Chantier naval">
            <text:p>Chantier naval</text:p>
          </table:table-cell>
          <table:table-cell table:style-name="ce25" table:formula="of:=IF(ISBLANK([base.E62]);&quot;&quot;;[base.E62])" office:value-type="string" office:string-value="Shipyard">
            <text:p>Shipyard</text:p>
          </table:table-cell>
          <table:table-cell table:formula="of:=[base.W62]" office:value-type="float" office:value="220">
            <text:p>22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550">
            <text:p>550</text:p>
          </table:table-cell>
          <table:table-cell table:style-name="ce25" table:formula="of:=IF(ISBLANK([base.Z62]);&quot;&quot;;[base.Z62])" office:value-type="string" office:string-value="galleys">
            <text:p>galleys</text:p>
          </table:table-cell>
          <table:table-cell table:style-name="ce25" table:formula="of:=IF(ISBLANK([base.AA62]);&quot;&quot;;[base.AA62])" office:value-type="float" office:value="3">
            <text:p>3</text:p>
          </table:table-cell>
          <table:table-cell table:style-name="ce25" table:formula="of:=IF(ISBLANK([base.AB62]);&quot;&quot;;[base.AB62])" office:value-type="string" office:string-value="tax_income">
            <text:p>tax_income</text:p>
          </table:table-cell>
          <table:table-cell table:style-name="ce25" table:formula="of:=IF(ISBLANK([base.AC62]);&quot;&quot;;[base.AC62])" office:value-type="float" office:value="0.5">
            <text:p>0,5</text:p>
          </table:table-cell>
          <table:table-cell table:style-name="ce25" table:formula="of:=IF(ISBLANK([base.AD62]);&quot;&quot;;[base.AD62])">
            <text:p/>
          </table:table-cell>
          <table:table-cell table:style-name="ce25" table:formula="of:=IF(ISBLANK([base.AE62]);&quot;&quot;;[base.AE62])">
            <text:p/>
          </table:table-cell>
          <table:table-cell table:style-name="ce25" table:formula="of:=IF(ISBLANK([base.AF62]);&quot;&quot;;[base.AF62])">
            <text:p/>
          </table:table-cell>
          <table:table-cell table:style-name="ce25" table:formula="of:=IF(ISBLANK([base.AG62]);&quot;&quot;;[base.AG62])">
            <text:p/>
          </table:table-cell>
          <table:table-cell table:style-name="ce25" table:formula="of:=IF(ISBLANK([base.AH62]);&quot;&quot;;[base.AH62])">
            <text:p/>
          </table:table-cell>
          <table:table-cell table:style-name="ce25" table:formula="of:=IF(ISBLANK([base.AI62]);&quot;&quot;;[base.AI62])">
            <text:p/>
          </table:table-cell>
          <table:table-cell table:style-name="ce25" table:formula="of:=IF(ISBLANK([base.AJ62]);&quot;&quot;;[base.AJ62])">
            <text:p/>
          </table:table-cell>
          <table:table-cell table:style-name="ce25" table:formula="of:=IF(ISBLANK([base.AK62]);&quot;&quot;;[base.AK62])">
            <text:p/>
          </table:table-cell>
          <table:table-cell table:style-name="ce25" table:formula="of:=IF(ISBLANK([base.AL62]);&quot;&quot;;[base.AL62])" office:value-type="string" office:string-value="TR_shipyard_1">
            <text:p>TR_shipyard_1</text:p>
          </table:table-cell>
          <table:table-cell table:style-name="ce25" table:formula="of:=IF(ISBLANK([base.AM62]);&quot;&quot;;[base.AM62])">
            <text:p/>
          </table:table-cell>
          <table:table-cell table:style-name="ce25" table:formula="of:=IF(ISBLANK([base.AN62]);&quot;&quot;;[base.AN62])">
            <text:p/>
          </table:table-cell>
          <table:table-cell table:style-name="ce25" table:formula="of:=IF(ISBLANK([base.AO62]);&quot;&quot;;[base.AO62])" office:value-type="string" office:string-value="TECH_TRADE_PRACTICES">
            <text:p>TECH_TRADE_PRACTICES</text:p>
          </table:table-cell>
          <table:table-cell table:style-name="ce25" table:formula="of:=IF(ISBLANK([base.AP62]);&quot;&quot;;[base.AP62])" office:value-type="float" office:value="0">
            <text:p>0</text:p>
          </table:table-cell>
          <table:table-cell table:style-name="ce25" table:formula="of:=IF(ISBLANK([base.AQ62]);&quot;&quot;;[base.AQ62])" office:value-type="float" office:value="96">
            <text:p>96</text:p>
          </table:table-cell>
          <table:table-cell table:style-name="ce25" table:formula="of:=IF(ISBLANK([base.AR62]);&quot;&quot;;[base.AR62])" office:value-type="float" office:value="10">
            <text:p>10</text:p>
          </table:table-cell>
          <table:table-cell table:style-name="ce25" table:formula="of:=IF(ISBLANK([base.AS62]);&quot;&quot;;[base.AS62])" office:value-type="string" office:string-value="On fabrique et répare ici des navires. Lorsqu'il s'agit de réparations, cela peut prendre du temps et l'équipage ira dépenser son solde dans les tavernes et tripots du comptoir.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25" table:formula="of:=IF(ISBLANK([base.AT62]);&quot;&quot;;[base.AT62])">
            <text:p/>
          </table:table-cell>
          <table:table-cell table:number-columns-repeated="991"/>
        </table:table-row>
        <table:table-row table:style-name="ro1">
          <table:table-cell table:formula="of:=[base.A63]" office:value-type="string" office:string-value="TR_shipyard_3">
            <text:p>TR_shipyard_3</text:p>
          </table:table-cell>
          <table:table-cell table:style-name="ce25" table:formula="of:=IF(ISBLANK([base.D63]);&quot;&quot;;[base.D63])" office:value-type="string" office:string-value="Grand chantier naval">
            <text:p>Grand chantier naval</text:p>
          </table:table-cell>
          <table:table-cell table:style-name="ce25" table:formula="of:=IF(ISBLANK([base.E63]);&quot;&quot;;[base.E63])" office:value-type="string" office:string-value="Great shipyard">
            <text:p>Great shipyard</text:p>
          </table:table-cell>
          <table:table-cell table:formula="of:=[base.W63]" office:value-type="float" office:value="210">
            <text:p>21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640">
            <text:p>640</text:p>
          </table:table-cell>
          <table:table-cell table:style-name="ce25" table:formula="of:=IF(ISBLANK([base.Z63]);&quot;&quot;;[base.Z63])" office:value-type="string" office:string-value="galleys">
            <text:p>galleys</text:p>
          </table:table-cell>
          <table:table-cell table:style-name="ce25" table:formula="of:=IF(ISBLANK([base.AA63]);&quot;&quot;;[base.AA63])" office:value-type="float" office:value="5">
            <text:p>5</text:p>
          </table:table-cell>
          <table:table-cell table:style-name="ce25" table:formula="of:=IF(ISBLANK([base.AB63]);&quot;&quot;;[base.AB63])" office:value-type="string" office:string-value="tax_income">
            <text:p>tax_income</text:p>
          </table:table-cell>
          <table:table-cell table:style-name="ce25" table:formula="of:=IF(ISBLANK([base.AC63]);&quot;&quot;;[base.AC63])" office:value-type="float" office:value="0.5">
            <text:p>0,5</text:p>
          </table:table-cell>
          <table:table-cell table:style-name="ce25" table:formula="of:=IF(ISBLANK([base.AD63]);&quot;&quot;;[base.AD63])">
            <text:p/>
          </table:table-cell>
          <table:table-cell table:style-name="ce25" table:formula="of:=IF(ISBLANK([base.AE63]);&quot;&quot;;[base.AE63])">
            <text:p/>
          </table:table-cell>
          <table:table-cell table:style-name="ce25" table:formula="of:=IF(ISBLANK([base.AF63]);&quot;&quot;;[base.AF63])">
            <text:p/>
          </table:table-cell>
          <table:table-cell table:style-name="ce25" table:formula="of:=IF(ISBLANK([base.AG63]);&quot;&quot;;[base.AG63])">
            <text:p/>
          </table:table-cell>
          <table:table-cell table:style-name="ce25" table:formula="of:=IF(ISBLANK([base.AH63]);&quot;&quot;;[base.AH63])">
            <text:p/>
          </table:table-cell>
          <table:table-cell table:style-name="ce25" table:formula="of:=IF(ISBLANK([base.AI63]);&quot;&quot;;[base.AI63])">
            <text:p/>
          </table:table-cell>
          <table:table-cell table:style-name="ce25" table:formula="of:=IF(ISBLANK([base.AJ63]);&quot;&quot;;[base.AJ63])">
            <text:p/>
          </table:table-cell>
          <table:table-cell table:style-name="ce25" table:formula="of:=IF(ISBLANK([base.AK63]);&quot;&quot;;[base.AK63])">
            <text:p/>
          </table:table-cell>
          <table:table-cell table:style-name="ce25" table:formula="of:=IF(ISBLANK([base.AL63]);&quot;&quot;;[base.AL63])" office:value-type="string" office:string-value="TR_shipyard_2">
            <text:p>TR_shipyard_2</text:p>
          </table:table-cell>
          <table:table-cell table:style-name="ce25" table:formula="of:=IF(ISBLANK([base.AM63]);&quot;&quot;;[base.AM63])">
            <text:p/>
          </table:table-cell>
          <table:table-cell table:style-name="ce25" table:formula="of:=IF(ISBLANK([base.AN63]);&quot;&quot;;[base.AN63])">
            <text:p/>
          </table:table-cell>
          <table:table-cell table:style-name="ce25" table:formula="of:=IF(ISBLANK([base.AO63]);&quot;&quot;;[base.AO63])" office:value-type="string" office:string-value="TECH_TRADE_PRACTICES">
            <text:p>TECH_TRADE_PRACTICES</text:p>
          </table:table-cell>
          <table:table-cell table:style-name="ce25" table:formula="of:=IF(ISBLANK([base.AP63]);&quot;&quot;;[base.AP63])" office:value-type="float" office:value="0">
            <text:p>0</text:p>
          </table:table-cell>
          <table:table-cell table:style-name="ce25" table:formula="of:=IF(ISBLANK([base.AQ63]);&quot;&quot;;[base.AQ63])" office:value-type="float" office:value="95">
            <text:p>95</text:p>
          </table:table-cell>
          <table:table-cell table:style-name="ce25" table:formula="of:=IF(ISBLANK([base.AR63]);&quot;&quot;;[base.AR63])" office:value-type="float" office:value="10">
            <text:p>10</text:p>
          </table:table-cell>
          <table:table-cell table:style-name="ce25" table:formula="of:=IF(ISBLANK([base.AS63]);&quot;&quot;;[base.AS63])" office:value-type="string" office:string-value="On fabrique et répare ici des navires. Lorsqu'il s'agit de réparations, cela peut prendre du temps et l'équipage ira dépenser son solde dans les tavernes et tripots du comptoir.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25" table:formula="of:=IF(ISBLANK([base.AT63]);&quot;&quot;;[base.AT63])">
            <text:p/>
          </table:table-cell>
          <table:table-cell table:number-columns-repeated="991"/>
        </table:table-row>
        <table:table-row table:style-name="ro1">
          <table:table-cell table:formula="of:=[base.A64]" office:value-type="string" office:string-value="TR_cartographe_1">
            <text:p>TR_cartographe_1</text:p>
          </table:table-cell>
          <table:table-cell table:style-name="ce25" table:formula="of:=IF(ISBLANK([base.D64]);&quot;&quot;;[base.D64])" office:value-type="string" office:string-value="Bureau des cartographes">
            <text:p>Bureau des cartographes</text:p>
          </table:table-cell>
          <table:table-cell table:style-name="ce25" table:formula="of:=IF(ISBLANK([base.E64]);&quot;&quot;;[base.E64])" office:value-type="string" office:string-value="Cartographers' office">
            <text:p>Cartographers' office</text:p>
          </table:table-cell>
          <table:table-cell table:formula="of:=[base.W64]" office:value-type="float" office:value="250">
            <text:p>25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270">
            <text:p>270</text:p>
          </table:table-cell>
          <table:table-cell table:style-name="ce25" table:formula="of:=IF(ISBLANK([base.Z64]);&quot;&quot;;[base.Z64])" office:value-type="string" office:string-value="local_tax_modifier">
            <text:p>local_tax_modifier</text:p>
          </table:table-cell>
          <table:table-cell table:style-name="ce25" table:formula="of:=IF(ISBLANK([base.AA64]);&quot;&quot;;[base.AA64])" office:value-type="float" office:value="0.02">
            <text:p>0,02</text:p>
          </table:table-cell>
          <table:table-cell table:style-name="ce25" table:formula="of:=IF(ISBLANK([base.AB64]);&quot;&quot;;[base.AB64])">
            <text:p/>
          </table:table-cell>
          <table:table-cell table:style-name="ce25" table:formula="of:=IF(ISBLANK([base.AC64]);&quot;&quot;;[base.AC64])">
            <text:p/>
          </table:table-cell>
          <table:table-cell table:style-name="ce25" table:formula="of:=IF(ISBLANK([base.AD64]);&quot;&quot;;[base.AD64])" office:value-type="string" office:string-value="tradevalue">
            <text:p>tradevalue</text:p>
          </table:table-cell>
          <table:table-cell table:style-name="ce25" table:formula="of:=IF(ISBLANK([base.AE64]);&quot;&quot;;[base.AE64])" office:value-type="float" office:value="10">
            <text:p>10</text:p>
          </table:table-cell>
          <table:table-cell table:style-name="ce25" table:formula="of:=IF(ISBLANK([base.AF64]);&quot;&quot;;[base.AF64])" office:value-type="string" office:string-value="tech_growth_modifier">
            <text:p>tech_growth_modifier</text:p>
          </table:table-cell>
          <table:table-cell table:style-name="ce25" table:formula="of:=IF(ISBLANK([base.AG64]);&quot;&quot;;[base.AG64])" office:value-type="float" office:value="0.05">
            <text:p>0,05</text:p>
          </table:table-cell>
          <table:table-cell table:style-name="ce25" table:formula="of:=IF(ISBLANK([base.AH64]);&quot;&quot;;[base.AH64])" office:value-type="string" office:string-value="scouting=yes">
            <text:p>scouting=yes</text:p>
          </table:table-cell>
          <table:table-cell table:style-name="ce25" table:formula="of:=IF(ISBLANK([base.AI64]);&quot;&quot;;[base.AI64])">
            <text:p/>
          </table:table-cell>
          <table:table-cell table:style-name="ce25" table:formula="of:=IF(ISBLANK([base.AJ64]);&quot;&quot;;[base.AJ64])">
            <text:p/>
          </table:table-cell>
          <table:table-cell table:style-name="ce25" table:formula="of:=IF(ISBLANK([base.AK64]);&quot;&quot;;[base.AK64])">
            <text:p/>
          </table:table-cell>
          <table:table-cell table:style-name="ce25" table:formula="of:=IF(ISBLANK([base.AL64]);&quot;&quot;;[base.AL64])">
            <text:p/>
          </table:table-cell>
          <table:table-cell table:style-name="ce25" table:formula="of:=IF(ISBLANK([base.AM64]);&quot;&quot;;[base.AM64])">
            <text:p/>
          </table:table-cell>
          <table:table-cell table:style-name="ce25" table:formula="of:=IF(ISBLANK([base.AN64]);&quot;&quot;;[base.AN64])">
            <text:p/>
          </table:table-cell>
          <table:table-cell table:style-name="ce25" table:formula="of:=IF(ISBLANK([base.AO64]);&quot;&quot;;[base.AO64])" office:value-type="string" office:string-value="TECH_TRADE_PRACTICES">
            <text:p>TECH_TRADE_PRACTICES</text:p>
          </table:table-cell>
          <table:table-cell table:style-name="ce25" table:formula="of:=IF(ISBLANK([base.AP64]);&quot;&quot;;[base.AP64])" office:value-type="float" office:value="0">
            <text:p>0</text:p>
          </table:table-cell>
          <table:table-cell table:style-name="ce25" table:formula="of:=IF(ISBLANK([base.AQ64]);&quot;&quot;;[base.AQ64])" office:value-type="float" office:value="96">
            <text:p>96</text:p>
          </table:table-cell>
          <table:table-cell table:style-name="ce25" table:formula="of:=IF(ISBLANK([base.AR64]);&quot;&quot;;[base.AR64])" office:value-type="float" office:value="10">
            <text:p>10</text:p>
          </table:table-cell>
          <table:table-cell table:style-name="ce25" table:formula="of:=IF(ISBLANK([base.AS64]);&quot;&quot;;[base.AS64])" office:value-type="string" office:string-value="Sont compilées ici toutes les connaissances en termes de cartes et navigation. Ce savoir est inestimables et permet d'améliorer les itinéraires et profits.">
            <text:p>Sont compilées ici toutes les connaissances en termes de cartes et navigation. Ce savoir est inestimables et permet d'améliorer les itinéraires et profits.</text:p>
          </table:table-cell>
          <table:table-cell table:style-name="ce25" table:formula="of:=IF(ISBLANK([base.AT64]);&quot;&quot;;[base.AT64])">
            <text:p/>
          </table:table-cell>
          <table:table-cell table:number-columns-repeated="991"/>
        </table:table-row>
        <table:table-row table:style-name="ro1">
          <table:table-cell table:formula="of:=[base.A65]" office:value-type="string" office:string-value="TR_cartographe_2">
            <text:p>TR_cartographe_2</text:p>
          </table:table-cell>
          <table:table-cell table:style-name="ce25" table:formula="of:=IF(ISBLANK([base.D65]);&quot;&quot;;[base.D65])" office:value-type="string" office:string-value="Guilde des cartographes">
            <text:p>Guilde des cartographes</text:p>
          </table:table-cell>
          <table:table-cell table:style-name="ce25" table:formula="of:=IF(ISBLANK([base.E65]);&quot;&quot;;[base.E65])" office:value-type="string" office:string-value="Cartographers' guild">
            <text:p>Cartographers' guild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60">
            <text:p>60</text:p>
          </table:table-cell>
          <table:table-cell table:formula="of:=[base.N65]" office:value-type="float" office:value="660">
            <text:p>660</text:p>
          </table:table-cell>
          <table:table-cell table:style-name="ce25" table:formula="of:=IF(ISBLANK([base.Z65]);&quot;&quot;;[base.Z65])" office:value-type="string" office:string-value="local_tax_modifier">
            <text:p>local_tax_modifier</text:p>
          </table:table-cell>
          <table:table-cell table:style-name="ce25" table:formula="of:=IF(ISBLANK([base.AA65]);&quot;&quot;;[base.AA65])" office:value-type="float" office:value="0.03">
            <text:p>0,03</text:p>
          </table:table-cell>
          <table:table-cell table:style-name="ce25" table:formula="of:=IF(ISBLANK([base.AB65]);&quot;&quot;;[base.AB65])">
            <text:p/>
          </table:table-cell>
          <table:table-cell table:style-name="ce25" table:formula="of:=IF(ISBLANK([base.AC65]);&quot;&quot;;[base.AC65])">
            <text:p/>
          </table:table-cell>
          <table:table-cell table:style-name="ce25" table:formula="of:=IF(ISBLANK([base.AD65]);&quot;&quot;;[base.AD65])" office:value-type="string" office:string-value="tradevalue">
            <text:p>tradevalue</text:p>
          </table:table-cell>
          <table:table-cell table:style-name="ce25" table:formula="of:=IF(ISBLANK([base.AE65]);&quot;&quot;;[base.AE65])" office:value-type="float" office:value="10">
            <text:p>10</text:p>
          </table:table-cell>
          <table:table-cell table:style-name="ce25" table:formula="of:=IF(ISBLANK([base.AF65]);&quot;&quot;;[base.AF65])" office:value-type="string" office:string-value="tech_growth_modifier">
            <text:p>tech_growth_modifier</text:p>
          </table:table-cell>
          <table:table-cell table:style-name="ce25" table:formula="of:=IF(ISBLANK([base.AG65]);&quot;&quot;;[base.AG65])" office:value-type="float" office:value="0.1">
            <text:p>0,1</text:p>
          </table:table-cell>
          <table:table-cell table:style-name="ce25" table:formula="of:=IF(ISBLANK([base.AH65]);&quot;&quot;;[base.AH65])" office:value-type="string" office:string-value="trigger = { FROM = { has_nickname = nick_le_cartographe }} scouting=yes">
            <text:p>trigger = { FROM = { has_nickname = nick_le_cartographe }} scouting=yes</text:p>
          </table:table-cell>
          <table:table-cell table:style-name="ce25" table:formula="of:=IF(ISBLANK([base.AI65]);&quot;&quot;;[base.AI65])">
            <text:p/>
          </table:table-cell>
          <table:table-cell table:style-name="ce25" table:formula="of:=IF(ISBLANK([base.AJ65]);&quot;&quot;;[base.AJ65])">
            <text:p/>
          </table:table-cell>
          <table:table-cell table:style-name="ce25" table:formula="of:=IF(ISBLANK([base.AK65]);&quot;&quot;;[base.AK65])">
            <text:p/>
          </table:table-cell>
          <table:table-cell table:style-name="ce25" table:formula="of:=IF(ISBLANK([base.AL65]);&quot;&quot;;[base.AL65])">
            <text:p/>
          </table:table-cell>
          <table:table-cell table:style-name="ce25" table:formula="of:=IF(ISBLANK([base.AM65]);&quot;&quot;;[base.AM65])">
            <text:p/>
          </table:table-cell>
          <table:table-cell table:style-name="ce25" table:formula="of:=IF(ISBLANK([base.AN65]);&quot;&quot;;[base.AN65])">
            <text:p/>
          </table:table-cell>
          <table:table-cell table:style-name="ce25" table:formula="of:=IF(ISBLANK([base.AO65]);&quot;&quot;;[base.AO65])" office:value-type="string" office:string-value="TECH_TRADE_PRACTICES">
            <text:p>TECH_TRADE_PRACTICES</text:p>
          </table:table-cell>
          <table:table-cell table:style-name="ce25" table:formula="of:=IF(ISBLANK([base.AP65]);&quot;&quot;;[base.AP65])" office:value-type="float" office:value="0">
            <text:p>0</text:p>
          </table:table-cell>
          <table:table-cell table:style-name="ce25" table:formula="of:=IF(ISBLANK([base.AQ65]);&quot;&quot;;[base.AQ65])" office:value-type="float" office:value="95">
            <text:p>95</text:p>
          </table:table-cell>
          <table:table-cell table:style-name="ce25" table:formula="of:=IF(ISBLANK([base.AR65]);&quot;&quot;;[base.AR65])" office:value-type="float" office:value="10">
            <text:p>10</text:p>
          </table:table-cell>
          <table:table-cell table:style-name="ce25" table:formula="of:=IF(ISBLANK([base.AS65]);&quot;&quot;;[base.AS65])" office:value-type="string" office:string-value="Sont compilées ici toutes les connaissances en termes de cartes et navigation. Ce savoir est inestimables et permet d'améliorer les itinéraires et profits. /nSeul un maistre cartographe accompli peut fonder une telle institution.">
            <text:p>Sont compilées ici toutes les connaissances en termes de cartes et navigation. Ce savoir est inestimables et permet d'améliorer les itinéraires et profits. /nSeul un maistre cartographe accompli peut fonder une telle institution.</text:p>
          </table:table-cell>
          <table:table-cell table:style-name="ce25" table:formula="of:=IF(ISBLANK([base.AT65]);&quot;&quot;;[base.AT65])">
            <text:p/>
          </table:table-cell>
          <table:table-cell table:number-columns-repeated="991"/>
        </table:table-row>
        <table:table-row table:style-name="ro1">
          <table:table-cell table:formula="of:=[base.A66]" office:value-type="string" office:string-value="TR_garnison_1">
            <text:p>TR_garnison_1</text:p>
          </table:table-cell>
          <table:table-cell table:style-name="ce25" table:formula="of:=IF(ISBLANK([base.D66]);&quot;&quot;;[base.D66])" office:value-type="string" office:string-value="Garde du comtpoir">
            <text:p>Garde du comtpoir</text:p>
          </table:table-cell>
          <table:table-cell table:style-name="ce25" table:formula="of:=IF(ISBLANK([base.E66]);&quot;&quot;;[base.E66])" office:value-type="string" office:string-value="Small garrison">
            <text:p>Small garrison</text:p>
          </table:table-cell>
          <table:table-cell table:formula="of:=[base.W66]" office:value-type="float" office:value="110">
            <text:p>110</text:p>
          </table:table-cell>
          <table:table-cell table:formula="of:=[base.X66]" office:value-type="float" office:value="0">
            <text:p>0</text:p>
          </table:table-cell>
          <table:table-cell table:formula="of:=[base.N66]" office:value-type="float" office:value="180">
            <text:p>180</text:p>
          </table:table-cell>
          <table:table-cell table:style-name="ce25" table:formula="of:=IF(ISBLANK([base.Z66]);&quot;&quot;;[base.Z66])" office:value-type="string" office:string-value="retinuesize">
            <text:p>retinuesize</text:p>
          </table:table-cell>
          <table:table-cell table:style-name="ce25" table:formula="of:=IF(ISBLANK([base.AA66]);&quot;&quot;;[base.AA66])" office:value-type="float" office:value="10">
            <text:p>10</text:p>
          </table:table-cell>
          <table:table-cell table:style-name="ce25" table:formula="of:=IF(ISBLANK([base.AB66]);&quot;&quot;;[base.AB66])" office:value-type="string" office:string-value="pikemen">
            <text:p>pikemen</text:p>
          </table:table-cell>
          <table:table-cell table:style-name="ce25" table:formula="of:=IF(ISBLANK([base.AC66]);&quot;&quot;;[base.AC66])" office:value-type="float" office:value="20">
            <text:p>20</text:p>
          </table:table-cell>
          <table:table-cell table:style-name="ce25" table:formula="of:=IF(ISBLANK([base.AD66]);&quot;&quot;;[base.AD66])" office:value-type="string" office:string-value="galleys">
            <text:p>galleys</text:p>
          </table:table-cell>
          <table:table-cell table:style-name="ce25" table:formula="of:=IF(ISBLANK([base.AE66]);&quot;&quot;;[base.AE66])" office:value-type="float" office:value="1">
            <text:p>1</text:p>
          </table:table-cell>
          <table:table-cell table:style-name="ce25" table:formula="of:=IF(ISBLANK([base.AF66]);&quot;&quot;;[base.AF66])">
            <text:p/>
          </table:table-cell>
          <table:table-cell table:style-name="ce25" table:formula="of:=IF(ISBLANK([base.AG66]);&quot;&quot;;[base.AG66])">
            <text:p/>
          </table:table-cell>
          <table:table-cell table:style-name="ce25" table:formula="of:=IF(ISBLANK([base.AH66]);&quot;&quot;;[base.AH66])">
            <text:p/>
          </table:table-cell>
          <table:table-cell table:style-name="ce25" table:formula="of:=IF(ISBLANK([base.AI66]);&quot;&quot;;[base.AI66])">
            <text:p/>
          </table:table-cell>
          <table:table-cell table:style-name="ce25" table:formula="of:=IF(ISBLANK([base.AJ66]);&quot;&quot;;[base.AJ66])">
            <text:p/>
          </table:table-cell>
          <table:table-cell table:style-name="ce25" table:formula="of:=IF(ISBLANK([base.AK66]);&quot;&quot;;[base.AK66])">
            <text:p/>
          </table:table-cell>
          <table:table-cell table:style-name="ce25" table:formula="of:=IF(ISBLANK([base.AL66]);&quot;&quot;;[base.AL66])">
            <text:p/>
          </table:table-cell>
          <table:table-cell table:style-name="ce25" table:formula="of:=IF(ISBLANK([base.AM66]);&quot;&quot;;[base.AM66])">
            <text:p/>
          </table:table-cell>
          <table:table-cell table:style-name="ce25" table:formula="of:=IF(ISBLANK([base.AN66]);&quot;&quot;;[base.AN66])">
            <text:p/>
          </table:table-cell>
          <table:table-cell table:style-name="ce25" table:formula="of:=IF(ISBLANK([base.AO66]);&quot;&quot;;[base.AO66])" office:value-type="string" office:string-value="TECH_TRADE_PRACTICES">
            <text:p>TECH_TRADE_PRACTICES</text:p>
          </table:table-cell>
          <table:table-cell table:style-name="ce25" table:formula="of:=IF(ISBLANK([base.AP66]);&quot;&quot;;[base.AP66])" office:value-type="float" office:value="0">
            <text:p>0</text:p>
          </table:table-cell>
          <table:table-cell table:style-name="ce25" table:formula="of:=IF(ISBLANK([base.AQ66]);&quot;&quot;;[base.AQ66])" office:value-type="float" office:value="95">
            <text:p>95</text:p>
          </table:table-cell>
          <table:table-cell table:style-name="ce25" table:formula="of:=IF(ISBLANK([base.AR66]);&quot;&quot;;[base.AR66])" office:value-type="float" office:value="10">
            <text:p>10</text:p>
          </table:table-cell>
          <table:table-cell table:style-name="ce25" table:formula="of:=IF(ISBLANK([base.AS66]);&quot;&quot;;[base.AS66])" office:value-type="string" office:string-value="La garnison assure la défense du comptoir, peut même fournir quelques troupes en cas de guerre et possède quelques navires réservés à l'usage de la guerre.">
            <text:p>La garnison assure la défense du comptoir, peut même fournir quelques troupes en cas de guerre et possède quelques navires réservés à l'usage de la guerre.</text:p>
          </table:table-cell>
          <table:table-cell table:style-name="ce25" table:formula="of:=IF(ISBLANK([base.AT66]);&quot;&quot;;[base.AT66])">
            <text:p/>
          </table:table-cell>
          <table:table-cell table:number-columns-repeated="991"/>
        </table:table-row>
        <table:table-row table:style-name="ro1">
          <table:table-cell table:formula="of:=[base.A67]" office:value-type="string" office:string-value="TR_garnison_2">
            <text:p>TR_garnison_2</text:p>
          </table:table-cell>
          <table:table-cell table:style-name="ce25" table:formula="of:=IF(ISBLANK([base.D67]);&quot;&quot;;[base.D67])" office:value-type="string" office:string-value="Garde renforcée">
            <text:p>Garde renforcée</text:p>
          </table:table-cell>
          <table:table-cell table:style-name="ce25" table:formula="of:=IF(ISBLANK([base.E67]);&quot;&quot;;[base.E67])" office:value-type="string" office:string-value="Medium garrison">
            <text:p>Medium garrison</text:p>
          </table:table-cell>
          <table:table-cell table:formula="of:=[base.W67]" office:value-type="float" office:value="150">
            <text:p>15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380">
            <text:p>380</text:p>
          </table:table-cell>
          <table:table-cell table:style-name="ce25" table:formula="of:=IF(ISBLANK([base.Z67]);&quot;&quot;;[base.Z67])" office:value-type="string" office:string-value="retinuesize">
            <text:p>retinuesize</text:p>
          </table:table-cell>
          <table:table-cell table:style-name="ce25" table:formula="of:=IF(ISBLANK([base.AA67]);&quot;&quot;;[base.AA67])" office:value-type="float" office:value="10">
            <text:p>10</text:p>
          </table:table-cell>
          <table:table-cell table:style-name="ce25" table:formula="of:=IF(ISBLANK([base.AB67]);&quot;&quot;;[base.AB67])" office:value-type="string" office:string-value="pikemen">
            <text:p>pikemen</text:p>
          </table:table-cell>
          <table:table-cell table:style-name="ce25" table:formula="of:=IF(ISBLANK([base.AC67]);&quot;&quot;;[base.AC67])" office:value-type="float" office:value="30">
            <text:p>30</text:p>
          </table:table-cell>
          <table:table-cell table:style-name="ce25" table:formula="of:=IF(ISBLANK([base.AD67]);&quot;&quot;;[base.AD67])" office:value-type="string" office:string-value="galleys">
            <text:p>galleys</text:p>
          </table:table-cell>
          <table:table-cell table:style-name="ce25" table:formula="of:=IF(ISBLANK([base.AE67]);&quot;&quot;;[base.AE67])" office:value-type="float" office:value="2">
            <text:p>2</text:p>
          </table:table-cell>
          <table:table-cell table:style-name="ce25" table:formula="of:=IF(ISBLANK([base.AF67]);&quot;&quot;;[base.AF67])">
            <text:p/>
          </table:table-cell>
          <table:table-cell table:style-name="ce25" table:formula="of:=IF(ISBLANK([base.AG67]);&quot;&quot;;[base.AG67])">
            <text:p/>
          </table:table-cell>
          <table:table-cell table:style-name="ce25" table:formula="of:=IF(ISBLANK([base.AH67]);&quot;&quot;;[base.AH67])">
            <text:p/>
          </table:table-cell>
          <table:table-cell table:style-name="ce25" table:formula="of:=IF(ISBLANK([base.AI67]);&quot;&quot;;[base.AI67])">
            <text:p/>
          </table:table-cell>
          <table:table-cell table:style-name="ce25" table:formula="of:=IF(ISBLANK([base.AJ67]);&quot;&quot;;[base.AJ67])" office:value-type="string" office:string-value="TR_enceinte_1">
            <text:p>TR_enceinte_1</text:p>
          </table:table-cell>
          <table:table-cell table:style-name="ce25" table:formula="of:=IF(ISBLANK([base.AK67]);&quot;&quot;;[base.AK67])">
            <text:p/>
          </table:table-cell>
          <table:table-cell table:style-name="ce25" table:formula="of:=IF(ISBLANK([base.AL67]);&quot;&quot;;[base.AL67])" office:value-type="string" office:string-value="TR_garnison_1">
            <text:p>TR_garnison_1</text:p>
          </table:table-cell>
          <table:table-cell table:style-name="ce25" table:formula="of:=IF(ISBLANK([base.AM67]);&quot;&quot;;[base.AM67])">
            <text:p/>
          </table:table-cell>
          <table:table-cell table:style-name="ce25" table:formula="of:=IF(ISBLANK([base.AN67]);&quot;&quot;;[base.AN67])">
            <text:p/>
          </table:table-cell>
          <table:table-cell table:style-name="ce25" table:formula="of:=IF(ISBLANK([base.AO67]);&quot;&quot;;[base.AO67])" office:value-type="string" office:string-value="TECH_CASTLE_CONSTRUCTION">
            <text:p>TECH_CASTLE_CONSTRUCTION</text:p>
          </table:table-cell>
          <table:table-cell table:style-name="ce25" table:formula="of:=IF(ISBLANK([base.AP67]);&quot;&quot;;[base.AP67])" office:value-type="float" office:value="0">
            <text:p>0</text:p>
          </table:table-cell>
          <table:table-cell table:style-name="ce25" table:formula="of:=IF(ISBLANK([base.AQ67]);&quot;&quot;;[base.AQ67])" office:value-type="float" office:value="98">
            <text:p>98</text:p>
          </table:table-cell>
          <table:table-cell table:style-name="ce25" table:formula="of:=IF(ISBLANK([base.AR67]);&quot;&quot;;[base.AR67])" office:value-type="float" office:value="2">
            <text:p>2</text:p>
          </table:table-cell>
          <table:table-cell table:style-name="ce25" table:formula="of:=IF(ISBLANK([base.AS67]);&quot;&quot;;[base.AS67])" office:value-type="string" office:string-value="La garnison assure la défense du comptoir, peut même fournir quelques troupes en cas de guerre et possède quelques navires réservés à l'usage de la guerre.">
            <text:p>La garnison assure la défense du comptoir, peut même fournir quelques troupes en cas de guerre et possède quelques navires réservés à l'usage de la guerre.</text:p>
          </table:table-cell>
          <table:table-cell table:style-name="ce25" table:formula="of:=IF(ISBLANK([base.AT67]);&quot;&quot;;[base.AT67])">
            <text:p/>
          </table:table-cell>
          <table:table-cell table:number-columns-repeated="991"/>
        </table:table-row>
        <table:table-row table:style-name="ro1">
          <table:table-cell table:formula="of:=[base.A68]" office:value-type="string" office:string-value="TR_garnison_3">
            <text:p>TR_garnison_3</text:p>
          </table:table-cell>
          <table:table-cell table:style-name="ce25" table:formula="of:=IF(ISBLANK([base.D68]);&quot;&quot;;[base.D68])" office:value-type="string" office:string-value="Garnison du comptoir">
            <text:p>Garnison du comptoir</text:p>
          </table:table-cell>
          <table:table-cell table:style-name="ce25" table:formula="of:=IF(ISBLANK([base.E68]);&quot;&quot;;[base.E68])" office:value-type="string" office:string-value="Garrison's barracks">
            <text:p>Garrison's barracks</text:p>
          </table:table-cell>
          <table:table-cell table:formula="of:=[base.W68]" office:value-type="float" office:value="330">
            <text:p>33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640">
            <text:p>640</text:p>
          </table:table-cell>
          <table:table-cell table:style-name="ce25" table:formula="of:=IF(ISBLANK([base.Z68]);&quot;&quot;;[base.Z68])" office:value-type="string" office:string-value="retinuesize">
            <text:p>retinuesize</text:p>
          </table:table-cell>
          <table:table-cell table:style-name="ce25" table:formula="of:=IF(ISBLANK([base.AA68]);&quot;&quot;;[base.AA68])" office:value-type="float" office:value="30">
            <text:p>30</text:p>
          </table:table-cell>
          <table:table-cell table:style-name="ce25" table:formula="of:=IF(ISBLANK([base.AB68]);&quot;&quot;;[base.AB68])" office:value-type="string" office:string-value="pikemen">
            <text:p>pikemen</text:p>
          </table:table-cell>
          <table:table-cell table:style-name="ce25" table:formula="of:=IF(ISBLANK([base.AC68]);&quot;&quot;;[base.AC68])" office:value-type="float" office:value="50">
            <text:p>50</text:p>
          </table:table-cell>
          <table:table-cell table:style-name="ce25" table:formula="of:=IF(ISBLANK([base.AD68]);&quot;&quot;;[base.AD68])" office:value-type="string" office:string-value="galleys">
            <text:p>galleys</text:p>
          </table:table-cell>
          <table:table-cell table:style-name="ce25" table:formula="of:=IF(ISBLANK([base.AE68]);&quot;&quot;;[base.AE68])" office:value-type="float" office:value="2">
            <text:p>2</text:p>
          </table:table-cell>
          <table:table-cell table:style-name="ce25" table:formula="of:=IF(ISBLANK([base.AF68]);&quot;&quot;;[base.AF68])">
            <text:p/>
          </table:table-cell>
          <table:table-cell table:style-name="ce25" table:formula="of:=IF(ISBLANK([base.AG68]);&quot;&quot;;[base.AG68])">
            <text:p/>
          </table:table-cell>
          <table:table-cell table:style-name="ce25" table:formula="of:=IF(ISBLANK([base.AH68]);&quot;&quot;;[base.AH68])">
            <text:p/>
          </table:table-cell>
          <table:table-cell table:style-name="ce25" table:formula="of:=IF(ISBLANK([base.AI68]);&quot;&quot;;[base.AI68])">
            <text:p/>
          </table:table-cell>
          <table:table-cell table:style-name="ce25" table:formula="of:=IF(ISBLANK([base.AJ68]);&quot;&quot;;[base.AJ68])" office:value-type="string" office:string-value="TR_enceinte_2">
            <text:p>TR_enceinte_2</text:p>
          </table:table-cell>
          <table:table-cell table:style-name="ce25" table:formula="of:=IF(ISBLANK([base.AK68]);&quot;&quot;;[base.AK68])">
            <text:p/>
          </table:table-cell>
          <table:table-cell table:style-name="ce25" table:formula="of:=IF(ISBLANK([base.AL68]);&quot;&quot;;[base.AL68])" office:value-type="string" office:string-value="TR_garnison_2">
            <text:p>TR_garnison_2</text:p>
          </table:table-cell>
          <table:table-cell table:style-name="ce25" table:formula="of:=IF(ISBLANK([base.AM68]);&quot;&quot;;[base.AM68])">
            <text:p/>
          </table:table-cell>
          <table:table-cell table:style-name="ce25" table:formula="of:=IF(ISBLANK([base.AN68]);&quot;&quot;;[base.AN68])">
            <text:p/>
          </table:table-cell>
          <table:table-cell table:style-name="ce25" table:formula="of:=IF(ISBLANK([base.AO68]);&quot;&quot;;[base.AO68])" office:value-type="string" office:string-value="TECH_CASTLE_CONSTRUCTION">
            <text:p>TECH_CASTLE_CONSTRUCTION</text:p>
          </table:table-cell>
          <table:table-cell table:style-name="ce25" table:formula="of:=IF(ISBLANK([base.AP68]);&quot;&quot;;[base.AP68])" office:value-type="float" office:value="0">
            <text:p>0</text:p>
          </table:table-cell>
          <table:table-cell table:style-name="ce25" table:formula="of:=IF(ISBLANK([base.AQ68]);&quot;&quot;;[base.AQ68])" office:value-type="float" office:value="97">
            <text:p>97</text:p>
          </table:table-cell>
          <table:table-cell table:style-name="ce25" table:formula="of:=IF(ISBLANK([base.AR68]);&quot;&quot;;[base.AR68])" office:value-type="float" office:value="10">
            <text:p>10</text:p>
          </table:table-cell>
          <table:table-cell table:style-name="ce25" table:formula="of:=IF(ISBLANK([base.AS68]);&quot;&quot;;[base.AS68])" office:value-type="string" office:string-value="La garnison assure la défense du comptoir, peut même fournir quelques troupes en cas de guerre et possède quelques navires réservés à l'usage de la guerre.">
            <text:p>La garnison assure la défense du comptoir, peut même fournir quelques troupes en cas de guerre et possède quelques navires réservés à l'usage de la guerre.</text:p>
          </table:table-cell>
          <table:table-cell table:style-name="ce25" table:formula="of:=IF(ISBLANK([base.AT68]);&quot;&quot;;[base.AT68])">
            <text:p/>
          </table:table-cell>
          <table:table-cell table:number-columns-repeated="991"/>
        </table:table-row>
        <table:table-row table:style-name="ro1">
          <table:table-cell table:formula="of:=[base.A69]" office:value-type="string" office:string-value="TR_enceinte_1">
            <text:p>TR_enceinte_1</text:p>
          </table:table-cell>
          <table:table-cell table:style-name="ce25" table:formula="of:=IF(ISBLANK([base.D69]);&quot;&quot;;[base.D69])" office:value-type="string" office:string-value="Palissade en bois">
            <text:p>Palissade en bois</text:p>
          </table:table-cell>
          <table:table-cell table:style-name="ce25" table:formula="of:=IF(ISBLANK([base.E69]);&quot;&quot;;[base.E69])" office:value-type="string" office:string-value="Wooden palissade">
            <text:p>Wooden palissade</text:p>
          </table:table-cell>
          <table:table-cell table:formula="of:=[base.W69]" office:value-type="float" office:value="110">
            <text:p>11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180">
            <text:p>180</text:p>
          </table:table-cell>
          <table:table-cell table:style-name="ce25" table:formula="of:=IF(ISBLANK([base.Z69]);&quot;&quot;;[base.Z69])" office:value-type="string" office:string-value="fort_level">
            <text:p>fort_level</text:p>
          </table:table-cell>
          <table:table-cell table:style-name="ce25" table:formula="of:=IF(ISBLANK([base.AA69]);&quot;&quot;;[base.AA69])" office:value-type="float" office:value="0.5">
            <text:p>0,5</text:p>
          </table:table-cell>
          <table:table-cell table:style-name="ce25" table:formula="of:=IF(ISBLANK([base.AB69]);&quot;&quot;;[base.AB69])" office:value-type="string" office:string-value="tax_income">
            <text:p>tax_income</text:p>
          </table:table-cell>
          <table:table-cell table:style-name="ce25" table:formula="of:=IF(ISBLANK([base.AC69]);&quot;&quot;;[base.AC69])" office:value-type="float" office:value="-0.1">
            <text:p>-0,1</text:p>
          </table:table-cell>
          <table:table-cell table:style-name="ce25" table:formula="of:=IF(ISBLANK([base.AD69]);&quot;&quot;;[base.AD69])" office:value-type="string" office:string-value="garrison_size">
            <text:p>garrison_size</text:p>
          </table:table-cell>
          <table:table-cell table:style-name="ce25" table:formula="of:=IF(ISBLANK([base.AE69]);&quot;&quot;;[base.AE69])" office:value-type="float" office:value="0.5">
            <text:p>0,5</text:p>
          </table:table-cell>
          <table:table-cell table:style-name="ce25" table:formula="of:=IF(ISBLANK([base.AF69]);&quot;&quot;;[base.AF69])">
            <text:p/>
          </table:table-cell>
          <table:table-cell table:style-name="ce25" table:formula="of:=IF(ISBLANK([base.AG69]);&quot;&quot;;[base.AG69])">
            <text:p/>
          </table:table-cell>
          <table:table-cell table:style-name="ce25" table:formula="of:=IF(ISBLANK([base.AH69]);&quot;&quot;;[base.AH69])">
            <text:p/>
          </table:table-cell>
          <table:table-cell table:style-name="ce25" table:formula="of:=IF(ISBLANK([base.AI69]);&quot;&quot;;[base.AI69])">
            <text:p/>
          </table:table-cell>
          <table:table-cell table:style-name="ce25" table:formula="of:=IF(ISBLANK([base.AJ69]);&quot;&quot;;[base.AJ69])">
            <text:p/>
          </table:table-cell>
          <table:table-cell table:style-name="ce25" table:formula="of:=IF(ISBLANK([base.AK69]);&quot;&quot;;[base.AK69])">
            <text:p/>
          </table:table-cell>
          <table:table-cell table:style-name="ce25" table:formula="of:=IF(ISBLANK([base.AL69]);&quot;&quot;;[base.AL69])">
            <text:p/>
          </table:table-cell>
          <table:table-cell table:style-name="ce25" table:formula="of:=IF(ISBLANK([base.AM69]);&quot;&quot;;[base.AM69])">
            <text:p/>
          </table:table-cell>
          <table:table-cell table:style-name="ce25" table:formula="of:=IF(ISBLANK([base.AN69]);&quot;&quot;;[base.AN69])">
            <text:p/>
          </table:table-cell>
          <table:table-cell table:style-name="ce25" table:formula="of:=IF(ISBLANK([base.AO69]);&quot;&quot;;[base.AO69])" office:value-type="string" office:string-value="TECH_CASTLE_CONSTRUCTION">
            <text:p>TECH_CASTLE_CONSTRUCTION</text:p>
          </table:table-cell>
          <table:table-cell table:style-name="ce25" table:formula="of:=IF(ISBLANK([base.AP69]);&quot;&quot;;[base.AP69])" office:value-type="float" office:value="0">
            <text:p>0</text:p>
          </table:table-cell>
          <table:table-cell table:style-name="ce25" table:formula="of:=IF(ISBLANK([base.AQ69]);&quot;&quot;;[base.AQ69])" office:value-type="float" office:value="99">
            <text:p>99</text:p>
          </table:table-cell>
          <table:table-cell table:style-name="ce25" table:formula="of:=IF(ISBLANK([base.AR69]);&quot;&quot;;[base.AR69])" office:value-type="float" office:value="2">
            <text:p>2</text:p>
          </table:table-cell>
          <table:table-cell table:style-name="ce25" table:formula="of:=IF(ISBLANK([base.AS69]);&quot;&quot;;[base.AS69])" office:value-type="string" office:string-value="Une palissade de rondins alignés au somment taillé en pointe. Une défense efficace contre les bêtes et les bandits mais beaucoup plus vulnérables face à des soldats entraînés.">
            <text:p>Une palissade de rondins alignés au somment taillé en pointe. Une défense efficace contre les bêtes et les bandits mais beaucoup plus vulnérables face à des soldats entraînés.</text:p>
          </table:table-cell>
          <table:table-cell table:style-name="ce25" table:formula="of:=IF(ISBLANK([base.AT69]);&quot;&quot;;[base.AT69])">
            <text:p/>
          </table:table-cell>
          <table:table-cell table:number-columns-repeated="991"/>
        </table:table-row>
        <table:table-row table:style-name="ro1">
          <table:table-cell table:formula="of:=[base.A70]" office:value-type="string" office:string-value="TR_enceinte_2">
            <text:p>TR_enceinte_2</text:p>
          </table:table-cell>
          <table:table-cell table:style-name="ce25" table:formula="of:=IF(ISBLANK([base.D70]);&quot;&quot;;[base.D70])" office:value-type="string" office:string-value="Enceinte de pierre">
            <text:p>Enceinte de pierre</text:p>
          </table:table-cell>
          <table:table-cell table:style-name="ce25" table:formula="of:=IF(ISBLANK([base.E70]);&quot;&quot;;[base.E70])" office:value-type="string" office:string-value="Stone walls">
            <text:p>Stone walls</text:p>
          </table:table-cell>
          <table:table-cell table:formula="of:=[base.W70]" office:value-type="float" office:value="220">
            <text:p>220</text:p>
          </table:table-cell>
          <table:table-cell table:formula="of:=[base.X70]" office:value-type="float" office:value="0">
            <text:p>0</text:p>
          </table:table-cell>
          <table:table-cell table:formula="of:=[base.N70]" office:value-type="float" office:value="550">
            <text:p>550</text:p>
          </table:table-cell>
          <table:table-cell table:style-name="ce25" table:formula="of:=IF(ISBLANK([base.Z70]);&quot;&quot;;[base.Z70])" office:value-type="string" office:string-value="fort_level">
            <text:p>fort_level</text:p>
          </table:table-cell>
          <table:table-cell table:style-name="ce25" table:formula="of:=IF(ISBLANK([base.AA70]);&quot;&quot;;[base.AA70])" office:value-type="float" office:value="1">
            <text:p>1</text:p>
          </table:table-cell>
          <table:table-cell table:style-name="ce25" table:formula="of:=IF(ISBLANK([base.AB70]);&quot;&quot;;[base.AB70])" office:value-type="string" office:string-value="tax_income">
            <text:p>tax_income</text:p>
          </table:table-cell>
          <table:table-cell table:style-name="ce25" table:formula="of:=IF(ISBLANK([base.AC70]);&quot;&quot;;[base.AC70])" office:value-type="float" office:value="-0.2">
            <text:p>-0,2</text:p>
          </table:table-cell>
          <table:table-cell table:style-name="ce25" table:formula="of:=IF(ISBLANK([base.AD70]);&quot;&quot;;[base.AD70])" office:value-type="string" office:string-value="garrison_size">
            <text:p>garrison_size</text:p>
          </table:table-cell>
          <table:table-cell table:style-name="ce25" table:formula="of:=IF(ISBLANK([base.AE70]);&quot;&quot;;[base.AE70])" office:value-type="float" office:value="1">
            <text:p>1</text:p>
          </table:table-cell>
          <table:table-cell table:style-name="ce25" table:formula="of:=IF(ISBLANK([base.AF70]);&quot;&quot;;[base.AF70])">
            <text:p/>
          </table:table-cell>
          <table:table-cell table:style-name="ce25" table:formula="of:=IF(ISBLANK([base.AG70]);&quot;&quot;;[base.AG70])">
            <text:p/>
          </table:table-cell>
          <table:table-cell table:style-name="ce25" table:formula="of:=IF(ISBLANK([base.AH70]);&quot;&quot;;[base.AH70])">
            <text:p/>
          </table:table-cell>
          <table:table-cell table:style-name="ce25" table:formula="of:=IF(ISBLANK([base.AI70]);&quot;&quot;;[base.AI70])">
            <text:p/>
          </table:table-cell>
          <table:table-cell table:style-name="ce25" table:formula="of:=IF(ISBLANK([base.AJ70]);&quot;&quot;;[base.AJ70])" office:value-type="string" office:string-value="TR_garnison_1">
            <text:p>TR_garnison_1</text:p>
          </table:table-cell>
          <table:table-cell table:style-name="ce25" table:formula="of:=IF(ISBLANK([base.AK70]);&quot;&quot;;[base.AK70])">
            <text:p/>
          </table:table-cell>
          <table:table-cell table:style-name="ce25" table:formula="of:=IF(ISBLANK([base.AL70]);&quot;&quot;;[base.AL70])" office:value-type="string" office:string-value="TR_enceinte_1">
            <text:p>TR_enceinte_1</text:p>
          </table:table-cell>
          <table:table-cell table:style-name="ce25" table:formula="of:=IF(ISBLANK([base.AM70]);&quot;&quot;;[base.AM70])">
            <text:p/>
          </table:table-cell>
          <table:table-cell table:style-name="ce25" table:formula="of:=IF(ISBLANK([base.AN70]);&quot;&quot;;[base.AN70])">
            <text:p/>
          </table:table-cell>
          <table:table-cell table:style-name="ce25" table:formula="of:=IF(ISBLANK([base.AO70]);&quot;&quot;;[base.AO70])" office:value-type="string" office:string-value="TECH_CASTLE_CONSTRUCTION">
            <text:p>TECH_CASTLE_CONSTRUCTION</text:p>
          </table:table-cell>
          <table:table-cell table:style-name="ce25" table:formula="of:=IF(ISBLANK([base.AP70]);&quot;&quot;;[base.AP70])" office:value-type="float" office:value="0">
            <text:p>0</text:p>
          </table:table-cell>
          <table:table-cell table:style-name="ce25" table:formula="of:=IF(ISBLANK([base.AQ70]);&quot;&quot;;[base.AQ70])" office:value-type="float" office:value="98">
            <text:p>98</text:p>
          </table:table-cell>
          <table:table-cell table:style-name="ce25" table:formula="of:=IF(ISBLANK([base.AR70]);&quot;&quot;;[base.AR70])" office:value-type="float" office:value="10">
            <text:p>10</text:p>
          </table:table-cell>
          <table:table-cell table:style-name="ce25" table:formula="of:=IF(ISBLANK([base.AS70]);&quot;&quot;;[base.AS70])" office:value-type="string" office:string-value="Une enceinte de pierre taillées et maçonnées  qui représente une défense à même d'assurer la défense du comptoir.">
            <text:p>Une enceinte de pierre taillées et maçonnées <text:s/>qui représente une défense à même d'assurer la défense du comptoir.</text:p>
          </table:table-cell>
          <table:table-cell table:style-name="ce25" table:formula="of:=IF(ISBLANK([base.AT70]);&quot;&quot;;[base.AT70])">
            <text:p/>
          </table:table-cell>
          <table:table-cell table:number-columns-repeated="991"/>
        </table:table-row>
        <table:table-row table:style-name="ro1">
          <table:table-cell table:formula="of:=[base.A71]" office:value-type="string" office:string-value="TR_enceinte_3">
            <text:p>TR_enceinte_3</text:p>
          </table:table-cell>
          <table:table-cell table:style-name="ce25" table:formula="of:=IF(ISBLANK([base.D71]);&quot;&quot;;[base.D71])" office:value-type="string" office:string-value="Enceinte épaisse">
            <text:p>Enceinte épaisse</text:p>
          </table:table-cell>
          <table:table-cell table:style-name="ce25" table:formula="of:=IF(ISBLANK([base.E71]);&quot;&quot;;[base.E71])" office:value-type="string" office:string-value="Thick stone walls">
            <text:p>Thick stone walls</text:p>
          </table:table-cell>
          <table:table-cell table:formula="of:=[base.W71]" office:value-type="float" office:value="250">
            <text:p>250</text:p>
          </table:table-cell>
          <table:table-cell table:formula="of:=[base.X71]" office:value-type="float" office:value="0">
            <text:p>0</text:p>
          </table:table-cell>
          <table:table-cell table:formula="of:=[base.N71]" office:value-type="float" office:value="480">
            <text:p>480</text:p>
          </table:table-cell>
          <table:table-cell table:style-name="ce25" table:formula="of:=IF(ISBLANK([base.Z71]);&quot;&quot;;[base.Z71])" office:value-type="string" office:string-value="fort_level">
            <text:p>fort_level</text:p>
          </table:table-cell>
          <table:table-cell table:style-name="ce25" table:formula="of:=IF(ISBLANK([base.AA71]);&quot;&quot;;[base.AA71])" office:value-type="float" office:value="1.5">
            <text:p>1,5</text:p>
          </table:table-cell>
          <table:table-cell table:style-name="ce25" table:formula="of:=IF(ISBLANK([base.AB71]);&quot;&quot;;[base.AB71])" office:value-type="string" office:string-value="tax_income">
            <text:p>tax_income</text:p>
          </table:table-cell>
          <table:table-cell table:style-name="ce25" table:formula="of:=IF(ISBLANK([base.AC71]);&quot;&quot;;[base.AC71])" office:value-type="float" office:value="-0.2">
            <text:p>-0,2</text:p>
          </table:table-cell>
          <table:table-cell table:style-name="ce25" table:formula="of:=IF(ISBLANK([base.AD71]);&quot;&quot;;[base.AD71])" office:value-type="string" office:string-value="garrison_size">
            <text:p>garrison_size</text:p>
          </table:table-cell>
          <table:table-cell table:style-name="ce25" table:formula="of:=IF(ISBLANK([base.AE71]);&quot;&quot;;[base.AE71])" office:value-type="float" office:value="1.5">
            <text:p>1,5</text:p>
          </table:table-cell>
          <table:table-cell table:style-name="ce25" table:formula="of:=IF(ISBLANK([base.AF71]);&quot;&quot;;[base.AF71])">
            <text:p/>
          </table:table-cell>
          <table:table-cell table:style-name="ce25" table:formula="of:=IF(ISBLANK([base.AG71]);&quot;&quot;;[base.AG71])">
            <text:p/>
          </table:table-cell>
          <table:table-cell table:style-name="ce25" table:formula="of:=IF(ISBLANK([base.AH71]);&quot;&quot;;[base.AH71])">
            <text:p/>
          </table:table-cell>
          <table:table-cell table:style-name="ce25" table:formula="of:=IF(ISBLANK([base.AI71]);&quot;&quot;;[base.AI71])">
            <text:p/>
          </table:table-cell>
          <table:table-cell table:style-name="ce25" table:formula="of:=IF(ISBLANK([base.AJ71]);&quot;&quot;;[base.AJ71])" office:value-type="string" office:string-value="TR_garnison_2">
            <text:p>TR_garnison_2</text:p>
          </table:table-cell>
          <table:table-cell table:style-name="ce25" table:formula="of:=IF(ISBLANK([base.AK71]);&quot;&quot;;[base.AK71])">
            <text:p/>
          </table:table-cell>
          <table:table-cell table:style-name="ce25" table:formula="of:=IF(ISBLANK([base.AL71]);&quot;&quot;;[base.AL71])" office:value-type="string" office:string-value="TR_enceinte_2">
            <text:p>TR_enceinte_2</text:p>
          </table:table-cell>
          <table:table-cell table:style-name="ce25" table:formula="of:=IF(ISBLANK([base.AM71]);&quot;&quot;;[base.AM71])">
            <text:p/>
          </table:table-cell>
          <table:table-cell table:style-name="ce25" table:formula="of:=IF(ISBLANK([base.AN71]);&quot;&quot;;[base.AN71])">
            <text:p/>
          </table:table-cell>
          <table:table-cell table:style-name="ce25" table:formula="of:=IF(ISBLANK([base.AO71]);&quot;&quot;;[base.AO71])" office:value-type="string" office:string-value="TECH_CASTLE_CONSTRUCTION">
            <text:p>TECH_CASTLE_CONSTRUCTION</text:p>
          </table:table-cell>
          <table:table-cell table:style-name="ce25" table:formula="of:=IF(ISBLANK([base.AP71]);&quot;&quot;;[base.AP71])" office:value-type="float" office:value="0">
            <text:p>0</text:p>
          </table:table-cell>
          <table:table-cell table:style-name="ce25" table:formula="of:=IF(ISBLANK([base.AQ71]);&quot;&quot;;[base.AQ71])" office:value-type="float" office:value="97">
            <text:p>97</text:p>
          </table:table-cell>
          <table:table-cell table:style-name="ce25" table:formula="of:=IF(ISBLANK([base.AR71]);&quot;&quot;;[base.AR71])" office:value-type="float" office:value="10">
            <text:p>10</text:p>
          </table:table-cell>
          <table:table-cell table:style-name="ce25" table:formula="of:=IF(ISBLANK([base.AS71]);&quot;&quot;;[base.AS71])" office:value-type="string" office:string-value="Une véritable enceinte faite pour dissuader et résister aux menaces extérieures.">
            <text:p>Une véritable enceinte faite pour dissuader et résister aux menaces extérieures.</text:p>
          </table:table-cell>
          <table:table-cell table:style-name="ce25" table:formula="of:=IF(ISBLANK([base.AT71]);&quot;&quot;;[base.AT71])">
            <text:p/>
          </table:table-cell>
          <table:table-cell table:number-columns-repeated="991"/>
        </table:table-row>
        <table:table-row table:style-name="ro1">
          <table:table-cell table:formula="of:=[base.A72]" office:value-type="string" office:string-value="TR_port_maritime_1">
            <text:p>TR_port_maritime_1</text:p>
          </table:table-cell>
          <table:table-cell table:style-name="ce25" table:formula="of:=IF(ISBLANK([base.D72]);&quot;&quot;;[base.D72])" office:value-type="string" office:string-value="Débarcadère marchand">
            <text:p>Débarcadère marchand</text:p>
          </table:table-cell>
          <table:table-cell table:style-name="ce25" table:formula="of:=IF(ISBLANK([base.E72]);&quot;&quot;;[base.E72])" office:value-type="string" office:string-value="Landing stage">
            <text:p>Landing stage</text:p>
          </table:table-cell>
          <table:table-cell table:formula="of:=[base.W72]" office:value-type="float" office:value="110">
            <text:p>110</text:p>
          </table:table-cell>
          <table:table-cell table:formula="of:=[base.X72]" office:value-type="float" office:value="0">
            <text:p>0</text:p>
          </table:table-cell>
          <table:table-cell table:formula="of:=[base.N72]" office:value-type="float" office:value="180">
            <text:p>180</text:p>
          </table:table-cell>
          <table:table-cell table:style-name="ce25" table:formula="of:=IF(ISBLANK([base.Z72]);&quot;&quot;;[base.Z72])" office:value-type="string" office:string-value="tradevalue">
            <text:p>tradevalue</text:p>
          </table:table-cell>
          <table:table-cell table:style-name="ce25" table:formula="of:=IF(ISBLANK([base.AA72]);&quot;&quot;;[base.AA72])" office:value-type="float" office:value="10">
            <text:p>10</text:p>
          </table:table-cell>
          <table:table-cell table:style-name="ce25" table:formula="of:=IF(ISBLANK([base.AB72]);&quot;&quot;;[base.AB72])" office:value-type="string" office:string-value="tax_income">
            <text:p>tax_income</text:p>
          </table:table-cell>
          <table:table-cell table:style-name="ce25" table:formula="of:=IF(ISBLANK([base.AC72]);&quot;&quot;;[base.AC72])" office:value-type="float" office:value="1">
            <text:p>1</text:p>
          </table:table-cell>
          <table:table-cell table:style-name="ce25" table:formula="of:=IF(ISBLANK([base.AD72]);&quot;&quot;;[base.AD72])" office:value-type="string" office:string-value="galleys">
            <text:p>galleys</text:p>
          </table:table-cell>
          <table:table-cell table:style-name="ce25" table:formula="of:=IF(ISBLANK([base.AE72]);&quot;&quot;;[base.AE72])" office:value-type="float" office:value="1">
            <text:p>1</text:p>
          </table:table-cell>
          <table:table-cell table:style-name="ce25" table:formula="of:=IF(ISBLANK([base.AF72]);&quot;&quot;;[base.AF72])">
            <text:p/>
          </table:table-cell>
          <table:table-cell table:style-name="ce25" table:formula="of:=IF(ISBLANK([base.AG72]);&quot;&quot;;[base.AG72])">
            <text:p/>
          </table:table-cell>
          <table:table-cell table:style-name="ce25" table:formula="of:=IF(ISBLANK([base.AH72]);&quot;&quot;;[base.AH72])">
            <text:p/>
          </table:table-cell>
          <table:table-cell table:style-name="ce25" table:formula="of:=IF(ISBLANK([base.AI72]);&quot;&quot;;[base.AI72])">
            <text:p/>
          </table:table-cell>
          <table:table-cell table:style-name="ce25" table:formula="of:=IF(ISBLANK([base.AJ72]);&quot;&quot;;[base.AJ72])">
            <text:p/>
          </table:table-cell>
          <table:table-cell table:style-name="ce25" table:formula="of:=IF(ISBLANK([base.AK72]);&quot;&quot;;[base.AK72])">
            <text:p/>
          </table:table-cell>
          <table:table-cell table:style-name="ce25" table:formula="of:=IF(ISBLANK([base.AL72]);&quot;&quot;;[base.AL72])">
            <text:p/>
          </table:table-cell>
          <table:table-cell table:style-name="ce25" table:formula="of:=IF(ISBLANK([base.AM72]);&quot;&quot;;[base.AM72])">
            <text:p/>
          </table:table-cell>
          <table:table-cell table:style-name="ce25" table:formula="of:=IF(ISBLANK([base.AN72]);&quot;&quot;;[base.AN72])">
            <text:p/>
          </table:table-cell>
          <table:table-cell table:style-name="ce25" table:formula="of:=IF(ISBLANK([base.AO72]);&quot;&quot;;[base.AO72])" office:value-type="string" office:string-value="TECH_TRADE_PRACTICES">
            <text:p>TECH_TRADE_PRACTICES</text:p>
          </table:table-cell>
          <table:table-cell table:style-name="ce25" table:formula="of:=IF(ISBLANK([base.AP72]);&quot;&quot;;[base.AP72])" office:value-type="float" office:value="0">
            <text:p>0</text:p>
          </table:table-cell>
          <table:table-cell table:style-name="ce25" table:formula="of:=IF(ISBLANK([base.AQ72]);&quot;&quot;;[base.AQ72])" office:value-type="float" office:value="97">
            <text:p>97</text:p>
          </table:table-cell>
          <table:table-cell table:style-name="ce25" table:formula="of:=IF(ISBLANK([base.AR72]);&quot;&quot;;[base.AR72])" office:value-type="float" office:value="2">
            <text:p>2</text:p>
          </table:table-cell>
          <table:table-cell table:style-name="ce25" table:formula="of:=IF(ISBLANK([base.AS72]);&quot;&quot;;[base.AS72])" office:value-type="string" office:string-value="Le port est le lien essentiel du comptoir. Les matelots chargent et déchargent les cargaisons, les bateaux y sont amarrés en sécurité. /nL'on y trouve également des bateaux à louer.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25" table:formula="of:=IF(ISBLANK([base.AT72]);&quot;&quot;;[base.AT72])">
            <text:p/>
          </table:table-cell>
          <table:table-cell table:number-columns-repeated="991"/>
        </table:table-row>
        <table:table-row table:style-name="ro1">
          <table:table-cell table:formula="of:=[base.A73]" office:value-type="string" office:string-value="TR_port_maritime_2">
            <text:p>TR_port_maritime_2</text:p>
          </table:table-cell>
          <table:table-cell table:style-name="ce25" table:formula="of:=IF(ISBLANK([base.D73]);&quot;&quot;;[base.D73])" office:value-type="string" office:string-value="Port">
            <text:p>Port</text:p>
          </table:table-cell>
          <table:table-cell table:style-name="ce25" table:formula="of:=IF(ISBLANK([base.E73]);&quot;&quot;;[base.E73])" office:value-type="string" office:string-value="Harbour">
            <text:p>Harbour</text:p>
          </table:table-cell>
          <table:table-cell table:formula="of:=[base.W73]" office:value-type="float" office:value="220">
            <text:p>220</text:p>
          </table:table-cell>
          <table:table-cell table:formula="of:=[base.X73]" office:value-type="float" office:value="0">
            <text:p>0</text:p>
          </table:table-cell>
          <table:table-cell table:formula="of:=[base.N73]" office:value-type="float" office:value="550">
            <text:p>550</text:p>
          </table:table-cell>
          <table:table-cell table:style-name="ce25" table:formula="of:=IF(ISBLANK([base.Z73]);&quot;&quot;;[base.Z73])" office:value-type="string" office:string-value="tradevalue">
            <text:p>tradevalue</text:p>
          </table:table-cell>
          <table:table-cell table:style-name="ce25" table:formula="of:=IF(ISBLANK([base.AA73]);&quot;&quot;;[base.AA73])" office:value-type="float" office:value="20">
            <text:p>20</text:p>
          </table:table-cell>
          <table:table-cell table:style-name="ce25" table:formula="of:=IF(ISBLANK([base.AB73]);&quot;&quot;;[base.AB73])" office:value-type="string" office:string-value="tax_income">
            <text:p>tax_income</text:p>
          </table:table-cell>
          <table:table-cell table:style-name="ce25" table:formula="of:=IF(ISBLANK([base.AC73]);&quot;&quot;;[base.AC73])" office:value-type="float" office:value="1.5">
            <text:p>1,5</text:p>
          </table:table-cell>
          <table:table-cell table:style-name="ce25" table:formula="of:=IF(ISBLANK([base.AD73]);&quot;&quot;;[base.AD73])" office:value-type="string" office:string-value="galleys">
            <text:p>galleys</text:p>
          </table:table-cell>
          <table:table-cell table:style-name="ce25" table:formula="of:=IF(ISBLANK([base.AE73]);&quot;&quot;;[base.AE73])" office:value-type="float" office:value="2">
            <text:p>2</text:p>
          </table:table-cell>
          <table:table-cell table:style-name="ce25" table:formula="of:=IF(ISBLANK([base.AF73]);&quot;&quot;;[base.AF73])">
            <text:p/>
          </table:table-cell>
          <table:table-cell table:style-name="ce25" table:formula="of:=IF(ISBLANK([base.AG73]);&quot;&quot;;[base.AG73])">
            <text:p/>
          </table:table-cell>
          <table:table-cell table:style-name="ce25" table:formula="of:=IF(ISBLANK([base.AH73]);&quot;&quot;;[base.AH73])">
            <text:p/>
          </table:table-cell>
          <table:table-cell table:style-name="ce25" table:formula="of:=IF(ISBLANK([base.AI73]);&quot;&quot;;[base.AI73])">
            <text:p/>
          </table:table-cell>
          <table:table-cell table:style-name="ce25" table:formula="of:=IF(ISBLANK([base.AJ73]);&quot;&quot;;[base.AJ73])" office:value-type="string" office:string-value="TR_bureau_1">
            <text:p>TR_bureau_1</text:p>
          </table:table-cell>
          <table:table-cell table:style-name="ce25" table:formula="of:=IF(ISBLANK([base.AK73]);&quot;&quot;;[base.AK73])">
            <text:p/>
          </table:table-cell>
          <table:table-cell table:style-name="ce25" table:formula="of:=IF(ISBLANK([base.AL73]);&quot;&quot;;[base.AL73])" office:value-type="string" office:string-value="TR_port_maritime_1">
            <text:p>TR_port_maritime_1</text:p>
          </table:table-cell>
          <table:table-cell table:style-name="ce25" table:formula="of:=IF(ISBLANK([base.AM73]);&quot;&quot;;[base.AM73])">
            <text:p/>
          </table:table-cell>
          <table:table-cell table:style-name="ce25" table:formula="of:=IF(ISBLANK([base.AN73]);&quot;&quot;;[base.AN73])">
            <text:p/>
          </table:table-cell>
          <table:table-cell table:style-name="ce25" table:formula="of:=IF(ISBLANK([base.AO73]);&quot;&quot;;[base.AO73])" office:value-type="string" office:string-value="TECH_TRADE_PRACTICES">
            <text:p>TECH_TRADE_PRACTICES</text:p>
          </table:table-cell>
          <table:table-cell table:style-name="ce25" table:formula="of:=IF(ISBLANK([base.AP73]);&quot;&quot;;[base.AP73])" office:value-type="float" office:value="0">
            <text:p>0</text:p>
          </table:table-cell>
          <table:table-cell table:style-name="ce25" table:formula="of:=IF(ISBLANK([base.AQ73]);&quot;&quot;;[base.AQ73])" office:value-type="float" office:value="96">
            <text:p>96</text:p>
          </table:table-cell>
          <table:table-cell table:style-name="ce25" table:formula="of:=IF(ISBLANK([base.AR73]);&quot;&quot;;[base.AR73])" office:value-type="float" office:value="10">
            <text:p>10</text:p>
          </table:table-cell>
          <table:table-cell table:style-name="ce25" table:formula="of:=IF(ISBLANK([base.AS73]);&quot;&quot;;[base.AS73])" office:value-type="string" office:string-value="Le port est le lien essentiel du comptoir. Les matelots chargent et déchargent les cargaisons, les bateaux y sont amarrés en sécurité. /nL'on y trouve également des bateaux à louer.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25" table:formula="of:=IF(ISBLANK([base.AT73]);&quot;&quot;;[base.AT73])">
            <text:p/>
          </table:table-cell>
          <table:table-cell table:number-columns-repeated="991"/>
        </table:table-row>
        <table:table-row table:style-name="ro1">
          <table:table-cell table:formula="of:=[base.A74]" office:value-type="string" office:string-value="TR_port_maritime_3">
            <text:p>TR_port_maritime_3</text:p>
          </table:table-cell>
          <table:table-cell table:style-name="ce25" table:formula="of:=IF(ISBLANK([base.D74]);&quot;&quot;;[base.D74])" office:value-type="string" office:string-value="Grand port">
            <text:p>Grand port</text:p>
          </table:table-cell>
          <table:table-cell table:style-name="ce25" table:formula="of:=IF(ISBLANK([base.E74]);&quot;&quot;;[base.E74])" office:value-type="string" office:string-value="Great harbour">
            <text:p>Great harbour</text:p>
          </table:table-cell>
          <table:table-cell table:formula="of:=[base.W74]" office:value-type="float" office:value="480">
            <text:p>480</text:p>
          </table:table-cell>
          <table:table-cell table:formula="of:=[base.X74]" office:value-type="float" office:value="0">
            <text:p>0</text:p>
          </table:table-cell>
          <table:table-cell table:formula="of:=[base.N74]" office:value-type="float" office:value="910">
            <text:p>910</text:p>
          </table:table-cell>
          <table:table-cell table:style-name="ce25" table:formula="of:=IF(ISBLANK([base.Z74]);&quot;&quot;;[base.Z74])" office:value-type="string" office:string-value="tradevalue">
            <text:p>tradevalue</text:p>
          </table:table-cell>
          <table:table-cell table:style-name="ce25" table:formula="of:=IF(ISBLANK([base.AA74]);&quot;&quot;;[base.AA74])" office:value-type="float" office:value="20">
            <text:p>20</text:p>
          </table:table-cell>
          <table:table-cell table:style-name="ce25" table:formula="of:=IF(ISBLANK([base.AB74]);&quot;&quot;;[base.AB74])" office:value-type="string" office:string-value="tax_income">
            <text:p>tax_income</text:p>
          </table:table-cell>
          <table:table-cell table:style-name="ce25" table:formula="of:=IF(ISBLANK([base.AC74]);&quot;&quot;;[base.AC74])" office:value-type="float" office:value="2.5">
            <text:p>2,5</text:p>
          </table:table-cell>
          <table:table-cell table:style-name="ce25" table:formula="of:=IF(ISBLANK([base.AD74]);&quot;&quot;;[base.AD74])" office:value-type="string" office:string-value="galleys">
            <text:p>galleys</text:p>
          </table:table-cell>
          <table:table-cell table:style-name="ce25" table:formula="of:=IF(ISBLANK([base.AE74]);&quot;&quot;;[base.AE74])" office:value-type="float" office:value="2">
            <text:p>2</text:p>
          </table:table-cell>
          <table:table-cell table:style-name="ce25" table:formula="of:=IF(ISBLANK([base.AF74]);&quot;&quot;;[base.AF74])">
            <text:p/>
          </table:table-cell>
          <table:table-cell table:style-name="ce25" table:formula="of:=IF(ISBLANK([base.AG74]);&quot;&quot;;[base.AG74])">
            <text:p/>
          </table:table-cell>
          <table:table-cell table:style-name="ce25" table:formula="of:=IF(ISBLANK([base.AH74]);&quot;&quot;;[base.AH74])">
            <text:p/>
          </table:table-cell>
          <table:table-cell table:style-name="ce25" table:formula="of:=IF(ISBLANK([base.AI74]);&quot;&quot;;[base.AI74])">
            <text:p/>
          </table:table-cell>
          <table:table-cell table:style-name="ce25" table:formula="of:=IF(ISBLANK([base.AJ74]);&quot;&quot;;[base.AJ74])" office:value-type="string" office:string-value="TR_bureau_2">
            <text:p>TR_bureau_2</text:p>
          </table:table-cell>
          <table:table-cell table:style-name="ce25" table:formula="of:=IF(ISBLANK([base.AK74]);&quot;&quot;;[base.AK74])">
            <text:p/>
          </table:table-cell>
          <table:table-cell table:style-name="ce25" table:formula="of:=IF(ISBLANK([base.AL74]);&quot;&quot;;[base.AL74])" office:value-type="string" office:string-value="TR_port_maritime_2">
            <text:p>TR_port_maritime_2</text:p>
          </table:table-cell>
          <table:table-cell table:style-name="ce25" table:formula="of:=IF(ISBLANK([base.AM74]);&quot;&quot;;[base.AM74])">
            <text:p/>
          </table:table-cell>
          <table:table-cell table:style-name="ce25" table:formula="of:=IF(ISBLANK([base.AN74]);&quot;&quot;;[base.AN74])">
            <text:p/>
          </table:table-cell>
          <table:table-cell table:style-name="ce25" table:formula="of:=IF(ISBLANK([base.AO74]);&quot;&quot;;[base.AO74])" office:value-type="string" office:string-value="TECH_TRADE_PRACTICES">
            <text:p>TECH_TRADE_PRACTICES</text:p>
          </table:table-cell>
          <table:table-cell table:style-name="ce25" table:formula="of:=IF(ISBLANK([base.AP74]);&quot;&quot;;[base.AP74])" office:value-type="float" office:value="0">
            <text:p>0</text:p>
          </table:table-cell>
          <table:table-cell table:style-name="ce25" table:formula="of:=IF(ISBLANK([base.AQ74]);&quot;&quot;;[base.AQ74])" office:value-type="float" office:value="95">
            <text:p>95</text:p>
          </table:table-cell>
          <table:table-cell table:style-name="ce25" table:formula="of:=IF(ISBLANK([base.AR74]);&quot;&quot;;[base.AR74])" office:value-type="float" office:value="10">
            <text:p>10</text:p>
          </table:table-cell>
          <table:table-cell table:style-name="ce25" table:formula="of:=IF(ISBLANK([base.AS74]);&quot;&quot;;[base.AS74])" office:value-type="string" office:string-value="Le port est le lien essentiel du comptoir. Les matelots chargent et déchargent les cargaisons, les bateaux y sont amarrés en sécurité. /nL'on y trouve également des bateaux à louer.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25" table:formula="of:=IF(ISBLANK([base.AT74]);&quot;&quot;;[base.AT74])">
            <text:p/>
          </table:table-cell>
          <table:table-cell table:number-columns-repeated="991"/>
        </table:table-row>
        <table:table-row table:style-name="ro1" table:number-rows-repeated="4">
          <table:table-cell/>
          <table:table-cell table:style-name="ce25" table:number-columns-repeated="2"/>
          <table:table-cell table:number-columns-repeated="3"/>
          <table:table-cell table:style-name="ce25" table:number-columns-repeated="21"/>
          <table:table-cell table:number-columns-repeated="991"/>
        </table:table-row>
        <table:table-row table:style-name="ro1">
          <table:table-cell table:formula="of:=[base.A114]" office:value-type="float" office:value="0">
            <text:p>0</text:p>
          </table:table-cell>
          <table:table-cell table:style-name="ce25" table:formula="of:=IF(ISBLANK([base.D114]);&quot;&quot;;[base.D114])">
            <text:p/>
          </table:table-cell>
          <table:table-cell table:style-name="ce25" table:formula="of:=IF(ISBLANK([base.E114]);&quot;&quot;;[base.E114])">
            <text:p/>
          </table:table-cell>
          <table:table-cell table:formula="of:=[base.W114]" office:value-type="float" office:value="0">
            <text:p>0</text:p>
          </table:table-cell>
          <table:table-cell table:formula="of:=[base.X114]" office:value-type="float" office:value="0">
            <text:p>0</text:p>
          </table:table-cell>
          <table:table-cell table:formula="of:=[base.N114]" office:value-type="float" office:value="0">
            <text:p>0</text:p>
          </table:table-cell>
          <table:table-cell table:style-name="ce25" table:formula="of:=IF(ISBLANK([base.Z113]);&quot;&quot;;[base.Z113])">
            <text:p/>
          </table:table-cell>
          <table:table-cell table:style-name="ce25" table:formula="of:=IF(ISBLANK([base.AA113]);&quot;&quot;;[base.AA113])">
            <text:p/>
          </table:table-cell>
          <table:table-cell table:style-name="ce25" table:formula="of:=IF(ISBLANK([base.AB113]);&quot;&quot;;[base.AB113])">
            <text:p/>
          </table:table-cell>
          <table:table-cell table:style-name="ce25" table:formula="of:=IF(ISBLANK([base.AC113]);&quot;&quot;;[base.AC113])">
            <text:p/>
          </table:table-cell>
          <table:table-cell table:style-name="ce25" table:formula="of:=IF(ISBLANK([base.AD113]);&quot;&quot;;[base.AD113])">
            <text:p/>
          </table:table-cell>
          <table:table-cell table:style-name="ce25" table:formula="of:=IF(ISBLANK([base.AE113]);&quot;&quot;;[base.AE113])">
            <text:p/>
          </table:table-cell>
          <table:table-cell table:style-name="ce25" table:formula="of:=IF(ISBLANK([base.AF113]);&quot;&quot;;[base.AF113])">
            <text:p/>
          </table:table-cell>
          <table:table-cell table:style-name="ce25" table:formula="of:=IF(ISBLANK([base.AG113]);&quot;&quot;;[base.AG113])">
            <text:p/>
          </table:table-cell>
          <table:table-cell table:style-name="ce25" table:formula="of:=IF(ISBLANK([base.AH108]);&quot;&quot;;[base.AH108])">
            <text:p/>
          </table:table-cell>
          <table:table-cell table:style-name="ce25" table:formula="of:=IF(ISBLANK([base.AI108]);&quot;&quot;;[base.AI108])">
            <text:p/>
          </table:table-cell>
          <table:table-cell table:style-name="ce25" table:formula="of:=IF(ISBLANK([base.AJ113]);&quot;&quot;;[base.AJ113])">
            <text:p/>
          </table:table-cell>
          <table:table-cell table:style-name="ce25" table:formula="of:=IF(ISBLANK([base.AK113]);&quot;&quot;;[base.AK113])">
            <text:p/>
          </table:table-cell>
          <table:table-cell table:style-name="ce25" table:formula="of:=IF(ISBLANK([base.AL113]);&quot;&quot;;[base.AL113])">
            <text:p/>
          </table:table-cell>
          <table:table-cell table:style-name="ce25" table:formula="of:=IF(ISBLANK([base.AM113]);&quot;&quot;;[base.AM113])">
            <text:p/>
          </table:table-cell>
          <table:table-cell table:style-name="ce25" table:formula="of:=IF(ISBLANK([base.AN113]);&quot;&quot;;[base.AN113])">
            <text:p/>
          </table:table-cell>
          <table:table-cell table:style-name="ce25" table:formula="of:=IF(ISBLANK([base.AO113]);&quot;&quot;;[base.AO113])">
            <text:p/>
          </table:table-cell>
          <table:table-cell table:style-name="ce25" table:formula="of:=IF(ISBLANK([base.AP113]);&quot;&quot;;[base.AP113])">
            <text:p/>
          </table:table-cell>
          <table:table-cell table:style-name="ce25" table:formula="of:=IF(ISBLANK([base.AQ113]);&quot;&quot;;[base.AQ113])">
            <text:p/>
          </table:table-cell>
          <table:table-cell table:style-name="ce25" table:formula="of:=IF(ISBLANK([base.AR113]);&quot;&quot;;[base.AR113])">
            <text:p/>
          </table:table-cell>
          <table:table-cell table:style-name="ce25" table:formula="of:=IF(ISBLANK([base.AS113]);&quot;&quot;;[base.AS113])">
            <text:p/>
          </table:table-cell>
          <table:table-cell table:style-name="ce25" table:formula="of:=IF(ISBLANK([base.AT113]);&quot;&quot;;[base.AT113])">
            <text:p/>
          </table:table-cell>
          <table:table-cell table:number-columns-repeated="991"/>
        </table:table-row>
        <table:table-row table:style-name="ro1">
          <table:table-cell table:formula="of:=[base.A115]" office:value-type="float" office:value="0">
            <text:p>0</text:p>
          </table:table-cell>
          <table:table-cell table:style-name="ce25" table:formula="of:=IF(ISBLANK([base.D115]);&quot;&quot;;[base.D115])">
            <text:p/>
          </table:table-cell>
          <table:table-cell table:style-name="ce25" table:formula="of:=IF(ISBLANK([base.E115]);&quot;&quot;;[base.E115])">
            <text:p/>
          </table:table-cell>
          <table:table-cell table:formula="of:=[base.W115]" office:value-type="float" office:value="0">
            <text:p>0</text:p>
          </table:table-cell>
          <table:table-cell table:formula="of:=[base.X115]" office:value-type="float" office:value="0">
            <text:p>0</text:p>
          </table:table-cell>
          <table:table-cell table:formula="of:=[base.N115]" office:value-type="float" office:value="0">
            <text:p>0</text:p>
          </table:table-cell>
          <table:table-cell table:style-name="ce25" table:formula="of:=IF(ISBLANK([base.Z114]);&quot;&quot;;[base.Z114])">
            <text:p/>
          </table:table-cell>
          <table:table-cell table:style-name="ce25" table:formula="of:=IF(ISBLANK([base.AA114]);&quot;&quot;;[base.AA114])">
            <text:p/>
          </table:table-cell>
          <table:table-cell table:style-name="ce25" table:formula="of:=IF(ISBLANK([base.AB114]);&quot;&quot;;[base.AB114])">
            <text:p/>
          </table:table-cell>
          <table:table-cell table:style-name="ce25" table:formula="of:=IF(ISBLANK([base.AC114]);&quot;&quot;;[base.AC114])">
            <text:p/>
          </table:table-cell>
          <table:table-cell table:style-name="ce25" table:formula="of:=IF(ISBLANK([base.AD114]);&quot;&quot;;[base.AD114])">
            <text:p/>
          </table:table-cell>
          <table:table-cell table:style-name="ce25" table:formula="of:=IF(ISBLANK([base.AE114]);&quot;&quot;;[base.AE114])">
            <text:p/>
          </table:table-cell>
          <table:table-cell table:style-name="ce25" table:formula="of:=IF(ISBLANK([base.AF114]);&quot;&quot;;[base.AF114])">
            <text:p/>
          </table:table-cell>
          <table:table-cell table:style-name="ce25" table:formula="of:=IF(ISBLANK([base.AG114]);&quot;&quot;;[base.AG114])">
            <text:p/>
          </table:table-cell>
          <table:table-cell table:style-name="ce25" table:formula="of:=IF(ISBLANK([base.AH109]);&quot;&quot;;[base.AH109])">
            <text:p/>
          </table:table-cell>
          <table:table-cell table:style-name="ce25" table:formula="of:=IF(ISBLANK([base.AI109]);&quot;&quot;;[base.AI109])">
            <text:p/>
          </table:table-cell>
          <table:table-cell table:style-name="ce25" table:formula="of:=IF(ISBLANK([base.AJ114]);&quot;&quot;;[base.AJ114])">
            <text:p/>
          </table:table-cell>
          <table:table-cell table:style-name="ce25" table:formula="of:=IF(ISBLANK([base.AK114]);&quot;&quot;;[base.AK114])">
            <text:p/>
          </table:table-cell>
          <table:table-cell table:style-name="ce25" table:formula="of:=IF(ISBLANK([base.AL114]);&quot;&quot;;[base.AL114])">
            <text:p/>
          </table:table-cell>
          <table:table-cell table:style-name="ce25" table:formula="of:=IF(ISBLANK([base.AM114]);&quot;&quot;;[base.AM114])">
            <text:p/>
          </table:table-cell>
          <table:table-cell table:style-name="ce25" table:formula="of:=IF(ISBLANK([base.AN114]);&quot;&quot;;[base.AN114])">
            <text:p/>
          </table:table-cell>
          <table:table-cell table:style-name="ce25" table:formula="of:=IF(ISBLANK([base.AO114]);&quot;&quot;;[base.AO114])">
            <text:p/>
          </table:table-cell>
          <table:table-cell table:style-name="ce25" table:formula="of:=IF(ISBLANK([base.AP114]);&quot;&quot;;[base.AP114])">
            <text:p/>
          </table:table-cell>
          <table:table-cell table:style-name="ce25" table:formula="of:=IF(ISBLANK([base.AQ114]);&quot;&quot;;[base.AQ114])">
            <text:p/>
          </table:table-cell>
          <table:table-cell table:style-name="ce25" table:formula="of:=IF(ISBLANK([base.AR114]);&quot;&quot;;[base.AR114])">
            <text:p/>
          </table:table-cell>
          <table:table-cell table:style-name="ce25" table:formula="of:=IF(ISBLANK([base.AS114]);&quot;&quot;;[base.AS114])">
            <text:p/>
          </table:table-cell>
          <table:table-cell table:style-name="ce25" table:formula="of:=IF(ISBLANK([base.AT114]);&quot;&quot;;[base.AT114])">
            <text:p/>
          </table:table-cell>
          <table:table-cell table:number-columns-repeated="991"/>
        </table:table-row>
        <table:table-row table:style-name="ro1">
          <table:table-cell table:formula="of:=[base.A116]" office:value-type="float" office:value="0">
            <text:p>0</text:p>
          </table:table-cell>
          <table:table-cell table:style-name="ce25" table:formula="of:=IF(ISBLANK([base.D116]);&quot;&quot;;[base.D116])">
            <text:p/>
          </table:table-cell>
          <table:table-cell table:style-name="ce25" table:formula="of:=IF(ISBLANK([base.E116]);&quot;&quot;;[base.E116])">
            <text:p/>
          </table:table-cell>
          <table:table-cell table:formula="of:=[base.W116]" office:value-type="float" office:value="0">
            <text:p>0</text:p>
          </table:table-cell>
          <table:table-cell table:formula="of:=[base.X116]" office:value-type="float" office:value="0">
            <text:p>0</text:p>
          </table:table-cell>
          <table:table-cell table:formula="of:=[base.N116]" office:value-type="float" office:value="0">
            <text:p>0</text:p>
          </table:table-cell>
          <table:table-cell table:style-name="ce25" table:formula="of:=IF(ISBLANK([base.Z115]);&quot;&quot;;[base.Z115])">
            <text:p/>
          </table:table-cell>
          <table:table-cell table:style-name="ce25" table:formula="of:=IF(ISBLANK([base.AA115]);&quot;&quot;;[base.AA115])">
            <text:p/>
          </table:table-cell>
          <table:table-cell table:style-name="ce25" table:formula="of:=IF(ISBLANK([base.AB115]);&quot;&quot;;[base.AB115])">
            <text:p/>
          </table:table-cell>
          <table:table-cell table:style-name="ce25" table:formula="of:=IF(ISBLANK([base.AC115]);&quot;&quot;;[base.AC115])">
            <text:p/>
          </table:table-cell>
          <table:table-cell table:style-name="ce25" table:formula="of:=IF(ISBLANK([base.AD115]);&quot;&quot;;[base.AD115])">
            <text:p/>
          </table:table-cell>
          <table:table-cell table:style-name="ce25" table:formula="of:=IF(ISBLANK([base.AE115]);&quot;&quot;;[base.AE115])">
            <text:p/>
          </table:table-cell>
          <table:table-cell table:style-name="ce25" table:formula="of:=IF(ISBLANK([base.AF115]);&quot;&quot;;[base.AF115])">
            <text:p/>
          </table:table-cell>
          <table:table-cell table:style-name="ce25" table:formula="of:=IF(ISBLANK([base.AG115]);&quot;&quot;;[base.AG115])">
            <text:p/>
          </table:table-cell>
          <table:table-cell table:style-name="ce25" table:formula="of:=IF(ISBLANK([base.AH110]);&quot;&quot;;[base.AH110])">
            <text:p/>
          </table:table-cell>
          <table:table-cell table:style-name="ce25" table:formula="of:=IF(ISBLANK([base.AI110]);&quot;&quot;;[base.AI110])">
            <text:p/>
          </table:table-cell>
          <table:table-cell table:style-name="ce25" table:formula="of:=IF(ISBLANK([base.AJ115]);&quot;&quot;;[base.AJ115])">
            <text:p/>
          </table:table-cell>
          <table:table-cell table:style-name="ce25" table:formula="of:=IF(ISBLANK([base.AK115]);&quot;&quot;;[base.AK115])">
            <text:p/>
          </table:table-cell>
          <table:table-cell table:style-name="ce25" table:formula="of:=IF(ISBLANK([base.AL115]);&quot;&quot;;[base.AL115])">
            <text:p/>
          </table:table-cell>
          <table:table-cell table:style-name="ce25" table:formula="of:=IF(ISBLANK([base.AM115]);&quot;&quot;;[base.AM115])">
            <text:p/>
          </table:table-cell>
          <table:table-cell table:style-name="ce25" table:formula="of:=IF(ISBLANK([base.AN115]);&quot;&quot;;[base.AN115])">
            <text:p/>
          </table:table-cell>
          <table:table-cell table:style-name="ce25" table:formula="of:=IF(ISBLANK([base.AO115]);&quot;&quot;;[base.AO115])">
            <text:p/>
          </table:table-cell>
          <table:table-cell table:style-name="ce25" table:formula="of:=IF(ISBLANK([base.AP115]);&quot;&quot;;[base.AP115])">
            <text:p/>
          </table:table-cell>
          <table:table-cell table:style-name="ce25" table:formula="of:=IF(ISBLANK([base.AQ115]);&quot;&quot;;[base.AQ115])">
            <text:p/>
          </table:table-cell>
          <table:table-cell table:style-name="ce25" table:formula="of:=IF(ISBLANK([base.AR115]);&quot;&quot;;[base.AR115])">
            <text:p/>
          </table:table-cell>
          <table:table-cell table:style-name="ce25" table:formula="of:=IF(ISBLANK([base.AS115]);&quot;&quot;;[base.AS115])">
            <text:p/>
          </table:table-cell>
          <table:table-cell table:style-name="ce25" table:formula="of:=IF(ISBLANK([base.AT115]);&quot;&quot;;[base.AT115])">
            <text:p/>
          </table:table-cell>
          <table:table-cell table:number-columns-repeated="991"/>
        </table:table-row>
        <table:table-row table:style-name="ro1">
          <table:table-cell table:formula="of:=[base.A117]" office:value-type="float" office:value="0">
            <text:p>0</text:p>
          </table:table-cell>
          <table:table-cell table:style-name="ce25" table:formula="of:=IF(ISBLANK([base.D117]);&quot;&quot;;[base.D117])">
            <text:p/>
          </table:table-cell>
          <table:table-cell table:style-name="ce25" table:formula="of:=IF(ISBLANK([base.E117]);&quot;&quot;;[base.E117])">
            <text:p/>
          </table:table-cell>
          <table:table-cell table:formula="of:=[base.W117]" office:value-type="float" office:value="0">
            <text:p>0</text:p>
          </table:table-cell>
          <table:table-cell table:formula="of:=[base.X117]" office:value-type="float" office:value="0">
            <text:p>0</text:p>
          </table:table-cell>
          <table:table-cell table:formula="of:=[base.N117]" office:value-type="float" office:value="0">
            <text:p>0</text:p>
          </table:table-cell>
          <table:table-cell table:style-name="ce25" table:formula="of:=IF(ISBLANK([base.Z116]);&quot;&quot;;[base.Z116])">
            <text:p/>
          </table:table-cell>
          <table:table-cell table:style-name="ce25" table:formula="of:=IF(ISBLANK([base.AA116]);&quot;&quot;;[base.AA116])">
            <text:p/>
          </table:table-cell>
          <table:table-cell table:style-name="ce25" table:formula="of:=IF(ISBLANK([base.AB116]);&quot;&quot;;[base.AB116])">
            <text:p/>
          </table:table-cell>
          <table:table-cell table:style-name="ce25" table:formula="of:=IF(ISBLANK([base.AC116]);&quot;&quot;;[base.AC116])">
            <text:p/>
          </table:table-cell>
          <table:table-cell table:style-name="ce25" table:formula="of:=IF(ISBLANK([base.AD116]);&quot;&quot;;[base.AD116])">
            <text:p/>
          </table:table-cell>
          <table:table-cell table:style-name="ce25" table:formula="of:=IF(ISBLANK([base.AE116]);&quot;&quot;;[base.AE116])">
            <text:p/>
          </table:table-cell>
          <table:table-cell table:style-name="ce25" table:formula="of:=IF(ISBLANK([base.AF116]);&quot;&quot;;[base.AF116])">
            <text:p/>
          </table:table-cell>
          <table:table-cell table:style-name="ce25" table:formula="of:=IF(ISBLANK([base.AG116]);&quot;&quot;;[base.AG116])">
            <text:p/>
          </table:table-cell>
          <table:table-cell table:style-name="ce25" table:formula="of:=IF(ISBLANK([base.AH111]);&quot;&quot;;[base.AH111])">
            <text:p/>
          </table:table-cell>
          <table:table-cell table:style-name="ce25" table:formula="of:=IF(ISBLANK([base.AI111]);&quot;&quot;;[base.AI111])">
            <text:p/>
          </table:table-cell>
          <table:table-cell table:style-name="ce25" table:formula="of:=IF(ISBLANK([base.AJ116]);&quot;&quot;;[base.AJ116])">
            <text:p/>
          </table:table-cell>
          <table:table-cell table:style-name="ce25" table:formula="of:=IF(ISBLANK([base.AK116]);&quot;&quot;;[base.AK116])">
            <text:p/>
          </table:table-cell>
          <table:table-cell table:style-name="ce25" table:formula="of:=IF(ISBLANK([base.AL116]);&quot;&quot;;[base.AL116])">
            <text:p/>
          </table:table-cell>
          <table:table-cell table:style-name="ce25" table:formula="of:=IF(ISBLANK([base.AM116]);&quot;&quot;;[base.AM116])">
            <text:p/>
          </table:table-cell>
          <table:table-cell table:style-name="ce25" table:formula="of:=IF(ISBLANK([base.AN116]);&quot;&quot;;[base.AN116])">
            <text:p/>
          </table:table-cell>
          <table:table-cell table:style-name="ce25" table:formula="of:=IF(ISBLANK([base.AO116]);&quot;&quot;;[base.AO116])">
            <text:p/>
          </table:table-cell>
          <table:table-cell table:style-name="ce25" table:formula="of:=IF(ISBLANK([base.AP116]);&quot;&quot;;[base.AP116])">
            <text:p/>
          </table:table-cell>
          <table:table-cell table:style-name="ce25" table:formula="of:=IF(ISBLANK([base.AQ116]);&quot;&quot;;[base.AQ116])">
            <text:p/>
          </table:table-cell>
          <table:table-cell table:style-name="ce25" table:formula="of:=IF(ISBLANK([base.AR116]);&quot;&quot;;[base.AR116])">
            <text:p/>
          </table:table-cell>
          <table:table-cell table:style-name="ce25" table:formula="of:=IF(ISBLANK([base.AS116]);&quot;&quot;;[base.AS116])">
            <text:p/>
          </table:table-cell>
          <table:table-cell table:style-name="ce25" table:formula="of:=IF(ISBLANK([base.AT116]);&quot;&quot;;[base.AT116])">
            <text:p/>
          </table:table-cell>
          <table:table-cell table:number-columns-repeated="991"/>
        </table:table-row>
        <table:table-row table:style-name="ro1">
          <table:table-cell table:formula="of:=[base.A118]" office:value-type="float" office:value="0">
            <text:p>0</text:p>
          </table:table-cell>
          <table:table-cell table:style-name="ce25" table:formula="of:=IF(ISBLANK([base.D118]);&quot;&quot;;[base.D118])">
            <text:p/>
          </table:table-cell>
          <table:table-cell table:style-name="ce25" table:formula="of:=IF(ISBLANK([base.E118]);&quot;&quot;;[base.E118])">
            <text:p/>
          </table:table-cell>
          <table:table-cell table:formula="of:=[base.W118]" office:value-type="float" office:value="0">
            <text:p>0</text:p>
          </table:table-cell>
          <table:table-cell table:formula="of:=[base.X118]" office:value-type="float" office:value="0">
            <text:p>0</text:p>
          </table:table-cell>
          <table:table-cell table:formula="of:=[base.N118]" office:value-type="float" office:value="0">
            <text:p>0</text:p>
          </table:table-cell>
          <table:table-cell table:style-name="ce25" table:formula="of:=IF(ISBLANK([base.Z117]);&quot;&quot;;[base.Z117])">
            <text:p/>
          </table:table-cell>
          <table:table-cell table:style-name="ce25" table:formula="of:=IF(ISBLANK([base.AA117]);&quot;&quot;;[base.AA117])">
            <text:p/>
          </table:table-cell>
          <table:table-cell table:style-name="ce25" table:formula="of:=IF(ISBLANK([base.AB117]);&quot;&quot;;[base.AB117])">
            <text:p/>
          </table:table-cell>
          <table:table-cell table:style-name="ce25" table:formula="of:=IF(ISBLANK([base.AC117]);&quot;&quot;;[base.AC117])">
            <text:p/>
          </table:table-cell>
          <table:table-cell table:style-name="ce25" table:formula="of:=IF(ISBLANK([base.AD117]);&quot;&quot;;[base.AD117])">
            <text:p/>
          </table:table-cell>
          <table:table-cell table:style-name="ce25" table:formula="of:=IF(ISBLANK([base.AE117]);&quot;&quot;;[base.AE117])">
            <text:p/>
          </table:table-cell>
          <table:table-cell table:style-name="ce25" table:formula="of:=IF(ISBLANK([base.AF117]);&quot;&quot;;[base.AF117])">
            <text:p/>
          </table:table-cell>
          <table:table-cell table:style-name="ce25" table:formula="of:=IF(ISBLANK([base.AG117]);&quot;&quot;;[base.AG117])">
            <text:p/>
          </table:table-cell>
          <table:table-cell table:style-name="ce25" table:formula="of:=IF(ISBLANK([base.AH113]);&quot;&quot;;[base.AH113])">
            <text:p/>
          </table:table-cell>
          <table:table-cell table:style-name="ce25" table:formula="of:=IF(ISBLANK([base.AI113]);&quot;&quot;;[base.AI113])">
            <text:p/>
          </table:table-cell>
          <table:table-cell table:style-name="ce25" table:formula="of:=IF(ISBLANK([base.AJ117]);&quot;&quot;;[base.AJ117])">
            <text:p/>
          </table:table-cell>
          <table:table-cell table:style-name="ce25" table:formula="of:=IF(ISBLANK([base.AK117]);&quot;&quot;;[base.AK117])">
            <text:p/>
          </table:table-cell>
          <table:table-cell table:style-name="ce25" table:formula="of:=IF(ISBLANK([base.AL117]);&quot;&quot;;[base.AL117])">
            <text:p/>
          </table:table-cell>
          <table:table-cell table:style-name="ce25" table:formula="of:=IF(ISBLANK([base.AM117]);&quot;&quot;;[base.AM117])">
            <text:p/>
          </table:table-cell>
          <table:table-cell table:style-name="ce25" table:formula="of:=IF(ISBLANK([base.AN117]);&quot;&quot;;[base.AN117])">
            <text:p/>
          </table:table-cell>
          <table:table-cell table:style-name="ce25" table:formula="of:=IF(ISBLANK([base.AO117]);&quot;&quot;;[base.AO117])">
            <text:p/>
          </table:table-cell>
          <table:table-cell table:style-name="ce25" table:formula="of:=IF(ISBLANK([base.AP117]);&quot;&quot;;[base.AP117])">
            <text:p/>
          </table:table-cell>
          <table:table-cell table:style-name="ce25" table:formula="of:=IF(ISBLANK([base.AQ117]);&quot;&quot;;[base.AQ117])">
            <text:p/>
          </table:table-cell>
          <table:table-cell table:style-name="ce25" table:formula="of:=IF(ISBLANK([base.AR117]);&quot;&quot;;[base.AR117])">
            <text:p/>
          </table:table-cell>
          <table:table-cell table:style-name="ce25" table:formula="of:=IF(ISBLANK([base.AS117]);&quot;&quot;;[base.AS117])">
            <text:p/>
          </table:table-cell>
          <table:table-cell table:style-name="ce25" table:formula="of:=IF(ISBLANK([base.AT117]);&quot;&quot;;[base.AT117])">
            <text:p/>
          </table:table-cell>
          <table:table-cell table:number-columns-repeated="991"/>
        </table:table-row>
        <table:table-row table:style-name="ro1">
          <table:table-cell table:formula="of:=[base.A119]" office:value-type="float" office:value="0">
            <text:p>0</text:p>
          </table:table-cell>
          <table:table-cell table:style-name="ce25" table:formula="of:=IF(ISBLANK([base.D119]);&quot;&quot;;[base.D119])">
            <text:p/>
          </table:table-cell>
          <table:table-cell table:style-name="ce25" table:formula="of:=IF(ISBLANK([base.E119]);&quot;&quot;;[base.E119])">
            <text:p/>
          </table:table-cell>
          <table:table-cell table:formula="of:=[base.W119]" office:value-type="float" office:value="0">
            <text:p>0</text:p>
          </table:table-cell>
          <table:table-cell table:formula="of:=[base.X119]" office:value-type="float" office:value="0">
            <text:p>0</text:p>
          </table:table-cell>
          <table:table-cell table:formula="of:=[base.N119]" office:value-type="float" office:value="0">
            <text:p>0</text:p>
          </table:table-cell>
          <table:table-cell table:style-name="ce25" table:formula="of:=IF(ISBLANK([base.Z118]);&quot;&quot;;[base.Z118])">
            <text:p/>
          </table:table-cell>
          <table:table-cell table:style-name="ce25" table:formula="of:=IF(ISBLANK([base.AA118]);&quot;&quot;;[base.AA118])">
            <text:p/>
          </table:table-cell>
          <table:table-cell table:style-name="ce25" table:formula="of:=IF(ISBLANK([base.AB118]);&quot;&quot;;[base.AB118])">
            <text:p/>
          </table:table-cell>
          <table:table-cell table:style-name="ce25" table:formula="of:=IF(ISBLANK([base.AC118]);&quot;&quot;;[base.AC118])">
            <text:p/>
          </table:table-cell>
          <table:table-cell table:style-name="ce25" table:formula="of:=IF(ISBLANK([base.AD118]);&quot;&quot;;[base.AD118])">
            <text:p/>
          </table:table-cell>
          <table:table-cell table:style-name="ce25" table:formula="of:=IF(ISBLANK([base.AE118]);&quot;&quot;;[base.AE118])">
            <text:p/>
          </table:table-cell>
          <table:table-cell table:style-name="ce25" table:formula="of:=IF(ISBLANK([base.AF118]);&quot;&quot;;[base.AF118])">
            <text:p/>
          </table:table-cell>
          <table:table-cell table:style-name="ce25" table:formula="of:=IF(ISBLANK([base.AG118]);&quot;&quot;;[base.AG118])">
            <text:p/>
          </table:table-cell>
          <table:table-cell table:style-name="ce25" table:formula="of:=IF(ISBLANK([base.AH114]);&quot;&quot;;[base.AH114])">
            <text:p/>
          </table:table-cell>
          <table:table-cell table:style-name="ce25" table:formula="of:=IF(ISBLANK([base.AI114]);&quot;&quot;;[base.AI114])">
            <text:p/>
          </table:table-cell>
          <table:table-cell table:style-name="ce25" table:formula="of:=IF(ISBLANK([base.AJ118]);&quot;&quot;;[base.AJ118])">
            <text:p/>
          </table:table-cell>
          <table:table-cell table:style-name="ce25" table:formula="of:=IF(ISBLANK([base.AK118]);&quot;&quot;;[base.AK118])">
            <text:p/>
          </table:table-cell>
          <table:table-cell table:style-name="ce25" table:formula="of:=IF(ISBLANK([base.AL118]);&quot;&quot;;[base.AL118])">
            <text:p/>
          </table:table-cell>
          <table:table-cell table:style-name="ce25" table:formula="of:=IF(ISBLANK([base.AM118]);&quot;&quot;;[base.AM118])">
            <text:p/>
          </table:table-cell>
          <table:table-cell table:style-name="ce25" table:formula="of:=IF(ISBLANK([base.AN118]);&quot;&quot;;[base.AN118])">
            <text:p/>
          </table:table-cell>
          <table:table-cell table:style-name="ce25" table:formula="of:=IF(ISBLANK([base.AO118]);&quot;&quot;;[base.AO118])">
            <text:p/>
          </table:table-cell>
          <table:table-cell table:style-name="ce25" table:formula="of:=IF(ISBLANK([base.AP118]);&quot;&quot;;[base.AP118])">
            <text:p/>
          </table:table-cell>
          <table:table-cell table:style-name="ce25" table:formula="of:=IF(ISBLANK([base.AQ118]);&quot;&quot;;[base.AQ118])">
            <text:p/>
          </table:table-cell>
          <table:table-cell table:style-name="ce25" table:formula="of:=IF(ISBLANK([base.AR118]);&quot;&quot;;[base.AR118])">
            <text:p/>
          </table:table-cell>
          <table:table-cell table:style-name="ce25" table:formula="of:=IF(ISBLANK([base.AS118]);&quot;&quot;;[base.AS118])">
            <text:p/>
          </table:table-cell>
          <table:table-cell table:style-name="ce25" table:formula="of:=IF(ISBLANK([base.AT118]);&quot;&quot;;[base.AT118])">
            <text:p/>
          </table:table-cell>
          <table:table-cell table:number-columns-repeated="991"/>
        </table:table-row>
        <table:table-row table:style-name="ro1">
          <table:table-cell table:formula="of:=[base.A120]" office:value-type="float" office:value="0">
            <text:p>0</text:p>
          </table:table-cell>
          <table:table-cell table:style-name="ce25" table:formula="of:=IF(ISBLANK([base.D120]);&quot;&quot;;[base.D120])">
            <text:p/>
          </table:table-cell>
          <table:table-cell table:style-name="ce25" table:formula="of:=IF(ISBLANK([base.E120]);&quot;&quot;;[base.E120])">
            <text:p/>
          </table:table-cell>
          <table:table-cell table:formula="of:=[base.W120]" office:value-type="float" office:value="0">
            <text:p>0</text:p>
          </table:table-cell>
          <table:table-cell table:formula="of:=[base.X120]" office:value-type="float" office:value="0">
            <text:p>0</text:p>
          </table:table-cell>
          <table:table-cell table:formula="of:=[base.N120]" office:value-type="float" office:value="0">
            <text:p>0</text:p>
          </table:table-cell>
          <table:table-cell table:style-name="ce25" table:formula="of:=IF(ISBLANK([base.Z119]);&quot;&quot;;[base.Z119])">
            <text:p/>
          </table:table-cell>
          <table:table-cell table:style-name="ce25" table:formula="of:=IF(ISBLANK([base.AA119]);&quot;&quot;;[base.AA119])">
            <text:p/>
          </table:table-cell>
          <table:table-cell table:style-name="ce25" table:formula="of:=IF(ISBLANK([base.AB119]);&quot;&quot;;[base.AB119])">
            <text:p/>
          </table:table-cell>
          <table:table-cell table:style-name="ce25" table:formula="of:=IF(ISBLANK([base.AC119]);&quot;&quot;;[base.AC119])">
            <text:p/>
          </table:table-cell>
          <table:table-cell table:style-name="ce25" table:formula="of:=IF(ISBLANK([base.AD119]);&quot;&quot;;[base.AD119])">
            <text:p/>
          </table:table-cell>
          <table:table-cell table:style-name="ce25" table:formula="of:=IF(ISBLANK([base.AE119]);&quot;&quot;;[base.AE119])">
            <text:p/>
          </table:table-cell>
          <table:table-cell table:style-name="ce25" table:formula="of:=IF(ISBLANK([base.AF119]);&quot;&quot;;[base.AF119])">
            <text:p/>
          </table:table-cell>
          <table:table-cell table:style-name="ce25" table:formula="of:=IF(ISBLANK([base.AG119]);&quot;&quot;;[base.AG119])">
            <text:p/>
          </table:table-cell>
          <table:table-cell table:style-name="ce25" table:formula="of:=IF(ISBLANK([base.AH115]);&quot;&quot;;[base.AH115])">
            <text:p/>
          </table:table-cell>
          <table:table-cell table:style-name="ce25" table:formula="of:=IF(ISBLANK([base.AI115]);&quot;&quot;;[base.AI115])">
            <text:p/>
          </table:table-cell>
          <table:table-cell table:style-name="ce25" table:formula="of:=IF(ISBLANK([base.AJ119]);&quot;&quot;;[base.AJ119])">
            <text:p/>
          </table:table-cell>
          <table:table-cell table:style-name="ce25" table:formula="of:=IF(ISBLANK([base.AK119]);&quot;&quot;;[base.AK119])">
            <text:p/>
          </table:table-cell>
          <table:table-cell table:style-name="ce25" table:formula="of:=IF(ISBLANK([base.AL119]);&quot;&quot;;[base.AL119])">
            <text:p/>
          </table:table-cell>
          <table:table-cell table:style-name="ce25" table:formula="of:=IF(ISBLANK([base.AM119]);&quot;&quot;;[base.AM119])">
            <text:p/>
          </table:table-cell>
          <table:table-cell table:style-name="ce25" table:formula="of:=IF(ISBLANK([base.AN119]);&quot;&quot;;[base.AN119])">
            <text:p/>
          </table:table-cell>
          <table:table-cell table:style-name="ce25" table:formula="of:=IF(ISBLANK([base.AO119]);&quot;&quot;;[base.AO119])">
            <text:p/>
          </table:table-cell>
          <table:table-cell table:style-name="ce25" table:formula="of:=IF(ISBLANK([base.AP119]);&quot;&quot;;[base.AP119])">
            <text:p/>
          </table:table-cell>
          <table:table-cell table:style-name="ce25" table:formula="of:=IF(ISBLANK([base.AQ119]);&quot;&quot;;[base.AQ119])">
            <text:p/>
          </table:table-cell>
          <table:table-cell table:style-name="ce25" table:formula="of:=IF(ISBLANK([base.AR119]);&quot;&quot;;[base.AR119])">
            <text:p/>
          </table:table-cell>
          <table:table-cell table:style-name="ce25" table:formula="of:=IF(ISBLANK([base.AS119]);&quot;&quot;;[base.AS119])">
            <text:p/>
          </table:table-cell>
          <table:table-cell table:style-name="ce25" table:formula="of:=IF(ISBLANK([base.AT119]);&quot;&quot;;[base.AT119])">
            <text:p/>
          </table:table-cell>
          <table:table-cell table:number-columns-repeated="991"/>
        </table:table-row>
        <table:table-row table:style-name="ro1">
          <table:table-cell table:formula="of:=[base.A121]" office:value-type="float" office:value="0">
            <text:p>0</text:p>
          </table:table-cell>
          <table:table-cell table:style-name="ce25" table:formula="of:=IF(ISBLANK([base.D121]);&quot;&quot;;[base.D121])">
            <text:p/>
          </table:table-cell>
          <table:table-cell table:style-name="ce25" table:formula="of:=IF(ISBLANK([base.E121]);&quot;&quot;;[base.E121])">
            <text:p/>
          </table:table-cell>
          <table:table-cell table:formula="of:=[base.W121]" office:value-type="float" office:value="0">
            <text:p>0</text:p>
          </table:table-cell>
          <table:table-cell table:formula="of:=[base.X121]" office:value-type="float" office:value="0">
            <text:p>0</text:p>
          </table:table-cell>
          <table:table-cell table:formula="of:=[base.N121]" office:value-type="float" office:value="0">
            <text:p>0</text:p>
          </table:table-cell>
          <table:table-cell table:style-name="ce25" table:formula="of:=IF(ISBLANK([base.Z120]);&quot;&quot;;[base.Z120])">
            <text:p/>
          </table:table-cell>
          <table:table-cell table:style-name="ce25" table:formula="of:=IF(ISBLANK([base.AA120]);&quot;&quot;;[base.AA120])">
            <text:p/>
          </table:table-cell>
          <table:table-cell table:style-name="ce25" table:formula="of:=IF(ISBLANK([base.AB120]);&quot;&quot;;[base.AB120])">
            <text:p/>
          </table:table-cell>
          <table:table-cell table:style-name="ce25" table:formula="of:=IF(ISBLANK([base.AC120]);&quot;&quot;;[base.AC120])">
            <text:p/>
          </table:table-cell>
          <table:table-cell table:style-name="ce25" table:formula="of:=IF(ISBLANK([base.AD120]);&quot;&quot;;[base.AD120])">
            <text:p/>
          </table:table-cell>
          <table:table-cell table:style-name="ce25" table:formula="of:=IF(ISBLANK([base.AE120]);&quot;&quot;;[base.AE120])">
            <text:p/>
          </table:table-cell>
          <table:table-cell table:style-name="ce25" table:formula="of:=IF(ISBLANK([base.AF120]);&quot;&quot;;[base.AF120])">
            <text:p/>
          </table:table-cell>
          <table:table-cell table:style-name="ce25" table:formula="of:=IF(ISBLANK([base.AG120]);&quot;&quot;;[base.AG120])">
            <text:p/>
          </table:table-cell>
          <table:table-cell table:style-name="ce25" table:formula="of:=IF(ISBLANK([base.AH116]);&quot;&quot;;[base.AH116])">
            <text:p/>
          </table:table-cell>
          <table:table-cell table:style-name="ce25" table:formula="of:=IF(ISBLANK([base.AI116]);&quot;&quot;;[base.AI116])">
            <text:p/>
          </table:table-cell>
          <table:table-cell table:style-name="ce25" table:formula="of:=IF(ISBLANK([base.AJ120]);&quot;&quot;;[base.AJ120])">
            <text:p/>
          </table:table-cell>
          <table:table-cell table:style-name="ce25" table:formula="of:=IF(ISBLANK([base.AK120]);&quot;&quot;;[base.AK120])">
            <text:p/>
          </table:table-cell>
          <table:table-cell table:style-name="ce25" table:formula="of:=IF(ISBLANK([base.AL120]);&quot;&quot;;[base.AL120])">
            <text:p/>
          </table:table-cell>
          <table:table-cell table:style-name="ce25" table:formula="of:=IF(ISBLANK([base.AM120]);&quot;&quot;;[base.AM120])">
            <text:p/>
          </table:table-cell>
          <table:table-cell table:style-name="ce25" table:formula="of:=IF(ISBLANK([base.AN120]);&quot;&quot;;[base.AN120])">
            <text:p/>
          </table:table-cell>
          <table:table-cell table:style-name="ce25" table:formula="of:=IF(ISBLANK([base.AO120]);&quot;&quot;;[base.AO120])">
            <text:p/>
          </table:table-cell>
          <table:table-cell table:style-name="ce25" table:formula="of:=IF(ISBLANK([base.AP120]);&quot;&quot;;[base.AP120])">
            <text:p/>
          </table:table-cell>
          <table:table-cell table:style-name="ce25" table:formula="of:=IF(ISBLANK([base.AQ120]);&quot;&quot;;[base.AQ120])">
            <text:p/>
          </table:table-cell>
          <table:table-cell table:style-name="ce25" table:formula="of:=IF(ISBLANK([base.AR120]);&quot;&quot;;[base.AR120])">
            <text:p/>
          </table:table-cell>
          <table:table-cell table:style-name="ce25" table:formula="of:=IF(ISBLANK([base.AS120]);&quot;&quot;;[base.AS120])">
            <text:p/>
          </table:table-cell>
          <table:table-cell table:style-name="ce25" table:formula="of:=IF(ISBLANK([base.AT120]);&quot;&quot;;[base.AT120])">
            <text:p/>
          </table:table-cell>
          <table:table-cell table:number-columns-repeated="991"/>
        </table:table-row>
        <table:table-row table:style-name="ro1">
          <table:table-cell table:formula="of:=[base.A122]" office:value-type="float" office:value="0">
            <text:p>0</text:p>
          </table:table-cell>
          <table:table-cell table:style-name="ce25" table:formula="of:=IF(ISBLANK([base.D122]);&quot;&quot;;[base.D122])">
            <text:p/>
          </table:table-cell>
          <table:table-cell table:style-name="ce25" table:formula="of:=IF(ISBLANK([base.E122]);&quot;&quot;;[base.E122])">
            <text:p/>
          </table:table-cell>
          <table:table-cell table:formula="of:=[base.W122]" office:value-type="float" office:value="0">
            <text:p>0</text:p>
          </table:table-cell>
          <table:table-cell table:formula="of:=[base.X122]" office:value-type="float" office:value="0">
            <text:p>0</text:p>
          </table:table-cell>
          <table:table-cell table:formula="of:=[base.N122]" office:value-type="float" office:value="0">
            <text:p>0</text:p>
          </table:table-cell>
          <table:table-cell table:style-name="ce25" table:formula="of:=IF(ISBLANK([base.Z121]);&quot;&quot;;[base.Z121])">
            <text:p/>
          </table:table-cell>
          <table:table-cell table:style-name="ce25" table:formula="of:=IF(ISBLANK([base.AA121]);&quot;&quot;;[base.AA121])">
            <text:p/>
          </table:table-cell>
          <table:table-cell table:style-name="ce25" table:formula="of:=IF(ISBLANK([base.AB121]);&quot;&quot;;[base.AB121])">
            <text:p/>
          </table:table-cell>
          <table:table-cell table:style-name="ce25" table:formula="of:=IF(ISBLANK([base.AC121]);&quot;&quot;;[base.AC121])">
            <text:p/>
          </table:table-cell>
          <table:table-cell table:style-name="ce25" table:formula="of:=IF(ISBLANK([base.AD121]);&quot;&quot;;[base.AD121])">
            <text:p/>
          </table:table-cell>
          <table:table-cell table:style-name="ce25" table:formula="of:=IF(ISBLANK([base.AE121]);&quot;&quot;;[base.AE121])">
            <text:p/>
          </table:table-cell>
          <table:table-cell table:style-name="ce25" table:formula="of:=IF(ISBLANK([base.AF121]);&quot;&quot;;[base.AF121])">
            <text:p/>
          </table:table-cell>
          <table:table-cell table:style-name="ce25" table:formula="of:=IF(ISBLANK([base.AG121]);&quot;&quot;;[base.AG121])">
            <text:p/>
          </table:table-cell>
          <table:table-cell table:style-name="ce25" table:formula="of:=IF(ISBLANK([base.AH117]);&quot;&quot;;[base.AH117])">
            <text:p/>
          </table:table-cell>
          <table:table-cell table:style-name="ce25" table:formula="of:=IF(ISBLANK([base.AI117]);&quot;&quot;;[base.AI117])">
            <text:p/>
          </table:table-cell>
          <table:table-cell table:style-name="ce25" table:formula="of:=IF(ISBLANK([base.AJ121]);&quot;&quot;;[base.AJ121])">
            <text:p/>
          </table:table-cell>
          <table:table-cell table:style-name="ce25" table:formula="of:=IF(ISBLANK([base.AK121]);&quot;&quot;;[base.AK121])">
            <text:p/>
          </table:table-cell>
          <table:table-cell table:style-name="ce25" table:formula="of:=IF(ISBLANK([base.AL121]);&quot;&quot;;[base.AL121])">
            <text:p/>
          </table:table-cell>
          <table:table-cell table:style-name="ce25" table:formula="of:=IF(ISBLANK([base.AM121]);&quot;&quot;;[base.AM121])">
            <text:p/>
          </table:table-cell>
          <table:table-cell table:style-name="ce25" table:formula="of:=IF(ISBLANK([base.AN121]);&quot;&quot;;[base.AN121])">
            <text:p/>
          </table:table-cell>
          <table:table-cell table:style-name="ce25" table:formula="of:=IF(ISBLANK([base.AO121]);&quot;&quot;;[base.AO121])">
            <text:p/>
          </table:table-cell>
          <table:table-cell table:style-name="ce25" table:formula="of:=IF(ISBLANK([base.AP121]);&quot;&quot;;[base.AP121])">
            <text:p/>
          </table:table-cell>
          <table:table-cell table:style-name="ce25" table:formula="of:=IF(ISBLANK([base.AQ121]);&quot;&quot;;[base.AQ121])">
            <text:p/>
          </table:table-cell>
          <table:table-cell table:style-name="ce25" table:formula="of:=IF(ISBLANK([base.AR121]);&quot;&quot;;[base.AR121])">
            <text:p/>
          </table:table-cell>
          <table:table-cell table:style-name="ce25" table:formula="of:=IF(ISBLANK([base.AS121]);&quot;&quot;;[base.AS121])">
            <text:p/>
          </table:table-cell>
          <table:table-cell table:style-name="ce25" table:formula="of:=IF(ISBLANK([base.AT121]);&quot;&quot;;[base.AT121])">
            <text:p/>
          </table:table-cell>
          <table:table-cell table:number-columns-repeated="991"/>
        </table:table-row>
        <table:table-row table:style-name="ro1">
          <table:table-cell table:formula="of:=[base.A123]" office:value-type="float" office:value="0">
            <text:p>0</text:p>
          </table:table-cell>
          <table:table-cell table:style-name="ce25" table:formula="of:=IF(ISBLANK([base.D123]);&quot;&quot;;[base.D123])">
            <text:p/>
          </table:table-cell>
          <table:table-cell table:style-name="ce25" table:formula="of:=IF(ISBLANK([base.E123]);&quot;&quot;;[base.E123])">
            <text:p/>
          </table:table-cell>
          <table:table-cell table:formula="of:=[base.W123]" office:value-type="float" office:value="0">
            <text:p>0</text:p>
          </table:table-cell>
          <table:table-cell table:formula="of:=[base.X123]" office:value-type="float" office:value="0">
            <text:p>0</text:p>
          </table:table-cell>
          <table:table-cell table:formula="of:=[base.N123]" office:value-type="float" office:value="0">
            <text:p>0</text:p>
          </table:table-cell>
          <table:table-cell table:style-name="ce25" table:formula="of:=IF(ISBLANK([base.Z122]);&quot;&quot;;[base.Z122])">
            <text:p/>
          </table:table-cell>
          <table:table-cell table:style-name="ce25" table:formula="of:=IF(ISBLANK([base.AA122]);&quot;&quot;;[base.AA122])">
            <text:p/>
          </table:table-cell>
          <table:table-cell table:style-name="ce25" table:formula="of:=IF(ISBLANK([base.AB122]);&quot;&quot;;[base.AB122])">
            <text:p/>
          </table:table-cell>
          <table:table-cell table:style-name="ce25" table:formula="of:=IF(ISBLANK([base.AC122]);&quot;&quot;;[base.AC122])">
            <text:p/>
          </table:table-cell>
          <table:table-cell table:style-name="ce25" table:formula="of:=IF(ISBLANK([base.AD122]);&quot;&quot;;[base.AD122])">
            <text:p/>
          </table:table-cell>
          <table:table-cell table:style-name="ce25" table:formula="of:=IF(ISBLANK([base.AE122]);&quot;&quot;;[base.AE122])">
            <text:p/>
          </table:table-cell>
          <table:table-cell table:style-name="ce25" table:formula="of:=IF(ISBLANK([base.AF122]);&quot;&quot;;[base.AF122])">
            <text:p/>
          </table:table-cell>
          <table:table-cell table:style-name="ce25" table:formula="of:=IF(ISBLANK([base.AG122]);&quot;&quot;;[base.AG122])">
            <text:p/>
          </table:table-cell>
          <table:table-cell table:style-name="ce25" table:formula="of:=IF(ISBLANK([base.AH118]);&quot;&quot;;[base.AH118])">
            <text:p/>
          </table:table-cell>
          <table:table-cell table:style-name="ce25" table:formula="of:=IF(ISBLANK([base.AI118]);&quot;&quot;;[base.AI118])">
            <text:p/>
          </table:table-cell>
          <table:table-cell table:style-name="ce25" table:formula="of:=IF(ISBLANK([base.AJ122]);&quot;&quot;;[base.AJ122])">
            <text:p/>
          </table:table-cell>
          <table:table-cell table:style-name="ce25" table:formula="of:=IF(ISBLANK([base.AK122]);&quot;&quot;;[base.AK122])">
            <text:p/>
          </table:table-cell>
          <table:table-cell table:style-name="ce25" table:formula="of:=IF(ISBLANK([base.AL122]);&quot;&quot;;[base.AL122])">
            <text:p/>
          </table:table-cell>
          <table:table-cell table:style-name="ce25" table:formula="of:=IF(ISBLANK([base.AM122]);&quot;&quot;;[base.AM122])">
            <text:p/>
          </table:table-cell>
          <table:table-cell table:style-name="ce25" table:formula="of:=IF(ISBLANK([base.AN122]);&quot;&quot;;[base.AN122])">
            <text:p/>
          </table:table-cell>
          <table:table-cell table:style-name="ce25" table:formula="of:=IF(ISBLANK([base.AO122]);&quot;&quot;;[base.AO122])">
            <text:p/>
          </table:table-cell>
          <table:table-cell table:style-name="ce25" table:formula="of:=IF(ISBLANK([base.AP122]);&quot;&quot;;[base.AP122])">
            <text:p/>
          </table:table-cell>
          <table:table-cell table:style-name="ce25" table:formula="of:=IF(ISBLANK([base.AQ122]);&quot;&quot;;[base.AQ122])">
            <text:p/>
          </table:table-cell>
          <table:table-cell table:style-name="ce25" table:formula="of:=IF(ISBLANK([base.AR122]);&quot;&quot;;[base.AR122])">
            <text:p/>
          </table:table-cell>
          <table:table-cell table:style-name="ce25" table:formula="of:=IF(ISBLANK([base.AS122]);&quot;&quot;;[base.AS122])">
            <text:p/>
          </table:table-cell>
          <table:table-cell table:style-name="ce25" table:formula="of:=IF(ISBLANK([base.AT122]);&quot;&quot;;[base.AT122])">
            <text:p/>
          </table:table-cell>
          <table:table-cell table:number-columns-repeated="991"/>
        </table:table-row>
        <table:table-row table:style-name="ro1">
          <table:table-cell table:formula="of:=[base.A124]" office:value-type="float" office:value="0">
            <text:p>0</text:p>
          </table:table-cell>
          <table:table-cell table:style-name="ce25" table:formula="of:=IF(ISBLANK([base.D124]);&quot;&quot;;[base.D124])">
            <text:p/>
          </table:table-cell>
          <table:table-cell table:style-name="ce25" table:formula="of:=IF(ISBLANK([base.E124]);&quot;&quot;;[base.E124])">
            <text:p/>
          </table:table-cell>
          <table:table-cell table:formula="of:=[base.W124]" office:value-type="float" office:value="0">
            <text:p>0</text:p>
          </table:table-cell>
          <table:table-cell table:formula="of:=[base.X124]" office:value-type="float" office:value="0">
            <text:p>0</text:p>
          </table:table-cell>
          <table:table-cell table:formula="of:=[base.N124]" office:value-type="float" office:value="0">
            <text:p>0</text:p>
          </table:table-cell>
          <table:table-cell table:style-name="ce25" table:formula="of:=IF(ISBLANK([base.Z123]);&quot;&quot;;[base.Z123])">
            <text:p/>
          </table:table-cell>
          <table:table-cell table:style-name="ce25" table:formula="of:=IF(ISBLANK([base.AA123]);&quot;&quot;;[base.AA123])">
            <text:p/>
          </table:table-cell>
          <table:table-cell table:style-name="ce25" table:formula="of:=IF(ISBLANK([base.AB123]);&quot;&quot;;[base.AB123])">
            <text:p/>
          </table:table-cell>
          <table:table-cell table:style-name="ce25" table:formula="of:=IF(ISBLANK([base.AC123]);&quot;&quot;;[base.AC123])">
            <text:p/>
          </table:table-cell>
          <table:table-cell table:style-name="ce25" table:formula="of:=IF(ISBLANK([base.AD123]);&quot;&quot;;[base.AD123])">
            <text:p/>
          </table:table-cell>
          <table:table-cell table:style-name="ce25" table:formula="of:=IF(ISBLANK([base.AE123]);&quot;&quot;;[base.AE123])">
            <text:p/>
          </table:table-cell>
          <table:table-cell table:style-name="ce25" table:formula="of:=IF(ISBLANK([base.AF123]);&quot;&quot;;[base.AF123])">
            <text:p/>
          </table:table-cell>
          <table:table-cell table:style-name="ce25" table:formula="of:=IF(ISBLANK([base.AG123]);&quot;&quot;;[base.AG123])">
            <text:p/>
          </table:table-cell>
          <table:table-cell table:style-name="ce25" table:formula="of:=IF(ISBLANK([base.AH119]);&quot;&quot;;[base.AH119])">
            <text:p/>
          </table:table-cell>
          <table:table-cell table:style-name="ce25" table:formula="of:=IF(ISBLANK([base.AI119]);&quot;&quot;;[base.AI119])">
            <text:p/>
          </table:table-cell>
          <table:table-cell table:style-name="ce25" table:formula="of:=IF(ISBLANK([base.AJ123]);&quot;&quot;;[base.AJ123])">
            <text:p/>
          </table:table-cell>
          <table:table-cell table:style-name="ce25" table:formula="of:=IF(ISBLANK([base.AK123]);&quot;&quot;;[base.AK123])">
            <text:p/>
          </table:table-cell>
          <table:table-cell table:style-name="ce25" table:formula="of:=IF(ISBLANK([base.AL123]);&quot;&quot;;[base.AL123])">
            <text:p/>
          </table:table-cell>
          <table:table-cell table:style-name="ce25" table:formula="of:=IF(ISBLANK([base.AM123]);&quot;&quot;;[base.AM123])">
            <text:p/>
          </table:table-cell>
          <table:table-cell table:style-name="ce25" table:formula="of:=IF(ISBLANK([base.AN123]);&quot;&quot;;[base.AN123])">
            <text:p/>
          </table:table-cell>
          <table:table-cell table:style-name="ce25" table:formula="of:=IF(ISBLANK([base.AO123]);&quot;&quot;;[base.AO123])">
            <text:p/>
          </table:table-cell>
          <table:table-cell table:style-name="ce25" table:formula="of:=IF(ISBLANK([base.AP123]);&quot;&quot;;[base.AP123])">
            <text:p/>
          </table:table-cell>
          <table:table-cell table:style-name="ce25" table:formula="of:=IF(ISBLANK([base.AQ123]);&quot;&quot;;[base.AQ123])">
            <text:p/>
          </table:table-cell>
          <table:table-cell table:style-name="ce25" table:formula="of:=IF(ISBLANK([base.AR123]);&quot;&quot;;[base.AR123])">
            <text:p/>
          </table:table-cell>
          <table:table-cell table:style-name="ce25" table:formula="of:=IF(ISBLANK([base.AS123]);&quot;&quot;;[base.AS123])">
            <text:p/>
          </table:table-cell>
          <table:table-cell table:style-name="ce25" table:formula="of:=IF(ISBLANK([base.AT123]);&quot;&quot;;[base.AT123])">
            <text:p/>
          </table:table-cell>
          <table:table-cell table:number-columns-repeated="991"/>
        </table:table-row>
        <table:table-row table:style-name="ro1">
          <table:table-cell table:formula="of:=[base.A125]" office:value-type="float" office:value="0">
            <text:p>0</text:p>
          </table:table-cell>
          <table:table-cell table:style-name="ce25" table:formula="of:=IF(ISBLANK([base.D125]);&quot;&quot;;[base.D125])">
            <text:p/>
          </table:table-cell>
          <table:table-cell table:style-name="ce25" table:formula="of:=IF(ISBLANK([base.E125]);&quot;&quot;;[base.E125])">
            <text:p/>
          </table:table-cell>
          <table:table-cell table:formula="of:=[base.W125]" office:value-type="float" office:value="0">
            <text:p>0</text:p>
          </table:table-cell>
          <table:table-cell table:formula="of:=[base.X125]" office:value-type="float" office:value="0">
            <text:p>0</text:p>
          </table:table-cell>
          <table:table-cell table:formula="of:=[base.N125]" office:value-type="float" office:value="0">
            <text:p>0</text:p>
          </table:table-cell>
          <table:table-cell table:style-name="ce25" table:formula="of:=IF(ISBLANK([base.Z124]);&quot;&quot;;[base.Z124])">
            <text:p/>
          </table:table-cell>
          <table:table-cell table:style-name="ce25" table:formula="of:=IF(ISBLANK([base.AA124]);&quot;&quot;;[base.AA124])">
            <text:p/>
          </table:table-cell>
          <table:table-cell table:style-name="ce25" table:formula="of:=IF(ISBLANK([base.AB124]);&quot;&quot;;[base.AB124])">
            <text:p/>
          </table:table-cell>
          <table:table-cell table:style-name="ce25" table:formula="of:=IF(ISBLANK([base.AC124]);&quot;&quot;;[base.AC124])">
            <text:p/>
          </table:table-cell>
          <table:table-cell table:style-name="ce25" table:formula="of:=IF(ISBLANK([base.AD124]);&quot;&quot;;[base.AD124])">
            <text:p/>
          </table:table-cell>
          <table:table-cell table:style-name="ce25" table:formula="of:=IF(ISBLANK([base.AE124]);&quot;&quot;;[base.AE124])">
            <text:p/>
          </table:table-cell>
          <table:table-cell table:style-name="ce25" table:formula="of:=IF(ISBLANK([base.AF124]);&quot;&quot;;[base.AF124])">
            <text:p/>
          </table:table-cell>
          <table:table-cell table:style-name="ce25" table:formula="of:=IF(ISBLANK([base.AG124]);&quot;&quot;;[base.AG124])">
            <text:p/>
          </table:table-cell>
          <table:table-cell table:style-name="ce25" table:formula="of:=IF(ISBLANK([base.AH120]);&quot;&quot;;[base.AH120])">
            <text:p/>
          </table:table-cell>
          <table:table-cell table:style-name="ce25" table:formula="of:=IF(ISBLANK([base.AI120]);&quot;&quot;;[base.AI120])">
            <text:p/>
          </table:table-cell>
          <table:table-cell table:style-name="ce25" table:formula="of:=IF(ISBLANK([base.AJ124]);&quot;&quot;;[base.AJ124])">
            <text:p/>
          </table:table-cell>
          <table:table-cell table:style-name="ce25" table:formula="of:=IF(ISBLANK([base.AK124]);&quot;&quot;;[base.AK124])">
            <text:p/>
          </table:table-cell>
          <table:table-cell table:style-name="ce25" table:formula="of:=IF(ISBLANK([base.AL124]);&quot;&quot;;[base.AL124])">
            <text:p/>
          </table:table-cell>
          <table:table-cell table:style-name="ce25" table:formula="of:=IF(ISBLANK([base.AM124]);&quot;&quot;;[base.AM124])">
            <text:p/>
          </table:table-cell>
          <table:table-cell table:style-name="ce25" table:formula="of:=IF(ISBLANK([base.AN124]);&quot;&quot;;[base.AN124])">
            <text:p/>
          </table:table-cell>
          <table:table-cell table:style-name="ce25" table:formula="of:=IF(ISBLANK([base.AO124]);&quot;&quot;;[base.AO124])">
            <text:p/>
          </table:table-cell>
          <table:table-cell table:style-name="ce25" table:formula="of:=IF(ISBLANK([base.AP124]);&quot;&quot;;[base.AP124])">
            <text:p/>
          </table:table-cell>
          <table:table-cell table:style-name="ce25" table:formula="of:=IF(ISBLANK([base.AQ124]);&quot;&quot;;[base.AQ124])">
            <text:p/>
          </table:table-cell>
          <table:table-cell table:style-name="ce25" table:formula="of:=IF(ISBLANK([base.AR124]);&quot;&quot;;[base.AR124])">
            <text:p/>
          </table:table-cell>
          <table:table-cell table:style-name="ce25" table:formula="of:=IF(ISBLANK([base.AS124]);&quot;&quot;;[base.AS124])">
            <text:p/>
          </table:table-cell>
          <table:table-cell table:style-name="ce25" table:formula="of:=IF(ISBLANK([base.AT124]);&quot;&quot;;[base.AT124])">
            <text:p/>
          </table:table-cell>
          <table:table-cell table:number-columns-repeated="991"/>
        </table:table-row>
        <table:table-row table:style-name="ro1">
          <table:table-cell table:formula="of:=[base.A126]" office:value-type="float" office:value="0">
            <text:p>0</text:p>
          </table:table-cell>
          <table:table-cell table:style-name="ce25" table:formula="of:=IF(ISBLANK([base.D126]);&quot;&quot;;[base.D126])">
            <text:p/>
          </table:table-cell>
          <table:table-cell table:style-name="ce25" table:formula="of:=IF(ISBLANK([base.E126]);&quot;&quot;;[base.E126])">
            <text:p/>
          </table:table-cell>
          <table:table-cell table:formula="of:=[base.W126]" office:value-type="float" office:value="0">
            <text:p>0</text:p>
          </table:table-cell>
          <table:table-cell table:formula="of:=[base.X126]" office:value-type="float" office:value="0">
            <text:p>0</text:p>
          </table:table-cell>
          <table:table-cell table:formula="of:=[base.N126]" office:value-type="float" office:value="0">
            <text:p>0</text:p>
          </table:table-cell>
          <table:table-cell table:style-name="ce25" table:formula="of:=IF(ISBLANK([base.Z125]);&quot;&quot;;[base.Z125])">
            <text:p/>
          </table:table-cell>
          <table:table-cell table:style-name="ce25" table:formula="of:=IF(ISBLANK([base.AA125]);&quot;&quot;;[base.AA125])">
            <text:p/>
          </table:table-cell>
          <table:table-cell table:style-name="ce25" table:formula="of:=IF(ISBLANK([base.AB125]);&quot;&quot;;[base.AB125])">
            <text:p/>
          </table:table-cell>
          <table:table-cell table:style-name="ce25" table:formula="of:=IF(ISBLANK([base.AC125]);&quot;&quot;;[base.AC125])">
            <text:p/>
          </table:table-cell>
          <table:table-cell table:style-name="ce25" table:formula="of:=IF(ISBLANK([base.AD125]);&quot;&quot;;[base.AD125])">
            <text:p/>
          </table:table-cell>
          <table:table-cell table:style-name="ce25" table:formula="of:=IF(ISBLANK([base.AE125]);&quot;&quot;;[base.AE125])">
            <text:p/>
          </table:table-cell>
          <table:table-cell table:style-name="ce25" table:formula="of:=IF(ISBLANK([base.AF125]);&quot;&quot;;[base.AF125])">
            <text:p/>
          </table:table-cell>
          <table:table-cell table:style-name="ce25" table:formula="of:=IF(ISBLANK([base.AG125]);&quot;&quot;;[base.AG125])">
            <text:p/>
          </table:table-cell>
          <table:table-cell table:style-name="ce25" table:formula="of:=IF(ISBLANK([base.AH121]);&quot;&quot;;[base.AH121])">
            <text:p/>
          </table:table-cell>
          <table:table-cell table:style-name="ce25" table:formula="of:=IF(ISBLANK([base.AI121]);&quot;&quot;;[base.AI121])">
            <text:p/>
          </table:table-cell>
          <table:table-cell table:style-name="ce25" table:formula="of:=IF(ISBLANK([base.AJ125]);&quot;&quot;;[base.AJ125])">
            <text:p/>
          </table:table-cell>
          <table:table-cell table:style-name="ce25" table:formula="of:=IF(ISBLANK([base.AK125]);&quot;&quot;;[base.AK125])">
            <text:p/>
          </table:table-cell>
          <table:table-cell table:style-name="ce25" table:formula="of:=IF(ISBLANK([base.AL125]);&quot;&quot;;[base.AL125])">
            <text:p/>
          </table:table-cell>
          <table:table-cell table:style-name="ce25" table:formula="of:=IF(ISBLANK([base.AM125]);&quot;&quot;;[base.AM125])">
            <text:p/>
          </table:table-cell>
          <table:table-cell table:style-name="ce25" table:formula="of:=IF(ISBLANK([base.AN125]);&quot;&quot;;[base.AN125])">
            <text:p/>
          </table:table-cell>
          <table:table-cell table:style-name="ce25" table:formula="of:=IF(ISBLANK([base.AO125]);&quot;&quot;;[base.AO125])">
            <text:p/>
          </table:table-cell>
          <table:table-cell table:style-name="ce25" table:formula="of:=IF(ISBLANK([base.AP125]);&quot;&quot;;[base.AP125])">
            <text:p/>
          </table:table-cell>
          <table:table-cell table:style-name="ce25" table:formula="of:=IF(ISBLANK([base.AQ125]);&quot;&quot;;[base.AQ125])">
            <text:p/>
          </table:table-cell>
          <table:table-cell table:style-name="ce25" table:formula="of:=IF(ISBLANK([base.AR125]);&quot;&quot;;[base.AR125])">
            <text:p/>
          </table:table-cell>
          <table:table-cell table:style-name="ce25" table:formula="of:=IF(ISBLANK([base.AS125]);&quot;&quot;;[base.AS125])">
            <text:p/>
          </table:table-cell>
          <table:table-cell table:style-name="ce25" table:formula="of:=IF(ISBLANK([base.AT125]);&quot;&quot;;[base.AT125])">
            <text:p/>
          </table:table-cell>
          <table:table-cell table:number-columns-repeated="991"/>
        </table:table-row>
        <table:table-row table:style-name="ro1">
          <table:table-cell table:formula="of:=[base.A127]" office:value-type="float" office:value="0">
            <text:p>0</text:p>
          </table:table-cell>
          <table:table-cell table:style-name="ce25" table:formula="of:=IF(ISBLANK([base.D127]);&quot;&quot;;[base.D127])">
            <text:p/>
          </table:table-cell>
          <table:table-cell table:style-name="ce25" table:formula="of:=IF(ISBLANK([base.E127]);&quot;&quot;;[base.E127])">
            <text:p/>
          </table:table-cell>
          <table:table-cell table:formula="of:=[base.W127]" office:value-type="float" office:value="0">
            <text:p>0</text:p>
          </table:table-cell>
          <table:table-cell table:formula="of:=[base.X127]" office:value-type="float" office:value="0">
            <text:p>0</text:p>
          </table:table-cell>
          <table:table-cell table:formula="of:=[base.N127]" office:value-type="float" office:value="0">
            <text:p>0</text:p>
          </table:table-cell>
          <table:table-cell table:style-name="ce25" table:formula="of:=IF(ISBLANK([base.Z126]);&quot;&quot;;[base.Z126])">
            <text:p/>
          </table:table-cell>
          <table:table-cell table:style-name="ce25" table:formula="of:=IF(ISBLANK([base.AA126]);&quot;&quot;;[base.AA126])">
            <text:p/>
          </table:table-cell>
          <table:table-cell table:style-name="ce25" table:formula="of:=IF(ISBLANK([base.AB126]);&quot;&quot;;[base.AB126])">
            <text:p/>
          </table:table-cell>
          <table:table-cell table:style-name="ce25" table:formula="of:=IF(ISBLANK([base.AC126]);&quot;&quot;;[base.AC126])">
            <text:p/>
          </table:table-cell>
          <table:table-cell table:style-name="ce25" table:formula="of:=IF(ISBLANK([base.AD126]);&quot;&quot;;[base.AD126])">
            <text:p/>
          </table:table-cell>
          <table:table-cell table:style-name="ce25" table:formula="of:=IF(ISBLANK([base.AE126]);&quot;&quot;;[base.AE126])">
            <text:p/>
          </table:table-cell>
          <table:table-cell table:style-name="ce25" table:formula="of:=IF(ISBLANK([base.AF126]);&quot;&quot;;[base.AF126])">
            <text:p/>
          </table:table-cell>
          <table:table-cell table:style-name="ce25" table:formula="of:=IF(ISBLANK([base.AG126]);&quot;&quot;;[base.AG126])">
            <text:p/>
          </table:table-cell>
          <table:table-cell table:style-name="ce25" table:formula="of:=IF(ISBLANK([base.AH122]);&quot;&quot;;[base.AH122])">
            <text:p/>
          </table:table-cell>
          <table:table-cell table:style-name="ce25" table:formula="of:=IF(ISBLANK([base.AI122]);&quot;&quot;;[base.AI122])">
            <text:p/>
          </table:table-cell>
          <table:table-cell table:style-name="ce25" table:formula="of:=IF(ISBLANK([base.AJ126]);&quot;&quot;;[base.AJ126])">
            <text:p/>
          </table:table-cell>
          <table:table-cell table:style-name="ce25" table:formula="of:=IF(ISBLANK([base.AK126]);&quot;&quot;;[base.AK126])">
            <text:p/>
          </table:table-cell>
          <table:table-cell table:style-name="ce25" table:formula="of:=IF(ISBLANK([base.AL126]);&quot;&quot;;[base.AL126])">
            <text:p/>
          </table:table-cell>
          <table:table-cell table:style-name="ce25" table:formula="of:=IF(ISBLANK([base.AM126]);&quot;&quot;;[base.AM126])">
            <text:p/>
          </table:table-cell>
          <table:table-cell table:style-name="ce25" table:formula="of:=IF(ISBLANK([base.AN126]);&quot;&quot;;[base.AN126])">
            <text:p/>
          </table:table-cell>
          <table:table-cell table:style-name="ce25" table:formula="of:=IF(ISBLANK([base.AO126]);&quot;&quot;;[base.AO126])">
            <text:p/>
          </table:table-cell>
          <table:table-cell table:style-name="ce25" table:formula="of:=IF(ISBLANK([base.AP126]);&quot;&quot;;[base.AP126])">
            <text:p/>
          </table:table-cell>
          <table:table-cell table:style-name="ce25" table:formula="of:=IF(ISBLANK([base.AQ126]);&quot;&quot;;[base.AQ126])">
            <text:p/>
          </table:table-cell>
          <table:table-cell table:style-name="ce25" table:formula="of:=IF(ISBLANK([base.AR126]);&quot;&quot;;[base.AR126])">
            <text:p/>
          </table:table-cell>
          <table:table-cell table:style-name="ce25" table:formula="of:=IF(ISBLANK([base.AS126]);&quot;&quot;;[base.AS126])">
            <text:p/>
          </table:table-cell>
          <table:table-cell table:style-name="ce25" table:formula="of:=IF(ISBLANK([base.AT126]);&quot;&quot;;[base.AT126])">
            <text:p/>
          </table:table-cell>
          <table:table-cell table:number-columns-repeated="991"/>
        </table:table-row>
        <table:table-row table:style-name="ro1">
          <table:table-cell table:formula="of:=[base.A#REF!]#ref!#ref!" office:value-type="string" office:string-value="Err:509">
            <text:p>Err:509</text:p>
          </table:table-cell>
          <table:table-cell table:style-name="ce25" table:formula="of:=IF(ISBLANK([base.D#REF!]#ref!#ref!);&quot;&quot;;[base.D#REF!]#ref!#ref!)" office:value-type="string" office:string-value="Err:508">
            <text:p>Err:508</text:p>
          </table:table-cell>
          <table:table-cell table:style-name="ce25" table:formula="of:=IF(ISBLANK([base.E#REF!]#ref!#ref!);&quot;&quot;;[base.E#REF!]#ref!#ref!)" office:value-type="string" office:string-value="Err:508">
            <text:p>Err:508</text:p>
          </table:table-cell>
          <table:table-cell table:formula="of:=[base.W#REF!]#ref!#ref!" office:value-type="string" office:string-value="Err:509">
            <text:p>Err:509</text:p>
          </table:table-cell>
          <table:table-cell table:formula="of:=[base.X#REF!]#ref!#ref!" office:value-type="string" office:string-value="Err:509">
            <text:p>Err:509</text:p>
          </table:table-cell>
          <table:table-cell table:formula="of:=[base.N#REF!]#ref!#ref!" office:value-type="string" office:string-value="Err:509">
            <text:p>Err:509</text:p>
          </table:table-cell>
          <table:table-cell table:style-name="ce25" table:formula="of:=IF(ISBLANK([base.Z127]);&quot;&quot;;[base.Z127])">
            <text:p/>
          </table:table-cell>
          <table:table-cell table:style-name="ce25" table:formula="of:=IF(ISBLANK([base.AA127]);&quot;&quot;;[base.AA127])">
            <text:p/>
          </table:table-cell>
          <table:table-cell table:style-name="ce25" table:formula="of:=IF(ISBLANK([base.AB127]);&quot;&quot;;[base.AB127])">
            <text:p/>
          </table:table-cell>
          <table:table-cell table:style-name="ce25" table:formula="of:=IF(ISBLANK([base.AC127]);&quot;&quot;;[base.AC127])">
            <text:p/>
          </table:table-cell>
          <table:table-cell table:style-name="ce25" table:formula="of:=IF(ISBLANK([base.AD127]);&quot;&quot;;[base.AD127])">
            <text:p/>
          </table:table-cell>
          <table:table-cell table:style-name="ce25" table:formula="of:=IF(ISBLANK([base.AE127]);&quot;&quot;;[base.AE127])">
            <text:p/>
          </table:table-cell>
          <table:table-cell table:style-name="ce25" table:formula="of:=IF(ISBLANK([base.AF127]);&quot;&quot;;[base.AF127])">
            <text:p/>
          </table:table-cell>
          <table:table-cell table:style-name="ce25" table:formula="of:=IF(ISBLANK([base.AG127]);&quot;&quot;;[base.AG127])">
            <text:p/>
          </table:table-cell>
          <table:table-cell table:style-name="ce25" table:formula="of:=IF(ISBLANK([base.AH123]);&quot;&quot;;[base.AH123])">
            <text:p/>
          </table:table-cell>
          <table:table-cell table:style-name="ce25" table:formula="of:=IF(ISBLANK([base.AI123]);&quot;&quot;;[base.AI123])">
            <text:p/>
          </table:table-cell>
          <table:table-cell table:style-name="ce25" table:formula="of:=IF(ISBLANK([base.AJ127]);&quot;&quot;;[base.AJ127])">
            <text:p/>
          </table:table-cell>
          <table:table-cell table:style-name="ce25" table:formula="of:=IF(ISBLANK([base.AK127]);&quot;&quot;;[base.AK127])">
            <text:p/>
          </table:table-cell>
          <table:table-cell table:style-name="ce25" table:formula="of:=IF(ISBLANK([base.AL127]);&quot;&quot;;[base.AL127])">
            <text:p/>
          </table:table-cell>
          <table:table-cell table:style-name="ce25" table:formula="of:=IF(ISBLANK([base.AM127]);&quot;&quot;;[base.AM127])">
            <text:p/>
          </table:table-cell>
          <table:table-cell table:style-name="ce25" table:formula="of:=IF(ISBLANK([base.AN127]);&quot;&quot;;[base.AN127])">
            <text:p/>
          </table:table-cell>
          <table:table-cell table:style-name="ce25" table:formula="of:=IF(ISBLANK([base.AO127]);&quot;&quot;;[base.AO127])">
            <text:p/>
          </table:table-cell>
          <table:table-cell table:style-name="ce25" table:formula="of:=IF(ISBLANK([base.AP127]);&quot;&quot;;[base.AP127])">
            <text:p/>
          </table:table-cell>
          <table:table-cell table:style-name="ce25" table:formula="of:=IF(ISBLANK([base.AQ127]);&quot;&quot;;[base.AQ127])">
            <text:p/>
          </table:table-cell>
          <table:table-cell table:style-name="ce25" table:formula="of:=IF(ISBLANK([base.AR127]);&quot;&quot;;[base.AR127])">
            <text:p/>
          </table:table-cell>
          <table:table-cell table:style-name="ce25" table:formula="of:=IF(ISBLANK([base.AS127]);&quot;&quot;;[base.AS127])">
            <text:p/>
          </table:table-cell>
          <table:table-cell table:style-name="ce25" table:formula="of:=IF(ISBLANK([base.AT127]);&quot;&quot;;[base.AT127])">
            <text:p/>
          </table:table-cell>
          <table:table-cell table:number-columns-repeated="991"/>
        </table:table-row>
        <table:table-row table:style-name="ro1">
          <table:table-cell table:formula="of:=[base.A#REF!]#ref!#ref!" office:value-type="string" office:string-value="Err:509">
            <text:p>Err:509</text:p>
          </table:table-cell>
          <table:table-cell table:style-name="ce25" table:formula="of:=IF(ISBLANK([base.D#REF!]#ref!#ref!);&quot;&quot;;[base.D#REF!]#ref!#ref!)" office:value-type="string" office:string-value="Err:508">
            <text:p>Err:508</text:p>
          </table:table-cell>
          <table:table-cell table:style-name="ce25" table:formula="of:=IF(ISBLANK([base.E#REF!]#ref!#ref!);&quot;&quot;;[base.E#REF!]#ref!#ref!)" office:value-type="string" office:string-value="Err:508">
            <text:p>Err:508</text:p>
          </table:table-cell>
          <table:table-cell table:formula="of:=[base.W#REF!]#ref!#ref!" office:value-type="string" office:string-value="Err:509">
            <text:p>Err:509</text:p>
          </table:table-cell>
          <table:table-cell table:formula="of:=[base.X#REF!]#ref!#ref!" office:value-type="string" office:string-value="Err:509">
            <text:p>Err:509</text:p>
          </table:table-cell>
          <table:table-cell table:formula="of:=[base.N#REF!]#ref!#ref!" office:value-type="string" office:string-value="Err:509">
            <text:p>Err:509</text:p>
          </table:table-cell>
          <table:table-cell table:style-name="ce25" table:formula="of:=IF(ISBLANK([base.Z#REF!]#ref!#ref!);&quot;&quot;;[base.Z#REF!]#ref!#ref!)" office:value-type="string" office:string-value="Err:508">
            <text:p>Err:508</text:p>
          </table:table-cell>
          <table:table-cell table:style-name="ce25" table:formula="of:=IF(ISBLANK([base.AA#REF!]#ref!#ref!);&quot;&quot;;[base.AA#REF!]#ref!#ref!)" office:value-type="string" office:string-value="Err:508">
            <text:p>Err:508</text:p>
          </table:table-cell>
          <table:table-cell table:style-name="ce25" table:formula="of:=IF(ISBLANK([base.AB#REF!]#ref!#ref!);&quot;&quot;;[base.AB#REF!]#ref!#ref!)" office:value-type="string" office:string-value="Err:508">
            <text:p>Err:508</text:p>
          </table:table-cell>
          <table:table-cell table:style-name="ce25" table:formula="of:=IF(ISBLANK([base.AC#REF!]#ref!#ref!);&quot;&quot;;[base.AC#REF!]#ref!#ref!)" office:value-type="string" office:string-value="Err:508">
            <text:p>Err:508</text:p>
          </table:table-cell>
          <table:table-cell table:style-name="ce25" table:formula="of:=IF(ISBLANK([base.AD#REF!]#ref!#ref!);&quot;&quot;;[base.AD#REF!]#ref!#ref!)" office:value-type="string" office:string-value="Err:508">
            <text:p>Err:508</text:p>
          </table:table-cell>
          <table:table-cell table:style-name="ce25" table:formula="of:=IF(ISBLANK([base.AE#REF!]#ref!#ref!);&quot;&quot;;[base.AE#REF!]#ref!#ref!)" office:value-type="string" office:string-value="Err:508">
            <text:p>Err:508</text:p>
          </table:table-cell>
          <table:table-cell table:style-name="ce25" table:formula="of:=IF(ISBLANK([base.AF#REF!]#ref!#ref!);&quot;&quot;;[base.AF#REF!]#ref!#ref!)" office:value-type="string" office:string-value="Err:508">
            <text:p>Err:508</text:p>
          </table:table-cell>
          <table:table-cell table:style-name="ce25" table:formula="of:=IF(ISBLANK([base.AG#REF!]#ref!#ref!);&quot;&quot;;[base.AG#REF!]#ref!#ref!)" office:value-type="string" office:string-value="Err:508">
            <text:p>Err:508</text:p>
          </table:table-cell>
          <table:table-cell table:style-name="ce25" table:formula="of:=IF(ISBLANK([base.AH124]);&quot;&quot;;[base.AH124])">
            <text:p/>
          </table:table-cell>
          <table:table-cell table:style-name="ce25" table:formula="of:=IF(ISBLANK([base.AI124]);&quot;&quot;;[base.AI124])">
            <text:p/>
          </table:table-cell>
          <table:table-cell table:style-name="ce25" table:formula="of:=IF(ISBLANK([base.AJ#REF!]#ref!#ref!);&quot;&quot;;[base.AJ#REF!]#ref!#ref!)" office:value-type="string" office:string-value="Err:508">
            <text:p>Err:508</text:p>
          </table:table-cell>
          <table:table-cell table:style-name="ce25" table:formula="of:=IF(ISBLANK([base.AK#REF!]#ref!#ref!);&quot;&quot;;[base.AK#REF!]#ref!#ref!)" office:value-type="string" office:string-value="Err:508">
            <text:p>Err:508</text:p>
          </table:table-cell>
          <table:table-cell table:style-name="ce25" table:formula="of:=IF(ISBLANK([base.AL#REF!]#ref!#ref!);&quot;&quot;;[base.AL#REF!]#ref!#ref!)" office:value-type="string" office:string-value="Err:508">
            <text:p>Err:508</text:p>
          </table:table-cell>
          <table:table-cell table:style-name="ce25" table:formula="of:=IF(ISBLANK([base.AM#REF!]#ref!#ref!);&quot;&quot;;[base.AM#REF!]#ref!#ref!)" office:value-type="string" office:string-value="Err:508">
            <text:p>Err:508</text:p>
          </table:table-cell>
          <table:table-cell table:style-name="ce25" table:formula="of:=IF(ISBLANK([base.AN#REF!]#ref!#ref!);&quot;&quot;;[base.AN#REF!]#ref!#ref!)" office:value-type="string" office:string-value="Err:508">
            <text:p>Err:508</text:p>
          </table:table-cell>
          <table:table-cell table:style-name="ce25" table:formula="of:=IF(ISBLANK([base.AO#REF!]#ref!#ref!);&quot;&quot;;[base.AO#REF!]#ref!#ref!)" office:value-type="string" office:string-value="Err:508">
            <text:p>Err:508</text:p>
          </table:table-cell>
          <table:table-cell table:style-name="ce25" table:formula="of:=IF(ISBLANK([base.AP#REF!]#ref!#ref!);&quot;&quot;;[base.AP#REF!]#ref!#ref!)" office:value-type="string" office:string-value="Err:508">
            <text:p>Err:508</text:p>
          </table:table-cell>
          <table:table-cell table:style-name="ce25" table:formula="of:=IF(ISBLANK([base.AQ#REF!]#ref!#ref!);&quot;&quot;;[base.AQ#REF!]#ref!#ref!)" office:value-type="string" office:string-value="Err:508">
            <text:p>Err:508</text:p>
          </table:table-cell>
          <table:table-cell table:style-name="ce25" table:formula="of:=IF(ISBLANK([base.AR#REF!]#ref!#ref!);&quot;&quot;;[base.AR#REF!]#ref!#ref!)" office:value-type="string" office:string-value="Err:508">
            <text:p>Err:508</text:p>
          </table:table-cell>
          <table:table-cell table:style-name="ce25" table:formula="of:=IF(ISBLANK([base.AS#REF!]#ref!#ref!);&quot;&quot;;[base.AS#REF!]#ref!#ref!)" office:value-type="string" office:string-value="Err:508">
            <text:p>Err:508</text:p>
          </table:table-cell>
          <table:table-cell table:style-name="ce25" table:formula="of:=IF(ISBLANK([base.AT#REF!]#ref!#ref!);&quot;&quot;;[base.AT#REF!]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#REF!]#ref!#ref!" office:value-type="string" office:string-value="Err:509">
            <text:p>Err:509</text:p>
          </table:table-cell>
          <table:table-cell table:style-name="ce25" table:formula="of:=IF(ISBLANK([base.D#REF!]#ref!#ref!);&quot;&quot;;[base.D#REF!]#ref!#ref!)" office:value-type="string" office:string-value="Err:508">
            <text:p>Err:508</text:p>
          </table:table-cell>
          <table:table-cell table:style-name="ce25" table:formula="of:=IF(ISBLANK([base.E#REF!]#ref!#ref!);&quot;&quot;;[base.E#REF!]#ref!#ref!)" office:value-type="string" office:string-value="Err:508">
            <text:p>Err:508</text:p>
          </table:table-cell>
          <table:table-cell table:formula="of:=[base.W#REF!]#ref!#ref!" office:value-type="string" office:string-value="Err:509">
            <text:p>Err:509</text:p>
          </table:table-cell>
          <table:table-cell table:formula="of:=[base.X#REF!]#ref!#ref!" office:value-type="string" office:string-value="Err:509">
            <text:p>Err:509</text:p>
          </table:table-cell>
          <table:table-cell table:formula="of:=[base.N#REF!]#ref!#ref!" office:value-type="string" office:string-value="Err:509">
            <text:p>Err:509</text:p>
          </table:table-cell>
          <table:table-cell table:style-name="ce25" table:formula="of:=IF(ISBLANK([base.Z#REF!]#ref!#ref!);&quot;&quot;;[base.Z#REF!]#ref!#ref!)" office:value-type="string" office:string-value="Err:508">
            <text:p>Err:508</text:p>
          </table:table-cell>
          <table:table-cell table:style-name="ce25" table:formula="of:=IF(ISBLANK([base.AA#REF!]#ref!#ref!);&quot;&quot;;[base.AA#REF!]#ref!#ref!)" office:value-type="string" office:string-value="Err:508">
            <text:p>Err:508</text:p>
          </table:table-cell>
          <table:table-cell table:style-name="ce25" table:formula="of:=IF(ISBLANK([base.AB#REF!]#ref!#ref!);&quot;&quot;;[base.AB#REF!]#ref!#ref!)" office:value-type="string" office:string-value="Err:508">
            <text:p>Err:508</text:p>
          </table:table-cell>
          <table:table-cell table:style-name="ce25" table:formula="of:=IF(ISBLANK([base.AC#REF!]#ref!#ref!);&quot;&quot;;[base.AC#REF!]#ref!#ref!)" office:value-type="string" office:string-value="Err:508">
            <text:p>Err:508</text:p>
          </table:table-cell>
          <table:table-cell table:style-name="ce25" table:formula="of:=IF(ISBLANK([base.AD#REF!]#ref!#ref!);&quot;&quot;;[base.AD#REF!]#ref!#ref!)" office:value-type="string" office:string-value="Err:508">
            <text:p>Err:508</text:p>
          </table:table-cell>
          <table:table-cell table:style-name="ce25" table:formula="of:=IF(ISBLANK([base.AE#REF!]#ref!#ref!);&quot;&quot;;[base.AE#REF!]#ref!#ref!)" office:value-type="string" office:string-value="Err:508">
            <text:p>Err:508</text:p>
          </table:table-cell>
          <table:table-cell table:style-name="ce25" table:formula="of:=IF(ISBLANK([base.AF#REF!]#ref!#ref!);&quot;&quot;;[base.AF#REF!]#ref!#ref!)" office:value-type="string" office:string-value="Err:508">
            <text:p>Err:508</text:p>
          </table:table-cell>
          <table:table-cell table:style-name="ce25" table:formula="of:=IF(ISBLANK([base.AG#REF!]#ref!#ref!);&quot;&quot;;[base.AG#REF!]#ref!#ref!)" office:value-type="string" office:string-value="Err:508">
            <text:p>Err:508</text:p>
          </table:table-cell>
          <table:table-cell table:style-name="ce25" table:formula="of:=IF(ISBLANK([base.AH125]);&quot;&quot;;[base.AH125])">
            <text:p/>
          </table:table-cell>
          <table:table-cell table:style-name="ce25" table:formula="of:=IF(ISBLANK([base.AI125]);&quot;&quot;;[base.AI125])">
            <text:p/>
          </table:table-cell>
          <table:table-cell table:style-name="ce25" table:formula="of:=IF(ISBLANK([base.AJ#REF!]#ref!#ref!);&quot;&quot;;[base.AJ#REF!]#ref!#ref!)" office:value-type="string" office:string-value="Err:508">
            <text:p>Err:508</text:p>
          </table:table-cell>
          <table:table-cell table:style-name="ce25" table:formula="of:=IF(ISBLANK([base.AK#REF!]#ref!#ref!);&quot;&quot;;[base.AK#REF!]#ref!#ref!)" office:value-type="string" office:string-value="Err:508">
            <text:p>Err:508</text:p>
          </table:table-cell>
          <table:table-cell table:style-name="ce25" table:formula="of:=IF(ISBLANK([base.AL#REF!]#ref!#ref!);&quot;&quot;;[base.AL#REF!]#ref!#ref!)" office:value-type="string" office:string-value="Err:508">
            <text:p>Err:508</text:p>
          </table:table-cell>
          <table:table-cell table:style-name="ce25" table:formula="of:=IF(ISBLANK([base.AM#REF!]#ref!#ref!);&quot;&quot;;[base.AM#REF!]#ref!#ref!)" office:value-type="string" office:string-value="Err:508">
            <text:p>Err:508</text:p>
          </table:table-cell>
          <table:table-cell table:style-name="ce25" table:formula="of:=IF(ISBLANK([base.AN#REF!]#ref!#ref!);&quot;&quot;;[base.AN#REF!]#ref!#ref!)" office:value-type="string" office:string-value="Err:508">
            <text:p>Err:508</text:p>
          </table:table-cell>
          <table:table-cell table:style-name="ce25" table:formula="of:=IF(ISBLANK([base.AO#REF!]#ref!#ref!);&quot;&quot;;[base.AO#REF!]#ref!#ref!)" office:value-type="string" office:string-value="Err:508">
            <text:p>Err:508</text:p>
          </table:table-cell>
          <table:table-cell table:style-name="ce25" table:formula="of:=IF(ISBLANK([base.AP#REF!]#ref!#ref!);&quot;&quot;;[base.AP#REF!]#ref!#ref!)" office:value-type="string" office:string-value="Err:508">
            <text:p>Err:508</text:p>
          </table:table-cell>
          <table:table-cell table:style-name="ce25" table:formula="of:=IF(ISBLANK([base.AQ#REF!]#ref!#ref!);&quot;&quot;;[base.AQ#REF!]#ref!#ref!)" office:value-type="string" office:string-value="Err:508">
            <text:p>Err:508</text:p>
          </table:table-cell>
          <table:table-cell table:style-name="ce25" table:formula="of:=IF(ISBLANK([base.AR#REF!]#ref!#ref!);&quot;&quot;;[base.AR#REF!]#ref!#ref!)" office:value-type="string" office:string-value="Err:508">
            <text:p>Err:508</text:p>
          </table:table-cell>
          <table:table-cell table:style-name="ce25" table:formula="of:=IF(ISBLANK([base.AS#REF!]#ref!#ref!);&quot;&quot;;[base.AS#REF!]#ref!#ref!)" office:value-type="string" office:string-value="Err:508">
            <text:p>Err:508</text:p>
          </table:table-cell>
          <table:table-cell table:style-name="ce25" table:formula="of:=IF(ISBLANK([base.AT#REF!]#ref!#ref!);&quot;&quot;;[base.AT#REF!]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0]" office:value-type="float" office:value="0">
            <text:p>0</text:p>
          </table:table-cell>
          <table:table-cell table:style-name="ce25" table:formula="of:=IF(ISBLANK([base.D130]);&quot;&quot;;[base.D130])">
            <text:p/>
          </table:table-cell>
          <table:table-cell table:style-name="ce25" table:formula="of:=IF(ISBLANK([base.E130]);&quot;&quot;;[base.E130])">
            <text:p/>
          </table:table-cell>
          <table:table-cell table:formula="of:=[base.W130]" office:value-type="float" office:value="0">
            <text:p>0</text:p>
          </table:table-cell>
          <table:table-cell table:formula="of:=[base.X130]" office:value-type="float" office:value="0">
            <text:p>0</text:p>
          </table:table-cell>
          <table:table-cell table:formula="of:=[base.N130]" office:value-type="float" office:value="0">
            <text:p>0</text:p>
          </table:table-cell>
          <table:table-cell table:style-name="ce25" table:formula="of:=IF(ISBLANK([base.Z#REF!]#ref!#ref!);&quot;&quot;;[base.Z#REF!]#ref!#ref!)" office:value-type="string" office:string-value="Err:508">
            <text:p>Err:508</text:p>
          </table:table-cell>
          <table:table-cell table:style-name="ce25" table:formula="of:=IF(ISBLANK([base.AA#REF!]#ref!#ref!);&quot;&quot;;[base.AA#REF!]#ref!#ref!)" office:value-type="string" office:string-value="Err:508">
            <text:p>Err:508</text:p>
          </table:table-cell>
          <table:table-cell table:style-name="ce25" table:formula="of:=IF(ISBLANK([base.AB#REF!]#ref!#ref!);&quot;&quot;;[base.AB#REF!]#ref!#ref!)" office:value-type="string" office:string-value="Err:508">
            <text:p>Err:508</text:p>
          </table:table-cell>
          <table:table-cell table:style-name="ce25" table:formula="of:=IF(ISBLANK([base.AC#REF!]#ref!#ref!);&quot;&quot;;[base.AC#REF!]#ref!#ref!)" office:value-type="string" office:string-value="Err:508">
            <text:p>Err:508</text:p>
          </table:table-cell>
          <table:table-cell table:style-name="ce25" table:formula="of:=IF(ISBLANK([base.AD#REF!]#ref!#ref!);&quot;&quot;;[base.AD#REF!]#ref!#ref!)" office:value-type="string" office:string-value="Err:508">
            <text:p>Err:508</text:p>
          </table:table-cell>
          <table:table-cell table:style-name="ce25" table:formula="of:=IF(ISBLANK([base.AE#REF!]#ref!#ref!);&quot;&quot;;[base.AE#REF!]#ref!#ref!)" office:value-type="string" office:string-value="Err:508">
            <text:p>Err:508</text:p>
          </table:table-cell>
          <table:table-cell table:style-name="ce25" table:formula="of:=IF(ISBLANK([base.AF#REF!]#ref!#ref!);&quot;&quot;;[base.AF#REF!]#ref!#ref!)" office:value-type="string" office:string-value="Err:508">
            <text:p>Err:508</text:p>
          </table:table-cell>
          <table:table-cell table:style-name="ce25" table:formula="of:=IF(ISBLANK([base.AG#REF!]#ref!#ref!);&quot;&quot;;[base.AG#REF!]#ref!#ref!)" office:value-type="string" office:string-value="Err:508">
            <text:p>Err:508</text:p>
          </table:table-cell>
          <table:table-cell table:style-name="ce25" table:formula="of:=IF(ISBLANK([base.AH126]);&quot;&quot;;[base.AH126])">
            <text:p/>
          </table:table-cell>
          <table:table-cell table:style-name="ce25" table:formula="of:=IF(ISBLANK([base.AI126]);&quot;&quot;;[base.AI126])">
            <text:p/>
          </table:table-cell>
          <table:table-cell table:style-name="ce25" table:formula="of:=IF(ISBLANK([base.AJ#REF!]#ref!#ref!);&quot;&quot;;[base.AJ#REF!]#ref!#ref!)" office:value-type="string" office:string-value="Err:508">
            <text:p>Err:508</text:p>
          </table:table-cell>
          <table:table-cell table:style-name="ce25" table:formula="of:=IF(ISBLANK([base.AK#REF!]#ref!#ref!);&quot;&quot;;[base.AK#REF!]#ref!#ref!)" office:value-type="string" office:string-value="Err:508">
            <text:p>Err:508</text:p>
          </table:table-cell>
          <table:table-cell table:style-name="ce25" table:formula="of:=IF(ISBLANK([base.AL#REF!]#ref!#ref!);&quot;&quot;;[base.AL#REF!]#ref!#ref!)" office:value-type="string" office:string-value="Err:508">
            <text:p>Err:508</text:p>
          </table:table-cell>
          <table:table-cell table:style-name="ce25" table:formula="of:=IF(ISBLANK([base.AM#REF!]#ref!#ref!);&quot;&quot;;[base.AM#REF!]#ref!#ref!)" office:value-type="string" office:string-value="Err:508">
            <text:p>Err:508</text:p>
          </table:table-cell>
          <table:table-cell table:style-name="ce25" table:formula="of:=IF(ISBLANK([base.AN#REF!]#ref!#ref!);&quot;&quot;;[base.AN#REF!]#ref!#ref!)" office:value-type="string" office:string-value="Err:508">
            <text:p>Err:508</text:p>
          </table:table-cell>
          <table:table-cell table:style-name="ce25" table:formula="of:=IF(ISBLANK([base.AO#REF!]#ref!#ref!);&quot;&quot;;[base.AO#REF!]#ref!#ref!)" office:value-type="string" office:string-value="Err:508">
            <text:p>Err:508</text:p>
          </table:table-cell>
          <table:table-cell table:style-name="ce25" table:formula="of:=IF(ISBLANK([base.AP#REF!]#ref!#ref!);&quot;&quot;;[base.AP#REF!]#ref!#ref!)" office:value-type="string" office:string-value="Err:508">
            <text:p>Err:508</text:p>
          </table:table-cell>
          <table:table-cell table:style-name="ce25" table:formula="of:=IF(ISBLANK([base.AQ#REF!]#ref!#ref!);&quot;&quot;;[base.AQ#REF!]#ref!#ref!)" office:value-type="string" office:string-value="Err:508">
            <text:p>Err:508</text:p>
          </table:table-cell>
          <table:table-cell table:style-name="ce25" table:formula="of:=IF(ISBLANK([base.AR#REF!]#ref!#ref!);&quot;&quot;;[base.AR#REF!]#ref!#ref!)" office:value-type="string" office:string-value="Err:508">
            <text:p>Err:508</text:p>
          </table:table-cell>
          <table:table-cell table:style-name="ce25" table:formula="of:=IF(ISBLANK([base.AS#REF!]#ref!#ref!);&quot;&quot;;[base.AS#REF!]#ref!#ref!)" office:value-type="string" office:string-value="Err:508">
            <text:p>Err:508</text:p>
          </table:table-cell>
          <table:table-cell table:style-name="ce25" table:formula="of:=IF(ISBLANK([base.AT#REF!]#ref!#ref!);&quot;&quot;;[base.AT#REF!]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1]" office:value-type="float" office:value="0">
            <text:p>0</text:p>
          </table:table-cell>
          <table:table-cell table:style-name="ce25" table:formula="of:=IF(ISBLANK([base.D131]);&quot;&quot;;[base.D131])">
            <text:p/>
          </table:table-cell>
          <table:table-cell table:style-name="ce25" table:formula="of:=IF(ISBLANK([base.E131]);&quot;&quot;;[base.E131])">
            <text:p/>
          </table:table-cell>
          <table:table-cell table:formula="of:=[base.W131]" office:value-type="float" office:value="0">
            <text:p>0</text:p>
          </table:table-cell>
          <table:table-cell table:formula="of:=[base.X131]" office:value-type="float" office:value="0">
            <text:p>0</text:p>
          </table:table-cell>
          <table:table-cell table:formula="of:=[base.N131]" office:value-type="float" office:value="0">
            <text:p>0</text:p>
          </table:table-cell>
          <table:table-cell table:style-name="ce25" table:formula="of:=IF(ISBLANK([base.Z130]);&quot;&quot;;[base.Z130])">
            <text:p/>
          </table:table-cell>
          <table:table-cell table:style-name="ce25" table:formula="of:=IF(ISBLANK([base.AA130]);&quot;&quot;;[base.AA130])">
            <text:p/>
          </table:table-cell>
          <table:table-cell table:style-name="ce25" table:formula="of:=IF(ISBLANK([base.AB130]);&quot;&quot;;[base.AB130])">
            <text:p/>
          </table:table-cell>
          <table:table-cell table:style-name="ce25" table:formula="of:=IF(ISBLANK([base.AC130]);&quot;&quot;;[base.AC130])">
            <text:p/>
          </table:table-cell>
          <table:table-cell table:style-name="ce25" table:formula="of:=IF(ISBLANK([base.AD130]);&quot;&quot;;[base.AD130])">
            <text:p/>
          </table:table-cell>
          <table:table-cell table:style-name="ce25" table:formula="of:=IF(ISBLANK([base.AE130]);&quot;&quot;;[base.AE130])">
            <text:p/>
          </table:table-cell>
          <table:table-cell table:style-name="ce25" table:formula="of:=IF(ISBLANK([base.AF130]);&quot;&quot;;[base.AF130])">
            <text:p/>
          </table:table-cell>
          <table:table-cell table:style-name="ce25" table:formula="of:=IF(ISBLANK([base.AG130]);&quot;&quot;;[base.AG130])">
            <text:p/>
          </table:table-cell>
          <table:table-cell table:style-name="ce25" table:formula="of:=IF(ISBLANK([base.AH127]);&quot;&quot;;[base.AH127])">
            <text:p/>
          </table:table-cell>
          <table:table-cell table:style-name="ce25" table:formula="of:=IF(ISBLANK([base.AI127]);&quot;&quot;;[base.AI127])">
            <text:p/>
          </table:table-cell>
          <table:table-cell table:style-name="ce25" table:formula="of:=IF(ISBLANK([base.AJ130]);&quot;&quot;;[base.AJ130])">
            <text:p/>
          </table:table-cell>
          <table:table-cell table:style-name="ce25" table:formula="of:=IF(ISBLANK([base.AK130]);&quot;&quot;;[base.AK130])">
            <text:p/>
          </table:table-cell>
          <table:table-cell table:style-name="ce25" table:formula="of:=IF(ISBLANK([base.AL130]);&quot;&quot;;[base.AL130])">
            <text:p/>
          </table:table-cell>
          <table:table-cell table:style-name="ce25" table:formula="of:=IF(ISBLANK([base.AM130]);&quot;&quot;;[base.AM130])">
            <text:p/>
          </table:table-cell>
          <table:table-cell table:style-name="ce25" table:formula="of:=IF(ISBLANK([base.AN130]);&quot;&quot;;[base.AN130])">
            <text:p/>
          </table:table-cell>
          <table:table-cell table:style-name="ce25" table:formula="of:=IF(ISBLANK([base.AO130]);&quot;&quot;;[base.AO130])">
            <text:p/>
          </table:table-cell>
          <table:table-cell table:style-name="ce25" table:formula="of:=IF(ISBLANK([base.AP130]);&quot;&quot;;[base.AP130])">
            <text:p/>
          </table:table-cell>
          <table:table-cell table:style-name="ce25" table:formula="of:=IF(ISBLANK([base.AQ130]);&quot;&quot;;[base.AQ130])">
            <text:p/>
          </table:table-cell>
          <table:table-cell table:style-name="ce25" table:formula="of:=IF(ISBLANK([base.AR130]);&quot;&quot;;[base.AR130])">
            <text:p/>
          </table:table-cell>
          <table:table-cell table:style-name="ce25" table:formula="of:=IF(ISBLANK([base.AS130]);&quot;&quot;;[base.AS130])">
            <text:p/>
          </table:table-cell>
          <table:table-cell table:style-name="ce25" table:formula="of:=IF(ISBLANK([base.AT130]);&quot;&quot;;[base.AT130])">
            <text:p/>
          </table:table-cell>
          <table:table-cell table:number-columns-repeated="991"/>
        </table:table-row>
        <table:table-row table:style-name="ro1">
          <table:table-cell table:formula="of:=[base.A132]" office:value-type="float" office:value="0">
            <text:p>0</text:p>
          </table:table-cell>
          <table:table-cell table:style-name="ce25" table:formula="of:=IF(ISBLANK([base.D132]);&quot;&quot;;[base.D132])">
            <text:p/>
          </table:table-cell>
          <table:table-cell table:style-name="ce25" table:formula="of:=IF(ISBLANK([base.E132]);&quot;&quot;;[base.E132])">
            <text:p/>
          </table:table-cell>
          <table:table-cell table:formula="of:=[base.W132]" office:value-type="float" office:value="0">
            <text:p>0</text:p>
          </table:table-cell>
          <table:table-cell table:formula="of:=[base.X132]" office:value-type="float" office:value="0">
            <text:p>0</text:p>
          </table:table-cell>
          <table:table-cell table:formula="of:=[base.N132]" office:value-type="float" office:value="0">
            <text:p>0</text:p>
          </table:table-cell>
          <table:table-cell table:style-name="ce25" table:formula="of:=IF(ISBLANK([base.Z131]);&quot;&quot;;[base.Z131])">
            <text:p/>
          </table:table-cell>
          <table:table-cell table:style-name="ce25" table:formula="of:=IF(ISBLANK([base.AA131]);&quot;&quot;;[base.AA131])">
            <text:p/>
          </table:table-cell>
          <table:table-cell table:style-name="ce25" table:formula="of:=IF(ISBLANK([base.AB131]);&quot;&quot;;[base.AB131])">
            <text:p/>
          </table:table-cell>
          <table:table-cell table:style-name="ce25" table:formula="of:=IF(ISBLANK([base.AC131]);&quot;&quot;;[base.AC131])">
            <text:p/>
          </table:table-cell>
          <table:table-cell table:style-name="ce25" table:formula="of:=IF(ISBLANK([base.AD131]);&quot;&quot;;[base.AD131])">
            <text:p/>
          </table:table-cell>
          <table:table-cell table:style-name="ce25" table:formula="of:=IF(ISBLANK([base.AE131]);&quot;&quot;;[base.AE131])">
            <text:p/>
          </table:table-cell>
          <table:table-cell table:style-name="ce25" table:formula="of:=IF(ISBLANK([base.AF131]);&quot;&quot;;[base.AF131])">
            <text:p/>
          </table:table-cell>
          <table:table-cell table:style-name="ce25" table:formula="of:=IF(ISBLANK([base.AG131]);&quot;&quot;;[base.AG131])">
            <text:p/>
          </table:table-cell>
          <table:table-cell table:style-name="ce25" table:formula="of:=IF(ISBLANK([base.AH#REF!]#ref!#ref!);&quot;&quot;;[base.AH#REF!]#ref!#ref!)" office:value-type="string" office:string-value="Err:508">
            <text:p>Err:508</text:p>
          </table:table-cell>
          <table:table-cell table:style-name="ce25" table:formula="of:=IF(ISBLANK([base.AI#REF!]#ref!#ref!);&quot;&quot;;[base.AI#REF!]#ref!#ref!)" office:value-type="string" office:string-value="Err:508">
            <text:p>Err:508</text:p>
          </table:table-cell>
          <table:table-cell table:style-name="ce25" table:formula="of:=IF(ISBLANK([base.AJ131]);&quot;&quot;;[base.AJ131])">
            <text:p/>
          </table:table-cell>
          <table:table-cell table:style-name="ce25" table:formula="of:=IF(ISBLANK([base.AK131]);&quot;&quot;;[base.AK131])">
            <text:p/>
          </table:table-cell>
          <table:table-cell table:style-name="ce25" table:formula="of:=IF(ISBLANK([base.AL131]);&quot;&quot;;[base.AL131])">
            <text:p/>
          </table:table-cell>
          <table:table-cell table:style-name="ce25" table:formula="of:=IF(ISBLANK([base.AM131]);&quot;&quot;;[base.AM131])">
            <text:p/>
          </table:table-cell>
          <table:table-cell table:style-name="ce25" table:formula="of:=IF(ISBLANK([base.AN131]);&quot;&quot;;[base.AN131])">
            <text:p/>
          </table:table-cell>
          <table:table-cell table:style-name="ce25" table:formula="of:=IF(ISBLANK([base.AO131]);&quot;&quot;;[base.AO131])">
            <text:p/>
          </table:table-cell>
          <table:table-cell table:style-name="ce25" table:formula="of:=IF(ISBLANK([base.AP131]);&quot;&quot;;[base.AP131])">
            <text:p/>
          </table:table-cell>
          <table:table-cell table:style-name="ce25" table:formula="of:=IF(ISBLANK([base.AQ131]);&quot;&quot;;[base.AQ131])">
            <text:p/>
          </table:table-cell>
          <table:table-cell table:style-name="ce25" table:formula="of:=IF(ISBLANK([base.AR131]);&quot;&quot;;[base.AR131])">
            <text:p/>
          </table:table-cell>
          <table:table-cell table:style-name="ce25" table:formula="of:=IF(ISBLANK([base.AS131]);&quot;&quot;;[base.AS131])">
            <text:p/>
          </table:table-cell>
          <table:table-cell table:style-name="ce25" table:formula="of:=IF(ISBLANK([base.AT131]);&quot;&quot;;[base.AT131])">
            <text:p/>
          </table:table-cell>
          <table:table-cell table:number-columns-repeated="991"/>
        </table:table-row>
        <table:table-row table:style-name="ro1">
          <table:table-cell table:formula="of:=[base.A#REF!]#ref!#ref!" office:value-type="string" office:string-value="Err:509">
            <text:p>Err:509</text:p>
          </table:table-cell>
          <table:table-cell table:style-name="ce25" table:formula="of:=IF(ISBLANK([base.D#REF!]#ref!#ref!);&quot;&quot;;[base.D#REF!]#ref!#ref!)" office:value-type="string" office:string-value="Err:508">
            <text:p>Err:508</text:p>
          </table:table-cell>
          <table:table-cell table:style-name="ce25" table:formula="of:=IF(ISBLANK([base.E#REF!]#ref!#ref!);&quot;&quot;;[base.E#REF!]#ref!#ref!)" office:value-type="string" office:string-value="Err:508">
            <text:p>Err:508</text:p>
          </table:table-cell>
          <table:table-cell table:formula="of:=[base.W#REF!]#ref!#ref!" office:value-type="string" office:string-value="Err:509">
            <text:p>Err:509</text:p>
          </table:table-cell>
          <table:table-cell table:formula="of:=[base.X#REF!]#ref!#ref!" office:value-type="string" office:string-value="Err:509">
            <text:p>Err:509</text:p>
          </table:table-cell>
          <table:table-cell table:formula="of:=[base.N#REF!]#ref!#ref!" office:value-type="string" office:string-value="Err:509">
            <text:p>Err:509</text:p>
          </table:table-cell>
          <table:table-cell table:style-name="ce25" table:formula="of:=IF(ISBLANK([base.Z132]);&quot;&quot;;[base.Z132])">
            <text:p/>
          </table:table-cell>
          <table:table-cell table:style-name="ce25" table:formula="of:=IF(ISBLANK([base.AA132]);&quot;&quot;;[base.AA132])">
            <text:p/>
          </table:table-cell>
          <table:table-cell table:style-name="ce25" table:formula="of:=IF(ISBLANK([base.AB132]);&quot;&quot;;[base.AB132])">
            <text:p/>
          </table:table-cell>
          <table:table-cell table:style-name="ce25" table:formula="of:=IF(ISBLANK([base.AC132]);&quot;&quot;;[base.AC132])">
            <text:p/>
          </table:table-cell>
          <table:table-cell table:style-name="ce25" table:formula="of:=IF(ISBLANK([base.AD132]);&quot;&quot;;[base.AD132])">
            <text:p/>
          </table:table-cell>
          <table:table-cell table:style-name="ce25" table:formula="of:=IF(ISBLANK([base.AE132]);&quot;&quot;;[base.AE132])">
            <text:p/>
          </table:table-cell>
          <table:table-cell table:style-name="ce25" table:formula="of:=IF(ISBLANK([base.AF132]);&quot;&quot;;[base.AF132])">
            <text:p/>
          </table:table-cell>
          <table:table-cell table:style-name="ce25" table:formula="of:=IF(ISBLANK([base.AG132]);&quot;&quot;;[base.AG132])">
            <text:p/>
          </table:table-cell>
          <table:table-cell table:style-name="ce25" table:formula="of:=IF(ISBLANK([base.AH#REF!]#ref!#ref!);&quot;&quot;;[base.AH#REF!]#ref!#ref!)" office:value-type="string" office:string-value="Err:508">
            <text:p>Err:508</text:p>
          </table:table-cell>
          <table:table-cell table:style-name="ce25" table:formula="of:=IF(ISBLANK([base.AI#REF!]#ref!#ref!);&quot;&quot;;[base.AI#REF!]#ref!#ref!)" office:value-type="string" office:string-value="Err:508">
            <text:p>Err:508</text:p>
          </table:table-cell>
          <table:table-cell table:style-name="ce25" table:formula="of:=IF(ISBLANK([base.AJ132]);&quot;&quot;;[base.AJ132])">
            <text:p/>
          </table:table-cell>
          <table:table-cell table:style-name="ce25" table:formula="of:=IF(ISBLANK([base.AK132]);&quot;&quot;;[base.AK132])">
            <text:p/>
          </table:table-cell>
          <table:table-cell table:style-name="ce25" table:formula="of:=IF(ISBLANK([base.AL132]);&quot;&quot;;[base.AL132])">
            <text:p/>
          </table:table-cell>
          <table:table-cell table:style-name="ce25" table:formula="of:=IF(ISBLANK([base.AM132]);&quot;&quot;;[base.AM132])">
            <text:p/>
          </table:table-cell>
          <table:table-cell table:style-name="ce25" table:formula="of:=IF(ISBLANK([base.AN132]);&quot;&quot;;[base.AN132])">
            <text:p/>
          </table:table-cell>
          <table:table-cell table:style-name="ce25" table:formula="of:=IF(ISBLANK([base.AO132]);&quot;&quot;;[base.AO132])">
            <text:p/>
          </table:table-cell>
          <table:table-cell table:style-name="ce25" table:formula="of:=IF(ISBLANK([base.AP132]);&quot;&quot;;[base.AP132])">
            <text:p/>
          </table:table-cell>
          <table:table-cell table:style-name="ce25" table:formula="of:=IF(ISBLANK([base.AQ132]);&quot;&quot;;[base.AQ132])">
            <text:p/>
          </table:table-cell>
          <table:table-cell table:style-name="ce25" table:formula="of:=IF(ISBLANK([base.AR132]);&quot;&quot;;[base.AR132])">
            <text:p/>
          </table:table-cell>
          <table:table-cell table:style-name="ce25" table:formula="of:=IF(ISBLANK([base.AS132]);&quot;&quot;;[base.AS132])">
            <text:p/>
          </table:table-cell>
          <table:table-cell table:style-name="ce25" table:formula="of:=IF(ISBLANK([base.AT132]);&quot;&quot;;[base.AT132])">
            <text:p/>
          </table:table-cell>
          <table:table-cell table:number-columns-repeated="991"/>
        </table:table-row>
        <table:table-row table:style-name="ro1">
          <table:table-cell table:formula="of:=[base.A#REF!]#ref!#ref!" office:value-type="string" office:string-value="Err:509">
            <text:p>Err:509</text:p>
          </table:table-cell>
          <table:table-cell table:style-name="ce25" table:formula="of:=IF(ISBLANK([base.D#REF!]#ref!#ref!);&quot;&quot;;[base.D#REF!]#ref!#ref!)" office:value-type="string" office:string-value="Err:508">
            <text:p>Err:508</text:p>
          </table:table-cell>
          <table:table-cell table:style-name="ce25" table:formula="of:=IF(ISBLANK([base.E#REF!]#ref!#ref!);&quot;&quot;;[base.E#REF!]#ref!#ref!)" office:value-type="string" office:string-value="Err:508">
            <text:p>Err:508</text:p>
          </table:table-cell>
          <table:table-cell table:formula="of:=[base.W#REF!]#ref!#ref!" office:value-type="string" office:string-value="Err:509">
            <text:p>Err:509</text:p>
          </table:table-cell>
          <table:table-cell table:formula="of:=[base.X#REF!]#ref!#ref!" office:value-type="string" office:string-value="Err:509">
            <text:p>Err:509</text:p>
          </table:table-cell>
          <table:table-cell table:formula="of:=[base.N#REF!]#ref!#ref!" office:value-type="string" office:string-value="Err:509">
            <text:p>Err:509</text:p>
          </table:table-cell>
          <table:table-cell table:style-name="ce25" table:formula="of:=IF(ISBLANK([base.Z#REF!]#ref!#ref!);&quot;&quot;;[base.Z#REF!]#ref!#ref!)" office:value-type="string" office:string-value="Err:508">
            <text:p>Err:508</text:p>
          </table:table-cell>
          <table:table-cell table:style-name="ce25" table:formula="of:=IF(ISBLANK([base.AA#REF!]#ref!#ref!);&quot;&quot;;[base.AA#REF!]#ref!#ref!)" office:value-type="string" office:string-value="Err:508">
            <text:p>Err:508</text:p>
          </table:table-cell>
          <table:table-cell table:style-name="ce25" table:formula="of:=IF(ISBLANK([base.AB#REF!]#ref!#ref!);&quot;&quot;;[base.AB#REF!]#ref!#ref!)" office:value-type="string" office:string-value="Err:508">
            <text:p>Err:508</text:p>
          </table:table-cell>
          <table:table-cell table:style-name="ce25" table:formula="of:=IF(ISBLANK([base.AC#REF!]#ref!#ref!);&quot;&quot;;[base.AC#REF!]#ref!#ref!)" office:value-type="string" office:string-value="Err:508">
            <text:p>Err:508</text:p>
          </table:table-cell>
          <table:table-cell table:style-name="ce25" table:formula="of:=IF(ISBLANK([base.AD#REF!]#ref!#ref!);&quot;&quot;;[base.AD#REF!]#ref!#ref!)" office:value-type="string" office:string-value="Err:508">
            <text:p>Err:508</text:p>
          </table:table-cell>
          <table:table-cell table:style-name="ce25" table:formula="of:=IF(ISBLANK([base.AE#REF!]#ref!#ref!);&quot;&quot;;[base.AE#REF!]#ref!#ref!)" office:value-type="string" office:string-value="Err:508">
            <text:p>Err:508</text:p>
          </table:table-cell>
          <table:table-cell table:style-name="ce25" table:formula="of:=IF(ISBLANK([base.AF#REF!]#ref!#ref!);&quot;&quot;;[base.AF#REF!]#ref!#ref!)" office:value-type="string" office:string-value="Err:508">
            <text:p>Err:508</text:p>
          </table:table-cell>
          <table:table-cell table:style-name="ce25" table:formula="of:=IF(ISBLANK([base.AG#REF!]#ref!#ref!);&quot;&quot;;[base.AG#REF!]#ref!#ref!)" office:value-type="string" office:string-value="Err:508">
            <text:p>Err:508</text:p>
          </table:table-cell>
          <table:table-cell table:style-name="ce25" table:formula="of:=IF(ISBLANK([base.AH#REF!]#ref!#ref!);&quot;&quot;;[base.AH#REF!]#ref!#ref!)" office:value-type="string" office:string-value="Err:508">
            <text:p>Err:508</text:p>
          </table:table-cell>
          <table:table-cell table:style-name="ce25" table:formula="of:=IF(ISBLANK([base.AI#REF!]#ref!#ref!);&quot;&quot;;[base.AI#REF!]#ref!#ref!)" office:value-type="string" office:string-value="Err:508">
            <text:p>Err:508</text:p>
          </table:table-cell>
          <table:table-cell table:style-name="ce25" table:formula="of:=IF(ISBLANK([base.AJ#REF!]#ref!#ref!);&quot;&quot;;[base.AJ#REF!]#ref!#ref!)" office:value-type="string" office:string-value="Err:508">
            <text:p>Err:508</text:p>
          </table:table-cell>
          <table:table-cell table:style-name="ce25" table:formula="of:=IF(ISBLANK([base.AK#REF!]#ref!#ref!);&quot;&quot;;[base.AK#REF!]#ref!#ref!)" office:value-type="string" office:string-value="Err:508">
            <text:p>Err:508</text:p>
          </table:table-cell>
          <table:table-cell table:style-name="ce25" table:formula="of:=IF(ISBLANK([base.AL#REF!]#ref!#ref!);&quot;&quot;;[base.AL#REF!]#ref!#ref!)" office:value-type="string" office:string-value="Err:508">
            <text:p>Err:508</text:p>
          </table:table-cell>
          <table:table-cell table:style-name="ce25" table:formula="of:=IF(ISBLANK([base.AM#REF!]#ref!#ref!);&quot;&quot;;[base.AM#REF!]#ref!#ref!)" office:value-type="string" office:string-value="Err:508">
            <text:p>Err:508</text:p>
          </table:table-cell>
          <table:table-cell table:style-name="ce25" table:formula="of:=IF(ISBLANK([base.AN#REF!]#ref!#ref!);&quot;&quot;;[base.AN#REF!]#ref!#ref!)" office:value-type="string" office:string-value="Err:508">
            <text:p>Err:508</text:p>
          </table:table-cell>
          <table:table-cell table:style-name="ce25" table:formula="of:=IF(ISBLANK([base.AO#REF!]#ref!#ref!);&quot;&quot;;[base.AO#REF!]#ref!#ref!)" office:value-type="string" office:string-value="Err:508">
            <text:p>Err:508</text:p>
          </table:table-cell>
          <table:table-cell table:style-name="ce25" table:formula="of:=IF(ISBLANK([base.AP#REF!]#ref!#ref!);&quot;&quot;;[base.AP#REF!]#ref!#ref!)" office:value-type="string" office:string-value="Err:508">
            <text:p>Err:508</text:p>
          </table:table-cell>
          <table:table-cell table:style-name="ce25" table:formula="of:=IF(ISBLANK([base.AQ#REF!]#ref!#ref!);&quot;&quot;;[base.AQ#REF!]#ref!#ref!)" office:value-type="string" office:string-value="Err:508">
            <text:p>Err:508</text:p>
          </table:table-cell>
          <table:table-cell table:style-name="ce25" table:formula="of:=IF(ISBLANK([base.AR#REF!]#ref!#ref!);&quot;&quot;;[base.AR#REF!]#ref!#ref!)" office:value-type="string" office:string-value="Err:508">
            <text:p>Err:508</text:p>
          </table:table-cell>
          <table:table-cell table:style-name="ce25" table:formula="of:=IF(ISBLANK([base.AS#REF!]#ref!#ref!);&quot;&quot;;[base.AS#REF!]#ref!#ref!)" office:value-type="string" office:string-value="Err:508">
            <text:p>Err:508</text:p>
          </table:table-cell>
          <table:table-cell table:style-name="ce25" table:formula="of:=IF(ISBLANK([base.AT#REF!]#ref!#ref!);&quot;&quot;;[base.AT#REF!]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3]" office:value-type="float" office:value="0">
            <text:p>0</text:p>
          </table:table-cell>
          <table:table-cell table:style-name="ce25" table:formula="of:=IF(ISBLANK([base.D133]);&quot;&quot;;[base.D133])">
            <text:p/>
          </table:table-cell>
          <table:table-cell table:style-name="ce25" table:formula="of:=IF(ISBLANK([base.E133]);&quot;&quot;;[base.E133])">
            <text:p/>
          </table:table-cell>
          <table:table-cell table:formula="of:=[base.W133]" office:value-type="float" office:value="0">
            <text:p>0</text:p>
          </table:table-cell>
          <table:table-cell table:formula="of:=[base.X133]" office:value-type="float" office:value="0">
            <text:p>0</text:p>
          </table:table-cell>
          <table:table-cell table:formula="of:=[base.N133]" office:value-type="float" office:value="0">
            <text:p>0</text:p>
          </table:table-cell>
          <table:table-cell table:style-name="ce25" table:formula="of:=IF(ISBLANK([base.Z#REF!]#ref!#ref!);&quot;&quot;;[base.Z#REF!]#ref!#ref!)" office:value-type="string" office:string-value="Err:508">
            <text:p>Err:508</text:p>
          </table:table-cell>
          <table:table-cell table:style-name="ce25" table:formula="of:=IF(ISBLANK([base.AA#REF!]#ref!#ref!);&quot;&quot;;[base.AA#REF!]#ref!#ref!)" office:value-type="string" office:string-value="Err:508">
            <text:p>Err:508</text:p>
          </table:table-cell>
          <table:table-cell table:style-name="ce25" table:formula="of:=IF(ISBLANK([base.AB#REF!]#ref!#ref!);&quot;&quot;;[base.AB#REF!]#ref!#ref!)" office:value-type="string" office:string-value="Err:508">
            <text:p>Err:508</text:p>
          </table:table-cell>
          <table:table-cell table:style-name="ce25" table:formula="of:=IF(ISBLANK([base.AC#REF!]#ref!#ref!);&quot;&quot;;[base.AC#REF!]#ref!#ref!)" office:value-type="string" office:string-value="Err:508">
            <text:p>Err:508</text:p>
          </table:table-cell>
          <table:table-cell table:style-name="ce25" table:formula="of:=IF(ISBLANK([base.AD#REF!]#ref!#ref!);&quot;&quot;;[base.AD#REF!]#ref!#ref!)" office:value-type="string" office:string-value="Err:508">
            <text:p>Err:508</text:p>
          </table:table-cell>
          <table:table-cell table:style-name="ce25" table:formula="of:=IF(ISBLANK([base.AE#REF!]#ref!#ref!);&quot;&quot;;[base.AE#REF!]#ref!#ref!)" office:value-type="string" office:string-value="Err:508">
            <text:p>Err:508</text:p>
          </table:table-cell>
          <table:table-cell table:style-name="ce25" table:formula="of:=IF(ISBLANK([base.AF#REF!]#ref!#ref!);&quot;&quot;;[base.AF#REF!]#ref!#ref!)" office:value-type="string" office:string-value="Err:508">
            <text:p>Err:508</text:p>
          </table:table-cell>
          <table:table-cell table:style-name="ce25" table:formula="of:=IF(ISBLANK([base.AG#REF!]#ref!#ref!);&quot;&quot;;[base.AG#REF!]#ref!#ref!)" office:value-type="string" office:string-value="Err:508">
            <text:p>Err:508</text:p>
          </table:table-cell>
          <table:table-cell table:style-name="ce25" table:formula="of:=IF(ISBLANK([base.AH130]);&quot;&quot;;[base.AH130])">
            <text:p/>
          </table:table-cell>
          <table:table-cell table:style-name="ce25" table:formula="of:=IF(ISBLANK([base.AI130]);&quot;&quot;;[base.AI130])">
            <text:p/>
          </table:table-cell>
          <table:table-cell table:style-name="ce25" table:formula="of:=IF(ISBLANK([base.AJ#REF!]#ref!#ref!);&quot;&quot;;[base.AJ#REF!]#ref!#ref!)" office:value-type="string" office:string-value="Err:508">
            <text:p>Err:508</text:p>
          </table:table-cell>
          <table:table-cell table:style-name="ce25" table:formula="of:=IF(ISBLANK([base.AK#REF!]#ref!#ref!);&quot;&quot;;[base.AK#REF!]#ref!#ref!)" office:value-type="string" office:string-value="Err:508">
            <text:p>Err:508</text:p>
          </table:table-cell>
          <table:table-cell table:style-name="ce25" table:formula="of:=IF(ISBLANK([base.AL#REF!]#ref!#ref!);&quot;&quot;;[base.AL#REF!]#ref!#ref!)" office:value-type="string" office:string-value="Err:508">
            <text:p>Err:508</text:p>
          </table:table-cell>
          <table:table-cell table:style-name="ce25" table:formula="of:=IF(ISBLANK([base.AM#REF!]#ref!#ref!);&quot;&quot;;[base.AM#REF!]#ref!#ref!)" office:value-type="string" office:string-value="Err:508">
            <text:p>Err:508</text:p>
          </table:table-cell>
          <table:table-cell table:style-name="ce25" table:formula="of:=IF(ISBLANK([base.AN#REF!]#ref!#ref!);&quot;&quot;;[base.AN#REF!]#ref!#ref!)" office:value-type="string" office:string-value="Err:508">
            <text:p>Err:508</text:p>
          </table:table-cell>
          <table:table-cell table:style-name="ce25" table:formula="of:=IF(ISBLANK([base.AO#REF!]#ref!#ref!);&quot;&quot;;[base.AO#REF!]#ref!#ref!)" office:value-type="string" office:string-value="Err:508">
            <text:p>Err:508</text:p>
          </table:table-cell>
          <table:table-cell table:style-name="ce25" table:formula="of:=IF(ISBLANK([base.AP#REF!]#ref!#ref!);&quot;&quot;;[base.AP#REF!]#ref!#ref!)" office:value-type="string" office:string-value="Err:508">
            <text:p>Err:508</text:p>
          </table:table-cell>
          <table:table-cell table:style-name="ce25" table:formula="of:=IF(ISBLANK([base.AQ#REF!]#ref!#ref!);&quot;&quot;;[base.AQ#REF!]#ref!#ref!)" office:value-type="string" office:string-value="Err:508">
            <text:p>Err:508</text:p>
          </table:table-cell>
          <table:table-cell table:style-name="ce25" table:formula="of:=IF(ISBLANK([base.AR#REF!]#ref!#ref!);&quot;&quot;;[base.AR#REF!]#ref!#ref!)" office:value-type="string" office:string-value="Err:508">
            <text:p>Err:508</text:p>
          </table:table-cell>
          <table:table-cell table:style-name="ce25" table:formula="of:=IF(ISBLANK([base.AS#REF!]#ref!#ref!);&quot;&quot;;[base.AS#REF!]#ref!#ref!)" office:value-type="string" office:string-value="Err:508">
            <text:p>Err:508</text:p>
          </table:table-cell>
          <table:table-cell table:style-name="ce25" table:formula="of:=IF(ISBLANK([base.AT#REF!]#ref!#ref!);&quot;&quot;;[base.AT#REF!]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4]" office:value-type="float" office:value="0">
            <text:p>0</text:p>
          </table:table-cell>
          <table:table-cell table:style-name="ce25" table:formula="of:=IF(ISBLANK([base.D134]);&quot;&quot;;[base.D134])">
            <text:p/>
          </table:table-cell>
          <table:table-cell table:style-name="ce25" table:formula="of:=IF(ISBLANK([base.E134]);&quot;&quot;;[base.E134])">
            <text:p/>
          </table:table-cell>
          <table:table-cell table:formula="of:=[base.W134]" office:value-type="float" office:value="0">
            <text:p>0</text:p>
          </table:table-cell>
          <table:table-cell table:formula="of:=[base.X134]" office:value-type="float" office:value="0">
            <text:p>0</text:p>
          </table:table-cell>
          <table:table-cell table:formula="of:=[base.N134]" office:value-type="float" office:value="0">
            <text:p>0</text:p>
          </table:table-cell>
          <table:table-cell table:style-name="ce25" table:formula="of:=IF(ISBLANK([base.Z133]);&quot;&quot;;[base.Z133])">
            <text:p/>
          </table:table-cell>
          <table:table-cell table:style-name="ce25" table:formula="of:=IF(ISBLANK([base.AA133]);&quot;&quot;;[base.AA133])">
            <text:p/>
          </table:table-cell>
          <table:table-cell table:style-name="ce25" table:formula="of:=IF(ISBLANK([base.AB133]);&quot;&quot;;[base.AB133])">
            <text:p/>
          </table:table-cell>
          <table:table-cell table:style-name="ce25" table:formula="of:=IF(ISBLANK([base.AC133]);&quot;&quot;;[base.AC133])">
            <text:p/>
          </table:table-cell>
          <table:table-cell table:style-name="ce25" table:formula="of:=IF(ISBLANK([base.AD133]);&quot;&quot;;[base.AD133])">
            <text:p/>
          </table:table-cell>
          <table:table-cell table:style-name="ce25" table:formula="of:=IF(ISBLANK([base.AE133]);&quot;&quot;;[base.AE133])">
            <text:p/>
          </table:table-cell>
          <table:table-cell table:style-name="ce25" table:formula="of:=IF(ISBLANK([base.AF133]);&quot;&quot;;[base.AF133])">
            <text:p/>
          </table:table-cell>
          <table:table-cell table:style-name="ce25" table:formula="of:=IF(ISBLANK([base.AG133]);&quot;&quot;;[base.AG133])">
            <text:p/>
          </table:table-cell>
          <table:table-cell table:style-name="ce25" table:formula="of:=IF(ISBLANK([base.AH131]);&quot;&quot;;[base.AH131])">
            <text:p/>
          </table:table-cell>
          <table:table-cell table:style-name="ce25" table:formula="of:=IF(ISBLANK([base.AI131]);&quot;&quot;;[base.AI131])">
            <text:p/>
          </table:table-cell>
          <table:table-cell table:style-name="ce25" table:formula="of:=IF(ISBLANK([base.AJ133]);&quot;&quot;;[base.AJ133])">
            <text:p/>
          </table:table-cell>
          <table:table-cell table:style-name="ce25" table:formula="of:=IF(ISBLANK([base.AK133]);&quot;&quot;;[base.AK133])">
            <text:p/>
          </table:table-cell>
          <table:table-cell table:style-name="ce25" table:formula="of:=IF(ISBLANK([base.AL133]);&quot;&quot;;[base.AL133])">
            <text:p/>
          </table:table-cell>
          <table:table-cell table:style-name="ce25" table:formula="of:=IF(ISBLANK([base.AM133]);&quot;&quot;;[base.AM133])">
            <text:p/>
          </table:table-cell>
          <table:table-cell table:style-name="ce25" table:formula="of:=IF(ISBLANK([base.AN133]);&quot;&quot;;[base.AN133])">
            <text:p/>
          </table:table-cell>
          <table:table-cell table:style-name="ce25" table:formula="of:=IF(ISBLANK([base.AO133]);&quot;&quot;;[base.AO133])">
            <text:p/>
          </table:table-cell>
          <table:table-cell table:style-name="ce25" table:formula="of:=IF(ISBLANK([base.AP133]);&quot;&quot;;[base.AP133])">
            <text:p/>
          </table:table-cell>
          <table:table-cell table:style-name="ce25" table:formula="of:=IF(ISBLANK([base.AQ133]);&quot;&quot;;[base.AQ133])">
            <text:p/>
          </table:table-cell>
          <table:table-cell table:style-name="ce25" table:formula="of:=IF(ISBLANK([base.AR133]);&quot;&quot;;[base.AR133])">
            <text:p/>
          </table:table-cell>
          <table:table-cell table:style-name="ce25" table:formula="of:=IF(ISBLANK([base.AS133]);&quot;&quot;;[base.AS133])">
            <text:p/>
          </table:table-cell>
          <table:table-cell table:style-name="ce25" table:formula="of:=IF(ISBLANK([base.AT133]);&quot;&quot;;[base.AT133])">
            <text:p/>
          </table:table-cell>
          <table:table-cell table:number-columns-repeated="991"/>
        </table:table-row>
        <table:table-row table:style-name="ro1">
          <table:table-cell table:formula="of:=[base.A135]" office:value-type="string" office:string-value="__L">
            <text:p>__L</text:p>
          </table:table-cell>
          <table:table-cell table:style-name="ce25" table:formula="of:=IF(ISBLANK([base.D135]);&quot;&quot;;[base.D135])">
            <text:p/>
          </table:table-cell>
          <table:table-cell table:style-name="ce25" table:formula="of:=IF(ISBLANK([base.E135]);&quot;&quot;;[base.E135])">
            <text:p/>
          </table:table-cell>
          <table:table-cell table:formula="of:=[base.W135]" office:value-type="float" office:value="0">
            <text:p>#N/A</text:p>
          </table:table-cell>
          <table:table-cell table:formula="of:=[base.X135]" office:value-type="float" office:value="0">
            <text:p>#N/A</text:p>
          </table:table-cell>
          <table:table-cell table:formula="of:=[base.N135]" office:value-type="float" office:value="0">
            <text:p>#N/A</text:p>
          </table:table-cell>
          <table:table-cell table:style-name="ce25" table:formula="of:=IF(ISBLANK([base.Z134]);&quot;&quot;;[base.Z134])">
            <text:p/>
          </table:table-cell>
          <table:table-cell table:style-name="ce25" table:formula="of:=IF(ISBLANK([base.AA134]);&quot;&quot;;[base.AA134])">
            <text:p/>
          </table:table-cell>
          <table:table-cell table:style-name="ce25" table:formula="of:=IF(ISBLANK([base.AB134]);&quot;&quot;;[base.AB134])">
            <text:p/>
          </table:table-cell>
          <table:table-cell table:style-name="ce25" table:formula="of:=IF(ISBLANK([base.AC134]);&quot;&quot;;[base.AC134])">
            <text:p/>
          </table:table-cell>
          <table:table-cell table:style-name="ce25" table:formula="of:=IF(ISBLANK([base.AD134]);&quot;&quot;;[base.AD134])">
            <text:p/>
          </table:table-cell>
          <table:table-cell table:style-name="ce25" table:formula="of:=IF(ISBLANK([base.AE134]);&quot;&quot;;[base.AE134])">
            <text:p/>
          </table:table-cell>
          <table:table-cell table:style-name="ce25" table:formula="of:=IF(ISBLANK([base.AF134]);&quot;&quot;;[base.AF134])">
            <text:p/>
          </table:table-cell>
          <table:table-cell table:style-name="ce25" table:formula="of:=IF(ISBLANK([base.AG134]);&quot;&quot;;[base.AG134])">
            <text:p/>
          </table:table-cell>
          <table:table-cell table:style-name="ce25" table:formula="of:=IF(ISBLANK([base.AH132]);&quot;&quot;;[base.AH132])">
            <text:p/>
          </table:table-cell>
          <table:table-cell table:style-name="ce25" table:formula="of:=IF(ISBLANK([base.AI132]);&quot;&quot;;[base.AI132])">
            <text:p/>
          </table:table-cell>
          <table:table-cell table:style-name="ce25" table:formula="of:=IF(ISBLANK([base.AJ134]);&quot;&quot;;[base.AJ134])">
            <text:p/>
          </table:table-cell>
          <table:table-cell table:style-name="ce25" table:formula="of:=IF(ISBLANK([base.AK134]);&quot;&quot;;[base.AK134])">
            <text:p/>
          </table:table-cell>
          <table:table-cell table:style-name="ce25" table:formula="of:=IF(ISBLANK([base.AL134]);&quot;&quot;;[base.AL134])">
            <text:p/>
          </table:table-cell>
          <table:table-cell table:style-name="ce25" table:formula="of:=IF(ISBLANK([base.AM134]);&quot;&quot;;[base.AM134])">
            <text:p/>
          </table:table-cell>
          <table:table-cell table:style-name="ce25" table:formula="of:=IF(ISBLANK([base.AN134]);&quot;&quot;;[base.AN134])">
            <text:p/>
          </table:table-cell>
          <table:table-cell table:style-name="ce25" table:formula="of:=IF(ISBLANK([base.AO134]);&quot;&quot;;[base.AO134])">
            <text:p/>
          </table:table-cell>
          <table:table-cell table:style-name="ce25" table:formula="of:=IF(ISBLANK([base.AP134]);&quot;&quot;;[base.AP134])">
            <text:p/>
          </table:table-cell>
          <table:table-cell table:style-name="ce25" table:formula="of:=IF(ISBLANK([base.AQ134]);&quot;&quot;;[base.AQ134])">
            <text:p/>
          </table:table-cell>
          <table:table-cell table:style-name="ce25" table:formula="of:=IF(ISBLANK([base.AR134]);&quot;&quot;;[base.AR134])">
            <text:p/>
          </table:table-cell>
          <table:table-cell table:style-name="ce25" table:formula="of:=IF(ISBLANK([base.AS134]);&quot;&quot;;[base.AS134])">
            <text:p/>
          </table:table-cell>
          <table:table-cell table:style-name="ce25" table:formula="of:=IF(ISBLANK([base.AT134]);&quot;&quot;;[base.AT134])">
            <text:p/>
          </table:table-cell>
          <table:table-cell table:number-columns-repeated="991"/>
        </table:table-row>
        <table:table-row table:style-name="ro1">
          <table:table-cell table:formula="of:=[base.A136]" office:value-type="string" office:string-value="__L">
            <text:p>__L</text:p>
          </table:table-cell>
          <table:table-cell table:style-name="ce25" table:formula="of:=IF(ISBLANK([base.D136]);&quot;&quot;;[base.D136])">
            <text:p/>
          </table:table-cell>
          <table:table-cell table:style-name="ce25" table:formula="of:=IF(ISBLANK([base.E136]);&quot;&quot;;[base.E136])">
            <text:p/>
          </table:table-cell>
          <table:table-cell table:formula="of:=[base.W136]" office:value-type="float" office:value="0">
            <text:p>#N/A</text:p>
          </table:table-cell>
          <table:table-cell table:formula="of:=[base.X136]" office:value-type="float" office:value="0">
            <text:p>#N/A</text:p>
          </table:table-cell>
          <table:table-cell table:formula="of:=[base.N136]" office:value-type="float" office:value="0">
            <text:p>#N/A</text:p>
          </table:table-cell>
          <table:table-cell table:style-name="ce25" table:formula="of:=IF(ISBLANK([base.Z135]);&quot;&quot;;[base.Z135])">
            <text:p/>
          </table:table-cell>
          <table:table-cell table:style-name="ce25" table:formula="of:=IF(ISBLANK([base.AA135]);&quot;&quot;;[base.AA135])">
            <text:p/>
          </table:table-cell>
          <table:table-cell table:style-name="ce25" table:formula="of:=IF(ISBLANK([base.AB135]);&quot;&quot;;[base.AB135])">
            <text:p/>
          </table:table-cell>
          <table:table-cell table:style-name="ce25" table:formula="of:=IF(ISBLANK([base.AC135]);&quot;&quot;;[base.AC135])">
            <text:p/>
          </table:table-cell>
          <table:table-cell table:style-name="ce25" table:formula="of:=IF(ISBLANK([base.AD135]);&quot;&quot;;[base.AD135])">
            <text:p/>
          </table:table-cell>
          <table:table-cell table:style-name="ce25" table:formula="of:=IF(ISBLANK([base.AE135]);&quot;&quot;;[base.AE135])">
            <text:p/>
          </table:table-cell>
          <table:table-cell table:style-name="ce25" table:formula="of:=IF(ISBLANK([base.AF135]);&quot;&quot;;[base.AF135])">
            <text:p/>
          </table:table-cell>
          <table:table-cell table:style-name="ce25" table:formula="of:=IF(ISBLANK([base.AG135]);&quot;&quot;;[base.AG135])">
            <text:p/>
          </table:table-cell>
          <table:table-cell table:style-name="ce25" table:formula="of:=IF(ISBLANK([base.AH#REF!]#ref!#ref!);&quot;&quot;;[base.AH#REF!]#ref!#ref!)" office:value-type="string" office:string-value="Err:508">
            <text:p>Err:508</text:p>
          </table:table-cell>
          <table:table-cell table:style-name="ce25" table:formula="of:=IF(ISBLANK([base.AI#REF!]#ref!#ref!);&quot;&quot;;[base.AI#REF!]#ref!#ref!)" office:value-type="string" office:string-value="Err:508">
            <text:p>Err:508</text:p>
          </table:table-cell>
          <table:table-cell table:style-name="ce25" table:formula="of:=IF(ISBLANK([base.AJ135]);&quot;&quot;;[base.AJ135])">
            <text:p/>
          </table:table-cell>
          <table:table-cell table:style-name="ce25" table:formula="of:=IF(ISBLANK([base.AK135]);&quot;&quot;;[base.AK135])">
            <text:p/>
          </table:table-cell>
          <table:table-cell table:style-name="ce25" table:formula="of:=IF(ISBLANK([base.AL135]);&quot;&quot;;[base.AL135])" office:value-type="float" office:value="0">
            <text:p>0</text:p>
          </table:table-cell>
          <table:table-cell table:style-name="ce25" table:formula="of:=IF(ISBLANK([base.AM135]);&quot;&quot;;[base.AM135])">
            <text:p/>
          </table:table-cell>
          <table:table-cell table:style-name="ce25" table:formula="of:=IF(ISBLANK([base.AN135]);&quot;&quot;;[base.AN135])">
            <text:p/>
          </table:table-cell>
          <table:table-cell table:style-name="ce25" table:formula="of:=IF(ISBLANK([base.AO135]);&quot;&quot;;[base.AO135])">
            <text:p/>
          </table:table-cell>
          <table:table-cell table:style-name="ce25" table:formula="of:=IF(ISBLANK([base.AP135]);&quot;&quot;;[base.AP135])">
            <text:p/>
          </table:table-cell>
          <table:table-cell table:style-name="ce25" table:formula="of:=IF(ISBLANK([base.AQ135]);&quot;&quot;;[base.AQ135])">
            <text:p/>
          </table:table-cell>
          <table:table-cell table:style-name="ce25" table:formula="of:=IF(ISBLANK([base.AR135]);&quot;&quot;;[base.AR135])">
            <text:p/>
          </table:table-cell>
          <table:table-cell table:style-name="ce25" table:formula="of:=IF(ISBLANK([base.AS135]);&quot;&quot;;[base.AS135])">
            <text:p/>
          </table:table-cell>
          <table:table-cell table:style-name="ce25" table:formula="of:=IF(ISBLANK([base.AT135]);&quot;&quot;;[base.AT135])">
            <text:p/>
          </table:table-cell>
          <table:table-cell table:number-columns-repeated="991"/>
        </table:table-row>
        <table:table-row table:style-name="ro1">
          <table:table-cell table:formula="of:=[base.A137]" office:value-type="string" office:string-value="__L">
            <text:p>__L</text:p>
          </table:table-cell>
          <table:table-cell table:style-name="ce25" table:formula="of:=IF(ISBLANK([base.D137]);&quot;&quot;;[base.D137])">
            <text:p/>
          </table:table-cell>
          <table:table-cell table:style-name="ce25" table:formula="of:=IF(ISBLANK([base.E137]);&quot;&quot;;[base.E137])">
            <text:p/>
          </table:table-cell>
          <table:table-cell table:formula="of:=[base.W137]" office:value-type="float" office:value="0">
            <text:p>#N/A</text:p>
          </table:table-cell>
          <table:table-cell table:formula="of:=[base.X137]" office:value-type="float" office:value="0">
            <text:p>#N/A</text:p>
          </table:table-cell>
          <table:table-cell table:formula="of:=[base.N137]" office:value-type="float" office:value="0">
            <text:p>#N/A</text:p>
          </table:table-cell>
          <table:table-cell table:style-name="ce25" table:formula="of:=IF(ISBLANK([base.Z136]);&quot;&quot;;[base.Z136])">
            <text:p/>
          </table:table-cell>
          <table:table-cell table:style-name="ce25" table:formula="of:=IF(ISBLANK([base.AA136]);&quot;&quot;;[base.AA136])">
            <text:p/>
          </table:table-cell>
          <table:table-cell table:style-name="ce25" table:formula="of:=IF(ISBLANK([base.AB136]);&quot;&quot;;[base.AB136])">
            <text:p/>
          </table:table-cell>
          <table:table-cell table:style-name="ce25" table:formula="of:=IF(ISBLANK([base.AC136]);&quot;&quot;;[base.AC136])">
            <text:p/>
          </table:table-cell>
          <table:table-cell table:style-name="ce25" table:formula="of:=IF(ISBLANK([base.AD136]);&quot;&quot;;[base.AD136])">
            <text:p/>
          </table:table-cell>
          <table:table-cell table:style-name="ce25" table:formula="of:=IF(ISBLANK([base.AE136]);&quot;&quot;;[base.AE136])">
            <text:p/>
          </table:table-cell>
          <table:table-cell table:style-name="ce25" table:formula="of:=IF(ISBLANK([base.AF136]);&quot;&quot;;[base.AF136])">
            <text:p/>
          </table:table-cell>
          <table:table-cell table:style-name="ce25" table:formula="of:=IF(ISBLANK([base.AG136]);&quot;&quot;;[base.AG136])">
            <text:p/>
          </table:table-cell>
          <table:table-cell table:style-name="ce25" table:formula="of:=IF(ISBLANK([base.AH#REF!]#ref!#ref!);&quot;&quot;;[base.AH#REF!]#ref!#ref!)" office:value-type="string" office:string-value="Err:508">
            <text:p>Err:508</text:p>
          </table:table-cell>
          <table:table-cell table:style-name="ce25" table:formula="of:=IF(ISBLANK([base.AI#REF!]#ref!#ref!);&quot;&quot;;[base.AI#REF!]#ref!#ref!)" office:value-type="string" office:string-value="Err:508">
            <text:p>Err:508</text:p>
          </table:table-cell>
          <table:table-cell table:style-name="ce25" table:formula="of:=IF(ISBLANK([base.AJ136]);&quot;&quot;;[base.AJ136])">
            <text:p/>
          </table:table-cell>
          <table:table-cell table:style-name="ce25" table:formula="of:=IF(ISBLANK([base.AK136]);&quot;&quot;;[base.AK136])">
            <text:p/>
          </table:table-cell>
          <table:table-cell table:style-name="ce25" table:formula="of:=IF(ISBLANK([base.AL136]);&quot;&quot;;[base.AL136])" office:value-type="string" office:string-value="__L">
            <text:p>__L</text:p>
          </table:table-cell>
          <table:table-cell table:style-name="ce25" table:formula="of:=IF(ISBLANK([base.AM136]);&quot;&quot;;[base.AM136])">
            <text:p/>
          </table:table-cell>
          <table:table-cell table:style-name="ce25" table:formula="of:=IF(ISBLANK([base.AN136]);&quot;&quot;;[base.AN136])">
            <text:p/>
          </table:table-cell>
          <table:table-cell table:style-name="ce25" table:formula="of:=IF(ISBLANK([base.AO136]);&quot;&quot;;[base.AO136])">
            <text:p/>
          </table:table-cell>
          <table:table-cell table:style-name="ce25" table:formula="of:=IF(ISBLANK([base.AP136]);&quot;&quot;;[base.AP136])">
            <text:p/>
          </table:table-cell>
          <table:table-cell table:style-name="ce25" table:formula="of:=IF(ISBLANK([base.AQ136]);&quot;&quot;;[base.AQ136])">
            <text:p/>
          </table:table-cell>
          <table:table-cell table:style-name="ce25" table:formula="of:=IF(ISBLANK([base.AR136]);&quot;&quot;;[base.AR136])">
            <text:p/>
          </table:table-cell>
          <table:table-cell table:style-name="ce25" table:formula="of:=IF(ISBLANK([base.AS136]);&quot;&quot;;[base.AS136])">
            <text:p/>
          </table:table-cell>
          <table:table-cell table:style-name="ce25" table:formula="of:=IF(ISBLANK([base.AT136]);&quot;&quot;;[base.AT136])">
            <text:p/>
          </table:table-cell>
          <table:table-cell table:number-columns-repeated="991"/>
        </table:table-row>
        <table:table-row table:style-name="ro1">
          <table:table-cell table:formula="of:=[base.A138]" office:value-type="string" office:string-value="__L">
            <text:p>__L</text:p>
          </table:table-cell>
          <table:table-cell table:style-name="ce25" table:formula="of:=IF(ISBLANK([base.D138]);&quot;&quot;;[base.D138])">
            <text:p/>
          </table:table-cell>
          <table:table-cell table:style-name="ce25" table:formula="of:=IF(ISBLANK([base.E138]);&quot;&quot;;[base.E138])">
            <text:p/>
          </table:table-cell>
          <table:table-cell table:formula="of:=[base.W138]" office:value-type="float" office:value="0">
            <text:p>#N/A</text:p>
          </table:table-cell>
          <table:table-cell table:formula="of:=[base.X138]" office:value-type="float" office:value="0">
            <text:p>#N/A</text:p>
          </table:table-cell>
          <table:table-cell table:formula="of:=[base.N138]" office:value-type="float" office:value="0">
            <text:p>#N/A</text:p>
          </table:table-cell>
          <table:table-cell table:style-name="ce25" table:formula="of:=IF(ISBLANK([base.Z137]);&quot;&quot;;[base.Z137])">
            <text:p/>
          </table:table-cell>
          <table:table-cell table:style-name="ce25" table:formula="of:=IF(ISBLANK([base.AA137]);&quot;&quot;;[base.AA137])">
            <text:p/>
          </table:table-cell>
          <table:table-cell table:style-name="ce25" table:formula="of:=IF(ISBLANK([base.AB137]);&quot;&quot;;[base.AB137])">
            <text:p/>
          </table:table-cell>
          <table:table-cell table:style-name="ce25" table:formula="of:=IF(ISBLANK([base.AC137]);&quot;&quot;;[base.AC137])">
            <text:p/>
          </table:table-cell>
          <table:table-cell table:style-name="ce25" table:formula="of:=IF(ISBLANK([base.AD137]);&quot;&quot;;[base.AD137])">
            <text:p/>
          </table:table-cell>
          <table:table-cell table:style-name="ce25" table:formula="of:=IF(ISBLANK([base.AE137]);&quot;&quot;;[base.AE137])">
            <text:p/>
          </table:table-cell>
          <table:table-cell table:style-name="ce25" table:formula="of:=IF(ISBLANK([base.AF137]);&quot;&quot;;[base.AF137])">
            <text:p/>
          </table:table-cell>
          <table:table-cell table:style-name="ce25" table:formula="of:=IF(ISBLANK([base.AG137]);&quot;&quot;;[base.AG137])">
            <text:p/>
          </table:table-cell>
          <table:table-cell table:style-name="ce25" table:formula="of:=IF(ISBLANK([base.AH133]);&quot;&quot;;[base.AH133])">
            <text:p/>
          </table:table-cell>
          <table:table-cell table:style-name="ce25" table:formula="of:=IF(ISBLANK([base.AI133]);&quot;&quot;;[base.AI133])">
            <text:p/>
          </table:table-cell>
          <table:table-cell table:style-name="ce25" table:formula="of:=IF(ISBLANK([base.AJ137]);&quot;&quot;;[base.AJ137])">
            <text:p/>
          </table:table-cell>
          <table:table-cell table:style-name="ce25" table:formula="of:=IF(ISBLANK([base.AK137]);&quot;&quot;;[base.AK137])">
            <text:p/>
          </table:table-cell>
          <table:table-cell table:style-name="ce25" table:formula="of:=IF(ISBLANK([base.AL137]);&quot;&quot;;[base.AL137])" office:value-type="string" office:string-value="__L">
            <text:p>__L</text:p>
          </table:table-cell>
          <table:table-cell table:style-name="ce25" table:formula="of:=IF(ISBLANK([base.AM137]);&quot;&quot;;[base.AM137])">
            <text:p/>
          </table:table-cell>
          <table:table-cell table:style-name="ce25" table:formula="of:=IF(ISBLANK([base.AN137]);&quot;&quot;;[base.AN137])">
            <text:p/>
          </table:table-cell>
          <table:table-cell table:style-name="ce25" table:formula="of:=IF(ISBLANK([base.AO137]);&quot;&quot;;[base.AO137])">
            <text:p/>
          </table:table-cell>
          <table:table-cell table:style-name="ce25" table:formula="of:=IF(ISBLANK([base.AP137]);&quot;&quot;;[base.AP137])">
            <text:p/>
          </table:table-cell>
          <table:table-cell table:style-name="ce25" table:formula="of:=IF(ISBLANK([base.AQ137]);&quot;&quot;;[base.AQ137])">
            <text:p/>
          </table:table-cell>
          <table:table-cell table:style-name="ce25" table:formula="of:=IF(ISBLANK([base.AR137]);&quot;&quot;;[base.AR137])">
            <text:p/>
          </table:table-cell>
          <table:table-cell table:style-name="ce25" table:formula="of:=IF(ISBLANK([base.AS137]);&quot;&quot;;[base.AS137])">
            <text:p/>
          </table:table-cell>
          <table:table-cell table:style-name="ce25" table:formula="of:=IF(ISBLANK([base.AT137]);&quot;&quot;;[base.AT137])">
            <text:p/>
          </table:table-cell>
          <table:table-cell table:number-columns-repeated="991"/>
        </table:table-row>
        <table:table-row table:style-name="ro1">
          <table:table-cell table:formula="of:=[base.A139]" office:value-type="string" office:string-value="__L">
            <text:p>__L</text:p>
          </table:table-cell>
          <table:table-cell table:style-name="ce25" table:formula="of:=IF(ISBLANK([base.D139]);&quot;&quot;;[base.D139])">
            <text:p/>
          </table:table-cell>
          <table:table-cell table:style-name="ce25" table:formula="of:=IF(ISBLANK([base.E139]);&quot;&quot;;[base.E139])">
            <text:p/>
          </table:table-cell>
          <table:table-cell table:formula="of:=[base.W139]" office:value-type="float" office:value="0">
            <text:p>#N/A</text:p>
          </table:table-cell>
          <table:table-cell table:formula="of:=[base.X139]" office:value-type="float" office:value="0">
            <text:p>#N/A</text:p>
          </table:table-cell>
          <table:table-cell table:formula="of:=[base.N139]" office:value-type="float" office:value="0">
            <text:p>#N/A</text:p>
          </table:table-cell>
          <table:table-cell table:style-name="ce25" table:formula="of:=IF(ISBLANK([base.Z138]);&quot;&quot;;[base.Z138])">
            <text:p/>
          </table:table-cell>
          <table:table-cell table:style-name="ce25" table:formula="of:=IF(ISBLANK([base.AA138]);&quot;&quot;;[base.AA138])">
            <text:p/>
          </table:table-cell>
          <table:table-cell table:style-name="ce25" table:formula="of:=IF(ISBLANK([base.AB138]);&quot;&quot;;[base.AB138])">
            <text:p/>
          </table:table-cell>
          <table:table-cell table:style-name="ce25" table:formula="of:=IF(ISBLANK([base.AC138]);&quot;&quot;;[base.AC138])">
            <text:p/>
          </table:table-cell>
          <table:table-cell table:style-name="ce25" table:formula="of:=IF(ISBLANK([base.AD138]);&quot;&quot;;[base.AD138])">
            <text:p/>
          </table:table-cell>
          <table:table-cell table:style-name="ce25" table:formula="of:=IF(ISBLANK([base.AE138]);&quot;&quot;;[base.AE138])">
            <text:p/>
          </table:table-cell>
          <table:table-cell table:style-name="ce25" table:formula="of:=IF(ISBLANK([base.AF138]);&quot;&quot;;[base.AF138])">
            <text:p/>
          </table:table-cell>
          <table:table-cell table:style-name="ce25" table:formula="of:=IF(ISBLANK([base.AG138]);&quot;&quot;;[base.AG138])">
            <text:p/>
          </table:table-cell>
          <table:table-cell table:style-name="ce25" table:formula="of:=IF(ISBLANK([base.AH134]);&quot;&quot;;[base.AH134])">
            <text:p/>
          </table:table-cell>
          <table:table-cell table:style-name="ce25" table:formula="of:=IF(ISBLANK([base.AI134]);&quot;&quot;;[base.AI134])">
            <text:p/>
          </table:table-cell>
          <table:table-cell table:style-name="ce25" table:formula="of:=IF(ISBLANK([base.AJ138]);&quot;&quot;;[base.AJ138])">
            <text:p/>
          </table:table-cell>
          <table:table-cell table:style-name="ce25" table:formula="of:=IF(ISBLANK([base.AK138]);&quot;&quot;;[base.AK138])">
            <text:p/>
          </table:table-cell>
          <table:table-cell table:style-name="ce25" table:formula="of:=IF(ISBLANK([base.AL138]);&quot;&quot;;[base.AL138])" office:value-type="string" office:string-value="__L">
            <text:p>__L</text:p>
          </table:table-cell>
          <table:table-cell table:style-name="ce25" table:formula="of:=IF(ISBLANK([base.AM138]);&quot;&quot;;[base.AM138])">
            <text:p/>
          </table:table-cell>
          <table:table-cell table:style-name="ce25" table:formula="of:=IF(ISBLANK([base.AN138]);&quot;&quot;;[base.AN138])">
            <text:p/>
          </table:table-cell>
          <table:table-cell table:style-name="ce25" table:formula="of:=IF(ISBLANK([base.AO138]);&quot;&quot;;[base.AO138])">
            <text:p/>
          </table:table-cell>
          <table:table-cell table:style-name="ce25" table:formula="of:=IF(ISBLANK([base.AP138]);&quot;&quot;;[base.AP138])">
            <text:p/>
          </table:table-cell>
          <table:table-cell table:style-name="ce25" table:formula="of:=IF(ISBLANK([base.AQ138]);&quot;&quot;;[base.AQ138])">
            <text:p/>
          </table:table-cell>
          <table:table-cell table:style-name="ce25" table:formula="of:=IF(ISBLANK([base.AR138]);&quot;&quot;;[base.AR138])">
            <text:p/>
          </table:table-cell>
          <table:table-cell table:style-name="ce25" table:formula="of:=IF(ISBLANK([base.AS138]);&quot;&quot;;[base.AS138])">
            <text:p/>
          </table:table-cell>
          <table:table-cell table:style-name="ce25" table:formula="of:=IF(ISBLANK([base.AT138]);&quot;&quot;;[base.AT138])">
            <text:p/>
          </table:table-cell>
          <table:table-cell table:number-columns-repeated="991"/>
        </table:table-row>
        <table:table-row table:style-name="ro1">
          <table:table-cell table:formula="of:=[base.A140]" office:value-type="string" office:string-value="__L">
            <text:p>__L</text:p>
          </table:table-cell>
          <table:table-cell table:style-name="ce25" table:formula="of:=IF(ISBLANK([base.D140]);&quot;&quot;;[base.D140])">
            <text:p/>
          </table:table-cell>
          <table:table-cell table:style-name="ce25" table:formula="of:=IF(ISBLANK([base.E140]);&quot;&quot;;[base.E140])">
            <text:p/>
          </table:table-cell>
          <table:table-cell table:formula="of:=[base.W140]" office:value-type="float" office:value="0">
            <text:p>#N/A</text:p>
          </table:table-cell>
          <table:table-cell table:formula="of:=[base.X140]" office:value-type="float" office:value="0">
            <text:p>#N/A</text:p>
          </table:table-cell>
          <table:table-cell table:formula="of:=[base.N140]" office:value-type="float" office:value="0">
            <text:p>#N/A</text:p>
          </table:table-cell>
          <table:table-cell table:style-name="ce25" table:formula="of:=IF(ISBLANK([base.Z139]);&quot;&quot;;[base.Z139])">
            <text:p/>
          </table:table-cell>
          <table:table-cell table:style-name="ce25" table:formula="of:=IF(ISBLANK([base.AA139]);&quot;&quot;;[base.AA139])">
            <text:p/>
          </table:table-cell>
          <table:table-cell table:style-name="ce25" table:formula="of:=IF(ISBLANK([base.AB139]);&quot;&quot;;[base.AB139])">
            <text:p/>
          </table:table-cell>
          <table:table-cell table:style-name="ce25" table:formula="of:=IF(ISBLANK([base.AC139]);&quot;&quot;;[base.AC139])">
            <text:p/>
          </table:table-cell>
          <table:table-cell table:style-name="ce25" table:formula="of:=IF(ISBLANK([base.AD139]);&quot;&quot;;[base.AD139])">
            <text:p/>
          </table:table-cell>
          <table:table-cell table:style-name="ce25" table:formula="of:=IF(ISBLANK([base.AE139]);&quot;&quot;;[base.AE139])">
            <text:p/>
          </table:table-cell>
          <table:table-cell table:style-name="ce25" table:formula="of:=IF(ISBLANK([base.AF139]);&quot;&quot;;[base.AF139])">
            <text:p/>
          </table:table-cell>
          <table:table-cell table:style-name="ce25" table:formula="of:=IF(ISBLANK([base.AG139]);&quot;&quot;;[base.AG139])">
            <text:p/>
          </table:table-cell>
          <table:table-cell table:style-name="ce25" table:formula="of:=IF(ISBLANK([base.AH135]);&quot;&quot;;[base.AH135])">
            <text:p/>
          </table:table-cell>
          <table:table-cell table:style-name="ce25" table:formula="of:=IF(ISBLANK([base.AI135]);&quot;&quot;;[base.AI135])">
            <text:p/>
          </table:table-cell>
          <table:table-cell table:style-name="ce25" table:formula="of:=IF(ISBLANK([base.AJ139]);&quot;&quot;;[base.AJ139])">
            <text:p/>
          </table:table-cell>
          <table:table-cell table:style-name="ce25" table:formula="of:=IF(ISBLANK([base.AK139]);&quot;&quot;;[base.AK139])">
            <text:p/>
          </table:table-cell>
          <table:table-cell table:style-name="ce25" table:formula="of:=IF(ISBLANK([base.AL139]);&quot;&quot;;[base.AL139])" office:value-type="string" office:string-value="__L">
            <text:p>__L</text:p>
          </table:table-cell>
          <table:table-cell table:style-name="ce25" table:formula="of:=IF(ISBLANK([base.AM139]);&quot;&quot;;[base.AM139])">
            <text:p/>
          </table:table-cell>
          <table:table-cell table:style-name="ce25" table:formula="of:=IF(ISBLANK([base.AN139]);&quot;&quot;;[base.AN139])">
            <text:p/>
          </table:table-cell>
          <table:table-cell table:style-name="ce25" table:formula="of:=IF(ISBLANK([base.AO139]);&quot;&quot;;[base.AO139])">
            <text:p/>
          </table:table-cell>
          <table:table-cell table:style-name="ce25" table:formula="of:=IF(ISBLANK([base.AP139]);&quot;&quot;;[base.AP139])">
            <text:p/>
          </table:table-cell>
          <table:table-cell table:style-name="ce25" table:formula="of:=IF(ISBLANK([base.AQ139]);&quot;&quot;;[base.AQ139])">
            <text:p/>
          </table:table-cell>
          <table:table-cell table:style-name="ce25" table:formula="of:=IF(ISBLANK([base.AR139]);&quot;&quot;;[base.AR139])">
            <text:p/>
          </table:table-cell>
          <table:table-cell table:style-name="ce25" table:formula="of:=IF(ISBLANK([base.AS139]);&quot;&quot;;[base.AS139])">
            <text:p/>
          </table:table-cell>
          <table:table-cell table:style-name="ce25" table:formula="of:=IF(ISBLANK([base.AT139]);&quot;&quot;;[base.AT139])">
            <text:p/>
          </table:table-cell>
          <table:table-cell table:number-columns-repeated="991"/>
        </table:table-row>
        <table:table-row table:style-name="ro1">
          <table:table-cell table:formula="of:=[base.A141]" office:value-type="string" office:string-value="__L">
            <text:p>__L</text:p>
          </table:table-cell>
          <table:table-cell table:style-name="ce25" table:formula="of:=IF(ISBLANK([base.D141]);&quot;&quot;;[base.D141])">
            <text:p/>
          </table:table-cell>
          <table:table-cell table:style-name="ce25" table:formula="of:=IF(ISBLANK([base.E141]);&quot;&quot;;[base.E141])">
            <text:p/>
          </table:table-cell>
          <table:table-cell table:formula="of:=[base.W141]" office:value-type="float" office:value="0">
            <text:p>#N/A</text:p>
          </table:table-cell>
          <table:table-cell table:formula="of:=[base.X141]" office:value-type="float" office:value="0">
            <text:p>#N/A</text:p>
          </table:table-cell>
          <table:table-cell table:formula="of:=[base.N141]" office:value-type="float" office:value="0">
            <text:p>#N/A</text:p>
          </table:table-cell>
          <table:table-cell table:style-name="ce25" table:formula="of:=IF(ISBLANK([base.Z140]);&quot;&quot;;[base.Z140])">
            <text:p/>
          </table:table-cell>
          <table:table-cell table:style-name="ce25" table:formula="of:=IF(ISBLANK([base.AA140]);&quot;&quot;;[base.AA140])">
            <text:p/>
          </table:table-cell>
          <table:table-cell table:style-name="ce25" table:formula="of:=IF(ISBLANK([base.AB140]);&quot;&quot;;[base.AB140])">
            <text:p/>
          </table:table-cell>
          <table:table-cell table:style-name="ce25" table:formula="of:=IF(ISBLANK([base.AC140]);&quot;&quot;;[base.AC140])">
            <text:p/>
          </table:table-cell>
          <table:table-cell table:style-name="ce25" table:formula="of:=IF(ISBLANK([base.AD140]);&quot;&quot;;[base.AD140])">
            <text:p/>
          </table:table-cell>
          <table:table-cell table:style-name="ce25" table:formula="of:=IF(ISBLANK([base.AE140]);&quot;&quot;;[base.AE140])">
            <text:p/>
          </table:table-cell>
          <table:table-cell table:style-name="ce25" table:formula="of:=IF(ISBLANK([base.AF140]);&quot;&quot;;[base.AF140])">
            <text:p/>
          </table:table-cell>
          <table:table-cell table:style-name="ce25" table:formula="of:=IF(ISBLANK([base.AG140]);&quot;&quot;;[base.AG140])">
            <text:p/>
          </table:table-cell>
          <table:table-cell table:style-name="ce25" table:formula="of:=IF(ISBLANK([base.AH136]);&quot;&quot;;[base.AH136])">
            <text:p/>
          </table:table-cell>
          <table:table-cell table:style-name="ce25" table:formula="of:=IF(ISBLANK([base.AI136]);&quot;&quot;;[base.AI136])">
            <text:p/>
          </table:table-cell>
          <table:table-cell table:style-name="ce25" table:formula="of:=IF(ISBLANK([base.AJ140]);&quot;&quot;;[base.AJ140])">
            <text:p/>
          </table:table-cell>
          <table:table-cell table:style-name="ce25" table:formula="of:=IF(ISBLANK([base.AK140]);&quot;&quot;;[base.AK140])">
            <text:p/>
          </table:table-cell>
          <table:table-cell table:style-name="ce25" table:formula="of:=IF(ISBLANK([base.AL140]);&quot;&quot;;[base.AL140])" office:value-type="string" office:string-value="__L">
            <text:p>__L</text:p>
          </table:table-cell>
          <table:table-cell table:style-name="ce25" table:formula="of:=IF(ISBLANK([base.AM140]);&quot;&quot;;[base.AM140])">
            <text:p/>
          </table:table-cell>
          <table:table-cell table:style-name="ce25" table:formula="of:=IF(ISBLANK([base.AN140]);&quot;&quot;;[base.AN140])">
            <text:p/>
          </table:table-cell>
          <table:table-cell table:style-name="ce25" table:formula="of:=IF(ISBLANK([base.AO140]);&quot;&quot;;[base.AO140])">
            <text:p/>
          </table:table-cell>
          <table:table-cell table:style-name="ce25" table:formula="of:=IF(ISBLANK([base.AP140]);&quot;&quot;;[base.AP140])">
            <text:p/>
          </table:table-cell>
          <table:table-cell table:style-name="ce25" table:formula="of:=IF(ISBLANK([base.AQ140]);&quot;&quot;;[base.AQ140])">
            <text:p/>
          </table:table-cell>
          <table:table-cell table:style-name="ce25" table:formula="of:=IF(ISBLANK([base.AR140]);&quot;&quot;;[base.AR140])">
            <text:p/>
          </table:table-cell>
          <table:table-cell table:style-name="ce25" table:formula="of:=IF(ISBLANK([base.AS140]);&quot;&quot;;[base.AS140])">
            <text:p/>
          </table:table-cell>
          <table:table-cell table:style-name="ce25" table:formula="of:=IF(ISBLANK([base.AT140]);&quot;&quot;;[base.AT140])">
            <text:p/>
          </table:table-cell>
          <table:table-cell table:number-columns-repeated="991"/>
        </table:table-row>
        <table:table-row table:style-name="ro1">
          <table:table-cell table:formula="of:=[base.A142]" office:value-type="string" office:string-value="__L">
            <text:p>__L</text:p>
          </table:table-cell>
          <table:table-cell table:style-name="ce25" table:formula="of:=IF(ISBLANK([base.D142]);&quot;&quot;;[base.D142])">
            <text:p/>
          </table:table-cell>
          <table:table-cell table:style-name="ce25" table:formula="of:=IF(ISBLANK([base.E142]);&quot;&quot;;[base.E142])">
            <text:p/>
          </table:table-cell>
          <table:table-cell table:formula="of:=[base.W142]" office:value-type="float" office:value="0">
            <text:p>#N/A</text:p>
          </table:table-cell>
          <table:table-cell table:formula="of:=[base.X142]" office:value-type="float" office:value="0">
            <text:p>#N/A</text:p>
          </table:table-cell>
          <table:table-cell table:formula="of:=[base.N142]" office:value-type="float" office:value="0">
            <text:p>#N/A</text:p>
          </table:table-cell>
          <table:table-cell table:style-name="ce25" table:formula="of:=IF(ISBLANK([base.Z141]);&quot;&quot;;[base.Z141])">
            <text:p/>
          </table:table-cell>
          <table:table-cell table:style-name="ce25" table:formula="of:=IF(ISBLANK([base.AA141]);&quot;&quot;;[base.AA141])">
            <text:p/>
          </table:table-cell>
          <table:table-cell table:style-name="ce25" table:formula="of:=IF(ISBLANK([base.AB141]);&quot;&quot;;[base.AB141])">
            <text:p/>
          </table:table-cell>
          <table:table-cell table:style-name="ce25" table:formula="of:=IF(ISBLANK([base.AC141]);&quot;&quot;;[base.AC141])">
            <text:p/>
          </table:table-cell>
          <table:table-cell table:style-name="ce25" table:formula="of:=IF(ISBLANK([base.AD141]);&quot;&quot;;[base.AD141])">
            <text:p/>
          </table:table-cell>
          <table:table-cell table:style-name="ce25" table:formula="of:=IF(ISBLANK([base.AE141]);&quot;&quot;;[base.AE141])">
            <text:p/>
          </table:table-cell>
          <table:table-cell table:style-name="ce25" table:formula="of:=IF(ISBLANK([base.AF141]);&quot;&quot;;[base.AF141])">
            <text:p/>
          </table:table-cell>
          <table:table-cell table:style-name="ce25" table:formula="of:=IF(ISBLANK([base.AG141]);&quot;&quot;;[base.AG141])">
            <text:p/>
          </table:table-cell>
          <table:table-cell table:style-name="ce25" table:formula="of:=IF(ISBLANK([base.AH137]);&quot;&quot;;[base.AH137])">
            <text:p/>
          </table:table-cell>
          <table:table-cell table:style-name="ce25" table:formula="of:=IF(ISBLANK([base.AI137]);&quot;&quot;;[base.AI137])">
            <text:p/>
          </table:table-cell>
          <table:table-cell table:style-name="ce25" table:formula="of:=IF(ISBLANK([base.AJ141]);&quot;&quot;;[base.AJ141])">
            <text:p/>
          </table:table-cell>
          <table:table-cell table:style-name="ce25" table:formula="of:=IF(ISBLANK([base.AK141]);&quot;&quot;;[base.AK141])">
            <text:p/>
          </table:table-cell>
          <table:table-cell table:style-name="ce25" table:formula="of:=IF(ISBLANK([base.AL141]);&quot;&quot;;[base.AL141])" office:value-type="string" office:string-value="__L">
            <text:p>__L</text:p>
          </table:table-cell>
          <table:table-cell table:style-name="ce25" table:formula="of:=IF(ISBLANK([base.AM141]);&quot;&quot;;[base.AM141])">
            <text:p/>
          </table:table-cell>
          <table:table-cell table:style-name="ce25" table:formula="of:=IF(ISBLANK([base.AN141]);&quot;&quot;;[base.AN141])">
            <text:p/>
          </table:table-cell>
          <table:table-cell table:style-name="ce25" table:formula="of:=IF(ISBLANK([base.AO141]);&quot;&quot;;[base.AO141])">
            <text:p/>
          </table:table-cell>
          <table:table-cell table:style-name="ce25" table:formula="of:=IF(ISBLANK([base.AP141]);&quot;&quot;;[base.AP141])">
            <text:p/>
          </table:table-cell>
          <table:table-cell table:style-name="ce25" table:formula="of:=IF(ISBLANK([base.AQ141]);&quot;&quot;;[base.AQ141])">
            <text:p/>
          </table:table-cell>
          <table:table-cell table:style-name="ce25" table:formula="of:=IF(ISBLANK([base.AR141]);&quot;&quot;;[base.AR141])">
            <text:p/>
          </table:table-cell>
          <table:table-cell table:style-name="ce25" table:formula="of:=IF(ISBLANK([base.AS141]);&quot;&quot;;[base.AS141])">
            <text:p/>
          </table:table-cell>
          <table:table-cell table:style-name="ce25" table:formula="of:=IF(ISBLANK([base.AT141]);&quot;&quot;;[base.AT141])">
            <text:p/>
          </table:table-cell>
          <table:table-cell table:number-columns-repeated="991"/>
        </table:table-row>
        <table:table-row table:style-name="ro1">
          <table:table-cell table:formula="of:=[base.A143]" office:value-type="string" office:string-value="__L">
            <text:p>__L</text:p>
          </table:table-cell>
          <table:table-cell table:style-name="ce25" table:formula="of:=IF(ISBLANK([base.D143]);&quot;&quot;;[base.D143])">
            <text:p/>
          </table:table-cell>
          <table:table-cell table:style-name="ce25" table:formula="of:=IF(ISBLANK([base.E143]);&quot;&quot;;[base.E143])">
            <text:p/>
          </table:table-cell>
          <table:table-cell table:formula="of:=[base.W143]" office:value-type="float" office:value="0">
            <text:p>#N/A</text:p>
          </table:table-cell>
          <table:table-cell table:formula="of:=[base.X143]" office:value-type="float" office:value="0">
            <text:p>#N/A</text:p>
          </table:table-cell>
          <table:table-cell table:formula="of:=[base.N143]" office:value-type="float" office:value="0">
            <text:p>#N/A</text:p>
          </table:table-cell>
          <table:table-cell table:style-name="ce25" table:formula="of:=IF(ISBLANK([base.Z142]);&quot;&quot;;[base.Z142])">
            <text:p/>
          </table:table-cell>
          <table:table-cell table:style-name="ce25" table:formula="of:=IF(ISBLANK([base.AA142]);&quot;&quot;;[base.AA142])">
            <text:p/>
          </table:table-cell>
          <table:table-cell table:style-name="ce25" table:formula="of:=IF(ISBLANK([base.AB142]);&quot;&quot;;[base.AB142])">
            <text:p/>
          </table:table-cell>
          <table:table-cell table:style-name="ce25" table:formula="of:=IF(ISBLANK([base.AC142]);&quot;&quot;;[base.AC142])">
            <text:p/>
          </table:table-cell>
          <table:table-cell table:style-name="ce25" table:formula="of:=IF(ISBLANK([base.AD142]);&quot;&quot;;[base.AD142])">
            <text:p/>
          </table:table-cell>
          <table:table-cell table:style-name="ce25" table:formula="of:=IF(ISBLANK([base.AE142]);&quot;&quot;;[base.AE142])">
            <text:p/>
          </table:table-cell>
          <table:table-cell table:style-name="ce25" table:formula="of:=IF(ISBLANK([base.AF142]);&quot;&quot;;[base.AF142])">
            <text:p/>
          </table:table-cell>
          <table:table-cell table:style-name="ce25" table:formula="of:=IF(ISBLANK([base.AG142]);&quot;&quot;;[base.AG142])">
            <text:p/>
          </table:table-cell>
          <table:table-cell table:style-name="ce25" table:formula="of:=IF(ISBLANK([base.AH138]);&quot;&quot;;[base.AH138])">
            <text:p/>
          </table:table-cell>
          <table:table-cell table:style-name="ce25" table:formula="of:=IF(ISBLANK([base.AI138]);&quot;&quot;;[base.AI138])">
            <text:p/>
          </table:table-cell>
          <table:table-cell table:style-name="ce25" table:formula="of:=IF(ISBLANK([base.AJ142]);&quot;&quot;;[base.AJ142])">
            <text:p/>
          </table:table-cell>
          <table:table-cell table:style-name="ce25" table:formula="of:=IF(ISBLANK([base.AK142]);&quot;&quot;;[base.AK142])">
            <text:p/>
          </table:table-cell>
          <table:table-cell table:style-name="ce25" table:formula="of:=IF(ISBLANK([base.AL142]);&quot;&quot;;[base.AL142])" office:value-type="string" office:string-value="__L">
            <text:p>__L</text:p>
          </table:table-cell>
          <table:table-cell table:style-name="ce25" table:formula="of:=IF(ISBLANK([base.AM142]);&quot;&quot;;[base.AM142])">
            <text:p/>
          </table:table-cell>
          <table:table-cell table:style-name="ce25" table:formula="of:=IF(ISBLANK([base.AN142]);&quot;&quot;;[base.AN142])">
            <text:p/>
          </table:table-cell>
          <table:table-cell table:style-name="ce25" table:formula="of:=IF(ISBLANK([base.AO142]);&quot;&quot;;[base.AO142])">
            <text:p/>
          </table:table-cell>
          <table:table-cell table:style-name="ce25" table:formula="of:=IF(ISBLANK([base.AP142]);&quot;&quot;;[base.AP142])">
            <text:p/>
          </table:table-cell>
          <table:table-cell table:style-name="ce25" table:formula="of:=IF(ISBLANK([base.AQ142]);&quot;&quot;;[base.AQ142])">
            <text:p/>
          </table:table-cell>
          <table:table-cell table:style-name="ce25" table:formula="of:=IF(ISBLANK([base.AR142]);&quot;&quot;;[base.AR142])">
            <text:p/>
          </table:table-cell>
          <table:table-cell table:style-name="ce25" table:formula="of:=IF(ISBLANK([base.AS142]);&quot;&quot;;[base.AS142])">
            <text:p/>
          </table:table-cell>
          <table:table-cell table:style-name="ce25" table:formula="of:=IF(ISBLANK([base.AT142]);&quot;&quot;;[base.AT142])">
            <text:p/>
          </table:table-cell>
          <table:table-cell table:number-columns-repeated="991"/>
        </table:table-row>
        <table:table-row table:style-name="ro1">
          <table:table-cell table:formula="of:=[base.A144]" office:value-type="string" office:string-value="__L">
            <text:p>__L</text:p>
          </table:table-cell>
          <table:table-cell table:style-name="ce25" table:formula="of:=IF(ISBLANK([base.D144]);&quot;&quot;;[base.D144])">
            <text:p/>
          </table:table-cell>
          <table:table-cell table:style-name="ce25" table:formula="of:=IF(ISBLANK([base.E144]);&quot;&quot;;[base.E144])">
            <text:p/>
          </table:table-cell>
          <table:table-cell table:formula="of:=[base.W144]" office:value-type="float" office:value="0">
            <text:p>#N/A</text:p>
          </table:table-cell>
          <table:table-cell table:formula="of:=[base.X144]" office:value-type="float" office:value="0">
            <text:p>#N/A</text:p>
          </table:table-cell>
          <table:table-cell table:formula="of:=[base.N144]" office:value-type="float" office:value="0">
            <text:p>#N/A</text:p>
          </table:table-cell>
          <table:table-cell table:style-name="ce25" table:formula="of:=IF(ISBLANK([base.Z143]);&quot;&quot;;[base.Z143])">
            <text:p/>
          </table:table-cell>
          <table:table-cell table:style-name="ce25" table:formula="of:=IF(ISBLANK([base.AA143]);&quot;&quot;;[base.AA143])">
            <text:p/>
          </table:table-cell>
          <table:table-cell table:style-name="ce25" table:formula="of:=IF(ISBLANK([base.AB143]);&quot;&quot;;[base.AB143])">
            <text:p/>
          </table:table-cell>
          <table:table-cell table:style-name="ce25" table:formula="of:=IF(ISBLANK([base.AC143]);&quot;&quot;;[base.AC143])">
            <text:p/>
          </table:table-cell>
          <table:table-cell table:style-name="ce25" table:formula="of:=IF(ISBLANK([base.AD143]);&quot;&quot;;[base.AD143])">
            <text:p/>
          </table:table-cell>
          <table:table-cell table:style-name="ce25" table:formula="of:=IF(ISBLANK([base.AE143]);&quot;&quot;;[base.AE143])">
            <text:p/>
          </table:table-cell>
          <table:table-cell table:style-name="ce25" table:formula="of:=IF(ISBLANK([base.AF143]);&quot;&quot;;[base.AF143])">
            <text:p/>
          </table:table-cell>
          <table:table-cell table:style-name="ce25" table:formula="of:=IF(ISBLANK([base.AG143]);&quot;&quot;;[base.AG143])">
            <text:p/>
          </table:table-cell>
          <table:table-cell table:style-name="ce25" table:formula="of:=IF(ISBLANK([base.AH139]);&quot;&quot;;[base.AH139])">
            <text:p/>
          </table:table-cell>
          <table:table-cell table:style-name="ce25" table:formula="of:=IF(ISBLANK([base.AI139]);&quot;&quot;;[base.AI139])">
            <text:p/>
          </table:table-cell>
          <table:table-cell table:style-name="ce25" table:formula="of:=IF(ISBLANK([base.AJ143]);&quot;&quot;;[base.AJ143])">
            <text:p/>
          </table:table-cell>
          <table:table-cell table:style-name="ce25" table:formula="of:=IF(ISBLANK([base.AK143]);&quot;&quot;;[base.AK143])">
            <text:p/>
          </table:table-cell>
          <table:table-cell table:style-name="ce25" table:formula="of:=IF(ISBLANK([base.AL143]);&quot;&quot;;[base.AL143])" office:value-type="string" office:string-value="__L">
            <text:p>__L</text:p>
          </table:table-cell>
          <table:table-cell table:style-name="ce25" table:formula="of:=IF(ISBLANK([base.AM143]);&quot;&quot;;[base.AM143])">
            <text:p/>
          </table:table-cell>
          <table:table-cell table:style-name="ce25" table:formula="of:=IF(ISBLANK([base.AN143]);&quot;&quot;;[base.AN143])">
            <text:p/>
          </table:table-cell>
          <table:table-cell table:style-name="ce25" table:formula="of:=IF(ISBLANK([base.AO143]);&quot;&quot;;[base.AO143])">
            <text:p/>
          </table:table-cell>
          <table:table-cell table:style-name="ce25" table:formula="of:=IF(ISBLANK([base.AP143]);&quot;&quot;;[base.AP143])">
            <text:p/>
          </table:table-cell>
          <table:table-cell table:style-name="ce25" table:formula="of:=IF(ISBLANK([base.AQ143]);&quot;&quot;;[base.AQ143])">
            <text:p/>
          </table:table-cell>
          <table:table-cell table:style-name="ce25" table:formula="of:=IF(ISBLANK([base.AR143]);&quot;&quot;;[base.AR143])">
            <text:p/>
          </table:table-cell>
          <table:table-cell table:style-name="ce25" table:formula="of:=IF(ISBLANK([base.AS143]);&quot;&quot;;[base.AS143])">
            <text:p/>
          </table:table-cell>
          <table:table-cell table:style-name="ce25" table:formula="of:=IF(ISBLANK([base.AT143]);&quot;&quot;;[base.AT143])">
            <text:p/>
          </table:table-cell>
          <table:table-cell table:number-columns-repeated="991"/>
        </table:table-row>
        <table:table-row table:style-name="ro1">
          <table:table-cell table:formula="of:=[base.A145]" office:value-type="string" office:string-value="__L">
            <text:p>__L</text:p>
          </table:table-cell>
          <table:table-cell table:style-name="ce25" table:formula="of:=IF(ISBLANK([base.D145]);&quot;&quot;;[base.D145])">
            <text:p/>
          </table:table-cell>
          <table:table-cell table:style-name="ce25" table:formula="of:=IF(ISBLANK([base.E145]);&quot;&quot;;[base.E145])">
            <text:p/>
          </table:table-cell>
          <table:table-cell table:formula="of:=[base.W145]" office:value-type="float" office:value="0">
            <text:p>#N/A</text:p>
          </table:table-cell>
          <table:table-cell table:formula="of:=[base.X145]" office:value-type="float" office:value="0">
            <text:p>#N/A</text:p>
          </table:table-cell>
          <table:table-cell table:formula="of:=[base.N145]" office:value-type="float" office:value="0">
            <text:p>#N/A</text:p>
          </table:table-cell>
          <table:table-cell table:style-name="ce25" table:formula="of:=IF(ISBLANK([base.Z144]);&quot;&quot;;[base.Z144])">
            <text:p/>
          </table:table-cell>
          <table:table-cell table:style-name="ce25" table:formula="of:=IF(ISBLANK([base.AA144]);&quot;&quot;;[base.AA144])">
            <text:p/>
          </table:table-cell>
          <table:table-cell table:style-name="ce25" table:formula="of:=IF(ISBLANK([base.AB144]);&quot;&quot;;[base.AB144])">
            <text:p/>
          </table:table-cell>
          <table:table-cell table:style-name="ce25" table:formula="of:=IF(ISBLANK([base.AC144]);&quot;&quot;;[base.AC144])">
            <text:p/>
          </table:table-cell>
          <table:table-cell table:style-name="ce25" table:formula="of:=IF(ISBLANK([base.AD144]);&quot;&quot;;[base.AD144])">
            <text:p/>
          </table:table-cell>
          <table:table-cell table:style-name="ce25" table:formula="of:=IF(ISBLANK([base.AE144]);&quot;&quot;;[base.AE144])">
            <text:p/>
          </table:table-cell>
          <table:table-cell table:style-name="ce25" table:formula="of:=IF(ISBLANK([base.AF144]);&quot;&quot;;[base.AF144])">
            <text:p/>
          </table:table-cell>
          <table:table-cell table:style-name="ce25" table:formula="of:=IF(ISBLANK([base.AG144]);&quot;&quot;;[base.AG144])">
            <text:p/>
          </table:table-cell>
          <table:table-cell table:style-name="ce25" table:formula="of:=IF(ISBLANK([base.AH140]);&quot;&quot;;[base.AH140])">
            <text:p/>
          </table:table-cell>
          <table:table-cell table:style-name="ce25" table:formula="of:=IF(ISBLANK([base.AI140]);&quot;&quot;;[base.AI140])">
            <text:p/>
          </table:table-cell>
          <table:table-cell table:style-name="ce25" table:formula="of:=IF(ISBLANK([base.AJ144]);&quot;&quot;;[base.AJ144])">
            <text:p/>
          </table:table-cell>
          <table:table-cell table:style-name="ce25" table:formula="of:=IF(ISBLANK([base.AK144]);&quot;&quot;;[base.AK144])">
            <text:p/>
          </table:table-cell>
          <table:table-cell table:style-name="ce25" table:formula="of:=IF(ISBLANK([base.AL144]);&quot;&quot;;[base.AL144])" office:value-type="string" office:string-value="__L">
            <text:p>__L</text:p>
          </table:table-cell>
          <table:table-cell table:style-name="ce25" table:formula="of:=IF(ISBLANK([base.AM144]);&quot;&quot;;[base.AM144])">
            <text:p/>
          </table:table-cell>
          <table:table-cell table:style-name="ce25" table:formula="of:=IF(ISBLANK([base.AN144]);&quot;&quot;;[base.AN144])">
            <text:p/>
          </table:table-cell>
          <table:table-cell table:style-name="ce25" table:formula="of:=IF(ISBLANK([base.AO144]);&quot;&quot;;[base.AO144])">
            <text:p/>
          </table:table-cell>
          <table:table-cell table:style-name="ce25" table:formula="of:=IF(ISBLANK([base.AP144]);&quot;&quot;;[base.AP144])">
            <text:p/>
          </table:table-cell>
          <table:table-cell table:style-name="ce25" table:formula="of:=IF(ISBLANK([base.AQ144]);&quot;&quot;;[base.AQ144])">
            <text:p/>
          </table:table-cell>
          <table:table-cell table:style-name="ce25" table:formula="of:=IF(ISBLANK([base.AR144]);&quot;&quot;;[base.AR144])">
            <text:p/>
          </table:table-cell>
          <table:table-cell table:style-name="ce25" table:formula="of:=IF(ISBLANK([base.AS144]);&quot;&quot;;[base.AS144])">
            <text:p/>
          </table:table-cell>
          <table:table-cell table:style-name="ce25" table:formula="of:=IF(ISBLANK([base.AT144]);&quot;&quot;;[base.AT144])">
            <text:p/>
          </table:table-cell>
          <table:table-cell table:number-columns-repeated="991"/>
        </table:table-row>
        <table:table-row table:style-name="ro1">
          <table:table-cell table:formula="of:=[base.A146]" office:value-type="string" office:string-value="__L">
            <text:p>__L</text:p>
          </table:table-cell>
          <table:table-cell table:style-name="ce25" table:formula="of:=IF(ISBLANK([base.D146]);&quot;&quot;;[base.D146])">
            <text:p/>
          </table:table-cell>
          <table:table-cell table:style-name="ce25" table:formula="of:=IF(ISBLANK([base.E146]);&quot;&quot;;[base.E146])">
            <text:p/>
          </table:table-cell>
          <table:table-cell table:formula="of:=[base.W146]" office:value-type="float" office:value="0">
            <text:p>#N/A</text:p>
          </table:table-cell>
          <table:table-cell table:formula="of:=[base.X146]" office:value-type="float" office:value="0">
            <text:p>#N/A</text:p>
          </table:table-cell>
          <table:table-cell table:formula="of:=[base.N146]" office:value-type="float" office:value="0">
            <text:p>#N/A</text:p>
          </table:table-cell>
          <table:table-cell table:style-name="ce25" table:formula="of:=IF(ISBLANK([base.Z145]);&quot;&quot;;[base.Z145])">
            <text:p/>
          </table:table-cell>
          <table:table-cell table:style-name="ce25" table:formula="of:=IF(ISBLANK([base.AA145]);&quot;&quot;;[base.AA145])">
            <text:p/>
          </table:table-cell>
          <table:table-cell table:style-name="ce25" table:formula="of:=IF(ISBLANK([base.AB145]);&quot;&quot;;[base.AB145])">
            <text:p/>
          </table:table-cell>
          <table:table-cell table:style-name="ce25" table:formula="of:=IF(ISBLANK([base.AC145]);&quot;&quot;;[base.AC145])">
            <text:p/>
          </table:table-cell>
          <table:table-cell table:style-name="ce25" table:formula="of:=IF(ISBLANK([base.AD145]);&quot;&quot;;[base.AD145])">
            <text:p/>
          </table:table-cell>
          <table:table-cell table:style-name="ce25" table:formula="of:=IF(ISBLANK([base.AE145]);&quot;&quot;;[base.AE145])">
            <text:p/>
          </table:table-cell>
          <table:table-cell table:style-name="ce25" table:formula="of:=IF(ISBLANK([base.AF145]);&quot;&quot;;[base.AF145])">
            <text:p/>
          </table:table-cell>
          <table:table-cell table:style-name="ce25" table:formula="of:=IF(ISBLANK([base.AG145]);&quot;&quot;;[base.AG145])">
            <text:p/>
          </table:table-cell>
          <table:table-cell table:style-name="ce25" table:formula="of:=IF(ISBLANK([base.AH141]);&quot;&quot;;[base.AH141])">
            <text:p/>
          </table:table-cell>
          <table:table-cell table:style-name="ce25" table:formula="of:=IF(ISBLANK([base.AI141]);&quot;&quot;;[base.AI141])">
            <text:p/>
          </table:table-cell>
          <table:table-cell table:style-name="ce25" table:formula="of:=IF(ISBLANK([base.AJ145]);&quot;&quot;;[base.AJ145])">
            <text:p/>
          </table:table-cell>
          <table:table-cell table:style-name="ce25" table:formula="of:=IF(ISBLANK([base.AK145]);&quot;&quot;;[base.AK145])">
            <text:p/>
          </table:table-cell>
          <table:table-cell table:style-name="ce25" table:formula="of:=IF(ISBLANK([base.AL145]);&quot;&quot;;[base.AL145])" office:value-type="string" office:string-value="__L">
            <text:p>__L</text:p>
          </table:table-cell>
          <table:table-cell table:style-name="ce25" table:formula="of:=IF(ISBLANK([base.AM145]);&quot;&quot;;[base.AM145])">
            <text:p/>
          </table:table-cell>
          <table:table-cell table:style-name="ce25" table:formula="of:=IF(ISBLANK([base.AN145]);&quot;&quot;;[base.AN145])">
            <text:p/>
          </table:table-cell>
          <table:table-cell table:style-name="ce25" table:formula="of:=IF(ISBLANK([base.AO145]);&quot;&quot;;[base.AO145])">
            <text:p/>
          </table:table-cell>
          <table:table-cell table:style-name="ce25" table:formula="of:=IF(ISBLANK([base.AP145]);&quot;&quot;;[base.AP145])">
            <text:p/>
          </table:table-cell>
          <table:table-cell table:style-name="ce25" table:formula="of:=IF(ISBLANK([base.AQ145]);&quot;&quot;;[base.AQ145])">
            <text:p/>
          </table:table-cell>
          <table:table-cell table:style-name="ce25" table:formula="of:=IF(ISBLANK([base.AR145]);&quot;&quot;;[base.AR145])">
            <text:p/>
          </table:table-cell>
          <table:table-cell table:style-name="ce25" table:formula="of:=IF(ISBLANK([base.AS145]);&quot;&quot;;[base.AS145])">
            <text:p/>
          </table:table-cell>
          <table:table-cell table:style-name="ce25" table:formula="of:=IF(ISBLANK([base.AT145]);&quot;&quot;;[base.AT145])">
            <text:p/>
          </table:table-cell>
          <table:table-cell table:number-columns-repeated="991"/>
        </table:table-row>
        <table:table-row table:style-name="ro1">
          <table:table-cell table:formula="of:=[base.A147]" office:value-type="string" office:string-value="__L">
            <text:p>__L</text:p>
          </table:table-cell>
          <table:table-cell table:style-name="ce25" table:formula="of:=IF(ISBLANK([base.D147]);&quot;&quot;;[base.D147])">
            <text:p/>
          </table:table-cell>
          <table:table-cell table:style-name="ce25" table:formula="of:=IF(ISBLANK([base.E147]);&quot;&quot;;[base.E147])">
            <text:p/>
          </table:table-cell>
          <table:table-cell table:formula="of:=[base.W147]" office:value-type="float" office:value="0">
            <text:p>#N/A</text:p>
          </table:table-cell>
          <table:table-cell table:formula="of:=[base.X147]" office:value-type="float" office:value="0">
            <text:p>#N/A</text:p>
          </table:table-cell>
          <table:table-cell table:formula="of:=[base.N147]" office:value-type="float" office:value="0">
            <text:p>#N/A</text:p>
          </table:table-cell>
          <table:table-cell table:style-name="ce25" table:formula="of:=IF(ISBLANK([base.Z146]);&quot;&quot;;[base.Z146])">
            <text:p/>
          </table:table-cell>
          <table:table-cell table:style-name="ce25" table:formula="of:=IF(ISBLANK([base.AA146]);&quot;&quot;;[base.AA146])">
            <text:p/>
          </table:table-cell>
          <table:table-cell table:style-name="ce25" table:formula="of:=IF(ISBLANK([base.AB146]);&quot;&quot;;[base.AB146])">
            <text:p/>
          </table:table-cell>
          <table:table-cell table:style-name="ce25" table:formula="of:=IF(ISBLANK([base.AC146]);&quot;&quot;;[base.AC146])">
            <text:p/>
          </table:table-cell>
          <table:table-cell table:style-name="ce25" table:formula="of:=IF(ISBLANK([base.AD146]);&quot;&quot;;[base.AD146])">
            <text:p/>
          </table:table-cell>
          <table:table-cell table:style-name="ce25" table:formula="of:=IF(ISBLANK([base.AE146]);&quot;&quot;;[base.AE146])">
            <text:p/>
          </table:table-cell>
          <table:table-cell table:style-name="ce25" table:formula="of:=IF(ISBLANK([base.AF146]);&quot;&quot;;[base.AF146])">
            <text:p/>
          </table:table-cell>
          <table:table-cell table:style-name="ce25" table:formula="of:=IF(ISBLANK([base.AG146]);&quot;&quot;;[base.AG146])">
            <text:p/>
          </table:table-cell>
          <table:table-cell table:style-name="ce25" table:formula="of:=IF(ISBLANK([base.AH142]);&quot;&quot;;[base.AH142])">
            <text:p/>
          </table:table-cell>
          <table:table-cell table:style-name="ce25" table:formula="of:=IF(ISBLANK([base.AI142]);&quot;&quot;;[base.AI142])">
            <text:p/>
          </table:table-cell>
          <table:table-cell table:style-name="ce25" table:formula="of:=IF(ISBLANK([base.AJ146]);&quot;&quot;;[base.AJ146])">
            <text:p/>
          </table:table-cell>
          <table:table-cell table:style-name="ce25" table:formula="of:=IF(ISBLANK([base.AK146]);&quot;&quot;;[base.AK146])">
            <text:p/>
          </table:table-cell>
          <table:table-cell table:style-name="ce25" table:formula="of:=IF(ISBLANK([base.AL146]);&quot;&quot;;[base.AL146])" office:value-type="string" office:string-value="__L">
            <text:p>__L</text:p>
          </table:table-cell>
          <table:table-cell table:style-name="ce25" table:formula="of:=IF(ISBLANK([base.AM146]);&quot;&quot;;[base.AM146])">
            <text:p/>
          </table:table-cell>
          <table:table-cell table:style-name="ce25" table:formula="of:=IF(ISBLANK([base.AN146]);&quot;&quot;;[base.AN146])">
            <text:p/>
          </table:table-cell>
          <table:table-cell table:style-name="ce25" table:formula="of:=IF(ISBLANK([base.AO146]);&quot;&quot;;[base.AO146])">
            <text:p/>
          </table:table-cell>
          <table:table-cell table:style-name="ce25" table:formula="of:=IF(ISBLANK([base.AP146]);&quot;&quot;;[base.AP146])">
            <text:p/>
          </table:table-cell>
          <table:table-cell table:style-name="ce25" table:formula="of:=IF(ISBLANK([base.AQ146]);&quot;&quot;;[base.AQ146])">
            <text:p/>
          </table:table-cell>
          <table:table-cell table:style-name="ce25" table:formula="of:=IF(ISBLANK([base.AR146]);&quot;&quot;;[base.AR146])">
            <text:p/>
          </table:table-cell>
          <table:table-cell table:style-name="ce25" table:formula="of:=IF(ISBLANK([base.AS146]);&quot;&quot;;[base.AS146])">
            <text:p/>
          </table:table-cell>
          <table:table-cell table:style-name="ce25" table:formula="of:=IF(ISBLANK([base.AT146]);&quot;&quot;;[base.AT146])">
            <text:p/>
          </table:table-cell>
          <table:table-cell table:number-columns-repeated="991"/>
        </table:table-row>
        <table:table-row table:style-name="ro1">
          <table:table-cell table:formula="of:=[base.A148]" office:value-type="string" office:string-value="__L">
            <text:p>__L</text:p>
          </table:table-cell>
          <table:table-cell table:style-name="ce25" table:formula="of:=IF(ISBLANK([base.D148]);&quot;&quot;;[base.D148])">
            <text:p/>
          </table:table-cell>
          <table:table-cell table:style-name="ce25" table:formula="of:=IF(ISBLANK([base.E148]);&quot;&quot;;[base.E148])">
            <text:p/>
          </table:table-cell>
          <table:table-cell table:formula="of:=[base.W148]" office:value-type="float" office:value="0">
            <text:p>#N/A</text:p>
          </table:table-cell>
          <table:table-cell table:formula="of:=[base.X148]" office:value-type="float" office:value="0">
            <text:p>#N/A</text:p>
          </table:table-cell>
          <table:table-cell table:formula="of:=[base.N148]" office:value-type="float" office:value="0">
            <text:p>#N/A</text:p>
          </table:table-cell>
          <table:table-cell table:style-name="ce25" table:formula="of:=IF(ISBLANK([base.Z147]);&quot;&quot;;[base.Z147])">
            <text:p/>
          </table:table-cell>
          <table:table-cell table:style-name="ce25" table:formula="of:=IF(ISBLANK([base.AA147]);&quot;&quot;;[base.AA147])">
            <text:p/>
          </table:table-cell>
          <table:table-cell table:style-name="ce25" table:formula="of:=IF(ISBLANK([base.AB147]);&quot;&quot;;[base.AB147])">
            <text:p/>
          </table:table-cell>
          <table:table-cell table:style-name="ce25" table:formula="of:=IF(ISBLANK([base.AC147]);&quot;&quot;;[base.AC147])">
            <text:p/>
          </table:table-cell>
          <table:table-cell table:style-name="ce25" table:formula="of:=IF(ISBLANK([base.AD147]);&quot;&quot;;[base.AD147])">
            <text:p/>
          </table:table-cell>
          <table:table-cell table:style-name="ce25" table:formula="of:=IF(ISBLANK([base.AE147]);&quot;&quot;;[base.AE147])">
            <text:p/>
          </table:table-cell>
          <table:table-cell table:style-name="ce25" table:formula="of:=IF(ISBLANK([base.AF147]);&quot;&quot;;[base.AF147])">
            <text:p/>
          </table:table-cell>
          <table:table-cell table:style-name="ce25" table:formula="of:=IF(ISBLANK([base.AG147]);&quot;&quot;;[base.AG147])">
            <text:p/>
          </table:table-cell>
          <table:table-cell table:style-name="ce25" table:formula="of:=IF(ISBLANK([base.AH143]);&quot;&quot;;[base.AH143])">
            <text:p/>
          </table:table-cell>
          <table:table-cell table:style-name="ce25" table:formula="of:=IF(ISBLANK([base.AI143]);&quot;&quot;;[base.AI143])">
            <text:p/>
          </table:table-cell>
          <table:table-cell table:style-name="ce25" table:formula="of:=IF(ISBLANK([base.AJ147]);&quot;&quot;;[base.AJ147])">
            <text:p/>
          </table:table-cell>
          <table:table-cell table:style-name="ce25" table:formula="of:=IF(ISBLANK([base.AK147]);&quot;&quot;;[base.AK147])">
            <text:p/>
          </table:table-cell>
          <table:table-cell table:style-name="ce25" table:formula="of:=IF(ISBLANK([base.AL147]);&quot;&quot;;[base.AL147])" office:value-type="string" office:string-value="__L">
            <text:p>__L</text:p>
          </table:table-cell>
          <table:table-cell table:style-name="ce25" table:formula="of:=IF(ISBLANK([base.AM147]);&quot;&quot;;[base.AM147])">
            <text:p/>
          </table:table-cell>
          <table:table-cell table:style-name="ce25" table:formula="of:=IF(ISBLANK([base.AN147]);&quot;&quot;;[base.AN147])">
            <text:p/>
          </table:table-cell>
          <table:table-cell table:style-name="ce25" table:formula="of:=IF(ISBLANK([base.AO147]);&quot;&quot;;[base.AO147])">
            <text:p/>
          </table:table-cell>
          <table:table-cell table:style-name="ce25" table:formula="of:=IF(ISBLANK([base.AP147]);&quot;&quot;;[base.AP147])">
            <text:p/>
          </table:table-cell>
          <table:table-cell table:style-name="ce25" table:formula="of:=IF(ISBLANK([base.AQ147]);&quot;&quot;;[base.AQ147])">
            <text:p/>
          </table:table-cell>
          <table:table-cell table:style-name="ce25" table:formula="of:=IF(ISBLANK([base.AR147]);&quot;&quot;;[base.AR147])">
            <text:p/>
          </table:table-cell>
          <table:table-cell table:style-name="ce25" table:formula="of:=IF(ISBLANK([base.AS147]);&quot;&quot;;[base.AS147])">
            <text:p/>
          </table:table-cell>
          <table:table-cell table:style-name="ce25" table:formula="of:=IF(ISBLANK([base.AT147]);&quot;&quot;;[base.AT147])">
            <text:p/>
          </table:table-cell>
          <table:table-cell table:number-columns-repeated="991"/>
        </table:table-row>
        <table:table-row table:style-name="ro1">
          <table:table-cell table:formula="of:=[base.A149]" office:value-type="string" office:string-value="__L">
            <text:p>__L</text:p>
          </table:table-cell>
          <table:table-cell table:style-name="ce25" table:formula="of:=IF(ISBLANK([base.D149]);&quot;&quot;;[base.D149])">
            <text:p/>
          </table:table-cell>
          <table:table-cell table:style-name="ce25" table:formula="of:=IF(ISBLANK([base.E149]);&quot;&quot;;[base.E149])">
            <text:p/>
          </table:table-cell>
          <table:table-cell table:formula="of:=[base.W149]" office:value-type="float" office:value="0">
            <text:p>#N/A</text:p>
          </table:table-cell>
          <table:table-cell table:formula="of:=[base.X149]" office:value-type="float" office:value="0">
            <text:p>#N/A</text:p>
          </table:table-cell>
          <table:table-cell table:formula="of:=[base.N149]" office:value-type="float" office:value="0">
            <text:p>#N/A</text:p>
          </table:table-cell>
          <table:table-cell table:style-name="ce25" table:formula="of:=IF(ISBLANK([base.Z148]);&quot;&quot;;[base.Z148])">
            <text:p/>
          </table:table-cell>
          <table:table-cell table:style-name="ce25" table:formula="of:=IF(ISBLANK([base.AA148]);&quot;&quot;;[base.AA148])">
            <text:p/>
          </table:table-cell>
          <table:table-cell table:style-name="ce25" table:formula="of:=IF(ISBLANK([base.AB148]);&quot;&quot;;[base.AB148])">
            <text:p/>
          </table:table-cell>
          <table:table-cell table:style-name="ce25" table:formula="of:=IF(ISBLANK([base.AC148]);&quot;&quot;;[base.AC148])">
            <text:p/>
          </table:table-cell>
          <table:table-cell table:style-name="ce25" table:formula="of:=IF(ISBLANK([base.AD148]);&quot;&quot;;[base.AD148])">
            <text:p/>
          </table:table-cell>
          <table:table-cell table:style-name="ce25" table:formula="of:=IF(ISBLANK([base.AE148]);&quot;&quot;;[base.AE148])">
            <text:p/>
          </table:table-cell>
          <table:table-cell table:style-name="ce25" table:formula="of:=IF(ISBLANK([base.AF148]);&quot;&quot;;[base.AF148])">
            <text:p/>
          </table:table-cell>
          <table:table-cell table:style-name="ce25" table:formula="of:=IF(ISBLANK([base.AG148]);&quot;&quot;;[base.AG148])">
            <text:p/>
          </table:table-cell>
          <table:table-cell table:style-name="ce25" table:formula="of:=IF(ISBLANK([base.AH144]);&quot;&quot;;[base.AH144])">
            <text:p/>
          </table:table-cell>
          <table:table-cell table:style-name="ce25" table:formula="of:=IF(ISBLANK([base.AI144]);&quot;&quot;;[base.AI144])">
            <text:p/>
          </table:table-cell>
          <table:table-cell table:style-name="ce25" table:formula="of:=IF(ISBLANK([base.AJ148]);&quot;&quot;;[base.AJ148])">
            <text:p/>
          </table:table-cell>
          <table:table-cell table:style-name="ce25" table:formula="of:=IF(ISBLANK([base.AK148]);&quot;&quot;;[base.AK148])">
            <text:p/>
          </table:table-cell>
          <table:table-cell table:style-name="ce25" table:formula="of:=IF(ISBLANK([base.AL148]);&quot;&quot;;[base.AL148])" office:value-type="string" office:string-value="__L">
            <text:p>__L</text:p>
          </table:table-cell>
          <table:table-cell table:style-name="ce25" table:formula="of:=IF(ISBLANK([base.AM148]);&quot;&quot;;[base.AM148])">
            <text:p/>
          </table:table-cell>
          <table:table-cell table:style-name="ce25" table:formula="of:=IF(ISBLANK([base.AN148]);&quot;&quot;;[base.AN148])">
            <text:p/>
          </table:table-cell>
          <table:table-cell table:style-name="ce25" table:formula="of:=IF(ISBLANK([base.AO148]);&quot;&quot;;[base.AO148])">
            <text:p/>
          </table:table-cell>
          <table:table-cell table:style-name="ce25" table:formula="of:=IF(ISBLANK([base.AP148]);&quot;&quot;;[base.AP148])">
            <text:p/>
          </table:table-cell>
          <table:table-cell table:style-name="ce25" table:formula="of:=IF(ISBLANK([base.AQ148]);&quot;&quot;;[base.AQ148])">
            <text:p/>
          </table:table-cell>
          <table:table-cell table:style-name="ce25" table:formula="of:=IF(ISBLANK([base.AR148]);&quot;&quot;;[base.AR148])">
            <text:p/>
          </table:table-cell>
          <table:table-cell table:style-name="ce25" table:formula="of:=IF(ISBLANK([base.AS148]);&quot;&quot;;[base.AS148])">
            <text:p/>
          </table:table-cell>
          <table:table-cell table:style-name="ce25" table:formula="of:=IF(ISBLANK([base.AT148]);&quot;&quot;;[base.AT148])">
            <text:p/>
          </table:table-cell>
          <table:table-cell table:number-columns-repeated="991"/>
        </table:table-row>
        <table:table-row table:style-name="ro1">
          <table:table-cell table:formula="of:=[base.A150]" office:value-type="string" office:string-value="__L">
            <text:p>__L</text:p>
          </table:table-cell>
          <table:table-cell table:style-name="ce25" table:formula="of:=IF(ISBLANK([base.D150]);&quot;&quot;;[base.D150])">
            <text:p/>
          </table:table-cell>
          <table:table-cell table:style-name="ce25" table:formula="of:=IF(ISBLANK([base.E150]);&quot;&quot;;[base.E150])">
            <text:p/>
          </table:table-cell>
          <table:table-cell table:formula="of:=[base.W150]" office:value-type="float" office:value="0">
            <text:p>#N/A</text:p>
          </table:table-cell>
          <table:table-cell table:formula="of:=[base.X150]" office:value-type="float" office:value="0">
            <text:p>#N/A</text:p>
          </table:table-cell>
          <table:table-cell table:formula="of:=[base.N150]" office:value-type="float" office:value="0">
            <text:p>#N/A</text:p>
          </table:table-cell>
          <table:table-cell table:style-name="ce25" table:formula="of:=IF(ISBLANK([base.Z149]);&quot;&quot;;[base.Z149])">
            <text:p/>
          </table:table-cell>
          <table:table-cell table:style-name="ce25" table:formula="of:=IF(ISBLANK([base.AA149]);&quot;&quot;;[base.AA149])">
            <text:p/>
          </table:table-cell>
          <table:table-cell table:style-name="ce25" table:formula="of:=IF(ISBLANK([base.AB149]);&quot;&quot;;[base.AB149])">
            <text:p/>
          </table:table-cell>
          <table:table-cell table:style-name="ce25" table:formula="of:=IF(ISBLANK([base.AC149]);&quot;&quot;;[base.AC149])">
            <text:p/>
          </table:table-cell>
          <table:table-cell table:style-name="ce25" table:formula="of:=IF(ISBLANK([base.AD149]);&quot;&quot;;[base.AD149])">
            <text:p/>
          </table:table-cell>
          <table:table-cell table:style-name="ce25" table:formula="of:=IF(ISBLANK([base.AE149]);&quot;&quot;;[base.AE149])">
            <text:p/>
          </table:table-cell>
          <table:table-cell table:style-name="ce25" table:formula="of:=IF(ISBLANK([base.AF149]);&quot;&quot;;[base.AF149])">
            <text:p/>
          </table:table-cell>
          <table:table-cell table:style-name="ce25" table:formula="of:=IF(ISBLANK([base.AG149]);&quot;&quot;;[base.AG149])">
            <text:p/>
          </table:table-cell>
          <table:table-cell table:style-name="ce25" table:formula="of:=IF(ISBLANK([base.AH145]);&quot;&quot;;[base.AH145])">
            <text:p/>
          </table:table-cell>
          <table:table-cell table:style-name="ce25" table:formula="of:=IF(ISBLANK([base.AI145]);&quot;&quot;;[base.AI145])">
            <text:p/>
          </table:table-cell>
          <table:table-cell table:style-name="ce25" table:formula="of:=IF(ISBLANK([base.AJ149]);&quot;&quot;;[base.AJ149])">
            <text:p/>
          </table:table-cell>
          <table:table-cell table:style-name="ce25" table:formula="of:=IF(ISBLANK([base.AK149]);&quot;&quot;;[base.AK149])">
            <text:p/>
          </table:table-cell>
          <table:table-cell table:style-name="ce25" table:formula="of:=IF(ISBLANK([base.AL149]);&quot;&quot;;[base.AL149])" office:value-type="string" office:string-value="__L">
            <text:p>__L</text:p>
          </table:table-cell>
          <table:table-cell table:style-name="ce25" table:formula="of:=IF(ISBLANK([base.AM149]);&quot;&quot;;[base.AM149])">
            <text:p/>
          </table:table-cell>
          <table:table-cell table:style-name="ce25" table:formula="of:=IF(ISBLANK([base.AN149]);&quot;&quot;;[base.AN149])">
            <text:p/>
          </table:table-cell>
          <table:table-cell table:style-name="ce25" table:formula="of:=IF(ISBLANK([base.AO149]);&quot;&quot;;[base.AO149])">
            <text:p/>
          </table:table-cell>
          <table:table-cell table:style-name="ce25" table:formula="of:=IF(ISBLANK([base.AP149]);&quot;&quot;;[base.AP149])">
            <text:p/>
          </table:table-cell>
          <table:table-cell table:style-name="ce25" table:formula="of:=IF(ISBLANK([base.AQ149]);&quot;&quot;;[base.AQ149])">
            <text:p/>
          </table:table-cell>
          <table:table-cell table:style-name="ce25" table:formula="of:=IF(ISBLANK([base.AR149]);&quot;&quot;;[base.AR149])">
            <text:p/>
          </table:table-cell>
          <table:table-cell table:style-name="ce25" table:formula="of:=IF(ISBLANK([base.AS149]);&quot;&quot;;[base.AS149])">
            <text:p/>
          </table:table-cell>
          <table:table-cell table:style-name="ce25" table:formula="of:=IF(ISBLANK([base.AT149]);&quot;&quot;;[base.AT149])">
            <text:p/>
          </table:table-cell>
          <table:table-cell table:number-columns-repeated="991"/>
        </table:table-row>
        <table:table-row table:style-name="ro1">
          <table:table-cell table:formula="of:=[base.A151]" office:value-type="string" office:string-value="__L">
            <text:p>__L</text:p>
          </table:table-cell>
          <table:table-cell table:style-name="ce25" table:formula="of:=IF(ISBLANK([base.D151]);&quot;&quot;;[base.D151])">
            <text:p/>
          </table:table-cell>
          <table:table-cell table:style-name="ce25" table:formula="of:=IF(ISBLANK([base.E151]);&quot;&quot;;[base.E151])">
            <text:p/>
          </table:table-cell>
          <table:table-cell table:formula="of:=[base.W151]" office:value-type="float" office:value="0">
            <text:p>#N/A</text:p>
          </table:table-cell>
          <table:table-cell table:formula="of:=[base.X151]" office:value-type="float" office:value="0">
            <text:p>#N/A</text:p>
          </table:table-cell>
          <table:table-cell table:formula="of:=[base.N151]" office:value-type="float" office:value="0">
            <text:p>#N/A</text:p>
          </table:table-cell>
          <table:table-cell table:style-name="ce25" table:formula="of:=IF(ISBLANK([base.Z150]);&quot;&quot;;[base.Z150])">
            <text:p/>
          </table:table-cell>
          <table:table-cell table:style-name="ce25" table:formula="of:=IF(ISBLANK([base.AA150]);&quot;&quot;;[base.AA150])">
            <text:p/>
          </table:table-cell>
          <table:table-cell table:style-name="ce25" table:formula="of:=IF(ISBLANK([base.AB150]);&quot;&quot;;[base.AB150])">
            <text:p/>
          </table:table-cell>
          <table:table-cell table:style-name="ce25" table:formula="of:=IF(ISBLANK([base.AC150]);&quot;&quot;;[base.AC150])">
            <text:p/>
          </table:table-cell>
          <table:table-cell table:style-name="ce25" table:formula="of:=IF(ISBLANK([base.AD150]);&quot;&quot;;[base.AD150])">
            <text:p/>
          </table:table-cell>
          <table:table-cell table:style-name="ce25" table:formula="of:=IF(ISBLANK([base.AE150]);&quot;&quot;;[base.AE150])">
            <text:p/>
          </table:table-cell>
          <table:table-cell table:style-name="ce25" table:formula="of:=IF(ISBLANK([base.AF150]);&quot;&quot;;[base.AF150])">
            <text:p/>
          </table:table-cell>
          <table:table-cell table:style-name="ce25" table:formula="of:=IF(ISBLANK([base.AG150]);&quot;&quot;;[base.AG150])">
            <text:p/>
          </table:table-cell>
          <table:table-cell table:style-name="ce25" table:formula="of:=IF(ISBLANK([base.AH146]);&quot;&quot;;[base.AH146])">
            <text:p/>
          </table:table-cell>
          <table:table-cell table:style-name="ce25" table:formula="of:=IF(ISBLANK([base.AI146]);&quot;&quot;;[base.AI146])">
            <text:p/>
          </table:table-cell>
          <table:table-cell table:style-name="ce25" table:formula="of:=IF(ISBLANK([base.AJ150]);&quot;&quot;;[base.AJ150])">
            <text:p/>
          </table:table-cell>
          <table:table-cell table:style-name="ce25" table:formula="of:=IF(ISBLANK([base.AK150]);&quot;&quot;;[base.AK150])">
            <text:p/>
          </table:table-cell>
          <table:table-cell table:style-name="ce25" table:formula="of:=IF(ISBLANK([base.AL150]);&quot;&quot;;[base.AL150])" office:value-type="string" office:string-value="__L">
            <text:p>__L</text:p>
          </table:table-cell>
          <table:table-cell table:style-name="ce25" table:formula="of:=IF(ISBLANK([base.AM150]);&quot;&quot;;[base.AM150])">
            <text:p/>
          </table:table-cell>
          <table:table-cell table:style-name="ce25" table:formula="of:=IF(ISBLANK([base.AN150]);&quot;&quot;;[base.AN150])">
            <text:p/>
          </table:table-cell>
          <table:table-cell table:style-name="ce25" table:formula="of:=IF(ISBLANK([base.AO150]);&quot;&quot;;[base.AO150])">
            <text:p/>
          </table:table-cell>
          <table:table-cell table:style-name="ce25" table:formula="of:=IF(ISBLANK([base.AP150]);&quot;&quot;;[base.AP150])">
            <text:p/>
          </table:table-cell>
          <table:table-cell table:style-name="ce25" table:formula="of:=IF(ISBLANK([base.AQ150]);&quot;&quot;;[base.AQ150])">
            <text:p/>
          </table:table-cell>
          <table:table-cell table:style-name="ce25" table:formula="of:=IF(ISBLANK([base.AR150]);&quot;&quot;;[base.AR150])">
            <text:p/>
          </table:table-cell>
          <table:table-cell table:style-name="ce25" table:formula="of:=IF(ISBLANK([base.AS150]);&quot;&quot;;[base.AS150])">
            <text:p/>
          </table:table-cell>
          <table:table-cell table:style-name="ce25" table:formula="of:=IF(ISBLANK([base.AT150]);&quot;&quot;;[base.AT150])">
            <text:p/>
          </table:table-cell>
          <table:table-cell table:number-columns-repeated="991"/>
        </table:table-row>
        <table:table-row table:style-name="ro1">
          <table:table-cell table:formula="of:=[base.A152]" office:value-type="string" office:string-value="__L">
            <text:p>__L</text:p>
          </table:table-cell>
          <table:table-cell table:style-name="ce25" table:formula="of:=IF(ISBLANK([base.D152]);&quot;&quot;;[base.D152])">
            <text:p/>
          </table:table-cell>
          <table:table-cell table:style-name="ce25" table:formula="of:=IF(ISBLANK([base.E152]);&quot;&quot;;[base.E152])">
            <text:p/>
          </table:table-cell>
          <table:table-cell table:formula="of:=[base.W152]" office:value-type="float" office:value="0">
            <text:p>#N/A</text:p>
          </table:table-cell>
          <table:table-cell table:formula="of:=[base.X152]" office:value-type="float" office:value="0">
            <text:p>#N/A</text:p>
          </table:table-cell>
          <table:table-cell table:formula="of:=[base.N152]" office:value-type="float" office:value="0">
            <text:p>#N/A</text:p>
          </table:table-cell>
          <table:table-cell table:style-name="ce25" table:formula="of:=IF(ISBLANK([base.Z151]);&quot;&quot;;[base.Z151])">
            <text:p/>
          </table:table-cell>
          <table:table-cell table:style-name="ce25" table:formula="of:=IF(ISBLANK([base.AA151]);&quot;&quot;;[base.AA151])">
            <text:p/>
          </table:table-cell>
          <table:table-cell table:style-name="ce25" table:formula="of:=IF(ISBLANK([base.AB151]);&quot;&quot;;[base.AB151])">
            <text:p/>
          </table:table-cell>
          <table:table-cell table:style-name="ce25" table:formula="of:=IF(ISBLANK([base.AC151]);&quot;&quot;;[base.AC151])">
            <text:p/>
          </table:table-cell>
          <table:table-cell table:style-name="ce25" table:formula="of:=IF(ISBLANK([base.AD151]);&quot;&quot;;[base.AD151])">
            <text:p/>
          </table:table-cell>
          <table:table-cell table:style-name="ce25" table:formula="of:=IF(ISBLANK([base.AE151]);&quot;&quot;;[base.AE151])">
            <text:p/>
          </table:table-cell>
          <table:table-cell table:style-name="ce25" table:formula="of:=IF(ISBLANK([base.AF151]);&quot;&quot;;[base.AF151])">
            <text:p/>
          </table:table-cell>
          <table:table-cell table:style-name="ce25" table:formula="of:=IF(ISBLANK([base.AG151]);&quot;&quot;;[base.AG151])">
            <text:p/>
          </table:table-cell>
          <table:table-cell table:style-name="ce25" table:formula="of:=IF(ISBLANK([base.AH147]);&quot;&quot;;[base.AH147])">
            <text:p/>
          </table:table-cell>
          <table:table-cell table:style-name="ce25" table:formula="of:=IF(ISBLANK([base.AI147]);&quot;&quot;;[base.AI147])">
            <text:p/>
          </table:table-cell>
          <table:table-cell table:style-name="ce25" table:formula="of:=IF(ISBLANK([base.AJ151]);&quot;&quot;;[base.AJ151])">
            <text:p/>
          </table:table-cell>
          <table:table-cell table:style-name="ce25" table:formula="of:=IF(ISBLANK([base.AK151]);&quot;&quot;;[base.AK151])">
            <text:p/>
          </table:table-cell>
          <table:table-cell table:style-name="ce25" table:formula="of:=IF(ISBLANK([base.AL151]);&quot;&quot;;[base.AL151])" office:value-type="string" office:string-value="__L">
            <text:p>__L</text:p>
          </table:table-cell>
          <table:table-cell table:style-name="ce25" table:formula="of:=IF(ISBLANK([base.AM151]);&quot;&quot;;[base.AM151])">
            <text:p/>
          </table:table-cell>
          <table:table-cell table:style-name="ce25" table:formula="of:=IF(ISBLANK([base.AN151]);&quot;&quot;;[base.AN151])">
            <text:p/>
          </table:table-cell>
          <table:table-cell table:style-name="ce25" table:formula="of:=IF(ISBLANK([base.AO151]);&quot;&quot;;[base.AO151])">
            <text:p/>
          </table:table-cell>
          <table:table-cell table:style-name="ce25" table:formula="of:=IF(ISBLANK([base.AP151]);&quot;&quot;;[base.AP151])">
            <text:p/>
          </table:table-cell>
          <table:table-cell table:style-name="ce25" table:formula="of:=IF(ISBLANK([base.AQ151]);&quot;&quot;;[base.AQ151])">
            <text:p/>
          </table:table-cell>
          <table:table-cell table:style-name="ce25" table:formula="of:=IF(ISBLANK([base.AR151]);&quot;&quot;;[base.AR151])">
            <text:p/>
          </table:table-cell>
          <table:table-cell table:style-name="ce25" table:formula="of:=IF(ISBLANK([base.AS151]);&quot;&quot;;[base.AS151])">
            <text:p/>
          </table:table-cell>
          <table:table-cell table:style-name="ce25" table:formula="of:=IF(ISBLANK([base.AT151]);&quot;&quot;;[base.AT151])">
            <text:p/>
          </table:table-cell>
          <table:table-cell table:number-columns-repeated="991"/>
        </table:table-row>
        <table:table-row table:style-name="ro1">
          <table:table-cell table:formula="of:=[base.A153]" office:value-type="string" office:string-value="__L">
            <text:p>__L</text:p>
          </table:table-cell>
          <table:table-cell table:style-name="ce25" table:formula="of:=IF(ISBLANK([base.D153]);&quot;&quot;;[base.D153])">
            <text:p/>
          </table:table-cell>
          <table:table-cell table:style-name="ce25" table:formula="of:=IF(ISBLANK([base.E153]);&quot;&quot;;[base.E153])">
            <text:p/>
          </table:table-cell>
          <table:table-cell table:formula="of:=[base.W153]" office:value-type="float" office:value="0">
            <text:p>#N/A</text:p>
          </table:table-cell>
          <table:table-cell table:formula="of:=[base.X153]" office:value-type="float" office:value="0">
            <text:p>#N/A</text:p>
          </table:table-cell>
          <table:table-cell table:formula="of:=[base.N153]" office:value-type="float" office:value="0">
            <text:p>#N/A</text:p>
          </table:table-cell>
          <table:table-cell table:style-name="ce25" table:formula="of:=IF(ISBLANK([base.Z152]);&quot;&quot;;[base.Z152])">
            <text:p/>
          </table:table-cell>
          <table:table-cell table:style-name="ce25" table:formula="of:=IF(ISBLANK([base.AA152]);&quot;&quot;;[base.AA152])">
            <text:p/>
          </table:table-cell>
          <table:table-cell table:style-name="ce25" table:formula="of:=IF(ISBLANK([base.AB152]);&quot;&quot;;[base.AB152])">
            <text:p/>
          </table:table-cell>
          <table:table-cell table:style-name="ce25" table:formula="of:=IF(ISBLANK([base.AC152]);&quot;&quot;;[base.AC152])">
            <text:p/>
          </table:table-cell>
          <table:table-cell table:style-name="ce25" table:formula="of:=IF(ISBLANK([base.AD152]);&quot;&quot;;[base.AD152])">
            <text:p/>
          </table:table-cell>
          <table:table-cell table:style-name="ce25" table:formula="of:=IF(ISBLANK([base.AE152]);&quot;&quot;;[base.AE152])">
            <text:p/>
          </table:table-cell>
          <table:table-cell table:style-name="ce25" table:formula="of:=IF(ISBLANK([base.AF152]);&quot;&quot;;[base.AF152])">
            <text:p/>
          </table:table-cell>
          <table:table-cell table:style-name="ce25" table:formula="of:=IF(ISBLANK([base.AG152]);&quot;&quot;;[base.AG152])">
            <text:p/>
          </table:table-cell>
          <table:table-cell table:style-name="ce25" table:formula="of:=IF(ISBLANK([base.AH148]);&quot;&quot;;[base.AH148])">
            <text:p/>
          </table:table-cell>
          <table:table-cell table:style-name="ce25" table:formula="of:=IF(ISBLANK([base.AI148]);&quot;&quot;;[base.AI148])">
            <text:p/>
          </table:table-cell>
          <table:table-cell table:style-name="ce25" table:formula="of:=IF(ISBLANK([base.AJ152]);&quot;&quot;;[base.AJ152])">
            <text:p/>
          </table:table-cell>
          <table:table-cell table:style-name="ce25" table:formula="of:=IF(ISBLANK([base.AK152]);&quot;&quot;;[base.AK152])">
            <text:p/>
          </table:table-cell>
          <table:table-cell table:style-name="ce25" table:formula="of:=IF(ISBLANK([base.AL152]);&quot;&quot;;[base.AL152])" office:value-type="string" office:string-value="__L">
            <text:p>__L</text:p>
          </table:table-cell>
          <table:table-cell table:style-name="ce25" table:formula="of:=IF(ISBLANK([base.AM152]);&quot;&quot;;[base.AM152])">
            <text:p/>
          </table:table-cell>
          <table:table-cell table:style-name="ce25" table:formula="of:=IF(ISBLANK([base.AN152]);&quot;&quot;;[base.AN152])">
            <text:p/>
          </table:table-cell>
          <table:table-cell table:style-name="ce25" table:formula="of:=IF(ISBLANK([base.AO152]);&quot;&quot;;[base.AO152])">
            <text:p/>
          </table:table-cell>
          <table:table-cell table:style-name="ce25" table:formula="of:=IF(ISBLANK([base.AP152]);&quot;&quot;;[base.AP152])">
            <text:p/>
          </table:table-cell>
          <table:table-cell table:style-name="ce25" table:formula="of:=IF(ISBLANK([base.AQ152]);&quot;&quot;;[base.AQ152])">
            <text:p/>
          </table:table-cell>
          <table:table-cell table:style-name="ce25" table:formula="of:=IF(ISBLANK([base.AR152]);&quot;&quot;;[base.AR152])">
            <text:p/>
          </table:table-cell>
          <table:table-cell table:style-name="ce25" table:formula="of:=IF(ISBLANK([base.AS152]);&quot;&quot;;[base.AS152])">
            <text:p/>
          </table:table-cell>
          <table:table-cell table:style-name="ce25" table:formula="of:=IF(ISBLANK([base.AT152]);&quot;&quot;;[base.AT152])">
            <text:p/>
          </table:table-cell>
          <table:table-cell table:number-columns-repeated="991"/>
        </table:table-row>
        <table:table-row table:style-name="ro1">
          <table:table-cell table:formula="of:=[base.A154]" office:value-type="string" office:string-value="__L">
            <text:p>__L</text:p>
          </table:table-cell>
          <table:table-cell table:style-name="ce25" table:formula="of:=IF(ISBLANK([base.D154]);&quot;&quot;;[base.D154])">
            <text:p/>
          </table:table-cell>
          <table:table-cell table:style-name="ce25" table:formula="of:=IF(ISBLANK([base.E154]);&quot;&quot;;[base.E154])">
            <text:p/>
          </table:table-cell>
          <table:table-cell table:formula="of:=[base.W154]" office:value-type="float" office:value="0">
            <text:p>#N/A</text:p>
          </table:table-cell>
          <table:table-cell table:formula="of:=[base.X154]" office:value-type="float" office:value="0">
            <text:p>#N/A</text:p>
          </table:table-cell>
          <table:table-cell table:formula="of:=[base.N154]" office:value-type="float" office:value="0">
            <text:p>#N/A</text:p>
          </table:table-cell>
          <table:table-cell table:style-name="ce25" table:formula="of:=IF(ISBLANK([base.Z153]);&quot;&quot;;[base.Z153])">
            <text:p/>
          </table:table-cell>
          <table:table-cell table:style-name="ce25" table:formula="of:=IF(ISBLANK([base.AA153]);&quot;&quot;;[base.AA153])">
            <text:p/>
          </table:table-cell>
          <table:table-cell table:style-name="ce25" table:formula="of:=IF(ISBLANK([base.AB153]);&quot;&quot;;[base.AB153])">
            <text:p/>
          </table:table-cell>
          <table:table-cell table:style-name="ce25" table:formula="of:=IF(ISBLANK([base.AC153]);&quot;&quot;;[base.AC153])">
            <text:p/>
          </table:table-cell>
          <table:table-cell table:style-name="ce25" table:formula="of:=IF(ISBLANK([base.AD153]);&quot;&quot;;[base.AD153])">
            <text:p/>
          </table:table-cell>
          <table:table-cell table:style-name="ce25" table:formula="of:=IF(ISBLANK([base.AE153]);&quot;&quot;;[base.AE153])">
            <text:p/>
          </table:table-cell>
          <table:table-cell table:style-name="ce25" table:formula="of:=IF(ISBLANK([base.AF153]);&quot;&quot;;[base.AF153])">
            <text:p/>
          </table:table-cell>
          <table:table-cell table:style-name="ce25" table:formula="of:=IF(ISBLANK([base.AG153]);&quot;&quot;;[base.AG153])">
            <text:p/>
          </table:table-cell>
          <table:table-cell table:style-name="ce25" table:formula="of:=IF(ISBLANK([base.AH149]);&quot;&quot;;[base.AH149])">
            <text:p/>
          </table:table-cell>
          <table:table-cell table:style-name="ce25" table:formula="of:=IF(ISBLANK([base.AI149]);&quot;&quot;;[base.AI149])">
            <text:p/>
          </table:table-cell>
          <table:table-cell table:style-name="ce25" table:formula="of:=IF(ISBLANK([base.AJ153]);&quot;&quot;;[base.AJ153])">
            <text:p/>
          </table:table-cell>
          <table:table-cell table:style-name="ce25" table:formula="of:=IF(ISBLANK([base.AK153]);&quot;&quot;;[base.AK153])">
            <text:p/>
          </table:table-cell>
          <table:table-cell table:style-name="ce25" table:formula="of:=IF(ISBLANK([base.AL153]);&quot;&quot;;[base.AL153])" office:value-type="string" office:string-value="__L">
            <text:p>__L</text:p>
          </table:table-cell>
          <table:table-cell table:style-name="ce25" table:formula="of:=IF(ISBLANK([base.AM153]);&quot;&quot;;[base.AM153])">
            <text:p/>
          </table:table-cell>
          <table:table-cell table:style-name="ce25" table:formula="of:=IF(ISBLANK([base.AN153]);&quot;&quot;;[base.AN153])">
            <text:p/>
          </table:table-cell>
          <table:table-cell table:style-name="ce25" table:formula="of:=IF(ISBLANK([base.AO153]);&quot;&quot;;[base.AO153])">
            <text:p/>
          </table:table-cell>
          <table:table-cell table:style-name="ce25" table:formula="of:=IF(ISBLANK([base.AP153]);&quot;&quot;;[base.AP153])">
            <text:p/>
          </table:table-cell>
          <table:table-cell table:style-name="ce25" table:formula="of:=IF(ISBLANK([base.AQ153]);&quot;&quot;;[base.AQ153])">
            <text:p/>
          </table:table-cell>
          <table:table-cell table:style-name="ce25" table:formula="of:=IF(ISBLANK([base.AR153]);&quot;&quot;;[base.AR153])">
            <text:p/>
          </table:table-cell>
          <table:table-cell table:style-name="ce25" table:formula="of:=IF(ISBLANK([base.AS153]);&quot;&quot;;[base.AS153])">
            <text:p/>
          </table:table-cell>
          <table:table-cell table:style-name="ce25" table:formula="of:=IF(ISBLANK([base.AT153]);&quot;&quot;;[base.AT153])">
            <text:p/>
          </table:table-cell>
          <table:table-cell table:number-columns-repeated="991"/>
        </table:table-row>
        <table:table-row table:style-name="ro1">
          <table:table-cell table:formula="of:=[base.A155]" office:value-type="string" office:string-value="__L">
            <text:p>__L</text:p>
          </table:table-cell>
          <table:table-cell table:style-name="ce25" table:formula="of:=IF(ISBLANK([base.D155]);&quot;&quot;;[base.D155])">
            <text:p/>
          </table:table-cell>
          <table:table-cell table:style-name="ce25" table:formula="of:=IF(ISBLANK([base.E155]);&quot;&quot;;[base.E155])">
            <text:p/>
          </table:table-cell>
          <table:table-cell table:formula="of:=[base.W155]" office:value-type="float" office:value="0">
            <text:p>#N/A</text:p>
          </table:table-cell>
          <table:table-cell table:formula="of:=[base.X155]" office:value-type="float" office:value="0">
            <text:p>#N/A</text:p>
          </table:table-cell>
          <table:table-cell table:formula="of:=[base.N155]" office:value-type="float" office:value="0">
            <text:p>#N/A</text:p>
          </table:table-cell>
          <table:table-cell table:style-name="ce25" table:formula="of:=IF(ISBLANK([base.Z154]);&quot;&quot;;[base.Z154])">
            <text:p/>
          </table:table-cell>
          <table:table-cell table:style-name="ce25" table:formula="of:=IF(ISBLANK([base.AA154]);&quot;&quot;;[base.AA154])">
            <text:p/>
          </table:table-cell>
          <table:table-cell table:style-name="ce25" table:formula="of:=IF(ISBLANK([base.AB154]);&quot;&quot;;[base.AB154])">
            <text:p/>
          </table:table-cell>
          <table:table-cell table:style-name="ce25" table:formula="of:=IF(ISBLANK([base.AC154]);&quot;&quot;;[base.AC154])">
            <text:p/>
          </table:table-cell>
          <table:table-cell table:style-name="ce25" table:formula="of:=IF(ISBLANK([base.AD154]);&quot;&quot;;[base.AD154])">
            <text:p/>
          </table:table-cell>
          <table:table-cell table:style-name="ce25" table:formula="of:=IF(ISBLANK([base.AE154]);&quot;&quot;;[base.AE154])">
            <text:p/>
          </table:table-cell>
          <table:table-cell table:style-name="ce25" table:formula="of:=IF(ISBLANK([base.AF154]);&quot;&quot;;[base.AF154])">
            <text:p/>
          </table:table-cell>
          <table:table-cell table:style-name="ce25" table:formula="of:=IF(ISBLANK([base.AG154]);&quot;&quot;;[base.AG154])">
            <text:p/>
          </table:table-cell>
          <table:table-cell table:style-name="ce25" table:formula="of:=IF(ISBLANK([base.AH150]);&quot;&quot;;[base.AH150])">
            <text:p/>
          </table:table-cell>
          <table:table-cell table:style-name="ce25" table:formula="of:=IF(ISBLANK([base.AI150]);&quot;&quot;;[base.AI150])">
            <text:p/>
          </table:table-cell>
          <table:table-cell table:style-name="ce25" table:formula="of:=IF(ISBLANK([base.AJ154]);&quot;&quot;;[base.AJ154])">
            <text:p/>
          </table:table-cell>
          <table:table-cell table:style-name="ce25" table:formula="of:=IF(ISBLANK([base.AK154]);&quot;&quot;;[base.AK154])">
            <text:p/>
          </table:table-cell>
          <table:table-cell table:style-name="ce25" table:formula="of:=IF(ISBLANK([base.AL154]);&quot;&quot;;[base.AL154])" office:value-type="string" office:string-value="__L">
            <text:p>__L</text:p>
          </table:table-cell>
          <table:table-cell table:style-name="ce25" table:formula="of:=IF(ISBLANK([base.AM154]);&quot;&quot;;[base.AM154])">
            <text:p/>
          </table:table-cell>
          <table:table-cell table:style-name="ce25" table:formula="of:=IF(ISBLANK([base.AN154]);&quot;&quot;;[base.AN154])">
            <text:p/>
          </table:table-cell>
          <table:table-cell table:style-name="ce25" table:formula="of:=IF(ISBLANK([base.AO154]);&quot;&quot;;[base.AO154])">
            <text:p/>
          </table:table-cell>
          <table:table-cell table:style-name="ce25" table:formula="of:=IF(ISBLANK([base.AP154]);&quot;&quot;;[base.AP154])">
            <text:p/>
          </table:table-cell>
          <table:table-cell table:style-name="ce25" table:formula="of:=IF(ISBLANK([base.AQ154]);&quot;&quot;;[base.AQ154])">
            <text:p/>
          </table:table-cell>
          <table:table-cell table:style-name="ce25" table:formula="of:=IF(ISBLANK([base.AR154]);&quot;&quot;;[base.AR154])">
            <text:p/>
          </table:table-cell>
          <table:table-cell table:style-name="ce25" table:formula="of:=IF(ISBLANK([base.AS154]);&quot;&quot;;[base.AS154])">
            <text:p/>
          </table:table-cell>
          <table:table-cell table:style-name="ce25" table:formula="of:=IF(ISBLANK([base.AT154]);&quot;&quot;;[base.AT154])">
            <text:p/>
          </table:table-cell>
          <table:table-cell table:number-columns-repeated="991"/>
        </table:table-row>
        <table:table-row table:style-name="ro1">
          <table:table-cell table:formula="of:=[base.A156]" office:value-type="string" office:string-value="__L">
            <text:p>__L</text:p>
          </table:table-cell>
          <table:table-cell table:style-name="ce25" table:formula="of:=IF(ISBLANK([base.D156]);&quot;&quot;;[base.D156])">
            <text:p/>
          </table:table-cell>
          <table:table-cell table:style-name="ce25" table:formula="of:=IF(ISBLANK([base.E156]);&quot;&quot;;[base.E156])">
            <text:p/>
          </table:table-cell>
          <table:table-cell table:formula="of:=[base.W156]" office:value-type="float" office:value="0">
            <text:p>#N/A</text:p>
          </table:table-cell>
          <table:table-cell table:formula="of:=[base.X156]" office:value-type="float" office:value="0">
            <text:p>#N/A</text:p>
          </table:table-cell>
          <table:table-cell table:formula="of:=[base.N156]" office:value-type="float" office:value="0">
            <text:p>#N/A</text:p>
          </table:table-cell>
          <table:table-cell table:style-name="ce25" table:formula="of:=IF(ISBLANK([base.Z155]);&quot;&quot;;[base.Z155])">
            <text:p/>
          </table:table-cell>
          <table:table-cell table:style-name="ce25" table:formula="of:=IF(ISBLANK([base.AA155]);&quot;&quot;;[base.AA155])">
            <text:p/>
          </table:table-cell>
          <table:table-cell table:style-name="ce25" table:formula="of:=IF(ISBLANK([base.AB155]);&quot;&quot;;[base.AB155])">
            <text:p/>
          </table:table-cell>
          <table:table-cell table:style-name="ce25" table:formula="of:=IF(ISBLANK([base.AC155]);&quot;&quot;;[base.AC155])">
            <text:p/>
          </table:table-cell>
          <table:table-cell table:style-name="ce25" table:formula="of:=IF(ISBLANK([base.AD155]);&quot;&quot;;[base.AD155])">
            <text:p/>
          </table:table-cell>
          <table:table-cell table:style-name="ce25" table:formula="of:=IF(ISBLANK([base.AE155]);&quot;&quot;;[base.AE155])">
            <text:p/>
          </table:table-cell>
          <table:table-cell table:style-name="ce25" table:formula="of:=IF(ISBLANK([base.AF155]);&quot;&quot;;[base.AF155])">
            <text:p/>
          </table:table-cell>
          <table:table-cell table:style-name="ce25" table:formula="of:=IF(ISBLANK([base.AG155]);&quot;&quot;;[base.AG155])">
            <text:p/>
          </table:table-cell>
          <table:table-cell table:style-name="ce25" table:formula="of:=IF(ISBLANK([base.AH151]);&quot;&quot;;[base.AH151])">
            <text:p/>
          </table:table-cell>
          <table:table-cell table:style-name="ce25" table:formula="of:=IF(ISBLANK([base.AI151]);&quot;&quot;;[base.AI151])">
            <text:p/>
          </table:table-cell>
          <table:table-cell table:style-name="ce25" table:formula="of:=IF(ISBLANK([base.AJ155]);&quot;&quot;;[base.AJ155])">
            <text:p/>
          </table:table-cell>
          <table:table-cell table:style-name="ce25" table:formula="of:=IF(ISBLANK([base.AK155]);&quot;&quot;;[base.AK155])">
            <text:p/>
          </table:table-cell>
          <table:table-cell table:style-name="ce25" table:formula="of:=IF(ISBLANK([base.AL155]);&quot;&quot;;[base.AL155])" office:value-type="string" office:string-value="__L">
            <text:p>__L</text:p>
          </table:table-cell>
          <table:table-cell table:style-name="ce25" table:formula="of:=IF(ISBLANK([base.AM155]);&quot;&quot;;[base.AM155])">
            <text:p/>
          </table:table-cell>
          <table:table-cell table:style-name="ce25" table:formula="of:=IF(ISBLANK([base.AN155]);&quot;&quot;;[base.AN155])">
            <text:p/>
          </table:table-cell>
          <table:table-cell table:style-name="ce25" table:formula="of:=IF(ISBLANK([base.AO155]);&quot;&quot;;[base.AO155])">
            <text:p/>
          </table:table-cell>
          <table:table-cell table:style-name="ce25" table:formula="of:=IF(ISBLANK([base.AP155]);&quot;&quot;;[base.AP155])">
            <text:p/>
          </table:table-cell>
          <table:table-cell table:style-name="ce25" table:formula="of:=IF(ISBLANK([base.AQ155]);&quot;&quot;;[base.AQ155])">
            <text:p/>
          </table:table-cell>
          <table:table-cell table:style-name="ce25" table:formula="of:=IF(ISBLANK([base.AR155]);&quot;&quot;;[base.AR155])">
            <text:p/>
          </table:table-cell>
          <table:table-cell table:style-name="ce25" table:formula="of:=IF(ISBLANK([base.AS155]);&quot;&quot;;[base.AS155])">
            <text:p/>
          </table:table-cell>
          <table:table-cell table:style-name="ce25" table:formula="of:=IF(ISBLANK([base.AT155]);&quot;&quot;;[base.AT155])">
            <text:p/>
          </table:table-cell>
          <table:table-cell table:number-columns-repeated="991"/>
        </table:table-row>
        <table:table-row table:style-name="ro1">
          <table:table-cell table:formula="of:=[base.A157]" office:value-type="string" office:string-value="__L">
            <text:p>__L</text:p>
          </table:table-cell>
          <table:table-cell table:style-name="ce25" table:formula="of:=IF(ISBLANK([base.D157]);&quot;&quot;;[base.D157])">
            <text:p/>
          </table:table-cell>
          <table:table-cell table:style-name="ce25" table:formula="of:=IF(ISBLANK([base.E157]);&quot;&quot;;[base.E157])">
            <text:p/>
          </table:table-cell>
          <table:table-cell table:formula="of:=[base.W157]" office:value-type="float" office:value="0">
            <text:p>#N/A</text:p>
          </table:table-cell>
          <table:table-cell table:formula="of:=[base.X157]" office:value-type="float" office:value="0">
            <text:p>#N/A</text:p>
          </table:table-cell>
          <table:table-cell table:formula="of:=[base.N157]" office:value-type="float" office:value="0">
            <text:p>#N/A</text:p>
          </table:table-cell>
          <table:table-cell table:style-name="ce25" table:formula="of:=IF(ISBLANK([base.Z156]);&quot;&quot;;[base.Z156])">
            <text:p/>
          </table:table-cell>
          <table:table-cell table:style-name="ce25" table:formula="of:=IF(ISBLANK([base.AA156]);&quot;&quot;;[base.AA156])">
            <text:p/>
          </table:table-cell>
          <table:table-cell table:style-name="ce25" table:formula="of:=IF(ISBLANK([base.AB156]);&quot;&quot;;[base.AB156])">
            <text:p/>
          </table:table-cell>
          <table:table-cell table:style-name="ce25" table:formula="of:=IF(ISBLANK([base.AC156]);&quot;&quot;;[base.AC156])">
            <text:p/>
          </table:table-cell>
          <table:table-cell table:style-name="ce25" table:formula="of:=IF(ISBLANK([base.AD156]);&quot;&quot;;[base.AD156])">
            <text:p/>
          </table:table-cell>
          <table:table-cell table:style-name="ce25" table:formula="of:=IF(ISBLANK([base.AE156]);&quot;&quot;;[base.AE156])">
            <text:p/>
          </table:table-cell>
          <table:table-cell table:style-name="ce25" table:formula="of:=IF(ISBLANK([base.AF156]);&quot;&quot;;[base.AF156])">
            <text:p/>
          </table:table-cell>
          <table:table-cell table:style-name="ce25" table:formula="of:=IF(ISBLANK([base.AG156]);&quot;&quot;;[base.AG156])">
            <text:p/>
          </table:table-cell>
          <table:table-cell table:style-name="ce25" table:formula="of:=IF(ISBLANK([base.AH152]);&quot;&quot;;[base.AH152])">
            <text:p/>
          </table:table-cell>
          <table:table-cell table:style-name="ce25" table:formula="of:=IF(ISBLANK([base.AI152]);&quot;&quot;;[base.AI152])">
            <text:p/>
          </table:table-cell>
          <table:table-cell table:style-name="ce25" table:formula="of:=IF(ISBLANK([base.AJ156]);&quot;&quot;;[base.AJ156])">
            <text:p/>
          </table:table-cell>
          <table:table-cell table:style-name="ce25" table:formula="of:=IF(ISBLANK([base.AK156]);&quot;&quot;;[base.AK156])">
            <text:p/>
          </table:table-cell>
          <table:table-cell table:style-name="ce25" table:formula="of:=IF(ISBLANK([base.AL156]);&quot;&quot;;[base.AL156])" office:value-type="string" office:string-value="__L">
            <text:p>__L</text:p>
          </table:table-cell>
          <table:table-cell table:style-name="ce25" table:formula="of:=IF(ISBLANK([base.AM156]);&quot;&quot;;[base.AM156])">
            <text:p/>
          </table:table-cell>
          <table:table-cell table:style-name="ce25" table:formula="of:=IF(ISBLANK([base.AN156]);&quot;&quot;;[base.AN156])">
            <text:p/>
          </table:table-cell>
          <table:table-cell table:style-name="ce25" table:formula="of:=IF(ISBLANK([base.AO156]);&quot;&quot;;[base.AO156])">
            <text:p/>
          </table:table-cell>
          <table:table-cell table:style-name="ce25" table:formula="of:=IF(ISBLANK([base.AP156]);&quot;&quot;;[base.AP156])">
            <text:p/>
          </table:table-cell>
          <table:table-cell table:style-name="ce25" table:formula="of:=IF(ISBLANK([base.AQ156]);&quot;&quot;;[base.AQ156])">
            <text:p/>
          </table:table-cell>
          <table:table-cell table:style-name="ce25" table:formula="of:=IF(ISBLANK([base.AR156]);&quot;&quot;;[base.AR156])">
            <text:p/>
          </table:table-cell>
          <table:table-cell table:style-name="ce25" table:formula="of:=IF(ISBLANK([base.AS156]);&quot;&quot;;[base.AS156])">
            <text:p/>
          </table:table-cell>
          <table:table-cell table:style-name="ce25" table:formula="of:=IF(ISBLANK([base.AT156]);&quot;&quot;;[base.AT156])">
            <text:p/>
          </table:table-cell>
          <table:table-cell table:number-columns-repeated="991"/>
        </table:table-row>
        <table:table-row table:style-name="ro1">
          <table:table-cell table:formula="of:=[base.A158]" office:value-type="string" office:string-value="__L">
            <text:p>__L</text:p>
          </table:table-cell>
          <table:table-cell table:style-name="ce25" table:formula="of:=IF(ISBLANK([base.D158]);&quot;&quot;;[base.D158])">
            <text:p/>
          </table:table-cell>
          <table:table-cell table:style-name="ce25" table:formula="of:=IF(ISBLANK([base.E158]);&quot;&quot;;[base.E158])">
            <text:p/>
          </table:table-cell>
          <table:table-cell table:formula="of:=[base.W158]" office:value-type="float" office:value="0">
            <text:p>#N/A</text:p>
          </table:table-cell>
          <table:table-cell table:formula="of:=[base.X158]" office:value-type="float" office:value="0">
            <text:p>#N/A</text:p>
          </table:table-cell>
          <table:table-cell table:formula="of:=[base.N158]" office:value-type="float" office:value="0">
            <text:p>#N/A</text:p>
          </table:table-cell>
          <table:table-cell table:style-name="ce25" table:formula="of:=IF(ISBLANK([base.Z157]);&quot;&quot;;[base.Z157])">
            <text:p/>
          </table:table-cell>
          <table:table-cell table:style-name="ce25" table:formula="of:=IF(ISBLANK([base.AA157]);&quot;&quot;;[base.AA157])">
            <text:p/>
          </table:table-cell>
          <table:table-cell table:style-name="ce25" table:formula="of:=IF(ISBLANK([base.AB157]);&quot;&quot;;[base.AB157])">
            <text:p/>
          </table:table-cell>
          <table:table-cell table:style-name="ce25" table:formula="of:=IF(ISBLANK([base.AC157]);&quot;&quot;;[base.AC157])">
            <text:p/>
          </table:table-cell>
          <table:table-cell table:style-name="ce25" table:formula="of:=IF(ISBLANK([base.AD157]);&quot;&quot;;[base.AD157])">
            <text:p/>
          </table:table-cell>
          <table:table-cell table:style-name="ce25" table:formula="of:=IF(ISBLANK([base.AE157]);&quot;&quot;;[base.AE157])">
            <text:p/>
          </table:table-cell>
          <table:table-cell table:style-name="ce25" table:formula="of:=IF(ISBLANK([base.AF157]);&quot;&quot;;[base.AF157])">
            <text:p/>
          </table:table-cell>
          <table:table-cell table:style-name="ce25" table:formula="of:=IF(ISBLANK([base.AG157]);&quot;&quot;;[base.AG157])">
            <text:p/>
          </table:table-cell>
          <table:table-cell table:style-name="ce25" table:formula="of:=IF(ISBLANK([base.AH153]);&quot;&quot;;[base.AH153])">
            <text:p/>
          </table:table-cell>
          <table:table-cell table:style-name="ce25" table:formula="of:=IF(ISBLANK([base.AI153]);&quot;&quot;;[base.AI153])">
            <text:p/>
          </table:table-cell>
          <table:table-cell table:style-name="ce25" table:formula="of:=IF(ISBLANK([base.AJ157]);&quot;&quot;;[base.AJ157])">
            <text:p/>
          </table:table-cell>
          <table:table-cell table:style-name="ce25" table:formula="of:=IF(ISBLANK([base.AK157]);&quot;&quot;;[base.AK157])">
            <text:p/>
          </table:table-cell>
          <table:table-cell table:style-name="ce25" table:formula="of:=IF(ISBLANK([base.AL157]);&quot;&quot;;[base.AL157])" office:value-type="string" office:string-value="__L">
            <text:p>__L</text:p>
          </table:table-cell>
          <table:table-cell table:style-name="ce25" table:formula="of:=IF(ISBLANK([base.AM157]);&quot;&quot;;[base.AM157])">
            <text:p/>
          </table:table-cell>
          <table:table-cell table:style-name="ce25" table:formula="of:=IF(ISBLANK([base.AN157]);&quot;&quot;;[base.AN157])">
            <text:p/>
          </table:table-cell>
          <table:table-cell table:style-name="ce25" table:formula="of:=IF(ISBLANK([base.AO157]);&quot;&quot;;[base.AO157])">
            <text:p/>
          </table:table-cell>
          <table:table-cell table:style-name="ce25" table:formula="of:=IF(ISBLANK([base.AP157]);&quot;&quot;;[base.AP157])">
            <text:p/>
          </table:table-cell>
          <table:table-cell table:style-name="ce25" table:formula="of:=IF(ISBLANK([base.AQ157]);&quot;&quot;;[base.AQ157])">
            <text:p/>
          </table:table-cell>
          <table:table-cell table:style-name="ce25" table:formula="of:=IF(ISBLANK([base.AR157]);&quot;&quot;;[base.AR157])">
            <text:p/>
          </table:table-cell>
          <table:table-cell table:style-name="ce25" table:formula="of:=IF(ISBLANK([base.AS157]);&quot;&quot;;[base.AS157])">
            <text:p/>
          </table:table-cell>
          <table:table-cell table:style-name="ce25" table:formula="of:=IF(ISBLANK([base.AT157]);&quot;&quot;;[base.AT157])">
            <text:p/>
          </table:table-cell>
          <table:table-cell table:number-columns-repeated="991"/>
        </table:table-row>
        <table:table-row table:style-name="ro1">
          <table:table-cell table:formula="of:=[base.A159]" office:value-type="string" office:string-value="__L">
            <text:p>__L</text:p>
          </table:table-cell>
          <table:table-cell table:style-name="ce25" table:formula="of:=IF(ISBLANK([base.D159]);&quot;&quot;;[base.D159])">
            <text:p/>
          </table:table-cell>
          <table:table-cell table:style-name="ce25" table:formula="of:=IF(ISBLANK([base.E159]);&quot;&quot;;[base.E159])">
            <text:p/>
          </table:table-cell>
          <table:table-cell table:formula="of:=[base.W159]" office:value-type="float" office:value="0">
            <text:p>#N/A</text:p>
          </table:table-cell>
          <table:table-cell table:formula="of:=[base.X159]" office:value-type="float" office:value="0">
            <text:p>#N/A</text:p>
          </table:table-cell>
          <table:table-cell table:formula="of:=[base.N159]" office:value-type="float" office:value="0">
            <text:p>#N/A</text:p>
          </table:table-cell>
          <table:table-cell table:style-name="ce25" table:formula="of:=IF(ISBLANK([base.Z158]);&quot;&quot;;[base.Z158])">
            <text:p/>
          </table:table-cell>
          <table:table-cell table:style-name="ce25" table:formula="of:=IF(ISBLANK([base.AA158]);&quot;&quot;;[base.AA158])">
            <text:p/>
          </table:table-cell>
          <table:table-cell table:style-name="ce25" table:formula="of:=IF(ISBLANK([base.AB158]);&quot;&quot;;[base.AB158])">
            <text:p/>
          </table:table-cell>
          <table:table-cell table:style-name="ce25" table:formula="of:=IF(ISBLANK([base.AC158]);&quot;&quot;;[base.AC158])">
            <text:p/>
          </table:table-cell>
          <table:table-cell table:style-name="ce25" table:formula="of:=IF(ISBLANK([base.AD158]);&quot;&quot;;[base.AD158])">
            <text:p/>
          </table:table-cell>
          <table:table-cell table:style-name="ce25" table:formula="of:=IF(ISBLANK([base.AE158]);&quot;&quot;;[base.AE158])">
            <text:p/>
          </table:table-cell>
          <table:table-cell table:style-name="ce25" table:formula="of:=IF(ISBLANK([base.AF158]);&quot;&quot;;[base.AF158])">
            <text:p/>
          </table:table-cell>
          <table:table-cell table:style-name="ce25" table:formula="of:=IF(ISBLANK([base.AG158]);&quot;&quot;;[base.AG158])">
            <text:p/>
          </table:table-cell>
          <table:table-cell table:style-name="ce25" table:formula="of:=IF(ISBLANK([base.AH154]);&quot;&quot;;[base.AH154])">
            <text:p/>
          </table:table-cell>
          <table:table-cell table:style-name="ce25" table:formula="of:=IF(ISBLANK([base.AI154]);&quot;&quot;;[base.AI154])">
            <text:p/>
          </table:table-cell>
          <table:table-cell table:style-name="ce25" table:formula="of:=IF(ISBLANK([base.AJ158]);&quot;&quot;;[base.AJ158])">
            <text:p/>
          </table:table-cell>
          <table:table-cell table:style-name="ce25" table:formula="of:=IF(ISBLANK([base.AK158]);&quot;&quot;;[base.AK158])">
            <text:p/>
          </table:table-cell>
          <table:table-cell table:style-name="ce25" table:formula="of:=IF(ISBLANK([base.AL158]);&quot;&quot;;[base.AL158])" office:value-type="string" office:string-value="__L">
            <text:p>__L</text:p>
          </table:table-cell>
          <table:table-cell table:style-name="ce25" table:formula="of:=IF(ISBLANK([base.AM158]);&quot;&quot;;[base.AM158])">
            <text:p/>
          </table:table-cell>
          <table:table-cell table:style-name="ce25" table:formula="of:=IF(ISBLANK([base.AN158]);&quot;&quot;;[base.AN158])">
            <text:p/>
          </table:table-cell>
          <table:table-cell table:style-name="ce25" table:formula="of:=IF(ISBLANK([base.AO158]);&quot;&quot;;[base.AO158])">
            <text:p/>
          </table:table-cell>
          <table:table-cell table:style-name="ce25" table:formula="of:=IF(ISBLANK([base.AP158]);&quot;&quot;;[base.AP158])">
            <text:p/>
          </table:table-cell>
          <table:table-cell table:style-name="ce25" table:formula="of:=IF(ISBLANK([base.AQ158]);&quot;&quot;;[base.AQ158])">
            <text:p/>
          </table:table-cell>
          <table:table-cell table:style-name="ce25" table:formula="of:=IF(ISBLANK([base.AR158]);&quot;&quot;;[base.AR158])">
            <text:p/>
          </table:table-cell>
          <table:table-cell table:style-name="ce25" table:formula="of:=IF(ISBLANK([base.AS158]);&quot;&quot;;[base.AS158])">
            <text:p/>
          </table:table-cell>
          <table:table-cell table:style-name="ce25" table:formula="of:=IF(ISBLANK([base.AT158]);&quot;&quot;;[base.AT158])">
            <text:p/>
          </table:table-cell>
          <table:table-cell table:number-columns-repeated="991"/>
        </table:table-row>
        <table:table-row table:style-name="ro1">
          <table:table-cell table:formula="of:=[base.A160]" office:value-type="string" office:string-value="__L">
            <text:p>__L</text:p>
          </table:table-cell>
          <table:table-cell table:style-name="ce25" table:formula="of:=IF(ISBLANK([base.D160]);&quot;&quot;;[base.D160])">
            <text:p/>
          </table:table-cell>
          <table:table-cell table:style-name="ce25" table:formula="of:=IF(ISBLANK([base.E160]);&quot;&quot;;[base.E160])">
            <text:p/>
          </table:table-cell>
          <table:table-cell table:formula="of:=[base.W160]" office:value-type="float" office:value="0">
            <text:p>#N/A</text:p>
          </table:table-cell>
          <table:table-cell table:formula="of:=[base.X160]" office:value-type="float" office:value="0">
            <text:p>#N/A</text:p>
          </table:table-cell>
          <table:table-cell table:formula="of:=[base.N160]" office:value-type="float" office:value="0">
            <text:p>#N/A</text:p>
          </table:table-cell>
          <table:table-cell table:style-name="ce25" table:formula="of:=IF(ISBLANK([base.Z159]);&quot;&quot;;[base.Z159])">
            <text:p/>
          </table:table-cell>
          <table:table-cell table:style-name="ce25" table:formula="of:=IF(ISBLANK([base.AA159]);&quot;&quot;;[base.AA159])">
            <text:p/>
          </table:table-cell>
          <table:table-cell table:style-name="ce25" table:formula="of:=IF(ISBLANK([base.AB159]);&quot;&quot;;[base.AB159])">
            <text:p/>
          </table:table-cell>
          <table:table-cell table:style-name="ce25" table:formula="of:=IF(ISBLANK([base.AC159]);&quot;&quot;;[base.AC159])">
            <text:p/>
          </table:table-cell>
          <table:table-cell table:style-name="ce25" table:formula="of:=IF(ISBLANK([base.AD159]);&quot;&quot;;[base.AD159])">
            <text:p/>
          </table:table-cell>
          <table:table-cell table:style-name="ce25" table:formula="of:=IF(ISBLANK([base.AE159]);&quot;&quot;;[base.AE159])">
            <text:p/>
          </table:table-cell>
          <table:table-cell table:style-name="ce25" table:formula="of:=IF(ISBLANK([base.AF159]);&quot;&quot;;[base.AF159])">
            <text:p/>
          </table:table-cell>
          <table:table-cell table:style-name="ce25" table:formula="of:=IF(ISBLANK([base.AG159]);&quot;&quot;;[base.AG159])">
            <text:p/>
          </table:table-cell>
          <table:table-cell table:style-name="ce25" table:formula="of:=IF(ISBLANK([base.AH155]);&quot;&quot;;[base.AH155])">
            <text:p/>
          </table:table-cell>
          <table:table-cell table:style-name="ce25" table:formula="of:=IF(ISBLANK([base.AI155]);&quot;&quot;;[base.AI155])">
            <text:p/>
          </table:table-cell>
          <table:table-cell table:style-name="ce25" table:formula="of:=IF(ISBLANK([base.AJ159]);&quot;&quot;;[base.AJ159])">
            <text:p/>
          </table:table-cell>
          <table:table-cell table:style-name="ce25" table:formula="of:=IF(ISBLANK([base.AK159]);&quot;&quot;;[base.AK159])">
            <text:p/>
          </table:table-cell>
          <table:table-cell table:style-name="ce25" table:formula="of:=IF(ISBLANK([base.AL159]);&quot;&quot;;[base.AL159])" office:value-type="string" office:string-value="__L">
            <text:p>__L</text:p>
          </table:table-cell>
          <table:table-cell table:style-name="ce25" table:formula="of:=IF(ISBLANK([base.AM159]);&quot;&quot;;[base.AM159])">
            <text:p/>
          </table:table-cell>
          <table:table-cell table:style-name="ce25" table:formula="of:=IF(ISBLANK([base.AN159]);&quot;&quot;;[base.AN159])">
            <text:p/>
          </table:table-cell>
          <table:table-cell table:style-name="ce25" table:formula="of:=IF(ISBLANK([base.AO159]);&quot;&quot;;[base.AO159])">
            <text:p/>
          </table:table-cell>
          <table:table-cell table:style-name="ce25" table:formula="of:=IF(ISBLANK([base.AP159]);&quot;&quot;;[base.AP159])">
            <text:p/>
          </table:table-cell>
          <table:table-cell table:style-name="ce25" table:formula="of:=IF(ISBLANK([base.AQ159]);&quot;&quot;;[base.AQ159])">
            <text:p/>
          </table:table-cell>
          <table:table-cell table:style-name="ce25" table:formula="of:=IF(ISBLANK([base.AR159]);&quot;&quot;;[base.AR159])">
            <text:p/>
          </table:table-cell>
          <table:table-cell table:style-name="ce25" table:formula="of:=IF(ISBLANK([base.AS159]);&quot;&quot;;[base.AS159])">
            <text:p/>
          </table:table-cell>
          <table:table-cell table:style-name="ce25" table:formula="of:=IF(ISBLANK([base.AT159]);&quot;&quot;;[base.AT159])">
            <text:p/>
          </table:table-cell>
          <table:table-cell table:number-columns-repeated="991"/>
        </table:table-row>
        <table:table-row table:style-name="ro1">
          <table:table-cell table:formula="of:=[base.A161]" office:value-type="string" office:string-value="__L">
            <text:p>__L</text:p>
          </table:table-cell>
          <table:table-cell table:style-name="ce25" table:formula="of:=IF(ISBLANK([base.D161]);&quot;&quot;;[base.D161])">
            <text:p/>
          </table:table-cell>
          <table:table-cell table:style-name="ce25" table:formula="of:=IF(ISBLANK([base.E161]);&quot;&quot;;[base.E161])">
            <text:p/>
          </table:table-cell>
          <table:table-cell table:formula="of:=[base.W161]" office:value-type="float" office:value="0">
            <text:p>#N/A</text:p>
          </table:table-cell>
          <table:table-cell table:formula="of:=[base.X161]" office:value-type="float" office:value="0">
            <text:p>#N/A</text:p>
          </table:table-cell>
          <table:table-cell table:formula="of:=[base.N161]" office:value-type="float" office:value="0">
            <text:p>#N/A</text:p>
          </table:table-cell>
          <table:table-cell table:style-name="ce25" table:formula="of:=IF(ISBLANK([base.Z160]);&quot;&quot;;[base.Z160])">
            <text:p/>
          </table:table-cell>
          <table:table-cell table:style-name="ce25" table:formula="of:=IF(ISBLANK([base.AA160]);&quot;&quot;;[base.AA160])">
            <text:p/>
          </table:table-cell>
          <table:table-cell table:style-name="ce25" table:formula="of:=IF(ISBLANK([base.AB160]);&quot;&quot;;[base.AB160])">
            <text:p/>
          </table:table-cell>
          <table:table-cell table:style-name="ce25" table:formula="of:=IF(ISBLANK([base.AC160]);&quot;&quot;;[base.AC160])">
            <text:p/>
          </table:table-cell>
          <table:table-cell table:style-name="ce25" table:formula="of:=IF(ISBLANK([base.AD160]);&quot;&quot;;[base.AD160])">
            <text:p/>
          </table:table-cell>
          <table:table-cell table:style-name="ce25" table:formula="of:=IF(ISBLANK([base.AE160]);&quot;&quot;;[base.AE160])">
            <text:p/>
          </table:table-cell>
          <table:table-cell table:style-name="ce25" table:formula="of:=IF(ISBLANK([base.AF160]);&quot;&quot;;[base.AF160])">
            <text:p/>
          </table:table-cell>
          <table:table-cell table:style-name="ce25" table:formula="of:=IF(ISBLANK([base.AG160]);&quot;&quot;;[base.AG160])">
            <text:p/>
          </table:table-cell>
          <table:table-cell table:style-name="ce25" table:formula="of:=IF(ISBLANK([base.AH156]);&quot;&quot;;[base.AH156])">
            <text:p/>
          </table:table-cell>
          <table:table-cell table:style-name="ce25" table:formula="of:=IF(ISBLANK([base.AI156]);&quot;&quot;;[base.AI156])">
            <text:p/>
          </table:table-cell>
          <table:table-cell table:style-name="ce25" table:formula="of:=IF(ISBLANK([base.AJ160]);&quot;&quot;;[base.AJ160])">
            <text:p/>
          </table:table-cell>
          <table:table-cell table:style-name="ce25" table:formula="of:=IF(ISBLANK([base.AK160]);&quot;&quot;;[base.AK160])">
            <text:p/>
          </table:table-cell>
          <table:table-cell table:style-name="ce25" table:formula="of:=IF(ISBLANK([base.AL160]);&quot;&quot;;[base.AL160])" office:value-type="string" office:string-value="__L">
            <text:p>__L</text:p>
          </table:table-cell>
          <table:table-cell table:style-name="ce25" table:formula="of:=IF(ISBLANK([base.AM160]);&quot;&quot;;[base.AM160])">
            <text:p/>
          </table:table-cell>
          <table:table-cell table:style-name="ce25" table:formula="of:=IF(ISBLANK([base.AN160]);&quot;&quot;;[base.AN160])">
            <text:p/>
          </table:table-cell>
          <table:table-cell table:style-name="ce25" table:formula="of:=IF(ISBLANK([base.AO160]);&quot;&quot;;[base.AO160])">
            <text:p/>
          </table:table-cell>
          <table:table-cell table:style-name="ce25" table:formula="of:=IF(ISBLANK([base.AP160]);&quot;&quot;;[base.AP160])">
            <text:p/>
          </table:table-cell>
          <table:table-cell table:style-name="ce25" table:formula="of:=IF(ISBLANK([base.AQ160]);&quot;&quot;;[base.AQ160])">
            <text:p/>
          </table:table-cell>
          <table:table-cell table:style-name="ce25" table:formula="of:=IF(ISBLANK([base.AR160]);&quot;&quot;;[base.AR160])">
            <text:p/>
          </table:table-cell>
          <table:table-cell table:style-name="ce25" table:formula="of:=IF(ISBLANK([base.AS160]);&quot;&quot;;[base.AS160])">
            <text:p/>
          </table:table-cell>
          <table:table-cell table:style-name="ce25" table:formula="of:=IF(ISBLANK([base.AT160]);&quot;&quot;;[base.AT160])">
            <text:p/>
          </table:table-cell>
          <table:table-cell table:number-columns-repeated="991"/>
        </table:table-row>
        <table:table-row table:style-name="ro1">
          <table:table-cell table:formula="of:=[base.A162]" office:value-type="string" office:string-value="__L">
            <text:p>__L</text:p>
          </table:table-cell>
          <table:table-cell table:style-name="ce25" table:formula="of:=IF(ISBLANK([base.D162]);&quot;&quot;;[base.D162])">
            <text:p/>
          </table:table-cell>
          <table:table-cell table:style-name="ce25" table:formula="of:=IF(ISBLANK([base.E162]);&quot;&quot;;[base.E162])">
            <text:p/>
          </table:table-cell>
          <table:table-cell table:formula="of:=[base.W162]" office:value-type="float" office:value="0">
            <text:p>#N/A</text:p>
          </table:table-cell>
          <table:table-cell table:formula="of:=[base.X162]" office:value-type="float" office:value="0">
            <text:p>#N/A</text:p>
          </table:table-cell>
          <table:table-cell table:formula="of:=[base.N162]" office:value-type="float" office:value="0">
            <text:p>#N/A</text:p>
          </table:table-cell>
          <table:table-cell table:style-name="ce25" table:formula="of:=IF(ISBLANK([base.Z161]);&quot;&quot;;[base.Z161])">
            <text:p/>
          </table:table-cell>
          <table:table-cell table:style-name="ce25" table:formula="of:=IF(ISBLANK([base.AA161]);&quot;&quot;;[base.AA161])">
            <text:p/>
          </table:table-cell>
          <table:table-cell table:style-name="ce25" table:formula="of:=IF(ISBLANK([base.AB161]);&quot;&quot;;[base.AB161])">
            <text:p/>
          </table:table-cell>
          <table:table-cell table:style-name="ce25" table:formula="of:=IF(ISBLANK([base.AC161]);&quot;&quot;;[base.AC161])">
            <text:p/>
          </table:table-cell>
          <table:table-cell table:style-name="ce25" table:formula="of:=IF(ISBLANK([base.AD161]);&quot;&quot;;[base.AD161])">
            <text:p/>
          </table:table-cell>
          <table:table-cell table:style-name="ce25" table:formula="of:=IF(ISBLANK([base.AE161]);&quot;&quot;;[base.AE161])">
            <text:p/>
          </table:table-cell>
          <table:table-cell table:style-name="ce25" table:formula="of:=IF(ISBLANK([base.AF161]);&quot;&quot;;[base.AF161])">
            <text:p/>
          </table:table-cell>
          <table:table-cell table:style-name="ce25" table:formula="of:=IF(ISBLANK([base.AG161]);&quot;&quot;;[base.AG161])">
            <text:p/>
          </table:table-cell>
          <table:table-cell table:style-name="ce25" table:formula="of:=IF(ISBLANK([base.AH157]);&quot;&quot;;[base.AH157])">
            <text:p/>
          </table:table-cell>
          <table:table-cell table:style-name="ce25" table:formula="of:=IF(ISBLANK([base.AI157]);&quot;&quot;;[base.AI157])">
            <text:p/>
          </table:table-cell>
          <table:table-cell table:style-name="ce25" table:formula="of:=IF(ISBLANK([base.AJ161]);&quot;&quot;;[base.AJ161])">
            <text:p/>
          </table:table-cell>
          <table:table-cell table:style-name="ce25" table:formula="of:=IF(ISBLANK([base.AK161]);&quot;&quot;;[base.AK161])">
            <text:p/>
          </table:table-cell>
          <table:table-cell table:style-name="ce25" table:formula="of:=IF(ISBLANK([base.AL161]);&quot;&quot;;[base.AL161])" office:value-type="string" office:string-value="__L">
            <text:p>__L</text:p>
          </table:table-cell>
          <table:table-cell table:style-name="ce25" table:formula="of:=IF(ISBLANK([base.AM161]);&quot;&quot;;[base.AM161])">
            <text:p/>
          </table:table-cell>
          <table:table-cell table:style-name="ce25" table:formula="of:=IF(ISBLANK([base.AN161]);&quot;&quot;;[base.AN161])">
            <text:p/>
          </table:table-cell>
          <table:table-cell table:style-name="ce25" table:formula="of:=IF(ISBLANK([base.AO161]);&quot;&quot;;[base.AO161])">
            <text:p/>
          </table:table-cell>
          <table:table-cell table:style-name="ce25" table:formula="of:=IF(ISBLANK([base.AP161]);&quot;&quot;;[base.AP161])">
            <text:p/>
          </table:table-cell>
          <table:table-cell table:style-name="ce25" table:formula="of:=IF(ISBLANK([base.AQ161]);&quot;&quot;;[base.AQ161])">
            <text:p/>
          </table:table-cell>
          <table:table-cell table:style-name="ce25" table:formula="of:=IF(ISBLANK([base.AR161]);&quot;&quot;;[base.AR161])">
            <text:p/>
          </table:table-cell>
          <table:table-cell table:style-name="ce25" table:formula="of:=IF(ISBLANK([base.AS161]);&quot;&quot;;[base.AS161])">
            <text:p/>
          </table:table-cell>
          <table:table-cell table:style-name="ce25" table:formula="of:=IF(ISBLANK([base.AT161]);&quot;&quot;;[base.AT161])">
            <text:p/>
          </table:table-cell>
          <table:table-cell table:number-columns-repeated="991"/>
        </table:table-row>
        <table:table-row table:style-name="ro1">
          <table:table-cell table:formula="of:=[base.A163]" office:value-type="string" office:string-value="__L">
            <text:p>__L</text:p>
          </table:table-cell>
          <table:table-cell table:style-name="ce25" table:formula="of:=IF(ISBLANK([base.D163]);&quot;&quot;;[base.D163])">
            <text:p/>
          </table:table-cell>
          <table:table-cell table:style-name="ce25" table:formula="of:=IF(ISBLANK([base.E163]);&quot;&quot;;[base.E163])">
            <text:p/>
          </table:table-cell>
          <table:table-cell table:formula="of:=[base.W163]" office:value-type="float" office:value="0">
            <text:p>#N/A</text:p>
          </table:table-cell>
          <table:table-cell table:formula="of:=[base.X163]" office:value-type="float" office:value="0">
            <text:p>#N/A</text:p>
          </table:table-cell>
          <table:table-cell table:formula="of:=[base.N163]" office:value-type="float" office:value="0">
            <text:p>#N/A</text:p>
          </table:table-cell>
          <table:table-cell table:style-name="ce25" table:formula="of:=IF(ISBLANK([base.Z162]);&quot;&quot;;[base.Z162])">
            <text:p/>
          </table:table-cell>
          <table:table-cell table:style-name="ce25" table:formula="of:=IF(ISBLANK([base.AA162]);&quot;&quot;;[base.AA162])">
            <text:p/>
          </table:table-cell>
          <table:table-cell table:style-name="ce25" table:formula="of:=IF(ISBLANK([base.AB162]);&quot;&quot;;[base.AB162])">
            <text:p/>
          </table:table-cell>
          <table:table-cell table:style-name="ce25" table:formula="of:=IF(ISBLANK([base.AC162]);&quot;&quot;;[base.AC162])">
            <text:p/>
          </table:table-cell>
          <table:table-cell table:style-name="ce25" table:formula="of:=IF(ISBLANK([base.AD162]);&quot;&quot;;[base.AD162])">
            <text:p/>
          </table:table-cell>
          <table:table-cell table:style-name="ce25" table:formula="of:=IF(ISBLANK([base.AE162]);&quot;&quot;;[base.AE162])">
            <text:p/>
          </table:table-cell>
          <table:table-cell table:style-name="ce25" table:formula="of:=IF(ISBLANK([base.AF162]);&quot;&quot;;[base.AF162])">
            <text:p/>
          </table:table-cell>
          <table:table-cell table:style-name="ce25" table:formula="of:=IF(ISBLANK([base.AG162]);&quot;&quot;;[base.AG162])">
            <text:p/>
          </table:table-cell>
          <table:table-cell table:style-name="ce25" table:formula="of:=IF(ISBLANK([base.AH158]);&quot;&quot;;[base.AH158])">
            <text:p/>
          </table:table-cell>
          <table:table-cell table:style-name="ce25" table:formula="of:=IF(ISBLANK([base.AI158]);&quot;&quot;;[base.AI158])">
            <text:p/>
          </table:table-cell>
          <table:table-cell table:style-name="ce25" table:formula="of:=IF(ISBLANK([base.AJ162]);&quot;&quot;;[base.AJ162])">
            <text:p/>
          </table:table-cell>
          <table:table-cell table:style-name="ce25" table:formula="of:=IF(ISBLANK([base.AK162]);&quot;&quot;;[base.AK162])">
            <text:p/>
          </table:table-cell>
          <table:table-cell table:style-name="ce25" table:formula="of:=IF(ISBLANK([base.AL162]);&quot;&quot;;[base.AL162])" office:value-type="string" office:string-value="__L">
            <text:p>__L</text:p>
          </table:table-cell>
          <table:table-cell table:style-name="ce25" table:formula="of:=IF(ISBLANK([base.AM162]);&quot;&quot;;[base.AM162])">
            <text:p/>
          </table:table-cell>
          <table:table-cell table:style-name="ce25" table:formula="of:=IF(ISBLANK([base.AN162]);&quot;&quot;;[base.AN162])">
            <text:p/>
          </table:table-cell>
          <table:table-cell table:style-name="ce25" table:formula="of:=IF(ISBLANK([base.AO162]);&quot;&quot;;[base.AO162])">
            <text:p/>
          </table:table-cell>
          <table:table-cell table:style-name="ce25" table:formula="of:=IF(ISBLANK([base.AP162]);&quot;&quot;;[base.AP162])">
            <text:p/>
          </table:table-cell>
          <table:table-cell table:style-name="ce25" table:formula="of:=IF(ISBLANK([base.AQ162]);&quot;&quot;;[base.AQ162])">
            <text:p/>
          </table:table-cell>
          <table:table-cell table:style-name="ce25" table:formula="of:=IF(ISBLANK([base.AR162]);&quot;&quot;;[base.AR162])">
            <text:p/>
          </table:table-cell>
          <table:table-cell table:style-name="ce25" table:formula="of:=IF(ISBLANK([base.AS162]);&quot;&quot;;[base.AS162])">
            <text:p/>
          </table:table-cell>
          <table:table-cell table:style-name="ce25" table:formula="of:=IF(ISBLANK([base.AT162]);&quot;&quot;;[base.AT162])">
            <text:p/>
          </table:table-cell>
          <table:table-cell table:number-columns-repeated="991"/>
        </table:table-row>
        <table:table-row table:style-name="ro1">
          <table:table-cell table:formula="of:=[base.A164]" office:value-type="string" office:string-value="__L">
            <text:p>__L</text:p>
          </table:table-cell>
          <table:table-cell table:style-name="ce25" table:formula="of:=IF(ISBLANK([base.D164]);&quot;&quot;;[base.D164])">
            <text:p/>
          </table:table-cell>
          <table:table-cell table:style-name="ce25" table:formula="of:=IF(ISBLANK([base.E164]);&quot;&quot;;[base.E164])">
            <text:p/>
          </table:table-cell>
          <table:table-cell table:formula="of:=[base.W164]" office:value-type="float" office:value="0">
            <text:p>#N/A</text:p>
          </table:table-cell>
          <table:table-cell table:formula="of:=[base.X164]" office:value-type="float" office:value="0">
            <text:p>#N/A</text:p>
          </table:table-cell>
          <table:table-cell table:formula="of:=[base.N164]" office:value-type="float" office:value="0">
            <text:p>#N/A</text:p>
          </table:table-cell>
          <table:table-cell table:style-name="ce25" table:formula="of:=IF(ISBLANK([base.Z163]);&quot;&quot;;[base.Z163])">
            <text:p/>
          </table:table-cell>
          <table:table-cell table:style-name="ce25" table:formula="of:=IF(ISBLANK([base.AA163]);&quot;&quot;;[base.AA163])">
            <text:p/>
          </table:table-cell>
          <table:table-cell table:style-name="ce25" table:formula="of:=IF(ISBLANK([base.AB163]);&quot;&quot;;[base.AB163])">
            <text:p/>
          </table:table-cell>
          <table:table-cell table:style-name="ce25" table:formula="of:=IF(ISBLANK([base.AC163]);&quot;&quot;;[base.AC163])">
            <text:p/>
          </table:table-cell>
          <table:table-cell table:style-name="ce25" table:formula="of:=IF(ISBLANK([base.AD163]);&quot;&quot;;[base.AD163])">
            <text:p/>
          </table:table-cell>
          <table:table-cell table:style-name="ce25" table:formula="of:=IF(ISBLANK([base.AE163]);&quot;&quot;;[base.AE163])">
            <text:p/>
          </table:table-cell>
          <table:table-cell table:style-name="ce25" table:formula="of:=IF(ISBLANK([base.AF163]);&quot;&quot;;[base.AF163])">
            <text:p/>
          </table:table-cell>
          <table:table-cell table:style-name="ce25" table:formula="of:=IF(ISBLANK([base.AG163]);&quot;&quot;;[base.AG163])">
            <text:p/>
          </table:table-cell>
          <table:table-cell table:style-name="ce25" table:formula="of:=IF(ISBLANK([base.AH159]);&quot;&quot;;[base.AH159])">
            <text:p/>
          </table:table-cell>
          <table:table-cell table:style-name="ce25" table:formula="of:=IF(ISBLANK([base.AI159]);&quot;&quot;;[base.AI159])">
            <text:p/>
          </table:table-cell>
          <table:table-cell table:style-name="ce25" table:formula="of:=IF(ISBLANK([base.AJ163]);&quot;&quot;;[base.AJ163])">
            <text:p/>
          </table:table-cell>
          <table:table-cell table:style-name="ce25" table:formula="of:=IF(ISBLANK([base.AK163]);&quot;&quot;;[base.AK163])">
            <text:p/>
          </table:table-cell>
          <table:table-cell table:style-name="ce25" table:formula="of:=IF(ISBLANK([base.AL163]);&quot;&quot;;[base.AL163])" office:value-type="string" office:string-value="__L">
            <text:p>__L</text:p>
          </table:table-cell>
          <table:table-cell table:style-name="ce25" table:formula="of:=IF(ISBLANK([base.AM163]);&quot;&quot;;[base.AM163])">
            <text:p/>
          </table:table-cell>
          <table:table-cell table:style-name="ce25" table:formula="of:=IF(ISBLANK([base.AN163]);&quot;&quot;;[base.AN163])">
            <text:p/>
          </table:table-cell>
          <table:table-cell table:style-name="ce25" table:formula="of:=IF(ISBLANK([base.AO163]);&quot;&quot;;[base.AO163])">
            <text:p/>
          </table:table-cell>
          <table:table-cell table:style-name="ce25" table:formula="of:=IF(ISBLANK([base.AP163]);&quot;&quot;;[base.AP163])">
            <text:p/>
          </table:table-cell>
          <table:table-cell table:style-name="ce25" table:formula="of:=IF(ISBLANK([base.AQ163]);&quot;&quot;;[base.AQ163])">
            <text:p/>
          </table:table-cell>
          <table:table-cell table:style-name="ce25" table:formula="of:=IF(ISBLANK([base.AR163]);&quot;&quot;;[base.AR163])">
            <text:p/>
          </table:table-cell>
          <table:table-cell table:style-name="ce25" table:formula="of:=IF(ISBLANK([base.AS163]);&quot;&quot;;[base.AS163])">
            <text:p/>
          </table:table-cell>
          <table:table-cell table:style-name="ce25" table:formula="of:=IF(ISBLANK([base.AT163]);&quot;&quot;;[base.AT163])">
            <text:p/>
          </table:table-cell>
          <table:table-cell table:number-columns-repeated="991"/>
        </table:table-row>
        <table:table-row table:style-name="ro1">
          <table:table-cell table:formula="of:=[base.A165]" office:value-type="string" office:string-value="__L">
            <text:p>__L</text:p>
          </table:table-cell>
          <table:table-cell table:style-name="ce25" table:formula="of:=IF(ISBLANK([base.D165]);&quot;&quot;;[base.D165])">
            <text:p/>
          </table:table-cell>
          <table:table-cell table:style-name="ce25" table:formula="of:=IF(ISBLANK([base.E165]);&quot;&quot;;[base.E165])">
            <text:p/>
          </table:table-cell>
          <table:table-cell table:formula="of:=[base.W165]" office:value-type="float" office:value="0">
            <text:p>#N/A</text:p>
          </table:table-cell>
          <table:table-cell table:formula="of:=[base.X165]" office:value-type="float" office:value="0">
            <text:p>#N/A</text:p>
          </table:table-cell>
          <table:table-cell table:formula="of:=[base.N165]" office:value-type="float" office:value="0">
            <text:p>#N/A</text:p>
          </table:table-cell>
          <table:table-cell table:style-name="ce25" table:formula="of:=IF(ISBLANK([base.Z164]);&quot;&quot;;[base.Z164])">
            <text:p/>
          </table:table-cell>
          <table:table-cell table:style-name="ce25" table:formula="of:=IF(ISBLANK([base.AA164]);&quot;&quot;;[base.AA164])">
            <text:p/>
          </table:table-cell>
          <table:table-cell table:style-name="ce25" table:formula="of:=IF(ISBLANK([base.AB164]);&quot;&quot;;[base.AB164])">
            <text:p/>
          </table:table-cell>
          <table:table-cell table:style-name="ce25" table:formula="of:=IF(ISBLANK([base.AC164]);&quot;&quot;;[base.AC164])">
            <text:p/>
          </table:table-cell>
          <table:table-cell table:style-name="ce25" table:formula="of:=IF(ISBLANK([base.AD164]);&quot;&quot;;[base.AD164])">
            <text:p/>
          </table:table-cell>
          <table:table-cell table:style-name="ce25" table:formula="of:=IF(ISBLANK([base.AE164]);&quot;&quot;;[base.AE164])">
            <text:p/>
          </table:table-cell>
          <table:table-cell table:style-name="ce25" table:formula="of:=IF(ISBLANK([base.AF164]);&quot;&quot;;[base.AF164])">
            <text:p/>
          </table:table-cell>
          <table:table-cell table:style-name="ce25" table:formula="of:=IF(ISBLANK([base.AG164]);&quot;&quot;;[base.AG164])">
            <text:p/>
          </table:table-cell>
          <table:table-cell table:style-name="ce25" table:formula="of:=IF(ISBLANK([base.AH160]);&quot;&quot;;[base.AH160])">
            <text:p/>
          </table:table-cell>
          <table:table-cell table:style-name="ce25" table:formula="of:=IF(ISBLANK([base.AI160]);&quot;&quot;;[base.AI160])">
            <text:p/>
          </table:table-cell>
          <table:table-cell table:style-name="ce25" table:formula="of:=IF(ISBLANK([base.AJ164]);&quot;&quot;;[base.AJ164])">
            <text:p/>
          </table:table-cell>
          <table:table-cell table:style-name="ce25" table:formula="of:=IF(ISBLANK([base.AK164]);&quot;&quot;;[base.AK164])">
            <text:p/>
          </table:table-cell>
          <table:table-cell table:style-name="ce25" table:formula="of:=IF(ISBLANK([base.AL164]);&quot;&quot;;[base.AL164])" office:value-type="string" office:string-value="__L">
            <text:p>__L</text:p>
          </table:table-cell>
          <table:table-cell table:style-name="ce25" table:formula="of:=IF(ISBLANK([base.AM164]);&quot;&quot;;[base.AM164])">
            <text:p/>
          </table:table-cell>
          <table:table-cell table:style-name="ce25" table:formula="of:=IF(ISBLANK([base.AN164]);&quot;&quot;;[base.AN164])">
            <text:p/>
          </table:table-cell>
          <table:table-cell table:style-name="ce25" table:formula="of:=IF(ISBLANK([base.AO164]);&quot;&quot;;[base.AO164])">
            <text:p/>
          </table:table-cell>
          <table:table-cell table:style-name="ce25" table:formula="of:=IF(ISBLANK([base.AP164]);&quot;&quot;;[base.AP164])">
            <text:p/>
          </table:table-cell>
          <table:table-cell table:style-name="ce25" table:formula="of:=IF(ISBLANK([base.AQ164]);&quot;&quot;;[base.AQ164])">
            <text:p/>
          </table:table-cell>
          <table:table-cell table:style-name="ce25" table:formula="of:=IF(ISBLANK([base.AR164]);&quot;&quot;;[base.AR164])">
            <text:p/>
          </table:table-cell>
          <table:table-cell table:style-name="ce25" table:formula="of:=IF(ISBLANK([base.AS164]);&quot;&quot;;[base.AS164])">
            <text:p/>
          </table:table-cell>
          <table:table-cell table:style-name="ce25" table:formula="of:=IF(ISBLANK([base.AT164]);&quot;&quot;;[base.AT164])">
            <text:p/>
          </table:table-cell>
          <table:table-cell table:number-columns-repeated="991"/>
        </table:table-row>
        <table:table-row table:style-name="ro1">
          <table:table-cell table:formula="of:=[base.A166]" office:value-type="string" office:string-value="__L">
            <text:p>__L</text:p>
          </table:table-cell>
          <table:table-cell table:style-name="ce25" table:formula="of:=IF(ISBLANK([base.D166]);&quot;&quot;;[base.D166])">
            <text:p/>
          </table:table-cell>
          <table:table-cell table:style-name="ce25" table:formula="of:=IF(ISBLANK([base.E166]);&quot;&quot;;[base.E166])">
            <text:p/>
          </table:table-cell>
          <table:table-cell table:formula="of:=[base.W166]" office:value-type="float" office:value="0">
            <text:p>#N/A</text:p>
          </table:table-cell>
          <table:table-cell table:formula="of:=[base.X166]" office:value-type="float" office:value="0">
            <text:p>#N/A</text:p>
          </table:table-cell>
          <table:table-cell table:formula="of:=[base.N166]" office:value-type="float" office:value="0">
            <text:p>#N/A</text:p>
          </table:table-cell>
          <table:table-cell table:style-name="ce25" table:formula="of:=IF(ISBLANK([base.Z165]);&quot;&quot;;[base.Z165])">
            <text:p/>
          </table:table-cell>
          <table:table-cell table:style-name="ce25" table:formula="of:=IF(ISBLANK([base.AA165]);&quot;&quot;;[base.AA165])">
            <text:p/>
          </table:table-cell>
          <table:table-cell table:style-name="ce25" table:formula="of:=IF(ISBLANK([base.AB165]);&quot;&quot;;[base.AB165])">
            <text:p/>
          </table:table-cell>
          <table:table-cell table:style-name="ce25" table:formula="of:=IF(ISBLANK([base.AC165]);&quot;&quot;;[base.AC165])">
            <text:p/>
          </table:table-cell>
          <table:table-cell table:style-name="ce25" table:formula="of:=IF(ISBLANK([base.AD165]);&quot;&quot;;[base.AD165])">
            <text:p/>
          </table:table-cell>
          <table:table-cell table:style-name="ce25" table:formula="of:=IF(ISBLANK([base.AE165]);&quot;&quot;;[base.AE165])">
            <text:p/>
          </table:table-cell>
          <table:table-cell table:style-name="ce25" table:formula="of:=IF(ISBLANK([base.AF165]);&quot;&quot;;[base.AF165])">
            <text:p/>
          </table:table-cell>
          <table:table-cell table:style-name="ce25" table:formula="of:=IF(ISBLANK([base.AG165]);&quot;&quot;;[base.AG165])">
            <text:p/>
          </table:table-cell>
          <table:table-cell table:style-name="ce25" table:formula="of:=IF(ISBLANK([base.AH161]);&quot;&quot;;[base.AH161])">
            <text:p/>
          </table:table-cell>
          <table:table-cell table:style-name="ce25" table:formula="of:=IF(ISBLANK([base.AI161]);&quot;&quot;;[base.AI161])">
            <text:p/>
          </table:table-cell>
          <table:table-cell table:style-name="ce25" table:formula="of:=IF(ISBLANK([base.AJ165]);&quot;&quot;;[base.AJ165])">
            <text:p/>
          </table:table-cell>
          <table:table-cell table:style-name="ce25" table:formula="of:=IF(ISBLANK([base.AK165]);&quot;&quot;;[base.AK165])">
            <text:p/>
          </table:table-cell>
          <table:table-cell table:style-name="ce25" table:formula="of:=IF(ISBLANK([base.AL165]);&quot;&quot;;[base.AL165])" office:value-type="string" office:string-value="__L">
            <text:p>__L</text:p>
          </table:table-cell>
          <table:table-cell table:style-name="ce25" table:formula="of:=IF(ISBLANK([base.AM165]);&quot;&quot;;[base.AM165])">
            <text:p/>
          </table:table-cell>
          <table:table-cell table:style-name="ce25" table:formula="of:=IF(ISBLANK([base.AN165]);&quot;&quot;;[base.AN165])">
            <text:p/>
          </table:table-cell>
          <table:table-cell table:style-name="ce25" table:formula="of:=IF(ISBLANK([base.AO165]);&quot;&quot;;[base.AO165])">
            <text:p/>
          </table:table-cell>
          <table:table-cell table:style-name="ce25" table:formula="of:=IF(ISBLANK([base.AP165]);&quot;&quot;;[base.AP165])">
            <text:p/>
          </table:table-cell>
          <table:table-cell table:style-name="ce25" table:formula="of:=IF(ISBLANK([base.AQ165]);&quot;&quot;;[base.AQ165])">
            <text:p/>
          </table:table-cell>
          <table:table-cell table:style-name="ce25" table:formula="of:=IF(ISBLANK([base.AR165]);&quot;&quot;;[base.AR165])">
            <text:p/>
          </table:table-cell>
          <table:table-cell table:style-name="ce25" table:formula="of:=IF(ISBLANK([base.AS165]);&quot;&quot;;[base.AS165])">
            <text:p/>
          </table:table-cell>
          <table:table-cell table:style-name="ce25" table:formula="of:=IF(ISBLANK([base.AT165]);&quot;&quot;;[base.AT165])">
            <text:p/>
          </table:table-cell>
          <table:table-cell table:number-columns-repeated="991"/>
        </table:table-row>
        <table:table-row table:style-name="ro1">
          <table:table-cell table:formula="of:=[base.A167]" office:value-type="string" office:string-value="__L">
            <text:p>__L</text:p>
          </table:table-cell>
          <table:table-cell table:style-name="ce25" table:formula="of:=IF(ISBLANK([base.D167]);&quot;&quot;;[base.D167])">
            <text:p/>
          </table:table-cell>
          <table:table-cell table:style-name="ce25" table:formula="of:=IF(ISBLANK([base.E167]);&quot;&quot;;[base.E167])">
            <text:p/>
          </table:table-cell>
          <table:table-cell table:formula="of:=[base.W167]" office:value-type="float" office:value="0">
            <text:p>#N/A</text:p>
          </table:table-cell>
          <table:table-cell table:formula="of:=[base.X167]" office:value-type="float" office:value="0">
            <text:p>#N/A</text:p>
          </table:table-cell>
          <table:table-cell table:formula="of:=[base.N167]" office:value-type="float" office:value="0">
            <text:p>#N/A</text:p>
          </table:table-cell>
          <table:table-cell table:style-name="ce25" table:formula="of:=IF(ISBLANK([base.Z166]);&quot;&quot;;[base.Z166])">
            <text:p/>
          </table:table-cell>
          <table:table-cell table:style-name="ce25" table:formula="of:=IF(ISBLANK([base.AA166]);&quot;&quot;;[base.AA166])">
            <text:p/>
          </table:table-cell>
          <table:table-cell table:style-name="ce25" table:formula="of:=IF(ISBLANK([base.AB166]);&quot;&quot;;[base.AB166])">
            <text:p/>
          </table:table-cell>
          <table:table-cell table:style-name="ce25" table:formula="of:=IF(ISBLANK([base.AC166]);&quot;&quot;;[base.AC166])">
            <text:p/>
          </table:table-cell>
          <table:table-cell table:style-name="ce25" table:formula="of:=IF(ISBLANK([base.AD166]);&quot;&quot;;[base.AD166])">
            <text:p/>
          </table:table-cell>
          <table:table-cell table:style-name="ce25" table:formula="of:=IF(ISBLANK([base.AE166]);&quot;&quot;;[base.AE166])">
            <text:p/>
          </table:table-cell>
          <table:table-cell table:style-name="ce25" table:formula="of:=IF(ISBLANK([base.AF166]);&quot;&quot;;[base.AF166])">
            <text:p/>
          </table:table-cell>
          <table:table-cell table:style-name="ce25" table:formula="of:=IF(ISBLANK([base.AG166]);&quot;&quot;;[base.AG166])">
            <text:p/>
          </table:table-cell>
          <table:table-cell table:style-name="ce25" table:formula="of:=IF(ISBLANK([base.AH162]);&quot;&quot;;[base.AH162])">
            <text:p/>
          </table:table-cell>
          <table:table-cell table:style-name="ce25" table:formula="of:=IF(ISBLANK([base.AI162]);&quot;&quot;;[base.AI162])">
            <text:p/>
          </table:table-cell>
          <table:table-cell table:style-name="ce25" table:formula="of:=IF(ISBLANK([base.AJ166]);&quot;&quot;;[base.AJ166])">
            <text:p/>
          </table:table-cell>
          <table:table-cell table:style-name="ce25" table:formula="of:=IF(ISBLANK([base.AK166]);&quot;&quot;;[base.AK166])">
            <text:p/>
          </table:table-cell>
          <table:table-cell table:style-name="ce25" table:formula="of:=IF(ISBLANK([base.AL166]);&quot;&quot;;[base.AL166])" office:value-type="string" office:string-value="__L">
            <text:p>__L</text:p>
          </table:table-cell>
          <table:table-cell table:style-name="ce25" table:formula="of:=IF(ISBLANK([base.AM166]);&quot;&quot;;[base.AM166])">
            <text:p/>
          </table:table-cell>
          <table:table-cell table:style-name="ce25" table:formula="of:=IF(ISBLANK([base.AN166]);&quot;&quot;;[base.AN166])">
            <text:p/>
          </table:table-cell>
          <table:table-cell table:style-name="ce25" table:formula="of:=IF(ISBLANK([base.AO166]);&quot;&quot;;[base.AO166])">
            <text:p/>
          </table:table-cell>
          <table:table-cell table:style-name="ce25" table:formula="of:=IF(ISBLANK([base.AP166]);&quot;&quot;;[base.AP166])">
            <text:p/>
          </table:table-cell>
          <table:table-cell table:style-name="ce25" table:formula="of:=IF(ISBLANK([base.AQ166]);&quot;&quot;;[base.AQ166])">
            <text:p/>
          </table:table-cell>
          <table:table-cell table:style-name="ce25" table:formula="of:=IF(ISBLANK([base.AR166]);&quot;&quot;;[base.AR166])">
            <text:p/>
          </table:table-cell>
          <table:table-cell table:style-name="ce25" table:formula="of:=IF(ISBLANK([base.AS166]);&quot;&quot;;[base.AS166])">
            <text:p/>
          </table:table-cell>
          <table:table-cell table:style-name="ce25" table:formula="of:=IF(ISBLANK([base.AT166]);&quot;&quot;;[base.AT166])">
            <text:p/>
          </table:table-cell>
          <table:table-cell table:number-columns-repeated="991"/>
        </table:table-row>
        <table:table-row table:style-name="ro1">
          <table:table-cell table:formula="of:=[base.A168]" office:value-type="string" office:string-value="__L">
            <text:p>__L</text:p>
          </table:table-cell>
          <table:table-cell table:style-name="ce25" table:formula="of:=IF(ISBLANK([base.D168]);&quot;&quot;;[base.D168])">
            <text:p/>
          </table:table-cell>
          <table:table-cell table:style-name="ce25" table:formula="of:=IF(ISBLANK([base.E168]);&quot;&quot;;[base.E168])">
            <text:p/>
          </table:table-cell>
          <table:table-cell table:formula="of:=[base.W168]" office:value-type="float" office:value="0">
            <text:p>#N/A</text:p>
          </table:table-cell>
          <table:table-cell table:formula="of:=[base.X168]" office:value-type="float" office:value="0">
            <text:p>#N/A</text:p>
          </table:table-cell>
          <table:table-cell table:formula="of:=[base.N168]" office:value-type="float" office:value="0">
            <text:p>#N/A</text:p>
          </table:table-cell>
          <table:table-cell table:style-name="ce25" table:formula="of:=IF(ISBLANK([base.Z167]);&quot;&quot;;[base.Z167])">
            <text:p/>
          </table:table-cell>
          <table:table-cell table:style-name="ce25" table:formula="of:=IF(ISBLANK([base.AA167]);&quot;&quot;;[base.AA167])">
            <text:p/>
          </table:table-cell>
          <table:table-cell table:style-name="ce25" table:formula="of:=IF(ISBLANK([base.AB167]);&quot;&quot;;[base.AB167])">
            <text:p/>
          </table:table-cell>
          <table:table-cell table:style-name="ce25" table:formula="of:=IF(ISBLANK([base.AC167]);&quot;&quot;;[base.AC167])">
            <text:p/>
          </table:table-cell>
          <table:table-cell table:style-name="ce25" table:formula="of:=IF(ISBLANK([base.AD167]);&quot;&quot;;[base.AD167])">
            <text:p/>
          </table:table-cell>
          <table:table-cell table:style-name="ce25" table:formula="of:=IF(ISBLANK([base.AE167]);&quot;&quot;;[base.AE167])">
            <text:p/>
          </table:table-cell>
          <table:table-cell table:style-name="ce25" table:formula="of:=IF(ISBLANK([base.AF167]);&quot;&quot;;[base.AF167])">
            <text:p/>
          </table:table-cell>
          <table:table-cell table:style-name="ce25" table:formula="of:=IF(ISBLANK([base.AG167]);&quot;&quot;;[base.AG167])">
            <text:p/>
          </table:table-cell>
          <table:table-cell table:style-name="ce25" table:formula="of:=IF(ISBLANK([base.AH163]);&quot;&quot;;[base.AH163])">
            <text:p/>
          </table:table-cell>
          <table:table-cell table:style-name="ce25" table:formula="of:=IF(ISBLANK([base.AI163]);&quot;&quot;;[base.AI163])">
            <text:p/>
          </table:table-cell>
          <table:table-cell table:style-name="ce25" table:formula="of:=IF(ISBLANK([base.AJ167]);&quot;&quot;;[base.AJ167])">
            <text:p/>
          </table:table-cell>
          <table:table-cell table:style-name="ce25" table:formula="of:=IF(ISBLANK([base.AK167]);&quot;&quot;;[base.AK167])">
            <text:p/>
          </table:table-cell>
          <table:table-cell table:style-name="ce25" table:formula="of:=IF(ISBLANK([base.AL167]);&quot;&quot;;[base.AL167])" office:value-type="string" office:string-value="__L">
            <text:p>__L</text:p>
          </table:table-cell>
          <table:table-cell table:style-name="ce25" table:formula="of:=IF(ISBLANK([base.AM167]);&quot;&quot;;[base.AM167])">
            <text:p/>
          </table:table-cell>
          <table:table-cell table:style-name="ce25" table:formula="of:=IF(ISBLANK([base.AN167]);&quot;&quot;;[base.AN167])">
            <text:p/>
          </table:table-cell>
          <table:table-cell table:style-name="ce25" table:formula="of:=IF(ISBLANK([base.AO167]);&quot;&quot;;[base.AO167])">
            <text:p/>
          </table:table-cell>
          <table:table-cell table:style-name="ce25" table:formula="of:=IF(ISBLANK([base.AP167]);&quot;&quot;;[base.AP167])">
            <text:p/>
          </table:table-cell>
          <table:table-cell table:style-name="ce25" table:formula="of:=IF(ISBLANK([base.AQ167]);&quot;&quot;;[base.AQ167])">
            <text:p/>
          </table:table-cell>
          <table:table-cell table:style-name="ce25" table:formula="of:=IF(ISBLANK([base.AR167]);&quot;&quot;;[base.AR167])">
            <text:p/>
          </table:table-cell>
          <table:table-cell table:style-name="ce25" table:formula="of:=IF(ISBLANK([base.AS167]);&quot;&quot;;[base.AS167])">
            <text:p/>
          </table:table-cell>
          <table:table-cell table:style-name="ce25" table:formula="of:=IF(ISBLANK([base.AT167]);&quot;&quot;;[base.AT167])">
            <text:p/>
          </table:table-cell>
          <table:table-cell table:number-columns-repeated="991"/>
        </table:table-row>
        <table:table-row table:style-name="ro1">
          <table:table-cell table:formula="of:=[base.A169]" office:value-type="string" office:string-value="__L">
            <text:p>__L</text:p>
          </table:table-cell>
          <table:table-cell table:style-name="ce25" table:formula="of:=IF(ISBLANK([base.D169]);&quot;&quot;;[base.D169])">
            <text:p/>
          </table:table-cell>
          <table:table-cell table:style-name="ce25" table:formula="of:=IF(ISBLANK([base.E169]);&quot;&quot;;[base.E169])">
            <text:p/>
          </table:table-cell>
          <table:table-cell table:formula="of:=[base.W169]" office:value-type="float" office:value="0">
            <text:p>#N/A</text:p>
          </table:table-cell>
          <table:table-cell table:formula="of:=[base.X169]" office:value-type="float" office:value="0">
            <text:p>#N/A</text:p>
          </table:table-cell>
          <table:table-cell table:formula="of:=[base.N169]" office:value-type="float" office:value="0">
            <text:p>#N/A</text:p>
          </table:table-cell>
          <table:table-cell table:style-name="ce25" table:formula="of:=IF(ISBLANK([base.Z168]);&quot;&quot;;[base.Z168])">
            <text:p/>
          </table:table-cell>
          <table:table-cell table:style-name="ce25" table:formula="of:=IF(ISBLANK([base.AA168]);&quot;&quot;;[base.AA168])">
            <text:p/>
          </table:table-cell>
          <table:table-cell table:style-name="ce25" table:formula="of:=IF(ISBLANK([base.AB168]);&quot;&quot;;[base.AB168])">
            <text:p/>
          </table:table-cell>
          <table:table-cell table:style-name="ce25" table:formula="of:=IF(ISBLANK([base.AC168]);&quot;&quot;;[base.AC168])">
            <text:p/>
          </table:table-cell>
          <table:table-cell table:style-name="ce25" table:formula="of:=IF(ISBLANK([base.AD168]);&quot;&quot;;[base.AD168])">
            <text:p/>
          </table:table-cell>
          <table:table-cell table:style-name="ce25" table:formula="of:=IF(ISBLANK([base.AE168]);&quot;&quot;;[base.AE168])">
            <text:p/>
          </table:table-cell>
          <table:table-cell table:style-name="ce25" table:formula="of:=IF(ISBLANK([base.AF168]);&quot;&quot;;[base.AF168])">
            <text:p/>
          </table:table-cell>
          <table:table-cell table:style-name="ce25" table:formula="of:=IF(ISBLANK([base.AG168]);&quot;&quot;;[base.AG168])">
            <text:p/>
          </table:table-cell>
          <table:table-cell table:style-name="ce25" table:formula="of:=IF(ISBLANK([base.AH164]);&quot;&quot;;[base.AH164])">
            <text:p/>
          </table:table-cell>
          <table:table-cell table:style-name="ce25" table:formula="of:=IF(ISBLANK([base.AI164]);&quot;&quot;;[base.AI164])">
            <text:p/>
          </table:table-cell>
          <table:table-cell table:style-name="ce25" table:formula="of:=IF(ISBLANK([base.AJ168]);&quot;&quot;;[base.AJ168])">
            <text:p/>
          </table:table-cell>
          <table:table-cell table:style-name="ce25" table:formula="of:=IF(ISBLANK([base.AK168]);&quot;&quot;;[base.AK168])">
            <text:p/>
          </table:table-cell>
          <table:table-cell table:style-name="ce25" table:formula="of:=IF(ISBLANK([base.AL168]);&quot;&quot;;[base.AL168])" office:value-type="string" office:string-value="__L">
            <text:p>__L</text:p>
          </table:table-cell>
          <table:table-cell table:style-name="ce25" table:formula="of:=IF(ISBLANK([base.AM168]);&quot;&quot;;[base.AM168])">
            <text:p/>
          </table:table-cell>
          <table:table-cell table:style-name="ce25" table:formula="of:=IF(ISBLANK([base.AN168]);&quot;&quot;;[base.AN168])">
            <text:p/>
          </table:table-cell>
          <table:table-cell table:style-name="ce25" table:formula="of:=IF(ISBLANK([base.AO168]);&quot;&quot;;[base.AO168])">
            <text:p/>
          </table:table-cell>
          <table:table-cell table:style-name="ce25" table:formula="of:=IF(ISBLANK([base.AP168]);&quot;&quot;;[base.AP168])">
            <text:p/>
          </table:table-cell>
          <table:table-cell table:style-name="ce25" table:formula="of:=IF(ISBLANK([base.AQ168]);&quot;&quot;;[base.AQ168])">
            <text:p/>
          </table:table-cell>
          <table:table-cell table:style-name="ce25" table:formula="of:=IF(ISBLANK([base.AR168]);&quot;&quot;;[base.AR168])">
            <text:p/>
          </table:table-cell>
          <table:table-cell table:style-name="ce25" table:formula="of:=IF(ISBLANK([base.AS168]);&quot;&quot;;[base.AS168])">
            <text:p/>
          </table:table-cell>
          <table:table-cell table:style-name="ce25" table:formula="of:=IF(ISBLANK([base.AT168]);&quot;&quot;;[base.AT168])">
            <text:p/>
          </table:table-cell>
          <table:table-cell table:number-columns-repeated="991"/>
        </table:table-row>
        <table:table-row table:style-name="ro1">
          <table:table-cell table:formula="of:=[base.A170]" office:value-type="string" office:string-value="__L">
            <text:p>__L</text:p>
          </table:table-cell>
          <table:table-cell table:style-name="ce25" table:formula="of:=IF(ISBLANK([base.D170]);&quot;&quot;;[base.D170])">
            <text:p/>
          </table:table-cell>
          <table:table-cell table:style-name="ce25" table:formula="of:=IF(ISBLANK([base.E170]);&quot;&quot;;[base.E170])">
            <text:p/>
          </table:table-cell>
          <table:table-cell table:formula="of:=[base.W170]" office:value-type="float" office:value="0">
            <text:p>#N/A</text:p>
          </table:table-cell>
          <table:table-cell table:formula="of:=[base.X170]" office:value-type="float" office:value="0">
            <text:p>#N/A</text:p>
          </table:table-cell>
          <table:table-cell table:formula="of:=[base.N170]" office:value-type="float" office:value="0">
            <text:p>#N/A</text:p>
          </table:table-cell>
          <table:table-cell table:style-name="ce25" table:formula="of:=IF(ISBLANK([base.Z169]);&quot;&quot;;[base.Z169])">
            <text:p/>
          </table:table-cell>
          <table:table-cell table:style-name="ce25" table:formula="of:=IF(ISBLANK([base.AA169]);&quot;&quot;;[base.AA169])">
            <text:p/>
          </table:table-cell>
          <table:table-cell table:style-name="ce25" table:formula="of:=IF(ISBLANK([base.AB169]);&quot;&quot;;[base.AB169])">
            <text:p/>
          </table:table-cell>
          <table:table-cell table:style-name="ce25" table:formula="of:=IF(ISBLANK([base.AC169]);&quot;&quot;;[base.AC169])">
            <text:p/>
          </table:table-cell>
          <table:table-cell table:style-name="ce25" table:formula="of:=IF(ISBLANK([base.AD169]);&quot;&quot;;[base.AD169])">
            <text:p/>
          </table:table-cell>
          <table:table-cell table:style-name="ce25" table:formula="of:=IF(ISBLANK([base.AE169]);&quot;&quot;;[base.AE169])">
            <text:p/>
          </table:table-cell>
          <table:table-cell table:style-name="ce25" table:formula="of:=IF(ISBLANK([base.AF169]);&quot;&quot;;[base.AF169])">
            <text:p/>
          </table:table-cell>
          <table:table-cell table:style-name="ce25" table:formula="of:=IF(ISBLANK([base.AG169]);&quot;&quot;;[base.AG169])">
            <text:p/>
          </table:table-cell>
          <table:table-cell table:style-name="ce25" table:formula="of:=IF(ISBLANK([base.AH165]);&quot;&quot;;[base.AH165])">
            <text:p/>
          </table:table-cell>
          <table:table-cell table:style-name="ce25" table:formula="of:=IF(ISBLANK([base.AI165]);&quot;&quot;;[base.AI165])">
            <text:p/>
          </table:table-cell>
          <table:table-cell table:style-name="ce25" table:formula="of:=IF(ISBLANK([base.AJ169]);&quot;&quot;;[base.AJ169])">
            <text:p/>
          </table:table-cell>
          <table:table-cell table:style-name="ce25" table:formula="of:=IF(ISBLANK([base.AK169]);&quot;&quot;;[base.AK169])">
            <text:p/>
          </table:table-cell>
          <table:table-cell table:style-name="ce25" table:formula="of:=IF(ISBLANK([base.AL169]);&quot;&quot;;[base.AL169])" office:value-type="string" office:string-value="__L">
            <text:p>__L</text:p>
          </table:table-cell>
          <table:table-cell table:style-name="ce25" table:formula="of:=IF(ISBLANK([base.AM169]);&quot;&quot;;[base.AM169])">
            <text:p/>
          </table:table-cell>
          <table:table-cell table:style-name="ce25" table:formula="of:=IF(ISBLANK([base.AN169]);&quot;&quot;;[base.AN169])">
            <text:p/>
          </table:table-cell>
          <table:table-cell table:style-name="ce25" table:formula="of:=IF(ISBLANK([base.AO169]);&quot;&quot;;[base.AO169])">
            <text:p/>
          </table:table-cell>
          <table:table-cell table:style-name="ce25" table:formula="of:=IF(ISBLANK([base.AP169]);&quot;&quot;;[base.AP169])">
            <text:p/>
          </table:table-cell>
          <table:table-cell table:style-name="ce25" table:formula="of:=IF(ISBLANK([base.AQ169]);&quot;&quot;;[base.AQ169])">
            <text:p/>
          </table:table-cell>
          <table:table-cell table:style-name="ce25" table:formula="of:=IF(ISBLANK([base.AR169]);&quot;&quot;;[base.AR169])">
            <text:p/>
          </table:table-cell>
          <table:table-cell table:style-name="ce25" table:formula="of:=IF(ISBLANK([base.AS169]);&quot;&quot;;[base.AS169])">
            <text:p/>
          </table:table-cell>
          <table:table-cell table:style-name="ce25" table:formula="of:=IF(ISBLANK([base.AT169]);&quot;&quot;;[base.AT169])">
            <text:p/>
          </table:table-cell>
          <table:table-cell table:number-columns-repeated="991"/>
        </table:table-row>
        <table:table-row table:style-name="ro1">
          <table:table-cell table:formula="of:=[base.A171]" office:value-type="string" office:string-value="__L">
            <text:p>__L</text:p>
          </table:table-cell>
          <table:table-cell table:style-name="ce25" table:formula="of:=IF(ISBLANK([base.D171]);&quot;&quot;;[base.D171])">
            <text:p/>
          </table:table-cell>
          <table:table-cell table:style-name="ce25" table:formula="of:=IF(ISBLANK([base.E171]);&quot;&quot;;[base.E171])">
            <text:p/>
          </table:table-cell>
          <table:table-cell table:formula="of:=[base.W171]" office:value-type="float" office:value="0">
            <text:p>#N/A</text:p>
          </table:table-cell>
          <table:table-cell table:formula="of:=[base.X171]" office:value-type="float" office:value="0">
            <text:p>#N/A</text:p>
          </table:table-cell>
          <table:table-cell table:formula="of:=[base.N171]" office:value-type="float" office:value="0">
            <text:p>#N/A</text:p>
          </table:table-cell>
          <table:table-cell table:style-name="ce25" table:formula="of:=IF(ISBLANK([base.Z170]);&quot;&quot;;[base.Z170])">
            <text:p/>
          </table:table-cell>
          <table:table-cell table:style-name="ce25" table:formula="of:=IF(ISBLANK([base.AA170]);&quot;&quot;;[base.AA170])">
            <text:p/>
          </table:table-cell>
          <table:table-cell table:style-name="ce25" table:formula="of:=IF(ISBLANK([base.AB170]);&quot;&quot;;[base.AB170])">
            <text:p/>
          </table:table-cell>
          <table:table-cell table:style-name="ce25" table:formula="of:=IF(ISBLANK([base.AC170]);&quot;&quot;;[base.AC170])">
            <text:p/>
          </table:table-cell>
          <table:table-cell table:style-name="ce25" table:formula="of:=IF(ISBLANK([base.AD170]);&quot;&quot;;[base.AD170])">
            <text:p/>
          </table:table-cell>
          <table:table-cell table:style-name="ce25" table:formula="of:=IF(ISBLANK([base.AE170]);&quot;&quot;;[base.AE170])">
            <text:p/>
          </table:table-cell>
          <table:table-cell table:style-name="ce25" table:formula="of:=IF(ISBLANK([base.AF170]);&quot;&quot;;[base.AF170])">
            <text:p/>
          </table:table-cell>
          <table:table-cell table:style-name="ce25" table:formula="of:=IF(ISBLANK([base.AG170]);&quot;&quot;;[base.AG170])">
            <text:p/>
          </table:table-cell>
          <table:table-cell table:style-name="ce25" table:formula="of:=IF(ISBLANK([base.AH166]);&quot;&quot;;[base.AH166])">
            <text:p/>
          </table:table-cell>
          <table:table-cell table:style-name="ce25" table:formula="of:=IF(ISBLANK([base.AI166]);&quot;&quot;;[base.AI166])">
            <text:p/>
          </table:table-cell>
          <table:table-cell table:style-name="ce25" table:formula="of:=IF(ISBLANK([base.AJ170]);&quot;&quot;;[base.AJ170])">
            <text:p/>
          </table:table-cell>
          <table:table-cell table:style-name="ce25" table:formula="of:=IF(ISBLANK([base.AK170]);&quot;&quot;;[base.AK170])">
            <text:p/>
          </table:table-cell>
          <table:table-cell table:style-name="ce25" table:formula="of:=IF(ISBLANK([base.AL170]);&quot;&quot;;[base.AL170])" office:value-type="string" office:string-value="__L">
            <text:p>__L</text:p>
          </table:table-cell>
          <table:table-cell table:style-name="ce25" table:formula="of:=IF(ISBLANK([base.AM170]);&quot;&quot;;[base.AM170])">
            <text:p/>
          </table:table-cell>
          <table:table-cell table:style-name="ce25" table:formula="of:=IF(ISBLANK([base.AN170]);&quot;&quot;;[base.AN170])">
            <text:p/>
          </table:table-cell>
          <table:table-cell table:style-name="ce25" table:formula="of:=IF(ISBLANK([base.AO170]);&quot;&quot;;[base.AO170])">
            <text:p/>
          </table:table-cell>
          <table:table-cell table:style-name="ce25" table:formula="of:=IF(ISBLANK([base.AP170]);&quot;&quot;;[base.AP170])">
            <text:p/>
          </table:table-cell>
          <table:table-cell table:style-name="ce25" table:formula="of:=IF(ISBLANK([base.AQ170]);&quot;&quot;;[base.AQ170])">
            <text:p/>
          </table:table-cell>
          <table:table-cell table:style-name="ce25" table:formula="of:=IF(ISBLANK([base.AR170]);&quot;&quot;;[base.AR170])">
            <text:p/>
          </table:table-cell>
          <table:table-cell table:style-name="ce25" table:formula="of:=IF(ISBLANK([base.AS170]);&quot;&quot;;[base.AS170])">
            <text:p/>
          </table:table-cell>
          <table:table-cell table:style-name="ce25" table:formula="of:=IF(ISBLANK([base.AT170]);&quot;&quot;;[base.AT170])">
            <text:p/>
          </table:table-cell>
          <table:table-cell table:number-columns-repeated="991"/>
        </table:table-row>
        <table:table-row table:style-name="ro1">
          <table:table-cell table:formula="of:=[base.A172]" office:value-type="string" office:string-value="__L">
            <text:p>__L</text:p>
          </table:table-cell>
          <table:table-cell table:style-name="ce25" table:formula="of:=IF(ISBLANK([base.D172]);&quot;&quot;;[base.D172])">
            <text:p/>
          </table:table-cell>
          <table:table-cell table:style-name="ce25" table:formula="of:=IF(ISBLANK([base.E172]);&quot;&quot;;[base.E172])">
            <text:p/>
          </table:table-cell>
          <table:table-cell table:formula="of:=[base.W172]" office:value-type="float" office:value="0">
            <text:p>#N/A</text:p>
          </table:table-cell>
          <table:table-cell table:formula="of:=[base.X172]" office:value-type="float" office:value="0">
            <text:p>#N/A</text:p>
          </table:table-cell>
          <table:table-cell table:formula="of:=[base.N172]" office:value-type="float" office:value="0">
            <text:p>#N/A</text:p>
          </table:table-cell>
          <table:table-cell table:style-name="ce25" table:formula="of:=IF(ISBLANK([base.Z171]);&quot;&quot;;[base.Z171])">
            <text:p/>
          </table:table-cell>
          <table:table-cell table:style-name="ce25" table:formula="of:=IF(ISBLANK([base.AA171]);&quot;&quot;;[base.AA171])">
            <text:p/>
          </table:table-cell>
          <table:table-cell table:style-name="ce25" table:formula="of:=IF(ISBLANK([base.AB171]);&quot;&quot;;[base.AB171])">
            <text:p/>
          </table:table-cell>
          <table:table-cell table:style-name="ce25" table:formula="of:=IF(ISBLANK([base.AC171]);&quot;&quot;;[base.AC171])">
            <text:p/>
          </table:table-cell>
          <table:table-cell table:style-name="ce25" table:formula="of:=IF(ISBLANK([base.AD171]);&quot;&quot;;[base.AD171])">
            <text:p/>
          </table:table-cell>
          <table:table-cell table:style-name="ce25" table:formula="of:=IF(ISBLANK([base.AE171]);&quot;&quot;;[base.AE171])">
            <text:p/>
          </table:table-cell>
          <table:table-cell table:style-name="ce25" table:formula="of:=IF(ISBLANK([base.AF171]);&quot;&quot;;[base.AF171])">
            <text:p/>
          </table:table-cell>
          <table:table-cell table:style-name="ce25" table:formula="of:=IF(ISBLANK([base.AG171]);&quot;&quot;;[base.AG171])">
            <text:p/>
          </table:table-cell>
          <table:table-cell table:style-name="ce25" table:formula="of:=IF(ISBLANK([base.AH167]);&quot;&quot;;[base.AH167])">
            <text:p/>
          </table:table-cell>
          <table:table-cell table:style-name="ce25" table:formula="of:=IF(ISBLANK([base.AI167]);&quot;&quot;;[base.AI167])">
            <text:p/>
          </table:table-cell>
          <table:table-cell table:style-name="ce25" table:formula="of:=IF(ISBLANK([base.AJ171]);&quot;&quot;;[base.AJ171])">
            <text:p/>
          </table:table-cell>
          <table:table-cell table:style-name="ce25" table:formula="of:=IF(ISBLANK([base.AK171]);&quot;&quot;;[base.AK171])">
            <text:p/>
          </table:table-cell>
          <table:table-cell table:style-name="ce25" table:formula="of:=IF(ISBLANK([base.AL171]);&quot;&quot;;[base.AL171])" office:value-type="string" office:string-value="__L">
            <text:p>__L</text:p>
          </table:table-cell>
          <table:table-cell table:style-name="ce25" table:formula="of:=IF(ISBLANK([base.AM171]);&quot;&quot;;[base.AM171])">
            <text:p/>
          </table:table-cell>
          <table:table-cell table:style-name="ce25" table:formula="of:=IF(ISBLANK([base.AN171]);&quot;&quot;;[base.AN171])">
            <text:p/>
          </table:table-cell>
          <table:table-cell table:style-name="ce25" table:formula="of:=IF(ISBLANK([base.AO171]);&quot;&quot;;[base.AO171])">
            <text:p/>
          </table:table-cell>
          <table:table-cell table:style-name="ce25" table:formula="of:=IF(ISBLANK([base.AP171]);&quot;&quot;;[base.AP171])">
            <text:p/>
          </table:table-cell>
          <table:table-cell table:style-name="ce25" table:formula="of:=IF(ISBLANK([base.AQ171]);&quot;&quot;;[base.AQ171])">
            <text:p/>
          </table:table-cell>
          <table:table-cell table:style-name="ce25" table:formula="of:=IF(ISBLANK([base.AR171]);&quot;&quot;;[base.AR171])">
            <text:p/>
          </table:table-cell>
          <table:table-cell table:style-name="ce25" table:formula="of:=IF(ISBLANK([base.AS171]);&quot;&quot;;[base.AS171])">
            <text:p/>
          </table:table-cell>
          <table:table-cell table:style-name="ce25" table:formula="of:=IF(ISBLANK([base.AT171]);&quot;&quot;;[base.AT171])">
            <text:p/>
          </table:table-cell>
          <table:table-cell table:number-columns-repeated="991"/>
        </table:table-row>
        <table:table-row table:style-name="ro1">
          <table:table-cell table:formula="of:=[base.A173]" office:value-type="string" office:string-value="__L">
            <text:p>__L</text:p>
          </table:table-cell>
          <table:table-cell table:style-name="ce25" table:formula="of:=IF(ISBLANK([base.D173]);&quot;&quot;;[base.D173])">
            <text:p/>
          </table:table-cell>
          <table:table-cell table:style-name="ce25" table:formula="of:=IF(ISBLANK([base.E173]);&quot;&quot;;[base.E173])">
            <text:p/>
          </table:table-cell>
          <table:table-cell table:formula="of:=[base.W173]" office:value-type="float" office:value="0">
            <text:p>#N/A</text:p>
          </table:table-cell>
          <table:table-cell table:formula="of:=[base.X173]" office:value-type="float" office:value="0">
            <text:p>#N/A</text:p>
          </table:table-cell>
          <table:table-cell table:formula="of:=[base.N173]" office:value-type="float" office:value="0">
            <text:p>#N/A</text:p>
          </table:table-cell>
          <table:table-cell table:style-name="ce25" table:formula="of:=IF(ISBLANK([base.Z172]);&quot;&quot;;[base.Z172])">
            <text:p/>
          </table:table-cell>
          <table:table-cell table:style-name="ce25" table:formula="of:=IF(ISBLANK([base.AA172]);&quot;&quot;;[base.AA172])">
            <text:p/>
          </table:table-cell>
          <table:table-cell table:style-name="ce25" table:formula="of:=IF(ISBLANK([base.AB172]);&quot;&quot;;[base.AB172])">
            <text:p/>
          </table:table-cell>
          <table:table-cell table:style-name="ce25" table:formula="of:=IF(ISBLANK([base.AC172]);&quot;&quot;;[base.AC172])">
            <text:p/>
          </table:table-cell>
          <table:table-cell table:style-name="ce25" table:formula="of:=IF(ISBLANK([base.AD172]);&quot;&quot;;[base.AD172])">
            <text:p/>
          </table:table-cell>
          <table:table-cell table:style-name="ce25" table:formula="of:=IF(ISBLANK([base.AE172]);&quot;&quot;;[base.AE172])">
            <text:p/>
          </table:table-cell>
          <table:table-cell table:style-name="ce25" table:formula="of:=IF(ISBLANK([base.AF172]);&quot;&quot;;[base.AF172])">
            <text:p/>
          </table:table-cell>
          <table:table-cell table:style-name="ce25" table:formula="of:=IF(ISBLANK([base.AG172]);&quot;&quot;;[base.AG172])">
            <text:p/>
          </table:table-cell>
          <table:table-cell table:style-name="ce25" table:formula="of:=IF(ISBLANK([base.AH168]);&quot;&quot;;[base.AH168])">
            <text:p/>
          </table:table-cell>
          <table:table-cell table:style-name="ce25" table:formula="of:=IF(ISBLANK([base.AI168]);&quot;&quot;;[base.AI168])">
            <text:p/>
          </table:table-cell>
          <table:table-cell table:style-name="ce25" table:formula="of:=IF(ISBLANK([base.AJ172]);&quot;&quot;;[base.AJ172])">
            <text:p/>
          </table:table-cell>
          <table:table-cell table:style-name="ce25" table:formula="of:=IF(ISBLANK([base.AK172]);&quot;&quot;;[base.AK172])">
            <text:p/>
          </table:table-cell>
          <table:table-cell table:style-name="ce25" table:formula="of:=IF(ISBLANK([base.AL172]);&quot;&quot;;[base.AL172])" office:value-type="string" office:string-value="__L">
            <text:p>__L</text:p>
          </table:table-cell>
          <table:table-cell table:style-name="ce25" table:formula="of:=IF(ISBLANK([base.AM172]);&quot;&quot;;[base.AM172])">
            <text:p/>
          </table:table-cell>
          <table:table-cell table:style-name="ce25" table:formula="of:=IF(ISBLANK([base.AN172]);&quot;&quot;;[base.AN172])">
            <text:p/>
          </table:table-cell>
          <table:table-cell table:style-name="ce25" table:formula="of:=IF(ISBLANK([base.AO172]);&quot;&quot;;[base.AO172])">
            <text:p/>
          </table:table-cell>
          <table:table-cell table:style-name="ce25" table:formula="of:=IF(ISBLANK([base.AP172]);&quot;&quot;;[base.AP172])">
            <text:p/>
          </table:table-cell>
          <table:table-cell table:style-name="ce25" table:formula="of:=IF(ISBLANK([base.AQ172]);&quot;&quot;;[base.AQ172])">
            <text:p/>
          </table:table-cell>
          <table:table-cell table:style-name="ce25" table:formula="of:=IF(ISBLANK([base.AR172]);&quot;&quot;;[base.AR172])">
            <text:p/>
          </table:table-cell>
          <table:table-cell table:style-name="ce25" table:formula="of:=IF(ISBLANK([base.AS172]);&quot;&quot;;[base.AS172])">
            <text:p/>
          </table:table-cell>
          <table:table-cell table:style-name="ce25" table:formula="of:=IF(ISBLANK([base.AT172]);&quot;&quot;;[base.AT172])">
            <text:p/>
          </table:table-cell>
          <table:table-cell table:number-columns-repeated="991"/>
        </table:table-row>
        <table:table-row table:style-name="ro1">
          <table:table-cell table:formula="of:=[base.A174]" office:value-type="string" office:string-value="__L">
            <text:p>__L</text:p>
          </table:table-cell>
          <table:table-cell table:style-name="ce25" table:formula="of:=IF(ISBLANK([base.D174]);&quot;&quot;;[base.D174])">
            <text:p/>
          </table:table-cell>
          <table:table-cell table:style-name="ce25" table:formula="of:=IF(ISBLANK([base.E174]);&quot;&quot;;[base.E174])">
            <text:p/>
          </table:table-cell>
          <table:table-cell table:formula="of:=[base.W174]" office:value-type="float" office:value="0">
            <text:p>#N/A</text:p>
          </table:table-cell>
          <table:table-cell table:formula="of:=[base.X174]" office:value-type="float" office:value="0">
            <text:p>#N/A</text:p>
          </table:table-cell>
          <table:table-cell table:formula="of:=[base.N174]" office:value-type="float" office:value="0">
            <text:p>#N/A</text:p>
          </table:table-cell>
          <table:table-cell table:style-name="ce25" table:formula="of:=IF(ISBLANK([base.Z173]);&quot;&quot;;[base.Z173])">
            <text:p/>
          </table:table-cell>
          <table:table-cell table:style-name="ce25" table:formula="of:=IF(ISBLANK([base.AA173]);&quot;&quot;;[base.AA173])">
            <text:p/>
          </table:table-cell>
          <table:table-cell table:style-name="ce25" table:formula="of:=IF(ISBLANK([base.AB173]);&quot;&quot;;[base.AB173])">
            <text:p/>
          </table:table-cell>
          <table:table-cell table:style-name="ce25" table:formula="of:=IF(ISBLANK([base.AC173]);&quot;&quot;;[base.AC173])">
            <text:p/>
          </table:table-cell>
          <table:table-cell table:style-name="ce25" table:formula="of:=IF(ISBLANK([base.AD173]);&quot;&quot;;[base.AD173])">
            <text:p/>
          </table:table-cell>
          <table:table-cell table:style-name="ce25" table:formula="of:=IF(ISBLANK([base.AE173]);&quot;&quot;;[base.AE173])">
            <text:p/>
          </table:table-cell>
          <table:table-cell table:style-name="ce25" table:formula="of:=IF(ISBLANK([base.AF173]);&quot;&quot;;[base.AF173])">
            <text:p/>
          </table:table-cell>
          <table:table-cell table:style-name="ce25" table:formula="of:=IF(ISBLANK([base.AG173]);&quot;&quot;;[base.AG173])">
            <text:p/>
          </table:table-cell>
          <table:table-cell table:style-name="ce25" table:formula="of:=IF(ISBLANK([base.AH169]);&quot;&quot;;[base.AH169])">
            <text:p/>
          </table:table-cell>
          <table:table-cell table:style-name="ce25" table:formula="of:=IF(ISBLANK([base.AI169]);&quot;&quot;;[base.AI169])">
            <text:p/>
          </table:table-cell>
          <table:table-cell table:style-name="ce25" table:formula="of:=IF(ISBLANK([base.AJ173]);&quot;&quot;;[base.AJ173])">
            <text:p/>
          </table:table-cell>
          <table:table-cell table:style-name="ce25" table:formula="of:=IF(ISBLANK([base.AK173]);&quot;&quot;;[base.AK173])">
            <text:p/>
          </table:table-cell>
          <table:table-cell table:style-name="ce25" table:formula="of:=IF(ISBLANK([base.AL173]);&quot;&quot;;[base.AL173])" office:value-type="string" office:string-value="__L">
            <text:p>__L</text:p>
          </table:table-cell>
          <table:table-cell table:style-name="ce25" table:formula="of:=IF(ISBLANK([base.AM173]);&quot;&quot;;[base.AM173])">
            <text:p/>
          </table:table-cell>
          <table:table-cell table:style-name="ce25" table:formula="of:=IF(ISBLANK([base.AN173]);&quot;&quot;;[base.AN173])">
            <text:p/>
          </table:table-cell>
          <table:table-cell table:style-name="ce25" table:formula="of:=IF(ISBLANK([base.AO173]);&quot;&quot;;[base.AO173])">
            <text:p/>
          </table:table-cell>
          <table:table-cell table:style-name="ce25" table:formula="of:=IF(ISBLANK([base.AP173]);&quot;&quot;;[base.AP173])">
            <text:p/>
          </table:table-cell>
          <table:table-cell table:style-name="ce25" table:formula="of:=IF(ISBLANK([base.AQ173]);&quot;&quot;;[base.AQ173])">
            <text:p/>
          </table:table-cell>
          <table:table-cell table:style-name="ce25" table:formula="of:=IF(ISBLANK([base.AR173]);&quot;&quot;;[base.AR173])">
            <text:p/>
          </table:table-cell>
          <table:table-cell table:style-name="ce25" table:formula="of:=IF(ISBLANK([base.AS173]);&quot;&quot;;[base.AS173])">
            <text:p/>
          </table:table-cell>
          <table:table-cell table:style-name="ce25" table:formula="of:=IF(ISBLANK([base.AT173]);&quot;&quot;;[base.AT173])">
            <text:p/>
          </table:table-cell>
          <table:table-cell table:number-columns-repeated="991"/>
        </table:table-row>
        <table:table-row table:style-name="ro1">
          <table:table-cell table:formula="of:=[base.A175]" office:value-type="float" office:value="0">
            <text:p>0</text:p>
          </table:table-cell>
          <table:table-cell table:style-name="ce25" table:formula="of:=IF(ISBLANK([base.D175]);&quot;&quot;;[base.D175])">
            <text:p/>
          </table:table-cell>
          <table:table-cell table:style-name="ce25" table:formula="of:=IF(ISBLANK([base.E175]);&quot;&quot;;[base.E175])">
            <text:p/>
          </table:table-cell>
          <table:table-cell table:formula="of:=[base.W175]" office:value-type="float" office:value="0">
            <text:p>0</text:p>
          </table:table-cell>
          <table:table-cell table:formula="of:=[base.X175]" office:value-type="float" office:value="0">
            <text:p>0</text:p>
          </table:table-cell>
          <table:table-cell table:formula="of:=[base.N175]" office:value-type="float" office:value="0">
            <text:p>0</text:p>
          </table:table-cell>
          <table:table-cell table:style-name="ce25" table:formula="of:=IF(ISBLANK([base.Z174]);&quot;&quot;;[base.Z174])">
            <text:p/>
          </table:table-cell>
          <table:table-cell table:style-name="ce25" table:formula="of:=IF(ISBLANK([base.AA174]);&quot;&quot;;[base.AA174])">
            <text:p/>
          </table:table-cell>
          <table:table-cell table:style-name="ce25" table:formula="of:=IF(ISBLANK([base.AB174]);&quot;&quot;;[base.AB174])">
            <text:p/>
          </table:table-cell>
          <table:table-cell table:style-name="ce25" table:formula="of:=IF(ISBLANK([base.AC174]);&quot;&quot;;[base.AC174])">
            <text:p/>
          </table:table-cell>
          <table:table-cell table:style-name="ce25" table:formula="of:=IF(ISBLANK([base.AD174]);&quot;&quot;;[base.AD174])">
            <text:p/>
          </table:table-cell>
          <table:table-cell table:style-name="ce25" table:formula="of:=IF(ISBLANK([base.AE174]);&quot;&quot;;[base.AE174])">
            <text:p/>
          </table:table-cell>
          <table:table-cell table:style-name="ce25" table:formula="of:=IF(ISBLANK([base.AF174]);&quot;&quot;;[base.AF174])">
            <text:p/>
          </table:table-cell>
          <table:table-cell table:style-name="ce25" table:formula="of:=IF(ISBLANK([base.AG174]);&quot;&quot;;[base.AG174])">
            <text:p/>
          </table:table-cell>
          <table:table-cell table:style-name="ce25" table:formula="of:=IF(ISBLANK([base.AH170]);&quot;&quot;;[base.AH170])">
            <text:p/>
          </table:table-cell>
          <table:table-cell table:style-name="ce25" table:formula="of:=IF(ISBLANK([base.AI170]);&quot;&quot;;[base.AI170])">
            <text:p/>
          </table:table-cell>
          <table:table-cell table:style-name="ce25" table:formula="of:=IF(ISBLANK([base.AJ174]);&quot;&quot;;[base.AJ174])">
            <text:p/>
          </table:table-cell>
          <table:table-cell table:style-name="ce25" table:formula="of:=IF(ISBLANK([base.AK174]);&quot;&quot;;[base.AK174])">
            <text:p/>
          </table:table-cell>
          <table:table-cell table:style-name="ce25" table:formula="of:=IF(ISBLANK([base.AL174]);&quot;&quot;;[base.AL174])" office:value-type="string" office:string-value="__L">
            <text:p>__L</text:p>
          </table:table-cell>
          <table:table-cell table:style-name="ce25" table:formula="of:=IF(ISBLANK([base.AM174]);&quot;&quot;;[base.AM174])">
            <text:p/>
          </table:table-cell>
          <table:table-cell table:style-name="ce25" table:formula="of:=IF(ISBLANK([base.AN174]);&quot;&quot;;[base.AN174])">
            <text:p/>
          </table:table-cell>
          <table:table-cell table:style-name="ce25" table:formula="of:=IF(ISBLANK([base.AO174]);&quot;&quot;;[base.AO174])">
            <text:p/>
          </table:table-cell>
          <table:table-cell table:style-name="ce25" table:formula="of:=IF(ISBLANK([base.AP174]);&quot;&quot;;[base.AP174])">
            <text:p/>
          </table:table-cell>
          <table:table-cell table:style-name="ce25" table:formula="of:=IF(ISBLANK([base.AQ174]);&quot;&quot;;[base.AQ174])">
            <text:p/>
          </table:table-cell>
          <table:table-cell table:style-name="ce25" table:formula="of:=IF(ISBLANK([base.AR174]);&quot;&quot;;[base.AR174])">
            <text:p/>
          </table:table-cell>
          <table:table-cell table:style-name="ce25" table:formula="of:=IF(ISBLANK([base.AS174]);&quot;&quot;;[base.AS174])">
            <text:p/>
          </table:table-cell>
          <table:table-cell table:style-name="ce25" table:formula="of:=IF(ISBLANK([base.AT174]);&quot;&quot;;[base.AT174])">
            <text:p/>
          </table:table-cell>
          <table:table-cell table:number-columns-repeated="991"/>
        </table:table-row>
        <table:table-row table:style-name="ro1">
          <table:table-cell table:formula="of:=[base.A176]" office:value-type="float" office:value="0">
            <text:p>0</text:p>
          </table:table-cell>
          <table:table-cell table:style-name="ce25" table:formula="of:=IF(ISBLANK([base.D176]);&quot;&quot;;[base.D176])">
            <text:p/>
          </table:table-cell>
          <table:table-cell table:style-name="ce25" table:formula="of:=IF(ISBLANK([base.E176]);&quot;&quot;;[base.E176])">
            <text:p/>
          </table:table-cell>
          <table:table-cell table:formula="of:=[base.W176]" office:value-type="float" office:value="0">
            <text:p>0</text:p>
          </table:table-cell>
          <table:table-cell table:formula="of:=[base.X176]" office:value-type="float" office:value="0">
            <text:p>0</text:p>
          </table:table-cell>
          <table:table-cell table:formula="of:=[base.N176]" office:value-type="float" office:value="0">
            <text:p>0</text:p>
          </table:table-cell>
          <table:table-cell table:style-name="ce25" table:formula="of:=IF(ISBLANK([base.Z175]);&quot;&quot;;[base.Z175])">
            <text:p/>
          </table:table-cell>
          <table:table-cell table:style-name="ce25" table:formula="of:=IF(ISBLANK([base.AA175]);&quot;&quot;;[base.AA175])">
            <text:p/>
          </table:table-cell>
          <table:table-cell table:style-name="ce25" table:formula="of:=IF(ISBLANK([base.AB175]);&quot;&quot;;[base.AB175])">
            <text:p/>
          </table:table-cell>
          <table:table-cell table:style-name="ce25" table:formula="of:=IF(ISBLANK([base.AC175]);&quot;&quot;;[base.AC175])">
            <text:p/>
          </table:table-cell>
          <table:table-cell table:style-name="ce25" table:formula="of:=IF(ISBLANK([base.AD175]);&quot;&quot;;[base.AD175])">
            <text:p/>
          </table:table-cell>
          <table:table-cell table:style-name="ce25" table:formula="of:=IF(ISBLANK([base.AE175]);&quot;&quot;;[base.AE175])">
            <text:p/>
          </table:table-cell>
          <table:table-cell table:style-name="ce25" table:formula="of:=IF(ISBLANK([base.AF175]);&quot;&quot;;[base.AF175])">
            <text:p/>
          </table:table-cell>
          <table:table-cell table:style-name="ce25" table:formula="of:=IF(ISBLANK([base.AG175]);&quot;&quot;;[base.AG175])">
            <text:p/>
          </table:table-cell>
          <table:table-cell table:style-name="ce25" table:formula="of:=IF(ISBLANK([base.AH171]);&quot;&quot;;[base.AH171])">
            <text:p/>
          </table:table-cell>
          <table:table-cell table:style-name="ce25" table:formula="of:=IF(ISBLANK([base.AI171]);&quot;&quot;;[base.AI171])">
            <text:p/>
          </table:table-cell>
          <table:table-cell table:style-name="ce25" table:formula="of:=IF(ISBLANK([base.AJ175]);&quot;&quot;;[base.AJ175])">
            <text:p/>
          </table:table-cell>
          <table:table-cell table:style-name="ce25" table:formula="of:=IF(ISBLANK([base.AK175]);&quot;&quot;;[base.AK175])">
            <text:p/>
          </table:table-cell>
          <table:table-cell table:style-name="ce25" table:formula="of:=IF(ISBLANK([base.AL175]);&quot;&quot;;[base.AL175])">
            <text:p/>
          </table:table-cell>
          <table:table-cell table:style-name="ce25" table:formula="of:=IF(ISBLANK([base.AM175]);&quot;&quot;;[base.AM175])">
            <text:p/>
          </table:table-cell>
          <table:table-cell table:style-name="ce25" table:formula="of:=IF(ISBLANK([base.AN175]);&quot;&quot;;[base.AN175])">
            <text:p/>
          </table:table-cell>
          <table:table-cell table:style-name="ce25" table:formula="of:=IF(ISBLANK([base.AO175]);&quot;&quot;;[base.AO175])">
            <text:p/>
          </table:table-cell>
          <table:table-cell table:style-name="ce25" table:formula="of:=IF(ISBLANK([base.AP175]);&quot;&quot;;[base.AP175])">
            <text:p/>
          </table:table-cell>
          <table:table-cell table:style-name="ce25" table:formula="of:=IF(ISBLANK([base.AQ175]);&quot;&quot;;[base.AQ175])">
            <text:p/>
          </table:table-cell>
          <table:table-cell table:style-name="ce25" table:formula="of:=IF(ISBLANK([base.AR175]);&quot;&quot;;[base.AR175])">
            <text:p/>
          </table:table-cell>
          <table:table-cell table:style-name="ce25" table:formula="of:=IF(ISBLANK([base.AS175]);&quot;&quot;;[base.AS175])">
            <text:p/>
          </table:table-cell>
          <table:table-cell table:style-name="ce25" table:formula="of:=IF(ISBLANK([base.AT175]);&quot;&quot;;[base.AT175])">
            <text:p/>
          </table:table-cell>
          <table:table-cell table:number-columns-repeated="991"/>
        </table:table-row>
        <table:table-row table:style-name="ro1">
          <table:table-cell table:formula="of:=[base.A177]" office:value-type="float" office:value="0">
            <text:p>0</text:p>
          </table:table-cell>
          <table:table-cell table:style-name="ce25" table:formula="of:=IF(ISBLANK([base.D177]);&quot;&quot;;[base.D177])">
            <text:p/>
          </table:table-cell>
          <table:table-cell table:style-name="ce25" table:formula="of:=IF(ISBLANK([base.E177]);&quot;&quot;;[base.E177])">
            <text:p/>
          </table:table-cell>
          <table:table-cell table:formula="of:=[base.W177]" office:value-type="float" office:value="0">
            <text:p>0</text:p>
          </table:table-cell>
          <table:table-cell table:formula="of:=[base.X177]" office:value-type="float" office:value="0">
            <text:p>0</text:p>
          </table:table-cell>
          <table:table-cell table:formula="of:=[base.N177]" office:value-type="float" office:value="0">
            <text:p>0</text:p>
          </table:table-cell>
          <table:table-cell table:style-name="ce25" table:formula="of:=IF(ISBLANK([base.Z176]);&quot;&quot;;[base.Z176])">
            <text:p/>
          </table:table-cell>
          <table:table-cell table:style-name="ce25" table:formula="of:=IF(ISBLANK([base.AA176]);&quot;&quot;;[base.AA176])">
            <text:p/>
          </table:table-cell>
          <table:table-cell table:style-name="ce25" table:formula="of:=IF(ISBLANK([base.AB176]);&quot;&quot;;[base.AB176])">
            <text:p/>
          </table:table-cell>
          <table:table-cell table:style-name="ce25" table:formula="of:=IF(ISBLANK([base.AC176]);&quot;&quot;;[base.AC176])">
            <text:p/>
          </table:table-cell>
          <table:table-cell table:style-name="ce25" table:formula="of:=IF(ISBLANK([base.AD176]);&quot;&quot;;[base.AD176])">
            <text:p/>
          </table:table-cell>
          <table:table-cell table:style-name="ce25" table:formula="of:=IF(ISBLANK([base.AE176]);&quot;&quot;;[base.AE176])">
            <text:p/>
          </table:table-cell>
          <table:table-cell table:style-name="ce25" table:formula="of:=IF(ISBLANK([base.AF176]);&quot;&quot;;[base.AF176])">
            <text:p/>
          </table:table-cell>
          <table:table-cell table:style-name="ce25" table:formula="of:=IF(ISBLANK([base.AG176]);&quot;&quot;;[base.AG176])">
            <text:p/>
          </table:table-cell>
          <table:table-cell table:style-name="ce25" table:formula="of:=IF(ISBLANK([base.AH172]);&quot;&quot;;[base.AH172])">
            <text:p/>
          </table:table-cell>
          <table:table-cell table:style-name="ce25" table:formula="of:=IF(ISBLANK([base.AI172]);&quot;&quot;;[base.AI172])">
            <text:p/>
          </table:table-cell>
          <table:table-cell table:style-name="ce25" table:formula="of:=IF(ISBLANK([base.AJ176]);&quot;&quot;;[base.AJ176])">
            <text:p/>
          </table:table-cell>
          <table:table-cell table:style-name="ce25" table:formula="of:=IF(ISBLANK([base.AK176]);&quot;&quot;;[base.AK176])">
            <text:p/>
          </table:table-cell>
          <table:table-cell table:style-name="ce25" table:formula="of:=IF(ISBLANK([base.AL176]);&quot;&quot;;[base.AL176])">
            <text:p/>
          </table:table-cell>
          <table:table-cell table:style-name="ce25" table:formula="of:=IF(ISBLANK([base.AM176]);&quot;&quot;;[base.AM176])">
            <text:p/>
          </table:table-cell>
          <table:table-cell table:style-name="ce25" table:formula="of:=IF(ISBLANK([base.AN176]);&quot;&quot;;[base.AN176])">
            <text:p/>
          </table:table-cell>
          <table:table-cell table:style-name="ce25" table:formula="of:=IF(ISBLANK([base.AO176]);&quot;&quot;;[base.AO176])">
            <text:p/>
          </table:table-cell>
          <table:table-cell table:style-name="ce25" table:formula="of:=IF(ISBLANK([base.AP176]);&quot;&quot;;[base.AP176])">
            <text:p/>
          </table:table-cell>
          <table:table-cell table:style-name="ce25" table:formula="of:=IF(ISBLANK([base.AQ176]);&quot;&quot;;[base.AQ176])">
            <text:p/>
          </table:table-cell>
          <table:table-cell table:style-name="ce25" table:formula="of:=IF(ISBLANK([base.AR176]);&quot;&quot;;[base.AR176])">
            <text:p/>
          </table:table-cell>
          <table:table-cell table:style-name="ce25" table:formula="of:=IF(ISBLANK([base.AS176]);&quot;&quot;;[base.AS176])">
            <text:p/>
          </table:table-cell>
          <table:table-cell table:style-name="ce25" table:formula="of:=IF(ISBLANK([base.AT176]);&quot;&quot;;[base.AT176])">
            <text:p/>
          </table:table-cell>
          <table:table-cell table:number-columns-repeated="991"/>
        </table:table-row>
        <table:table-row table:style-name="ro1">
          <table:table-cell table:formula="of:=[base.A178]" office:value-type="float" office:value="0">
            <text:p>0</text:p>
          </table:table-cell>
          <table:table-cell table:style-name="ce25" table:formula="of:=IF(ISBLANK([base.D178]);&quot;&quot;;[base.D178])">
            <text:p/>
          </table:table-cell>
          <table:table-cell table:style-name="ce25" table:formula="of:=IF(ISBLANK([base.E178]);&quot;&quot;;[base.E178])">
            <text:p/>
          </table:table-cell>
          <table:table-cell table:formula="of:=[base.W178]" office:value-type="float" office:value="0">
            <text:p>0</text:p>
          </table:table-cell>
          <table:table-cell table:formula="of:=[base.X178]" office:value-type="float" office:value="0">
            <text:p>0</text:p>
          </table:table-cell>
          <table:table-cell table:formula="of:=[base.N178]" office:value-type="float" office:value="0">
            <text:p>0</text:p>
          </table:table-cell>
          <table:table-cell table:style-name="ce25" table:formula="of:=IF(ISBLANK([base.Z177]);&quot;&quot;;[base.Z177])">
            <text:p/>
          </table:table-cell>
          <table:table-cell table:style-name="ce25" table:formula="of:=IF(ISBLANK([base.AA177]);&quot;&quot;;[base.AA177])">
            <text:p/>
          </table:table-cell>
          <table:table-cell table:style-name="ce25" table:formula="of:=IF(ISBLANK([base.AB177]);&quot;&quot;;[base.AB177])">
            <text:p/>
          </table:table-cell>
          <table:table-cell table:style-name="ce25" table:formula="of:=IF(ISBLANK([base.AC177]);&quot;&quot;;[base.AC177])">
            <text:p/>
          </table:table-cell>
          <table:table-cell table:style-name="ce25" table:formula="of:=IF(ISBLANK([base.AD177]);&quot;&quot;;[base.AD177])">
            <text:p/>
          </table:table-cell>
          <table:table-cell table:style-name="ce25" table:formula="of:=IF(ISBLANK([base.AE177]);&quot;&quot;;[base.AE177])">
            <text:p/>
          </table:table-cell>
          <table:table-cell table:style-name="ce25" table:formula="of:=IF(ISBLANK([base.AF177]);&quot;&quot;;[base.AF177])">
            <text:p/>
          </table:table-cell>
          <table:table-cell table:style-name="ce25" table:formula="of:=IF(ISBLANK([base.AG177]);&quot;&quot;;[base.AG177])">
            <text:p/>
          </table:table-cell>
          <table:table-cell table:style-name="ce25" table:formula="of:=IF(ISBLANK([base.AH173]);&quot;&quot;;[base.AH173])">
            <text:p/>
          </table:table-cell>
          <table:table-cell table:style-name="ce25" table:formula="of:=IF(ISBLANK([base.AI173]);&quot;&quot;;[base.AI173])">
            <text:p/>
          </table:table-cell>
          <table:table-cell table:style-name="ce25" table:formula="of:=IF(ISBLANK([base.AJ177]);&quot;&quot;;[base.AJ177])">
            <text:p/>
          </table:table-cell>
          <table:table-cell table:style-name="ce25" table:formula="of:=IF(ISBLANK([base.AK177]);&quot;&quot;;[base.AK177])">
            <text:p/>
          </table:table-cell>
          <table:table-cell table:style-name="ce25" table:formula="of:=IF(ISBLANK([base.AL177]);&quot;&quot;;[base.AL177])">
            <text:p/>
          </table:table-cell>
          <table:table-cell table:style-name="ce25" table:formula="of:=IF(ISBLANK([base.AM177]);&quot;&quot;;[base.AM177])">
            <text:p/>
          </table:table-cell>
          <table:table-cell table:style-name="ce25" table:formula="of:=IF(ISBLANK([base.AN177]);&quot;&quot;;[base.AN177])">
            <text:p/>
          </table:table-cell>
          <table:table-cell table:style-name="ce25" table:formula="of:=IF(ISBLANK([base.AO177]);&quot;&quot;;[base.AO177])">
            <text:p/>
          </table:table-cell>
          <table:table-cell table:style-name="ce25" table:formula="of:=IF(ISBLANK([base.AP177]);&quot;&quot;;[base.AP177])">
            <text:p/>
          </table:table-cell>
          <table:table-cell table:style-name="ce25" table:formula="of:=IF(ISBLANK([base.AQ177]);&quot;&quot;;[base.AQ177])">
            <text:p/>
          </table:table-cell>
          <table:table-cell table:style-name="ce25" table:formula="of:=IF(ISBLANK([base.AR177]);&quot;&quot;;[base.AR177])">
            <text:p/>
          </table:table-cell>
          <table:table-cell table:style-name="ce25" table:formula="of:=IF(ISBLANK([base.AS177]);&quot;&quot;;[base.AS177])">
            <text:p/>
          </table:table-cell>
          <table:table-cell table:style-name="ce25" table:formula="of:=IF(ISBLANK([base.AT177]);&quot;&quot;;[base.AT177])">
            <text:p/>
          </table:table-cell>
          <table:table-cell table:number-columns-repeated="991"/>
        </table:table-row>
        <table:table-row table:style-name="ro1">
          <table:table-cell table:formula="of:=[base.A179]" office:value-type="float" office:value="0">
            <text:p>0</text:p>
          </table:table-cell>
          <table:table-cell table:style-name="ce25" table:formula="of:=IF(ISBLANK([base.D179]);&quot;&quot;;[base.D179])">
            <text:p/>
          </table:table-cell>
          <table:table-cell table:style-name="ce25" table:formula="of:=IF(ISBLANK([base.E179]);&quot;&quot;;[base.E179])">
            <text:p/>
          </table:table-cell>
          <table:table-cell table:formula="of:=[base.W179]" office:value-type="float" office:value="0">
            <text:p>0</text:p>
          </table:table-cell>
          <table:table-cell table:formula="of:=[base.X179]" office:value-type="float" office:value="0">
            <text:p>0</text:p>
          </table:table-cell>
          <table:table-cell table:formula="of:=[base.N179]" office:value-type="float" office:value="0">
            <text:p>0</text:p>
          </table:table-cell>
          <table:table-cell table:style-name="ce25" table:formula="of:=IF(ISBLANK([base.Z178]);&quot;&quot;;[base.Z178])">
            <text:p/>
          </table:table-cell>
          <table:table-cell table:style-name="ce25" table:formula="of:=IF(ISBLANK([base.AA178]);&quot;&quot;;[base.AA178])">
            <text:p/>
          </table:table-cell>
          <table:table-cell table:style-name="ce25" table:formula="of:=IF(ISBLANK([base.AB178]);&quot;&quot;;[base.AB178])">
            <text:p/>
          </table:table-cell>
          <table:table-cell table:style-name="ce25" table:formula="of:=IF(ISBLANK([base.AC178]);&quot;&quot;;[base.AC178])">
            <text:p/>
          </table:table-cell>
          <table:table-cell table:style-name="ce25" table:formula="of:=IF(ISBLANK([base.AD178]);&quot;&quot;;[base.AD178])">
            <text:p/>
          </table:table-cell>
          <table:table-cell table:style-name="ce25" table:formula="of:=IF(ISBLANK([base.AE178]);&quot;&quot;;[base.AE178])">
            <text:p/>
          </table:table-cell>
          <table:table-cell table:style-name="ce25" table:formula="of:=IF(ISBLANK([base.AF178]);&quot;&quot;;[base.AF178])">
            <text:p/>
          </table:table-cell>
          <table:table-cell table:style-name="ce25" table:formula="of:=IF(ISBLANK([base.AG178]);&quot;&quot;;[base.AG178])">
            <text:p/>
          </table:table-cell>
          <table:table-cell table:style-name="ce25" table:formula="of:=IF(ISBLANK([base.AH174]);&quot;&quot;;[base.AH174])">
            <text:p/>
          </table:table-cell>
          <table:table-cell table:style-name="ce25" table:formula="of:=IF(ISBLANK([base.AI174]);&quot;&quot;;[base.AI174])">
            <text:p/>
          </table:table-cell>
          <table:table-cell table:style-name="ce25" table:formula="of:=IF(ISBLANK([base.AJ178]);&quot;&quot;;[base.AJ178])">
            <text:p/>
          </table:table-cell>
          <table:table-cell table:style-name="ce25" table:formula="of:=IF(ISBLANK([base.AK178]);&quot;&quot;;[base.AK178])">
            <text:p/>
          </table:table-cell>
          <table:table-cell table:style-name="ce25" table:formula="of:=IF(ISBLANK([base.AL178]);&quot;&quot;;[base.AL178])">
            <text:p/>
          </table:table-cell>
          <table:table-cell table:style-name="ce25" table:formula="of:=IF(ISBLANK([base.AM178]);&quot;&quot;;[base.AM178])">
            <text:p/>
          </table:table-cell>
          <table:table-cell table:style-name="ce25" table:formula="of:=IF(ISBLANK([base.AN178]);&quot;&quot;;[base.AN178])">
            <text:p/>
          </table:table-cell>
          <table:table-cell table:style-name="ce25" table:formula="of:=IF(ISBLANK([base.AO178]);&quot;&quot;;[base.AO178])">
            <text:p/>
          </table:table-cell>
          <table:table-cell table:style-name="ce25" table:formula="of:=IF(ISBLANK([base.AP178]);&quot;&quot;;[base.AP178])">
            <text:p/>
          </table:table-cell>
          <table:table-cell table:style-name="ce25" table:formula="of:=IF(ISBLANK([base.AQ178]);&quot;&quot;;[base.AQ178])">
            <text:p/>
          </table:table-cell>
          <table:table-cell table:style-name="ce25" table:formula="of:=IF(ISBLANK([base.AR178]);&quot;&quot;;[base.AR178])">
            <text:p/>
          </table:table-cell>
          <table:table-cell table:style-name="ce25" table:formula="of:=IF(ISBLANK([base.AS178]);&quot;&quot;;[base.AS178])">
            <text:p/>
          </table:table-cell>
          <table:table-cell table:style-name="ce25" table:formula="of:=IF(ISBLANK([base.AT178]);&quot;&quot;;[base.AT178])">
            <text:p/>
          </table:table-cell>
          <table:table-cell table:number-columns-repeated="991"/>
        </table:table-row>
        <table:table-row table:style-name="ro1">
          <table:table-cell table:formula="of:=[base.A180]" office:value-type="float" office:value="0">
            <text:p>0</text:p>
          </table:table-cell>
          <table:table-cell table:style-name="ce25" table:formula="of:=IF(ISBLANK([base.D180]);&quot;&quot;;[base.D180])">
            <text:p/>
          </table:table-cell>
          <table:table-cell table:style-name="ce25" table:formula="of:=IF(ISBLANK([base.E180]);&quot;&quot;;[base.E180])">
            <text:p/>
          </table:table-cell>
          <table:table-cell table:formula="of:=[base.W180]" office:value-type="float" office:value="0">
            <text:p>0</text:p>
          </table:table-cell>
          <table:table-cell table:formula="of:=[base.X180]" office:value-type="float" office:value="0">
            <text:p>0</text:p>
          </table:table-cell>
          <table:table-cell table:formula="of:=[base.N180]" office:value-type="float" office:value="0">
            <text:p>0</text:p>
          </table:table-cell>
          <table:table-cell table:style-name="ce25" table:formula="of:=IF(ISBLANK([base.Z179]);&quot;&quot;;[base.Z179])">
            <text:p/>
          </table:table-cell>
          <table:table-cell table:style-name="ce25" table:formula="of:=IF(ISBLANK([base.AA179]);&quot;&quot;;[base.AA179])">
            <text:p/>
          </table:table-cell>
          <table:table-cell table:style-name="ce25" table:formula="of:=IF(ISBLANK([base.AB179]);&quot;&quot;;[base.AB179])">
            <text:p/>
          </table:table-cell>
          <table:table-cell table:style-name="ce25" table:formula="of:=IF(ISBLANK([base.AC179]);&quot;&quot;;[base.AC179])">
            <text:p/>
          </table:table-cell>
          <table:table-cell table:style-name="ce25" table:formula="of:=IF(ISBLANK([base.AD179]);&quot;&quot;;[base.AD179])">
            <text:p/>
          </table:table-cell>
          <table:table-cell table:style-name="ce25" table:formula="of:=IF(ISBLANK([base.AE179]);&quot;&quot;;[base.AE179])">
            <text:p/>
          </table:table-cell>
          <table:table-cell table:style-name="ce25" table:formula="of:=IF(ISBLANK([base.AF179]);&quot;&quot;;[base.AF179])">
            <text:p/>
          </table:table-cell>
          <table:table-cell table:style-name="ce25" table:formula="of:=IF(ISBLANK([base.AG179]);&quot;&quot;;[base.AG179])">
            <text:p/>
          </table:table-cell>
          <table:table-cell table:style-name="ce25" table:formula="of:=IF(ISBLANK([base.AH175]);&quot;&quot;;[base.AH175])">
            <text:p/>
          </table:table-cell>
          <table:table-cell table:style-name="ce25" table:formula="of:=IF(ISBLANK([base.AI175]);&quot;&quot;;[base.AI175])">
            <text:p/>
          </table:table-cell>
          <table:table-cell table:style-name="ce25" table:formula="of:=IF(ISBLANK([base.AJ179]);&quot;&quot;;[base.AJ179])">
            <text:p/>
          </table:table-cell>
          <table:table-cell table:style-name="ce25" table:formula="of:=IF(ISBLANK([base.AK179]);&quot;&quot;;[base.AK179])">
            <text:p/>
          </table:table-cell>
          <table:table-cell table:style-name="ce25" table:formula="of:=IF(ISBLANK([base.AL179]);&quot;&quot;;[base.AL179])">
            <text:p/>
          </table:table-cell>
          <table:table-cell table:style-name="ce25" table:formula="of:=IF(ISBLANK([base.AM179]);&quot;&quot;;[base.AM179])">
            <text:p/>
          </table:table-cell>
          <table:table-cell table:style-name="ce25" table:formula="of:=IF(ISBLANK([base.AN179]);&quot;&quot;;[base.AN179])">
            <text:p/>
          </table:table-cell>
          <table:table-cell table:style-name="ce25" table:formula="of:=IF(ISBLANK([base.AO179]);&quot;&quot;;[base.AO179])">
            <text:p/>
          </table:table-cell>
          <table:table-cell table:style-name="ce25" table:formula="of:=IF(ISBLANK([base.AP179]);&quot;&quot;;[base.AP179])">
            <text:p/>
          </table:table-cell>
          <table:table-cell table:style-name="ce25" table:formula="of:=IF(ISBLANK([base.AQ179]);&quot;&quot;;[base.AQ179])">
            <text:p/>
          </table:table-cell>
          <table:table-cell table:style-name="ce25" table:formula="of:=IF(ISBLANK([base.AR179]);&quot;&quot;;[base.AR179])">
            <text:p/>
          </table:table-cell>
          <table:table-cell table:style-name="ce25" table:formula="of:=IF(ISBLANK([base.AS179]);&quot;&quot;;[base.AS179])">
            <text:p/>
          </table:table-cell>
          <table:table-cell table:style-name="ce25" table:formula="of:=IF(ISBLANK([base.AT179]);&quot;&quot;;[base.AT179])">
            <text:p/>
          </table:table-cell>
          <table:table-cell table:number-columns-repeated="991"/>
        </table:table-row>
        <table:table-row table:style-name="ro1">
          <table:table-cell table:formula="of:=[base.A181]" office:value-type="float" office:value="0">
            <text:p>0</text:p>
          </table:table-cell>
          <table:table-cell table:style-name="ce25" table:formula="of:=IF(ISBLANK([base.D181]);&quot;&quot;;[base.D181])">
            <text:p/>
          </table:table-cell>
          <table:table-cell table:style-name="ce25" table:formula="of:=IF(ISBLANK([base.E181]);&quot;&quot;;[base.E181])">
            <text:p/>
          </table:table-cell>
          <table:table-cell table:formula="of:=[base.W181]" office:value-type="float" office:value="0">
            <text:p>0</text:p>
          </table:table-cell>
          <table:table-cell table:formula="of:=[base.X181]" office:value-type="float" office:value="0">
            <text:p>0</text:p>
          </table:table-cell>
          <table:table-cell table:formula="of:=[base.N181]" office:value-type="float" office:value="0">
            <text:p>0</text:p>
          </table:table-cell>
          <table:table-cell table:style-name="ce25" table:formula="of:=IF(ISBLANK([base.Z180]);&quot;&quot;;[base.Z180])">
            <text:p/>
          </table:table-cell>
          <table:table-cell table:style-name="ce25" table:formula="of:=IF(ISBLANK([base.AA180]);&quot;&quot;;[base.AA180])">
            <text:p/>
          </table:table-cell>
          <table:table-cell table:style-name="ce25" table:formula="of:=IF(ISBLANK([base.AB180]);&quot;&quot;;[base.AB180])">
            <text:p/>
          </table:table-cell>
          <table:table-cell table:style-name="ce25" table:formula="of:=IF(ISBLANK([base.AC180]);&quot;&quot;;[base.AC180])">
            <text:p/>
          </table:table-cell>
          <table:table-cell table:style-name="ce25" table:formula="of:=IF(ISBLANK([base.AD180]);&quot;&quot;;[base.AD180])">
            <text:p/>
          </table:table-cell>
          <table:table-cell table:style-name="ce25" table:formula="of:=IF(ISBLANK([base.AE180]);&quot;&quot;;[base.AE180])">
            <text:p/>
          </table:table-cell>
          <table:table-cell table:style-name="ce25" table:formula="of:=IF(ISBLANK([base.AF180]);&quot;&quot;;[base.AF180])">
            <text:p/>
          </table:table-cell>
          <table:table-cell table:style-name="ce25" table:formula="of:=IF(ISBLANK([base.AG180]);&quot;&quot;;[base.AG180])">
            <text:p/>
          </table:table-cell>
          <table:table-cell table:style-name="ce25" table:formula="of:=IF(ISBLANK([base.AH176]);&quot;&quot;;[base.AH176])">
            <text:p/>
          </table:table-cell>
          <table:table-cell table:style-name="ce25" table:formula="of:=IF(ISBLANK([base.AI176]);&quot;&quot;;[base.AI176])">
            <text:p/>
          </table:table-cell>
          <table:table-cell table:style-name="ce25" table:formula="of:=IF(ISBLANK([base.AJ180]);&quot;&quot;;[base.AJ180])">
            <text:p/>
          </table:table-cell>
          <table:table-cell table:style-name="ce25" table:formula="of:=IF(ISBLANK([base.AK180]);&quot;&quot;;[base.AK180])">
            <text:p/>
          </table:table-cell>
          <table:table-cell table:style-name="ce25" table:formula="of:=IF(ISBLANK([base.AL180]);&quot;&quot;;[base.AL180])">
            <text:p/>
          </table:table-cell>
          <table:table-cell table:style-name="ce25" table:formula="of:=IF(ISBLANK([base.AM180]);&quot;&quot;;[base.AM180])">
            <text:p/>
          </table:table-cell>
          <table:table-cell table:style-name="ce25" table:formula="of:=IF(ISBLANK([base.AN180]);&quot;&quot;;[base.AN180])">
            <text:p/>
          </table:table-cell>
          <table:table-cell table:style-name="ce25" table:formula="of:=IF(ISBLANK([base.AO180]);&quot;&quot;;[base.AO180])">
            <text:p/>
          </table:table-cell>
          <table:table-cell table:style-name="ce25" table:formula="of:=IF(ISBLANK([base.AP180]);&quot;&quot;;[base.AP180])">
            <text:p/>
          </table:table-cell>
          <table:table-cell table:style-name="ce25" table:formula="of:=IF(ISBLANK([base.AQ180]);&quot;&quot;;[base.AQ180])">
            <text:p/>
          </table:table-cell>
          <table:table-cell table:style-name="ce25" table:formula="of:=IF(ISBLANK([base.AR180]);&quot;&quot;;[base.AR180])">
            <text:p/>
          </table:table-cell>
          <table:table-cell table:style-name="ce25" table:formula="of:=IF(ISBLANK([base.AS180]);&quot;&quot;;[base.AS180])">
            <text:p/>
          </table:table-cell>
          <table:table-cell table:style-name="ce25" table:formula="of:=IF(ISBLANK([base.AT180]);&quot;&quot;;[base.AT180])">
            <text:p/>
          </table:table-cell>
          <table:table-cell table:number-columns-repeated="991"/>
        </table:table-row>
        <table:table-row table:style-name="ro1">
          <table:table-cell table:formula="of:=[base.A182]" office:value-type="float" office:value="0">
            <text:p>0</text:p>
          </table:table-cell>
          <table:table-cell table:style-name="ce25" table:formula="of:=IF(ISBLANK([base.D182]);&quot;&quot;;[base.D182])">
            <text:p/>
          </table:table-cell>
          <table:table-cell table:style-name="ce25" table:formula="of:=IF(ISBLANK([base.E182]);&quot;&quot;;[base.E182])">
            <text:p/>
          </table:table-cell>
          <table:table-cell table:formula="of:=[base.W182]" office:value-type="float" office:value="0">
            <text:p>0</text:p>
          </table:table-cell>
          <table:table-cell table:formula="of:=[base.X182]" office:value-type="float" office:value="0">
            <text:p>0</text:p>
          </table:table-cell>
          <table:table-cell table:formula="of:=[base.N182]" office:value-type="float" office:value="0">
            <text:p>0</text:p>
          </table:table-cell>
          <table:table-cell table:style-name="ce25" table:formula="of:=IF(ISBLANK([base.Z181]);&quot;&quot;;[base.Z181])">
            <text:p/>
          </table:table-cell>
          <table:table-cell table:style-name="ce25" table:formula="of:=IF(ISBLANK([base.AA181]);&quot;&quot;;[base.AA181])">
            <text:p/>
          </table:table-cell>
          <table:table-cell table:style-name="ce25" table:formula="of:=IF(ISBLANK([base.AB181]);&quot;&quot;;[base.AB181])">
            <text:p/>
          </table:table-cell>
          <table:table-cell table:style-name="ce25" table:formula="of:=IF(ISBLANK([base.AC181]);&quot;&quot;;[base.AC181])">
            <text:p/>
          </table:table-cell>
          <table:table-cell table:style-name="ce25" table:formula="of:=IF(ISBLANK([base.AD181]);&quot;&quot;;[base.AD181])">
            <text:p/>
          </table:table-cell>
          <table:table-cell table:style-name="ce25" table:formula="of:=IF(ISBLANK([base.AE181]);&quot;&quot;;[base.AE181])">
            <text:p/>
          </table:table-cell>
          <table:table-cell table:style-name="ce25" table:formula="of:=IF(ISBLANK([base.AF181]);&quot;&quot;;[base.AF181])">
            <text:p/>
          </table:table-cell>
          <table:table-cell table:style-name="ce25" table:formula="of:=IF(ISBLANK([base.AG181]);&quot;&quot;;[base.AG181])">
            <text:p/>
          </table:table-cell>
          <table:table-cell table:style-name="ce25" table:formula="of:=IF(ISBLANK([base.AH177]);&quot;&quot;;[base.AH177])">
            <text:p/>
          </table:table-cell>
          <table:table-cell table:style-name="ce25" table:formula="of:=IF(ISBLANK([base.AI177]);&quot;&quot;;[base.AI177])">
            <text:p/>
          </table:table-cell>
          <table:table-cell table:style-name="ce25" table:formula="of:=IF(ISBLANK([base.AJ181]);&quot;&quot;;[base.AJ181])">
            <text:p/>
          </table:table-cell>
          <table:table-cell table:style-name="ce25" table:formula="of:=IF(ISBLANK([base.AK181]);&quot;&quot;;[base.AK181])">
            <text:p/>
          </table:table-cell>
          <table:table-cell table:style-name="ce25" table:formula="of:=IF(ISBLANK([base.AL181]);&quot;&quot;;[base.AL181])">
            <text:p/>
          </table:table-cell>
          <table:table-cell table:style-name="ce25" table:formula="of:=IF(ISBLANK([base.AM181]);&quot;&quot;;[base.AM181])">
            <text:p/>
          </table:table-cell>
          <table:table-cell table:style-name="ce25" table:formula="of:=IF(ISBLANK([base.AN181]);&quot;&quot;;[base.AN181])">
            <text:p/>
          </table:table-cell>
          <table:table-cell table:style-name="ce25" table:formula="of:=IF(ISBLANK([base.AO181]);&quot;&quot;;[base.AO181])">
            <text:p/>
          </table:table-cell>
          <table:table-cell table:style-name="ce25" table:formula="of:=IF(ISBLANK([base.AP181]);&quot;&quot;;[base.AP181])">
            <text:p/>
          </table:table-cell>
          <table:table-cell table:style-name="ce25" table:formula="of:=IF(ISBLANK([base.AQ181]);&quot;&quot;;[base.AQ181])">
            <text:p/>
          </table:table-cell>
          <table:table-cell table:style-name="ce25" table:formula="of:=IF(ISBLANK([base.AR181]);&quot;&quot;;[base.AR181])">
            <text:p/>
          </table:table-cell>
          <table:table-cell table:style-name="ce25" table:formula="of:=IF(ISBLANK([base.AS181]);&quot;&quot;;[base.AS181])">
            <text:p/>
          </table:table-cell>
          <table:table-cell table:style-name="ce25" table:formula="of:=IF(ISBLANK([base.AT181]);&quot;&quot;;[base.AT181])">
            <text:p/>
          </table:table-cell>
          <table:table-cell table:number-columns-repeated="991"/>
        </table:table-row>
        <table:table-row table:style-name="ro1">
          <table:table-cell table:formula="of:=[base.A183]" office:value-type="float" office:value="0">
            <text:p>0</text:p>
          </table:table-cell>
          <table:table-cell table:style-name="ce25" table:formula="of:=IF(ISBLANK([base.D183]);&quot;&quot;;[base.D183])">
            <text:p/>
          </table:table-cell>
          <table:table-cell table:style-name="ce25" table:formula="of:=IF(ISBLANK([base.E183]);&quot;&quot;;[base.E183])">
            <text:p/>
          </table:table-cell>
          <table:table-cell table:formula="of:=[base.W183]" office:value-type="float" office:value="0">
            <text:p>0</text:p>
          </table:table-cell>
          <table:table-cell table:formula="of:=[base.X183]" office:value-type="float" office:value="0">
            <text:p>0</text:p>
          </table:table-cell>
          <table:table-cell table:formula="of:=[base.N183]" office:value-type="float" office:value="0">
            <text:p>0</text:p>
          </table:table-cell>
          <table:table-cell table:style-name="ce25" table:formula="of:=IF(ISBLANK([base.Z182]);&quot;&quot;;[base.Z182])">
            <text:p/>
          </table:table-cell>
          <table:table-cell table:style-name="ce25" table:formula="of:=IF(ISBLANK([base.AA182]);&quot;&quot;;[base.AA182])">
            <text:p/>
          </table:table-cell>
          <table:table-cell table:style-name="ce25" table:formula="of:=IF(ISBLANK([base.AB182]);&quot;&quot;;[base.AB182])">
            <text:p/>
          </table:table-cell>
          <table:table-cell table:style-name="ce25" table:formula="of:=IF(ISBLANK([base.AC182]);&quot;&quot;;[base.AC182])">
            <text:p/>
          </table:table-cell>
          <table:table-cell table:style-name="ce25" table:formula="of:=IF(ISBLANK([base.AD182]);&quot;&quot;;[base.AD182])">
            <text:p/>
          </table:table-cell>
          <table:table-cell table:style-name="ce25" table:formula="of:=IF(ISBLANK([base.AE182]);&quot;&quot;;[base.AE182])">
            <text:p/>
          </table:table-cell>
          <table:table-cell table:style-name="ce25" table:formula="of:=IF(ISBLANK([base.AF182]);&quot;&quot;;[base.AF182])">
            <text:p/>
          </table:table-cell>
          <table:table-cell table:style-name="ce25" table:formula="of:=IF(ISBLANK([base.AG182]);&quot;&quot;;[base.AG182])">
            <text:p/>
          </table:table-cell>
          <table:table-cell table:style-name="ce25" table:formula="of:=IF(ISBLANK([base.AH178]);&quot;&quot;;[base.AH178])">
            <text:p/>
          </table:table-cell>
          <table:table-cell table:style-name="ce25" table:formula="of:=IF(ISBLANK([base.AI178]);&quot;&quot;;[base.AI178])">
            <text:p/>
          </table:table-cell>
          <table:table-cell table:style-name="ce25" table:formula="of:=IF(ISBLANK([base.AJ182]);&quot;&quot;;[base.AJ182])">
            <text:p/>
          </table:table-cell>
          <table:table-cell table:style-name="ce25" table:formula="of:=IF(ISBLANK([base.AK182]);&quot;&quot;;[base.AK182])">
            <text:p/>
          </table:table-cell>
          <table:table-cell table:style-name="ce25" table:formula="of:=IF(ISBLANK([base.AL182]);&quot;&quot;;[base.AL182])">
            <text:p/>
          </table:table-cell>
          <table:table-cell table:style-name="ce25" table:formula="of:=IF(ISBLANK([base.AM182]);&quot;&quot;;[base.AM182])">
            <text:p/>
          </table:table-cell>
          <table:table-cell table:style-name="ce25" table:formula="of:=IF(ISBLANK([base.AN182]);&quot;&quot;;[base.AN182])">
            <text:p/>
          </table:table-cell>
          <table:table-cell table:style-name="ce25" table:formula="of:=IF(ISBLANK([base.AO182]);&quot;&quot;;[base.AO182])">
            <text:p/>
          </table:table-cell>
          <table:table-cell table:style-name="ce25" table:formula="of:=IF(ISBLANK([base.AP182]);&quot;&quot;;[base.AP182])">
            <text:p/>
          </table:table-cell>
          <table:table-cell table:style-name="ce25" table:formula="of:=IF(ISBLANK([base.AQ182]);&quot;&quot;;[base.AQ182])">
            <text:p/>
          </table:table-cell>
          <table:table-cell table:style-name="ce25" table:formula="of:=IF(ISBLANK([base.AR182]);&quot;&quot;;[base.AR182])">
            <text:p/>
          </table:table-cell>
          <table:table-cell table:style-name="ce25" table:formula="of:=IF(ISBLANK([base.AS182]);&quot;&quot;;[base.AS182])">
            <text:p/>
          </table:table-cell>
          <table:table-cell table:style-name="ce25" table:formula="of:=IF(ISBLANK([base.AT182]);&quot;&quot;;[base.AT182])">
            <text:p/>
          </table:table-cell>
          <table:table-cell table:number-columns-repeated="991"/>
        </table:table-row>
        <table:table-row table:style-name="ro1">
          <table:table-cell table:formula="of:=[base.A184]" office:value-type="float" office:value="0">
            <text:p>0</text:p>
          </table:table-cell>
          <table:table-cell table:style-name="ce25" table:formula="of:=IF(ISBLANK([base.D184]);&quot;&quot;;[base.D184])">
            <text:p/>
          </table:table-cell>
          <table:table-cell table:style-name="ce25" table:formula="of:=IF(ISBLANK([base.E184]);&quot;&quot;;[base.E184])">
            <text:p/>
          </table:table-cell>
          <table:table-cell table:formula="of:=[base.W184]" office:value-type="float" office:value="0">
            <text:p>0</text:p>
          </table:table-cell>
          <table:table-cell table:formula="of:=[base.X184]" office:value-type="float" office:value="0">
            <text:p>0</text:p>
          </table:table-cell>
          <table:table-cell table:formula="of:=[base.N184]" office:value-type="float" office:value="0">
            <text:p>0</text:p>
          </table:table-cell>
          <table:table-cell table:style-name="ce25" table:formula="of:=IF(ISBLANK([base.Z183]);&quot;&quot;;[base.Z183])">
            <text:p/>
          </table:table-cell>
          <table:table-cell table:style-name="ce25" table:formula="of:=IF(ISBLANK([base.AA183]);&quot;&quot;;[base.AA183])">
            <text:p/>
          </table:table-cell>
          <table:table-cell table:style-name="ce25" table:formula="of:=IF(ISBLANK([base.AB183]);&quot;&quot;;[base.AB183])">
            <text:p/>
          </table:table-cell>
          <table:table-cell table:style-name="ce25" table:formula="of:=IF(ISBLANK([base.AC183]);&quot;&quot;;[base.AC183])">
            <text:p/>
          </table:table-cell>
          <table:table-cell table:style-name="ce25" table:formula="of:=IF(ISBLANK([base.AD183]);&quot;&quot;;[base.AD183])">
            <text:p/>
          </table:table-cell>
          <table:table-cell table:style-name="ce25" table:formula="of:=IF(ISBLANK([base.AE183]);&quot;&quot;;[base.AE183])">
            <text:p/>
          </table:table-cell>
          <table:table-cell table:style-name="ce25" table:formula="of:=IF(ISBLANK([base.AF183]);&quot;&quot;;[base.AF183])">
            <text:p/>
          </table:table-cell>
          <table:table-cell table:style-name="ce25" table:formula="of:=IF(ISBLANK([base.AG183]);&quot;&quot;;[base.AG183])">
            <text:p/>
          </table:table-cell>
          <table:table-cell table:style-name="ce25" table:formula="of:=IF(ISBLANK([base.AH179]);&quot;&quot;;[base.AH179])">
            <text:p/>
          </table:table-cell>
          <table:table-cell table:style-name="ce25" table:formula="of:=IF(ISBLANK([base.AI179]);&quot;&quot;;[base.AI179])">
            <text:p/>
          </table:table-cell>
          <table:table-cell table:style-name="ce25" table:formula="of:=IF(ISBLANK([base.AJ183]);&quot;&quot;;[base.AJ183])">
            <text:p/>
          </table:table-cell>
          <table:table-cell table:style-name="ce25" table:formula="of:=IF(ISBLANK([base.AK183]);&quot;&quot;;[base.AK183])">
            <text:p/>
          </table:table-cell>
          <table:table-cell table:style-name="ce25" table:formula="of:=IF(ISBLANK([base.AL183]);&quot;&quot;;[base.AL183])">
            <text:p/>
          </table:table-cell>
          <table:table-cell table:style-name="ce25" table:formula="of:=IF(ISBLANK([base.AM183]);&quot;&quot;;[base.AM183])">
            <text:p/>
          </table:table-cell>
          <table:table-cell table:style-name="ce25" table:formula="of:=IF(ISBLANK([base.AN183]);&quot;&quot;;[base.AN183])">
            <text:p/>
          </table:table-cell>
          <table:table-cell table:style-name="ce25" table:formula="of:=IF(ISBLANK([base.AO183]);&quot;&quot;;[base.AO183])">
            <text:p/>
          </table:table-cell>
          <table:table-cell table:style-name="ce25" table:formula="of:=IF(ISBLANK([base.AP183]);&quot;&quot;;[base.AP183])">
            <text:p/>
          </table:table-cell>
          <table:table-cell table:style-name="ce25" table:formula="of:=IF(ISBLANK([base.AQ183]);&quot;&quot;;[base.AQ183])">
            <text:p/>
          </table:table-cell>
          <table:table-cell table:style-name="ce25" table:formula="of:=IF(ISBLANK([base.AR183]);&quot;&quot;;[base.AR183])">
            <text:p/>
          </table:table-cell>
          <table:table-cell table:style-name="ce25" table:formula="of:=IF(ISBLANK([base.AS183]);&quot;&quot;;[base.AS183])">
            <text:p/>
          </table:table-cell>
          <table:table-cell table:style-name="ce25" table:formula="of:=IF(ISBLANK([base.AT183]);&quot;&quot;;[base.AT183])">
            <text:p/>
          </table:table-cell>
          <table:table-cell table:number-columns-repeated="991"/>
        </table:table-row>
        <table:table-row table:style-name="ro1">
          <table:table-cell table:formula="of:=[base.A185]" office:value-type="float" office:value="0">
            <text:p>0</text:p>
          </table:table-cell>
          <table:table-cell table:style-name="ce25" table:formula="of:=IF(ISBLANK([base.D185]);&quot;&quot;;[base.D185])">
            <text:p/>
          </table:table-cell>
          <table:table-cell table:style-name="ce25" table:formula="of:=IF(ISBLANK([base.E185]);&quot;&quot;;[base.E185])">
            <text:p/>
          </table:table-cell>
          <table:table-cell table:formula="of:=[base.W185]" office:value-type="float" office:value="0">
            <text:p>0</text:p>
          </table:table-cell>
          <table:table-cell table:formula="of:=[base.X185]" office:value-type="float" office:value="0">
            <text:p>0</text:p>
          </table:table-cell>
          <table:table-cell table:formula="of:=[base.N185]" office:value-type="float" office:value="0">
            <text:p>0</text:p>
          </table:table-cell>
          <table:table-cell table:style-name="ce25" table:formula="of:=IF(ISBLANK([base.Z184]);&quot;&quot;;[base.Z184])">
            <text:p/>
          </table:table-cell>
          <table:table-cell table:style-name="ce25" table:formula="of:=IF(ISBLANK([base.AA184]);&quot;&quot;;[base.AA184])">
            <text:p/>
          </table:table-cell>
          <table:table-cell table:style-name="ce25" table:formula="of:=IF(ISBLANK([base.AB184]);&quot;&quot;;[base.AB184])">
            <text:p/>
          </table:table-cell>
          <table:table-cell table:style-name="ce25" table:formula="of:=IF(ISBLANK([base.AC184]);&quot;&quot;;[base.AC184])">
            <text:p/>
          </table:table-cell>
          <table:table-cell table:style-name="ce25" table:formula="of:=IF(ISBLANK([base.AD184]);&quot;&quot;;[base.AD184])">
            <text:p/>
          </table:table-cell>
          <table:table-cell table:style-name="ce25" table:formula="of:=IF(ISBLANK([base.AE184]);&quot;&quot;;[base.AE184])">
            <text:p/>
          </table:table-cell>
          <table:table-cell table:style-name="ce25" table:formula="of:=IF(ISBLANK([base.AF184]);&quot;&quot;;[base.AF184])">
            <text:p/>
          </table:table-cell>
          <table:table-cell table:style-name="ce25" table:formula="of:=IF(ISBLANK([base.AG184]);&quot;&quot;;[base.AG184])">
            <text:p/>
          </table:table-cell>
          <table:table-cell table:style-name="ce25" table:formula="of:=IF(ISBLANK([base.AH180]);&quot;&quot;;[base.AH180])">
            <text:p/>
          </table:table-cell>
          <table:table-cell table:style-name="ce25" table:formula="of:=IF(ISBLANK([base.AI180]);&quot;&quot;;[base.AI180])">
            <text:p/>
          </table:table-cell>
          <table:table-cell table:style-name="ce25" table:formula="of:=IF(ISBLANK([base.AJ184]);&quot;&quot;;[base.AJ184])">
            <text:p/>
          </table:table-cell>
          <table:table-cell table:style-name="ce25" table:formula="of:=IF(ISBLANK([base.AK184]);&quot;&quot;;[base.AK184])">
            <text:p/>
          </table:table-cell>
          <table:table-cell table:style-name="ce25" table:formula="of:=IF(ISBLANK([base.AL184]);&quot;&quot;;[base.AL184])">
            <text:p/>
          </table:table-cell>
          <table:table-cell table:style-name="ce25" table:formula="of:=IF(ISBLANK([base.AM184]);&quot;&quot;;[base.AM184])">
            <text:p/>
          </table:table-cell>
          <table:table-cell table:style-name="ce25" table:formula="of:=IF(ISBLANK([base.AN184]);&quot;&quot;;[base.AN184])">
            <text:p/>
          </table:table-cell>
          <table:table-cell table:style-name="ce25" table:formula="of:=IF(ISBLANK([base.AO184]);&quot;&quot;;[base.AO184])">
            <text:p/>
          </table:table-cell>
          <table:table-cell table:style-name="ce25" table:formula="of:=IF(ISBLANK([base.AP184]);&quot;&quot;;[base.AP184])">
            <text:p/>
          </table:table-cell>
          <table:table-cell table:style-name="ce25" table:formula="of:=IF(ISBLANK([base.AQ184]);&quot;&quot;;[base.AQ184])">
            <text:p/>
          </table:table-cell>
          <table:table-cell table:style-name="ce25" table:formula="of:=IF(ISBLANK([base.AR184]);&quot;&quot;;[base.AR184])">
            <text:p/>
          </table:table-cell>
          <table:table-cell table:style-name="ce25" table:formula="of:=IF(ISBLANK([base.AS184]);&quot;&quot;;[base.AS184])">
            <text:p/>
          </table:table-cell>
          <table:table-cell table:style-name="ce25" table:formula="of:=IF(ISBLANK([base.AT184]);&quot;&quot;;[base.AT184])">
            <text:p/>
          </table:table-cell>
          <table:table-cell table:number-columns-repeated="991"/>
        </table:table-row>
        <table:table-row table:style-name="ro1">
          <table:table-cell table:formula="of:=[base.A186]" office:value-type="float" office:value="0">
            <text:p>0</text:p>
          </table:table-cell>
          <table:table-cell table:style-name="ce25" table:formula="of:=IF(ISBLANK([base.D186]);&quot;&quot;;[base.D186])">
            <text:p/>
          </table:table-cell>
          <table:table-cell table:style-name="ce25" table:formula="of:=IF(ISBLANK([base.E186]);&quot;&quot;;[base.E186])">
            <text:p/>
          </table:table-cell>
          <table:table-cell table:formula="of:=[base.W186]" office:value-type="float" office:value="0">
            <text:p>0</text:p>
          </table:table-cell>
          <table:table-cell table:formula="of:=[base.X186]" office:value-type="float" office:value="0">
            <text:p>0</text:p>
          </table:table-cell>
          <table:table-cell table:formula="of:=[base.N186]" office:value-type="float" office:value="0">
            <text:p>0</text:p>
          </table:table-cell>
          <table:table-cell table:style-name="ce25" table:formula="of:=IF(ISBLANK([base.Z185]);&quot;&quot;;[base.Z185])">
            <text:p/>
          </table:table-cell>
          <table:table-cell table:style-name="ce25" table:formula="of:=IF(ISBLANK([base.AA185]);&quot;&quot;;[base.AA185])">
            <text:p/>
          </table:table-cell>
          <table:table-cell table:style-name="ce25" table:formula="of:=IF(ISBLANK([base.AB185]);&quot;&quot;;[base.AB185])">
            <text:p/>
          </table:table-cell>
          <table:table-cell table:style-name="ce25" table:formula="of:=IF(ISBLANK([base.AC185]);&quot;&quot;;[base.AC185])">
            <text:p/>
          </table:table-cell>
          <table:table-cell table:style-name="ce25" table:formula="of:=IF(ISBLANK([base.AD185]);&quot;&quot;;[base.AD185])">
            <text:p/>
          </table:table-cell>
          <table:table-cell table:style-name="ce25" table:formula="of:=IF(ISBLANK([base.AE185]);&quot;&quot;;[base.AE185])">
            <text:p/>
          </table:table-cell>
          <table:table-cell table:style-name="ce25" table:formula="of:=IF(ISBLANK([base.AF185]);&quot;&quot;;[base.AF185])">
            <text:p/>
          </table:table-cell>
          <table:table-cell table:style-name="ce25" table:formula="of:=IF(ISBLANK([base.AG185]);&quot;&quot;;[base.AG185])">
            <text:p/>
          </table:table-cell>
          <table:table-cell table:style-name="ce25" table:formula="of:=IF(ISBLANK([base.AH181]);&quot;&quot;;[base.AH181])">
            <text:p/>
          </table:table-cell>
          <table:table-cell table:style-name="ce25" table:formula="of:=IF(ISBLANK([base.AI181]);&quot;&quot;;[base.AI181])">
            <text:p/>
          </table:table-cell>
          <table:table-cell table:style-name="ce25" table:formula="of:=IF(ISBLANK([base.AJ185]);&quot;&quot;;[base.AJ185])">
            <text:p/>
          </table:table-cell>
          <table:table-cell table:style-name="ce25" table:formula="of:=IF(ISBLANK([base.AK185]);&quot;&quot;;[base.AK185])">
            <text:p/>
          </table:table-cell>
          <table:table-cell table:style-name="ce25" table:formula="of:=IF(ISBLANK([base.AL185]);&quot;&quot;;[base.AL185])">
            <text:p/>
          </table:table-cell>
          <table:table-cell table:style-name="ce25" table:formula="of:=IF(ISBLANK([base.AM185]);&quot;&quot;;[base.AM185])">
            <text:p/>
          </table:table-cell>
          <table:table-cell table:style-name="ce25" table:formula="of:=IF(ISBLANK([base.AN185]);&quot;&quot;;[base.AN185])">
            <text:p/>
          </table:table-cell>
          <table:table-cell table:style-name="ce25" table:formula="of:=IF(ISBLANK([base.AO185]);&quot;&quot;;[base.AO185])">
            <text:p/>
          </table:table-cell>
          <table:table-cell table:style-name="ce25" table:formula="of:=IF(ISBLANK([base.AP185]);&quot;&quot;;[base.AP185])">
            <text:p/>
          </table:table-cell>
          <table:table-cell table:style-name="ce25" table:formula="of:=IF(ISBLANK([base.AQ185]);&quot;&quot;;[base.AQ185])">
            <text:p/>
          </table:table-cell>
          <table:table-cell table:style-name="ce25" table:formula="of:=IF(ISBLANK([base.AR185]);&quot;&quot;;[base.AR185])">
            <text:p/>
          </table:table-cell>
          <table:table-cell table:style-name="ce25" table:formula="of:=IF(ISBLANK([base.AS185]);&quot;&quot;;[base.AS185])">
            <text:p/>
          </table:table-cell>
          <table:table-cell table:style-name="ce25" table:formula="of:=IF(ISBLANK([base.AT185]);&quot;&quot;;[base.AT185])">
            <text:p/>
          </table:table-cell>
          <table:table-cell table:number-columns-repeated="991"/>
        </table:table-row>
        <table:table-row table:style-name="ro1">
          <table:table-cell table:formula="of:=[base.A187]" office:value-type="float" office:value="0">
            <text:p>0</text:p>
          </table:table-cell>
          <table:table-cell table:style-name="ce25" table:formula="of:=IF(ISBLANK([base.D187]);&quot;&quot;;[base.D187])">
            <text:p/>
          </table:table-cell>
          <table:table-cell table:style-name="ce25" table:formula="of:=IF(ISBLANK([base.E187]);&quot;&quot;;[base.E187])">
            <text:p/>
          </table:table-cell>
          <table:table-cell table:formula="of:=[base.W187]" office:value-type="float" office:value="0">
            <text:p>0</text:p>
          </table:table-cell>
          <table:table-cell table:formula="of:=[base.X187]" office:value-type="float" office:value="0">
            <text:p>0</text:p>
          </table:table-cell>
          <table:table-cell table:formula="of:=[base.N187]" office:value-type="float" office:value="0">
            <text:p>0</text:p>
          </table:table-cell>
          <table:table-cell table:style-name="ce25" table:formula="of:=IF(ISBLANK([base.Z186]);&quot;&quot;;[base.Z186])">
            <text:p/>
          </table:table-cell>
          <table:table-cell table:style-name="ce25" table:formula="of:=IF(ISBLANK([base.AA186]);&quot;&quot;;[base.AA186])">
            <text:p/>
          </table:table-cell>
          <table:table-cell table:style-name="ce25" table:formula="of:=IF(ISBLANK([base.AB186]);&quot;&quot;;[base.AB186])">
            <text:p/>
          </table:table-cell>
          <table:table-cell table:style-name="ce25" table:formula="of:=IF(ISBLANK([base.AC186]);&quot;&quot;;[base.AC186])">
            <text:p/>
          </table:table-cell>
          <table:table-cell table:style-name="ce25" table:formula="of:=IF(ISBLANK([base.AD186]);&quot;&quot;;[base.AD186])">
            <text:p/>
          </table:table-cell>
          <table:table-cell table:style-name="ce25" table:formula="of:=IF(ISBLANK([base.AE186]);&quot;&quot;;[base.AE186])">
            <text:p/>
          </table:table-cell>
          <table:table-cell table:style-name="ce25" table:formula="of:=IF(ISBLANK([base.AF186]);&quot;&quot;;[base.AF186])">
            <text:p/>
          </table:table-cell>
          <table:table-cell table:style-name="ce25" table:formula="of:=IF(ISBLANK([base.AG186]);&quot;&quot;;[base.AG186])">
            <text:p/>
          </table:table-cell>
          <table:table-cell table:style-name="ce25" table:formula="of:=IF(ISBLANK([base.AH182]);&quot;&quot;;[base.AH182])">
            <text:p/>
          </table:table-cell>
          <table:table-cell table:style-name="ce25" table:formula="of:=IF(ISBLANK([base.AI182]);&quot;&quot;;[base.AI182])">
            <text:p/>
          </table:table-cell>
          <table:table-cell table:style-name="ce25" table:formula="of:=IF(ISBLANK([base.AJ186]);&quot;&quot;;[base.AJ186])">
            <text:p/>
          </table:table-cell>
          <table:table-cell table:style-name="ce25" table:formula="of:=IF(ISBLANK([base.AK186]);&quot;&quot;;[base.AK186])">
            <text:p/>
          </table:table-cell>
          <table:table-cell table:style-name="ce25" table:formula="of:=IF(ISBLANK([base.AL186]);&quot;&quot;;[base.AL186])">
            <text:p/>
          </table:table-cell>
          <table:table-cell table:style-name="ce25" table:formula="of:=IF(ISBLANK([base.AM186]);&quot;&quot;;[base.AM186])">
            <text:p/>
          </table:table-cell>
          <table:table-cell table:style-name="ce25" table:formula="of:=IF(ISBLANK([base.AN186]);&quot;&quot;;[base.AN186])">
            <text:p/>
          </table:table-cell>
          <table:table-cell table:style-name="ce25" table:formula="of:=IF(ISBLANK([base.AO186]);&quot;&quot;;[base.AO186])">
            <text:p/>
          </table:table-cell>
          <table:table-cell table:style-name="ce25" table:formula="of:=IF(ISBLANK([base.AP186]);&quot;&quot;;[base.AP186])">
            <text:p/>
          </table:table-cell>
          <table:table-cell table:style-name="ce25" table:formula="of:=IF(ISBLANK([base.AQ186]);&quot;&quot;;[base.AQ186])">
            <text:p/>
          </table:table-cell>
          <table:table-cell table:style-name="ce25" table:formula="of:=IF(ISBLANK([base.AR186]);&quot;&quot;;[base.AR186])">
            <text:p/>
          </table:table-cell>
          <table:table-cell table:style-name="ce25" table:formula="of:=IF(ISBLANK([base.AS186]);&quot;&quot;;[base.AS186])">
            <text:p/>
          </table:table-cell>
          <table:table-cell table:style-name="ce25" table:formula="of:=IF(ISBLANK([base.AT186]);&quot;&quot;;[base.AT186])">
            <text:p/>
          </table:table-cell>
          <table:table-cell table:number-columns-repeated="991"/>
        </table:table-row>
        <table:table-row table:style-name="ro1">
          <table:table-cell table:formula="of:=[base.A188]" office:value-type="float" office:value="0">
            <text:p>0</text:p>
          </table:table-cell>
          <table:table-cell table:style-name="ce25" table:formula="of:=IF(ISBLANK([base.D188]);&quot;&quot;;[base.D188])">
            <text:p/>
          </table:table-cell>
          <table:table-cell table:style-name="ce25" table:formula="of:=IF(ISBLANK([base.E188]);&quot;&quot;;[base.E188])">
            <text:p/>
          </table:table-cell>
          <table:table-cell table:formula="of:=[base.W188]" office:value-type="float" office:value="0">
            <text:p>0</text:p>
          </table:table-cell>
          <table:table-cell table:formula="of:=[base.X188]" office:value-type="float" office:value="0">
            <text:p>0</text:p>
          </table:table-cell>
          <table:table-cell table:formula="of:=[base.N188]" office:value-type="float" office:value="0">
            <text:p>0</text:p>
          </table:table-cell>
          <table:table-cell table:style-name="ce25" table:formula="of:=IF(ISBLANK([base.Z187]);&quot;&quot;;[base.Z187])">
            <text:p/>
          </table:table-cell>
          <table:table-cell table:style-name="ce25" table:formula="of:=IF(ISBLANK([base.AA187]);&quot;&quot;;[base.AA187])">
            <text:p/>
          </table:table-cell>
          <table:table-cell table:style-name="ce25" table:formula="of:=IF(ISBLANK([base.AB187]);&quot;&quot;;[base.AB187])">
            <text:p/>
          </table:table-cell>
          <table:table-cell table:style-name="ce25" table:formula="of:=IF(ISBLANK([base.AC187]);&quot;&quot;;[base.AC187])">
            <text:p/>
          </table:table-cell>
          <table:table-cell table:style-name="ce25" table:formula="of:=IF(ISBLANK([base.AD187]);&quot;&quot;;[base.AD187])">
            <text:p/>
          </table:table-cell>
          <table:table-cell table:style-name="ce25" table:formula="of:=IF(ISBLANK([base.AE187]);&quot;&quot;;[base.AE187])">
            <text:p/>
          </table:table-cell>
          <table:table-cell table:style-name="ce25" table:formula="of:=IF(ISBLANK([base.AF187]);&quot;&quot;;[base.AF187])">
            <text:p/>
          </table:table-cell>
          <table:table-cell table:style-name="ce25" table:formula="of:=IF(ISBLANK([base.AG187]);&quot;&quot;;[base.AG187])">
            <text:p/>
          </table:table-cell>
          <table:table-cell table:style-name="ce25" table:formula="of:=IF(ISBLANK([base.AH183]);&quot;&quot;;[base.AH183])">
            <text:p/>
          </table:table-cell>
          <table:table-cell table:style-name="ce25" table:formula="of:=IF(ISBLANK([base.AI183]);&quot;&quot;;[base.AI183])">
            <text:p/>
          </table:table-cell>
          <table:table-cell table:style-name="ce25" table:formula="of:=IF(ISBLANK([base.AJ187]);&quot;&quot;;[base.AJ187])">
            <text:p/>
          </table:table-cell>
          <table:table-cell table:style-name="ce25" table:formula="of:=IF(ISBLANK([base.AK187]);&quot;&quot;;[base.AK187])">
            <text:p/>
          </table:table-cell>
          <table:table-cell table:style-name="ce25" table:formula="of:=IF(ISBLANK([base.AL187]);&quot;&quot;;[base.AL187])">
            <text:p/>
          </table:table-cell>
          <table:table-cell table:style-name="ce25" table:formula="of:=IF(ISBLANK([base.AM187]);&quot;&quot;;[base.AM187])">
            <text:p/>
          </table:table-cell>
          <table:table-cell table:style-name="ce25" table:formula="of:=IF(ISBLANK([base.AN187]);&quot;&quot;;[base.AN187])">
            <text:p/>
          </table:table-cell>
          <table:table-cell table:style-name="ce25" table:formula="of:=IF(ISBLANK([base.AO187]);&quot;&quot;;[base.AO187])">
            <text:p/>
          </table:table-cell>
          <table:table-cell table:style-name="ce25" table:formula="of:=IF(ISBLANK([base.AP187]);&quot;&quot;;[base.AP187])">
            <text:p/>
          </table:table-cell>
          <table:table-cell table:style-name="ce25" table:formula="of:=IF(ISBLANK([base.AQ187]);&quot;&quot;;[base.AQ187])">
            <text:p/>
          </table:table-cell>
          <table:table-cell table:style-name="ce25" table:formula="of:=IF(ISBLANK([base.AR187]);&quot;&quot;;[base.AR187])">
            <text:p/>
          </table:table-cell>
          <table:table-cell table:style-name="ce25" table:formula="of:=IF(ISBLANK([base.AS187]);&quot;&quot;;[base.AS187])">
            <text:p/>
          </table:table-cell>
          <table:table-cell table:style-name="ce25" table:formula="of:=IF(ISBLANK([base.AT187]);&quot;&quot;;[base.AT187])">
            <text:p/>
          </table:table-cell>
          <table:table-cell table:number-columns-repeated="991"/>
        </table:table-row>
        <table:table-row table:style-name="ro1">
          <table:table-cell table:formula="of:=[base.A189]" office:value-type="float" office:value="0">
            <text:p>0</text:p>
          </table:table-cell>
          <table:table-cell table:style-name="ce25" table:formula="of:=IF(ISBLANK([base.D189]);&quot;&quot;;[base.D189])">
            <text:p/>
          </table:table-cell>
          <table:table-cell table:style-name="ce25" table:formula="of:=IF(ISBLANK([base.E189]);&quot;&quot;;[base.E189])">
            <text:p/>
          </table:table-cell>
          <table:table-cell table:formula="of:=[base.W189]" office:value-type="float" office:value="0">
            <text:p>0</text:p>
          </table:table-cell>
          <table:table-cell table:formula="of:=[base.X189]" office:value-type="float" office:value="0">
            <text:p>0</text:p>
          </table:table-cell>
          <table:table-cell table:formula="of:=[base.N189]" office:value-type="float" office:value="0">
            <text:p>0</text:p>
          </table:table-cell>
          <table:table-cell table:style-name="ce25" table:formula="of:=IF(ISBLANK([base.Z188]);&quot;&quot;;[base.Z188])">
            <text:p/>
          </table:table-cell>
          <table:table-cell table:style-name="ce25" table:formula="of:=IF(ISBLANK([base.AA188]);&quot;&quot;;[base.AA188])">
            <text:p/>
          </table:table-cell>
          <table:table-cell table:style-name="ce25" table:formula="of:=IF(ISBLANK([base.AB188]);&quot;&quot;;[base.AB188])">
            <text:p/>
          </table:table-cell>
          <table:table-cell table:style-name="ce25" table:formula="of:=IF(ISBLANK([base.AC188]);&quot;&quot;;[base.AC188])">
            <text:p/>
          </table:table-cell>
          <table:table-cell table:style-name="ce25" table:formula="of:=IF(ISBLANK([base.AD188]);&quot;&quot;;[base.AD188])">
            <text:p/>
          </table:table-cell>
          <table:table-cell table:style-name="ce25" table:formula="of:=IF(ISBLANK([base.AE188]);&quot;&quot;;[base.AE188])">
            <text:p/>
          </table:table-cell>
          <table:table-cell table:style-name="ce25" table:formula="of:=IF(ISBLANK([base.AF188]);&quot;&quot;;[base.AF188])">
            <text:p/>
          </table:table-cell>
          <table:table-cell table:style-name="ce25" table:formula="of:=IF(ISBLANK([base.AG188]);&quot;&quot;;[base.AG188])">
            <text:p/>
          </table:table-cell>
          <table:table-cell table:style-name="ce25" table:formula="of:=IF(ISBLANK([base.AH184]);&quot;&quot;;[base.AH184])">
            <text:p/>
          </table:table-cell>
          <table:table-cell table:style-name="ce25" table:formula="of:=IF(ISBLANK([base.AI184]);&quot;&quot;;[base.AI184])">
            <text:p/>
          </table:table-cell>
          <table:table-cell table:style-name="ce25" table:formula="of:=IF(ISBLANK([base.AJ188]);&quot;&quot;;[base.AJ188])">
            <text:p/>
          </table:table-cell>
          <table:table-cell table:style-name="ce25" table:formula="of:=IF(ISBLANK([base.AK188]);&quot;&quot;;[base.AK188])">
            <text:p/>
          </table:table-cell>
          <table:table-cell table:style-name="ce25" table:formula="of:=IF(ISBLANK([base.AL188]);&quot;&quot;;[base.AL188])">
            <text:p/>
          </table:table-cell>
          <table:table-cell table:style-name="ce25" table:formula="of:=IF(ISBLANK([base.AM188]);&quot;&quot;;[base.AM188])">
            <text:p/>
          </table:table-cell>
          <table:table-cell table:style-name="ce25" table:formula="of:=IF(ISBLANK([base.AN188]);&quot;&quot;;[base.AN188])">
            <text:p/>
          </table:table-cell>
          <table:table-cell table:style-name="ce25" table:formula="of:=IF(ISBLANK([base.AO188]);&quot;&quot;;[base.AO188])">
            <text:p/>
          </table:table-cell>
          <table:table-cell table:style-name="ce25" table:formula="of:=IF(ISBLANK([base.AP188]);&quot;&quot;;[base.AP188])">
            <text:p/>
          </table:table-cell>
          <table:table-cell table:style-name="ce25" table:formula="of:=IF(ISBLANK([base.AQ188]);&quot;&quot;;[base.AQ188])">
            <text:p/>
          </table:table-cell>
          <table:table-cell table:style-name="ce25" table:formula="of:=IF(ISBLANK([base.AR188]);&quot;&quot;;[base.AR188])">
            <text:p/>
          </table:table-cell>
          <table:table-cell table:style-name="ce25" table:formula="of:=IF(ISBLANK([base.AS188]);&quot;&quot;;[base.AS188])">
            <text:p/>
          </table:table-cell>
          <table:table-cell table:style-name="ce25" table:formula="of:=IF(ISBLANK([base.AT188]);&quot;&quot;;[base.AT188])">
            <text:p/>
          </table:table-cell>
          <table:table-cell table:number-columns-repeated="991"/>
        </table:table-row>
        <table:table-row table:style-name="ro1">
          <table:table-cell table:formula="of:=[base.A190]" office:value-type="float" office:value="0">
            <text:p>0</text:p>
          </table:table-cell>
          <table:table-cell table:style-name="ce25" table:formula="of:=IF(ISBLANK([base.D190]);&quot;&quot;;[base.D190])">
            <text:p/>
          </table:table-cell>
          <table:table-cell table:style-name="ce25" table:formula="of:=IF(ISBLANK([base.E190]);&quot;&quot;;[base.E190])">
            <text:p/>
          </table:table-cell>
          <table:table-cell table:formula="of:=[base.W190]" office:value-type="float" office:value="0">
            <text:p>0</text:p>
          </table:table-cell>
          <table:table-cell table:formula="of:=[base.X190]" office:value-type="float" office:value="0">
            <text:p>0</text:p>
          </table:table-cell>
          <table:table-cell table:formula="of:=[base.N190]" office:value-type="float" office:value="0">
            <text:p>0</text:p>
          </table:table-cell>
          <table:table-cell table:style-name="ce25" table:formula="of:=IF(ISBLANK([base.Z189]);&quot;&quot;;[base.Z189])">
            <text:p/>
          </table:table-cell>
          <table:table-cell table:style-name="ce25" table:formula="of:=IF(ISBLANK([base.AA189]);&quot;&quot;;[base.AA189])">
            <text:p/>
          </table:table-cell>
          <table:table-cell table:style-name="ce25" table:formula="of:=IF(ISBLANK([base.AB189]);&quot;&quot;;[base.AB189])">
            <text:p/>
          </table:table-cell>
          <table:table-cell table:style-name="ce25" table:formula="of:=IF(ISBLANK([base.AC189]);&quot;&quot;;[base.AC189])">
            <text:p/>
          </table:table-cell>
          <table:table-cell table:style-name="ce25" table:formula="of:=IF(ISBLANK([base.AD189]);&quot;&quot;;[base.AD189])">
            <text:p/>
          </table:table-cell>
          <table:table-cell table:style-name="ce25" table:formula="of:=IF(ISBLANK([base.AE189]);&quot;&quot;;[base.AE189])">
            <text:p/>
          </table:table-cell>
          <table:table-cell table:style-name="ce25" table:formula="of:=IF(ISBLANK([base.AF189]);&quot;&quot;;[base.AF189])">
            <text:p/>
          </table:table-cell>
          <table:table-cell table:style-name="ce25" table:formula="of:=IF(ISBLANK([base.AG189]);&quot;&quot;;[base.AG189])">
            <text:p/>
          </table:table-cell>
          <table:table-cell table:style-name="ce25" table:formula="of:=IF(ISBLANK([base.AH185]);&quot;&quot;;[base.AH185])">
            <text:p/>
          </table:table-cell>
          <table:table-cell table:style-name="ce25" table:formula="of:=IF(ISBLANK([base.AI185]);&quot;&quot;;[base.AI185])">
            <text:p/>
          </table:table-cell>
          <table:table-cell table:style-name="ce25" table:formula="of:=IF(ISBLANK([base.AJ189]);&quot;&quot;;[base.AJ189])">
            <text:p/>
          </table:table-cell>
          <table:table-cell table:style-name="ce25" table:formula="of:=IF(ISBLANK([base.AK189]);&quot;&quot;;[base.AK189])">
            <text:p/>
          </table:table-cell>
          <table:table-cell table:style-name="ce25" table:formula="of:=IF(ISBLANK([base.AL189]);&quot;&quot;;[base.AL189])">
            <text:p/>
          </table:table-cell>
          <table:table-cell table:style-name="ce25" table:formula="of:=IF(ISBLANK([base.AM189]);&quot;&quot;;[base.AM189])">
            <text:p/>
          </table:table-cell>
          <table:table-cell table:style-name="ce25" table:formula="of:=IF(ISBLANK([base.AN189]);&quot;&quot;;[base.AN189])">
            <text:p/>
          </table:table-cell>
          <table:table-cell table:style-name="ce25" table:formula="of:=IF(ISBLANK([base.AO189]);&quot;&quot;;[base.AO189])">
            <text:p/>
          </table:table-cell>
          <table:table-cell table:style-name="ce25" table:formula="of:=IF(ISBLANK([base.AP189]);&quot;&quot;;[base.AP189])">
            <text:p/>
          </table:table-cell>
          <table:table-cell table:style-name="ce25" table:formula="of:=IF(ISBLANK([base.AQ189]);&quot;&quot;;[base.AQ189])">
            <text:p/>
          </table:table-cell>
          <table:table-cell table:style-name="ce25" table:formula="of:=IF(ISBLANK([base.AR189]);&quot;&quot;;[base.AR189])">
            <text:p/>
          </table:table-cell>
          <table:table-cell table:style-name="ce25" table:formula="of:=IF(ISBLANK([base.AS189]);&quot;&quot;;[base.AS189])">
            <text:p/>
          </table:table-cell>
          <table:table-cell table:style-name="ce25" table:formula="of:=IF(ISBLANK([base.AT189]);&quot;&quot;;[base.AT189])">
            <text:p/>
          </table:table-cell>
          <table:table-cell table:number-columns-repeated="991"/>
        </table:table-row>
        <table:table-row table:style-name="ro1">
          <table:table-cell table:formula="of:=[base.A191]" office:value-type="float" office:value="0">
            <text:p>0</text:p>
          </table:table-cell>
          <table:table-cell table:style-name="ce25" table:formula="of:=IF(ISBLANK([base.D191]);&quot;&quot;;[base.D191])">
            <text:p/>
          </table:table-cell>
          <table:table-cell table:style-name="ce25" table:formula="of:=IF(ISBLANK([base.E191]);&quot;&quot;;[base.E191])">
            <text:p/>
          </table:table-cell>
          <table:table-cell table:formula="of:=[base.W191]" office:value-type="float" office:value="0">
            <text:p>0</text:p>
          </table:table-cell>
          <table:table-cell table:formula="of:=[base.X191]" office:value-type="float" office:value="0">
            <text:p>0</text:p>
          </table:table-cell>
          <table:table-cell table:formula="of:=[base.N191]" office:value-type="float" office:value="0">
            <text:p>0</text:p>
          </table:table-cell>
          <table:table-cell table:style-name="ce25" table:formula="of:=IF(ISBLANK([base.Z190]);&quot;&quot;;[base.Z190])">
            <text:p/>
          </table:table-cell>
          <table:table-cell table:style-name="ce25" table:formula="of:=IF(ISBLANK([base.AA190]);&quot;&quot;;[base.AA190])">
            <text:p/>
          </table:table-cell>
          <table:table-cell table:style-name="ce25" table:formula="of:=IF(ISBLANK([base.AB190]);&quot;&quot;;[base.AB190])">
            <text:p/>
          </table:table-cell>
          <table:table-cell table:style-name="ce25" table:formula="of:=IF(ISBLANK([base.AC190]);&quot;&quot;;[base.AC190])">
            <text:p/>
          </table:table-cell>
          <table:table-cell table:style-name="ce25" table:formula="of:=IF(ISBLANK([base.AD190]);&quot;&quot;;[base.AD190])">
            <text:p/>
          </table:table-cell>
          <table:table-cell table:style-name="ce25" table:formula="of:=IF(ISBLANK([base.AE190]);&quot;&quot;;[base.AE190])">
            <text:p/>
          </table:table-cell>
          <table:table-cell table:style-name="ce25" table:formula="of:=IF(ISBLANK([base.AF190]);&quot;&quot;;[base.AF190])">
            <text:p/>
          </table:table-cell>
          <table:table-cell table:style-name="ce25" table:formula="of:=IF(ISBLANK([base.AG190]);&quot;&quot;;[base.AG190])">
            <text:p/>
          </table:table-cell>
          <table:table-cell table:style-name="ce25" table:formula="of:=IF(ISBLANK([base.AH186]);&quot;&quot;;[base.AH186])">
            <text:p/>
          </table:table-cell>
          <table:table-cell table:style-name="ce25" table:formula="of:=IF(ISBLANK([base.AI186]);&quot;&quot;;[base.AI186])">
            <text:p/>
          </table:table-cell>
          <table:table-cell table:style-name="ce25" table:formula="of:=IF(ISBLANK([base.AJ190]);&quot;&quot;;[base.AJ190])">
            <text:p/>
          </table:table-cell>
          <table:table-cell table:style-name="ce25" table:formula="of:=IF(ISBLANK([base.AK190]);&quot;&quot;;[base.AK190])">
            <text:p/>
          </table:table-cell>
          <table:table-cell table:style-name="ce25" table:formula="of:=IF(ISBLANK([base.AL190]);&quot;&quot;;[base.AL190])">
            <text:p/>
          </table:table-cell>
          <table:table-cell table:style-name="ce25" table:formula="of:=IF(ISBLANK([base.AM190]);&quot;&quot;;[base.AM190])">
            <text:p/>
          </table:table-cell>
          <table:table-cell table:style-name="ce25" table:formula="of:=IF(ISBLANK([base.AN190]);&quot;&quot;;[base.AN190])">
            <text:p/>
          </table:table-cell>
          <table:table-cell table:style-name="ce25" table:formula="of:=IF(ISBLANK([base.AO190]);&quot;&quot;;[base.AO190])">
            <text:p/>
          </table:table-cell>
          <table:table-cell table:style-name="ce25" table:formula="of:=IF(ISBLANK([base.AP190]);&quot;&quot;;[base.AP190])">
            <text:p/>
          </table:table-cell>
          <table:table-cell table:style-name="ce25" table:formula="of:=IF(ISBLANK([base.AQ190]);&quot;&quot;;[base.AQ190])">
            <text:p/>
          </table:table-cell>
          <table:table-cell table:style-name="ce25" table:formula="of:=IF(ISBLANK([base.AR190]);&quot;&quot;;[base.AR190])">
            <text:p/>
          </table:table-cell>
          <table:table-cell table:style-name="ce25" table:formula="of:=IF(ISBLANK([base.AS190]);&quot;&quot;;[base.AS190])">
            <text:p/>
          </table:table-cell>
          <table:table-cell table:style-name="ce25" table:formula="of:=IF(ISBLANK([base.AT190]);&quot;&quot;;[base.AT190])">
            <text:p/>
          </table:table-cell>
          <table:table-cell table:number-columns-repeated="991"/>
        </table:table-row>
        <table:table-row table:style-name="ro1">
          <table:table-cell table:formula="of:=[base.A192]" office:value-type="float" office:value="0">
            <text:p>0</text:p>
          </table:table-cell>
          <table:table-cell table:style-name="ce25" table:formula="of:=IF(ISBLANK([base.D192]);&quot;&quot;;[base.D192])">
            <text:p/>
          </table:table-cell>
          <table:table-cell table:style-name="ce25" table:formula="of:=IF(ISBLANK([base.E192]);&quot;&quot;;[base.E192])">
            <text:p/>
          </table:table-cell>
          <table:table-cell table:formula="of:=[base.W192]" office:value-type="float" office:value="0">
            <text:p>0</text:p>
          </table:table-cell>
          <table:table-cell table:formula="of:=[base.X192]" office:value-type="float" office:value="0">
            <text:p>0</text:p>
          </table:table-cell>
          <table:table-cell table:formula="of:=[base.N192]" office:value-type="float" office:value="0">
            <text:p>0</text:p>
          </table:table-cell>
          <table:table-cell table:style-name="ce25" table:formula="of:=IF(ISBLANK([base.Z191]);&quot;&quot;;[base.Z191])">
            <text:p/>
          </table:table-cell>
          <table:table-cell table:style-name="ce25" table:formula="of:=IF(ISBLANK([base.AA191]);&quot;&quot;;[base.AA191])">
            <text:p/>
          </table:table-cell>
          <table:table-cell table:style-name="ce25" table:formula="of:=IF(ISBLANK([base.AB191]);&quot;&quot;;[base.AB191])">
            <text:p/>
          </table:table-cell>
          <table:table-cell table:style-name="ce25" table:formula="of:=IF(ISBLANK([base.AC191]);&quot;&quot;;[base.AC191])">
            <text:p/>
          </table:table-cell>
          <table:table-cell table:style-name="ce25" table:formula="of:=IF(ISBLANK([base.AD191]);&quot;&quot;;[base.AD191])">
            <text:p/>
          </table:table-cell>
          <table:table-cell table:style-name="ce25" table:formula="of:=IF(ISBLANK([base.AE191]);&quot;&quot;;[base.AE191])">
            <text:p/>
          </table:table-cell>
          <table:table-cell table:style-name="ce25" table:formula="of:=IF(ISBLANK([base.AF191]);&quot;&quot;;[base.AF191])">
            <text:p/>
          </table:table-cell>
          <table:table-cell table:style-name="ce25" table:formula="of:=IF(ISBLANK([base.AG191]);&quot;&quot;;[base.AG191])">
            <text:p/>
          </table:table-cell>
          <table:table-cell table:style-name="ce25" table:formula="of:=IF(ISBLANK([base.AH187]);&quot;&quot;;[base.AH187])">
            <text:p/>
          </table:table-cell>
          <table:table-cell table:style-name="ce25" table:formula="of:=IF(ISBLANK([base.AI187]);&quot;&quot;;[base.AI187])">
            <text:p/>
          </table:table-cell>
          <table:table-cell table:style-name="ce25" table:formula="of:=IF(ISBLANK([base.AJ191]);&quot;&quot;;[base.AJ191])">
            <text:p/>
          </table:table-cell>
          <table:table-cell table:style-name="ce25" table:formula="of:=IF(ISBLANK([base.AK191]);&quot;&quot;;[base.AK191])">
            <text:p/>
          </table:table-cell>
          <table:table-cell table:style-name="ce25" table:formula="of:=IF(ISBLANK([base.AL191]);&quot;&quot;;[base.AL191])">
            <text:p/>
          </table:table-cell>
          <table:table-cell table:style-name="ce25" table:formula="of:=IF(ISBLANK([base.AM191]);&quot;&quot;;[base.AM191])">
            <text:p/>
          </table:table-cell>
          <table:table-cell table:style-name="ce25" table:formula="of:=IF(ISBLANK([base.AN191]);&quot;&quot;;[base.AN191])">
            <text:p/>
          </table:table-cell>
          <table:table-cell table:style-name="ce25" table:formula="of:=IF(ISBLANK([base.AO191]);&quot;&quot;;[base.AO191])">
            <text:p/>
          </table:table-cell>
          <table:table-cell table:style-name="ce25" table:formula="of:=IF(ISBLANK([base.AP191]);&quot;&quot;;[base.AP191])">
            <text:p/>
          </table:table-cell>
          <table:table-cell table:style-name="ce25" table:formula="of:=IF(ISBLANK([base.AQ191]);&quot;&quot;;[base.AQ191])">
            <text:p/>
          </table:table-cell>
          <table:table-cell table:style-name="ce25" table:formula="of:=IF(ISBLANK([base.AR191]);&quot;&quot;;[base.AR191])">
            <text:p/>
          </table:table-cell>
          <table:table-cell table:style-name="ce25" table:formula="of:=IF(ISBLANK([base.AS191]);&quot;&quot;;[base.AS191])">
            <text:p/>
          </table:table-cell>
          <table:table-cell table:style-name="ce25" table:formula="of:=IF(ISBLANK([base.AT191]);&quot;&quot;;[base.AT191])">
            <text:p/>
          </table:table-cell>
          <table:table-cell table:number-columns-repeated="991"/>
        </table:table-row>
        <table:table-row table:style-name="ro1">
          <table:table-cell table:formula="of:=[base.A193]" office:value-type="float" office:value="0">
            <text:p>0</text:p>
          </table:table-cell>
          <table:table-cell table:style-name="ce25" table:formula="of:=IF(ISBLANK([base.D193]);&quot;&quot;;[base.D193])">
            <text:p/>
          </table:table-cell>
          <table:table-cell table:style-name="ce25" table:formula="of:=IF(ISBLANK([base.E193]);&quot;&quot;;[base.E193])">
            <text:p/>
          </table:table-cell>
          <table:table-cell table:formula="of:=[base.W193]" office:value-type="float" office:value="0">
            <text:p>0</text:p>
          </table:table-cell>
          <table:table-cell table:formula="of:=[base.X193]" office:value-type="float" office:value="0">
            <text:p>0</text:p>
          </table:table-cell>
          <table:table-cell table:formula="of:=[base.N193]" office:value-type="float" office:value="0">
            <text:p>0</text:p>
          </table:table-cell>
          <table:table-cell table:style-name="ce25" table:formula="of:=IF(ISBLANK([base.Z192]);&quot;&quot;;[base.Z192])">
            <text:p/>
          </table:table-cell>
          <table:table-cell table:style-name="ce25" table:formula="of:=IF(ISBLANK([base.AA192]);&quot;&quot;;[base.AA192])">
            <text:p/>
          </table:table-cell>
          <table:table-cell table:style-name="ce25" table:formula="of:=IF(ISBLANK([base.AB192]);&quot;&quot;;[base.AB192])">
            <text:p/>
          </table:table-cell>
          <table:table-cell table:style-name="ce25" table:formula="of:=IF(ISBLANK([base.AC192]);&quot;&quot;;[base.AC192])">
            <text:p/>
          </table:table-cell>
          <table:table-cell table:style-name="ce25" table:formula="of:=IF(ISBLANK([base.AD192]);&quot;&quot;;[base.AD192])">
            <text:p/>
          </table:table-cell>
          <table:table-cell table:style-name="ce25" table:formula="of:=IF(ISBLANK([base.AE192]);&quot;&quot;;[base.AE192])">
            <text:p/>
          </table:table-cell>
          <table:table-cell table:style-name="ce25" table:formula="of:=IF(ISBLANK([base.AF192]);&quot;&quot;;[base.AF192])">
            <text:p/>
          </table:table-cell>
          <table:table-cell table:style-name="ce25" table:formula="of:=IF(ISBLANK([base.AG192]);&quot;&quot;;[base.AG192])">
            <text:p/>
          </table:table-cell>
          <table:table-cell table:style-name="ce25" table:formula="of:=IF(ISBLANK([base.AH188]);&quot;&quot;;[base.AH188])">
            <text:p/>
          </table:table-cell>
          <table:table-cell table:style-name="ce25" table:formula="of:=IF(ISBLANK([base.AI188]);&quot;&quot;;[base.AI188])">
            <text:p/>
          </table:table-cell>
          <table:table-cell table:style-name="ce25" table:formula="of:=IF(ISBLANK([base.AJ192]);&quot;&quot;;[base.AJ192])">
            <text:p/>
          </table:table-cell>
          <table:table-cell table:style-name="ce25" table:formula="of:=IF(ISBLANK([base.AK192]);&quot;&quot;;[base.AK192])">
            <text:p/>
          </table:table-cell>
          <table:table-cell table:style-name="ce25" table:formula="of:=IF(ISBLANK([base.AL192]);&quot;&quot;;[base.AL192])">
            <text:p/>
          </table:table-cell>
          <table:table-cell table:style-name="ce25" table:formula="of:=IF(ISBLANK([base.AM192]);&quot;&quot;;[base.AM192])">
            <text:p/>
          </table:table-cell>
          <table:table-cell table:style-name="ce25" table:formula="of:=IF(ISBLANK([base.AN192]);&quot;&quot;;[base.AN192])">
            <text:p/>
          </table:table-cell>
          <table:table-cell table:style-name="ce25" table:formula="of:=IF(ISBLANK([base.AO192]);&quot;&quot;;[base.AO192])">
            <text:p/>
          </table:table-cell>
          <table:table-cell table:style-name="ce25" table:formula="of:=IF(ISBLANK([base.AP192]);&quot;&quot;;[base.AP192])">
            <text:p/>
          </table:table-cell>
          <table:table-cell table:style-name="ce25" table:formula="of:=IF(ISBLANK([base.AQ192]);&quot;&quot;;[base.AQ192])">
            <text:p/>
          </table:table-cell>
          <table:table-cell table:style-name="ce25" table:formula="of:=IF(ISBLANK([base.AR192]);&quot;&quot;;[base.AR192])">
            <text:p/>
          </table:table-cell>
          <table:table-cell table:style-name="ce25" table:formula="of:=IF(ISBLANK([base.AS192]);&quot;&quot;;[base.AS192])">
            <text:p/>
          </table:table-cell>
          <table:table-cell table:style-name="ce25" table:formula="of:=IF(ISBLANK([base.AT192]);&quot;&quot;;[base.AT192])">
            <text:p/>
          </table:table-cell>
          <table:table-cell table:number-columns-repeated="991"/>
        </table:table-row>
        <table:table-row table:style-name="ro1">
          <table:table-cell table:formula="of:=[base.A194]" office:value-type="float" office:value="0">
            <text:p>0</text:p>
          </table:table-cell>
          <table:table-cell table:style-name="ce25" table:formula="of:=IF(ISBLANK([base.D194]);&quot;&quot;;[base.D194])">
            <text:p/>
          </table:table-cell>
          <table:table-cell table:style-name="ce25" table:formula="of:=IF(ISBLANK([base.E194]);&quot;&quot;;[base.E194])">
            <text:p/>
          </table:table-cell>
          <table:table-cell table:formula="of:=[base.W194]" office:value-type="float" office:value="0">
            <text:p>0</text:p>
          </table:table-cell>
          <table:table-cell table:formula="of:=[base.X194]" office:value-type="float" office:value="0">
            <text:p>0</text:p>
          </table:table-cell>
          <table:table-cell table:formula="of:=[base.N194]" office:value-type="float" office:value="0">
            <text:p>0</text:p>
          </table:table-cell>
          <table:table-cell table:style-name="ce25" table:formula="of:=IF(ISBLANK([base.Z193]);&quot;&quot;;[base.Z193])">
            <text:p/>
          </table:table-cell>
          <table:table-cell table:style-name="ce25" table:formula="of:=IF(ISBLANK([base.AA193]);&quot;&quot;;[base.AA193])">
            <text:p/>
          </table:table-cell>
          <table:table-cell table:style-name="ce25" table:formula="of:=IF(ISBLANK([base.AB193]);&quot;&quot;;[base.AB193])">
            <text:p/>
          </table:table-cell>
          <table:table-cell table:style-name="ce25" table:formula="of:=IF(ISBLANK([base.AC193]);&quot;&quot;;[base.AC193])">
            <text:p/>
          </table:table-cell>
          <table:table-cell table:style-name="ce25" table:formula="of:=IF(ISBLANK([base.AD193]);&quot;&quot;;[base.AD193])">
            <text:p/>
          </table:table-cell>
          <table:table-cell table:style-name="ce25" table:formula="of:=IF(ISBLANK([base.AE193]);&quot;&quot;;[base.AE193])">
            <text:p/>
          </table:table-cell>
          <table:table-cell table:style-name="ce25" table:formula="of:=IF(ISBLANK([base.AF193]);&quot;&quot;;[base.AF193])">
            <text:p/>
          </table:table-cell>
          <table:table-cell table:style-name="ce25" table:formula="of:=IF(ISBLANK([base.AG193]);&quot;&quot;;[base.AG193])">
            <text:p/>
          </table:table-cell>
          <table:table-cell table:style-name="ce25" table:formula="of:=IF(ISBLANK([base.AH189]);&quot;&quot;;[base.AH189])">
            <text:p/>
          </table:table-cell>
          <table:table-cell table:style-name="ce25" table:formula="of:=IF(ISBLANK([base.AI189]);&quot;&quot;;[base.AI189])">
            <text:p/>
          </table:table-cell>
          <table:table-cell table:style-name="ce25" table:formula="of:=IF(ISBLANK([base.AJ193]);&quot;&quot;;[base.AJ193])">
            <text:p/>
          </table:table-cell>
          <table:table-cell table:style-name="ce25" table:formula="of:=IF(ISBLANK([base.AK193]);&quot;&quot;;[base.AK193])">
            <text:p/>
          </table:table-cell>
          <table:table-cell table:style-name="ce25" table:formula="of:=IF(ISBLANK([base.AL193]);&quot;&quot;;[base.AL193])">
            <text:p/>
          </table:table-cell>
          <table:table-cell table:style-name="ce25" table:formula="of:=IF(ISBLANK([base.AM193]);&quot;&quot;;[base.AM193])">
            <text:p/>
          </table:table-cell>
          <table:table-cell table:style-name="ce25" table:formula="of:=IF(ISBLANK([base.AN193]);&quot;&quot;;[base.AN193])">
            <text:p/>
          </table:table-cell>
          <table:table-cell table:style-name="ce25" table:formula="of:=IF(ISBLANK([base.AO193]);&quot;&quot;;[base.AO193])">
            <text:p/>
          </table:table-cell>
          <table:table-cell table:style-name="ce25" table:formula="of:=IF(ISBLANK([base.AP193]);&quot;&quot;;[base.AP193])">
            <text:p/>
          </table:table-cell>
          <table:table-cell table:style-name="ce25" table:formula="of:=IF(ISBLANK([base.AQ193]);&quot;&quot;;[base.AQ193])">
            <text:p/>
          </table:table-cell>
          <table:table-cell table:style-name="ce25" table:formula="of:=IF(ISBLANK([base.AR193]);&quot;&quot;;[base.AR193])">
            <text:p/>
          </table:table-cell>
          <table:table-cell table:style-name="ce25" table:formula="of:=IF(ISBLANK([base.AS193]);&quot;&quot;;[base.AS193])">
            <text:p/>
          </table:table-cell>
          <table:table-cell table:style-name="ce25" table:formula="of:=IF(ISBLANK([base.AT193]);&quot;&quot;;[base.AT193])">
            <text:p/>
          </table:table-cell>
          <table:table-cell table:number-columns-repeated="991"/>
        </table:table-row>
        <table:table-row table:style-name="ro1">
          <table:table-cell table:formula="of:=[base.A195]" office:value-type="float" office:value="0">
            <text:p>0</text:p>
          </table:table-cell>
          <table:table-cell table:style-name="ce25" table:formula="of:=IF(ISBLANK([base.D195]);&quot;&quot;;[base.D195])">
            <text:p/>
          </table:table-cell>
          <table:table-cell table:style-name="ce25" table:formula="of:=IF(ISBLANK([base.E195]);&quot;&quot;;[base.E195])">
            <text:p/>
          </table:table-cell>
          <table:table-cell table:formula="of:=[base.W195]" office:value-type="float" office:value="0">
            <text:p>0</text:p>
          </table:table-cell>
          <table:table-cell table:formula="of:=[base.X195]" office:value-type="float" office:value="0">
            <text:p>0</text:p>
          </table:table-cell>
          <table:table-cell table:formula="of:=[base.N195]" office:value-type="float" office:value="0">
            <text:p>0</text:p>
          </table:table-cell>
          <table:table-cell table:style-name="ce25" table:formula="of:=IF(ISBLANK([base.Z194]);&quot;&quot;;[base.Z194])">
            <text:p/>
          </table:table-cell>
          <table:table-cell table:style-name="ce25" table:formula="of:=IF(ISBLANK([base.AA194]);&quot;&quot;;[base.AA194])">
            <text:p/>
          </table:table-cell>
          <table:table-cell table:style-name="ce25" table:formula="of:=IF(ISBLANK([base.AB194]);&quot;&quot;;[base.AB194])">
            <text:p/>
          </table:table-cell>
          <table:table-cell table:style-name="ce25" table:formula="of:=IF(ISBLANK([base.AC194]);&quot;&quot;;[base.AC194])">
            <text:p/>
          </table:table-cell>
          <table:table-cell table:style-name="ce25" table:formula="of:=IF(ISBLANK([base.AD194]);&quot;&quot;;[base.AD194])">
            <text:p/>
          </table:table-cell>
          <table:table-cell table:style-name="ce25" table:formula="of:=IF(ISBLANK([base.AE194]);&quot;&quot;;[base.AE194])">
            <text:p/>
          </table:table-cell>
          <table:table-cell table:style-name="ce25" table:formula="of:=IF(ISBLANK([base.AF194]);&quot;&quot;;[base.AF194])">
            <text:p/>
          </table:table-cell>
          <table:table-cell table:style-name="ce25" table:formula="of:=IF(ISBLANK([base.AG194]);&quot;&quot;;[base.AG194])">
            <text:p/>
          </table:table-cell>
          <table:table-cell table:style-name="ce25" table:formula="of:=IF(ISBLANK([base.AH190]);&quot;&quot;;[base.AH190])">
            <text:p/>
          </table:table-cell>
          <table:table-cell table:style-name="ce25" table:formula="of:=IF(ISBLANK([base.AI190]);&quot;&quot;;[base.AI190])">
            <text:p/>
          </table:table-cell>
          <table:table-cell table:style-name="ce25" table:formula="of:=IF(ISBLANK([base.AJ194]);&quot;&quot;;[base.AJ194])">
            <text:p/>
          </table:table-cell>
          <table:table-cell table:style-name="ce25" table:formula="of:=IF(ISBLANK([base.AK194]);&quot;&quot;;[base.AK194])">
            <text:p/>
          </table:table-cell>
          <table:table-cell table:style-name="ce25" table:formula="of:=IF(ISBLANK([base.AL194]);&quot;&quot;;[base.AL194])">
            <text:p/>
          </table:table-cell>
          <table:table-cell table:style-name="ce25" table:formula="of:=IF(ISBLANK([base.AM194]);&quot;&quot;;[base.AM194])">
            <text:p/>
          </table:table-cell>
          <table:table-cell table:style-name="ce25" table:formula="of:=IF(ISBLANK([base.AN194]);&quot;&quot;;[base.AN194])">
            <text:p/>
          </table:table-cell>
          <table:table-cell table:style-name="ce25" table:formula="of:=IF(ISBLANK([base.AO194]);&quot;&quot;;[base.AO194])">
            <text:p/>
          </table:table-cell>
          <table:table-cell table:style-name="ce25" table:formula="of:=IF(ISBLANK([base.AP194]);&quot;&quot;;[base.AP194])">
            <text:p/>
          </table:table-cell>
          <table:table-cell table:style-name="ce25" table:formula="of:=IF(ISBLANK([base.AQ194]);&quot;&quot;;[base.AQ194])">
            <text:p/>
          </table:table-cell>
          <table:table-cell table:style-name="ce25" table:formula="of:=IF(ISBLANK([base.AR194]);&quot;&quot;;[base.AR194])">
            <text:p/>
          </table:table-cell>
          <table:table-cell table:style-name="ce25" table:formula="of:=IF(ISBLANK([base.AS194]);&quot;&quot;;[base.AS194])">
            <text:p/>
          </table:table-cell>
          <table:table-cell table:style-name="ce25" table:formula="of:=IF(ISBLANK([base.AT194]);&quot;&quot;;[base.AT194])">
            <text:p/>
          </table:table-cell>
          <table:table-cell table:number-columns-repeated="991"/>
        </table:table-row>
        <table:table-row table:style-name="ro1">
          <table:table-cell table:formula="of:=[base.A196]" office:value-type="float" office:value="0">
            <text:p>0</text:p>
          </table:table-cell>
          <table:table-cell table:style-name="ce25" table:formula="of:=IF(ISBLANK([base.D196]);&quot;&quot;;[base.D196])">
            <text:p/>
          </table:table-cell>
          <table:table-cell table:style-name="ce25" table:formula="of:=IF(ISBLANK([base.E196]);&quot;&quot;;[base.E196])">
            <text:p/>
          </table:table-cell>
          <table:table-cell table:formula="of:=[base.W196]" office:value-type="float" office:value="0">
            <text:p>0</text:p>
          </table:table-cell>
          <table:table-cell table:formula="of:=[base.X196]" office:value-type="float" office:value="0">
            <text:p>0</text:p>
          </table:table-cell>
          <table:table-cell table:formula="of:=[base.N196]" office:value-type="float" office:value="0">
            <text:p>0</text:p>
          </table:table-cell>
          <table:table-cell table:style-name="ce25" table:formula="of:=IF(ISBLANK([base.Z195]);&quot;&quot;;[base.Z195])">
            <text:p/>
          </table:table-cell>
          <table:table-cell table:style-name="ce25" table:formula="of:=IF(ISBLANK([base.AA195]);&quot;&quot;;[base.AA195])">
            <text:p/>
          </table:table-cell>
          <table:table-cell table:style-name="ce25" table:formula="of:=IF(ISBLANK([base.AB195]);&quot;&quot;;[base.AB195])">
            <text:p/>
          </table:table-cell>
          <table:table-cell table:style-name="ce25" table:formula="of:=IF(ISBLANK([base.AC195]);&quot;&quot;;[base.AC195])">
            <text:p/>
          </table:table-cell>
          <table:table-cell table:style-name="ce25" table:formula="of:=IF(ISBLANK([base.AD195]);&quot;&quot;;[base.AD195])">
            <text:p/>
          </table:table-cell>
          <table:table-cell table:style-name="ce25" table:formula="of:=IF(ISBLANK([base.AE195]);&quot;&quot;;[base.AE195])">
            <text:p/>
          </table:table-cell>
          <table:table-cell table:style-name="ce25" table:formula="of:=IF(ISBLANK([base.AF195]);&quot;&quot;;[base.AF195])">
            <text:p/>
          </table:table-cell>
          <table:table-cell table:style-name="ce25" table:formula="of:=IF(ISBLANK([base.AG195]);&quot;&quot;;[base.AG195])">
            <text:p/>
          </table:table-cell>
          <table:table-cell table:style-name="ce25" table:formula="of:=IF(ISBLANK([base.AH191]);&quot;&quot;;[base.AH191])">
            <text:p/>
          </table:table-cell>
          <table:table-cell table:style-name="ce25" table:formula="of:=IF(ISBLANK([base.AI191]);&quot;&quot;;[base.AI191])">
            <text:p/>
          </table:table-cell>
          <table:table-cell table:style-name="ce25" table:formula="of:=IF(ISBLANK([base.AJ195]);&quot;&quot;;[base.AJ195])">
            <text:p/>
          </table:table-cell>
          <table:table-cell table:style-name="ce25" table:formula="of:=IF(ISBLANK([base.AK195]);&quot;&quot;;[base.AK195])">
            <text:p/>
          </table:table-cell>
          <table:table-cell table:style-name="ce25" table:formula="of:=IF(ISBLANK([base.AL195]);&quot;&quot;;[base.AL195])">
            <text:p/>
          </table:table-cell>
          <table:table-cell table:style-name="ce25" table:formula="of:=IF(ISBLANK([base.AM195]);&quot;&quot;;[base.AM195])">
            <text:p/>
          </table:table-cell>
          <table:table-cell table:style-name="ce25" table:formula="of:=IF(ISBLANK([base.AN195]);&quot;&quot;;[base.AN195])">
            <text:p/>
          </table:table-cell>
          <table:table-cell table:style-name="ce25" table:formula="of:=IF(ISBLANK([base.AO195]);&quot;&quot;;[base.AO195])">
            <text:p/>
          </table:table-cell>
          <table:table-cell table:style-name="ce25" table:formula="of:=IF(ISBLANK([base.AP195]);&quot;&quot;;[base.AP195])">
            <text:p/>
          </table:table-cell>
          <table:table-cell table:style-name="ce25" table:formula="of:=IF(ISBLANK([base.AQ195]);&quot;&quot;;[base.AQ195])">
            <text:p/>
          </table:table-cell>
          <table:table-cell table:style-name="ce25" table:formula="of:=IF(ISBLANK([base.AR195]);&quot;&quot;;[base.AR195])">
            <text:p/>
          </table:table-cell>
          <table:table-cell table:style-name="ce25" table:formula="of:=IF(ISBLANK([base.AS195]);&quot;&quot;;[base.AS195])">
            <text:p/>
          </table:table-cell>
          <table:table-cell table:style-name="ce25" table:formula="of:=IF(ISBLANK([base.AT195]);&quot;&quot;;[base.AT195])">
            <text:p/>
          </table:table-cell>
          <table:table-cell table:number-columns-repeated="991"/>
        </table:table-row>
        <table:table-row table:style-name="ro1" table:number-rows-repeated="1048459">
          <table:table-cell table:number-columns-repeated="1018"/>
        </table:table-row>
        <table:table-row table:style-name="ro1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10/01/2016</text:date>, <text:time>21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6-01-10T21:50:51.87</dc:date>
    <meta:editing-duration>PT20H16M50S</meta:editing-duration>
    <meta:editing-cycles>17</meta:editing-cycles>
    <meta:generator>OpenOffice/4.0.0$Win32 OpenOffice.org_project/400m3$Build-9702</meta:generator>
    <meta:document-statistic meta:table-count="2" meta:cell-count="7841" meta:object-count="0"/>
  </office:meta>
</office:document-meta>
</file>